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58mm"/>
    </style:style>
    <style:style style:name="co2" style:family="table-column">
      <style:table-column-properties fo:break-before="auto" style:column-width="19.98mm"/>
    </style:style>
    <style:style style:name="co3" style:family="table-column">
      <style:table-column-properties fo:break-before="auto" style:column-width="34.68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72.16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7" style:family="table-column">
      <style:table-column-properties fo:break-before="auto" style:column-width="38.65mm"/>
    </style:style>
    <style:style style:name="co18" style:family="table-column">
      <style:table-column-properties fo:break-before="auto" style:column-width="22.58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 style:family="table-row">
      <style:table-row-properties style:row-height="9.97mm" fo:break-before="auto" style:use-optimal-row-height="false"/>
    </style:style>
    <style:style style:name="ro2" style:family="table-row">
      <style:table-row-properties style:row-height="9.47mm" fo:break-before="auto" style:use-optimal-row-height="true"/>
    </style:style>
    <style:style style:name="ro3" style:family="table-row">
      <style:table-row-properties style:row-height="8.24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23.55mm" fo:break-before="auto" style:use-optimal-row-height="false"/>
    </style:style>
    <style:style style:name="ro26" style:family="table-row">
      <style:table-row-properties style:row-height="186.13mm" fo:break-before="auto" style:use-optimal-row-height="true"/>
    </style:style>
    <style:style style:name="ro27" style:family="table-row">
      <style:table-row-properties style:row-height="17.29mm" fo:break-before="auto" style:use-optimal-row-height="true"/>
    </style:style>
    <style:style style:name="ro28" style:family="table-row">
      <style:table-row-properties style:row-height="7.36mm" fo:break-before="auto" style:use-optimal-row-height="true"/>
    </style:style>
    <style:style style:name="ro29" style:family="table-row">
      <style:table-row-properties style:row-height="12.63mm" fo:break-before="auto" style:use-optimal-row-height="true"/>
    </style:style>
    <style:style style:name="ro30" style:family="table-row">
      <style:table-row-properties style:row-height="10.53mm" fo:break-before="auto" style:use-optimal-row-height="true"/>
    </style:style>
    <style:style style:name="ro31" style:family="table-row">
      <style:table-row-properties style:row-height="37.91mm" fo:break-before="auto" style:use-optimal-row-height="true"/>
    </style:style>
    <style:style style:name="ro32" style:family="table-row">
      <style:table-row-properties style:row-height="53.2mm" fo:break-before="auto" style:use-optimal-row-height="false"/>
    </style:style>
    <style:style style:name="ro33" style:family="table-row">
      <style:table-row-properties style:row-height="41.06mm" fo:break-before="auto" style:use-optimal-row-height="true"/>
    </style:style>
    <style:style style:name="ro34" style:family="table-row">
      <style:table-row-properties style:row-height="13.69mm" fo:break-before="auto" style:use-optimal-row-height="true"/>
    </style:style>
    <style:style style:name="ro35" style:family="table-row">
      <style:table-row-properties style:row-height="10.92mm" fo:break-before="auto" style:use-optimal-row-height="true"/>
    </style:style>
    <style:style style:name="ro36" style:family="table-row">
      <style:table-row-properties style:row-height="25.26mm" fo:break-before="auto" style:use-optimal-row-height="true"/>
    </style:style>
    <style:style style:name="ro37" style:family="table-row">
      <style:table-row-properties style:row-height="57.5mm" fo:break-before="auto" style:use-optimal-row-height="true"/>
    </style:style>
    <style:style style:name="ro38" style:family="table-row">
      <style:table-row-properties style:row-height="212.37mm" fo:break-before="auto" style:use-optimal-row-height="true"/>
    </style:style>
    <style:style style:name="ro39" style:family="table-row">
      <style:table-row-properties style:row-height="59.09mm" fo:break-before="auto" style:use-optimal-row-height="false"/>
    </style:style>
    <style:style style:name="ro40" style:family="table-row">
      <style:table-row-properties style:row-height="90.56mm" fo:break-before="auto" style:use-optimal-row-height="true"/>
    </style:style>
    <style:style style:name="ro41" style:family="table-row">
      <style:table-row-properties style:row-height="22.1mm" fo:break-before="auto" style:use-optimal-row-height="true"/>
    </style:style>
    <style:style style:name="ro42" style:family="table-row">
      <style:table-row-properties style:row-height="5.26mm" fo:break-before="auto" style:use-optimal-row-height="true"/>
    </style:style>
    <style:style style:name="ro43" style:family="table-row">
      <style:table-row-properties style:row-height="100.29mm" fo:break-before="auto" style:use-optimal-row-height="true"/>
    </style:style>
    <style:style style:name="ro44" style:family="table-row">
      <style:table-row-properties style:row-height="52.92mm" fo:break-before="auto" style:use-optimal-row-height="true"/>
    </style:style>
    <style:style style:name="ro45" style:family="table-row">
      <style:table-row-properties style:row-height="28.93mm" fo:break-before="auto" style:use-optimal-row-height="true"/>
    </style:style>
    <style:style style:name="ro46" style:family="table-row">
      <style:table-row-properties style:row-height="13.41mm" fo:break-before="auto" style:use-optimal-row-height="true"/>
    </style:style>
    <style:style style:name="ro47" style:family="table-row">
      <style:table-row-properties style:row-height="49.14mm" fo:break-before="auto" style:use-optimal-row-height="true"/>
    </style:style>
    <style:style style:name="ro48" style:family="table-row">
      <style:table-row-properties style:row-height="84.67mm" fo:break-before="auto" style:use-optimal-row-height="true"/>
    </style:style>
    <style:style style:name="ro49" style:family="table-row">
      <style:table-row-properties style:row-height="37.02mm" fo:break-before="auto" style:use-optimal-row-height="false"/>
    </style:style>
    <style:style style:name="ro50" style:family="table-row">
      <style:table-row-properties style:row-height="18.42mm" fo:break-before="auto" style:use-optimal-row-height="true"/>
    </style:style>
    <style:style style:name="ro51" style:family="table-row">
      <style:table-row-properties style:row-height="35.28mm" fo:break-before="auto" style:use-optimal-row-height="true"/>
    </style:style>
    <style:style style:name="ro52" style:family="table-row">
      <style:table-row-properties style:row-height="206.38mm" fo:break-before="auto" style:use-optimal-row-height="true"/>
    </style:style>
    <style:style style:name="ro53" style:family="table-row">
      <style:table-row-properties style:row-height="53.62mm" fo:break-before="auto" style:use-optimal-row-height="true"/>
    </style:style>
    <style:style style:name="ro54" style:family="table-row">
      <style:table-row-properties style:row-height="91.37mm" fo:break-before="auto" style:use-optimal-row-height="true"/>
    </style:style>
    <style:style style:name="ro55" style:family="table-row">
      <style:table-row-properties style:row-height="61.38mm" fo:break-before="auto" style:use-optimal-row-height="true"/>
    </style:style>
    <style:style style:name="ro56" style:family="table-row">
      <style:table-row-properties style:row-height="119.59mm" fo:break-before="auto" style:use-optimal-row-height="true"/>
    </style:style>
    <style:style style:name="ro57" style:family="table-row">
      <style:table-row-properties style:row-height="24.34mm" fo:break-before="auto" style:use-optimal-row-height="true"/>
    </style:style>
    <style:style style:name="ro58" style:family="table-row">
      <style:table-row-properties style:row-height="64.21mm" fo:break-before="auto" style:use-optimal-row-height="true"/>
    </style:style>
    <style:style style:name="ro59" style:family="table-row">
      <style:table-row-properties style:row-height="18.96mm" fo:break-before="auto" style:use-optimal-row-height="false"/>
    </style:style>
    <style:style style:name="ro60" style:family="table-row">
      <style:table-row-properties style:row-height="6mm" fo:break-before="auto" style:use-optimal-row-height="true"/>
    </style:style>
    <style:style style:name="ro61" style:family="table-row">
      <style:table-row-properties style:row-height="62.09mm" fo:break-before="auto" style:use-optimal-row-height="true"/>
    </style:style>
    <style:style style:name="ro62" style:family="table-row">
      <style:table-row-properties style:row-height="113.24mm" fo:break-before="auto" style:use-optimal-row-height="true"/>
    </style:style>
    <style:style style:name="ro63" style:family="table-row">
      <style:table-row-properties style:row-height="68.07mm" fo:break-before="auto" style:use-optimal-row-height="true"/>
    </style:style>
    <style:style style:name="ro64" style:family="table-row">
      <style:table-row-properties style:row-height="73.01mm" fo:break-before="auto" style:use-optimal-row-height="false"/>
    </style:style>
    <style:style style:name="ro65" style:family="table-row">
      <style:table-row-properties style:row-height="30.8mm" fo:break-before="auto" style:use-optimal-row-height="true"/>
    </style:style>
    <style:style style:name="ro66" style:family="table-row">
      <style:table-row-properties style:row-height="32.19mm" fo:break-before="auto" style:use-optimal-row-height="false"/>
    </style:style>
    <style:style style:name="ro67" style:family="table-row">
      <style:table-row-properties style:row-height="88.53mm" fo:break-before="auto" style:use-optimal-row-height="false"/>
    </style:style>
    <style:style style:name="ro68" style:family="table-row">
      <style:table-row-properties style:row-height="338.67mm" fo:break-before="auto" style:use-optimal-row-height="true"/>
    </style:style>
    <style:style style:name="ro69" style:family="table-row">
      <style:table-row-properties style:row-height="26.81mm" fo:break-before="auto" style:use-optimal-row-height="true"/>
    </style:style>
    <style:style style:name="ro70" style:family="table-row">
      <style:table-row-properties style:row-height="28.22mm" fo:break-before="auto" style:use-optimal-row-height="true"/>
    </style:style>
    <style:style style:name="ro71" style:family="table-row">
      <style:table-row-properties style:row-height="53.43mm" fo:break-before="auto" style:use-optimal-row-height="true"/>
    </style:style>
    <style:style style:name="ro72" style:family="table-row">
      <style:table-row-properties style:row-height="133mm" fo:break-before="auto" style:use-optimal-row-height="true"/>
    </style:style>
    <style:style style:name="ro73" style:family="table-row">
      <style:table-row-properties style:row-height="17.89mm" fo:break-before="auto" style:use-optimal-row-height="true"/>
    </style:style>
    <style:style style:name="ro74" style:family="table-row">
      <style:table-row-properties style:row-height="34.22mm" fo:break-before="auto" style:use-optimal-row-height="true"/>
    </style:style>
    <style:style style:name="ro75" style:family="table-row">
      <style:table-row-properties style:row-height="163.6mm" fo:break-before="auto" style:use-optimal-row-height="false"/>
    </style:style>
    <style:style style:name="ro76" style:family="table-row">
      <style:table-row-properties style:row-height="42.12mm" fo:break-before="auto" style:use-optimal-row-height="true"/>
    </style:style>
    <style:style style:name="ro77" style:family="table-row">
      <style:table-row-properties style:row-height="15.17mm" fo:break-before="auto" style:use-optimal-row-height="true"/>
    </style:style>
    <style:style style:name="ro78" style:family="table-row">
      <style:table-row-properties style:row-height="49.48mm" fo:break-before="auto" style:use-optimal-row-height="true"/>
    </style:style>
    <style:style style:name="ro79" style:family="table-row">
      <style:table-row-properties style:row-height="136.88mm" fo:break-before="auto" style:use-optimal-row-height="true"/>
    </style:style>
    <style:style style:name="ro80" style:family="table-row">
      <style:table-row-properties style:row-height="200.38mm" fo:break-before="auto" style:use-optimal-row-height="true"/>
    </style:style>
    <style:style style:name="ro81" style:family="table-row">
      <style:table-row-properties style:row-height="33.16mm" fo:break-before="auto" style:use-optimal-row-height="true"/>
    </style:style>
    <style:style style:name="ro82" style:family="table-row">
      <style:table-row-properties style:row-height="97.37mm" fo:break-before="auto" style:use-optimal-row-height="true"/>
    </style:style>
    <style:style style:name="ro83" style:family="table-row">
      <style:table-row-properties style:row-height="83.61mm" fo:break-before="auto" style:use-optimal-row-height="true"/>
    </style:style>
    <style:style style:name="ro84" style:family="table-row">
      <style:table-row-properties style:row-height="328.44mm" fo:break-before="auto" style:use-optimal-row-height="true"/>
    </style:style>
    <style:style style:name="ro85" style:family="table-row">
      <style:table-row-properties style:row-height="61.33mm" fo:break-before="auto" style:use-optimal-row-height="true"/>
    </style:style>
    <style:style style:name="ro86" style:family="table-row">
      <style:table-row-properties style:row-height="108.2mm" fo:break-before="auto" style:use-optimal-row-height="true"/>
    </style:style>
    <style:style style:name="ro87" style:family="table-row">
      <style:table-row-properties style:row-height="76.91mm" fo:break-before="auto" style:use-optimal-row-height="true"/>
    </style:style>
    <style:style style:name="ro88" style:family="table-row">
      <style:table-row-properties style:row-height="16.77mm" fo:break-before="auto" style:use-optimal-row-height="false"/>
    </style:style>
    <style:style style:name="ro89" style:family="table-row">
      <style:table-row-properties style:row-height="45.16mm" fo:break-before="auto" style:use-optimal-row-height="true"/>
    </style:style>
    <style:style style:name="ro90" style:family="table-row">
      <style:table-row-properties style:row-height="133mm" fo:break-before="auto" style:use-optimal-row-height="false"/>
    </style:style>
    <style:style style:name="ro91" style:family="table-row">
      <style:table-row-properties style:row-height="38.17mm" fo:break-before="auto" style:use-optimal-row-height="true"/>
    </style:style>
    <style:style style:name="ro92" style:family="table-row">
      <style:table-row-properties style:row-height="23.42mm" fo:break-before="auto" style:use-optimal-row-height="true"/>
    </style:style>
    <style:style style:name="ro93" style:family="table-row">
      <style:table-row-properties style:row-height="66.68mm" fo:break-before="auto" style:use-optimal-row-height="true"/>
    </style:style>
    <style:style style:name="ro94" style:family="table-row">
      <style:table-row-properties style:row-height="188.38mm" fo:break-before="auto" style:use-optimal-row-height="true"/>
    </style:style>
    <style:style style:name="ro95" style:family="table-row">
      <style:table-row-properties style:row-height="12.93mm" fo:break-before="auto" style:use-optimal-row-height="false"/>
    </style:style>
    <style:style style:name="ro96" style:family="table-row">
      <style:table-row-properties style:row-height="26.44mm" fo:break-before="auto" style:use-optimal-row-height="true"/>
    </style:style>
    <style:style style:name="ro97" style:family="table-row">
      <style:table-row-properties style:row-height="21.15mm" fo:break-before="auto" style:use-optimal-row-height="true"/>
    </style:style>
    <style:style style:name="ro98" style:family="table-row">
      <style:table-row-properties style:row-height="17.99mm" fo:break-before="auto" style:use-optimal-row-height="true"/>
    </style:style>
    <style:style style:name="ro99" style:family="table-row">
      <style:table-row-properties style:row-height="10mm" fo:break-before="auto" style:use-optimal-row-height="false"/>
    </style:style>
    <style:style style:name="ro100" style:family="table-row">
      <style:table-row-properties style:row-height="36.16mm" fo:break-before="auto" style:use-optimal-row-height="false"/>
    </style:style>
    <style:style style:name="ro101" style:family="table-row">
      <style:table-row-properties style:row-height="101.25mm" fo:break-before="auto" style:use-optimal-row-height="true"/>
    </style:style>
    <style:style style:name="ro102" style:family="table-row">
      <style:table-row-properties style:row-height="109.5mm" fo:break-before="auto" style:use-optimal-row-height="true"/>
    </style:style>
    <style:style style:name="ro103" style:family="table-row">
      <style:table-row-properties style:row-height="128.99mm" fo:break-before="auto" style:use-optimal-row-height="true"/>
    </style:style>
    <style:style style:name="ro104" style:family="table-row">
      <style:table-row-properties style:row-height="19.76mm" fo:break-before="auto" style:use-optimal-row-height="true"/>
    </style:style>
    <style:style style:name="ro105" style:family="table-row">
      <style:table-row-properties style:row-height="60.27mm" fo:break-before="auto" style:use-optimal-row-height="true"/>
    </style:style>
    <style:style style:name="ro106" style:family="table-row">
      <style:table-row-properties style:row-height="36.58mm" fo:break-before="auto" style:use-optimal-row-height="true"/>
    </style:style>
    <style:style style:name="ro107" style:family="table-row">
      <style:table-row-properties style:row-height="29.44mm" fo:break-before="auto" style:use-optimal-row-height="false"/>
    </style:style>
    <style:style style:name="ro108" style:family="table-row">
      <style:table-row-properties style:row-height="188.03mm" fo:break-before="auto" style:use-optimal-row-height="true"/>
    </style:style>
    <style:style style:name="ro109" style:family="table-row">
      <style:table-row-properties style:row-height="32.1mm" fo:break-before="auto" style:use-optimal-row-height="true"/>
    </style:style>
    <style:style style:name="ro110" style:family="table-row">
      <style:table-row-properties style:row-height="7.5mm" fo:break-before="auto" style:use-optimal-row-height="false"/>
    </style:style>
    <style:style style:name="ro111" style:family="table-row">
      <style:table-row-properties style:row-height="109.8mm" fo:break-before="auto" style:use-optimal-row-height="false"/>
    </style:style>
    <style:style style:name="ro112" style:family="table-row">
      <style:table-row-properties style:row-height="13.23mm" fo:break-before="auto" style:use-optimal-row-height="false"/>
    </style:style>
    <style:style style:name="ro113" style:family="table-row">
      <style:table-row-properties style:row-height="24.73mm" fo:break-before="auto" style:use-optimal-row-height="true"/>
    </style:style>
    <style:style style:name="ro114" style:family="table-row">
      <style:table-row-properties style:row-height="7.18mm" fo:break-before="auto" style:use-optimal-row-height="false"/>
    </style:style>
    <style:style style:name="ro115" style:family="table-row">
      <style:table-row-properties style:row-height="6.95mm" fo:break-before="auto" style:use-optimal-row-height="false"/>
    </style:style>
    <style:style style:name="ro116" style:family="table-row">
      <style:table-row-properties style:row-height="6.03mm" fo:break-before="auto" style:use-optimal-row-height="false"/>
    </style:style>
    <style:style style:name="ro117" style:family="table-row">
      <style:table-row-properties style:row-height="40.53mm" fo:break-before="auto" style:use-optimal-row-height="true"/>
    </style:style>
    <style:style style:name="ro118" style:family="table-row">
      <style:table-row-properties style:row-height="6.72mm" fo:break-before="auto" style:use-optimal-row-height="false"/>
    </style:style>
    <style:style style:name="ro119" style:family="table-row">
      <style:table-row-properties style:row-height="55.02mm" fo:break-before="auto" style:use-optimal-row-height="true"/>
    </style:style>
    <style:style style:name="ro120" style:family="table-row">
      <style:table-row-properties style:row-height="114.65mm" fo:break-before="auto" style:use-optimal-row-height="true"/>
    </style:style>
    <style:style style:name="ro121" style:family="table-row">
      <style:table-row-properties style:row-height="26.85mm" fo:break-before="auto" style:use-optimal-row-height="true"/>
    </style:style>
    <style:style style:name="ro122" style:family="table-row">
      <style:table-row-properties style:row-height="117.12mm" fo:break-before="auto" style:use-optimal-row-height="true"/>
    </style:style>
    <style:style style:name="ro123" style:family="table-row">
      <style:table-row-properties style:row-height="93.13mm" fo:break-before="auto" style:use-optimal-row-height="true"/>
    </style:style>
    <style:style style:name="ro124" style:family="table-row">
      <style:table-row-properties style:row-height="25.79mm" fo:break-before="auto" style:use-optimal-row-height="true"/>
    </style:style>
    <style:style style:name="ro125" style:family="table-row">
      <style:table-row-properties style:row-height="131.41mm" fo:break-before="auto" style:use-optimal-row-height="false"/>
    </style:style>
    <style:style style:name="ro126" style:family="table-row">
      <style:table-row-properties style:row-height="39.74mm" fo:break-before="auto" style:use-optimal-row-height="true"/>
    </style:style>
    <style:style style:name="ro127" style:family="table-row">
      <style:table-row-properties style:row-height="59.27mm" fo:break-before="auto" style:use-optimal-row-height="true"/>
    </style:style>
    <style:style style:name="ro128" style:family="table-row">
      <style:table-row-properties style:row-height="50.54mm" fo:break-before="auto" style:use-optimal-row-height="true"/>
    </style:style>
    <style:style style:name="ro129" style:family="table-row">
      <style:table-row-properties style:row-height="14.55mm" fo:break-before="auto" style:use-optimal-row-height="false"/>
    </style:style>
    <style:style style:name="ro130" style:family="table-row">
      <style:table-row-properties style:row-height="18.34mm" fo:break-before="auto" style:use-optimal-row-height="true"/>
    </style:style>
    <style:style style:name="ro131" style:family="table-row">
      <style:table-row-properties style:row-height="9.61mm" fo:break-before="auto" style:use-optimal-row-height="false"/>
    </style:style>
    <style:style style:name="ro132" style:family="table-row">
      <style:table-row-properties style:row-height="16.32mm" fo:break-before="auto" style:use-optimal-row-height="false"/>
    </style:style>
    <style:style style:name="ro133" style:family="table-row">
      <style:table-row-properties style:row-height="11.57mm" fo:break-before="auto" style:use-optimal-row-height="true"/>
    </style:style>
    <style:style style:name="ro134" style:family="table-row">
      <style:table-row-properties style:row-height="51.59mm" fo:break-before="auto" style:use-optimal-row-height="true"/>
    </style:style>
    <style:style style:name="ro135" style:family="table-row">
      <style:table-row-properties style:row-height="25.4mm" fo:break-before="auto" style:use-optimal-row-height="true"/>
    </style:style>
    <style:style style:name="ro136" style:family="table-row">
      <style:table-row-properties style:row-height="41.28mm" fo:break-before="auto" style:use-optimal-row-height="true"/>
    </style:style>
    <style:style style:name="ro137" style:family="table-row">
      <style:table-row-properties style:row-height="48.44mm" fo:break-before="auto" style:use-optimal-row-height="true"/>
    </style:style>
    <style:style style:name="ro138" style:family="table-row">
      <style:table-row-properties style:row-height="14.46mm" fo:break-before="auto" style:use-optimal-row-height="false"/>
    </style:style>
    <style:style style:name="ro139" style:family="table-row">
      <style:table-row-properties style:row-height="73.38mm" fo:break-before="auto" style:use-optimal-row-height="true"/>
    </style:style>
    <style:style style:name="ro140" style:family="table-row">
      <style:table-row-properties style:row-height="48.84mm" fo:break-before="auto" style:use-optimal-row-height="false"/>
    </style:style>
    <style:style style:name="ro141" style:family="table-row">
      <style:table-row-properties style:row-height="109.01mm" fo:break-before="auto" style:use-optimal-row-height="true"/>
    </style:style>
    <style:style style:name="ro142" style:family="table-row">
      <style:table-row-properties style:row-height="99.84mm" fo:break-before="auto" style:use-optimal-row-height="true"/>
    </style:style>
    <style:style style:name="ro143" style:family="table-row">
      <style:table-row-properties style:row-height="33.51mm" fo:break-before="auto" style:use-optimal-row-height="true"/>
    </style:style>
    <style:style style:name="ro144" style:family="table-row">
      <style:table-row-properties style:row-height="37.04mm" fo:break-before="auto" style:use-optimal-row-height="true"/>
    </style:style>
    <style:style style:name="ro145" style:family="table-row">
      <style:table-row-properties style:row-height="41.98mm" fo:break-before="auto" style:use-optimal-row-height="true"/>
    </style:style>
    <style:style style:name="ro146" style:family="table-row">
      <style:table-row-properties style:row-height="45.21mm" fo:break-before="auto" style:use-optimal-row-height="false"/>
    </style:style>
    <style:style style:name="ro147" style:family="table-row">
      <style:table-row-properties style:row-height="10.58mm" fo:break-before="auto" style:use-optimal-row-height="true"/>
    </style:style>
    <style:style style:name="ro148" style:family="table-row">
      <style:table-row-properties style:row-height="27.38mm" fo:break-before="auto" style:use-optimal-row-height="true"/>
    </style:style>
    <style:style style:name="ro149" style:family="table-row">
      <style:table-row-properties style:row-height="35.26mm" fo:break-before="auto" style:use-optimal-row-height="true"/>
    </style:style>
    <style:style style:name="ro150" style:family="table-row">
      <style:table-row-properties style:row-height="137.94mm" fo:break-before="auto" style:use-optimal-row-height="true"/>
    </style:style>
    <style:style style:name="ro151" style:family="table-row">
      <style:table-row-properties style:row-height="21.31mm" fo:break-before="auto" style:use-optimal-row-height="true"/>
    </style:style>
    <style:style style:name="ro152" style:family="table-row">
      <style:table-row-properties style:row-height="5.17mm" fo:break-before="auto" style:use-optimal-row-height="true"/>
    </style:style>
    <style:style style:name="ro153" style:family="table-row">
      <style:table-row-properties style:row-height="133.09mm" fo:break-before="auto" style:use-optimal-row-height="true"/>
    </style:style>
    <style:style style:name="ro154" style:family="table-row">
      <style:table-row-properties style:row-height="32.37mm" fo:break-before="auto" style:use-optimal-row-height="true"/>
    </style:style>
    <style:style style:name="ro155" style:family="table-row">
      <style:table-row-properties style:row-height="48.68mm" fo:break-before="auto" style:use-optimal-row-height="true"/>
    </style:style>
    <style:style style:name="ro156" style:family="table-row">
      <style:table-row-properties style:row-height="24.87mm" fo:break-before="auto" style:use-optimal-row-height="true"/>
    </style:style>
    <style:style style:name="ro157" style:family="table-row">
      <style:table-row-properties style:row-height="53.96mm" fo:break-before="auto" style:use-optimal-row-height="true"/>
    </style:style>
    <style:style style:name="ro158" style:family="table-row">
      <style:table-row-properties style:row-height="33.69mm" fo:break-before="auto" style:use-optimal-row-height="true"/>
    </style:style>
    <style:style style:name="ro159" style:family="table-row">
      <style:table-row-properties style:row-height="64.22mm" fo:break-before="auto" style:use-optimal-row-height="true"/>
    </style:style>
    <style:style style:name="ro160" style:family="table-row">
      <style:table-row-properties style:row-height="49.04mm" fo:break-before="auto" style:use-optimal-row-height="true"/>
    </style:style>
    <style:style style:name="ro161" style:family="table-row">
      <style:table-row-properties style:row-height="32.63mm" fo:break-before="auto" style:use-optimal-row-height="true"/>
    </style:style>
    <style:style style:name="ro162" style:family="table-row">
      <style:table-row-properties style:row-height="13.42mm" fo:break-before="auto" style:use-optimal-row-height="true"/>
    </style:style>
    <style:style style:name="ro163" style:family="table-row">
      <style:table-row-properties style:row-height="13.76mm" fo:break-before="auto" style:use-optimal-row-height="true"/>
    </style:style>
    <style:style style:name="ro164" style:family="table-row">
      <style:table-row-properties style:row-height="20.8mm" fo:break-before="auto" style:use-optimal-row-height="true"/>
    </style:style>
    <style:style style:name="ro165" style:family="table-row">
      <style:table-row-properties style:row-height="15.54mm" fo:break-before="auto" style:use-optimal-row-height="false"/>
    </style:style>
    <style:style style:name="ro166" style:family="table-row">
      <style:table-row-properties style:row-height="16.07mm" fo:break-before="auto" style:use-optimal-row-height="false"/>
    </style:style>
    <style:style style:name="ro167" style:family="table-row">
      <style:table-row-properties style:row-height="153.19mm" fo:break-before="auto" style:use-optimal-row-height="true"/>
    </style:style>
    <style:style style:name="ro168" style:family="table-row">
      <style:table-row-properties style:row-height="89.25mm" fo:break-before="auto" style:use-optimal-row-height="true"/>
    </style:style>
    <style:style style:name="ro169" style:family="table-row">
      <style:table-row-properties style:row-height="64.73mm" fo:break-before="auto" style:use-optimal-row-height="false"/>
    </style:style>
    <style:style style:name="ro170" style:family="table-row">
      <style:table-row-properties style:row-height="80.79mm" fo:break-before="auto" style:use-optimal-row-height="true"/>
    </style:style>
    <style:style style:name="ro171" style:family="table-row">
      <style:table-row-properties style:row-height="61.03mm" fo:break-before="auto" style:use-optimal-row-height="true"/>
    </style:style>
    <style:style style:name="ro172" style:family="table-row">
      <style:table-row-properties style:row-height="57.15mm" fo:break-before="auto" style:use-optimal-row-height="true"/>
    </style:style>
    <style:style style:name="ro173" style:family="table-row">
      <style:table-row-properties style:row-height="33.07mm" fo:break-before="auto" style:use-optimal-row-height="true"/>
    </style:style>
    <style:style style:name="ro174" style:family="table-row">
      <style:table-row-properties style:row-height="64.82mm" fo:break-before="auto" style:use-optimal-row-height="true"/>
    </style:style>
    <style:style style:name="ro175" style:family="table-row">
      <style:table-row-properties style:row-height="47.27mm" fo:break-before="auto" style:use-optimal-row-height="true"/>
    </style:style>
    <style:style style:name="ro176"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0"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13"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4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5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26"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7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28"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8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106"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1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1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3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1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8];&quot;&quot;;[.$D$2:.$D$1008];[.$D2])&lt;&gt;COUNTIF([.$D$2:.$D$1008];[.$D2]);[.$M2]=&quot;新規&quot;))" style:apply-style-name="新規作成され_3001_選択された選択肢" style:base-cell-address="'customization-items'.F2"/>
      <style:map style:condition="is-true-formula(COUNTIFS([.$A$2:.$A$1008];&quot;&quot;;[.$D$2:.$D$1008];[.$D2])&lt;&gt;COUNTIF([.$D$2:.$D$1008];[.$D2]))" style:apply-style-name="選択された選択肢" style:base-cell-address="'customization-items'.F2"/>
    </style:style>
    <style:style style:name="ce1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8"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9"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2"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1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6"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4"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8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5"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09"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211"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12"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214"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15"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19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01"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3"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85"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2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216"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8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90" style:family="table-cell" style:parent-style-name="Default">
      <style:table-cell-properties fo:background-color="transparent" fo:border="0.06pt solid #000000"/>
    </style:style>
    <style:style style:name="ce91" style:family="table-cell" style:parent-style-name="Default">
      <style:table-cell-properties fo:background-color="transparent"/>
    </style:style>
    <style:style style:name="ce9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93"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5"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99"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0" style:family="table-cell" style:parent-style-name="Default">
      <style:table-cell-properties fo:background-color="transparent" fo:wrap-option="wrap"/>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02" style:family="table-cell" style:parent-style-name="Default">
      <style:table-cell-properties fo:background-color="transparent" fo:wrap-option="wrap" fo:border="0.06pt solid #000000"/>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04"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fo:color="#800000"/>
    </style:style>
    <style:style style:name="T7" style:family="text">
      <style:text-properties style:font-name-asian="ＭＳ Ｐゴシック" style:font-name-complex="Hiragino Kaku Gothic ProN" style:font-name="ＭＳ Ｐゴシック"/>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style:font-name-asian="ＭＳ Ｐゴシック" style:font-name-complex="Hiragino Kaku Gothic ProN" style:font-name="Hiragino Kaku Gothic ProN"/>
    </style:style>
    <style:style style:name="T11" style:family="text">
      <style:text-properties style:font-name="ＭＳ Ｐゴシック" style:font-name-asian="ＭＳ Ｐゴシック" style:font-name-complex="TakaoPGothic"/>
    </style:style>
    <style:style style:name="T12"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asian="ＭＳ Ｐゴシック" style:font-name-complex="TakaoPGothic"/>
    </style:style>
    <style:style style:name="T22" style:family="text">
      <style:text-properties style:font-name="Liberation Sans" style:font-name-asian="TakaoPGothic"/>
    </style:style>
    <style:style style:name="T23"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style:font-name="Arial" style:font-name-asian="ＭＳ Ｐゴシック" style:font-name-complex="Arial" fo:color="#800000"/>
    </style:style>
    <style:style style:name="T31" style:family="text">
      <style:text-properties fo:color="#800000" style:font-name="Arial" style:font-name-asian="ＭＳ Ｐゴシック" style:font-name-complex="Arial"/>
    </style:style>
    <style:style style:name="T32" style:family="text">
      <style:text-properties style:font-name="Hiragino Kaku Gothic ProN" style:font-name-asian="Hiragino Kaku Gothic ProN" style:font-name-complex="TakaoPGothic" fo:color="#800000"/>
    </style:style>
    <style:style style:name="T33" style:family="text">
      <style:text-properties style:font-name-complex="FreeSans"/>
    </style:style>
    <style:style style:name="T34"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style:font-name="IPA Pゴシック" style:font-name-complex="FreeSans"/>
    </style:style>
    <style:style style:name="T36"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1" table:default-cell-style-name="ce10"/>
        <table:table-column table:style-name="co2" table:default-cell-style-name="ce10"/>
        <table:table-column table:style-name="co3" table:default-cell-style-name="ce10"/>
        <table:table-column table:style-name="co4" table:default-cell-style-name="ce51"/>
        <table:table-column table:style-name="co5" table:default-cell-style-name="ce51"/>
        <table:table-column table:style-name="co6" table:default-cell-style-name="ce51"/>
        <table:table-column table:style-name="co7" table:default-cell-style-name="ce51"/>
        <table:table-column table:style-name="co5" table:default-cell-style-name="ce51"/>
        <table:table-column table:style-name="co8" table:default-cell-style-name="ce51"/>
        <table:table-column table:style-name="co9" table:default-cell-style-name="ce51"/>
        <table:table-column table:style-name="co10" table:default-cell-style-name="ce174"/>
        <table:table-column table:style-name="co11" table:default-cell-style-name="ce174"/>
        <table:table-column table:style-name="co12" table:default-cell-style-name="ce174"/>
        <table:table-column table:style-name="co10" table:default-cell-style-name="ce174"/>
        <table:table-column table:style-name="co12" table:visibility="collapse" table:default-cell-style-name="ce174"/>
        <table:table-column table:style-name="co13" table:visibility="collapse" table:default-cell-style-name="ce51"/>
        <table:table-column table:style-name="co14" table:visibility="collapse" table:default-cell-style-name="ce51"/>
        <table:table-column table:style-name="co15" table:visibility="collapse" table:default-cell-style-name="ce10"/>
        <table:table-column table:style-name="co16" table:visibility="collapse" table:default-cell-style-name="ce10"/>
        <table:table-column table:style-name="co17" table:visibility="collapse" table:default-cell-style-name="ce10"/>
        <table:table-column table:style-name="co18" table:number-columns-repeated="1004" table:default-cell-style-name="ce10"/>
        <table:table-row table:style-name="ro1">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48" office:value-type="string" calcext:value-type="string">
            <text:p>設定内容（Firefox 60）</text:p>
          </table:table-cell>
          <table:table-cell table:style-name="ce48" office:value-type="string" calcext:value-type="string">
            <text:p>備考(Firefox 60)</text:p>
          </table:table-cell>
          <table:table-cell table:style-name="ce48" office:value-type="string" calcext:value-type="string">
            <text:p>Firefox 52→60での変更</text:p>
          </table:table-cell>
          <table:table-cell table:style-name="ce48" office:value-type="string" calcext:value-type="string">
            <text:p>設定内容（Firefox 52）</text:p>
          </table:table-cell>
          <table:table-cell table:style-name="ce48" office:value-type="string" calcext:value-type="string">
            <text:p>Firefox 45→52での変更</text:p>
          </table:table-cell>
          <table:table-cell table:style-name="ce7" office:value-type="string" calcext:value-type="string">
            <text:p>設定内容（Firefox 45）</text:p>
          </table:table-cell>
          <table:table-cell table:style-name="ce7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2">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41" office:value-type="string" calcext:value-type="string">
            <text:p>Install-1</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41" office:value-type="string" calcext:value-type="string">
            <text:p>Fx Meta Installer（既定）</text:p>
          </table:table-cell>
          <table:table-cell table:style-name="ce41" office:value-type="string" calcext:value-type="string">
            <text:p>fx-meta-installerビルド時に決定</text:p>
          </table:table-cell>
          <table:table-cell table:style-name="ce41" office:value-type="string" calcext:value-type="string">
            <text:p>-</text:p>
          </table:table-cell>
          <table:table-cell table:style-name="ce41"/>
          <table:table-cell table:style-name="ce123" table:formula="of:=IF([.K2]=&quot;&quot;;&quot;?&quot;;IF([.N2]=&quot;&quot;;&quot;新規&quot;;IF([.K2]=[.N2];&quot;&quot;;&quot;変更あり&quot;)))">
            <text:p/>
          </table:table-cell>
          <table:table-cell table:style-name="ce41" office:value-type="string" calcext:value-type="string">
            <text:p>-</text:p>
          </table:table-cell>
          <table:table-cell table:style-name="ce123" table:formula="of:=IF([.N2]=&quot;&quot;;&quot;?&quot;;IF([.P2]=&quot;&quot;;&quot;新規&quot;;IF([.N2]=[.P2];&quot;&quot;;&quot;変更あり&quot;)))">
            <text:p/>
          </table:table-cell>
          <table:table-cell table:style-name="ce205" office:value-type="string" calcext:value-type="string">
            <text:p>-</text:p>
          </table:table-cell>
          <table:table-cell table:style-name="ce41" table:formula="of:=IF([.P2]=&quot;&quot;;&quot;?&quot;;IF([.R2]=&quot;&quot;;&quot;新規&quot;;IF([.P2]=[.R2];&quot;&quot;;&quot;○&quot;)))">
            <text:p/>
          </table:table-cell>
          <table:table-cell table:style-name="ce205" office:value-type="string" calcext:value-type="string">
            <text:p>-</text:p>
          </table:table-cell>
          <table:table-cell table:style-name="ce205" table:number-columns-repeated="2"/>
          <table:table-cell table:style-name="ce214"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41" office:value-type="string" calcext:value-type="string">
            <text:p>Install-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名前</text:p>
          </table:table-cell>
          <table:table-cell table:style-name="ce41" office:value-type="string" calcext:value-type="string">
            <text:p>fx-meta-installerビルド時に決定</text:p>
          </table:table-cell>
          <table:table-cell table:style-name="ce41" office:value-type="string" calcext:value-type="string">
            <text:p>!define PRODUCT_FULL_NAME <text:s/>"（名前）"</text:p>
          </table:table-cell>
          <table:table-cell table:style-name="ce41"/>
          <table:table-cell table:style-name="ce123" table:formula="of:=IF([.K3]=&quot;&quot;;&quot;?&quot;;IF([.N3]=&quot;&quot;;&quot;新規&quot;;IF([.K3]=[.N3];&quot;&quot;;&quot;変更あり&quot;)))">
            <text:p/>
          </table:table-cell>
          <table:table-cell table:style-name="ce41" office:value-type="string" calcext:value-type="string">
            <text:p>!define PRODUCT_FULL_NAME <text:s/>"（名前）"</text:p>
          </table:table-cell>
          <table:table-cell table:style-name="ce123" table:formula="of:=IF([.N3]=&quot;&quot;;&quot;?&quot;;IF([.P3]=&quot;&quot;;&quot;新規&quot;;IF([.N3]=[.P3];&quot;&quot;;&quot;変更あり&quot;)))">
            <text:p/>
          </table:table-cell>
          <table:table-cell table:style-name="ce205" office:value-type="string" calcext:value-type="string">
            <text:p>!define PRODUCT_FULL_NAME <text:s/>"（名前）"</text:p>
          </table:table-cell>
          <table:table-cell table:style-name="ce41" table:formula="of:=IF([.P3]=&quot;&quot;;&quot;?&quot;;IF([.R3]=&quot;&quot;;&quot;新規&quot;;IF([.P3]=[.R3];&quot;&quot;;&quot;○&quot;)))">
            <text:p/>
          </table:table-cell>
          <table:table-cell table:style-name="ce205" office:value-type="string" calcext:value-type="string">
            <text:p>!define PRODUCT_FULL_NAME <text:s/>"（名前）"</text:p>
          </table:table-cell>
          <table:table-cell table:style-name="ce205" table:number-columns-repeated="2"/>
          <table:table-cell table:style-name="ce214"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41" office:value-type="string" calcext:value-type="string">
            <text:p>Install-2</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41" office:value-type="string" calcext:value-type="string">
            <text:p>FxMetaInstaller</text:p>
          </table:table-cell>
          <table:table-cell table:style-name="ce41" office:value-type="string" calcext:value-type="string">
            <text:p>fx-meta-installerビルド時に決定</text:p>
          </table:table-cell>
          <table:table-cell table:style-name="ce41" office:value-type="string" calcext:value-type="string">
            <text:p>-</text:p>
          </table:table-cell>
          <table:table-cell table:style-name="ce41"/>
          <table:table-cell table:style-name="ce123" table:formula="of:=IF([.K4]=&quot;&quot;;&quot;?&quot;;IF([.N4]=&quot;&quot;;&quot;新規&quot;;IF([.K4]=[.N4];&quot;&quot;;&quot;変更あり&quot;)))">
            <text:p/>
          </table:table-cell>
          <table:table-cell table:style-name="ce41" office:value-type="string" calcext:value-type="string">
            <text:p>-</text:p>
          </table:table-cell>
          <table:table-cell table:style-name="ce123" table:formula="of:=IF([.N4]=&quot;&quot;;&quot;?&quot;;IF([.P4]=&quot;&quot;;&quot;新規&quot;;IF([.N4]=[.P4];&quot;&quot;;&quot;変更あり&quot;)))">
            <text:p/>
          </table:table-cell>
          <table:table-cell table:style-name="ce205" office:value-type="string" calcext:value-type="string">
            <text:p>-</text:p>
          </table:table-cell>
          <table:table-cell table:style-name="ce41" table:formula="of:=IF([.P4]=&quot;&quot;;&quot;?&quot;;IF([.R4]=&quot;&quot;;&quot;新規&quot;;IF([.P4]=[.R4];&quot;&quot;;&quot;○&quot;)))">
            <text:p/>
          </table:table-cell>
          <table:table-cell table:style-name="ce205" office:value-type="string" calcext:value-type="string">
            <text:p>-</text:p>
          </table:table-cell>
          <table:table-cell table:style-name="ce205" table:number-columns-repeated="2"/>
          <table:table-cell table:style-name="ce214"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41" office:value-type="string" calcext:value-type="string">
            <text:p>Install-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名前</text:p>
          </table:table-cell>
          <table:table-cell table:style-name="ce41" office:value-type="string" calcext:value-type="string">
            <text:p>fx-meta-installerビルド時に決定</text:p>
          </table:table-cell>
          <table:table-cell table:style-name="ce41" office:value-type="string" calcext:value-type="string">
            <text:p>!define PRODUCT_NAME <text:s/>"（名前）"</text:p>
          </table:table-cell>
          <table:table-cell table:style-name="ce41"/>
          <table:table-cell table:style-name="ce123" table:formula="of:=IF([.K5]=&quot;&quot;;&quot;?&quot;;IF([.N5]=&quot;&quot;;&quot;新規&quot;;IF([.K5]=[.N5];&quot;&quot;;&quot;変更あり&quot;)))">
            <text:p/>
          </table:table-cell>
          <table:table-cell table:style-name="ce41" office:value-type="string" calcext:value-type="string">
            <text:p>!define PRODUCT_NAME <text:s/>"（名前）"</text:p>
          </table:table-cell>
          <table:table-cell table:style-name="ce123" table:formula="of:=IF([.N5]=&quot;&quot;;&quot;?&quot;;IF([.P5]=&quot;&quot;;&quot;新規&quot;;IF([.N5]=[.P5];&quot;&quot;;&quot;変更あり&quot;)))">
            <text:p/>
          </table:table-cell>
          <table:table-cell table:style-name="ce205" office:value-type="string" calcext:value-type="string">
            <text:p>!define PRODUCT_NAME <text:s/>"（名前）"</text:p>
          </table:table-cell>
          <table:table-cell table:style-name="ce41" table:formula="of:=IF([.P5]=&quot;&quot;;&quot;?&quot;;IF([.R5]=&quot;&quot;;&quot;新規&quot;;IF([.P5]=[.R5];&quot;&quot;;&quot;○&quot;)))">
            <text:p/>
          </table:table-cell>
          <table:table-cell table:style-name="ce205" office:value-type="string" calcext:value-type="string">
            <text:p>!define PRODUCT_NAME <text:s/>"（名前）"</text:p>
          </table:table-cell>
          <table:table-cell table:style-name="ce205" table:number-columns-repeated="2"/>
          <table:table-cell table:style-name="ce214"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41" office:value-type="string" calcext:value-type="string">
            <text:p>Install-3</text:p>
          </table:table-cell>
          <table:table-cell table:style-name="ce41"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41" office:value-type="string" calcext:value-type="string">
            <text:p>表示し、操作確認を求める</text:p>
          </table:table-cell>
          <table:table-cell table:style-name="ce41" office:value-type="string" calcext:value-type="string">
            <text:p>fx-meta-installerビルド時に決定</text:p>
          </table:table-cell>
          <table:table-cell table:style-name="ce42" office:value-type="string" calcext:value-type="string">
            <text:p>!define PRODUCT_INSTALL_MODE "NORMAL"</text:p>
          </table:table-cell>
          <table:table-cell table:style-name="ce42"/>
          <table:table-cell table:style-name="ce123" table:formula="of:=IF([.K6]=&quot;&quot;;&quot;?&quot;;IF([.N6]=&quot;&quot;;&quot;新規&quot;;IF([.K6]=[.N6];&quot;&quot;;&quot;変更あり&quot;)))">
            <text:p/>
          </table:table-cell>
          <table:table-cell table:style-name="ce42" office:value-type="string" calcext:value-type="string">
            <text:p>!define PRODUCT_INSTALL_MODE "NORMAL"</text:p>
          </table:table-cell>
          <table:table-cell table:style-name="ce123" table:formula="of:=IF([.N6]=&quot;&quot;;&quot;?&quot;;IF([.P6]=&quot;&quot;;&quot;新規&quot;;IF([.N6]=[.P6];&quot;&quot;;&quot;変更あり&quot;)))">
            <text:p/>
          </table:table-cell>
          <table:table-cell table:style-name="ce42" office:value-type="string" calcext:value-type="string">
            <text:p>!define PRODUCT_INSTALL_MODE "NORMAL"</text:p>
          </table:table-cell>
          <table:table-cell table:style-name="ce41" table:formula="of:=IF([.P6]=&quot;&quot;;&quot;?&quot;;IF([.R6]=&quot;&quot;;&quot;新規&quot;;IF([.P6]=[.R6];&quot;&quot;;&quot;○&quot;)))">
            <text:p/>
          </table:table-cell>
          <table:table-cell table:style-name="ce205" office:value-type="string" calcext:value-type="string">
            <text:p>!define PRODUCT_INSTALL_MODE "NORMAL"</text:p>
          </table:table-cell>
          <table:table-cell table:style-name="ce205" table:number-columns-repeated="2"/>
          <table:table-cell table:style-name="ce214"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41" office:value-type="string" calcext:value-type="string">
            <text:p>Install-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し、操作確認を求めない（既定）</text:p>
          </table:table-cell>
          <table:table-cell table:style-name="ce41" office:value-type="string" calcext:value-type="string">
            <text:p>fx-meta-installerビルド時に決定</text:p>
          </table:table-cell>
          <table:table-cell table:style-name="ce42" office:value-type="string" calcext:value-type="string">
            <text:p>!define PRODUCT_INSTALL_MODE "PASSIVE"</text:p>
          </table:table-cell>
          <table:table-cell table:style-name="ce42"/>
          <table:table-cell table:style-name="ce123" table:formula="of:=IF([.K7]=&quot;&quot;;&quot;?&quot;;IF([.N7]=&quot;&quot;;&quot;新規&quot;;IF([.K7]=[.N7];&quot;&quot;;&quot;変更あり&quot;)))">
            <text:p/>
          </table:table-cell>
          <table:table-cell table:style-name="ce42" office:value-type="string" calcext:value-type="string">
            <text:p>!define PRODUCT_INSTALL_MODE "PASSIVE"</text:p>
          </table:table-cell>
          <table:table-cell table:style-name="ce123" table:formula="of:=IF([.N7]=&quot;&quot;;&quot;?&quot;;IF([.P7]=&quot;&quot;;&quot;新規&quot;;IF([.N7]=[.P7];&quot;&quot;;&quot;変更あり&quot;)))">
            <text:p/>
          </table:table-cell>
          <table:table-cell table:style-name="ce42" office:value-type="string" calcext:value-type="string">
            <text:p>!define PRODUCT_INSTALL_MODE "PASSIVE"</text:p>
          </table:table-cell>
          <table:table-cell table:style-name="ce41" table:formula="of:=IF([.P7]=&quot;&quot;;&quot;?&quot;;IF([.R7]=&quot;&quot;;&quot;新規&quot;;IF([.P7]=[.R7];&quot;&quot;;&quot;○&quot;)))">
            <text:p/>
          </table:table-cell>
          <table:table-cell table:style-name="ce205" office:value-type="string" calcext:value-type="string">
            <text:p>!define PRODUCT_INSTALL_MODE "PASSIVE"</text:p>
          </table:table-cell>
          <table:table-cell table:style-name="ce205" table:number-columns-repeated="2"/>
          <table:table-cell table:style-name="ce214"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41" office:value-type="string" calcext:value-type="string">
            <text:p>Install-3</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一切表示しない</text:p>
          </table:table-cell>
          <table:table-cell table:style-name="ce41" office:value-type="string" calcext:value-type="string">
            <text:p>fx-meta-installerビルド時に決定</text:p>
          </table:table-cell>
          <table:table-cell table:style-name="ce42" office:value-type="string" calcext:value-type="string">
            <text:p>!define PRODUCT_INSTALL_MODE "QUIET"</text:p>
          </table:table-cell>
          <table:table-cell table:style-name="ce42"/>
          <table:table-cell table:style-name="ce123" table:formula="of:=IF([.K8]=&quot;&quot;;&quot;?&quot;;IF([.N8]=&quot;&quot;;&quot;新規&quot;;IF([.K8]=[.N8];&quot;&quot;;&quot;変更あり&quot;)))">
            <text:p/>
          </table:table-cell>
          <table:table-cell table:style-name="ce42" office:value-type="string" calcext:value-type="string">
            <text:p>!define PRODUCT_INSTALL_MODE "QUIET"</text:p>
          </table:table-cell>
          <table:table-cell table:style-name="ce123" table:formula="of:=IF([.N8]=&quot;&quot;;&quot;?&quot;;IF([.P8]=&quot;&quot;;&quot;新規&quot;;IF([.N8]=[.P8];&quot;&quot;;&quot;変更あり&quot;)))">
            <text:p/>
          </table:table-cell>
          <table:table-cell table:style-name="ce42" office:value-type="string" calcext:value-type="string">
            <text:p>!define PRODUCT_INSTALL_MODE "QUIET"</text:p>
          </table:table-cell>
          <table:table-cell table:style-name="ce41" table:formula="of:=IF([.P8]=&quot;&quot;;&quot;?&quot;;IF([.R8]=&quot;&quot;;&quot;新規&quot;;IF([.P8]=[.R8];&quot;&quot;;&quot;○&quot;)))">
            <text:p/>
          </table:table-cell>
          <table:table-cell table:style-name="ce205" office:value-type="string" calcext:value-type="string">
            <text:p>!define PRODUCT_INSTALL_MODE "QUIET"</text:p>
          </table:table-cell>
          <table:table-cell table:style-name="ce205" table:number-columns-repeated="2"/>
          <table:table-cell table:style-name="ce214"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41" office:value-type="string" calcext:value-type="string">
            <text:p>Install-4</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41" office:value-type="string" calcext:value-type="string">
            <text:p>表示しない（既定）</text:p>
          </table:table-cell>
          <table:table-cell table:number-columns-repeated="2" table:style-name="ce41" office:value-type="string" calcext:value-type="string">
            <text:p>-</text:p>
          </table:table-cell>
          <table:table-cell table:style-name="ce41"/>
          <table:table-cell table:style-name="ce123" table:formula="of:=IF([.K9]=&quot;&quot;;&quot;?&quot;;IF([.N9]=&quot;&quot;;&quot;新規&quot;;IF([.K9]=[.N9];&quot;&quot;;&quot;変更あり&quot;)))">
            <text:p/>
          </table:table-cell>
          <table:table-cell table:style-name="ce41" office:value-type="string" calcext:value-type="string">
            <text:p>-</text:p>
          </table:table-cell>
          <table:table-cell table:style-name="ce123" table:formula="of:=IF([.N9]=&quot;&quot;;&quot;?&quot;;IF([.P9]=&quot;&quot;;&quot;新規&quot;;IF([.N9]=[.P9];&quot;&quot;;&quot;変更あり&quot;)))">
            <text:p/>
          </table:table-cell>
          <table:table-cell table:style-name="ce205" office:value-type="string" calcext:value-type="string">
            <text:p>-</text:p>
          </table:table-cell>
          <table:table-cell table:style-name="ce41" table:formula="of:=IF([.P9]=&quot;&quot;;&quot;?&quot;;IF([.R9]=&quot;&quot;;&quot;新規&quot;;IF([.P9]=[.R9];&quot;&quot;;&quot;○&quot;)))">
            <text:p/>
          </table:table-cell>
          <table:table-cell table:style-name="ce205" office:value-type="string" calcext:value-type="string">
            <text:p>-</text:p>
          </table:table-cell>
          <table:table-cell table:style-name="ce205" table:number-columns-repeated="2"/>
          <table:table-cell table:style-name="ce214"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41" office:value-type="string" calcext:value-type="string">
            <text:p>Install-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する</text:p>
          </table:table-cell>
          <table:table-cell table:style-name="ce41" office:value-type="string" calcext:value-type="string">
            <text:p>fainstall.iniを編集する</text:p>
          </table:table-cell>
          <table:table-cell table:style-name="ce41" office:value-type="string" calcext:value-type="string">
            <text:p>[fainstall]</text:p>
            <text:p>FinishTitle=Fx Meta Installer</text:p>
            <text:p>FinishMessage=インストールが完了しました</text:p>
          </table:table-cell>
          <table:table-cell table:style-name="ce41"/>
          <table:table-cell table:style-name="ce123" table:formula="of:=IF([.K10]=&quot;&quot;;&quot;?&quot;;IF([.N10]=&quot;&quot;;&quot;新規&quot;;IF([.K10]=[.N10];&quot;&quot;;&quot;変更あり&quot;)))">
            <text:p/>
          </table:table-cell>
          <table:table-cell table:style-name="ce41" office:value-type="string" calcext:value-type="string">
            <text:p>[fainstall]</text:p>
            <text:p>FinishTitle=Fx Meta Installer</text:p>
            <text:p>FinishMessage=インストールが完了しました</text:p>
          </table:table-cell>
          <table:table-cell table:style-name="ce123" table:formula="of:=IF([.N10]=&quot;&quot;;&quot;?&quot;;IF([.P10]=&quot;&quot;;&quot;新規&quot;;IF([.N10]=[.P10];&quot;&quot;;&quot;変更あり&quot;)))">
            <text:p/>
          </table:table-cell>
          <table:table-cell table:style-name="ce205" office:value-type="string" calcext:value-type="string">
            <text:p>[fainstall]</text:p>
            <text:p>FinishTitle=Fx Meta Installer</text:p>
            <text:p>FinishMessage=インストールが完了しました</text:p>
          </table:table-cell>
          <table:table-cell table:style-name="ce41" table:formula="of:=IF([.P10]=&quot;&quot;;&quot;?&quot;;IF([.R10]=&quot;&quot;;&quot;新規&quot;;IF([.P10]=[.R10];&quot;&quot;;&quot;○&quot;)))">
            <text:p/>
          </table:table-cell>
          <table:table-cell table:style-name="ce205" office:value-type="string" calcext:value-type="string">
            <text:p>[fainstall]</text:p>
            <text:p>FinishTitle=Fx Meta Installer</text:p>
            <text:p>FinishMessage=インストールが完了しました</text:p>
          </table:table-cell>
          <table:table-cell table:style-name="ce205" table:number-columns-repeated="2"/>
          <table:table-cell table:style-name="ce214"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41" office:value-type="string" calcext:value-type="string">
            <text:p>Install-5</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41" office:value-type="string" calcext:value-type="string">
            <text:p>表示しない（既定）</text:p>
          </table:table-cell>
          <table:table-cell table:number-columns-repeated="2" table:style-name="ce41" office:value-type="string" calcext:value-type="string">
            <text:p>-</text:p>
          </table:table-cell>
          <table:table-cell table:style-name="ce41"/>
          <table:table-cell table:style-name="ce123" table:formula="of:=IF([.K11]=&quot;&quot;;&quot;?&quot;;IF([.N11]=&quot;&quot;;&quot;新規&quot;;IF([.K11]=[.N11];&quot;&quot;;&quot;変更あり&quot;)))">
            <text:p/>
          </table:table-cell>
          <table:table-cell table:style-name="ce41" office:value-type="string" calcext:value-type="string">
            <text:p>-</text:p>
          </table:table-cell>
          <table:table-cell table:style-name="ce123" table:formula="of:=IF([.N11]=&quot;&quot;;&quot;?&quot;;IF([.P11]=&quot;&quot;;&quot;新規&quot;;IF([.N11]=[.P11];&quot;&quot;;&quot;変更あり&quot;)))">
            <text:p/>
          </table:table-cell>
          <table:table-cell table:style-name="ce205" office:value-type="string" calcext:value-type="string">
            <text:p>-</text:p>
          </table:table-cell>
          <table:table-cell table:style-name="ce41" table:formula="of:=IF([.P11]=&quot;&quot;;&quot;?&quot;;IF([.R11]=&quot;&quot;;&quot;新規&quot;;IF([.P11]=[.R11];&quot;&quot;;&quot;○&quot;)))">
            <text:p/>
          </table:table-cell>
          <table:table-cell table:style-name="ce205" office:value-type="string" calcext:value-type="string">
            <text:p>-</text:p>
          </table:table-cell>
          <table:table-cell table:style-name="ce205" table:number-columns-repeated="2"/>
          <table:table-cell table:style-name="ce214"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41" office:value-type="string" calcext:value-type="string">
            <text:p>Install-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する</text:p>
          </table:table-cell>
          <table:table-cell table:style-name="ce41" office:value-type="string" calcext:value-type="string">
            <text:p>fainstall.iniを編集する</text:p>
          </table:table-cell>
          <table:table-cell table:style-name="ce41" office:value-type="string" calcext:value-type="string">
            <text:p>[fainstall]</text:p>
            <text:p>ConfirmRestartTitle=Fx Meta Installer</text:p>
            <text:p>ConfirmRestartMessage=今すぐコンピュータを再起動しますか？</text:p>
          </table:table-cell>
          <table:table-cell table:style-name="ce41"/>
          <table:table-cell table:style-name="ce123" table:formula="of:=IF([.K12]=&quot;&quot;;&quot;?&quot;;IF([.N12]=&quot;&quot;;&quot;新規&quot;;IF([.K12]=[.N12];&quot;&quot;;&quot;変更あり&quot;)))">
            <text:p/>
          </table:table-cell>
          <table:table-cell table:style-name="ce41" office:value-type="string" calcext:value-type="string">
            <text:p>[fainstall]</text:p>
            <text:p>ConfirmRestartTitle=Fx Meta Installer</text:p>
            <text:p>ConfirmRestartMessage=今すぐコンピュータを再起動しますか？</text:p>
          </table:table-cell>
          <table:table-cell table:style-name="ce123" table:formula="of:=IF([.N12]=&quot;&quot;;&quot;?&quot;;IF([.P12]=&quot;&quot;;&quot;新規&quot;;IF([.N12]=[.P12];&quot;&quot;;&quot;変更あり&quot;)))">
            <text:p/>
          </table:table-cell>
          <table:table-cell table:style-name="ce205" office:value-type="string" calcext:value-type="string">
            <text:p>[fainstall]</text:p>
            <text:p>ConfirmRestartTitle=Fx Meta Installer</text:p>
            <text:p>ConfirmRestartMessage=今すぐコンピュータを再起動しますか？</text:p>
          </table:table-cell>
          <table:table-cell table:style-name="ce41" table:formula="of:=IF([.P12]=&quot;&quot;;&quot;?&quot;;IF([.R12]=&quot;&quot;;&quot;新規&quot;;IF([.P12]=[.R12];&quot;&quot;;&quot;○&quot;)))">
            <text:p/>
          </table:table-cell>
          <table:table-cell table:style-name="ce205" office:value-type="string" calcext:value-type="string">
            <text:p>[fainstall]</text:p>
            <text:p>ConfirmRestartTitle=Fx Meta Installer</text:p>
            <text:p>ConfirmRestartMessage=今すぐコンピュータを再起動しますか？</text:p>
          </table:table-cell>
          <table:table-cell table:style-name="ce205" table:number-columns-repeated="2"/>
          <table:table-cell table:style-name="ce214"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41" office:value-type="string" calcext:value-type="string">
            <text:p>Install-6</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41" office:value-type="string" calcext:value-type="string">
            <text:p>日本語（既定）</text:p>
          </table:table-cell>
          <table:table-cell table:style-name="ce41" office:value-type="string" calcext:value-type="string">
            <text:p>fx-meta-installerビルド時に決定</text:p>
          </table:table-cell>
          <table:table-cell table:style-name="ce41" office:value-type="string" calcext:value-type="string">
            <text:p>!define PRODUCT_LANGUAGE "Japanese"</text:p>
          </table:table-cell>
          <table:table-cell table:style-name="ce41"/>
          <table:table-cell table:style-name="ce123" table:formula="of:=IF([.K13]=&quot;&quot;;&quot;?&quot;;IF([.N13]=&quot;&quot;;&quot;新規&quot;;IF([.K13]=[.N13];&quot;&quot;;&quot;変更あり&quot;)))">
            <text:p/>
          </table:table-cell>
          <table:table-cell table:style-name="ce41" office:value-type="string" calcext:value-type="string">
            <text:p>!define PRODUCT_LANGUAGE "Japanese"</text:p>
          </table:table-cell>
          <table:table-cell table:style-name="ce123" table:formula="of:=IF([.N13]=&quot;&quot;;&quot;?&quot;;IF([.P13]=&quot;&quot;;&quot;新規&quot;;IF([.N13]=[.P13];&quot;&quot;;&quot;変更あり&quot;)))">
            <text:p/>
          </table:table-cell>
          <table:table-cell table:style-name="ce205" office:value-type="string" calcext:value-type="string">
            <text:p>!define PRODUCT_LANGUAGE "Japanese"</text:p>
          </table:table-cell>
          <table:table-cell table:style-name="ce41" table:formula="of:=IF([.P13]=&quot;&quot;;&quot;?&quot;;IF([.R13]=&quot;&quot;;&quot;新規&quot;;IF([.P13]=[.R13];&quot;&quot;;&quot;○&quot;)))">
            <text:p/>
          </table:table-cell>
          <table:table-cell table:style-name="ce205" office:value-type="string" calcext:value-type="string">
            <text:p>!define PRODUCT_LANGUAGE "Japanese"</text:p>
          </table:table-cell>
          <table:table-cell table:style-name="ce205" table:number-columns-repeated="2"/>
          <table:table-cell table:style-name="ce214"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41" office:value-type="string" calcext:value-type="string">
            <text:p>Install-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英語</text:p>
          </table:table-cell>
          <table:table-cell table:style-name="ce41" office:value-type="string" calcext:value-type="string">
            <text:p>fx-meta-installerビルド時に決定</text:p>
          </table:table-cell>
          <table:table-cell table:style-name="ce41" office:value-type="string" calcext:value-type="string">
            <text:p>!define PRODUCT_LANGUAGE "English"</text:p>
          </table:table-cell>
          <table:table-cell table:style-name="ce41"/>
          <table:table-cell table:style-name="ce123" table:formula="of:=IF([.K14]=&quot;&quot;;&quot;?&quot;;IF([.N14]=&quot;&quot;;&quot;新規&quot;;IF([.K14]=[.N14];&quot;&quot;;&quot;変更あり&quot;)))">
            <text:p/>
          </table:table-cell>
          <table:table-cell table:style-name="ce41" office:value-type="string" calcext:value-type="string">
            <text:p>!define PRODUCT_LANGUAGE "English"</text:p>
          </table:table-cell>
          <table:table-cell table:style-name="ce123" table:formula="of:=IF([.N14]=&quot;&quot;;&quot;?&quot;;IF([.P14]=&quot;&quot;;&quot;新規&quot;;IF([.N14]=[.P14];&quot;&quot;;&quot;変更あり&quot;)))">
            <text:p/>
          </table:table-cell>
          <table:table-cell table:style-name="ce205" office:value-type="string" calcext:value-type="string">
            <text:p>!define PRODUCT_LANGUAGE "English"</text:p>
          </table:table-cell>
          <table:table-cell table:style-name="ce41" table:formula="of:=IF([.P14]=&quot;&quot;;&quot;?&quot;;IF([.R14]=&quot;&quot;;&quot;新規&quot;;IF([.P14]=[.R14];&quot;&quot;;&quot;○&quot;)))">
            <text:p/>
          </table:table-cell>
          <table:table-cell table:style-name="ce205" office:value-type="string" calcext:value-type="string">
            <text:p>!define PRODUCT_LANGUAGE "English"</text:p>
          </table:table-cell>
          <table:table-cell table:style-name="ce205" table:number-columns-repeated="2"/>
          <table:table-cell table:style-name="ce214"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41" office:value-type="string" calcext:value-type="string">
            <text:p>Install-7</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41" office:value-type="string" calcext:value-type="string">
            <text:p>同梱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5]=&quot;&quot;;&quot;?&quot;;IF([.N15]=&quot;&quot;;&quot;新規&quot;;IF([.K15]=[.N15];&quot;&quot;;&quot;変更あり&quot;)))">
            <text:p/>
          </table:table-cell>
          <table:table-cell table:style-name="ce42" office:value-type="string" calcext:value-type="string">
            <text:p>-</text:p>
          </table:table-cell>
          <table:table-cell table:style-name="ce123" table:formula="of:=IF([.N15]=&quot;&quot;;&quot;?&quot;;IF([.P15]=&quot;&quot;;&quot;新規&quot;;IF([.N15]=[.P15];&quot;&quot;;&quot;変更あり&quot;)))">
            <text:p/>
          </table:table-cell>
          <table:table-cell table:style-name="ce42" office:value-type="string" calcext:value-type="string">
            <text:p>-</text:p>
          </table:table-cell>
          <table:table-cell table:style-name="ce41" table:formula="of:=IF([.P15]=&quot;&quot;;&quot;?&quot;;IF([.R15]=&quot;&quot;;&quot;新規&quot;;IF([.P15]=[.R15];&quot;&quot;;&quot;○&quot;)))">
            <text:p/>
          </table:table-cell>
          <table:table-cell table:style-name="ce205" office:value-type="string" calcext:value-type="string">
            <text:p>-</text:p>
          </table:table-cell>
          <table:table-cell table:style-name="ce205" table:number-columns-repeated="2"/>
          <table:table-cell table:style-name="ce214"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41" office:value-type="string" calcext:value-type="string">
            <text:p>Install-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指定バージョンを同梱する</text:p>
          </table:table-cell>
          <table:table-cell table:style-name="ce41" office:value-type="string" calcext:value-type="string">
            <text:p>resources以下にインストーラを同梱</text:p>
          </table:table-cell>
          <table:table-cell table:style-name="ce42" office:value-type="string" calcext:value-type="string">
            <text:p>-</text:p>
          </table:table-cell>
          <table:table-cell table:style-name="ce42"/>
          <table:table-cell table:style-name="ce123" table:formula="of:=IF([.K16]=&quot;&quot;;&quot;?&quot;;IF([.N16]=&quot;&quot;;&quot;新規&quot;;IF([.K16]=[.N16];&quot;&quot;;&quot;変更あり&quot;)))">
            <text:p/>
          </table:table-cell>
          <table:table-cell table:style-name="ce42" office:value-type="string" calcext:value-type="string">
            <text:p>-</text:p>
          </table:table-cell>
          <table:table-cell table:style-name="ce123" table:formula="of:=IF([.N16]=&quot;&quot;;&quot;?&quot;;IF([.P16]=&quot;&quot;;&quot;新規&quot;;IF([.N16]=[.P16];&quot;&quot;;&quot;変更あり&quot;)))">
            <text:p/>
          </table:table-cell>
          <table:table-cell table:style-name="ce42" office:value-type="string" calcext:value-type="string">
            <text:p>-</text:p>
          </table:table-cell>
          <table:table-cell table:style-name="ce41" table:formula="of:=IF([.P16]=&quot;&quot;;&quot;?&quot;;IF([.R16]=&quot;&quot;;&quot;新規&quot;;IF([.P16]=[.R16];&quot;&quot;;&quot;○&quot;)))">
            <text:p/>
          </table:table-cell>
          <table:table-cell table:style-name="ce205" office:value-type="string" calcext:value-type="string">
            <text:p>-</text:p>
          </table:table-cell>
          <table:table-cell table:style-name="ce205" table:number-columns-repeated="2"/>
          <table:table-cell table:style-name="ce214"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41" office:value-type="string" calcext:value-type="string">
            <text:p>Install-8</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41" office:value-type="string" calcext:value-type="string">
            <text:p>既定のインストール先（既定）</text:p>
          </table:table-cell>
          <table:table-cell table:number-columns-repeated="2" table:style-name="ce41" office:value-type="string" calcext:value-type="string">
            <text:p>-</text:p>
          </table:table-cell>
          <table:table-cell table:style-name="ce41"/>
          <table:table-cell table:style-name="ce123" table:formula="of:=IF([.K17]=&quot;&quot;;&quot;?&quot;;IF([.N17]=&quot;&quot;;&quot;新規&quot;;IF([.K17]=[.N17];&quot;&quot;;&quot;変更あり&quot;)))">
            <text:p/>
          </table:table-cell>
          <table:table-cell table:style-name="ce41" office:value-type="string" calcext:value-type="string">
            <text:p>-</text:p>
          </table:table-cell>
          <table:table-cell table:style-name="ce123" table:formula="of:=IF([.N17]=&quot;&quot;;&quot;?&quot;;IF([.P17]=&quot;&quot;;&quot;新規&quot;;IF([.N17]=[.P17];&quot;&quot;;&quot;変更あり&quot;)))">
            <text:p/>
          </table:table-cell>
          <table:table-cell table:style-name="ce205" office:value-type="string" calcext:value-type="string">
            <text:p>-</text:p>
          </table:table-cell>
          <table:table-cell table:style-name="ce41" table:formula="of:=IF([.P17]=&quot;&quot;;&quot;?&quot;;IF([.R17]=&quot;&quot;;&quot;新規&quot;;IF([.P17]=[.R17];&quot;&quot;;&quot;○&quot;)))">
            <text:p/>
          </table:table-cell>
          <table:table-cell table:style-name="ce205" office:value-type="string" calcext:value-type="string">
            <text:p>-</text:p>
          </table:table-cell>
          <table:table-cell table:style-name="ce205" table:number-columns-repeated="2"/>
          <table:table-cell table:style-name="ce214"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41" office:value-type="string" calcext:value-type="string">
            <text:p>Install-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インストール先</text:p>
          </table:table-cell>
          <table:table-cell table:style-name="ce41" office:value-type="string" calcext:value-type="string">
            <text:p>Firefox-setup.ini/Thunderbird-setup.iniを編集する</text:p>
          </table:table-cell>
          <table:table-cell table:style-name="ce41" office:value-type="string" calcext:value-type="string">
            <text:p>[Install]</text:p>
            <text:p>InstallDirectoryName=</text:p>
            <text:p>InstallDirectoryPath=</text:p>
          </table:table-cell>
          <table:table-cell table:style-name="ce41"/>
          <table:table-cell table:style-name="ce123" table:formula="of:=IF([.K18]=&quot;&quot;;&quot;?&quot;;IF([.N18]=&quot;&quot;;&quot;新規&quot;;IF([.K18]=[.N18];&quot;&quot;;&quot;変更あり&quot;)))">
            <text:p/>
          </table:table-cell>
          <table:table-cell table:style-name="ce41" office:value-type="string" calcext:value-type="string">
            <text:p>[Install]</text:p>
            <text:p>InstallDirectoryName=</text:p>
            <text:p>InstallDirectoryPath=</text:p>
          </table:table-cell>
          <table:table-cell table:style-name="ce123" table:formula="of:=IF([.N18]=&quot;&quot;;&quot;?&quot;;IF([.P18]=&quot;&quot;;&quot;新規&quot;;IF([.N18]=[.P18];&quot;&quot;;&quot;変更あり&quot;)))">
            <text:p/>
          </table:table-cell>
          <table:table-cell table:style-name="ce205" office:value-type="string" calcext:value-type="string">
            <text:p>[Install]</text:p>
            <text:p>InstallDirectoryName=</text:p>
            <text:p>InstallDirectoryPath=</text:p>
          </table:table-cell>
          <table:table-cell table:style-name="ce41" table:formula="of:=IF([.P18]=&quot;&quot;;&quot;?&quot;;IF([.R18]=&quot;&quot;;&quot;新規&quot;;IF([.P18]=[.R18];&quot;&quot;;&quot;○&quot;)))">
            <text:p/>
          </table:table-cell>
          <table:table-cell table:style-name="ce205" office:value-type="string" calcext:value-type="string">
            <text:p>[Install]</text:p>
            <text:p>InstallDirectoryName=</text:p>
            <text:p>InstallDirectoryPath=</text:p>
          </table:table-cell>
          <table:table-cell table:style-name="ce205" table:number-columns-repeated="2"/>
          <table:table-cell table:style-name="ce214"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41" office:value-type="string" calcext:value-type="string">
            <text:p>Install-9</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41" office:value-type="string" calcext:value-type="string">
            <text:p>更新しない（既定）</text:p>
          </table:table-cell>
          <table:table-cell table:number-columns-repeated="2" table:style-name="ce41" office:value-type="string" calcext:value-type="string">
            <text:p>-</text:p>
          </table:table-cell>
          <table:table-cell table:style-name="ce41"/>
          <table:table-cell table:style-name="ce123" table:formula="of:=IF([.K19]=&quot;&quot;;&quot;?&quot;;IF([.N19]=&quot;&quot;;&quot;新規&quot;;IF([.K19]=[.N19];&quot;&quot;;&quot;変更あり&quot;)))">
            <text:p/>
          </table:table-cell>
          <table:table-cell table:style-name="ce41" office:value-type="string" calcext:value-type="string">
            <text:p>-</text:p>
          </table:table-cell>
          <table:table-cell table:style-name="ce123" table:formula="of:=IF([.N19]=&quot;&quot;;&quot;?&quot;;IF([.P19]=&quot;&quot;;&quot;新規&quot;;IF([.N19]=[.P19];&quot;&quot;;&quot;変更あり&quot;)))">
            <text:p/>
          </table:table-cell>
          <table:table-cell table:style-name="ce205" office:value-type="string" calcext:value-type="string">
            <text:p>-</text:p>
          </table:table-cell>
          <table:table-cell table:style-name="ce41" table:formula="of:=IF([.P19]=&quot;&quot;;&quot;?&quot;;IF([.R19]=&quot;&quot;;&quot;新規&quot;;IF([.P19]=[.R19];&quot;&quot;;&quot;○&quot;)))">
            <text:p/>
          </table:table-cell>
          <table:table-cell table:style-name="ce205" office:value-type="string" calcext:value-type="string">
            <text:p>-</text:p>
          </table:table-cell>
          <table:table-cell table:style-name="ce205" table:number-columns-repeated="2"/>
          <table:table-cell table:style-name="ce214"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41" office:value-type="string" calcext:value-type="string">
            <text:p>Install-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指定する</text:p>
          </table:table-cell>
          <table:table-cell table:style-name="ce41" office:value-type="string" calcext:value-type="string">
            <text:p>fainstall.iniを編集する</text:p>
          </table:table-cell>
          <table:table-cell table:style-name="ce41" office:value-type="string" calcext:value-type="string">
            <text:p>[fainstall]</text:p>
            <text:p>DisplayVersion=バージョン番号</text:p>
          </table:table-cell>
          <table:table-cell table:style-name="ce41"/>
          <table:table-cell table:style-name="ce123" table:formula="of:=IF([.K20]=&quot;&quot;;&quot;?&quot;;IF([.N20]=&quot;&quot;;&quot;新規&quot;;IF([.K20]=[.N20];&quot;&quot;;&quot;変更あり&quot;)))">
            <text:p/>
          </table:table-cell>
          <table:table-cell table:style-name="ce41" office:value-type="string" calcext:value-type="string">
            <text:p>[fainstall]</text:p>
            <text:p>DisplayVersion=バージョン番号</text:p>
          </table:table-cell>
          <table:table-cell table:style-name="ce123" table:formula="of:=IF([.N20]=&quot;&quot;;&quot;?&quot;;IF([.P20]=&quot;&quot;;&quot;新規&quot;;IF([.N20]=[.P20];&quot;&quot;;&quot;変更あり&quot;)))">
            <text:p/>
          </table:table-cell>
          <table:table-cell table:style-name="ce205" office:value-type="string" calcext:value-type="string">
            <text:p>[fainstall]</text:p>
            <text:p>DisplayVersion=バージョン番号</text:p>
          </table:table-cell>
          <table:table-cell table:style-name="ce41" table:formula="of:=IF([.P20]=&quot;&quot;;&quot;?&quot;;IF([.R20]=&quot;&quot;;&quot;新規&quot;;IF([.P20]=[.R20];&quot;&quot;;&quot;○&quot;)))">
            <text:p/>
          </table:table-cell>
          <table:table-cell table:style-name="ce205" office:value-type="string" calcext:value-type="string">
            <text:p>[fainstall]</text:p>
            <text:p>DisplayVersion=バージョン番号</text:p>
          </table:table-cell>
          <table:table-cell table:style-name="ce205" table:number-columns-repeated="2"/>
          <table:table-cell table:style-name="ce214"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41" office:value-type="string" calcext:value-type="string">
            <text:p>Install-10</text:p>
          </table:table-cell>
          <table:table-cell table:style-name="ce41"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41" office:value-type="string" calcext:value-type="string">
            <text:p>更新しない（既定）</text:p>
          </table:table-cell>
          <table:table-cell table:number-columns-repeated="2" table:style-name="ce41" office:value-type="string" calcext:value-type="string">
            <text:p>-</text:p>
          </table:table-cell>
          <table:table-cell table:style-name="ce41"/>
          <table:table-cell table:style-name="ce123" table:formula="of:=IF([.K21]=&quot;&quot;;&quot;?&quot;;IF([.N21]=&quot;&quot;;&quot;新規&quot;;IF([.K21]=[.N21];&quot;&quot;;&quot;変更あり&quot;)))">
            <text:p/>
          </table:table-cell>
          <table:table-cell table:style-name="ce41" office:value-type="string" calcext:value-type="string">
            <text:p>-</text:p>
          </table:table-cell>
          <table:table-cell table:style-name="ce123" table:formula="of:=IF([.N21]=&quot;&quot;;&quot;?&quot;;IF([.P21]=&quot;&quot;;&quot;新規&quot;;IF([.N21]=[.P21];&quot;&quot;;&quot;変更あり&quot;)))">
            <text:p/>
          </table:table-cell>
          <table:table-cell table:style-name="ce205" office:value-type="string" calcext:value-type="string">
            <text:p>-</text:p>
          </table:table-cell>
          <table:table-cell table:style-name="ce41" table:formula="of:=IF([.P21]=&quot;&quot;;&quot;?&quot;;IF([.R21]=&quot;&quot;;&quot;新規&quot;;IF([.P21]=[.R21];&quot;&quot;;&quot;○&quot;)))" office:value-type="string" office:string-value="新規" calcext:value-type="string">
            <text:p>新規</text:p>
          </table:table-cell>
          <table:table-cell table:style-name="ce205" table:number-columns-repeated="3"/>
          <table:table-cell table:style-name="ce214"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41" office:value-type="string" calcext:value-type="string">
            <text:p>Install-10</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更新する</text:p>
          </table:table-cell>
          <table:table-cell table:style-name="ce41" office:value-type="string" calcext:value-type="string">
            <text:p>fainstall.iniを編集する</text:p>
          </table:table-cell>
          <table:table-cell table:style-name="ce41" office:value-type="string" calcext:value-type="string">
            <text:p>[fainstall]</text:p>
            <text:p>UpdatePinnedShortcuts=true</text:p>
          </table:table-cell>
          <table:table-cell table:style-name="ce41"/>
          <table:table-cell table:style-name="ce123" table:formula="of:=IF([.K22]=&quot;&quot;;&quot;?&quot;;IF([.N22]=&quot;&quot;;&quot;新規&quot;;IF([.K22]=[.N22];&quot;&quot;;&quot;変更あり&quot;)))">
            <text:p/>
          </table:table-cell>
          <table:table-cell table:style-name="ce41" office:value-type="string" calcext:value-type="string">
            <text:p>[fainstall]</text:p>
            <text:p>UpdatePinnedShortcuts=true</text:p>
          </table:table-cell>
          <table:table-cell table:style-name="ce123" table:formula="of:=IF([.N22]=&quot;&quot;;&quot;?&quot;;IF([.P22]=&quot;&quot;;&quot;新規&quot;;IF([.N22]=[.P22];&quot;&quot;;&quot;変更あり&quot;)))">
            <text:p/>
          </table:table-cell>
          <table:table-cell table:style-name="ce205" office:value-type="string" calcext:value-type="string">
            <text:p>[fainstall]</text:p>
            <text:p>UpdatePinnedShortcuts=true</text:p>
          </table:table-cell>
          <table:table-cell table:style-name="ce41" table:formula="of:=IF([.P22]=&quot;&quot;;&quot;?&quot;;IF([.R22]=&quot;&quot;;&quot;新規&quot;;IF([.P22]=[.R22];&quot;&quot;;&quot;○&quot;)))" office:value-type="string" office:string-value="新規" calcext:value-type="string">
            <text:p>新規</text:p>
          </table:table-cell>
          <table:table-cell table:style-name="ce205" table:number-columns-repeated="3"/>
          <table:table-cell table:style-name="ce214"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41" office:value-type="string" calcext:value-type="string">
            <text:p>Install-10</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削除のみする</text:p>
          </table:table-cell>
          <table:table-cell table:style-name="ce41" office:value-type="string" calcext:value-type="string">
            <text:p>fainstall.iniを編集する</text:p>
          </table:table-cell>
          <table:table-cell table:style-name="ce41" office:value-type="string" calcext:value-type="string">
            <text:p>[fainstall]</text:p>
            <text:p>UpdatePinnedShortcuts=delete</text:p>
          </table:table-cell>
          <table:table-cell table:style-name="ce41"/>
          <table:table-cell table:style-name="ce123" table:formula="of:=IF([.K23]=&quot;&quot;;&quot;?&quot;;IF([.N23]=&quot;&quot;;&quot;新規&quot;;IF([.K23]=[.N23];&quot;&quot;;&quot;変更あり&quot;)))">
            <text:p/>
          </table:table-cell>
          <table:table-cell table:style-name="ce41" office:value-type="string" calcext:value-type="string">
            <text:p>[fainstall]</text:p>
            <text:p>UpdatePinnedShortcuts=delete</text:p>
          </table:table-cell>
          <table:table-cell table:style-name="ce123" table:formula="of:=IF([.N23]=&quot;&quot;;&quot;?&quot;;IF([.P23]=&quot;&quot;;&quot;新規&quot;;IF([.N23]=[.P23];&quot;&quot;;&quot;変更あり&quot;)))">
            <text:p/>
          </table:table-cell>
          <table:table-cell table:style-name="ce205" office:value-type="string" calcext:value-type="string">
            <text:p>[fainstall]</text:p>
            <text:p>UpdatePinnedShortcuts=delete</text:p>
          </table:table-cell>
          <table:table-cell table:style-name="ce41" table:formula="of:=IF([.P23]=&quot;&quot;;&quot;?&quot;;IF([.R23]=&quot;&quot;;&quot;新規&quot;;IF([.P23]=[.R23];&quot;&quot;;&quot;○&quot;)))" office:value-type="string" office:string-value="新規" calcext:value-type="string">
            <text:p>新規</text:p>
          </table:table-cell>
          <table:table-cell table:style-name="ce205" table:number-columns-repeated="3"/>
          <table:table-cell table:style-name="ce214"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41" office:value-type="string" calcext:value-type="string">
            <text:p>Install-11</text:p>
          </table:table-cell>
          <table:table-cell table:style-name="ce41"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41" office:value-type="string" calcext:value-type="string">
            <text:p>作成する（既定）</text:p>
          </table:table-cell>
          <table:table-cell table:style-name="ce123" office:value-type="string" calcext:value-type="string">
            <text:p>Firefox-setup.ini/Thunderbird-setup.iniを編集する</text:p>
          </table:table-cell>
          <table:table-cell table:style-name="ce123" office:value-type="string" calcext:value-type="string">
            <text:p><text:span text:style-name="T1">[Install]</text:span></text:p>
            <text:p><text:span text:style-name="T1">TaskbarShortcut=true</text:span></text:p>
          </table:table-cell>
          <table:table-cell table:style-name="ce123"/>
          <table:table-cell table:style-name="ce123" table:formula="of:=IF([.K24]=&quot;&quot;;&quot;?&quot;;IF([.N24]=&quot;&quot;;&quot;新規&quot;;IF([.K24]=[.N24];&quot;&quot;;&quot;変更あり&quot;)))">
            <text:p/>
          </table:table-cell>
          <table:table-cell table:style-name="ce123" office:value-type="string" calcext:value-type="string">
            <text:p><text:span text:style-name="T1">[Install]</text:span></text:p>
            <text:p><text:span text:style-name="T1">TaskbarShortcut=true</text:span></text:p>
          </table:table-cell>
          <table:table-cell table:style-name="ce123" table:formula="of:=IF([.N24]=&quot;&quot;;&quot;?&quot;;IF([.P24]=&quot;&quot;;&quot;新規&quot;;IF([.N24]=[.P24];&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214"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41" office:value-type="string" calcext:value-type="string">
            <text:p>Install-1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作成しない</text:p>
          </table:table-cell>
          <table:table-cell table:style-name="ce41" office:value-type="string" calcext:value-type="string">
            <text:p>Firefox-setup.ini/Thunderbird-setup.iniを編集する</text:p>
          </table:table-cell>
          <table:table-cell table:style-name="ce41" office:value-type="string" calcext:value-type="string">
            <text:p>[Install]</text:p>
            <text:p>TaskbarShortcut=false</text:p>
          </table:table-cell>
          <table:table-cell table:style-name="ce41"/>
          <table:table-cell table:style-name="ce123" table:formula="of:=IF([.K25]=&quot;&quot;;&quot;?&quot;;IF([.N25]=&quot;&quot;;&quot;新規&quot;;IF([.K25]=[.N25];&quot;&quot;;&quot;変更あり&quot;)))">
            <text:p/>
          </table:table-cell>
          <table:table-cell table:style-name="ce41" office:value-type="string" calcext:value-type="string">
            <text:p>[Install]</text:p>
            <text:p>TaskbarShortcut=false</text:p>
          </table:table-cell>
          <table:table-cell table:style-name="ce123" table:formula="of:=IF([.N25]=&quot;&quot;;&quot;?&quot;;IF([.P25]=&quot;&quot;;&quot;新規&quot;;IF([.N25]=[.P25];&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214"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41" office:value-type="string" calcext:value-type="string">
            <text:p>Application-1</text:p>
          </table:table-cell>
          <table:table-cell table:style-name="ce41"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41" office:value-type="string" calcext:value-type="string">
            <text:p>既定の内容で作成（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6]=&quot;&quot;;&quot;?&quot;;IF([.N26]=&quot;&quot;;&quot;新規&quot;;IF([.K26]=[.N26];&quot;&quot;;&quot;変更あり&quot;)))">
            <text:p/>
          </table:table-cell>
          <table:table-cell table:style-name="ce42" office:value-type="string" calcext:value-type="string">
            <text:p>-</text:p>
          </table:table-cell>
          <table:table-cell table:style-name="ce123" table:formula="of:=IF([.N26]=&quot;&quot;;&quot;?&quot;;IF([.P26]=&quot;&quot;;&quot;新規&quot;;IF([.N26]=[.P26];&quot;&quot;;&quot;変更あり&quot;)))">
            <text:p/>
          </table:table-cell>
          <table:table-cell table:style-name="ce42" office:value-type="string" calcext:value-type="string">
            <text:p>-</text:p>
          </table:table-cell>
          <table:table-cell table:style-name="ce41" table:formula="of:=IF([.P26]=&quot;&quot;;&quot;?&quot;;IF([.R26]=&quot;&quot;;&quot;新規&quot;;IF([.P26]=[.R26];&quot;&quot;;&quot;○&quot;)))">
            <text:p/>
          </table:table-cell>
          <table:table-cell table:style-name="ce205" office:value-type="string" calcext:value-type="string">
            <text:p>-</text:p>
          </table:table-cell>
          <table:table-cell table:style-name="ce205" table:number-columns-repeated="2"/>
          <table:table-cell table:style-name="ce214"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41" office:value-type="string" calcext:value-type="string">
            <text:p>Application-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作成しない</text:p>
          </table:table-cell>
          <table:table-cell table:style-name="ce41" office:value-type="string" calcext:value-type="string">
            <text:p>Firefox-setup.ini/Thunderbird-setup.iniを編集する</text:p>
          </table:table-cell>
          <table:table-cell table:style-name="ce42" office:value-type="string" calcext:value-type="string">
            <text:p>[Install]</text:p>
            <text:p>DesktopShortcut=false</text:p>
          </table:table-cell>
          <table:table-cell table:style-name="ce42"/>
          <table:table-cell table:style-name="ce123" table:formula="of:=IF([.K27]=&quot;&quot;;&quot;?&quot;;IF([.N27]=&quot;&quot;;&quot;新規&quot;;IF([.K27]=[.N27];&quot;&quot;;&quot;変更あり&quot;)))">
            <text:p/>
          </table:table-cell>
          <table:table-cell table:style-name="ce42" office:value-type="string" calcext:value-type="string">
            <text:p>[Install]</text:p>
            <text:p>DesktopShortcut=false</text:p>
          </table:table-cell>
          <table:table-cell table:style-name="ce123" table:formula="of:=IF([.N27]=&quot;&quot;;&quot;?&quot;;IF([.P27]=&quot;&quot;;&quot;新規&quot;;IF([.N27]=[.P27];&quot;&quot;;&quot;変更あり&quot;)))">
            <text:p/>
          </table:table-cell>
          <table:table-cell table:style-name="ce42" office:value-type="string" calcext:value-type="string">
            <text:p>[Install]</text:p>
            <text:p>DesktopShortcut=false</text:p>
          </table:table-cell>
          <table:table-cell table:style-name="ce41" table:formula="of:=IF([.P27]=&quot;&quot;;&quot;?&quot;;IF([.R27]=&quot;&quot;;&quot;新規&quot;;IF([.P27]=[.R27];&quot;&quot;;&quot;○&quot;)))">
            <text:p/>
          </table:table-cell>
          <table:table-cell table:style-name="ce42" office:value-type="string" calcext:value-type="string">
            <text:p>[Install]</text:p>
            <text:p>DesktopShortcut=false</text:p>
          </table:table-cell>
          <table:table-cell table:style-name="ce205" table:number-columns-repeated="2"/>
          <table:table-cell table:style-name="ce214"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41" office:value-type="string" calcext:value-type="string">
            <text:p>Application-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任意の内容で作成</text:p>
          </table:table-cell>
          <table:table-cell table:style-name="ce41" office:value-type="string" calcext:value-type="string">
            <text:p>1. Firefox-setup.ini/Thunderbird-setup.iniを編集する</text:p>
            <text:p>2. fainstall.iniを編集する</text:p>
          </table:table-cell>
          <table:table-cell table:style-name="ce14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47"/>
          <table:table-cell table:style-name="ce123" table:formula="of:=IF([.K28]=&quot;&quot;;&quot;?&quot;;IF([.N28]=&quot;&quot;;&quot;新規&quot;;IF([.K28]=[.N28];&quot;&quot;;&quot;変更あり&quot;)))">
            <text:p/>
          </table:table-cell>
          <table:table-cell table:style-name="ce14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23" table:formula="of:=IF([.N28]=&quot;&quot;;&quot;?&quot;;IF([.P28]=&quot;&quot;;&quot;新規&quot;;IF([.N28]=[.P28];&quot;&quot;;&quot;変更あり&quot;)))">
            <text:p/>
          </table:table-cell>
          <table:table-cell table:style-name="ce14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41" table:formula="of:=IF([.P28]=&quot;&quot;;&quot;?&quot;;IF([.R28]=&quot;&quot;;&quot;新規&quot;;IF([.P28]=[.R28];&quot;&quot;;&quot;○&quot;)))">
            <text:p/>
          </table:table-cell>
          <table:table-cell table:style-name="ce147"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205" table:number-columns-repeated="2"/>
          <table:table-cell table:style-name="ce214"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41" office:value-type="string" calcext:value-type="string">
            <text:p>Application-2</text:p>
          </table:table-cell>
          <table:table-cell table:style-name="ce41"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41" office:value-type="string" calcext:value-type="string">
            <text:p>既定の内容で作成（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9]=&quot;&quot;;&quot;?&quot;;IF([.N29]=&quot;&quot;;&quot;新規&quot;;IF([.K29]=[.N29];&quot;&quot;;&quot;変更あり&quot;)))">
            <text:p/>
          </table:table-cell>
          <table:table-cell table:style-name="ce42" office:value-type="string" calcext:value-type="string">
            <text:p>-</text:p>
          </table:table-cell>
          <table:table-cell table:style-name="ce123" table:formula="of:=IF([.N29]=&quot;&quot;;&quot;?&quot;;IF([.P29]=&quot;&quot;;&quot;新規&quot;;IF([.N29]=[.P29];&quot;&quot;;&quot;変更あり&quot;)))">
            <text:p/>
          </table:table-cell>
          <table:table-cell table:style-name="ce42" office:value-type="string" calcext:value-type="string">
            <text:p>-</text:p>
          </table:table-cell>
          <table:table-cell table:style-name="ce41" table:formula="of:=IF([.P29]=&quot;&quot;;&quot;?&quot;;IF([.R29]=&quot;&quot;;&quot;新規&quot;;IF([.P29]=[.R29];&quot;&quot;;&quot;○&quot;)))">
            <text:p/>
          </table:table-cell>
          <table:table-cell table:style-name="ce205" office:value-type="string" calcext:value-type="string">
            <text:p>-</text:p>
          </table:table-cell>
          <table:table-cell table:style-name="ce205" table:number-columns-repeated="2"/>
          <table:table-cell table:style-name="ce214"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41" office:value-type="string" calcext:value-type="string">
            <text:p>Application-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作成しない</text:p>
          </table:table-cell>
          <table:table-cell table:style-name="ce41" office:value-type="string" calcext:value-type="string">
            <text:p>Firefox-setup.ini/Thunderbird-setup.iniを編集する</text:p>
          </table:table-cell>
          <table:table-cell table:style-name="ce42" office:value-type="string" calcext:value-type="string">
            <text:p>[Install]</text:p>
            <text:p>StartMenuShortcuts=false</text:p>
          </table:table-cell>
          <table:table-cell table:style-name="ce42"/>
          <table:table-cell table:style-name="ce123" table:formula="of:=IF([.K30]=&quot;&quot;;&quot;?&quot;;IF([.N30]=&quot;&quot;;&quot;新規&quot;;IF([.K30]=[.N30];&quot;&quot;;&quot;変更あり&quot;)))">
            <text:p/>
          </table:table-cell>
          <table:table-cell table:style-name="ce42" office:value-type="string" calcext:value-type="string">
            <text:p>[Install]</text:p>
            <text:p>StartMenuShortcuts=false</text:p>
          </table:table-cell>
          <table:table-cell table:style-name="ce123" table:formula="of:=IF([.N30]=&quot;&quot;;&quot;?&quot;;IF([.P30]=&quot;&quot;;&quot;新規&quot;;IF([.N30]=[.P30];&quot;&quot;;&quot;変更あり&quot;)))">
            <text:p/>
          </table:table-cell>
          <table:table-cell table:style-name="ce42" office:value-type="string" calcext:value-type="string">
            <text:p>[Install]</text:p>
            <text:p>StartMenuShortcuts=false</text:p>
          </table:table-cell>
          <table:table-cell table:style-name="ce41" table:formula="of:=IF([.P30]=&quot;&quot;;&quot;?&quot;;IF([.R30]=&quot;&quot;;&quot;新規&quot;;IF([.P30]=[.R30];&quot;&quot;;&quot;○&quot;)))">
            <text:p/>
          </table:table-cell>
          <table:table-cell table:style-name="ce205" office:value-type="string" calcext:value-type="string">
            <text:p>[Install]</text:p>
            <text:p>StartMenuShortcuts=false</text:p>
          </table:table-cell>
          <table:table-cell table:style-name="ce205" table:number-columns-repeated="2"/>
          <table:table-cell table:style-name="ce214"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41" office:value-type="string" calcext:value-type="string">
            <text:p>Application-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任意の内容で作成</text:p>
          </table:table-cell>
          <table:table-cell table:style-name="ce41" office:value-type="string" calcext:value-type="string">
            <text:p>1.Firefox-setup.ini/Thunderbird-setup.iniを編集する</text:p>
            <text:p>2.fainstall.iniを編集する</text:p>
          </table:table-cell>
          <table:table-cell table:style-name="ce147"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47"/>
          <table:table-cell table:style-name="ce123" table:formula="of:=IF([.K31]=&quot;&quot;;&quot;?&quot;;IF([.N31]=&quot;&quot;;&quot;新規&quot;;IF([.K31]=[.N31];&quot;&quot;;&quot;変更あり&quot;)))">
            <text:p/>
          </table:table-cell>
          <table:table-cell table:style-name="ce147"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23" table:formula="of:=IF([.N31]=&quot;&quot;;&quot;?&quot;;IF([.P31]=&quot;&quot;;&quot;新規&quot;;IF([.N31]=[.P31];&quot;&quot;;&quot;変更あり&quot;)))">
            <text:p/>
          </table:table-cell>
          <table:table-cell table:style-name="ce147"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41" table:formula="of:=IF([.P31]=&quot;&quot;;&quot;?&quot;;IF([.R31]=&quot;&quot;;&quot;新規&quot;;IF([.P31]=[.R31];&quot;&quot;;&quot;○&quot;)))">
            <text:p/>
          </table:table-cell>
          <table:table-cell table:style-name="ce147"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205" table:number-columns-repeated="2"/>
          <table:table-cell table:style-name="ce214"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41" office:value-type="string" calcext:value-type="string">
            <text:p>Application-3</text:p>
          </table:table-cell>
          <table:table-cell table:style-name="ce41"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41" office:value-type="string" calcext:value-type="string">
            <text:p>既定の内容で作成（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32]=&quot;&quot;;&quot;?&quot;;IF([.N32]=&quot;&quot;;&quot;新規&quot;;IF([.K32]=[.N32];&quot;&quot;;&quot;変更あり&quot;)))">
            <text:p/>
          </table:table-cell>
          <table:table-cell table:style-name="ce42" office:value-type="string" calcext:value-type="string">
            <text:p>-</text:p>
          </table:table-cell>
          <table:table-cell table:style-name="ce123" table:formula="of:=IF([.N32]=&quot;&quot;;&quot;?&quot;;IF([.P32]=&quot;&quot;;&quot;新規&quot;;IF([.N32]=[.P32];&quot;&quot;;&quot;変更あり&quot;)))">
            <text:p/>
          </table:table-cell>
          <table:table-cell table:style-name="ce42" office:value-type="string" calcext:value-type="string">
            <text:p>-</text:p>
          </table:table-cell>
          <table:table-cell table:style-name="ce41" table:formula="of:=IF([.P32]=&quot;&quot;;&quot;?&quot;;IF([.R32]=&quot;&quot;;&quot;新規&quot;;IF([.P32]=[.R32];&quot;&quot;;&quot;○&quot;)))">
            <text:p/>
          </table:table-cell>
          <table:table-cell table:style-name="ce205" office:value-type="string" calcext:value-type="string">
            <text:p>-</text:p>
          </table:table-cell>
          <table:table-cell table:style-name="ce205" table:number-columns-repeated="2"/>
          <table:table-cell table:style-name="ce214"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41" office:value-type="string" calcext:value-type="string">
            <text:p>Application-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作成しない</text:p>
          </table:table-cell>
          <table:table-cell table:style-name="ce41" office:value-type="string" calcext:value-type="string">
            <text:p>Firefox-setup.ini/Thunderbird-setup.iniを編集する</text:p>
          </table:table-cell>
          <table:table-cell table:style-name="ce42" office:value-type="string" calcext:value-type="string">
            <text:p>[Install]</text:p>
            <text:p>QuickLaunchShortcut=false</text:p>
          </table:table-cell>
          <table:table-cell table:style-name="ce42"/>
          <table:table-cell table:style-name="ce123" table:formula="of:=IF([.K33]=&quot;&quot;;&quot;?&quot;;IF([.N33]=&quot;&quot;;&quot;新規&quot;;IF([.K33]=[.N33];&quot;&quot;;&quot;変更あり&quot;)))">
            <text:p/>
          </table:table-cell>
          <table:table-cell table:style-name="ce42" office:value-type="string" calcext:value-type="string">
            <text:p>[Install]</text:p>
            <text:p>QuickLaunchShortcut=false</text:p>
          </table:table-cell>
          <table:table-cell table:style-name="ce123" table:formula="of:=IF([.N33]=&quot;&quot;;&quot;?&quot;;IF([.P33]=&quot;&quot;;&quot;新規&quot;;IF([.N33]=[.P33];&quot;&quot;;&quot;変更あり&quot;)))">
            <text:p/>
          </table:table-cell>
          <table:table-cell table:style-name="ce42" office:value-type="string" calcext:value-type="string">
            <text:p>[Install]</text:p>
            <text:p>QuickLaunchShortcut=false</text:p>
          </table:table-cell>
          <table:table-cell table:style-name="ce41" table:formula="of:=IF([.P33]=&quot;&quot;;&quot;?&quot;;IF([.R33]=&quot;&quot;;&quot;新規&quot;;IF([.P33]=[.R33];&quot;&quot;;&quot;○&quot;)))">
            <text:p/>
          </table:table-cell>
          <table:table-cell table:style-name="ce205" office:value-type="string" calcext:value-type="string">
            <text:p>[Install]</text:p>
            <text:p>QuickLaunchShortcut=false</text:p>
          </table:table-cell>
          <table:table-cell table:style-name="ce205" table:number-columns-repeated="2"/>
          <table:table-cell table:style-name="ce214"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41" office:value-type="string" calcext:value-type="string">
            <text:p>Application-4</text:p>
          </table:table-cell>
          <table:table-cell table:style-name="ce41"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41" office:value-type="string" calcext:value-type="string">
            <text:p>既定の名前（既定）</text:p>
          </table:table-cell>
          <table:table-cell table:number-columns-repeated="2" table:style-name="ce41" office:value-type="string" calcext:value-type="string">
            <text:p>-</text:p>
          </table:table-cell>
          <table:table-cell table:style-name="ce41"/>
          <table:table-cell table:style-name="ce123" table:formula="of:=IF([.K34]=&quot;&quot;;&quot;?&quot;;IF([.N34]=&quot;&quot;;&quot;新規&quot;;IF([.K34]=[.N34];&quot;&quot;;&quot;変更あり&quot;)))">
            <text:p/>
          </table:table-cell>
          <table:table-cell table:style-name="ce41" office:value-type="string" calcext:value-type="string">
            <text:p>-</text:p>
          </table:table-cell>
          <table:table-cell table:style-name="ce123" table:formula="of:=IF([.N34]=&quot;&quot;;&quot;?&quot;;IF([.P34]=&quot;&quot;;&quot;新規&quot;;IF([.N34]=[.P34];&quot;&quot;;&quot;変更あり&quot;)))">
            <text:p/>
          </table:table-cell>
          <table:table-cell table:style-name="ce205" office:value-type="string" calcext:value-type="string">
            <text:p>-</text:p>
          </table:table-cell>
          <table:table-cell table:style-name="ce41" table:formula="of:=IF([.P34]=&quot;&quot;;&quot;?&quot;;IF([.R34]=&quot;&quot;;&quot;新規&quot;;IF([.P34]=[.R34];&quot;&quot;;&quot;○&quot;)))">
            <text:p/>
          </table:table-cell>
          <table:table-cell table:style-name="ce205" office:value-type="string" calcext:value-type="string">
            <text:p>-</text:p>
          </table:table-cell>
          <table:table-cell table:style-name="ce205" table:number-columns-repeated="2"/>
          <table:table-cell table:style-name="ce214"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41" office:value-type="string" calcext:value-type="string">
            <text:p>Application-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内容</text:p>
          </table:table-cell>
          <table:table-cell table:style-name="ce41" office:value-type="string" calcext:value-type="string">
            <text:p>1. アドオン「UI Text Overrider」互換のスクリプトを導入する</text:p>
            <text:p>2. MCDで設定を反映する</text:p>
          </table:table-cell>
          <table:table-cell table:style-name="ce41"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1"/>
          <table:table-cell table:style-name="ce123" table:formula="of:=IF([.K35]=&quot;&quot;;&quot;?&quot;;IF([.N35]=&quot;&quot;;&quot;新規&quot;;IF([.K35]=[.N35];&quot;&quot;;&quot;変更あり&quot;)))" office:value-type="string" office:string-value="変更あり" calcext:value-type="string">
            <text:p>変更あり</text:p>
          </table:table-cell>
          <table:table-cell table:style-name="ce4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23" table:formula="of:=IF([.N35]=&quot;&quot;;&quot;?&quot;;IF([.P35]=&quot;&quot;;&quot;新規&quot;;IF([.N35]=[.P35];&quot;&quot;;&quot;変更あり&quot;)))">
            <text:p/>
          </table:table-cell>
          <table:table-cell table:style-name="ce20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1" table:formula="of:=IF([.P35]=&quot;&quot;;&quot;?&quot;;IF([.R35]=&quot;&quot;;&quot;新規&quot;;IF([.P35]=[.R35];&quot;&quot;;&quot;○&quot;)))">
            <text:p/>
          </table:table-cell>
          <table:table-cell table:style-name="ce205"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205" table:number-columns-repeated="2"/>
          <table:table-cell table:style-name="ce214"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41" office:value-type="string" calcext:value-type="string">
            <text:p>Application-5</text:p>
          </table:table-cell>
          <table:table-cell table:style-name="ce41"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41" office:value-type="string" calcext:value-type="string">
            <text:p>既定のアイコン（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36]=&quot;&quot;;&quot;?&quot;;IF([.N36]=&quot;&quot;;&quot;新規&quot;;IF([.K36]=[.N36];&quot;&quot;;&quot;変更あり&quot;)))">
            <text:p/>
          </table:table-cell>
          <table:table-cell table:style-name="ce123" office:value-type="string" calcext:value-type="string">
            <text:p>-</text:p>
          </table:table-cell>
          <table:table-cell table:style-name="ce123" table:formula="of:=IF([.N36]=&quot;&quot;;&quot;?&quot;;IF([.P36]=&quot;&quot;;&quot;新規&quot;;IF([.N36]=[.P36];&quot;&quot;;&quot;変更あり&quot;)))">
            <text:p/>
          </table:table-cell>
          <table:table-cell table:style-name="ce205" office:value-type="string" calcext:value-type="string">
            <text:p>-</text:p>
          </table:table-cell>
          <table:table-cell table:style-name="ce41" table:formula="of:=IF([.P36]=&quot;&quot;;&quot;?&quot;;IF([.R36]=&quot;&quot;;&quot;新規&quot;;IF([.P36]=[.R36];&quot;&quot;;&quot;○&quot;)))">
            <text:p/>
          </table:table-cell>
          <table:table-cell table:style-name="ce205" office:value-type="string" calcext:value-type="string">
            <text:p>-</text:p>
          </table:table-cell>
          <table:table-cell table:style-name="ce205" table:number-columns-repeated="2"/>
          <table:table-cell table:style-name="ce214"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41" office:value-type="string" calcext:value-type="string">
            <text:p>Application-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アイコン</text:p>
          </table:table-cell>
          <table:table-cell table:style-name="ce41"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23" office:value-type="string" calcext:value-type="string">
            <text:p>-</text:p>
          </table:table-cell>
          <table:table-cell table:style-name="ce123"/>
          <table:table-cell table:style-name="ce123" table:formula="of:=IF([.K37]=&quot;&quot;;&quot;?&quot;;IF([.N37]=&quot;&quot;;&quot;新規&quot;;IF([.K37]=[.N37];&quot;&quot;;&quot;変更あり&quot;)))">
            <text:p/>
          </table:table-cell>
          <table:table-cell table:style-name="ce123" office:value-type="string" calcext:value-type="string">
            <text:p>-</text:p>
          </table:table-cell>
          <table:table-cell table:style-name="ce123" table:formula="of:=IF([.N37]=&quot;&quot;;&quot;?&quot;;IF([.P37]=&quot;&quot;;&quot;新規&quot;;IF([.N37]=[.P37];&quot;&quot;;&quot;変更あり&quot;)))">
            <text:p/>
          </table:table-cell>
          <table:table-cell table:style-name="ce205" office:value-type="string" calcext:value-type="string">
            <text:p>-</text:p>
          </table:table-cell>
          <table:table-cell table:style-name="ce41" table:formula="of:=IF([.P37]=&quot;&quot;;&quot;?&quot;;IF([.R37]=&quot;&quot;;&quot;新規&quot;;IF([.P37]=[.R37];&quot;&quot;;&quot;○&quot;)))">
            <text:p/>
          </table:table-cell>
          <table:table-cell table:style-name="ce205" office:value-type="string" calcext:value-type="string">
            <text:p>-</text:p>
          </table:table-cell>
          <table:table-cell table:style-name="ce205" table:number-columns-repeated="2"/>
          <table:table-cell table:style-name="ce214"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41" office:value-type="string" calcext:value-type="string">
            <text:p>Application-6</text:p>
          </table:table-cell>
          <table:table-cell table:style-name="ce41"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41" office:value-type="string" calcext:value-type="string">
            <text:p>%AppData%内（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38]=&quot;&quot;;&quot;?&quot;;IF([.N38]=&quot;&quot;;&quot;新規&quot;;IF([.K38]=[.N38];&quot;&quot;;&quot;変更あり&quot;)))">
            <text:p/>
          </table:table-cell>
          <table:table-cell table:style-name="ce123" office:value-type="string" calcext:value-type="string">
            <text:p>-</text:p>
          </table:table-cell>
          <table:table-cell table:style-name="ce123" table:formula="of:=IF([.N38]=&quot;&quot;;&quot;?&quot;;IF([.P38]=&quot;&quot;;&quot;新規&quot;;IF([.N38]=[.P38];&quot;&quot;;&quot;変更あり&quot;)))">
            <text:p/>
          </table:table-cell>
          <table:table-cell table:style-name="ce205" office:value-type="string" calcext:value-type="string">
            <text:p>-</text:p>
          </table:table-cell>
          <table:table-cell table:style-name="ce41" table:formula="of:=IF([.P38]=&quot;&quot;;&quot;?&quot;;IF([.R38]=&quot;&quot;;&quot;新規&quot;;IF([.P38]=[.R38];&quot;&quot;;&quot;○&quot;)))">
            <text:p/>
          </table:table-cell>
          <table:table-cell table:style-name="ce205" office:value-type="string" calcext:value-type="string">
            <text:p>-</text:p>
          </table:table-cell>
          <table:table-cell table:style-name="ce205" table:number-columns-repeated="2"/>
          <table:table-cell table:style-name="ce214"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41" office:value-type="string" calcext:value-type="string">
            <text:p>Application-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任意の位置</text:p>
          </table:table-cell>
          <table:table-cell table:style-name="ce41" office:value-type="string" calcext:value-type="string">
            <text:p>fainstall.iniを編集する</text:p>
          </table:table-cell>
          <table:table-cell table:style-name="ce4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1"/>
          <table:table-cell table:style-name="ce123" table:formula="of:=IF([.K39]=&quot;&quot;;&quot;?&quot;;IF([.N39]=&quot;&quot;;&quot;新規&quot;;IF([.K39]=[.N39];&quot;&quot;;&quot;変更あり&quot;)))">
            <text:p/>
          </table:table-cell>
          <table:table-cell table:style-name="ce4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23" table:formula="of:=IF([.N39]=&quot;&quot;;&quot;?&quot;;IF([.P39]=&quot;&quot;;&quot;新規&quot;;IF([.N39]=[.P39];&quot;&quot;;&quot;変更あり&quot;)))">
            <text:p/>
          </table:table-cell>
          <table:table-cell table:style-name="ce20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1" table:formula="of:=IF([.P39]=&quot;&quot;;&quot;?&quot;;IF([.R39]=&quot;&quot;;&quot;新規&quot;;IF([.P39]=[.R39];&quot;&quot;;&quot;○&quot;)))">
            <text:p/>
          </table:table-cell>
          <table:table-cell table:style-name="ce205"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205" table:number-columns-repeated="2"/>
          <table:table-cell table:style-name="ce214"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41" office:value-type="string" calcext:value-type="string">
            <text:p>Application-7</text:p>
          </table:table-cell>
          <table:table-cell table:style-name="ce41"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41" office:value-type="string" calcext:value-type="string">
            <text:p>しない（オフィシャル版を使用）</text:p>
          </table:table-cell>
          <table:table-cell table:style-name="ce41"/>
          <table:table-cell table:style-name="ce41" office:value-type="string" calcext:value-type="string">
            <text:p>-</text:p>
          </table:table-cell>
          <table:table-cell table:style-name="ce41"/>
          <table:table-cell table:style-name="ce123" table:formula="of:=IF([.K40]=&quot;&quot;;&quot;?&quot;;IF([.N40]=&quot;&quot;;&quot;新規&quot;;IF([.K40]=[.N40];&quot;&quot;;&quot;変更あり&quot;)))">
            <text:p/>
          </table:table-cell>
          <table:table-cell table:style-name="ce41" office:value-type="string" calcext:value-type="string">
            <text:p>-</text:p>
          </table:table-cell>
          <table:table-cell table:style-name="ce123" table:formula="of:=IF([.N40]=&quot;&quot;;&quot;?&quot;;IF([.P40]=&quot;&quot;;&quot;新規&quot;;IF([.N40]=[.P40];&quot;&quot;;&quot;変更あり&quot;)))">
            <text:p/>
          </table:table-cell>
          <table:table-cell table:style-name="ce205" office:value-type="string" calcext:value-type="string">
            <text:p>-</text:p>
          </table:table-cell>
          <table:table-cell table:style-name="ce41" table:formula="of:=IF([.P40]=&quot;&quot;;&quot;?&quot;;IF([.R40]=&quot;&quot;;&quot;新規&quot;;IF([.P40]=[.R40];&quot;&quot;;&quot;○&quot;)))">
            <text:p/>
          </table:table-cell>
          <table:table-cell table:style-name="ce205" office:value-type="string" calcext:value-type="string">
            <text:p>-</text:p>
          </table:table-cell>
          <table:table-cell table:style-name="ce205" table:number-columns-repeated="2"/>
          <table:table-cell table:style-name="ce214"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41" office:value-type="string" calcext:value-type="string">
            <text:p>Application-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上の名称のみ変更する</text:p>
          </table:table-cell>
          <table:table-cell table:style-name="ce41" office:value-type="string" calcext:value-type="string">
            <text:p>1. 所定の手順に則り、言語リソースとブランディング関連リソースを修正する</text:p>
            <text:p>2. ビルドする</text:p>
          </table:table-cell>
          <table:table-cell table:style-name="ce41" office:value-type="string" calcext:value-type="string">
            <text:p>長いブランド名、短いブランド名を指定</text:p>
          </table:table-cell>
          <table:table-cell table:style-name="ce41"/>
          <table:table-cell table:style-name="ce123" table:formula="of:=IF([.K41]=&quot;&quot;;&quot;?&quot;;IF([.N41]=&quot;&quot;;&quot;新規&quot;;IF([.K41]=[.N41];&quot;&quot;;&quot;変更あり&quot;)))">
            <text:p/>
          </table:table-cell>
          <table:table-cell table:style-name="ce41" office:value-type="string" calcext:value-type="string">
            <text:p>長いブランド名、短いブランド名を指定</text:p>
          </table:table-cell>
          <table:table-cell table:style-name="ce123" table:formula="of:=IF([.N41]=&quot;&quot;;&quot;?&quot;;IF([.P41]=&quot;&quot;;&quot;新規&quot;;IF([.N41]=[.P41];&quot;&quot;;&quot;変更あり&quot;)))">
            <text:p/>
          </table:table-cell>
          <table:table-cell table:style-name="ce205" office:value-type="string" calcext:value-type="string">
            <text:p>長いブランド名、短いブランド名を指定</text:p>
          </table:table-cell>
          <table:table-cell table:style-name="ce41" table:formula="of:=IF([.P41]=&quot;&quot;;&quot;?&quot;;IF([.R41]=&quot;&quot;;&quot;新規&quot;;IF([.P41]=[.R41];&quot;&quot;;&quot;○&quot;)))">
            <text:p/>
          </table:table-cell>
          <table:table-cell table:style-name="ce205" office:value-type="string" calcext:value-type="string">
            <text:p>長いブランド名、短いブランド名を指定</text:p>
          </table:table-cell>
          <table:table-cell table:style-name="ce205" table:number-columns-repeated="2"/>
          <table:table-cell table:style-name="ce214"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41" office:value-type="string" calcext:value-type="string">
            <text:p>Application-7</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内部名も含めて変更する</text:p>
          </table:table-cell>
          <table:table-cell table:style-name="ce41" office:value-type="string" calcext:value-type="string">
            <text:p>1. 所定の手順に則り、言語リソース、ブランディング関連リソース、動作上の内部名を定義している箇所を修正する</text:p>
            <text:p>2. ビルドする</text:p>
          </table:table-cell>
          <table:table-cell table:style-name="ce41" office:value-type="string" calcext:value-type="string">
            <text:p>長いブランド名、短いブランド名を指定</text:p>
          </table:table-cell>
          <table:table-cell table:style-name="ce41"/>
          <table:table-cell table:style-name="ce123" table:formula="of:=IF([.K42]=&quot;&quot;;&quot;?&quot;;IF([.N42]=&quot;&quot;;&quot;新規&quot;;IF([.K42]=[.N42];&quot;&quot;;&quot;変更あり&quot;)))">
            <text:p/>
          </table:table-cell>
          <table:table-cell table:style-name="ce41" office:value-type="string" calcext:value-type="string">
            <text:p>長いブランド名、短いブランド名を指定</text:p>
          </table:table-cell>
          <table:table-cell table:style-name="ce123" table:formula="of:=IF([.N42]=&quot;&quot;;&quot;?&quot;;IF([.P42]=&quot;&quot;;&quot;新規&quot;;IF([.N42]=[.P42];&quot;&quot;;&quot;変更あり&quot;)))">
            <text:p/>
          </table:table-cell>
          <table:table-cell table:style-name="ce205" office:value-type="string" calcext:value-type="string">
            <text:p>長いブランド名、短いブランド名を指定</text:p>
          </table:table-cell>
          <table:table-cell table:style-name="ce41" table:formula="of:=IF([.P42]=&quot;&quot;;&quot;?&quot;;IF([.R42]=&quot;&quot;;&quot;新規&quot;;IF([.P42]=[.R42];&quot;&quot;;&quot;○&quot;)))">
            <text:p/>
          </table:table-cell>
          <table:table-cell table:style-name="ce205" office:value-type="string" calcext:value-type="string">
            <text:p>長いブランド名、短いブランド名を指定</text:p>
          </table:table-cell>
          <table:table-cell table:style-name="ce205" table:number-columns-repeated="2"/>
          <table:table-cell table:style-name="ce214"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41" office:value-type="string" calcext:value-type="string">
            <text:p>Admin-1</text:p>
          </table:table-cell>
          <table:table-cell table:style-name="ce41"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41" office:value-type="string" calcext:value-type="string">
            <text:p>ローカルのファイルで設定する</text:p>
          </table:table-cell>
          <table:table-cell table:style-name="ce41" office:value-type="string" calcext:value-type="string">
            <text:p>1. defaults/pref/autoconfig.jsに設定を反映する</text:p>
            <text:p>2. autoconfig.cfgに設定を反映する</text:p>
          </table:table-cell>
          <table:table-cell table:style-name="ce4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2"/>
          <table:table-cell table:style-name="ce123" table:formula="of:=IF([.K43]=&quot;&quot;;&quot;?&quot;;IF([.N43]=&quot;&quot;;&quot;新規&quot;;IF([.K43]=[.N43];&quot;&quot;;&quot;変更あり&quot;)))">
            <text:p/>
          </table:table-cell>
          <table:table-cell table:style-name="ce4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23" table:formula="of:=IF([.N43]=&quot;&quot;;&quot;?&quot;;IF([.P43]=&quot;&quot;;&quot;新規&quot;;IF([.N43]=[.P43];&quot;&quot;;&quot;変更あり&quot;)))">
            <text:p/>
          </table:table-cell>
          <table:table-cell table:style-name="ce4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1" table:formula="of:=IF([.P43]=&quot;&quot;;&quot;?&quot;;IF([.R43]=&quot;&quot;;&quot;新規&quot;;IF([.P43]=[.R43];&quot;&quot;;&quot;○&quot;)))">
            <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205" office:value-type="string" calcext:value-type="string">
            <text:p>変更無し</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214"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41" office:value-type="string" calcext:value-type="string">
            <text:p>Admin-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リモートのファイルで設定する</text:p>
          </table:table-cell>
          <table:table-cell table:style-name="ce41" office:value-type="string" calcext:value-type="string">
            <text:p>1. defaults/pref/autoconfig.jsに設定を反映する</text:p>
            <text:p>2. autoconfig.cfgに設定を反映する</text:p>
            <text:p>3. リモートに設定ファイルautoconfig.jscを設置する</text:p>
          </table:table-cell>
          <table:table-cell table:style-name="ce4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1"/>
          <table:table-cell table:style-name="ce123" table:formula="of:=IF([.K44]=&quot;&quot;;&quot;?&quot;;IF([.N44]=&quot;&quot;;&quot;新規&quot;;IF([.K44]=[.N44];&quot;&quot;;&quot;変更あり&quot;)))">
            <text:p/>
          </table:table-cell>
          <table:table-cell table:style-name="ce4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23" table:formula="of:=IF([.N44]=&quot;&quot;;&quot;?&quot;;IF([.P44]=&quot;&quot;;&quot;新規&quot;;IF([.N44]=[.P44];&quot;&quot;;&quot;変更あり&quot;)))">
            <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1" table:formula="of:=IF([.P44]=&quot;&quot;;&quot;?&quot;;IF([.R44]=&quot;&quot;;&quot;新規&quot;;IF([.P44]=[.R44];&quot;&quot;;&quot;○&quot;)))">
            <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205" office:value-type="string" calcext:value-type="string">
            <text:p>変更無し</text:p>
          </table:table-cell>
          <table:table-cell table:style-name="ce205"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214"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41" office:value-type="string" calcext:value-type="string">
            <text:p>Admin-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設定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45]=&quot;&quot;;&quot;?&quot;;IF([.N45]=&quot;&quot;;&quot;新規&quot;;IF([.K45]=[.N45];&quot;&quot;;&quot;変更あり&quot;)))">
            <text:p/>
          </table:table-cell>
          <table:table-cell table:style-name="ce42" office:value-type="string" calcext:value-type="string">
            <text:p>-</text:p>
          </table:table-cell>
          <table:table-cell table:style-name="ce123" table:formula="of:=IF([.N45]=&quot;&quot;;&quot;?&quot;;IF([.P45]=&quot;&quot;;&quot;新規&quot;;IF([.N45]=[.P45];&quot;&quot;;&quot;変更あり&quot;)))">
            <text:p/>
          </table:table-cell>
          <table:table-cell table:style-name="ce42" office:value-type="string" calcext:value-type="string">
            <text:p>-</text:p>
          </table:table-cell>
          <table:table-cell table:style-name="ce41" table:formula="of:=IF([.P45]=&quot;&quot;;&quot;?&quot;;IF([.R45]=&quot;&quot;;&quot;新規&quot;;IF([.P45]=[.R45];&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office:value-type="string" calcext:value-type="string">
            <text:p>-</text:p>
          </table:table-cell>
          <table:table-cell table:style-name="ce214"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41" office:value-type="string" calcext:value-type="string">
            <text:p>Admin-2</text:p>
          </table:table-cell>
          <table:table-cell table:style-name="ce41"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41" office:value-type="string" calcext:value-type="string">
            <text:p>警告する（既定）</text:p>
          </table:table-cell>
          <table:table-cell table:style-name="ce41" office:value-type="string" calcext:value-type="string">
            <text:p>MCDで設定を反映する</text:p>
          </table:table-cell>
          <table:table-cell table:style-name="ce42" office:value-type="string" calcext:value-type="string">
            <text:p>lockPref("extensions.autoDisableScopes", 15);</text:p>
          </table:table-cell>
          <table:table-cell table:style-name="ce42"/>
          <table:table-cell table:style-name="ce123" table:formula="of:=IF([.K46]=&quot;&quot;;&quot;?&quot;;IF([.N46]=&quot;&quot;;&quot;新規&quot;;IF([.K46]=[.N46];&quot;&quot;;&quot;変更あり&quot;)))">
            <text:p/>
          </table:table-cell>
          <table:table-cell table:style-name="ce42" office:value-type="string" calcext:value-type="string">
            <text:p>lockPref("extensions.autoDisableScopes", 15);</text:p>
          </table:table-cell>
          <table:table-cell table:style-name="ce123" table:formula="of:=IF([.N46]=&quot;&quot;;&quot;?&quot;;IF([.P46]=&quot;&quot;;&quot;新規&quot;;IF([.N46]=[.P46];&quot;&quot;;&quot;変更あり&quot;)))">
            <text:p/>
          </table:table-cell>
          <table:table-cell table:style-name="ce42" office:value-type="string" calcext:value-type="string">
            <text:p>lockPref("extensions.autoDisableScopes", 15);</text:p>
          </table:table-cell>
          <table:table-cell table:style-name="ce41" table:formula="of:=IF([.P46]=&quot;&quot;;&quot;?&quot;;IF([.R46]=&quot;&quot;;&quot;新規&quot;;IF([.P46]=[.R46];&quot;&quot;;&quot;○&quot;)))">
            <text:p/>
          </table:table-cell>
          <table:table-cell table:style-name="ce205" office:value-type="string" calcext:value-type="string">
            <text:p>lockPref("extensions.autoDisableScopes", 15);</text:p>
          </table:table-cell>
          <table:table-cell table:style-name="ce205" office:value-type="string" calcext:value-type="string">
            <text:p>変更無し</text:p>
          </table:table-cell>
          <table:table-cell table:style-name="ce205" office:value-type="string" calcext:value-type="string">
            <text:p>lockPref("extensions.autoDisableScopes", 15);</text:p>
          </table:table-cell>
          <table:table-cell table:style-name="ce214"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41" office:value-type="string" calcext:value-type="string">
            <text:p>Admin-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MCDで設定を反映する</text:p>
          </table:table-cell>
          <table:table-cell table:style-name="ce42" office:value-type="string" calcext:value-type="string">
            <text:p>lockPref("extensions.autoDisableScopes", 11);</text:p>
          </table:table-cell>
          <table:table-cell table:style-name="ce42"/>
          <table:table-cell table:style-name="ce123" table:formula="of:=IF([.K47]=&quot;&quot;;&quot;?&quot;;IF([.N47]=&quot;&quot;;&quot;新規&quot;;IF([.K47]=[.N47];&quot;&quot;;&quot;変更あり&quot;)))">
            <text:p/>
          </table:table-cell>
          <table:table-cell table:style-name="ce42" office:value-type="string" calcext:value-type="string">
            <text:p>lockPref("extensions.autoDisableScopes", 11);</text:p>
          </table:table-cell>
          <table:table-cell table:style-name="ce123" table:formula="of:=IF([.N47]=&quot;&quot;;&quot;?&quot;;IF([.P47]=&quot;&quot;;&quot;新規&quot;;IF([.N47]=[.P47];&quot;&quot;;&quot;変更あり&quot;)))">
            <text:p/>
          </table:table-cell>
          <table:table-cell table:style-name="ce42" office:value-type="string" calcext:value-type="string">
            <text:p>lockPref("extensions.autoDisableScopes", 11);</text:p>
          </table:table-cell>
          <table:table-cell table:style-name="ce41" table:formula="of:=IF([.P47]=&quot;&quot;;&quot;?&quot;;IF([.R47]=&quot;&quot;;&quot;新規&quot;;IF([.P47]=[.R47];&quot;&quot;;&quot;○&quot;)))">
            <text:p/>
          </table:table-cell>
          <table:table-cell table:style-name="ce205" office:value-type="string" calcext:value-type="string">
            <text:p>lockPref("extensions.autoDisableScopes", 11);</text:p>
          </table:table-cell>
          <table:table-cell table:style-name="ce205" office:value-type="string" calcext:value-type="string">
            <text:p>変更無し</text:p>
          </table:table-cell>
          <table:table-cell table:style-name="ce205" office:value-type="string" calcext:value-type="string">
            <text:p>lockPref("extensions.autoDisableScopes", 11);</text:p>
          </table:table-cell>
          <table:table-cell table:style-name="ce214"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41" office:value-type="string" calcext:value-type="string">
            <text:p>Admin-3(廃止)</text:p>
          </table:table-cell>
          <table:table-cell table:style-name="ce41"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41" office:value-type="string" calcext:value-type="string">
            <text:p>確認する（既定）</text:p>
          </table:table-cell>
          <table:table-cell table:style-name="ce41" office:value-type="string" calcext:value-type="string">
            <text:p>MCDで設定を反映する</text:p>
          </table:table-cell>
          <table:table-cell table:style-name="ce42" office:value-type="string" calcext:value-type="string">
            <text:p>lockPref("extensions.shownSelectionUI", false);</text:p>
            <text:p><text:span text:style-name="T5">lockPref("extensions.showMismatchUI", true);</text:span></text:p>
          </table:table-cell>
          <table:table-cell table:style-name="ce155" office:value-type="string" calcext:value-type="string">
            <text:p>Firefox 57で機能が削除されたため廃止。</text:p>
          </table:table-cell>
          <table:table-cell table:style-name="ce123" table:formula="of:=IF([.K48]=&quot;&quot;;&quot;?&quot;;IF([.N48]=&quot;&quot;;&quot;新規&quot;;IF([.K48]=[.N48];&quot;&quot;;&quot;変更あり&quot;)))">
            <text:p/>
          </table:table-cell>
          <table:table-cell table:style-name="ce42" office:value-type="string" calcext:value-type="string">
            <text:p>lockPref("extensions.shownSelectionUI", false);</text:p>
            <text:p><text:span text:style-name="T5">lockPref("extensions.showMismatchUI", true);</text:span></text:p>
          </table:table-cell>
          <table:table-cell table:style-name="ce123" table:formula="of:=IF([.N48]=&quot;&quot;;&quot;?&quot;;IF([.P48]=&quot;&quot;;&quot;新規&quot;;IF([.N48]=[.P48];&quot;&quot;;&quot;変更あり&quot;)))">
            <text:p/>
          </table:table-cell>
          <table:table-cell table:style-name="ce42" office:value-type="string" calcext:value-type="string">
            <text:p>lockPref("extensions.shownSelectionUI", false);</text:p>
            <text:p><text:span text:style-name="T5">lockPref("extensions.showMismatchUI", true);</text:span></text:p>
          </table:table-cell>
          <table:table-cell table:style-name="ce41" table:formula="of:=IF([.P48]=&quot;&quot;;&quot;?&quot;;IF([.R48]=&quot;&quot;;&quot;新規&quot;;IF([.P48]=[.R48];&quot;&quot;;&quot;○&quot;)))" office:value-type="string" office:string-value="○" calcext:value-type="string">
            <text:p>○</text:p>
          </table:table-cell>
          <table:table-cell table:style-name="ce205" office:value-type="string" calcext:value-type="string">
            <text:p>lockPref("extensions.shownSelectionUI", false);</text:p>
          </table:table-cell>
          <table:table-cell table:style-name="ce205" office:value-type="string" calcext:value-type="string">
            <text:p>変更無し</text:p>
          </table:table-cell>
          <table:table-cell table:style-name="ce205" office:value-type="string" calcext:value-type="string">
            <text:p>lockPref("extensions.shownSelectionUI", false);</text:p>
          </table:table-cell>
          <table:table-cell table:style-name="ce214"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41" office:value-type="string" calcext:value-type="string">
            <text:p>Admin-3(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確認しない</text:p>
          </table:table-cell>
          <table:table-cell table:style-name="ce41" office:value-type="string" calcext:value-type="string">
            <text:p>MCDで設定を反映する</text:p>
          </table:table-cell>
          <table:table-cell table:style-name="ce42" office:value-type="string" calcext:value-type="string">
            <text:p>lockPref("extensions.shownSelectionUI", true);</text:p>
            <text:p>lockPref("extensions.showMismatchUI", false);</text:p>
          </table:table-cell>
          <table:table-cell table:style-name="ce42"/>
          <table:table-cell table:style-name="ce123" table:formula="of:=IF([.K49]=&quot;&quot;;&quot;?&quot;;IF([.N49]=&quot;&quot;;&quot;新規&quot;;IF([.K49]=[.N49];&quot;&quot;;&quot;変更あり&quot;)))">
            <text:p/>
          </table:table-cell>
          <table:table-cell table:style-name="ce42" office:value-type="string" calcext:value-type="string">
            <text:p>lockPref("extensions.shownSelectionUI", true);</text:p>
            <text:p>lockPref("extensions.showMismatchUI", false);</text:p>
          </table:table-cell>
          <table:table-cell table:style-name="ce123" table:formula="of:=IF([.N49]=&quot;&quot;;&quot;?&quot;;IF([.P49]=&quot;&quot;;&quot;新規&quot;;IF([.N49]=[.P49];&quot;&quot;;&quot;変更あり&quot;)))">
            <text:p/>
          </table:table-cell>
          <table:table-cell table:style-name="ce42" office:value-type="string" calcext:value-type="string">
            <text:p>lockPref("extensions.shownSelectionUI", true);</text:p>
            <text:p>lockPref("extensions.showMismatchUI", false);</text:p>
          </table:table-cell>
          <table:table-cell table:style-name="ce41" table:formula="of:=IF([.P49]=&quot;&quot;;&quot;?&quot;;IF([.R49]=&quot;&quot;;&quot;新規&quot;;IF([.P49]=[.R49];&quot;&quot;;&quot;○&quot;)))" office:value-type="string" office:string-value="○" calcext:value-type="string">
            <text:p>○</text:p>
          </table:table-cell>
          <table:table-cell table:style-name="ce205" office:value-type="string" calcext:value-type="string">
            <text:p>lockPref("extensions.shownSelectionUI", true);</text:p>
          </table:table-cell>
          <table:table-cell table:style-name="ce205" office:value-type="string" calcext:value-type="string">
            <text:p>変更無し</text:p>
          </table:table-cell>
          <table:table-cell table:style-name="ce205" office:value-type="string" calcext:value-type="string">
            <text:p>lockPref("extensions.shownSelectionUI", true);</text:p>
          </table:table-cell>
          <table:table-cell table:style-name="ce214"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42" office:value-type="string" calcext:value-type="string">
            <text:p>Admin-4(廃止)</text:p>
          </table:table-cell>
          <table:table-cell table:style-name="ce42"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42" office:value-type="string" calcext:value-type="string">
            <text:p>許可する</text:p>
          </table:table-cell>
          <table:table-cell table:style-name="ce42" office:value-type="string" calcext:value-type="string">
            <text:p>MCDで設定を反映する</text:p>
          </table:table-cell>
          <table:table-cell table:style-name="ce42" office:value-type="string" calcext:value-type="string">
            <text:p>lockPref("xpinstall.signatures.required", false);</text:p>
          </table:table-cell>
          <table:table-cell table:style-name="ce42" office:value-type="string" calcext:value-type="string">
            <text:p>アドオンの署名義務化に伴い廃止。</text:p>
          </table:table-cell>
          <table:table-cell table:style-name="ce123" table:formula="of:=IF([.K50]=&quot;&quot;;&quot;?&quot;;IF([.N50]=&quot;&quot;;&quot;新規&quot;;IF([.K50]=[.N50];&quot;&quot;;&quot;変更あり&quot;)))">
            <text:p/>
          </table:table-cell>
          <table:table-cell table:style-name="ce42" office:value-type="string" calcext:value-type="string">
            <text:p>lockPref("xpinstall.signatures.required", false);</text:p>
          </table:table-cell>
          <table:table-cell table:style-name="ce123" table:formula="of:=IF([.N50]=&quot;&quot;;&quot;?&quot;;IF([.P50]=&quot;&quot;;&quot;新規&quot;;IF([.N50]=[.P50];&quot;&quot;;&quot;変更あり&quot;)))">
            <text:p/>
          </table:table-cell>
          <table:table-cell table:style-name="ce42" office:value-type="string" calcext:value-type="string">
            <text:p>lockPref("xpinstall.signatures.required", false);</text:p>
          </table:table-cell>
          <table:table-cell table:style-name="ce41" table:formula="of:=IF([.P50]=&quot;&quot;;&quot;?&quot;;IF([.R50]=&quot;&quot;;&quot;新規&quot;;IF([.P50]=[.R50];&quot;&quot;;&quot;○&quot;)))" office:value-type="string" office:string-value="新規" calcext:value-type="string">
            <text:p>新規</text:p>
          </table:table-cell>
          <table:table-cell table:style-name="ce205" table:number-columns-repeated="3"/>
          <table:table-cell table:style-name="ce214"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42" office:value-type="string" calcext:value-type="string">
            <text:p>Admin-4(廃止)</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規定）</text:p>
          </table:table-cell>
          <table:table-cell table:style-name="ce42" office:value-type="string" calcext:value-type="string">
            <text:p>MCDで設定を反映する</text:p>
          </table:table-cell>
          <table:table-cell table:style-name="ce42" office:value-type="string" calcext:value-type="string">
            <text:p>lockPref("xpinstall.signatures.required", true);</text:p>
          </table:table-cell>
          <table:table-cell table:style-name="ce42"/>
          <table:table-cell table:style-name="ce123" table:formula="of:=IF([.K51]=&quot;&quot;;&quot;?&quot;;IF([.N51]=&quot;&quot;;&quot;新規&quot;;IF([.K51]=[.N51];&quot;&quot;;&quot;変更あり&quot;)))">
            <text:p/>
          </table:table-cell>
          <table:table-cell table:style-name="ce42" office:value-type="string" calcext:value-type="string">
            <text:p>lockPref("xpinstall.signatures.required", true);</text:p>
          </table:table-cell>
          <table:table-cell table:style-name="ce123" table:formula="of:=IF([.N51]=&quot;&quot;;&quot;?&quot;;IF([.P51]=&quot;&quot;;&quot;新規&quot;;IF([.N51]=[.P51];&quot;&quot;;&quot;変更あり&quot;)))">
            <text:p/>
          </table:table-cell>
          <table:table-cell table:style-name="ce42" office:value-type="string" calcext:value-type="string">
            <text:p>lockPref("xpinstall.signatures.required", true);</text:p>
          </table:table-cell>
          <table:table-cell table:style-name="ce41" table:formula="of:=IF([.P51]=&quot;&quot;;&quot;?&quot;;IF([.R51]=&quot;&quot;;&quot;新規&quot;;IF([.P51]=[.R51];&quot;&quot;;&quot;○&quot;)))" office:value-type="string" office:string-value="新規" calcext:value-type="string">
            <text:p>新規</text:p>
          </table:table-cell>
          <table:table-cell table:style-name="ce205" table:number-columns-repeated="3"/>
          <table:table-cell table:style-name="ce214"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42" office:value-type="string" calcext:value-type="string">
            <text:p>Admin-5</text:p>
          </table:table-cell>
          <table:table-cell table:style-name="ce42" office:value-type="float" office:value="1" calcext:value-type="float">
            <text:p>1</text:p>
          </table:table-cell>
          <table:table-cell table:style-name="ce18" office:value-type="string" calcext:value-type="string" table:number-columns-spanned="1" table:number-rows-spanned="2">
            <text:p>管理者によるポリシー設定</text:p>
          </table:table-cell>
          <table:table-cell table:style-name="ce18" office:value-type="string" calcext:value-type="string" table:number-columns-spanned="1" table:number-rows-spanned="2">
            <text:p>ポリシー設定の使用の可否</text:p>
          </table:table-cell>
          <table:table-cell table:style-name="ce18" office:value-type="string" calcext:value-type="string" table:number-columns-spanned="1" table:number-rows-spanned="2">
            <text:p>-</text:p>
          </table:table-cell>
          <table:table-cell table:style-name="ce42" office:value-type="string" calcext:value-type="string">
            <text:p>使用する</text:p>
          </table:table-cell>
          <table:table-cell table:style-name="ce42" office:value-type="string" calcext:value-type="string">
            <text:p>1. MCDで設定を反映する</text:p>
            <text:p>2. distribution/policies.json を作成する</text:p>
          </table:table-cell>
          <table:table-cell table:style-name="ce42" office:value-type="string" calcext:value-type="string">
            <text:p>MCD:</text:p>
            <text:p>lockPref("browser.policies.enabled", true);</text:p>
            <text:p>lockPref("browser.policies.loglevel", "debug");</text:p>
            <text:p/>
            <text:p>policies.json:</text:p>
            <text:p>{ "policies": { … } }</text:p>
          </table:table-cell>
          <table:table-cell table:style-name="ce42"/>
          <table:table-cell table:style-name="ce123" table:formula="of:=IF([.K52]=&quot;&quot;;&quot;?&quot;;IF([.N52]=&quot;&quot;;&quot;新規&quot;;IF([.K52]=[.N52];&quot;&quot;;&quot;変更あり&quot;)))" office:value-type="string" office:string-value="新規" calcext:value-type="string">
            <text:p>新規</text:p>
          </table:table-cell>
          <table:table-cell table:style-name="ce42"/>
          <table:table-cell table:style-name="ce123"/>
          <table:table-cell table:style-name="ce42"/>
          <table:table-cell table:style-name="ce41"/>
          <table:table-cell table:style-name="ce205" table:number-columns-repeated="3"/>
          <table:table-cell table:style-name="ce214"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42" office:value-type="string" calcext:value-type="string">
            <text:p>Admin-5</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number-columns-repeated="2" table:style-name="ce42" office:value-type="string" calcext:value-type="string">
            <text:p>-</text:p>
          </table:table-cell>
          <table:table-cell table:style-name="ce42"/>
          <table:table-cell table:style-name="ce123" table:formula="of:=IF([.K53]=&quot;&quot;;&quot;?&quot;;IF([.N53]=&quot;&quot;;&quot;新規&quot;;IF([.K53]=[.N53];&quot;&quot;;&quot;変更あり&quot;)))" office:value-type="string" office:string-value="新規" calcext:value-type="string">
            <text:p>新規</text:p>
          </table:table-cell>
          <table:table-cell table:style-name="ce42"/>
          <table:table-cell table:style-name="ce123"/>
          <table:table-cell table:style-name="ce42"/>
          <table:table-cell table:style-name="ce41"/>
          <table:table-cell table:style-name="ce205" table:number-columns-repeated="3"/>
          <table:table-cell table:style-name="ce214"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廃止)-1" calcext:value-type="string">
            <text:p>Security-1(廃止)-1</text:p>
          </table:table-cell>
          <table:table-cell table:style-name="ce41" office:value-type="string" calcext:value-type="string">
            <text:p>Security-1(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独自のルート証明書をあらかじめ導入しておく</text:p>
          </table:table-cell>
          <table:table-cell table:style-name="ce17" office:value-type="string" calcext:value-type="string" table:number-columns-spanned="1" table:number-rows-spanned="3">
            <text:p>-</text:p>
          </table:table-cell>
          <table:table-cell table:style-name="ce41" office:value-type="string" calcext:value-type="string">
            <text:p>導入する</text:p>
          </table:table-cell>
          <table:table-cell table:style-name="ce130" office:value-type="string" calcext:value-type="string">
            <text:p>1. アドオン「Cert Importer」を導入する</text:p>
            <text:p>2. アドオン「Auto Confirm」を導入する</text:p>
            <text:p>3. MCDで設定を反映する</text:p>
          </table:table-cell>
          <table:table-cell table:style-name="ce130"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ext:p/>
            <text:p><text:span text:style-name="T6">[20180214:藤本]</text:span></text:p>
            <text:p><text:span text:style-name="T6">ESR60で対象のアドオンが見つかりませんでした。</text:span></text:p>
          </table:table-cell>
          <table:table-cell table:style-name="ce130" office:value-type="string" calcext:value-type="string">
            <text:p>Firefox 57以降アドオンが使用できなくなっため項目を廃止。</text:p>
          </table:table-cell>
          <table:table-cell table:style-name="ce123" table:formula="of:=IF([.K54]=&quot;&quot;;&quot;?&quot;;IF([.N54]=&quot;&quot;;&quot;新規&quot;;IF([.K54]=[.N54];&quot;&quot;;&quot;変更あり&quot;)))" office:value-type="string" office:string-value="変更あり" calcext:value-type="string">
            <text:p>変更あり</text:p>
          </table:table-cell>
          <table:table-cell table:style-name="ce41"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23" table:formula="of:=IF([.N54]=&quot;&quot;;&quot;?&quot;;IF([.P54]=&quot;&quot;;&quot;新規&quot;;IF([.N54]=[.P54];&quot;&quot;;&quot;変更あり&quot;)))" office:value-type="string" office:string-value="変更あり" calcext:value-type="string">
            <text:p>変更あり</text:p>
          </table:table-cell>
          <table:table-cell table:style-name="ce41"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41" table:formula="of:=IF([.P54]=&quot;&quot;;&quot;?&quot;;IF([.R54]=&quot;&quot;;&quot;新規&quot;;IF([.P54]=[.R54];&quot;&quot;;&quot;○&quot;)))" office:value-type="string" office:string-value="○" calcext:value-type="string">
            <text:p>○</text:p>
          </table:table-cell>
          <table:table-cell table:style-name="ce205" office:value-type="string" calcext:value-type="string">
            <text:p>lockPref("extensions.certimporter.importAs.*", 0);</text:p>
            <text:p>lockPref("extensions.certimporter.importAs.（ファイル名）", 1);</text:p>
          </table:table-cell>
          <table:table-cell table:style-name="ce205" office:value-type="string" calcext:value-type="string">
            <text:p>変更無し</text:p>
          </table:table-cell>
          <table:table-cell table:style-name="ce205" office:value-type="string" calcext:value-type="string">
            <text:p>lockPref("extensions.certimporter.importAs.*", 0);</text:p>
            <text:p>lockPref("extensions.certimporter.importAs.（ファイル名）", 1);</text:p>
          </table:table-cell>
          <table:table-cell table:style-name="ce214"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41" office:value-type="string" calcext:value-type="string">
            <text:p>Security-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導入しない（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55]=&quot;&quot;;&quot;?&quot;;IF([.N55]=&quot;&quot;;&quot;新規&quot;;IF([.K55]=[.N55];&quot;&quot;;&quot;変更あり&quot;)))">
            <text:p/>
          </table:table-cell>
          <table:table-cell table:style-name="ce123" office:value-type="string" calcext:value-type="string">
            <text:p>-</text:p>
          </table:table-cell>
          <table:table-cell table:style-name="ce123" table:formula="of:=IF([.N55]=&quot;&quot;;&quot;?&quot;;IF([.P55]=&quot;&quot;;&quot;新規&quot;;IF([.N55]=[.P55];&quot;&quot;;&quot;変更あり&quot;)))">
            <text:p/>
          </table:table-cell>
          <table:table-cell table:style-name="ce42" office:value-type="string" calcext:value-type="string">
            <text:p>-</text:p>
          </table:table-cell>
          <table:table-cell table:style-name="ce41" table:formula="of:=IF([.P55]=&quot;&quot;;&quot;?&quot;;IF([.R55]=&quot;&quot;;&quot;新規&quot;;IF([.P55]=[.R55];&quot;&quot;;&quot;○&quot;)))">
            <text:p/>
          </table:table-cell>
          <table:table-cell table:style-name="ce205" office:value-type="string" calcext:value-type="string">
            <text:p>-</text:p>
          </table:table-cell>
          <table:table-cell table:style-name="ce205" table:number-columns-repeated="2"/>
          <table:table-cell table:style-name="ce214"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41" office:value-type="string" calcext:value-type="string">
            <text:p>Security-1</text:p>
          </table:table-cell>
          <table:table-cell table:style-name="ce41" office:value-type="float" office:value="3" calcext:value-type="float">
            <text:p>3</text:p>
          </table:table-cell>
          <table:covered-table-cell table:number-columns-repeated="3" table:style-name="ce16"/>
          <table:table-cell table:style-name="ce123" office:value-type="string" calcext:value-type="string">
            <text:p>Windowsの証明書データベースから自動的にインポートする</text:p>
          </table:table-cell>
          <table:table-cell table:style-name="ce131" office:value-type="string" calcext:value-type="string">
            <text:p>MCDで設定を反映する</text:p>
          </table:table-cell>
          <table:table-cell table:style-name="ce123" office:value-type="string" calcext:value-type="string">
            <text:p>lockPref("security.enterprise_roots.enabled", true);</text:p>
          </table:table-cell>
          <table:table-cell table:style-name="ce123"/>
          <table:table-cell table:style-name="ce123" table:formula="of:=IF([.K56]=&quot;&quot;;&quot;?&quot;;IF([.N56]=&quot;&quot;;&quot;新規&quot;;IF([.K56]=[.N56];&quot;&quot;;&quot;変更あり&quot;)))">
            <text:p/>
          </table:table-cell>
          <table:table-cell table:style-name="ce123" office:value-type="string" calcext:value-type="string">
            <text:p>lockPref("security.enterprise_roots.enabled", true);</text:p>
          </table:table-cell>
          <table:table-cell table:style-name="ce123" table:formula="of:=IF([.N56]=&quot;&quot;;&quot;?&quot;;IF([.P56]=&quot;&quot;;&quot;新規&quot;;IF([.N56]=[.P56];&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41" office:value-type="string" calcext:value-type="string">
            <text:p>Security-2(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41" office:value-type="string" calcext:value-type="string">
            <text:p>自動的に再登録する</text:p>
          </table:table-cell>
          <table:table-cell table:style-name="ce130" office:value-type="string" calcext:value-type="string">
            <text:p>1. アドオン「Cert Importer」を導入する</text:p>
            <text:p>2. MCDで設定を反映する</text:p>
          </table:table-cell>
          <table:table-cell table:style-name="ce153" office:value-type="string" calcext:value-type="string">
            <text:p>lockPref("extensions.certimporter.allowRegisterAgain", true);</text:p>
          </table:table-cell>
          <table:table-cell table:style-name="ce130" office:value-type="string" calcext:value-type="string">
            <text:p>Firefox 57以降アドオンが使用できなくなっため項目を廃止。</text:p>
          </table:table-cell>
          <table:table-cell table:style-name="ce123" table:formula="of:=IF([.K57]=&quot;&quot;;&quot;?&quot;;IF([.N57]=&quot;&quot;;&quot;新規&quot;;IF([.K57]=[.N57];&quot;&quot;;&quot;変更あり&quot;)))">
            <text:p/>
          </table:table-cell>
          <table:table-cell table:style-name="ce42" office:value-type="string" calcext:value-type="string">
            <text:p>lockPref("extensions.certimporter.allowRegisterAgain", true);</text:p>
          </table:table-cell>
          <table:table-cell table:style-name="ce123" table:formula="of:=IF([.N57]=&quot;&quot;;&quot;?&quot;;IF([.P57]=&quot;&quot;;&quot;新規&quot;;IF([.N57]=[.P57];&quot;&quot;;&quot;変更あり&quot;)))">
            <text:p/>
          </table:table-cell>
          <table:table-cell table:style-name="ce42" office:value-type="string" calcext:value-type="string">
            <text:p>lockPref("extensions.certimporter.allowRegisterAgain", true);</text:p>
          </table:table-cell>
          <table:table-cell table:style-name="ce41" table:formula="of:=IF([.P57]=&quot;&quot;;&quot;?&quot;;IF([.R57]=&quot;&quot;;&quot;新規&quot;;IF([.P57]=[.R57];&quot;&quot;;&quot;○&quot;)))">
            <text:p/>
          </table:table-cell>
          <table:table-cell table:style-name="ce205" office:value-type="string" calcext:value-type="string">
            <text:p>lockPref("extensions.certimporter.allowRegisterAgain", true);</text:p>
          </table:table-cell>
          <table:table-cell table:style-name="ce205" office:value-type="string" calcext:value-type="string">
            <text:p>変更無し</text:p>
          </table:table-cell>
          <table:table-cell table:style-name="ce205" office:value-type="string" calcext:value-type="string">
            <text:p>lockPref("extensions.certimporter.allowRegisterAgain", true);</text:p>
          </table:table-cell>
          <table:table-cell table:style-name="ce214"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41" office:value-type="string" calcext:value-type="string">
            <text:p>Security-2(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自動的に再登録しない（既定）</text:p>
          </table:table-cell>
          <table:table-cell table:style-name="ce130" office:value-type="string" calcext:value-type="string">
            <text:p>1. アドオン「Cert Importer」を導入する</text:p>
            <text:p>2. MCDで設定を反映する</text:p>
          </table:table-cell>
          <table:table-cell table:style-name="ce153" office:value-type="string" calcext:value-type="string">
            <text:p>lockPref("extensions.certimporter.allowRegisterAgain", false);</text:p>
          </table:table-cell>
          <table:table-cell table:style-name="ce130" office:value-type="string" calcext:value-type="string">
            <text:p>Firefox 57以降アドオンが使用できなくなっため項目を廃止。</text:p>
          </table:table-cell>
          <table:table-cell table:style-name="ce123" table:formula="of:=IF([.K58]=&quot;&quot;;&quot;?&quot;;IF([.N58]=&quot;&quot;;&quot;新規&quot;;IF([.K58]=[.N58];&quot;&quot;;&quot;変更あり&quot;)))">
            <text:p/>
          </table:table-cell>
          <table:table-cell table:style-name="ce42" office:value-type="string" calcext:value-type="string">
            <text:p>lockPref("extensions.certimporter.allowRegisterAgain", false);</text:p>
          </table:table-cell>
          <table:table-cell table:style-name="ce123" table:formula="of:=IF([.N58]=&quot;&quot;;&quot;?&quot;;IF([.P58]=&quot;&quot;;&quot;新規&quot;;IF([.N58]=[.P58];&quot;&quot;;&quot;変更あり&quot;)))">
            <text:p/>
          </table:table-cell>
          <table:table-cell table:style-name="ce42" office:value-type="string" calcext:value-type="string">
            <text:p>lockPref("extensions.certimporter.allowRegisterAgain", false);</text:p>
          </table:table-cell>
          <table:table-cell table:style-name="ce41" table:formula="of:=IF([.P58]=&quot;&quot;;&quot;?&quot;;IF([.R58]=&quot;&quot;;&quot;新規&quot;;IF([.P58]=[.R58];&quot;&quot;;&quot;○&quot;)))">
            <text:p/>
          </table:table-cell>
          <table:table-cell table:style-name="ce205" office:value-type="string" calcext:value-type="string">
            <text:p>lockPref("extensions.certimporter.allowRegisterAgain", false);</text:p>
          </table:table-cell>
          <table:table-cell table:style-name="ce205" office:value-type="string" calcext:value-type="string">
            <text:p>変更無し</text:p>
          </table:table-cell>
          <table:table-cell table:style-name="ce205" office:value-type="string" calcext:value-type="string">
            <text:p>lockPref("extensions.certimporter.allowRegisterAgain", false);</text:p>
          </table:table-cell>
          <table:table-cell table:style-name="ce214"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41" office:value-type="string" calcext:value-type="string">
            <text:p>Security-3</text:p>
          </table:table-cell>
          <table:table-cell table:style-name="ce41" office:value-type="float" office:value="1" calcext:value-type="float">
            <text:p>1</text:p>
          </table:table-cell>
          <table:table-cell table:style-name="ce52" office:value-type="string" calcext:value-type="string" table:number-columns-spanned="1" table:number-rows-spanned="6">
            <text:p>セキュリティ</text:p>
          </table:table-cell>
          <table:table-cell table:style-name="ce52" office:value-type="string" calcext:value-type="string" table:number-columns-spanned="1" table:number-rows-spanned="6">
            <text:p>アドオンのインストールの可否</text:p>
          </table:table-cell>
          <table:table-cell table:style-name="ce52" office:value-type="string" calcext:value-type="string" table:number-columns-spanned="1" table:number-rows-spanned="6">
            <text:p>○</text:p>
          </table:table-cell>
          <table:table-cell table:style-name="ce41" office:value-type="string" calcext:value-type="string">
            <text:p>確認の上で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59]=&quot;&quot;;&quot;?&quot;;IF([.N59]=&quot;&quot;;&quot;新規&quot;;IF([.K59]=[.N59];&quot;&quot;;&quot;変更あり&quot;)))">
            <text:p/>
          </table:table-cell>
          <table:table-cell table:style-name="ce42" office:value-type="string" calcext:value-type="string">
            <text:p>-</text:p>
          </table:table-cell>
          <table:table-cell table:style-name="ce123" table:formula="of:=IF([.N59]=&quot;&quot;;&quot;?&quot;;IF([.P59]=&quot;&quot;;&quot;新規&quot;;IF([.N59]=[.P59];&quot;&quot;;&quot;変更あり&quot;)))">
            <text:p/>
          </table:table-cell>
          <table:table-cell table:style-name="ce42" office:value-type="string" calcext:value-type="string">
            <text:p>-</text:p>
          </table:table-cell>
          <table:table-cell table:style-name="ce41" table:formula="of:=IF([.P59]=&quot;&quot;;&quot;?&quot;;IF([.R59]=&quot;&quot;;&quot;新規&quot;;IF([.P59]=[.R59];&quot;&quot;;&quot;○&quot;)))">
            <text:p/>
          </table:table-cell>
          <table:table-cell table:style-name="ce205" office:value-type="string" calcext:value-type="string">
            <text:p>-</text:p>
          </table:table-cell>
          <table:table-cell table:style-name="ce205" table:number-columns-repeated="2"/>
          <table:table-cell table:style-name="ce214"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41" office:value-type="string" calcext:value-type="string">
            <text:p>Security-3</text:p>
          </table:table-cell>
          <table:table-cell table:style-name="ce41" office:value-type="float" office:value="2" calcext:value-type="float">
            <text:p>2</text:p>
          </table:table-cell>
          <table:covered-table-cell table:number-columns-repeated="3" table:style-name="ce53"/>
          <table:table-cell table:style-name="ce41" office:value-type="string" calcext:value-type="string">
            <text:p>特定サイトのみ常に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127" office:value-type="string" calcext:value-type="string">
            <text:p><text:span text:style-name="T7">lockPref("extensions.autopermission.sites.example.com", "install=1");</text:span></text:p>
            <text:p><text:span text:style-name="T3">clearPref("extensions.autopermission.sites.example.com.lastValue");</text:span></text:p>
          </table:table-cell>
          <table:table-cell table:style-name="ce164"/>
          <table:table-cell table:style-name="ce123" table:formula="of:=IF([.K60]=&quot;&quot;;&quot;?&quot;;IF([.N60]=&quot;&quot;;&quot;新規&quot;;IF([.K60]=[.N60];&quot;&quot;;&quot;変更あり&quot;)))">
            <text:p/>
          </table:table-cell>
          <table:table-cell table:style-name="ce164" office:value-type="string" calcext:value-type="string">
            <text:p>lockPref("extensions.autopermission.sites.example.com", "install=1");</text:p>
            <text:p><text:span text:style-name="T3">clearPref("extensions.autopermission.sites.example.com.lastValue");</text:span></text:p>
          </table:table-cell>
          <table:table-cell table:style-name="ce123" table:formula="of:=IF([.N60]=&quot;&quot;;&quot;?&quot;;IF([.P60]=&quot;&quot;;&quot;新規&quot;;IF([.N60]=[.P60];&quot;&quot;;&quot;変更あり&quot;)))" office:value-type="string" office:string-value="変更あり" calcext:value-type="string">
            <text:p>変更あり</text:p>
          </table:table-cell>
          <table:table-cell table:style-name="ce164" office:value-type="string" calcext:value-type="string">
            <text:p>lockPref("extensions.autopermission.sites.example.com", "install=1");</text:p>
          </table:table-cell>
          <table:table-cell table:style-name="ce41" table:formula="of:=IF([.P60]=&quot;&quot;;&quot;?&quot;;IF([.R60]=&quot;&quot;;&quot;新規&quot;;IF([.P60]=[.R60];&quot;&quot;;&quot;○&quot;)))" office:value-type="string" office:string-value="○" calcext:value-type="string">
            <text:p>○</text:p>
          </table:table-cell>
          <table:table-cell table:style-name="ce205" office:value-type="string" calcext:value-type="string">
            <text:p>-</text:p>
          </table:table-cell>
          <table:table-cell table:style-name="ce205" table:number-columns-repeated="2"/>
          <table:table-cell table:style-name="ce214"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41" office:value-type="string" calcext:value-type="string">
            <text:p>Security-3</text:p>
          </table:table-cell>
          <table:table-cell table:style-name="ce41" office:value-type="float" office:value="6" calcext:value-type="float">
            <text:p>6</text:p>
          </table:table-cell>
          <table:covered-table-cell table:number-columns-repeated="3" table:style-name="ce53"/>
          <table:table-cell table:style-name="ce29" office:value-type="string" calcext:value-type="string">
            <text:p>特定サイトのみ常に許可する（ポリシーとして設定）</text:p>
          </table:table-cell>
          <table:table-cell table:style-name="ce29" office:value-type="string" calcext:value-type="string">
            <text:p>Policy Engineのポリシーを設定する</text:p>
          </table:table-cell>
          <table:table-cell table:style-name="ce138" office:value-type="string" calcext:value-type="string">
            <text:p>"InstallAddons": { "Allow": ["(origin1)", "(origin2)", …] }</text:p>
          </table:table-cell>
          <table:table-cell table:style-name="ce164"/>
          <table:table-cell table:style-name="ce123" table:formula="of:=IF([.K61]=&quot;&quot;;&quot;?&quot;;IF([.N61]=&quot;&quot;;&quot;新規&quot;;IF([.K61]=[.N61];&quot;&quot;;&quot;変更あり&quot;)))" office:value-type="string" office:string-value="新規" calcext:value-type="string">
            <text:p>新規</text:p>
          </table:table-cell>
          <table:table-cell table:style-name="ce164"/>
          <table:table-cell table:style-name="ce123"/>
          <table:table-cell table:style-name="ce164"/>
          <table:table-cell table:style-name="ce41"/>
          <table:table-cell table:style-name="ce205" table:number-columns-repeated="3"/>
          <table:table-cell table:style-name="ce214"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41" office:value-type="string" calcext:value-type="string">
            <text:p>Security-3</text:p>
          </table:table-cell>
          <table:table-cell table:style-name="ce41" office:value-type="float" office:value="5" calcext:value-type="float">
            <text:p>5</text:p>
          </table:table-cell>
          <table:covered-table-cell table:number-columns-repeated="3" table:style-name="ce53"/>
          <table:table-cell table:style-name="ce41" office:value-type="string" calcext:value-type="string">
            <text:p>特定サイトのみ初期状態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76" office:value-type="string" calcext:value-type="string">
            <text:p>注意：この設定はHTTPS通信のみ有効です。HTTPだとこの設定に関わらず確認ポップアップが常に表示されます。</text:p>
          </table:table-cell>
          <table:table-cell table:style-name="ce123" table:formula="of:=IF([.K62]=&quot;&quot;;&quot;?&quot;;IF([.N62]=&quot;&quot;;&quot;新規&quot;;IF([.K62]=[.N62];&quot;&quot;;&quot;変更あり&quot;)))">
            <text:p/>
          </table:table-cell>
          <table:table-cell table:style-name="ce123"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23" table:formula="of:=IF([.N62]=&quot;&quot;;&quot;?&quot;;IF([.P62]=&quot;&quot;;&quot;新規&quot;;IF([.N62]=[.P62];&quot;&quot;;&quot;変更あり&quot;)))">
            <text:p/>
          </table:table-cell>
          <table:table-cell table:style-name="ce123"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41" table:formula="of:=IF([.P62]=&quot;&quot;;&quot;?&quot;;IF([.R62]=&quot;&quot;;&quot;新規&quot;;IF([.P62]=[.R62];&quot;&quot;;&quot;○&quot;)))" office:value-type="string" office:string-value="新規" calcext:value-type="string">
            <text:p>新規</text:p>
          </table:table-cell>
          <table:table-cell table:style-name="ce205" table:number-columns-repeated="3"/>
          <table:table-cell table:style-name="ce214"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41" office:value-type="string" calcext:value-type="string">
            <text:p>Security-3</text:p>
          </table:table-cell>
          <table:table-cell table:style-name="ce41" office:value-type="float" office:value="3" calcext:value-type="float">
            <text:p>3</text:p>
          </table:table-cell>
          <table:covered-table-cell table:number-columns-repeated="3" table:style-name="ce53"/>
          <table:table-cell table:style-name="ce41" office:value-type="string" calcext:value-type="string">
            <text:p>禁止する</text:p>
          </table:table-cell>
          <table:table-cell table:style-name="ce41" office:value-type="string" calcext:value-type="string">
            <text:p>1. アドオン「Disable Addons」互換のスクリプトを導入する</text:p>
            <text:p>2. MCDで設定を反映する</text:p>
          </table:table-cell>
          <table:table-cell table:style-name="ce42" office:value-type="string" calcext:value-type="string">
            <text:p>// 以下のスクリプトの内容をautoconfig.cfgへとコピペする</text:p>
            <text:p>https://github.com/clear-code/disableaddons/blob/master/autoconfig-disableaddons-complete.js</text:p>
          </table:table-cell>
          <table:table-cell table:style-name="ce42"/>
          <table:table-cell table:style-name="ce123" table:formula="of:=IF([.K63]=&quot;&quot;;&quot;?&quot;;IF([.N63]=&quot;&quot;;&quot;新規&quot;;IF([.K63]=[.N63];&quot;&quot;;&quot;変更あり&quot;)))" office:value-type="string" office:string-value="変更あり" calcext:value-type="string">
            <text:p>変更あり</text:p>
          </table:table-cell>
          <table:table-cell table:style-name="ce42"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3">lockPref("extensions.update.enabled", false);</text:span></text:p>
            <text:p><text:span text:style-name="T3">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23" table:formula="of:=IF([.N63]=&quot;&quot;;&quot;?&quot;;IF([.P63]=&quot;&quot;;&quot;新規&quot;;IF([.N63]=[.P63];&quot;&quot;;&quot;変更あり&quot;)))" office:value-type="string" office:string-value="変更あり" calcext:value-type="string">
            <text:p>変更あり</text:p>
          </table:table-cell>
          <table:table-cell table:style-name="ce4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41" table:formula="of:=IF([.P63]=&quot;&quot;;&quot;?&quot;;IF([.R63]=&quot;&quot;;&quot;新規&quot;;IF([.P63]=[.R63];&quot;&quot;;&quot;○&quot;)))" office:value-type="string" office:string-value="○" calcext:value-type="string">
            <text:p>○</text:p>
          </table:table-cell>
          <table:table-cell table:style-name="ce205"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205" table:number-columns-repeated="2"/>
          <table:table-cell table:style-name="ce214"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41" office:value-type="string" calcext:value-type="string">
            <text:p>Security-3</text:p>
          </table:table-cell>
          <table:table-cell table:style-name="ce41" office:value-type="float" office:value="4" calcext:value-type="float">
            <text:p>4</text:p>
          </table:table-cell>
          <table:covered-table-cell table:number-columns-repeated="3" table:style-name="ce53"/>
          <table:table-cell table:style-name="ce41" office:value-type="string" calcext:value-type="string">
            <text:p>禁止するが、設定の変更は許可する</text:p>
          </table:table-cell>
          <table:table-cell table:style-name="ce41" office:value-type="string" calcext:value-type="string">
            <text:p>1. アドオン「Disable Addons」互換（設定は許可)のスクリプトを導入する</text:p>
            <text:p>2. MCDで設定を反映する</text:p>
          </table:table-cell>
          <table:table-cell table:style-name="ce1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55"/>
          <table:table-cell table:style-name="ce123" table:formula="of:=IF([.K64]=&quot;&quot;;&quot;?&quot;;IF([.N64]=&quot;&quot;;&quot;新規&quot;;IF([.K64]=[.N64];&quot;&quot;;&quot;変更あり&quot;)))" office:value-type="string" office:string-value="変更あり" calcext:value-type="string">
            <text:p>変更あり</text:p>
          </table:table-cell>
          <table:table-cell table:style-name="ce42"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23" table:formula="of:=IF([.N64]=&quot;&quot;;&quot;?&quot;;IF([.P64]=&quot;&quot;;&quot;新規&quot;;IF([.N64]=[.P64];&quot;&quot;;&quot;変更あり&quot;)))" office:value-type="string" office:string-value="変更あり" calcext:value-type="string">
            <text:p>変更あり</text:p>
          </table:table-cell>
          <table:table-cell table:style-name="ce42"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41" table:formula="of:=IF([.P64]=&quot;&quot;;&quot;?&quot;;IF([.R64]=&quot;&quot;;&quot;新規&quot;;IF([.P64]=[.R64];&quot;&quot;;&quot;○&quot;)))" office:value-type="string" office:string-value="○" calcext:value-type="string">
            <text:p>○</text:p>
          </table:table-cell>
          <table:table-cell table:style-name="ce205" office:value-type="string" calcext:value-type="string">
            <text:p>lockPref("extensions.disableaddons@clear-code.com.disable.manager", false);</text:p>
          </table:table-cell>
          <table:table-cell table:style-name="ce205" table:number-columns-repeated="2"/>
          <table:table-cell table:style-name="ce214"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41" office:value-type="string" calcext:value-type="string">
            <text:p>Security-4</text:p>
          </table:table-cell>
          <table:table-cell table:style-name="ce41" office:value-type="float" office:value="1" calcext:value-type="float">
            <text:p>1</text:p>
          </table:table-cell>
          <table:table-cell table:style-name="ce52" office:value-type="string" calcext:value-type="string" table:number-columns-spanned="1" table:number-rows-spanned="6">
            <text:p>セキュリティ</text:p>
          </table:table-cell>
          <table:table-cell table:style-name="ce52" office:value-type="string" calcext:value-type="string" table:number-columns-spanned="1" table:number-rows-spanned="6">
            <text:p>広告などのポップアップの表示の可否</text:p>
          </table:table-cell>
          <table:table-cell table:style-name="ce52" office:value-type="string" calcext:value-type="string" table:number-columns-spanned="1" table:number-rows-spanned="6">
            <text:p>○</text:p>
          </table:table-cell>
          <table:table-cell table:style-name="ce41" office:value-type="string" calcext:value-type="string">
            <text:p>確認の上で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65]=&quot;&quot;;&quot;?&quot;;IF([.N65]=&quot;&quot;;&quot;新規&quot;;IF([.K65]=[.N65];&quot;&quot;;&quot;変更あり&quot;)))">
            <text:p/>
          </table:table-cell>
          <table:table-cell table:style-name="ce42" office:value-type="string" calcext:value-type="string">
            <text:p>-</text:p>
          </table:table-cell>
          <table:table-cell table:style-name="ce123" table:formula="of:=IF([.N65]=&quot;&quot;;&quot;?&quot;;IF([.P65]=&quot;&quot;;&quot;新規&quot;;IF([.N65]=[.P65];&quot;&quot;;&quot;変更あり&quot;)))">
            <text:p/>
          </table:table-cell>
          <table:table-cell table:style-name="ce42" office:value-type="string" calcext:value-type="string">
            <text:p>-</text:p>
          </table:table-cell>
          <table:table-cell table:style-name="ce41" table:formula="of:=IF([.P65]=&quot;&quot;;&quot;?&quot;;IF([.R65]=&quot;&quot;;&quot;新規&quot;;IF([.P65]=[.R65];&quot;&quot;;&quot;○&quot;)))">
            <text:p/>
          </table:table-cell>
          <table:table-cell table:style-name="ce205" office:value-type="string" calcext:value-type="string">
            <text:p>-</text:p>
          </table:table-cell>
          <table:table-cell table:style-name="ce205" table:number-columns-repeated="2"/>
          <table:table-cell table:style-name="ce214"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41" office:value-type="string" calcext:value-type="string">
            <text:p>Security-4</text:p>
          </table:table-cell>
          <table:table-cell table:style-name="ce41" office:value-type="float" office:value="2" calcext:value-type="float">
            <text:p>2</text:p>
          </table:table-cell>
          <table:covered-table-cell table:number-columns-repeated="3" table:style-name="ce53"/>
          <table:table-cell table:style-name="ce41" office:value-type="string" calcext:value-type="string">
            <text:p>特定サイトのみ常に確認無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111"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42"/>
          <table:table-cell table:style-name="ce123" table:formula="of:=IF([.K66]=&quot;&quot;;&quot;?&quot;;IF([.N66]=&quot;&quot;;&quot;新規&quot;;IF([.K66]=[.N66];&quot;&quot;;&quot;変更あり&quot;)))">
            <text:p/>
          </table:table-cell>
          <table:table-cell table:style-name="ce42"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23" table:formula="of:=IF([.N66]=&quot;&quot;;&quot;?&quot;;IF([.P66]=&quot;&quot;;&quot;新規&quot;;IF([.N66]=[.P66];&quot;&quot;;&quot;変更あり&quot;)))" office:value-type="string" office:string-value="変更あり" calcext:value-type="string">
            <text:p>変更あり</text:p>
          </table:table-cell>
          <table:table-cell table:style-name="ce42" office:value-type="string" calcext:value-type="string">
            <text:p>lockPref("extensions.autopermission.sites.(site)", "popup=1");</text:p>
          </table:table-cell>
          <table:table-cell table:style-name="ce41" table:formula="of:=IF([.P66]=&quot;&quot;;&quot;?&quot;;IF([.R66]=&quot;&quot;;&quot;新規&quot;;IF([.P66]=[.R66];&quot;&quot;;&quot;○&quot;)))">
            <text:p/>
          </table:table-cell>
          <table:table-cell table:style-name="ce205" office:value-type="string" calcext:value-type="string">
            <text:p>lockPref("extensions.autopermission.sites.(site)", "popup=1");</text:p>
          </table:table-cell>
          <table:table-cell table:style-name="ce205" table:number-columns-repeated="2"/>
          <table:table-cell table:style-name="ce214"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41" office:value-type="string" calcext:value-type="string">
            <text:p>Security-4</text:p>
          </table:table-cell>
          <table:table-cell table:style-name="ce41" office:value-type="float" office:value="6" calcext:value-type="float">
            <text:p>6</text:p>
          </table:table-cell>
          <table:covered-table-cell table:number-columns-repeated="3" table:style-name="ce53"/>
          <table:table-cell table:style-name="ce29" office:value-type="string" calcext:value-type="string">
            <text:p>特定サイトのみ常に確認無しで許可する（ポリシーで設定）</text:p>
          </table:table-cell>
          <table:table-cell table:style-name="ce29" office:value-type="string" calcext:value-type="string">
            <text:p>Policy Engineのポリシーを設定する</text:p>
          </table:table-cell>
          <table:table-cell table:style-name="ce111" office:value-type="string" calcext:value-type="string">
            <text:p>"Popups": { "Allow": ["(origin1)", "(origin2)", …] }</text:p>
          </table:table-cell>
          <table:table-cell table:style-name="ce42"/>
          <table:table-cell table:style-name="ce123" table:formula="of:=IF([.K67]=&quot;&quot;;&quot;?&quot;;IF([.N67]=&quot;&quot;;&quot;新規&quot;;IF([.K67]=[.N67];&quot;&quot;;&quot;変更あり&quot;)))" office:value-type="string" office:string-value="新規" calcext:value-type="string">
            <text:p>新規</text:p>
          </table:table-cell>
          <table:table-cell table:style-name="ce42"/>
          <table:table-cell table:style-name="ce123"/>
          <table:table-cell table:style-name="ce42"/>
          <table:table-cell table:style-name="ce41"/>
          <table:table-cell table:style-name="ce205" table:number-columns-repeated="3"/>
          <table:table-cell table:style-name="ce214"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41" office:value-type="string" calcext:value-type="string">
            <text:p>Security-4</text:p>
          </table:table-cell>
          <table:table-cell table:style-name="ce41" office:value-type="float" office:value="5" calcext:value-type="float">
            <text:p>5</text:p>
          </table:table-cell>
          <table:covered-table-cell table:number-columns-repeated="3" table:style-name="ce53"/>
          <table:table-cell table:style-name="ce41" office:value-type="string" calcext:value-type="string">
            <text:p>特定サイトのみ初期状態で確認無し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23"/>
          <table:table-cell table:style-name="ce123" table:formula="of:=IF([.K68]=&quot;&quot;;&quot;?&quot;;IF([.N68]=&quot;&quot;;&quot;新規&quot;;IF([.K68]=[.N68];&quot;&quot;;&quot;変更あり&quot;)))">
            <text:p/>
          </table:table-cell>
          <table:table-cell table:style-name="ce123"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23" table:formula="of:=IF([.N68]=&quot;&quot;;&quot;?&quot;;IF([.P68]=&quot;&quot;;&quot;新規&quot;;IF([.N68]=[.P68];&quot;&quot;;&quot;変更あり&quot;)))">
            <text:p/>
          </table:table-cell>
          <table:table-cell table:style-name="ce123"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41" table:formula="of:=IF([.P68]=&quot;&quot;;&quot;?&quot;;IF([.R68]=&quot;&quot;;&quot;新規&quot;;IF([.P68]=[.R68];&quot;&quot;;&quot;○&quot;)))" office:value-type="string" office:string-value="新規" calcext:value-type="string">
            <text:p>新規</text:p>
          </table:table-cell>
          <table:table-cell table:style-name="ce205" table:number-columns-repeated="3"/>
          <table:table-cell table:style-name="ce214"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41" office:value-type="string" calcext:value-type="string">
            <text:p>Security-4</text:p>
          </table:table-cell>
          <table:table-cell table:style-name="ce41" office:value-type="float" office:value="3" calcext:value-type="float">
            <text:p>3</text:p>
          </table:table-cell>
          <table:covered-table-cell table:number-columns-repeated="3" table:style-name="ce53"/>
          <table:table-cell table:style-name="ce41" office:value-type="string" calcext:value-type="string">
            <text:p>すべて確認無しで許可する</text:p>
          </table:table-cell>
          <table:table-cell table:style-name="ce41" office:value-type="string" calcext:value-type="string">
            <text:p>MCDで設定を反映する</text:p>
          </table:table-cell>
          <table:table-cell table:style-name="ce42" office:value-type="string" calcext:value-type="string">
            <text:p>lockPref("dom.disable_open_during_load", false);</text:p>
          </table:table-cell>
          <table:table-cell table:style-name="ce42"/>
          <table:table-cell table:style-name="ce123" table:formula="of:=IF([.K69]=&quot;&quot;;&quot;?&quot;;IF([.N69]=&quot;&quot;;&quot;新規&quot;;IF([.K69]=[.N69];&quot;&quot;;&quot;変更あり&quot;)))">
            <text:p/>
          </table:table-cell>
          <table:table-cell table:style-name="ce42" office:value-type="string" calcext:value-type="string">
            <text:p>lockPref("dom.disable_open_during_load", false);</text:p>
          </table:table-cell>
          <table:table-cell table:style-name="ce123" table:formula="of:=IF([.N69]=&quot;&quot;;&quot;?&quot;;IF([.P69]=&quot;&quot;;&quot;新規&quot;;IF([.N69]=[.P69];&quot;&quot;;&quot;変更あり&quot;)))">
            <text:p/>
          </table:table-cell>
          <table:table-cell table:style-name="ce42" office:value-type="string" calcext:value-type="string">
            <text:p>lockPref("dom.disable_open_during_load", false);</text:p>
          </table:table-cell>
          <table:table-cell table:style-name="ce41" table:formula="of:=IF([.P69]=&quot;&quot;;&quot;?&quot;;IF([.R69]=&quot;&quot;;&quot;新規&quot;;IF([.P69]=[.R69];&quot;&quot;;&quot;○&quot;)))">
            <text:p/>
          </table:table-cell>
          <table:table-cell table:style-name="ce205" office:value-type="string" calcext:value-type="string">
            <text:p>lockPref("dom.disable_open_during_load", false);</text:p>
          </table:table-cell>
          <table:table-cell table:style-name="ce205" office:value-type="string" calcext:value-type="string">
            <text:p>変更無し</text:p>
          </table:table-cell>
          <table:table-cell table:style-name="ce205" office:value-type="string" calcext:value-type="string">
            <text:p>lockPref("dom.disable_open_during_load", false);</text:p>
          </table:table-cell>
          <table:table-cell table:style-name="ce214"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41" office:value-type="string" calcext:value-type="string">
            <text:p>Security-4</text:p>
          </table:table-cell>
          <table:table-cell table:style-name="ce41" office:value-type="float" office:value="4" calcext:value-type="float">
            <text:p>4</text:p>
          </table:table-cell>
          <table:covered-table-cell table:number-columns-repeated="3" table:style-name="ce53"/>
          <table:table-cell table:style-name="ce41" office:value-type="string" calcext:value-type="string">
            <text:p>禁止する</text:p>
          </table:table-cell>
          <table:table-cell table:style-name="ce41" office:value-type="string" calcext:value-type="string">
            <text:p>-</text:p>
          </table:table-cell>
          <table:table-cell table:style-name="ce42" office:value-type="string" calcext:value-type="string">
            <text:p>MCDで</text:p>
            <text:p>lockPref("dom.disable_open_during_load", true);</text:p>
            <text:p>と設定した上で、「UI・キーボードショートカット無効化項目一覧」に従いUIを無効化</text:p>
          </table:table-cell>
          <table:table-cell table:style-name="ce42"/>
          <table:table-cell table:style-name="ce123" table:formula="of:=IF([.K70]=&quot;&quot;;&quot;?&quot;;IF([.N70]=&quot;&quot;;&quot;新規&quot;;IF([.K70]=[.N70];&quot;&quot;;&quot;変更あり&quot;)))">
            <text:p/>
          </table:table-cell>
          <table:table-cell table:style-name="ce42" office:value-type="string" calcext:value-type="string">
            <text:p>MCDで</text:p>
            <text:p>lockPref("dom.disable_open_during_load", true);</text:p>
            <text:p>と設定した上で、「UI・キーボードショートカット無効化項目一覧」に従いUIを無効化</text:p>
          </table:table-cell>
          <table:table-cell table:style-name="ce123" table:formula="of:=IF([.N70]=&quot;&quot;;&quot;?&quot;;IF([.P70]=&quot;&quot;;&quot;新規&quot;;IF([.N70]=[.P70];&quot;&quot;;&quot;変更あり&quot;)))">
            <text:p/>
          </table:table-cell>
          <table:table-cell table:style-name="ce42" office:value-type="string" calcext:value-type="string">
            <text:p>MCDで</text:p>
            <text:p>lockPref("dom.disable_open_during_load", true);</text:p>
            <text:p>と設定した上で、「UI・キーボードショートカット無効化項目一覧」に従いUIを無効化</text:p>
          </table:table-cell>
          <table:table-cell table:style-name="ce41" table:formula="of:=IF([.P70]=&quot;&quot;;&quot;?&quot;;IF([.R70]=&quot;&quot;;&quot;新規&quot;;IF([.P70]=[.R70];&quot;&quot;;&quot;○&quot;)))">
            <text:p/>
          </table:table-cell>
          <table:table-cell table:style-name="ce205" office:value-type="string" calcext:value-type="string">
            <text:p>MCDで</text:p>
            <text:p>lockPref("dom.disable_open_during_load", true);</text:p>
            <text:p>と設定した上で、「UI・キーボードショートカット無効化項目一覧」に従いUIを無効化</text:p>
          </table:table-cell>
          <table:table-cell table:style-name="ce205" office:value-type="string" calcext:value-type="string">
            <text:p>変更無し</text:p>
          </table:table-cell>
          <table:table-cell table:style-name="ce205" office:value-type="string" calcext:value-type="string">
            <text:p>lockPref("dom.disable_open_during_load", true);</text:p>
          </table:table-cell>
          <table:table-cell table:style-name="ce214"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41" office:value-type="string" calcext:value-type="string">
            <text:p>Security-5</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攻撃サイトに対する警告の可否</text:p>
          </table:table-cell>
          <table:table-cell table:style-name="ce15" office:value-type="string" calcext:value-type="string" table:number-columns-spanned="1" table:number-rows-spanned="2">
            <text:p>-</text:p>
          </table:table-cell>
          <table:table-cell table:style-name="ce41" office:value-type="string" calcext:value-type="string">
            <text:p>警告する（既定）</text:p>
          </table:table-cell>
          <table:table-cell table:style-name="ce123"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42"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78"/>
          <table:table-cell table:style-name="ce123" table:formula="of:=IF([.K71]=&quot;&quot;;&quot;?&quot;;IF([.N71]=&quot;&quot;;&quot;新規&quot;;IF([.K71]=[.N71];&quot;&quot;;&quot;変更あり&quot;)))">
            <text:p/>
          </table:table-cell>
          <table:table-cell table:style-name="ce42"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3" table:formula="of:=IF([.N71]=&quot;&quot;;&quot;?&quot;;IF([.P71]=&quot;&quot;;&quot;新規&quot;;IF([.N71]=[.P71];&quot;&quot;;&quot;変更あり&quot;)))" office:value-type="string" office:string-value="変更あり" calcext:value-type="string">
            <text:p>変更あり</text:p>
          </table:table-cell>
          <table:table-cell table:style-name="ce42" office:value-type="string" calcext:value-type="string">
            <text:p>lockPref("browser.safebrowsing.malware.enabled", true);</text:p>
          </table:table-cell>
          <table:table-cell table:style-name="ce41" table:formula="of:=IF([.P71]=&quot;&quot;;&quot;?&quot;;IF([.R71]=&quot;&quot;;&quot;新規&quot;;IF([.P71]=[.R71];&quot;&quot;;&quot;○&quot;)))">
            <text:p/>
          </table:table-cell>
          <table:table-cell table:style-name="ce205" office:value-type="string" calcext:value-type="string">
            <text:p>lockPref("browser.safebrowsing.malware.enabled", true);</text:p>
          </table:table-cell>
          <table:table-cell table:style-name="ce205" office:value-type="string" calcext:value-type="string">
            <text:p>変更無し</text:p>
          </table:table-cell>
          <table:table-cell table:style-name="ce205" office:value-type="string" calcext:value-type="string">
            <text:p>lockPref("browser.safebrowsing.malware.enabled", true);</text:p>
          </table:table-cell>
          <table:table-cell table:style-name="ce214"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41" office:value-type="string" calcext:value-type="string">
            <text:p>Security-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1"/>
          <table:table-cell table:style-name="ce123" table:formula="of:=IF([.K72]=&quot;&quot;;&quot;?&quot;;IF([.N72]=&quot;&quot;;&quot;新規&quot;;IF([.K72]=[.N72];&quot;&quot;;&quot;変更あり&quot;)))">
            <text:p/>
          </table:table-cell>
          <table:table-cell table:style-name="ce4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23" table:formula="of:=IF([.N72]=&quot;&quot;;&quot;?&quot;;IF([.P72]=&quot;&quot;;&quot;新規&quot;;IF([.N72]=[.P72];&quot;&quot;;&quot;変更あり&quot;)))" office:value-type="string" office:string-value="変更あり" calcext:value-type="string">
            <text:p>変更あり</text:p>
          </table:table-cell>
          <table:table-cell table:style-name="ce20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41" table:formula="of:=IF([.P72]=&quot;&quot;;&quot;?&quot;;IF([.R72]=&quot;&quot;;&quot;新規&quot;;IF([.P72]=[.R72];&quot;&quot;;&quot;○&quot;)))" office:value-type="string" office:string-value="○" calcext:value-type="string">
            <text:p>○</text:p>
          </table:table-cell>
          <table:table-cell table:style-name="ce205"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214"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41" office:value-type="string" calcext:value-type="string">
            <text:p>Security-6</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偽装サイトに対する警告の可否</text:p>
          </table:table-cell>
          <table:table-cell table:style-name="ce15" office:value-type="string" calcext:value-type="string" table:number-columns-spanned="1" table:number-rows-spanned="2">
            <text:p>-</text:p>
          </table:table-cell>
          <table:table-cell table:style-name="ce41" office:value-type="string" calcext:value-type="string">
            <text:p>警告する（既定）</text:p>
          </table:table-cell>
          <table:table-cell table:style-name="ce41" office:value-type="string" calcext:value-type="string">
            <text:p>MCDで設定を反映する</text:p>
          </table:table-cell>
          <table:table-cell table:style-name="ce42" office:value-type="string" calcext:value-type="string">
            <text:p>lockPref("browser.safebrowsing.phishing.enabled", true);</text:p>
          </table:table-cell>
          <table:table-cell table:style-name="ce42"/>
          <table:table-cell table:style-name="ce123" table:formula="of:=IF([.K73]=&quot;&quot;;&quot;?&quot;;IF([.N73]=&quot;&quot;;&quot;新規&quot;;IF([.K73]=[.N73];&quot;&quot;;&quot;変更あり&quot;)))">
            <text:p/>
          </table:table-cell>
          <table:table-cell table:style-name="ce42" office:value-type="string" calcext:value-type="string">
            <text:p>lockPref("browser.safebrowsing.phishing.enabled", true);</text:p>
          </table:table-cell>
          <table:table-cell table:style-name="ce123" table:formula="of:=IF([.N73]=&quot;&quot;;&quot;?&quot;;IF([.P73]=&quot;&quot;;&quot;新規&quot;;IF([.N73]=[.P73];&quot;&quot;;&quot;変更あり&quot;)))" office:value-type="string" office:string-value="変更あり" calcext:value-type="string">
            <text:p>変更あり</text:p>
          </table:table-cell>
          <table:table-cell table:style-name="ce42" office:value-type="string" calcext:value-type="string">
            <text:p>lockPref("browser.safebrowsing.enabled", true);</text:p>
          </table:table-cell>
          <table:table-cell table:style-name="ce41" table:formula="of:=IF([.P73]=&quot;&quot;;&quot;?&quot;;IF([.R73]=&quot;&quot;;&quot;新規&quot;;IF([.P73]=[.R73];&quot;&quot;;&quot;○&quot;)))">
            <text:p/>
          </table:table-cell>
          <table:table-cell table:style-name="ce205" office:value-type="string" calcext:value-type="string">
            <text:p>lockPref("browser.safebrowsing.enabled", true);</text:p>
          </table:table-cell>
          <table:table-cell table:style-name="ce205" office:value-type="string" calcext:value-type="string">
            <text:p>変更無し</text:p>
          </table:table-cell>
          <table:table-cell table:style-name="ce205" office:value-type="string" calcext:value-type="string">
            <text:p>lockPref("browser.safebrowsing.enabled", true);</text:p>
          </table:table-cell>
          <table:table-cell table:style-name="ce214"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41" office:value-type="string" calcext:value-type="string">
            <text:p>Security-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41"/>
          <table:table-cell table:style-name="ce123" table:formula="of:=IF([.K74]=&quot;&quot;;&quot;?&quot;;IF([.N74]=&quot;&quot;;&quot;新規&quot;;IF([.K74]=[.N74];&quot;&quot;;&quot;変更あり&quot;)))">
            <text:p/>
          </table:table-cell>
          <table:table-cell table:style-name="ce41"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3" table:formula="of:=IF([.N74]=&quot;&quot;;&quot;?&quot;;IF([.P74]=&quot;&quot;;&quot;新規&quot;;IF([.N74]=[.P74];&quot;&quot;;&quot;変更あり&quot;)))" office:value-type="string" office:string-value="変更あり" calcext:value-type="string">
            <text:p>変更あり</text:p>
          </table:table-cell>
          <table:table-cell table:style-name="ce20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41" table:formula="of:=IF([.P74]=&quot;&quot;;&quot;?&quot;;IF([.R74]=&quot;&quot;;&quot;新規&quot;;IF([.P74]=[.R74];&quot;&quot;;&quot;○&quot;)))" office:value-type="string" office:string-value="○" calcext:value-type="string">
            <text:p>○</text:p>
          </table:table-cell>
          <table:table-cell table:style-name="ce205"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214"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41" office:value-type="string" calcext:value-type="string">
            <text:p>Security-7（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プラグインのインストール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75]=&quot;&quot;;&quot;?&quot;;IF([.N75]=&quot;&quot;;&quot;新規&quot;;IF([.K75]=[.N75];&quot;&quot;;&quot;変更あり&quot;)))">
            <text:p/>
          </table:table-cell>
          <table:table-cell table:style-name="ce123" office:value-type="string" calcext:value-type="string">
            <text:p>-</text:p>
          </table:table-cell>
          <table:table-cell table:style-name="ce123" table:formula="of:=IF([.N75]=&quot;&quot;;&quot;?&quot;;IF([.P75]=&quot;&quot;;&quot;新規&quot;;IF([.N75]=[.P75];&quot;&quot;;&quot;変更あり&quot;)))">
            <text:p/>
          </table:table-cell>
          <table:table-cell table:style-name="ce41" office:value-type="string" calcext:value-type="string">
            <text:p>-</text:p>
          </table:table-cell>
          <table:table-cell table:style-name="ce41" table:formula="of:=IF([.P75]=&quot;&quot;;&quot;?&quot;;IF([.R75]=&quot;&quot;;&quot;新規&quot;;IF([.P75]=[.R75];&quot;&quot;;&quot;○&quot;)))">
            <text:p/>
          </table:table-cell>
          <table:table-cell table:style-name="ce205" office:value-type="string" calcext:value-type="string">
            <text:p>-</text:p>
          </table:table-cell>
          <table:table-cell table:style-name="ce205" table:number-columns-repeated="2"/>
          <table:table-cell table:style-name="ce214"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41" office:value-type="string" calcext:value-type="string">
            <text:p>Security-7（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一切禁止する</text:p>
          </table:table-cell>
          <table:table-cell table:style-name="ce132" office:value-type="string" calcext:value-type="string">
            <text:p>MCDで設定を反映する</text:p>
          </table:table-cell>
          <table:table-cell table:style-name="ce41" office:value-type="string" calcext:value-type="string">
            <text:p>-（Firefox 38で廃止）</text:p>
          </table:table-cell>
          <table:table-cell table:style-name="ce41"/>
          <table:table-cell table:style-name="ce123" table:formula="of:=IF([.K76]=&quot;&quot;;&quot;?&quot;;IF([.N76]=&quot;&quot;;&quot;新規&quot;;IF([.K76]=[.N76];&quot;&quot;;&quot;変更あり&quot;)))">
            <text:p/>
          </table:table-cell>
          <table:table-cell table:style-name="ce41" office:value-type="string" calcext:value-type="string">
            <text:p>-（Firefox 38で廃止）</text:p>
          </table:table-cell>
          <table:table-cell table:style-name="ce123" table:formula="of:=IF([.N76]=&quot;&quot;;&quot;?&quot;;IF([.P76]=&quot;&quot;;&quot;新規&quot;;IF([.N76]=[.P76];&quot;&quot;;&quot;変更あり&quot;)))">
            <text:p/>
          </table:table-cell>
          <table:table-cell table:style-name="ce130" office:value-type="string" calcext:value-type="string">
            <text:p>-（Firefox 38で廃止）</text:p>
          </table:table-cell>
          <table:table-cell table:style-name="ce41" table:formula="of:=IF([.P76]=&quot;&quot;;&quot;?&quot;;IF([.R76]=&quot;&quot;;&quot;新規&quot;;IF([.P76]=[.R76];&quot;&quot;;&quot;○&quot;)))" office:value-type="string" office:string-value="○" calcext:value-type="string">
            <text:p>○</text:p>
          </table:table-cell>
          <table:table-cell table:style-name="ce205"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205" office:value-type="string" calcext:value-type="string">
            <text:p>変更無し</text:p>
          </table:table-cell>
          <table:table-cell table:style-name="ce205" office:value-type="string" calcext:value-type="string">
            <text:p>lockPref("plugins.hide_infobar_for_missing_plugin", true);</text:p>
            <text:p>lockPref("plugins.hide_infobar_for_outdated_plugin", true);</text:p>
          </table:table-cell>
          <table:table-cell table:style-name="ce214"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41" office:value-type="string" calcext:value-type="string">
            <text:p>Security-8</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77]=&quot;&quot;;&quot;?&quot;;IF([.N77]=&quot;&quot;;&quot;新規&quot;;IF([.K77]=[.N77];&quot;&quot;;&quot;変更あり&quot;)))">
            <text:p/>
          </table:table-cell>
          <table:table-cell table:style-name="ce123" office:value-type="string" calcext:value-type="string">
            <text:p>-</text:p>
          </table:table-cell>
          <table:table-cell table:style-name="ce123" table:formula="of:=IF([.N77]=&quot;&quot;;&quot;?&quot;;IF([.P77]=&quot;&quot;;&quot;新規&quot;;IF([.N77]=[.P77];&quot;&quot;;&quot;変更あり&quot;)))">
            <text:p/>
          </table:table-cell>
          <table:table-cell table:style-name="ce42" office:value-type="string" calcext:value-type="string">
            <text:p>-</text:p>
          </table:table-cell>
          <table:table-cell table:style-name="ce41" table:formula="of:=IF([.P77]=&quot;&quot;;&quot;?&quot;;IF([.R77]=&quot;&quot;;&quot;新規&quot;;IF([.P77]=[.R77];&quot;&quot;;&quot;○&quot;)))">
            <text:p/>
          </table:table-cell>
          <table:table-cell table:style-name="ce205" office:value-type="string" calcext:value-type="string">
            <text:p>-</text:p>
          </table:table-cell>
          <table:table-cell table:style-name="ce205" table:number-columns-repeated="2"/>
          <table:table-cell table:style-name="ce214"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41" office:value-type="string" calcext:value-type="string">
            <text:p>Security-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Disable About Something」互換のスクリプトを導入する</text:p>
            <text:p>2. MCDで設定を反映する</text:p>
          </table:table-cell>
          <table:table-cell table:style-name="ce42" office:value-type="string" calcext:value-type="string">
            <text:p>lockPref("extensions.disable-about-something@clear-code.com.about.（サフィックス）", <text:s/>false);</text:p>
          </table:table-cell>
          <table:table-cell table:style-name="ce42"/>
          <table:table-cell table:style-name="ce123" table:formula="of:=IF([.K78]=&quot;&quot;;&quot;?&quot;;IF([.N78]=&quot;&quot;;&quot;新規&quot;;IF([.K78]=[.N78];&quot;&quot;;&quot;変更あり&quot;)))">
            <text:p/>
          </table:table-cell>
          <table:table-cell table:style-name="ce42" office:value-type="string" calcext:value-type="string">
            <text:p>lockPref("extensions.disable-about-something@clear-code.com.about.（サフィックス）", <text:s/>false);</text:p>
          </table:table-cell>
          <table:table-cell table:style-name="ce123" table:formula="of:=IF([.N78]=&quot;&quot;;&quot;?&quot;;IF([.P78]=&quot;&quot;;&quot;新規&quot;;IF([.N78]=[.P78];&quot;&quot;;&quot;変更あり&quot;)))">
            <text:p/>
          </table:table-cell>
          <table:table-cell table:style-name="ce42" office:value-type="string" calcext:value-type="string">
            <text:p>lockPref("extensions.disable-about-something@clear-code.com.about.（サフィックス）", <text:s/>false);</text:p>
          </table:table-cell>
          <table:table-cell table:style-name="ce41" table:formula="of:=IF([.P78]=&quot;&quot;;&quot;?&quot;;IF([.R78]=&quot;&quot;;&quot;新規&quot;;IF([.P78]=[.R78];&quot;&quot;;&quot;○&quot;)))">
            <text:p/>
          </table:table-cell>
          <table:table-cell table:style-name="ce205" office:value-type="string" calcext:value-type="string">
            <text:p>lockPref("extensions.disable-about-something@clear-code.com.about.（サフィックス）", <text:s/>false);</text:p>
          </table:table-cell>
          <table:table-cell table:style-name="ce205" office:value-type="string" calcext:value-type="string">
            <text:p>変更無し</text:p>
          </table:table-cell>
          <table:table-cell table:style-name="ce205" office:value-type="string" calcext:value-type="string">
            <text:p>lockPref("extensions.disable-about-something@clear-code.com.about.（サフィックス）", <text:s/>false);</text:p>
          </table:table-cell>
          <table:table-cell table:style-name="ce214"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41" office:value-type="string" calcext:value-type="string">
            <text:p>Security-9</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about:configの利用の可否</text:p>
          </table:table-cell>
          <table:table-cell table:style-name="ce17" office:value-type="string" calcext:value-type="string" table:number-columns-spanned="1" table:number-rows-spanned="3">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79]=&quot;&quot;;&quot;?&quot;;IF([.N79]=&quot;&quot;;&quot;新規&quot;;IF([.K79]=[.N79];&quot;&quot;;&quot;変更あり&quot;)))">
            <text:p/>
          </table:table-cell>
          <table:table-cell table:style-name="ce123" office:value-type="string" calcext:value-type="string">
            <text:p>-</text:p>
          </table:table-cell>
          <table:table-cell table:style-name="ce123" table:formula="of:=IF([.N79]=&quot;&quot;;&quot;?&quot;;IF([.P79]=&quot;&quot;;&quot;新規&quot;;IF([.N79]=[.P79];&quot;&quot;;&quot;変更あり&quot;)))">
            <text:p/>
          </table:table-cell>
          <table:table-cell table:style-name="ce42" office:value-type="string" calcext:value-type="string">
            <text:p>-</text:p>
          </table:table-cell>
          <table:table-cell table:style-name="ce41" table:formula="of:=IF([.P79]=&quot;&quot;;&quot;?&quot;;IF([.R79]=&quot;&quot;;&quot;新規&quot;;IF([.P79]=[.R79];&quot;&quot;;&quot;○&quot;)))">
            <text:p/>
          </table:table-cell>
          <table:table-cell table:style-name="ce205" office:value-type="string" calcext:value-type="string">
            <text:p>-</text:p>
          </table:table-cell>
          <table:table-cell table:style-name="ce205" table:number-columns-repeated="2"/>
          <table:table-cell table:style-name="ce214"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41" office:value-type="string" calcext:value-type="string">
            <text:p>Security-9</text:p>
          </table:table-cell>
          <table:table-cell table:style-name="ce41" office:value-type="float" office:value="2" calcext:value-type="float">
            <text:p>2</text:p>
          </table:table-cell>
          <table:covered-table-cell table:number-columns-repeated="3" table:style-name="ce53"/>
          <table:table-cell table:style-name="ce41" office:value-type="string" calcext:value-type="string">
            <text:p>禁止する</text:p>
          </table:table-cell>
          <table:table-cell table:style-name="ce41" office:value-type="string" calcext:value-type="string">
            <text:p>アドオン「Disable about:config」を導入する</text:p>
          </table:table-cell>
          <table:table-cell table:style-name="ce123" office:value-type="string" calcext:value-type="string">
            <text:p>-</text:p>
          </table:table-cell>
          <table:table-cell table:style-name="ce123"/>
          <table:table-cell table:style-name="ce123" table:formula="of:=IF([.K80]=&quot;&quot;;&quot;?&quot;;IF([.N80]=&quot;&quot;;&quot;新規&quot;;IF([.K80]=[.N80];&quot;&quot;;&quot;変更あり&quot;)))">
            <text:p/>
          </table:table-cell>
          <table:table-cell table:style-name="ce123" office:value-type="string" calcext:value-type="string">
            <text:p>-</text:p>
          </table:table-cell>
          <table:table-cell table:style-name="ce123" table:formula="of:=IF([.N80]=&quot;&quot;;&quot;?&quot;;IF([.P80]=&quot;&quot;;&quot;新規&quot;;IF([.N80]=[.P80];&quot;&quot;;&quot;変更あり&quot;)))">
            <text:p/>
          </table:table-cell>
          <table:table-cell table:style-name="ce42" office:value-type="string" calcext:value-type="string">
            <text:p>-</text:p>
          </table:table-cell>
          <table:table-cell table:style-name="ce41" table:formula="of:=IF([.P80]=&quot;&quot;;&quot;?&quot;;IF([.R80]=&quot;&quot;;&quot;新規&quot;;IF([.P80]=[.R80];&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office:value-type="string" calcext:value-type="string">
            <text:p>-</text:p>
          </table:table-cell>
          <table:table-cell table:style-name="ce214"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41" office:value-type="string" calcext:value-type="string">
            <text:p>Security-9</text:p>
          </table:table-cell>
          <table:table-cell table:style-name="ce41" office:value-type="float" office:value="3" calcext:value-type="float">
            <text:p>3</text:p>
          </table:table-cell>
          <table:covered-table-cell table:number-columns-repeated="3" table:style-name="ce16"/>
          <table:table-cell table:style-name="ce29" office:value-type="string" calcext:value-type="string">
            <text:p>禁止する（ポリシーで設定）</text:p>
          </table:table-cell>
          <table:table-cell table:style-name="ce29" office:value-type="string" calcext:value-type="string">
            <text:p>Policy Engineのポリシーを設定する</text:p>
          </table:table-cell>
          <table:table-cell table:style-name="ce29" office:value-type="string" calcext:value-type="string">
            <text:p>"BlockAboutConfig": true</text:p>
          </table:table-cell>
          <table:table-cell table:style-name="ce123"/>
          <table:table-cell table:style-name="ce123" table:formula="of:=IF([.K81]=&quot;&quot;;&quot;?&quot;;IF([.N81]=&quot;&quot;;&quot;新規&quot;;IF([.K81]=[.N81];&quot;&quot;;&quot;変更あり&quot;)))" office:value-type="string" office:string-value="新規" calcext:value-type="string">
            <text:p>新規</text:p>
          </table:table-cell>
          <table:table-cell table:style-name="ce123" table:number-columns-repeated="2"/>
          <table:table-cell table:style-name="ce42"/>
          <table:table-cell table:style-name="ce41"/>
          <table:table-cell table:style-name="ce205" table:number-columns-repeated="3"/>
          <table:table-cell table:style-name="ce214"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41" office:value-type="string" calcext:value-type="string">
            <text:p>Security-10（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エラーコンソール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1" office:value-type="string" calcext:value-type="string">
            <text:p>-（Firefox 48で廃止）</text:p>
          </table:table-cell>
          <table:table-cell table:style-name="ce41"/>
          <table:table-cell table:style-name="ce123" table:formula="of:=IF([.K82]=&quot;&quot;;&quot;?&quot;;IF([.N82]=&quot;&quot;;&quot;新規&quot;;IF([.K82]=[.N82];&quot;&quot;;&quot;変更あり&quot;)))">
            <text:p/>
          </table:table-cell>
          <table:table-cell table:style-name="ce41" office:value-type="string" calcext:value-type="string">
            <text:p>-（Firefox 48で廃止）</text:p>
          </table:table-cell>
          <table:table-cell table:style-name="ce123" table:formula="of:=IF([.N82]=&quot;&quot;;&quot;?&quot;;IF([.P82]=&quot;&quot;;&quot;新規&quot;;IF([.N82]=[.P82];&quot;&quot;;&quot;変更あり&quot;)))" office:value-type="string" office:string-value="変更あり" calcext:value-type="string">
            <text:p>変更あり</text:p>
          </table:table-cell>
          <table:table-cell table:style-name="ce42" office:value-type="string" calcext:value-type="string">
            <text:p>lockPref("devtools.errorconsole.enabled", true);</text:p>
          </table:table-cell>
          <table:table-cell table:style-name="ce41" table:formula="of:=IF([.P82]=&quot;&quot;;&quot;?&quot;;IF([.R82]=&quot;&quot;;&quot;新規&quot;;IF([.P82]=[.R82];&quot;&quot;;&quot;○&quot;)))">
            <text:p/>
          </table:table-cell>
          <table:table-cell table:style-name="ce205" office:value-type="string" calcext:value-type="string">
            <text:p>lockPref("devtools.errorconsole.enabled", true);</text:p>
          </table:table-cell>
          <table:table-cell table:style-name="ce205" office:value-type="string" calcext:value-type="string">
            <text:p>変更無し</text:p>
          </table:table-cell>
          <table:table-cell table:style-name="ce205" office:value-type="string" calcext:value-type="string">
            <text:p>lockPref("devtools.errorconsole.enabled", true);</text:p>
          </table:table-cell>
          <table:table-cell table:style-name="ce214"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41" office:value-type="string" calcext:value-type="string">
            <text:p>Security-10（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MCDで設定を反映する</text:p>
          </table:table-cell>
          <table:table-cell table:style-name="ce41" office:value-type="string" calcext:value-type="string">
            <text:p>-</text:p>
          </table:table-cell>
          <table:table-cell table:style-name="ce41"/>
          <table:table-cell table:style-name="ce123" table:formula="of:=IF([.K83]=&quot;&quot;;&quot;?&quot;;IF([.N83]=&quot;&quot;;&quot;新規&quot;;IF([.K83]=[.N83];&quot;&quot;;&quot;変更あり&quot;)))">
            <text:p/>
          </table:table-cell>
          <table:table-cell table:style-name="ce41" office:value-type="string" calcext:value-type="string">
            <text:p>-</text:p>
          </table:table-cell>
          <table:table-cell table:style-name="ce123" table:formula="of:=IF([.N83]=&quot;&quot;;&quot;?&quot;;IF([.P83]=&quot;&quot;;&quot;新規&quot;;IF([.N83]=[.P83];&quot;&quot;;&quot;変更あり&quot;)))" office:value-type="string" office:string-value="変更あり" calcext:value-type="string">
            <text:p>変更あり</text:p>
          </table:table-cell>
          <table:table-cell table:style-name="ce42" office:value-type="string" calcext:value-type="string">
            <text:p>lockPref("devtools.errorconsole.enabled", false);</text:p>
          </table:table-cell>
          <table:table-cell table:style-name="ce41" table:formula="of:=IF([.P83]=&quot;&quot;;&quot;?&quot;;IF([.R83]=&quot;&quot;;&quot;新規&quot;;IF([.P83]=[.R83];&quot;&quot;;&quot;○&quot;)))">
            <text:p/>
          </table:table-cell>
          <table:table-cell table:style-name="ce205" office:value-type="string" calcext:value-type="string">
            <text:p>lockPref("devtools.errorconsole.enabled", false);</text:p>
          </table:table-cell>
          <table:table-cell table:style-name="ce205" office:value-type="string" calcext:value-type="string">
            <text:p>変更無し</text:p>
          </table:table-cell>
          <table:table-cell table:style-name="ce205" office:value-type="string" calcext:value-type="string">
            <text:p>lockPref("devtools.errorconsole.enabled", false);</text:p>
          </table:table-cell>
          <table:table-cell table:style-name="ce214"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41" office:value-type="string" calcext:value-type="string">
            <text:p>Security-11（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SNS連携機能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number-columns-repeated="2" table:style-name="ce41" office:value-type="string" calcext:value-type="string">
            <text:p>-</text:p>
          </table:table-cell>
          <table:table-cell table:style-name="ce41"/>
          <table:table-cell table:style-name="ce123" table:formula="of:=IF([.K84]=&quot;&quot;;&quot;?&quot;;IF([.N84]=&quot;&quot;;&quot;新規&quot;;IF([.K84]=[.N84];&quot;&quot;;&quot;変更あり&quot;)))">
            <text:p/>
          </table:table-cell>
          <table:table-cell table:style-name="ce41" office:value-type="string" calcext:value-type="string">
            <text:p>-</text:p>
          </table:table-cell>
          <table:table-cell table:style-name="ce123" table:formula="of:=IF([.N84]=&quot;&quot;;&quot;?&quot;;IF([.P84]=&quot;&quot;;&quot;新規&quot;;IF([.N84]=[.P84];&quot;&quot;;&quot;変更あり&quot;)))">
            <text:p/>
          </table:table-cell>
          <table:table-cell table:style-name="ce41" office:value-type="string" calcext:value-type="string">
            <text:p>-</text:p>
          </table:table-cell>
          <table:table-cell table:style-name="ce41" table:formula="of:=IF([.P84]=&quot;&quot;;&quot;?&quot;;IF([.R84]=&quot;&quot;;&quot;新規&quot;;IF([.P84]=[.R84];&quot;&quot;;&quot;○&quot;)))">
            <text:p/>
          </table:table-cell>
          <table:table-cell table:style-name="ce205" office:value-type="string" calcext:value-type="string">
            <text:p>-</text:p>
          </table:table-cell>
          <table:table-cell table:style-name="ce205" table:number-columns-repeated="2"/>
          <table:table-cell table:style-name="ce214"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41" office:value-type="string" calcext:value-type="string">
            <text:p>Security-11（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text:p>
          </table:table-cell>
          <table:table-cell table:style-name="ce126" office:value-type="string" calcext:value-type="string">
            <text:p>-<text:span text:style-name="T9">（Firefox 57で廃止）</text:span></text:p>
          </table:table-cell>
          <table:table-cell table:style-name="ce126"/>
          <table:table-cell table:style-name="ce123" table:formula="of:=IF([.K85]=&quot;&quot;;&quot;?&quot;;IF([.N85]=&quot;&quot;;&quot;新規&quot;;IF([.K85]=[.N85];&quot;&quot;;&quot;変更あり&quot;)))" office:value-type="string" office:string-value="変更あり" calcext:value-type="string">
            <text:p>変更あり</text:p>
          </table:table-cell>
          <table:table-cell table:style-name="ce126" office:value-type="string" calcext:value-type="string">
            <text:p><text:span text:style-name="T2">MCD:</text:span></text:p>
            <text:p><text:span text:style-name="T11">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23" table:formula="of:=IF([.N85]=&quot;&quot;;&quot;?&quot;;IF([.P85]=&quot;&quot;;&quot;新規&quot;;IF([.N85]=[.P85];&quot;&quot;;&quot;変更あり&quot;)))">
            <text:p/>
          </table:table-cell>
          <table:table-cell table:style-name="ce126" office:value-type="string" calcext:value-type="string">
            <text:p><text:span text:style-name="T2">MCD:</text:span></text:p>
            <text:p><text:span text:style-name="T11">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41" table:formula="of:=IF([.P85]=&quot;&quot;;&quot;?&quot;;IF([.R85]=&quot;&quot;;&quot;新規&quot;;IF([.P85]=[.R85];&quot;&quot;;&quot;○&quot;)))" office:value-type="string" office:string-value="○" calcext:value-type="string">
            <text:p>○</text:p>
          </table:table-cell>
          <table:table-cell table:style-name="ce205" office:value-type="string" calcext:value-type="string">
            <text:p>lockPref("social.activeProviders", "");</text:p>
            <text:p>lockPref("social.directories", "");</text:p>
            <text:p><text:span text:style-name="T5">lockPref("social.shareDirectory", "");</text:span></text:p>
            <text:p>lockPref("social.whitelist", "");</text:p>
          </table:table-cell>
          <table:table-cell table:style-name="ce205" table:number-columns-repeated="2"/>
          <table:table-cell table:style-name="ce214"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41" office:value-type="string" calcext:value-type="string">
            <text:p>Security-12</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Scriptの実行の可否</text:p>
          </table:table-cell>
          <table:table-cell table:style-name="ce17" office:value-type="string" calcext:value-type="string" table:number-columns-spanned="1" table:number-rows-spanned="3">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lockPref("javascript.enabled", true);</text:p>
          </table:table-cell>
          <table:table-cell table:style-name="ce41"/>
          <table:table-cell table:style-name="ce123" table:formula="of:=IF([.K86]=&quot;&quot;;&quot;?&quot;;IF([.N86]=&quot;&quot;;&quot;新規&quot;;IF([.K86]=[.N86];&quot;&quot;;&quot;変更あり&quot;)))">
            <text:p/>
          </table:table-cell>
          <table:table-cell table:style-name="ce41" office:value-type="string" calcext:value-type="string">
            <text:p>lockPref("javascript.enabled", true);</text:p>
          </table:table-cell>
          <table:table-cell table:style-name="ce123" table:formula="of:=IF([.N86]=&quot;&quot;;&quot;?&quot;;IF([.P86]=&quot;&quot;;&quot;新規&quot;;IF([.N86]=[.P86];&quot;&quot;;&quot;変更あり&quot;)))">
            <text:p/>
          </table:table-cell>
          <table:table-cell table:style-name="ce205" office:value-type="string" calcext:value-type="string">
            <text:p>lockPref("javascript.enabled", true);</text:p>
          </table:table-cell>
          <table:table-cell table:style-name="ce41" table:formula="of:=IF([.P86]=&quot;&quot;;&quot;?&quot;;IF([.R86]=&quot;&quot;;&quot;新規&quot;;IF([.P86]=[.R86];&quot;&quot;;&quot;○&quot;)))">
            <text:p/>
          </table:table-cell>
          <table:table-cell table:style-name="ce205" office:value-type="string" calcext:value-type="string">
            <text:p>lockPref("javascript.enabled", true);</text:p>
          </table:table-cell>
          <table:table-cell table:style-name="ce205" table:number-columns-repeated="2"/>
          <table:table-cell table:style-name="ce214"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41" office:value-type="string" calcext:value-type="string">
            <text:p>Security-12</text:p>
          </table:table-cell>
          <table:table-cell table:style-name="ce41" office:value-type="string" calcext:value-type="string">
            <text:p>2（廃止）</text:p>
          </table:table-cell>
          <table:covered-table-cell table:number-columns-repeated="3" table:style-name="ce16"/>
          <table:table-cell table:style-name="ce41" office:value-type="string" calcext:value-type="string">
            <text:p>特定サイトのみ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1" office:value-type="string" calcext:value-type="string">
            <text:p>-（Firefox 29〜52の間で廃止）</text:p>
          </table:table-cell>
          <table:table-cell table:style-name="ce41"/>
          <table:table-cell table:style-name="ce123" table:formula="of:=IF([.K87]=&quot;&quot;;&quot;?&quot;;IF([.N87]=&quot;&quot;;&quot;新規&quot;;IF([.K87]=[.N87];&quot;&quot;;&quot;変更あり&quot;)))">
            <text:p/>
          </table:table-cell>
          <table:table-cell table:style-name="ce41" office:value-type="string" calcext:value-type="string">
            <text:p>-（Firefox 29〜52の間で廃止）</text:p>
          </table:table-cell>
          <table:table-cell table:style-name="ce123" table:formula="of:=IF([.N87]=&quot;&quot;;&quot;?&quot;;IF([.P87]=&quot;&quot;;&quot;新規&quot;;IF([.N87]=[.P87];&quot;&quot;;&quot;変更あり&quot;)))" office:value-type="string" office:string-value="変更あり" calcext:value-type="string">
            <text:p>変更あり</text:p>
          </table:table-cell>
          <table:table-cell table:style-name="ce20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1" table:formula="of:=IF([.P87]=&quot;&quot;;&quot;?&quot;;IF([.R87]=&quot;&quot;;&quot;新規&quot;;IF([.P87]=[.R87];&quot;&quot;;&quot;○&quot;)))">
            <text:p/>
          </table:table-cell>
          <table:table-cell table:style-name="ce205"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205" table:number-columns-repeated="2"/>
          <table:table-cell table:style-name="ce214"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41" office:value-type="string" calcext:value-type="string">
            <text:p>Security-1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javascript.enabled", false);</text:p>
          </table:table-cell>
          <table:table-cell table:style-name="ce41"/>
          <table:table-cell table:style-name="ce123" table:formula="of:=IF([.K88]=&quot;&quot;;&quot;?&quot;;IF([.N88]=&quot;&quot;;&quot;新規&quot;;IF([.K88]=[.N88];&quot;&quot;;&quot;変更あり&quot;)))">
            <text:p/>
          </table:table-cell>
          <table:table-cell table:style-name="ce41" office:value-type="string" calcext:value-type="string">
            <text:p>lockPref("javascript.enabled", false);</text:p>
          </table:table-cell>
          <table:table-cell table:style-name="ce123" table:formula="of:=IF([.N88]=&quot;&quot;;&quot;?&quot;;IF([.P88]=&quot;&quot;;&quot;新規&quot;;IF([.N88]=[.P88];&quot;&quot;;&quot;変更あり&quot;)))">
            <text:p/>
          </table:table-cell>
          <table:table-cell table:style-name="ce205" office:value-type="string" calcext:value-type="string">
            <text:p>lockPref("javascript.enabled", false);</text:p>
          </table:table-cell>
          <table:table-cell table:style-name="ce41" table:formula="of:=IF([.P88]=&quot;&quot;;&quot;?&quot;;IF([.R88]=&quot;&quot;;&quot;新規&quot;;IF([.P88]=[.R88];&quot;&quot;;&quot;○&quot;)))">
            <text:p/>
          </table:table-cell>
          <table:table-cell table:style-name="ce205" office:value-type="string" calcext:value-type="string">
            <text:p>lockPref("javascript.enabled", false);</text:p>
          </table:table-cell>
          <table:table-cell table:style-name="ce205" table:number-columns-repeated="2"/>
          <table:table-cell table:style-name="ce214"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41" office:value-type="string" calcext:value-type="string">
            <text:p>Security-13</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の読み込みの可否</text:p>
          </table:table-cell>
          <table:table-cell table:style-name="ce15" office:value-type="string" calcext:value-type="string" table:number-columns-spanned="1" table:number-rows-spanned="2">
            <text:p>○</text:p>
          </table:table-cell>
          <table:table-cell table:style-name="ce41" office:value-type="string" calcext:value-type="string">
            <text:p>特定サイトのみ許可する</text:p>
          </table:table-cell>
          <table:table-cell table:style-name="ce41" office:value-type="string" calcext:value-type="string">
            <text:p>MCDで設定を反映する</text:p>
          </table:table-cell>
          <table:table-cell table:style-name="ce4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1"/>
          <table:table-cell table:style-name="ce123" table:formula="of:=IF([.K89]=&quot;&quot;;&quot;?&quot;;IF([.N89]=&quot;&quot;;&quot;新規&quot;;IF([.K89]=[.N89];&quot;&quot;;&quot;変更あり&quot;)))">
            <text:p/>
          </table:table-cell>
          <table:table-cell table:style-name="ce4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23" table:formula="of:=IF([.N89]=&quot;&quot;;&quot;?&quot;;IF([.P89]=&quot;&quot;;&quot;新規&quot;;IF([.N89]=[.P89];&quot;&quot;;&quot;変更あり&quot;)))">
            <text:p/>
          </table:table-cell>
          <table:table-cell table:style-name="ce205"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1" table:formula="of:=IF([.P89]=&quot;&quot;;&quot;?&quot;;IF([.R89]=&quot;&quot;;&quot;新規&quot;;IF([.P89]=[.R89];&quot;&quot;;&quot;○&quot;)))" office:value-type="string" office:string-value="○" calcext:value-type="string">
            <text:p>○</text:p>
          </table:table-cell>
          <table:table-cell table:style-name="ce205"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205" table:number-columns-repeated="2"/>
          <table:table-cell table:style-name="ce214"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41" office:value-type="string" calcext:value-type="string">
            <text:p>Security-1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90]=&quot;&quot;;&quot;?&quot;;IF([.N90]=&quot;&quot;;&quot;新規&quot;;IF([.K90]=[.N90];&quot;&quot;;&quot;変更あり&quot;)))">
            <text:p/>
          </table:table-cell>
          <table:table-cell table:style-name="ce123" office:value-type="string" calcext:value-type="string">
            <text:p>-</text:p>
          </table:table-cell>
          <table:table-cell table:style-name="ce123" table:formula="of:=IF([.N90]=&quot;&quot;;&quot;?&quot;;IF([.P90]=&quot;&quot;;&quot;新規&quot;;IF([.N90]=[.P90];&quot;&quot;;&quot;変更あり&quot;)))">
            <text:p/>
          </table:table-cell>
          <table:table-cell table:style-name="ce205" office:value-type="string" calcext:value-type="string">
            <text:p>-</text:p>
          </table:table-cell>
          <table:table-cell table:style-name="ce41" table:formula="of:=IF([.P90]=&quot;&quot;;&quot;?&quot;;IF([.R90]=&quot;&quot;;&quot;新規&quot;;IF([.P90]=[.R90];&quot;&quot;;&quot;○&quot;)))">
            <text:p/>
          </table:table-cell>
          <table:table-cell table:style-name="ce205" office:value-type="string" calcext:value-type="string">
            <text:p>-</text:p>
          </table:table-cell>
          <table:table-cell table:style-name="ce205" table:number-columns-repeated="2"/>
          <table:table-cell table:style-name="ce214"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41" office:value-type="string" calcext:value-type="string">
            <text:p>Security-14</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ローカルファイルからの他ディレクトリの参照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1" office:value-type="string" calcext:value-type="string">
            <text:p>lockPref("security.fileuri.strict_origin_policy", false);</text:p>
          </table:table-cell>
          <table:table-cell table:style-name="ce179" office:value-type="string" calcext:value-type="string">
            <text:p><text:span text:style-name="T19">[20180214:藤本]</text:span></text:p>
            <text:p><text:span text:style-name="T19">Firefoxの実装を読むと、この設定をする他のURLからもローカルファイルにアクセスできるように</text:span></text:p>
            <text:p><text:span text:style-name="T19">見えます（セキュリティ的に予期しない効果が生じているように見えます）</text:span></text:p>
          </table:table-cell>
          <table:table-cell table:style-name="ce123" table:formula="of:=IF([.K91]=&quot;&quot;;&quot;?&quot;;IF([.N91]=&quot;&quot;;&quot;新規&quot;;IF([.K91]=[.N91];&quot;&quot;;&quot;変更あり&quot;)))">
            <text:p/>
          </table:table-cell>
          <table:table-cell table:style-name="ce41" office:value-type="string" calcext:value-type="string">
            <text:p>lockPref("security.fileuri.strict_origin_policy", false);</text:p>
          </table:table-cell>
          <table:table-cell table:style-name="ce123" table:formula="of:=IF([.N91]=&quot;&quot;;&quot;?&quot;;IF([.P91]=&quot;&quot;;&quot;新規&quot;;IF([.N91]=[.P91];&quot;&quot;;&quot;変更あり&quot;)))">
            <text:p/>
          </table:table-cell>
          <table:table-cell table:style-name="ce205" office:value-type="string" calcext:value-type="string">
            <text:p>lockPref("security.fileuri.strict_origin_policy", false);</text:p>
          </table:table-cell>
          <table:table-cell table:style-name="ce41" table:formula="of:=IF([.P91]=&quot;&quot;;&quot;?&quot;;IF([.R91]=&quot;&quot;;&quot;新規&quot;;IF([.P91]=[.R91];&quot;&quot;;&quot;○&quot;)))">
            <text:p/>
          </table:table-cell>
          <table:table-cell table:style-name="ce205" office:value-type="string" calcext:value-type="string">
            <text:p>lockPref("security.fileuri.strict_origin_policy", false);</text:p>
          </table:table-cell>
          <table:table-cell table:style-name="ce205" table:number-columns-repeated="2"/>
          <table:table-cell table:style-name="ce214"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41" office:value-type="string" calcext:value-type="string">
            <text:p>Security-1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MCDで設定を反映する</text:p>
          </table:table-cell>
          <table:table-cell table:style-name="ce41" office:value-type="string" calcext:value-type="string">
            <text:p>lockPref("security.fileuri.strict_origin_policy", true);</text:p>
          </table:table-cell>
          <table:table-cell table:style-name="ce41"/>
          <table:table-cell table:style-name="ce123" table:formula="of:=IF([.K92]=&quot;&quot;;&quot;?&quot;;IF([.N92]=&quot;&quot;;&quot;新規&quot;;IF([.K92]=[.N92];&quot;&quot;;&quot;変更あり&quot;)))">
            <text:p/>
          </table:table-cell>
          <table:table-cell table:style-name="ce41" office:value-type="string" calcext:value-type="string">
            <text:p>lockPref("security.fileuri.strict_origin_policy", true);</text:p>
          </table:table-cell>
          <table:table-cell table:style-name="ce123" table:formula="of:=IF([.N92]=&quot;&quot;;&quot;?&quot;;IF([.P92]=&quot;&quot;;&quot;新規&quot;;IF([.N92]=[.P92];&quot;&quot;;&quot;変更あり&quot;)))">
            <text:p/>
          </table:table-cell>
          <table:table-cell table:style-name="ce205" office:value-type="string" calcext:value-type="string">
            <text:p>lockPref("security.fileuri.strict_origin_policy", true);</text:p>
          </table:table-cell>
          <table:table-cell table:style-name="ce41" table:formula="of:=IF([.P92]=&quot;&quot;;&quot;?&quot;;IF([.R92]=&quot;&quot;;&quot;新規&quot;;IF([.P92]=[.R92];&quot;&quot;;&quot;○&quot;)))">
            <text:p/>
          </table:table-cell>
          <table:table-cell table:style-name="ce205" office:value-type="string" calcext:value-type="string">
            <text:p>lockPref("security.fileuri.strict_origin_policy", true);</text:p>
          </table:table-cell>
          <table:table-cell table:style-name="ce205" table:number-columns-repeated="2"/>
          <table:table-cell table:style-name="ce214"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41" office:value-type="string" calcext:value-type="string">
            <text:p>Security-15</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その他、バックグラウンドで行われる外部への通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93]=&quot;&quot;;&quot;?&quot;;IF([.N93]=&quot;&quot;;&quot;新規&quot;;IF([.K93]=[.N93];&quot;&quot;;&quot;変更あり&quot;)))">
            <text:p/>
          </table:table-cell>
          <table:table-cell table:style-name="ce123" office:value-type="string" calcext:value-type="string">
            <text:p>-</text:p>
          </table:table-cell>
          <table:table-cell table:style-name="ce123" table:formula="of:=IF([.N93]=&quot;&quot;;&quot;?&quot;;IF([.P93]=&quot;&quot;;&quot;新規&quot;;IF([.N93]=[.P93];&quot;&quot;;&quot;変更あり&quot;)))">
            <text:p/>
          </table:table-cell>
          <table:table-cell table:style-name="ce205" office:value-type="string" calcext:value-type="string">
            <text:p>-</text:p>
          </table:table-cell>
          <table:table-cell table:style-name="ce41" table:formula="of:=IF([.P93]=&quot;&quot;;&quot;?&quot;;IF([.R93]=&quot;&quot;;&quot;新規&quot;;IF([.P93]=[.R93];&quot;&quot;;&quot;○&quot;)))">
            <text:p/>
          </table:table-cell>
          <table:table-cell table:style-name="ce205" office:value-type="string" calcext:value-type="string">
            <text:p>-</text:p>
          </table:table-cell>
          <table:table-cell table:style-name="ce205" table:number-columns-repeated="2"/>
          <table:table-cell table:style-name="ce214"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41" office:value-type="string" calcext:value-type="string">
            <text:p>Security-1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123"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23"/>
          <table:table-cell table:style-name="ce123" table:formula="of:=IF([.K94]=&quot;&quot;;&quot;?&quot;;IF([.N94]=&quot;&quot;;&quot;新規&quot;;IF([.K94]=[.N94];&quot;&quot;;&quot;変更あり&quot;)))" office:value-type="string" office:string-value="変更あり" calcext:value-type="string">
            <text:p>変更あり</text:p>
          </table:table-cell>
          <table:table-cell table:style-name="ce123"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23" table:formula="of:=IF([.N94]=&quot;&quot;;&quot;?&quot;;IF([.P94]=&quot;&quot;;&quot;新規&quot;;IF([.N94]=[.P94];&quot;&quot;;&quot;変更あり&quot;)))" office:value-type="string" office:string-value="変更あり" calcext:value-type="string">
            <text:p>変更あり</text:p>
          </table:table-cell>
          <table:table-cell table:style-name="ce41"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41" table:formula="of:=IF([.P94]=&quot;&quot;;&quot;?&quot;;IF([.R94]=&quot;&quot;;&quot;新規&quot;;IF([.P94]=[.R94];&quot;&quot;;&quot;○&quot;)))" office:value-type="string" office:string-value="○" calcext:value-type="string">
            <text:p>○</text:p>
          </table:table-cell>
          <table:table-cell table:style-name="ce205"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205" table:number-columns-repeated="2"/>
          <table:table-cell table:style-name="ce214"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41" office:value-type="string" calcext:value-type="string">
            <text:p>Security-16</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フルスクリーン表示の可否</text:p>
          </table:table-cell>
          <table:table-cell table:style-name="ce17" office:value-type="string" calcext:value-type="string" table:number-columns-spanned="1" table:number-rows-spanned="3">
            <text:p>○</text:p>
          </table:table-cell>
          <table:table-cell table:style-name="ce41" office:value-type="string" calcext:value-type="string">
            <text:p>確認の上で許可する（既定）</text:p>
          </table:table-cell>
          <table:table-cell table:style-name="ce41" office:value-type="string" calcext:value-type="string">
            <text:p>MCDで設定を反映する</text:p>
          </table:table-cell>
          <table:table-cell table:style-name="ce41" office:value-type="string" calcext:value-type="string">
            <text:p>lockPref("full-screen-api.enabled", true);</text:p>
          </table:table-cell>
          <table:table-cell table:style-name="ce41"/>
          <table:table-cell table:style-name="ce123" table:formula="of:=IF([.K95]=&quot;&quot;;&quot;?&quot;;IF([.N95]=&quot;&quot;;&quot;新規&quot;;IF([.K95]=[.N95];&quot;&quot;;&quot;変更あり&quot;)))">
            <text:p/>
          </table:table-cell>
          <table:table-cell table:style-name="ce41" office:value-type="string" calcext:value-type="string">
            <text:p>lockPref("full-screen-api.enabled", true);</text:p>
          </table:table-cell>
          <table:table-cell table:style-name="ce123" table:formula="of:=IF([.N95]=&quot;&quot;;&quot;?&quot;;IF([.P95]=&quot;&quot;;&quot;新規&quot;;IF([.N95]=[.P95];&quot;&quot;;&quot;変更あり&quot;)))">
            <text:p/>
          </table:table-cell>
          <table:table-cell table:style-name="ce205" office:value-type="string" calcext:value-type="string">
            <text:p>lockPref("full-screen-api.enabled", true);</text:p>
          </table:table-cell>
          <table:table-cell table:style-name="ce41" table:formula="of:=IF([.P95]=&quot;&quot;;&quot;?&quot;;IF([.R95]=&quot;&quot;;&quot;新規&quot;;IF([.P95]=[.R95];&quot;&quot;;&quot;○&quot;)))">
            <text:p/>
          </table:table-cell>
          <table:table-cell table:style-name="ce205" office:value-type="string" calcext:value-type="string">
            <text:p>lockPref("full-screen-api.enabled", true);</text:p>
          </table:table-cell>
          <table:table-cell table:style-name="ce205" table:number-columns-repeated="2"/>
          <table:table-cell table:style-name="ce214"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41" office:value-type="string" calcext:value-type="string">
            <text:p>Security-1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123" office:value-type="string" calcext:value-type="string">
            <text:p>Firefox 45で廃止</text:p>
          </table:table-cell>
          <table:table-cell table:style-name="ce123"/>
          <table:table-cell table:style-name="ce123" table:formula="of:=IF([.K96]=&quot;&quot;;&quot;?&quot;;IF([.N96]=&quot;&quot;;&quot;新規&quot;;IF([.K96]=[.N96];&quot;&quot;;&quot;変更あり&quot;)))">
            <text:p/>
          </table:table-cell>
          <table:table-cell table:style-name="ce123" office:value-type="string" calcext:value-type="string">
            <text:p>Firefox 45で廃止</text:p>
          </table:table-cell>
          <table:table-cell table:style-name="ce123" table:formula="of:=IF([.N96]=&quot;&quot;;&quot;?&quot;;IF([.P96]=&quot;&quot;;&quot;新規&quot;;IF([.N96]=[.P96];&quot;&quot;;&quot;変更あり&quot;)))" office:value-type="string" office:string-value="変更あり" calcext:value-type="string">
            <text:p>変更あり</text:p>
          </table:table-cell>
          <table:table-cell table:style-name="ce153" office:value-type="string" calcext:value-type="string">
            <text:p>Firefox 45で廃止（Firefox 41までは許可するかどうかのポップアップだったが、Firefox 42からは通知のみのポップアップに変更された）</text:p>
          </table:table-cell>
          <table:table-cell table:style-name="ce41" table:formula="of:=IF([.P96]=&quot;&quot;;&quot;?&quot;;IF([.R96]=&quot;&quot;;&quot;新規&quot;;IF([.P96]=[.R96];&quot;&quot;;&quot;○&quot;)))" office:value-type="string" office:string-value="○" calcext:value-type="string">
            <text:p>○</text:p>
          </table:table-cell>
          <table:table-cell table:style-name="ce205" office:value-type="string" calcext:value-type="string">
            <text:p>lockPref("extensions.autopermission.sites.(site)", "fullscreen=1");</text:p>
          </table:table-cell>
          <table:table-cell table:style-name="ce205" table:number-columns-repeated="2"/>
          <table:table-cell table:style-name="ce214"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41" office:value-type="string" calcext:value-type="string">
            <text:p>Security-16</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full-screen-api.enabled", false);</text:p>
          </table:table-cell>
          <table:table-cell table:style-name="ce41"/>
          <table:table-cell table:style-name="ce123" table:formula="of:=IF([.K97]=&quot;&quot;;&quot;?&quot;;IF([.N97]=&quot;&quot;;&quot;新規&quot;;IF([.K97]=[.N97];&quot;&quot;;&quot;変更あり&quot;)))">
            <text:p/>
          </table:table-cell>
          <table:table-cell table:style-name="ce41" office:value-type="string" calcext:value-type="string">
            <text:p>lockPref("full-screen-api.enabled", false);</text:p>
          </table:table-cell>
          <table:table-cell table:style-name="ce123" table:formula="of:=IF([.N97]=&quot;&quot;;&quot;?&quot;;IF([.P97]=&quot;&quot;;&quot;新規&quot;;IF([.N97]=[.P97];&quot;&quot;;&quot;変更あり&quot;)))">
            <text:p/>
          </table:table-cell>
          <table:table-cell table:style-name="ce205" office:value-type="string" calcext:value-type="string">
            <text:p>lockPref("full-screen-api.enabled", false);</text:p>
          </table:table-cell>
          <table:table-cell table:style-name="ce41" table:formula="of:=IF([.P97]=&quot;&quot;;&quot;?&quot;;IF([.R97]=&quot;&quot;;&quot;新規&quot;;IF([.P97]=[.R97];&quot;&quot;;&quot;○&quot;)))">
            <text:p/>
          </table:table-cell>
          <table:table-cell table:style-name="ce205" office:value-type="string" calcext:value-type="string">
            <text:p>lockPref("full-screen-api.enabled", false);</text:p>
          </table:table-cell>
          <table:table-cell table:style-name="ce205" table:number-columns-repeated="2"/>
          <table:table-cell table:style-name="ce214"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41" office:value-type="string" calcext:value-type="string">
            <text:p>Security-17（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about:homeからマーケットプレイスへの遷移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42" office:value-type="string" calcext:value-type="string">
            <text:p>Firefox 45で廃止</text:p>
          </table:table-cell>
          <table:table-cell table:style-name="ce42"/>
          <table:table-cell table:style-name="ce123" table:formula="of:=IF([.K98]=&quot;&quot;;&quot;?&quot;;IF([.N98]=&quot;&quot;;&quot;新規&quot;;IF([.K98]=[.N98];&quot;&quot;;&quot;変更あり&quot;)))">
            <text:p/>
          </table:table-cell>
          <table:table-cell table:style-name="ce42" office:value-type="string" calcext:value-type="string">
            <text:p>Firefox 45で廃止</text:p>
          </table:table-cell>
          <table:table-cell table:style-name="ce123" table:formula="of:=IF([.N98]=&quot;&quot;;&quot;?&quot;;IF([.P98]=&quot;&quot;;&quot;新規&quot;;IF([.N98]=[.P98];&quot;&quot;;&quot;変更あり&quot;)))">
            <text:p/>
          </table:table-cell>
          <table:table-cell table:style-name="ce153" office:value-type="string" calcext:value-type="string">
            <text:p>Firefox 45で廃止</text:p>
          </table:table-cell>
          <table:table-cell table:style-name="ce41" table:formula="of:=IF([.P98]=&quot;&quot;;&quot;?&quot;;IF([.R98]=&quot;&quot;;&quot;新規&quot;;IF([.P98]=[.R98];&quot;&quot;;&quot;○&quot;)))" office:value-type="string" office:string-value="○" calcext:value-type="string">
            <text:p>○</text:p>
          </table:table-cell>
          <table:table-cell table:style-name="ce205" office:value-type="string" calcext:value-type="string">
            <text:p>-</text:p>
          </table:table-cell>
          <table:table-cell table:style-name="ce205" table:number-columns-repeated="2"/>
          <table:table-cell table:style-name="ce214"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41" office:value-type="string" calcext:value-type="string">
            <text:p>Security-17（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Firefox 45で廃止</text:p>
          </table:table-cell>
          <table:table-cell table:style-name="ce42"/>
          <table:table-cell table:style-name="ce123" table:formula="of:=IF([.K99]=&quot;&quot;;&quot;?&quot;;IF([.N99]=&quot;&quot;;&quot;新規&quot;;IF([.K99]=[.N99];&quot;&quot;;&quot;変更あり&quot;)))">
            <text:p/>
          </table:table-cell>
          <table:table-cell table:style-name="ce42" office:value-type="string" calcext:value-type="string">
            <text:p>Firefox 45で廃止</text:p>
          </table:table-cell>
          <table:table-cell table:style-name="ce123" table:formula="of:=IF([.N99]=&quot;&quot;;&quot;?&quot;;IF([.P99]=&quot;&quot;;&quot;新規&quot;;IF([.N99]=[.P99];&quot;&quot;;&quot;変更あり&quot;)))">
            <text:p/>
          </table:table-cell>
          <table:table-cell table:style-name="ce153" office:value-type="string" calcext:value-type="string">
            <text:p>Firefox 45で廃止</text:p>
          </table:table-cell>
          <table:table-cell table:style-name="ce41" table:formula="of:=IF([.P99]=&quot;&quot;;&quot;?&quot;;IF([.R99]=&quot;&quot;;&quot;新規&quot;;IF([.P99]=[.R99];&quot;&quot;;&quot;○&quot;)))" office:value-type="string" office:string-value="○" calcext:value-type="string">
            <text:p>○</text:p>
          </table:table-cell>
          <table:table-cell table:style-name="ce205" office:value-type="string" calcext:value-type="string">
            <text:p>lockPref("browser.apps.URL", "");</text:p>
          </table:table-cell>
          <table:table-cell table:style-name="ce205" table:number-columns-repeated="2"/>
          <table:table-cell table:style-name="ce214"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41" office:value-type="string" calcext:value-type="string">
            <text:p>Security-18</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その他のテーマを入手」の遷移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00]=&quot;&quot;;&quot;?&quot;;IF([.N100]=&quot;&quot;;&quot;新規&quot;;IF([.K100]=[.N100];&quot;&quot;;&quot;変更あり&quot;)))">
            <text:p/>
          </table:table-cell>
          <table:table-cell table:style-name="ce42" office:value-type="string" calcext:value-type="string">
            <text:p>-</text:p>
          </table:table-cell>
          <table:table-cell table:style-name="ce123" table:formula="of:=IF([.N100]=&quot;&quot;;&quot;?&quot;;IF([.P100]=&quot;&quot;;&quot;新規&quot;;IF([.N100]=[.P100];&quot;&quot;;&quot;変更あり&quot;)))">
            <text:p/>
          </table:table-cell>
          <table:table-cell table:style-name="ce42" office:value-type="string" calcext:value-type="string">
            <text:p>-</text:p>
          </table:table-cell>
          <table:table-cell table:style-name="ce41" table:formula="of:=IF([.P100]=&quot;&quot;;&quot;?&quot;;IF([.R100]=&quot;&quot;;&quot;新規&quot;;IF([.P100]=[.R100];&quot;&quot;;&quot;○&quot;)))">
            <text:p/>
          </table:table-cell>
          <table:table-cell table:style-name="ce205" office:value-type="string" calcext:value-type="string">
            <text:p>-</text:p>
          </table:table-cell>
          <table:table-cell table:style-name="ce205" table:number-columns-repeated="2"/>
          <table:table-cell table:style-name="ce214"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41" office:value-type="string" calcext:value-type="string">
            <text:p>Security-1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lightweightThemes.getMoreURL", "");</text:p>
          </table:table-cell>
          <table:table-cell table:style-name="ce42"/>
          <table:table-cell table:style-name="ce123" table:formula="of:=IF([.K101]=&quot;&quot;;&quot;?&quot;;IF([.N101]=&quot;&quot;;&quot;新規&quot;;IF([.K101]=[.N101];&quot;&quot;;&quot;変更あり&quot;)))">
            <text:p/>
          </table:table-cell>
          <table:table-cell table:style-name="ce42" office:value-type="string" calcext:value-type="string">
            <text:p>lockPref("lightweightThemes.getMoreURL", "");</text:p>
          </table:table-cell>
          <table:table-cell table:style-name="ce123" table:formula="of:=IF([.N101]=&quot;&quot;;&quot;?&quot;;IF([.P101]=&quot;&quot;;&quot;新規&quot;;IF([.N101]=[.P101];&quot;&quot;;&quot;変更あり&quot;)))">
            <text:p/>
          </table:table-cell>
          <table:table-cell table:style-name="ce42" office:value-type="string" calcext:value-type="string">
            <text:p>lockPref("lightweightThemes.getMoreURL", "");</text:p>
          </table:table-cell>
          <table:table-cell table:style-name="ce41" table:formula="of:=IF([.P101]=&quot;&quot;;&quot;?&quot;;IF([.R101]=&quot;&quot;;&quot;新規&quot;;IF([.P101]=[.R101];&quot;&quot;;&quot;○&quot;)))">
            <text:p/>
          </table:table-cell>
          <table:table-cell table:style-name="ce205" office:value-type="string" calcext:value-type="string">
            <text:p>lockPref("lightweightThemes.getMoreURL", "");</text:p>
          </table:table-cell>
          <table:table-cell table:style-name="ce205" table:number-columns-repeated="2"/>
          <table:table-cell table:style-name="ce214"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41" office:value-type="string" calcext:value-type="string">
            <text:p>Security-19</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ツールバーカスタマイズにおける、テーマの「おすすめ」の取得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02]=&quot;&quot;;&quot;?&quot;;IF([.N102]=&quot;&quot;;&quot;新規&quot;;IF([.K102]=[.N102];&quot;&quot;;&quot;変更あり&quot;)))">
            <text:p/>
          </table:table-cell>
          <table:table-cell table:style-name="ce42" office:value-type="string" calcext:value-type="string">
            <text:p>-</text:p>
          </table:table-cell>
          <table:table-cell table:style-name="ce123" table:formula="of:=IF([.N102]=&quot;&quot;;&quot;?&quot;;IF([.P102]=&quot;&quot;;&quot;新規&quot;;IF([.N102]=[.P102];&quot;&quot;;&quot;変更あり&quot;)))">
            <text:p/>
          </table:table-cell>
          <table:table-cell table:style-name="ce42" office:value-type="string" calcext:value-type="string">
            <text:p>-</text:p>
          </table:table-cell>
          <table:table-cell table:style-name="ce41" table:formula="of:=IF([.P102]=&quot;&quot;;&quot;?&quot;;IF([.R102]=&quot;&quot;;&quot;新規&quot;;IF([.P102]=[.R102];&quot;&quot;;&quot;○&quot;)))">
            <text:p/>
          </table:table-cell>
          <table:table-cell table:style-name="ce205" office:value-type="string" calcext:value-type="string">
            <text:p>-</text:p>
          </table:table-cell>
          <table:table-cell table:style-name="ce205" table:number-columns-repeated="2"/>
          <table:table-cell table:style-name="ce214"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41" office:value-type="string" calcext:value-type="string">
            <text:p>Security-1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lightweightThemes.recommendedThemes", "");</text:p>
          </table:table-cell>
          <table:table-cell table:style-name="ce42"/>
          <table:table-cell table:style-name="ce123" table:formula="of:=IF([.K103]=&quot;&quot;;&quot;?&quot;;IF([.N103]=&quot;&quot;;&quot;新規&quot;;IF([.K103]=[.N103];&quot;&quot;;&quot;変更あり&quot;)))">
            <text:p/>
          </table:table-cell>
          <table:table-cell table:style-name="ce42" office:value-type="string" calcext:value-type="string">
            <text:p>lockPref("lightweightThemes.recommendedThemes", "");</text:p>
          </table:table-cell>
          <table:table-cell table:style-name="ce123" table:formula="of:=IF([.N103]=&quot;&quot;;&quot;?&quot;;IF([.P103]=&quot;&quot;;&quot;新規&quot;;IF([.N103]=[.P103];&quot;&quot;;&quot;変更あり&quot;)))">
            <text:p/>
          </table:table-cell>
          <table:table-cell table:style-name="ce42" office:value-type="string" calcext:value-type="string">
            <text:p>lockPref("lightweightThemes.recommendedThemes", "");</text:p>
          </table:table-cell>
          <table:table-cell table:style-name="ce41" table:formula="of:=IF([.P103]=&quot;&quot;;&quot;?&quot;;IF([.R103]=&quot;&quot;;&quot;新規&quot;;IF([.P103]=[.R103];&quot;&quot;;&quot;○&quot;)))">
            <text:p/>
          </table:table-cell>
          <table:table-cell table:style-name="ce205" office:value-type="string" calcext:value-type="string">
            <text:p>lockPref("lightweightThemes.recommendedThemes", "");</text:p>
          </table:table-cell>
          <table:table-cell table:style-name="ce205" table:number-columns-repeated="2"/>
          <table:table-cell table:style-name="ce214"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42" office:value-type="string" calcext:value-type="string">
            <text:p>Security-20</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パーミッション設定変更の可否</text:p>
          </table:table-cell>
          <table:table-cell table:style-name="ce18" office:value-type="string" calcext:value-type="string" table:number-columns-spanned="1" table:number-rows-spanned="2">
            <text:p>-</text:p>
          </table:table-cell>
          <table:table-cell table:style-name="ce42" office:value-type="string" calcext:value-type="string">
            <text:p>変更を許可する（既定）</text:p>
          </table:table-cell>
          <table:table-cell table:style-name="ce133" office:value-type="string" calcext:value-type="string">
            <text:p>-</text:p>
          </table:table-cell>
          <table:table-cell table:style-name="ce42" office:value-type="string" calcext:value-type="string">
            <text:p>-</text:p>
          </table:table-cell>
          <table:table-cell table:style-name="ce42"/>
          <table:table-cell table:style-name="ce123" table:formula="of:=IF([.K104]=&quot;&quot;;&quot;?&quot;;IF([.N104]=&quot;&quot;;&quot;新規&quot;;IF([.K104]=[.N104];&quot;&quot;;&quot;変更あり&quot;)))">
            <text:p/>
          </table:table-cell>
          <table:table-cell table:style-name="ce42" office:value-type="string" calcext:value-type="string">
            <text:p>-</text:p>
          </table:table-cell>
          <table:table-cell table:style-name="ce123" table:formula="of:=IF([.N104]=&quot;&quot;;&quot;?&quot;;IF([.P104]=&quot;&quot;;&quot;新規&quot;;IF([.N104]=[.P104];&quot;&quot;;&quot;変更あり&quot;)))">
            <text:p/>
          </table:table-cell>
          <table:table-cell table:style-name="ce42" office:value-type="string" calcext:value-type="string">
            <text:p>-</text:p>
          </table:table-cell>
          <table:table-cell table:style-name="ce41" table:formula="of:=IF([.P104]=&quot;&quot;;&quot;?&quot;;IF([.R104]=&quot;&quot;;&quot;新規&quot;;IF([.P104]=[.R104];&quot;&quot;;&quot;○&quot;)))" office:value-type="string" office:string-value="新規" calcext:value-type="string">
            <text:p>新規</text:p>
          </table:table-cell>
          <table:table-cell table:style-name="ce205" table:number-columns-repeated="3"/>
          <table:table-cell table:style-name="ce214"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42" office:value-type="string" calcext:value-type="string">
            <text:p>Security-20</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変更を禁止する</text:p>
          </table:table-cell>
          <table:table-cell table:style-name="ce133" office:value-type="string" calcext:value-type="string">
            <text:p>1. アドオン「globalChrome.css」互換のスクリプトを導入する</text:p>
            <text:p>2. globalChrome.cssで設定を反映する</text:p>
          </table:table-cell>
          <table:table-cell table:style-name="ce4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2"/>
          <table:table-cell table:style-name="ce123" table:formula="of:=IF([.K105]=&quot;&quot;;&quot;?&quot;;IF([.N105]=&quot;&quot;;&quot;新規&quot;;IF([.K105]=[.N105];&quot;&quot;;&quot;変更あり&quot;)))">
            <text:p/>
          </table:table-cell>
          <table:table-cell table:style-name="ce4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23" table:formula="of:=IF([.N105]=&quot;&quot;;&quot;?&quot;;IF([.P105]=&quot;&quot;;&quot;新規&quot;;IF([.N105]=[.P105];&quot;&quot;;&quot;変更あり&quot;)))" office:value-type="string" office:string-value="変更あり" calcext:value-type="string">
            <text:p>変更あり</text:p>
          </table:table-cell>
          <table:table-cell table:style-name="ce4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1" table:formula="of:=IF([.P105]=&quot;&quot;;&quot;?&quot;;IF([.R105]=&quot;&quot;;&quot;新規&quot;;IF([.P105]=[.R105];&quot;&quot;;&quot;○&quot;)))" office:value-type="string" office:string-value="新規" calcext:value-type="string">
            <text:p>新規</text:p>
          </table:table-cell>
          <table:table-cell table:style-name="ce205" table:number-columns-repeated="3"/>
          <table:table-cell table:style-name="ce214"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42" office:value-type="string" calcext:value-type="string">
            <text:p>Security-21</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危険なアドオンのとプラグインのブロックの可否</text:p>
          </table:table-cell>
          <table:table-cell table:style-name="ce18" office:value-type="string" calcext:value-type="string" table:number-columns-spanned="1" table:number-rows-spanned="2">
            <text:p>-</text:p>
          </table:table-cell>
          <table:table-cell table:style-name="ce42" office:value-type="string" calcext:value-type="string">
            <text:p>ブロッ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06]=&quot;&quot;;&quot;?&quot;;IF([.N106]=&quot;&quot;;&quot;新規&quot;;IF([.K106]=[.N106];&quot;&quot;;&quot;変更あり&quot;)))">
            <text:p/>
          </table:table-cell>
          <table:table-cell table:style-name="ce42" office:value-type="string" calcext:value-type="string">
            <text:p>-</text:p>
          </table:table-cell>
          <table:table-cell table:style-name="ce123" table:formula="of:=IF([.N106]=&quot;&quot;;&quot;?&quot;;IF([.P106]=&quot;&quot;;&quot;新規&quot;;IF([.N106]=[.P106];&quot;&quot;;&quot;変更あり&quot;)))">
            <text:p/>
          </table:table-cell>
          <table:table-cell table:style-name="ce42" office:value-type="string" calcext:value-type="string">
            <text:p>-</text:p>
          </table:table-cell>
          <table:table-cell table:style-name="ce41" table:formula="of:=IF([.P106]=&quot;&quot;;&quot;?&quot;;IF([.R106]=&quot;&quot;;&quot;新規&quot;;IF([.P106]=[.R106];&quot;&quot;;&quot;○&quot;)))" office:value-type="string" office:string-value="新規" calcext:value-type="string">
            <text:p>新規</text:p>
          </table:table-cell>
          <table:table-cell table:style-name="ce205" table:number-columns-repeated="3"/>
          <table:table-cell table:style-name="ce214"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42" office:value-type="string" calcext:value-type="string">
            <text:p>Security-21</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ブロックしない</text:p>
          </table:table-cell>
          <table:table-cell table:style-name="ce41" office:value-type="string" calcext:value-type="string">
            <text:p>MCDで設定を反映する</text:p>
          </table:table-cell>
          <table:table-cell table:style-name="ce42"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81" office:value-type="string" calcext:value-type="string">
            <text:p><text:span text:style-name="T18">[20180207:藤本]</text:span></text:p>
            <text:p><text:span text:style-name="T18">ESR60実機未確認（about:configの設定値の変更確認のみ）。</text:span></text:p>
            <text:p><text:span text:style-name="T18">検証マニュアル記載の「Silverlight」がLinux環境で利用できなかったためです。</text:span></text:p>
          </table:table-cell>
          <table:table-cell table:style-name="ce123" table:formula="of:=IF([.K107]=&quot;&quot;;&quot;?&quot;;IF([.N107]=&quot;&quot;;&quot;新規&quot;;IF([.K107]=[.N107];&quot;&quot;;&quot;変更あり&quot;)))">
            <text:p/>
          </table:table-cell>
          <table:table-cell table:style-name="ce42"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23" table:formula="of:=IF([.N107]=&quot;&quot;;&quot;?&quot;;IF([.P107]=&quot;&quot;;&quot;新規&quot;;IF([.N107]=[.P107];&quot;&quot;;&quot;変更あり&quot;)))">
            <text:p/>
          </table:table-cell>
          <table:table-cell table:style-name="ce42"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41" table:formula="of:=IF([.P107]=&quot;&quot;;&quot;?&quot;;IF([.R107]=&quot;&quot;;&quot;新規&quot;;IF([.P107]=[.R107];&quot;&quot;;&quot;○&quot;)))" office:value-type="string" office:string-value="新規" calcext:value-type="string">
            <text:p>新規</text:p>
          </table:table-cell>
          <table:table-cell table:style-name="ce205" table:number-columns-repeated="3"/>
          <table:table-cell table:style-name="ce214"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42" office:value-type="string" calcext:value-type="string">
            <text:p>Security-22（廃止）</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Webアプリケーションのインストールの可否</text:p>
          </table:table-cell>
          <table:table-cell table:style-name="ce18" office:value-type="string" calcext:value-type="string" table:number-columns-spanned="1" table:number-rows-spanned="2">
            <text:p>-</text:p>
          </table:table-cell>
          <table:table-cell table:style-name="ce42" office:value-type="string" calcext:value-type="string">
            <text:p>marketplace.firefox.comからのインストールのみ許可（既定）</text:p>
          </table:table-cell>
          <table:table-cell table:style-name="ce41" office:value-type="string" calcext:value-type="string">
            <text:p>-</text:p>
          </table:table-cell>
          <table:table-cell table:style-name="ce42" office:value-type="string" calcext:value-type="string">
            <text:p>-（Firefox 52で削除）</text:p>
          </table:table-cell>
          <table:table-cell table:style-name="ce42"/>
          <table:table-cell table:style-name="ce123" table:formula="of:=IF([.K108]=&quot;&quot;;&quot;?&quot;;IF([.N108]=&quot;&quot;;&quot;新規&quot;;IF([.K108]=[.N108];&quot;&quot;;&quot;変更あり&quot;)))">
            <text:p/>
          </table:table-cell>
          <table:table-cell table:style-name="ce42" office:value-type="string" calcext:value-type="string">
            <text:p>-（Firefox 52で削除）</text:p>
          </table:table-cell>
          <table:table-cell table:style-name="ce123" table:formula="of:=IF([.N108]=&quot;&quot;;&quot;?&quot;;IF([.P108]=&quot;&quot;;&quot;新規&quot;;IF([.N108]=[.P108];&quot;&quot;;&quot;変更あり&quot;)))" office:value-type="string" office:string-value="変更あり" calcext:value-type="string">
            <text:p>変更あり</text:p>
          </table:table-cell>
          <table:table-cell table:style-name="ce42" office:value-type="string" calcext:value-type="string">
            <text:p>-</text:p>
          </table:table-cell>
          <table:table-cell table:style-name="ce41" table:formula="of:=IF([.P108]=&quot;&quot;;&quot;?&quot;;IF([.R108]=&quot;&quot;;&quot;新規&quot;;IF([.P108]=[.R108];&quot;&quot;;&quot;○&quot;)))" office:value-type="string" office:string-value="新規" calcext:value-type="string">
            <text:p>新規</text:p>
          </table:table-cell>
          <table:table-cell table:style-name="ce205" table:number-columns-repeated="3"/>
          <table:table-cell table:style-name="ce214"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42" office:value-type="string" calcext:value-type="string">
            <text:p>Security-22（廃止）</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Firefox 52で削除）</text:p>
          </table:table-cell>
          <table:table-cell table:style-name="ce42"/>
          <table:table-cell table:style-name="ce123" table:formula="of:=IF([.K109]=&quot;&quot;;&quot;?&quot;;IF([.N109]=&quot;&quot;;&quot;新規&quot;;IF([.K109]=[.N109];&quot;&quot;;&quot;変更あり&quot;)))">
            <text:p/>
          </table:table-cell>
          <table:table-cell table:style-name="ce42" office:value-type="string" calcext:value-type="string">
            <text:p>-（Firefox 52で削除）</text:p>
          </table:table-cell>
          <table:table-cell table:style-name="ce123" table:formula="of:=IF([.N109]=&quot;&quot;;&quot;?&quot;;IF([.P109]=&quot;&quot;;&quot;新規&quot;;IF([.N109]=[.P109];&quot;&quot;;&quot;変更あり&quot;)))" office:value-type="string" office:string-value="変更あり" calcext:value-type="string">
            <text:p>変更あり</text:p>
          </table:table-cell>
          <table:table-cell table:style-name="ce42" office:value-type="string" calcext:value-type="string">
            <text:p>lockPref("dom.mozApps.signed_apps_installable_from", ""); </text:p>
          </table:table-cell>
          <table:table-cell table:style-name="ce41" table:formula="of:=IF([.P109]=&quot;&quot;;&quot;?&quot;;IF([.R109]=&quot;&quot;;&quot;新規&quot;;IF([.P109]=[.R109];&quot;&quot;;&quot;○&quot;)))" office:value-type="string" office:string-value="新規" calcext:value-type="string">
            <text:p>新規</text:p>
          </table:table-cell>
          <table:table-cell table:style-name="ce205" table:number-columns-repeated="3"/>
          <table:table-cell table:style-name="ce214"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42" office:value-type="string" calcext:value-type="string">
            <text:p>Security-23</text:p>
          </table:table-cell>
          <table:table-cell table:style-name="ce42" office:value-type="float" office:value="1" calcext:value-type="float">
            <text:p>1</text:p>
          </table:table-cell>
          <table:table-cell table:style-name="ce21" office:value-type="string" calcext:value-type="string" table:number-columns-spanned="1" table:number-rows-spanned="3">
            <text:p>セキュリティ</text:p>
          </table:table-cell>
          <table:table-cell table:style-name="ce21" office:value-type="string" calcext:value-type="string" table:number-columns-spanned="1" table:number-rows-spanned="3">
            <text:p>プラグインのサンドボックス内実行</text:p>
          </table:table-cell>
          <table:table-cell table:style-name="ce21" office:value-type="string" calcext:value-type="string" table:number-columns-spanned="1" table:number-rows-spanned="3">
            <text:p>-</text:p>
          </table:table-cell>
          <table:table-cell table:style-name="ce124" office:value-type="string" calcext:value-type="string">
            <text:p>サンドボックス内で実行しない（既定）</text:p>
          </table:table-cell>
          <table:table-cell table:style-name="ce41" office:value-type="string" calcext:value-type="string">
            <text:p>-</text:p>
          </table:table-cell>
          <table:table-cell table:style-name="ce42" office:value-type="string" calcext:value-type="string">
            <text:p>defaultPref("dom.ipc.plugins.sandbox-level.default", 0);</text:p>
            <text:p>defaultPref("dom.ipc.plugins.sandbox-level.flash", 0);</text:p>
          </table:table-cell>
          <table:table-cell table:style-name="ce42"/>
          <table:table-cell table:style-name="ce123" table:formula="of:=IF([.K110]=&quot;&quot;;&quot;?&quot;;IF([.N110]=&quot;&quot;;&quot;新規&quot;;IF([.K110]=[.N110];&quot;&quot;;&quot;変更あり&quot;)))">
            <text:p/>
          </table:table-cell>
          <table:table-cell table:style-name="ce42" office:value-type="string" calcext:value-type="string">
            <text:p>defaultPref("dom.ipc.plugins.sandbox-level.default", 0);</text:p>
            <text:p>defaultPref("dom.ipc.plugins.sandbox-level.flash", 0);</text:p>
          </table:table-cell>
          <table:table-cell table:style-name="ce123" table:formula="of:=IF([.N110]=&quot;&quot;;&quot;?&quot;;IF([.P110]=&quot;&quot;;&quot;新規&quot;;IF([.N110]=[.P110];&quot;&quot;;&quot;変更あり&quot;)))">
            <text:p/>
          </table:table-cell>
          <table:table-cell table:style-name="ce42" office:value-type="string" calcext:value-type="string">
            <text:p>defaultPref("dom.ipc.plugins.sandbox-level.default", 0);</text:p>
            <text:p>defaultPref("dom.ipc.plugins.sandbox-level.flash", 0);</text:p>
          </table:table-cell>
          <table:table-cell table:style-name="ce41" table:formula="of:=IF([.P110]=&quot;&quot;;&quot;?&quot;;IF([.R110]=&quot;&quot;;&quot;新規&quot;;IF([.P110]=[.R110];&quot;&quot;;&quot;○&quot;)))" office:value-type="string" office:string-value="新規" calcext:value-type="string">
            <text:p>新規</text:p>
          </table:table-cell>
          <table:table-cell table:style-name="ce205" table:number-columns-repeated="3"/>
          <table:table-cell table:style-name="ce214"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42" office:value-type="string" calcext:value-type="string">
            <text:p>Security-23</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Flashプラグインのみサンドボックス内で実行</text:p>
          </table:table-cell>
          <table:table-cell table:style-name="ce41" office:value-type="string" calcext:value-type="string">
            <text:p>MCDで設定を反映する</text:p>
          </table:table-cell>
          <table:table-cell table:style-name="ce42" office:value-type="string" calcext:value-type="string">
            <text:p>lockPref("dom.ipc.plugins.sandbox-level.default", 0);</text:p>
            <text:p>lockPref("dom.ipc.plugins.sandbox-level.flash", 1);</text:p>
          </table:table-cell>
          <table:table-cell table:style-name="ce42"/>
          <table:table-cell table:style-name="ce123" table:formula="of:=IF([.K111]=&quot;&quot;;&quot;?&quot;;IF([.N111]=&quot;&quot;;&quot;新規&quot;;IF([.K111]=[.N111];&quot;&quot;;&quot;変更あり&quot;)))">
            <text:p/>
          </table:table-cell>
          <table:table-cell table:style-name="ce42" office:value-type="string" calcext:value-type="string">
            <text:p>lockPref("dom.ipc.plugins.sandbox-level.default", 0);</text:p>
            <text:p>lockPref("dom.ipc.plugins.sandbox-level.flash", 1);</text:p>
          </table:table-cell>
          <table:table-cell table:style-name="ce123" table:formula="of:=IF([.N111]=&quot;&quot;;&quot;?&quot;;IF([.P111]=&quot;&quot;;&quot;新規&quot;;IF([.N111]=[.P111];&quot;&quot;;&quot;変更あり&quot;)))">
            <text:p/>
          </table:table-cell>
          <table:table-cell table:style-name="ce42" office:value-type="string" calcext:value-type="string">
            <text:p>lockPref("dom.ipc.plugins.sandbox-level.default", 0);</text:p>
            <text:p>lockPref("dom.ipc.plugins.sandbox-level.flash", 1);</text:p>
          </table:table-cell>
          <table:table-cell table:style-name="ce41" table:formula="of:=IF([.P111]=&quot;&quot;;&quot;?&quot;;IF([.R111]=&quot;&quot;;&quot;新規&quot;;IF([.P111]=[.R111];&quot;&quot;;&quot;○&quot;)))" office:value-type="string" office:string-value="新規" calcext:value-type="string">
            <text:p>新規</text:p>
          </table:table-cell>
          <table:table-cell table:style-name="ce205" table:number-columns-repeated="3"/>
          <table:table-cell table:style-name="ce214"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42" office:value-type="string" calcext:value-type="string">
            <text:p>Security-23</text:p>
          </table:table-cell>
          <table:table-cell table:style-name="ce42" office:value-type="float" office:value="3" calcext:value-type="float">
            <text:p>3</text:p>
          </table:table-cell>
          <table:covered-table-cell table:number-columns-repeated="3" table:style-name="ce19"/>
          <table:table-cell table:style-name="ce42" office:value-type="string" calcext:value-type="string">
            <text:p>すべてサンドボックス内で実行</text:p>
          </table:table-cell>
          <table:table-cell table:style-name="ce41" office:value-type="string" calcext:value-type="string">
            <text:p>MCDで設定を反映する</text:p>
          </table:table-cell>
          <table:table-cell table:style-name="ce4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81" office:value-type="string" calcext:value-type="string">
            <text:p><text:span text:style-name="T18">[20180207:藤本]</text:span></text:p>
            <text:p><text:span text:style-name="T18">ESR60実機未確認（about:configの設定値の変更確認のみ）。</text:span></text:p>
            <text:p><text:span text:style-name="T18">検証マニュアルに具体的な動作確認の手順の記載がないです。</text:span></text:p>
          </table:table-cell>
          <table:table-cell table:style-name="ce123" table:formula="of:=IF([.K112]=&quot;&quot;;&quot;?&quot;;IF([.N112]=&quot;&quot;;&quot;新規&quot;;IF([.K112]=[.N112];&quot;&quot;;&quot;変更あり&quot;)))">
            <text:p/>
          </table:table-cell>
          <table:table-cell table:style-name="ce4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23" table:formula="of:=IF([.N112]=&quot;&quot;;&quot;?&quot;;IF([.P112]=&quot;&quot;;&quot;新規&quot;;IF([.N112]=[.P112];&quot;&quot;;&quot;変更あり&quot;)))">
            <text:p/>
          </table:table-cell>
          <table:table-cell table:style-name="ce4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41" table:formula="of:=IF([.P112]=&quot;&quot;;&quot;?&quot;;IF([.R112]=&quot;&quot;;&quot;新規&quot;;IF([.P112]=[.R112];&quot;&quot;;&quot;○&quot;)))" office:value-type="string" office:string-value="新規" calcext:value-type="string">
            <text:p>新規</text:p>
          </table:table-cell>
          <table:table-cell table:style-name="ce205" table:number-columns-repeated="3"/>
          <table:table-cell table:style-name="ce214"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42" office:value-type="string" calcext:value-type="string">
            <text:p>Security-24</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Flashプラグインの保護モード</text:p>
          </table:table-cell>
          <table:table-cell table:style-name="ce18" office:value-type="string" calcext:value-type="string" table:number-columns-spanned="1" table:number-rows-spanned="2">
            <text:p>-</text:p>
          </table:table-cell>
          <table:table-cell table:style-name="ce42" office:value-type="string" calcext:value-type="string">
            <text:p>使用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13]=&quot;&quot;;&quot;?&quot;;IF([.N113]=&quot;&quot;;&quot;新規&quot;;IF([.K113]=[.N113];&quot;&quot;;&quot;変更あり&quot;)))">
            <text:p/>
          </table:table-cell>
          <table:table-cell table:style-name="ce42" office:value-type="string" calcext:value-type="string">
            <text:p>-</text:p>
          </table:table-cell>
          <table:table-cell table:style-name="ce123" table:formula="of:=IF([.N113]=&quot;&quot;;&quot;?&quot;;IF([.P113]=&quot;&quot;;&quot;新規&quot;;IF([.N113]=[.P113];&quot;&quot;;&quot;変更あり&quot;)))">
            <text:p/>
          </table:table-cell>
          <table:table-cell table:style-name="ce42" office:value-type="string" calcext:value-type="string">
            <text:p>-</text:p>
          </table:table-cell>
          <table:table-cell table:style-name="ce41" table:formula="of:=IF([.P113]=&quot;&quot;;&quot;?&quot;;IF([.R113]=&quot;&quot;;&quot;新規&quot;;IF([.P113]=[.R113];&quot;&quot;;&quot;○&quot;)))" office:value-type="string" office:string-value="新規" calcext:value-type="string">
            <text:p>新規</text:p>
          </table:table-cell>
          <table:table-cell table:style-name="ce205" table:number-columns-repeated="3"/>
          <table:table-cell table:style-name="ce214"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42" office:value-type="string" calcext:value-type="string">
            <text:p>Security-24</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style-name="ce41" office:value-type="string" calcext:value-type="string">
            <text:p>MCDで設定を反映する</text:p>
          </table:table-cell>
          <table:table-cell table:style-name="ce42" office:value-type="string" calcext:value-type="string">
            <text:p>lockPref("dom.ipc.plugins.flash.disable-protected-mode", true); </text:p>
          </table:table-cell>
          <table:table-cell table:style-name="ce42" office:value-type="string" calcext:value-type="string">
            <text:p>保護モードのチェックボックスはWindows上のFirefox(32bit版)の場合のみプラグインの設定画面に表示される。</text:p>
          </table:table-cell>
          <table:table-cell table:style-name="ce123" table:formula="of:=IF([.K114]=&quot;&quot;;&quot;?&quot;;IF([.N114]=&quot;&quot;;&quot;新規&quot;;IF([.K114]=[.N114];&quot;&quot;;&quot;変更あり&quot;)))">
            <text:p/>
          </table:table-cell>
          <table:table-cell table:style-name="ce42" office:value-type="string" calcext:value-type="string">
            <text:p>lockPref("dom.ipc.plugins.flash.disable-protected-mode", true); </text:p>
          </table:table-cell>
          <table:table-cell table:style-name="ce123" table:formula="of:=IF([.N114]=&quot;&quot;;&quot;?&quot;;IF([.P114]=&quot;&quot;;&quot;新規&quot;;IF([.N114]=[.P114];&quot;&quot;;&quot;変更あり&quot;)))">
            <text:p/>
          </table:table-cell>
          <table:table-cell table:style-name="ce42" office:value-type="string" calcext:value-type="string">
            <text:p>lockPref("dom.ipc.plugins.flash.disable-protected-mode", true); </text:p>
          </table:table-cell>
          <table:table-cell table:style-name="ce41" table:formula="of:=IF([.P114]=&quot;&quot;;&quot;?&quot;;IF([.R114]=&quot;&quot;;&quot;新規&quot;;IF([.P114]=[.R114];&quot;&quot;;&quot;○&quot;)))" office:value-type="string" office:string-value="新規" calcext:value-type="string">
            <text:p>新規</text:p>
          </table:table-cell>
          <table:table-cell table:style-name="ce205" table:number-columns-repeated="3"/>
          <table:table-cell table:style-name="ce214"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42" office:value-type="string" calcext:value-type="string">
            <text:p>Security-25</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プロトコルごとの外部Webアプリケーションへの連携</text:p>
          </table:table-cell>
          <table:table-cell table:style-name="ce18" office:value-type="string" calcext:value-type="string" table:number-columns-spanned="1" table:number-rows-spanned="2">
            <text:p>-</text:p>
          </table:table-cell>
          <table:table-cell table:style-name="ce42" office:value-type="string" calcext:value-type="string">
            <text:p>使用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115]=&quot;&quot;;&quot;?&quot;;IF([.N115]=&quot;&quot;;&quot;新規&quot;;IF([.K115]=[.N115];&quot;&quot;;&quot;変更あり&quot;)))">
            <text:p/>
          </table:table-cell>
          <table:table-cell table:style-name="ce123" office:value-type="string" calcext:value-type="string">
            <text:p>-</text:p>
          </table:table-cell>
          <table:table-cell table:style-name="ce123" table:formula="of:=IF([.N115]=&quot;&quot;;&quot;?&quot;;IF([.P115]=&quot;&quot;;&quot;新規&quot;;IF([.N115]=[.P115];&quot;&quot;;&quot;変更あり&quot;)))">
            <text:p/>
          </table:table-cell>
          <table:table-cell table:style-name="ce42" office:value-type="string" calcext:value-type="string">
            <text:p>-</text:p>
          </table:table-cell>
          <table:table-cell table:style-name="ce41" table:formula="of:=IF([.P115]=&quot;&quot;;&quot;?&quot;;IF([.R115]=&quot;&quot;;&quot;新規&quot;;IF([.P115]=[.R115];&quot;&quot;;&quot;○&quot;)))" office:value-type="string" office:string-value="新規" calcext:value-type="string">
            <text:p>新規</text:p>
          </table:table-cell>
          <table:table-cell table:style-name="ce205" table:number-columns-repeated="3"/>
          <table:table-cell table:style-name="ce214"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42" office:value-type="string" calcext:value-type="string">
            <text:p>Security-25</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style-name="ce41" office:value-type="string" calcext:value-type="string">
            <text:p>MCDで設定を反映する</text:p>
          </table:table-cell>
          <table:table-cell table:style-name="ce123"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23" office:value-type="string" calcext:value-type="string">
            <text:p><text:span text:style-name="T23">[20180207:藤本]</text:span></text:p>
            <text:p><text:span text:style-name="T23">ESR60で設定内容をautoconfig.jsに書き込んで試験しましたが、</text:span></text:p>
            <text:p><text:span text:style-name="T23">相変わらず「GMail」や「Mibbit」が表示されていました。</text:span></text:p>
            <text:p/>
            <text:p><text:span text:style-name="T23">&gt; 1. ファイルの種類「irc」「ircs」「mailto」「webcal」のそれぞれについて、選択肢として「毎回確認する」と「他のプログラムを選択する...」の2つだけが表示される。</text:span></text:p>
            <text:p/>
            <text:p><text:span text:style-name="T23">Firefox 52でも同じ状態だったので、設定値自体が何か間違ってる可能性がある？</text:span></text:p>
            <text:p/>
          </table:table-cell>
          <table:table-cell table:style-name="ce123" table:formula="of:=IF([.K116]=&quot;&quot;;&quot;?&quot;;IF([.N116]=&quot;&quot;;&quot;新規&quot;;IF([.K116]=[.N116];&quot;&quot;;&quot;変更あり&quot;)))" office:value-type="string" office:string-value="変更あり" calcext:value-type="string">
            <text:p>変更あり</text:p>
          </table:table-cell>
          <table:table-cell table:style-name="ce123"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23" table:formula="of:=IF([.N116]=&quot;&quot;;&quot;?&quot;;IF([.P116]=&quot;&quot;;&quot;新規&quot;;IF([.N116]=[.P116];&quot;&quot;;&quot;変更あり&quot;)))" office:value-type="string" office:string-value="変更あり" calcext:value-type="string">
            <text:p>変更あり</text:p>
          </table:table-cell>
          <table:table-cell table:style-name="ce123"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41" table:formula="of:=IF([.P116]=&quot;&quot;;&quot;?&quot;;IF([.R116]=&quot;&quot;;&quot;新規&quot;;IF([.P116]=[.R116];&quot;&quot;;&quot;○&quot;)))" office:value-type="string" office:string-value="新規" calcext:value-type="string">
            <text:p>新規</text:p>
          </table:table-cell>
          <table:table-cell table:style-name="ce205" table:number-columns-repeated="3"/>
          <table:table-cell table:style-name="ce214"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42" office:value-type="string" calcext:value-type="string">
            <text:p>Security-26</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危険なソフトウェアのインストールをブロックする</text:p>
          </table:table-cell>
          <table:table-cell table:style-name="ce18" office:value-type="string" calcext:value-type="string" table:number-columns-spanned="1" table:number-rows-spanned="2">
            <text:p>-</text:p>
          </table:table-cell>
          <table:table-cell table:style-name="ce42" office:value-type="string" calcext:value-type="string">
            <text:p>ブロックする（既定）</text:p>
          </table:table-cell>
          <table:table-cell table:style-name="ce123"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3">  url-prefix("chrome://browser/content/preferences/in-content/preferences.xul"),</text:span></text:p>
            <text:p><text:span text:style-name="T3">  url-prefix("about:preferences") {</text:span></text:p>
            <text:p><text:span text:style-name="T3">  #</text:span><text:span text:style-name="T7">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42"/>
          <table:table-cell table:style-name="ce123" table:formula="of:=IF([.K117]=&quot;&quot;;&quot;?&quot;;IF([.N117]=&quot;&quot;;&quot;新規&quot;;IF([.K117]=[.N117];&quot;&quot;;&quot;変更あり&quot;)))">
            <text:p/>
          </table:table-cell>
          <table:table-cell table:style-name="ce42"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3">  url-prefix("chrome://browser/content/preferences/in-content/preferences.xul"),</text:span></text:p>
            <text:p><text:span text:style-name="T3">  url-prefix("about:preferences") {</text:span></text:p>
            <text:p><text:span text:style-name="T3">  #</text:span><text:span text:style-name="T7">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3" table:formula="of:=IF([.N117]=&quot;&quot;;&quot;?&quot;;IF([.P117]=&quot;&quot;;&quot;新規&quot;;IF([.N117]=[.P117];&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42" office:value-type="string" calcext:value-type="string">
            <text:p>Security-26</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ブロック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3">  url-prefix("chrome://browser/content/preferences/in-content/preferences.xul"),</text:span></text:p>
            <text:p><text:span text:style-name="T3">  url-prefix("about:preferences") {</text:span></text:p>
            <text:p><text:span text:style-name="T3">  #</text:span><text:span text:style-name="T7">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42" office:value-type="string" calcext:value-type="string">
            <text:p><text:span text:style-name="T23">[20180207:藤本]</text:span></text:p>
            <text:p><text:span text:style-name="T23">検証マニュアルに記されているサイトがリンク切れを起こしているので</text:span></text:p>
            <text:p><text:span text:style-name="T23">設定値の動作試験ができませんでした。</text:span></text:p>
            <text:p/>
            <text:p><text:span text:style-name="T23">&gt; 1. ロケーションバーに `http://testsafebrowsing.appspot.com/` と入力し、ページを開く。</text:span></text:p>
            <text:p><text:span text:style-name="T23">&gt; 2. 「Desktop Download Warnings」セクションの「1. Should show a "malicious" warning, based on URL」のリンクをクリックする。</text:span></text:p>
            <text:p/>
            <text:p><text:span text:style-name="T23">ローカルのサーバーで代替する。</text:span></text:p>
            <text:p><text:span text:style-name="T23">$ echo "127.0.0.1 download.safebrowsingtest.com" | sudo tee -a /etc/hosts</text:span></text:p>
            <text:p><text:span text:style-name="T23">$ cd /tmp</text:span></text:p>
            <text:p><text:span text:style-name="T23">$ mkdir download</text:span></text:p>
            <text:p><text:span text:style-name="T23">$ echo "TEST" &gt; download/test</text:span></text:p>
            <text:p><text:span text:style-name="T23">$ sudo ruby -run -e httpd . -p 80</text:span></text:p>
          </table:table-cell>
          <table:table-cell table:style-name="ce123" table:formula="of:=IF([.K118]=&quot;&quot;;&quot;?&quot;;IF([.N118]=&quot;&quot;;&quot;新規&quot;;IF([.K118]=[.N118];&quot;&quot;;&quot;変更あり&quot;)))" office:value-type="string" office:string-value="変更あり" calcext:value-type="string">
            <text:p>変更あり</text:p>
          </table:table-cell>
          <table:table-cell table:style-name="ce42"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3">  url-prefix("chrome://browser/content/preferences/in-content/preferences.xul"),</text:span></text:p>
            <text:p><text:span text:style-name="T3">  url-prefix("about:preferences") {</text:span></text:p>
            <text:p><text:span text:style-name="T3">  #</text:span><text:span text:style-name="T7">blockDownloads</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3" table:formula="of:=IF([.N118]=&quot;&quot;;&quot;?&quot;;IF([.P118]=&quot;&quot;;&quot;新規&quot;;IF([.N118]=[.P118];&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42" office:value-type="string" calcext:value-type="string">
            <text:p>Security-27</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8" office:value-type="string" calcext:value-type="string" table:number-columns-spanned="1" table:number-rows-spanned="2">
            <text:p>-</text:p>
          </table:table-cell>
          <table:table-cell table:style-name="ce42" office:value-type="string" calcext:value-type="string">
            <text:p>警告する（既定）</text:p>
          </table:table-cell>
          <table:table-cell table:style-name="ce123"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3">  url-prefix("chrome://browser/content/preferences/in-content/preferences.xul"),</text:span></text:p>
            <text:p><text:span text:style-name="T3">  url-prefix("about:preferences") {</text:span></text:p>
            <text:p><text:span text:style-name="T3">  #</text:span><text:span text:style-name="T7">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42"/>
          <table:table-cell table:style-name="ce123" table:formula="of:=IF([.K119]=&quot;&quot;;&quot;?&quot;;IF([.N119]=&quot;&quot;;&quot;新規&quot;;IF([.K119]=[.N119];&quot;&quot;;&quot;変更あり&quot;)))">
            <text:p/>
          </table:table-cell>
          <table:table-cell table:style-name="ce42"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3">  url-prefix("chrome://browser/content/preferences/in-content/preferences.xul"),</text:span></text:p>
            <text:p><text:span text:style-name="T3">  url-prefix("about:preferences") {</text:span></text:p>
            <text:p><text:span text:style-name="T3">  #</text:span><text:span text:style-name="T7">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3" table:formula="of:=IF([.N119]=&quot;&quot;;&quot;?&quot;;IF([.P119]=&quot;&quot;;&quot;新規&quot;;IF([.N119]=[.P119];&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42" office:value-type="string" calcext:value-type="string">
            <text:p>Security-27</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警告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3">  url-prefix("chrome://browser/content/preferences/in-content/preferences.xul"),</text:span></text:p>
            <text:p><text:span text:style-name="T3">  url-prefix("about:preferences") {</text:span></text:p>
            <text:p><text:span text:style-name="T3">  #</text:span><text:span text:style-name="T7">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42" office:value-type="string" calcext:value-type="string">
            <text:p><text:span text:style-name="T23">[20180207:藤本]</text:span></text:p>
            <text:p><text:span text:style-name="T23">検証マニュアルに記されているサイトをチェックしても、</text:span></text:p>
            <text:p><text:span text:style-name="T23">記載されている警告が出現しませんでした。</text:span></text:p>
            <text:p/>
            <text:p><text:span text:style-name="T23">&gt; 1. 「Desktop Download Warnings」セクションの「1. Should show a "malicious" warning, based on URL」のリンクをクリックする</text:span></text:p>
            <text:p><text:span text:style-name="T23">&gt; 1. ファイルの取り扱いを尋ねられるので、ファイルとして保存するよう指示し、ダウンロード完了を待つ。</text:span></text:p>
            <text:p/>
            <text:p><text:span text:style-name="T23">確認する限り、コンテンツが単純にHTMLページとして取り扱われ、</text:span></text:p>
            <text:p><text:span text:style-name="T23">ダウンロードポップアップ自体が出現しません。</text:span></text:p>
            <text:p/>
            <text:p><text:span text:style-name="T23">ローカルのサーバーで代替する。</text:span></text:p>
            <text:p><text:span text:style-name="T23">$ echo "127.0.0.1 download.safebrowsingtest.com" | sudo tee -a /etc/hosts</text:span></text:p>
            <text:p><text:span text:style-name="T23">$ cd /tmp</text:span></text:p>
            <text:p><text:span text:style-name="T23">$ mkdir download</text:span></text:p>
            <text:p><text:span text:style-name="T23">$ echo "TEST" &gt; download/test</text:span></text:p>
            <text:p><text:span text:style-name="T23">$ sudo ruby -run -e httpd . -p 80</text:span></text:p>
          </table:table-cell>
          <table:table-cell table:style-name="ce123" table:formula="of:=IF([.K120]=&quot;&quot;;&quot;?&quot;;IF([.N120]=&quot;&quot;;&quot;新規&quot;;IF([.K120]=[.N120];&quot;&quot;;&quot;変更あり&quot;)))">
            <text:p/>
          </table:table-cell>
          <table:table-cell table:style-name="ce42"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3">  url-prefix("chrome://browser/content/preferences/in-content/preferences.xul"),</text:span></text:p>
            <text:p><text:span text:style-name="T3">  url-prefix("about:preferences") {</text:span></text:p>
            <text:p><text:span text:style-name="T3">  #</text:span><text:span text:style-name="T7">blockUncommonUnwanted</text:span><text:span text:style-name="T10">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3" table:formula="of:=IF([.N120]=&quot;&quot;;&quot;?&quot;;IF([.P120]=&quot;&quot;;&quot;新規&quot;;IF([.N120]=[.P120];&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42" office:value-type="string" calcext:value-type="string">
            <text:p>Security-28</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認証が必要なWiFiアクセスポイントを検出した時に、認証用のタブを自動的に開く</text:p>
          </table:table-cell>
          <table:table-cell table:style-name="ce18" office:value-type="string" calcext:value-type="string" table:number-columns-spanned="1" table:number-rows-spanned="2">
            <text:p>-</text:p>
          </table:table-cell>
          <table:table-cell table:style-name="ce42" office:value-type="string" calcext:value-type="string">
            <text:p>タブを開く（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21]=&quot;&quot;;&quot;?&quot;;IF([.N121]=&quot;&quot;;&quot;新規&quot;;IF([.K121]=[.N121];&quot;&quot;;&quot;変更あり&quot;)))">
            <text:p/>
          </table:table-cell>
          <table:table-cell table:style-name="ce42" office:value-type="string" calcext:value-type="string">
            <text:p>-</text:p>
          </table:table-cell>
          <table:table-cell table:style-name="ce123" table:formula="of:=IF([.N121]=&quot;&quot;;&quot;?&quot;;IF([.P121]=&quot;&quot;;&quot;新規&quot;;IF([.N121]=[.P121];&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42" office:value-type="string" calcext:value-type="string">
            <text:p>Security-28</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何もしない</text:p>
          </table:table-cell>
          <table:table-cell table:style-name="ce41" office:value-type="string" calcext:value-type="string">
            <text:p>MCDで設定を反映する</text:p>
          </table:table-cell>
          <table:table-cell table:style-name="ce42" office:value-type="string" calcext:value-type="string">
            <text:p>lockPref("network.captive-portal-service.enabled<text:span text:style-name="T8">", false);</text:span></text:p>
          </table:table-cell>
          <table:table-cell table:style-name="ce181" office:value-type="string" calcext:value-type="string">
            <text:p><text:span text:style-name="T18">[20180207:藤本]</text:span></text:p>
            <text:p><text:span text:style-name="T18">ESR60実機未確認（about:configの設定値の変更確認のみ）。</text:span></text:p>
            <text:p><text:span text:style-name="T18">検証マニュアルに具体的な動作確認の手順の記載がないです。</text:span></text:p>
          </table:table-cell>
          <table:table-cell table:style-name="ce123" table:formula="of:=IF([.K122]=&quot;&quot;;&quot;?&quot;;IF([.N122]=&quot;&quot;;&quot;新規&quot;;IF([.K122]=[.N122];&quot;&quot;;&quot;変更あり&quot;)))">
            <text:p/>
          </table:table-cell>
          <table:table-cell table:style-name="ce42" office:value-type="string" calcext:value-type="string">
            <text:p>lockPref("network.captive-portal-service.enabled<text:span text:style-name="T8">", false);</text:span></text:p>
          </table:table-cell>
          <table:table-cell table:style-name="ce123" table:formula="of:=IF([.N122]=&quot;&quot;;&quot;?&quot;;IF([.P122]=&quot;&quot;;&quot;新規&quot;;IF([.N122]=[.P122];&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42" office:value-type="string" calcext:value-type="string">
            <text:p>Security-29</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SSL/TLSでないページでの「secure」属性付きCookieの読み書き</text:p>
          </table:table-cell>
          <table:table-cell table:style-name="ce18" office:value-type="string" calcext:value-type="string" table:number-columns-spanned="1" table:number-rows-spanned="2">
            <text:p>-</text:p>
          </table:table-cell>
          <table:table-cell table:style-name="ce42" office:value-type="string" calcext:value-type="string">
            <text:p>許可する</text:p>
          </table:table-cell>
          <table:table-cell table:style-name="ce41" office:value-type="string" calcext:value-type="string">
            <text:p>MCDで設定を反映する</text:p>
          </table:table-cell>
          <table:table-cell table:style-name="ce42" office:value-type="string" calcext:value-type="string">
            <text:p>lockPref("network.cookie.leave-secure-alone<text:span text:style-name="T8">", false);</text:span></text:p>
          </table:table-cell>
          <table:table-cell table:style-name="ce42" office:value-type="string" calcext:value-type="string">
            <text:p><text:span text:style-name="T24">[20180207:藤本]</text:span></text:p>
            <text:p><text:span text:style-name="T24">設定値自体は切り替えられるのですが、効果が無いように見えます。</text:span></text:p>
            <text:p><text:span text:style-name="T24">実際に設定値を変えた上で次の手順を踏むと、うまく動いてないことが分かります：</text:span></text:p>
            <text:p/>
            <text:p><text:span text:style-name="T24"> 1. http://www.clear-code.com/ にアクセスする</text:span></text:p>
            <text:p><text:span text:style-name="T24"> 2. F12を押して開発者コンソールを開く</text:span></text:p>
            <text:p><text:span text:style-name="T24"> 3. `document.cookie = 'a=b;secure'`を実行する</text:span></text:p>
            <text:p><text:span text:style-name="T24"> 4. console.log(document.cookie) と打つと、空文字が表示される。</text:span></text:p>
            <text:p/>
          </table:table-cell>
          <table:table-cell table:style-name="ce123" table:formula="of:=IF([.K123]=&quot;&quot;;&quot;?&quot;;IF([.N123]=&quot;&quot;;&quot;新規&quot;;IF([.K123]=[.N123];&quot;&quot;;&quot;変更あり&quot;)))">
            <text:p/>
          </table:table-cell>
          <table:table-cell table:style-name="ce42" office:value-type="string" calcext:value-type="string">
            <text:p>lockPref("network.cookie.leave-secure-alone<text:span text:style-name="T8">", false);</text:span></text:p>
          </table:table-cell>
          <table:table-cell table:style-name="ce123" table:formula="of:=IF([.N123]=&quot;&quot;;&quot;?&quot;;IF([.P123]=&quot;&quot;;&quot;新規&quot;;IF([.N123]=[.P123];&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42" office:value-type="string" calcext:value-type="string">
            <text:p>Security-29</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24]=&quot;&quot;;&quot;?&quot;;IF([.N124]=&quot;&quot;;&quot;新規&quot;;IF([.K124]=[.N124];&quot;&quot;;&quot;変更あり&quot;)))">
            <text:p/>
          </table:table-cell>
          <table:table-cell table:style-name="ce42" office:value-type="string" calcext:value-type="string">
            <text:p>-</text:p>
          </table:table-cell>
          <table:table-cell table:style-name="ce123" table:formula="of:=IF([.N124]=&quot;&quot;;&quot;?&quot;;IF([.P124]=&quot;&quot;;&quot;新規&quot;;IF([.N124]=[.P124];&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42" office:value-type="string" calcext:value-type="string">
            <text:p>Security-30</text:p>
          </table:table-cell>
          <table:table-cell table:style-name="ce42"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8" office:value-type="string" calcext:value-type="string" table:number-columns-spanned="1" table:number-rows-spanned="2">
            <text:p>誤ったMIME Typeが指定されたスクリプトファイルの実行</text:p>
          </table:table-cell>
          <table:table-cell table:style-name="ce18" office:value-type="string" calcext:value-type="string" table:number-columns-spanned="1" table:number-rows-spanned="2">
            <text:p>-</text:p>
          </table:table-cell>
          <table:table-cell table:style-name="ce42" office:value-type="string" calcext:value-type="string">
            <text:p>許可する</text:p>
          </table:table-cell>
          <table:table-cell table:style-name="ce41" office:value-type="string" calcext:value-type="string">
            <text:p>MCDで設定を反映する</text:p>
          </table:table-cell>
          <table:table-cell table:style-name="ce42" office:value-type="string" calcext:value-type="string">
            <text:p>lockPref("security.block_script_with_wrong_mime<text:span text:style-name="T8">", false);</text:span></text:p>
          </table:table-cell>
          <table:table-cell table:style-name="ce181" office:value-type="string" calcext:value-type="string">
            <text:p><text:span text:style-name="T18">[20180207:藤本]</text:span></text:p>
            <text:p><text:span text:style-name="T18">ESR60実機未確認（about:configの設定値の変更確認のみ）。</text:span></text:p>
            <text:p><text:span text:style-name="T18">検証マニュアルに具体的な動作確認の手順の記載がないです。</text:span></text:p>
          </table:table-cell>
          <table:table-cell table:style-name="ce123" table:formula="of:=IF([.K125]=&quot;&quot;;&quot;?&quot;;IF([.N125]=&quot;&quot;;&quot;新規&quot;;IF([.K125]=[.N125];&quot;&quot;;&quot;変更あり&quot;)))">
            <text:p/>
          </table:table-cell>
          <table:table-cell table:style-name="ce42" office:value-type="string" calcext:value-type="string">
            <text:p>lockPref("security.block_script_with_wrong_mime<text:span text:style-name="T8">", false);</text:span></text:p>
          </table:table-cell>
          <table:table-cell table:style-name="ce123" table:formula="of:=IF([.N125]=&quot;&quot;;&quot;?&quot;;IF([.P125]=&quot;&quot;;&quot;新規&quot;;IF([.N125]=[.P125];&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42" office:value-type="string" calcext:value-type="string">
            <text:p>Security-30</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26]=&quot;&quot;;&quot;?&quot;;IF([.N126]=&quot;&quot;;&quot;新規&quot;;IF([.K126]=[.N126];&quot;&quot;;&quot;変更あり&quot;)))">
            <text:p/>
          </table:table-cell>
          <table:table-cell table:style-name="ce42" office:value-type="string" calcext:value-type="string">
            <text:p>-</text:p>
          </table:table-cell>
          <table:table-cell table:style-name="ce123" table:formula="of:=IF([.N126]=&quot;&quot;;&quot;?&quot;;IF([.P126]=&quot;&quot;;&quot;新規&quot;;IF([.N126]=[.P126];&quot;&quot;;&quot;変更あり&quot;)))" office:value-type="string" office:string-value="新規" calcext:value-type="string">
            <text:p>新規</text:p>
          </table:table-cell>
          <table:table-cell table:style-name="ce123"/>
          <table:table-cell table:style-name="ce41"/>
          <table:table-cell table:style-name="ce205" table:number-columns-repeated="3"/>
          <table:table-cell table:style-name="ce214"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42" office:value-type="string" calcext:value-type="string">
            <text:p>Security-31</text:p>
          </table:table-cell>
          <table:table-cell table:style-name="ce41"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なFlashコンテンツの読み込み</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2" office:value-type="string" calcext:value-type="string">
            <text:p>lockPref("browser.safebrowsing.blockedURIs.enabled", false);</text:p>
          </table:table-cell>
          <table:table-cell table:style-name="ce42"/>
          <table:table-cell table:style-name="ce123" table:formula="of:=IF([.K127]=&quot;&quot;;&quot;?&quot;;IF([.N127]=&quot;&quot;;&quot;新規&quot;;IF([.K127]=[.N127];&quot;&quot;;&quot;変更あり&quot;)))">
            <text:p/>
          </table:table-cell>
          <table:table-cell table:style-name="ce42" office:value-type="string" calcext:value-type="string">
            <text:p>lockPref("browser.safebrowsing.blockedURIs.enabled", false);</text:p>
          </table:table-cell>
          <table:table-cell table:style-name="ce123" table:formula="of:=IF([.N127]=&quot;&quot;;&quot;?&quot;;IF([.P127]=&quot;&quot;;&quot;新規&quot;;IF([.N127]=[.P127];&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42" office:value-type="string" calcext:value-type="string">
            <text:p>Security-3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ブロッ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28]=&quot;&quot;;&quot;?&quot;;IF([.N128]=&quot;&quot;;&quot;新規&quot;;IF([.K128]=[.N128];&quot;&quot;;&quot;変更あり&quot;)))">
            <text:p/>
          </table:table-cell>
          <table:table-cell table:style-name="ce42" office:value-type="string" calcext:value-type="string">
            <text:p>-</text:p>
          </table:table-cell>
          <table:table-cell table:style-name="ce123" table:formula="of:=IF([.N128]=&quot;&quot;;&quot;?&quot;;IF([.P128]=&quot;&quot;;&quot;新規&quot;;IF([.N128]=[.P128];&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42" office:value-type="string" calcext:value-type="string">
            <text:p>Security-32</text:p>
          </table:table-cell>
          <table:table-cell table:style-name="ce41"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アドオンのインストール時の警告</text:p>
          </table:table-cell>
          <table:table-cell table:style-name="ce15" office:value-type="string" calcext:value-type="string" table:number-columns-spanned="1" table:number-rows-spanned="2">
            <text:p>-</text:p>
          </table:table-cell>
          <table:table-cell table:style-name="ce41" office:value-type="string" calcext:value-type="string">
            <text:p>警告する（既定）</text:p>
          </table:table-cell>
          <table:table-cell table:style-name="ce123"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text:span text:style-name="T8">MCD:</text:span></text:p>
            <text:p><text:span text:style-name="T8">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42"/>
          <table:table-cell table:style-name="ce123" table:formula="of:=IF([.K129]=&quot;&quot;;&quot;?&quot;;IF([.N129]=&quot;&quot;;&quot;新規&quot;;IF([.K129]=[.N129];&quot;&quot;;&quot;変更あり&quot;)))">
            <text:p/>
          </table:table-cell>
          <table:table-cell table:style-name="ce42" office:value-type="string" calcext:value-type="string">
            <text:p><text:span text:style-name="T8">MCD:</text:span></text:p>
            <text:p><text:span text:style-name="T8">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3" table:formula="of:=IF([.N129]=&quot;&quot;;&quot;?&quot;;IF([.P129]=&quot;&quot;;&quot;新規&quot;;IF([.N129]=[.P129];&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42" office:value-type="string" calcext:value-type="string">
            <text:p>Security-3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123"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82" office:value-type="string" calcext:value-type="string">
            <text:p><text:span text:style-name="T25">[20180207:藤本]</text:span></text:p>
            <text:p><text:span text:style-name="T25">ESR60実機で動作確認済みですが、検証マニュアルの方にSecurity-32について記載が無いみたいです。</text:span></text:p>
          </table:table-cell>
          <table:table-cell table:style-name="ce123" table:formula="of:=IF([.K130]=&quot;&quot;;&quot;?&quot;;IF([.N130]=&quot;&quot;;&quot;新規&quot;;IF([.K130]=[.N130];&quot;&quot;;&quot;変更あり&quot;)))">
            <text:p/>
          </table:table-cell>
          <table:table-cell table:style-name="ce42"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3" table:formula="of:=IF([.N130]=&quot;&quot;;&quot;?&quot;;IF([.P130]=&quot;&quot;;&quot;新規&quot;;IF([.N130]=[.P130];&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42" office:value-type="string" calcext:value-type="string">
            <text:p>Security-33</text:p>
          </table:table-cell>
          <table:table-cell table:style-name="ce41" office:value-type="float" office:value="1" calcext:value-type="float">
            <text:p>1</text:p>
          </table:table-cell>
          <table:table-cell table:style-name="ce18" office:value-type="string" calcext:value-type="string" table:number-columns-spanned="1" table:number-rows-spanned="2">
            <text:p>セキュリティ</text:p>
          </table:table-cell>
          <table:table-cell table:style-name="ce15" office:value-type="string" calcext:value-type="string" table:number-columns-spanned="1" table:number-rows-spanned="2">
            <text:p>危険ででしゃばりなFlashコンテンツをブロック</text:p>
          </table:table-cell>
          <table:table-cell table:style-name="ce15" office:value-type="string" calcext:value-type="string" table:number-columns-spanned="1" table:number-rows-spanned="2">
            <text:p>-</text:p>
          </table:table-cell>
          <table:table-cell table:style-name="ce41" office:value-type="string" calcext:value-type="string">
            <text:p>ブロックする（既定）</text:p>
          </table:table-cell>
          <table:table-cell table:style-name="ce41" office:value-type="string" calcext:value-type="string">
            <text:p>MCDで設定を反映する</text:p>
          </table:table-cell>
          <table:table-cell table:style-name="ce42" office:value-type="string" calcext:value-type="string">
            <text:p>lockPref("plugins.flashBlock.enabled", true);</text:p>
          </table:table-cell>
          <table:table-cell table:style-name="ce42" office:value-type="string" calcext:value-type="string">
            <text:p>Firefox 55で追加された。</text:p>
          </table:table-cell>
          <table:table-cell table:style-name="ce123" table:formula="of:=IF([.K131]=&quot;&quot;;&quot;?&quot;;IF([.N131]=&quot;&quot;;&quot;新規&quot;;IF([.K131]=[.N131];&quot;&quot;;&quot;変更あり&quot;)))" office:value-type="string" office:string-value="新規" calcext:value-type="string">
            <text:p>新規</text:p>
          </table:table-cell>
          <table:table-cell table:style-name="ce42"/>
          <table:table-cell table:style-name="ce123" table:formula="of:=IF([.N131]=&quot;&quot;;&quot;?&quot;;IF([.P131]=&quot;&quot;;&quot;新規&quot;;IF([.N131]=[.P131];&quot;&quot;;&quot;変更あり&quot;)))" office:value-type="string" office:string-value="?" calcext:value-type="string">
            <text:p>?</text:p>
          </table:table-cell>
          <table:table-cell table:style-name="ce42"/>
          <table:table-cell table:style-name="ce41"/>
          <table:table-cell table:style-name="ce205" table:number-columns-repeated="3"/>
          <table:table-cell table:style-name="ce214"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42" office:value-type="string" calcext:value-type="string">
            <text:p>Security-3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ブロックしない</text:p>
          </table:table-cell>
          <table:table-cell table:style-name="ce41" office:value-type="string" calcext:value-type="string">
            <text:p>-</text:p>
          </table:table-cell>
          <table:table-cell table:style-name="ce42" office:value-type="string" calcext:value-type="string">
            <text:p>lockPref("plugins.flashBlock.enabled", false);</text:p>
          </table:table-cell>
          <table:table-cell table:style-name="ce42"/>
          <table:table-cell table:style-name="ce123" table:formula="of:=IF([.K132]=&quot;&quot;;&quot;?&quot;;IF([.N132]=&quot;&quot;;&quot;新規&quot;;IF([.K132]=[.N132];&quot;&quot;;&quot;変更あり&quot;)))" office:value-type="string" office:string-value="新規" calcext:value-type="string">
            <text:p>新規</text:p>
          </table:table-cell>
          <table:table-cell table:style-name="ce42"/>
          <table:table-cell table:style-name="ce123" table:formula="of:=IF([.N132]=&quot;&quot;;&quot;?&quot;;IF([.P132]=&quot;&quot;;&quot;新規&quot;;IF([.N132]=[.P132];&quot;&quot;;&quot;変更あり&quot;)))" office:value-type="string" office:string-value="?" calcext:value-type="string">
            <text:p>?</text:p>
          </table:table-cell>
          <table:table-cell table:style-name="ce42"/>
          <table:table-cell table:style-name="ce41"/>
          <table:table-cell table:style-name="ce205" table:number-columns-repeated="3"/>
          <table:table-cell table:style-name="ce214"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41" office:value-type="string" calcext:value-type="string">
            <text:p>Privacy-1</text:p>
          </table:table-cell>
          <table:table-cell table:style-name="ce41"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41" office:value-type="string" calcext:value-type="string">
            <text:p>保存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33]=&quot;&quot;;&quot;?&quot;;IF([.N133]=&quot;&quot;;&quot;新規&quot;;IF([.K133]=[.N133];&quot;&quot;;&quot;変更あり&quot;)))">
            <text:p/>
          </table:table-cell>
          <table:table-cell table:style-name="ce42" office:value-type="string" calcext:value-type="string">
            <text:p>-</text:p>
          </table:table-cell>
          <table:table-cell table:style-name="ce123" table:formula="of:=IF([.N133]=&quot;&quot;;&quot;?&quot;;IF([.P133]=&quot;&quot;;&quot;新規&quot;;IF([.N133]=[.P133];&quot;&quot;;&quot;変更あり&quot;)))">
            <text:p/>
          </table:table-cell>
          <table:table-cell table:style-name="ce42" office:value-type="string" calcext:value-type="string">
            <text:p>-</text:p>
          </table:table-cell>
          <table:table-cell table:style-name="ce41" table:formula="of:=IF([.P133]=&quot;&quot;;&quot;?&quot;;IF([.R133]=&quot;&quot;;&quot;新規&quot;;IF([.P133]=[.R133];&quot;&quot;;&quot;○&quot;)))">
            <text:p/>
          </table:table-cell>
          <table:table-cell table:style-name="ce205" office:value-type="string" calcext:value-type="string">
            <text:p>-</text:p>
          </table:table-cell>
          <table:table-cell table:style-name="ce205" table:number-columns-repeated="2"/>
          <table:table-cell table:style-name="ce214"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41" office:value-type="string" calcext:value-type="string">
            <text:p>Privacy-1</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履歴を基本的には保存し、ただし（一部項目は）終了時の消去を許可する</text:p>
          </table:table-cell>
          <table:table-cell table:style-name="ce41"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127"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83" office:value-type="string" calcext:value-type="string">
            <text:p><text:span text:style-name="T19">[20180213:藤本]</text:span></text:p>
            <text:p><text:span text:style-name="T19">「選択肢」と「接待内容」が一致してないように見えます。</text:span></text:p>
            <text:p><text:span text:style-name="T19">（やってることは「常にプライベートモードで表示する」なので）</text:span></text:p>
          </table:table-cell>
          <table:table-cell table:style-name="ce123" table:formula="of:=IF([.K134]=&quot;&quot;;&quot;?&quot;;IF([.N134]=&quot;&quot;;&quot;新規&quot;;IF([.K134]=[.N134];&quot;&quot;;&quot;変更あり&quot;)))">
            <text:p/>
          </table:table-cell>
          <table:table-cell table:style-name="ce127"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23" table:formula="of:=IF([.N134]=&quot;&quot;;&quot;?&quot;;IF([.P134]=&quot;&quot;;&quot;新規&quot;;IF([.N134]=[.P134];&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41" office:value-type="string" calcext:value-type="string">
            <text:p>Privacy-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保存を強制する</text:p>
          </table:table-cell>
          <table:table-cell table:style-name="ce41"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1"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179" office:value-type="string" calcext:value-type="string">
            <text:p>「表示したページとファイルのダウンロードの履歴を残す」を非表示化</text:p>
          </table:table-cell>
          <table:table-cell table:style-name="ce123" table:formula="of:=IF([.K135]=&quot;&quot;;&quot;?&quot;;IF([.N135]=&quot;&quot;;&quot;新規&quot;;IF([.K135]=[.N135];&quot;&quot;;&quot;変更あり&quot;)))" office:value-type="string" office:string-value="変更あり" calcext:value-type="string">
            <text:p>変更あり</text:p>
          </table:table-cell>
          <table:table-cell table:style-name="ce41"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23" table:formula="of:=IF([.N135]=&quot;&quot;;&quot;?&quot;;IF([.P135]=&quot;&quot;;&quot;新規&quot;;IF([.N135]=[.P135];&quot;&quot;;&quot;変更あり&quot;)))" office:value-type="string" office:string-value="変更あり" calcext:value-type="string">
            <text:p>変更あり</text:p>
          </table:table-cell>
          <table:table-cell table:style-name="ce205"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1" table:formula="of:=IF([.P135]=&quot;&quot;;&quot;?&quot;;IF([.R135]=&quot;&quot;;&quot;新規&quot;;IF([.P135]=[.R135];&quot;&quot;;&quot;○&quot;)))" office:value-type="string" office:string-value="○" calcext:value-type="string">
            <text:p>○</text:p>
          </table:table-cell>
          <table:table-cell table:style-name="ce205"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214"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41" office:value-type="string" calcext:value-type="string">
            <text:p>Privacy-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一切保存しない</text:p>
          </table:table-cell>
          <table:table-cell table:style-name="ce41" office:value-type="string" calcext:value-type="string">
            <text:p>MCDで設定を反映する</text:p>
            <text:p>(Firefox 38以前ではアドオン「History Prefs Modifier」も導入する)</text:p>
          </table:table-cell>
          <table:table-cell table:style-name="ce42" office:value-type="string" calcext:value-type="string">
            <text:p>lockPref("browser.privatebrowsing.autostart", true);</text:p>
            <text:p><text:span text:style-name="T8">lockPref("privacy.sanitize.sanitizeOnShutdown", true);</text:span></text:p>
          </table:table-cell>
          <table:table-cell table:style-name="ce42"/>
          <table:table-cell table:style-name="ce123" table:formula="of:=IF([.K136]=&quot;&quot;;&quot;?&quot;;IF([.N136]=&quot;&quot;;&quot;新規&quot;;IF([.K136]=[.N136];&quot;&quot;;&quot;変更あり&quot;)))">
            <text:p/>
          </table:table-cell>
          <table:table-cell table:style-name="ce42" office:value-type="string" calcext:value-type="string">
            <text:p>lockPref("browser.privatebrowsing.autostart", true);</text:p>
            <text:p><text:span text:style-name="T8">lockPref("privacy.sanitize.sanitizeOnShutdown", true);</text:span></text:p>
          </table:table-cell>
          <table:table-cell table:style-name="ce123" table:formula="of:=IF([.N136]=&quot;&quot;;&quot;?&quot;;IF([.P136]=&quot;&quot;;&quot;新規&quot;;IF([.N136]=[.P136];&quot;&quot;;&quot;変更あり&quot;)))">
            <text:p/>
          </table:table-cell>
          <table:table-cell table:style-name="ce42" office:value-type="string" calcext:value-type="string">
            <text:p>lockPref("browser.privatebrowsing.autostart", true);</text:p>
            <text:p><text:span text:style-name="T8">lockPref("privacy.sanitize.sanitizeOnShutdown", true);</text:span></text:p>
          </table:table-cell>
          <table:table-cell table:style-name="ce41" table:formula="of:=IF([.P136]=&quot;&quot;;&quot;?&quot;;IF([.R136]=&quot;&quot;;&quot;新規&quot;;IF([.P136]=[.R136];&quot;&quot;;&quot;○&quot;)))" office:value-type="string" office:string-value="○" calcext:value-type="string">
            <text:p>○</text:p>
          </table:table-cell>
          <table:table-cell table:style-name="ce205" office:value-type="string" calcext:value-type="string">
            <text:p>lockPref("browser.privatebrowsing.autostart", true);</text:p>
          </table:table-cell>
          <table:table-cell table:style-name="ce205" office:value-type="string" calcext:value-type="string">
            <text:p>変更無し</text:p>
          </table:table-cell>
          <table:table-cell table:style-name="ce205" office:value-type="string" calcext:value-type="string">
            <text:p>lockPref("browser.privatebrowsing.autostart", true);</text:p>
          </table:table-cell>
          <table:table-cell table:style-name="ce214"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41" office:value-type="string" calcext:value-type="string">
            <text:p>Privacy-1</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終了時に消去する</text:p>
          </table:table-cell>
          <table:table-cell table:style-name="ce41" office:value-type="string" calcext:value-type="string">
            <text:p>MCDで設定を反映する</text:p>
          </table:table-cell>
          <table:table-cell table:style-name="ce42"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2"/>
          <table:table-cell table:style-name="ce123" table:formula="of:=IF([.K137]=&quot;&quot;;&quot;?&quot;;IF([.N137]=&quot;&quot;;&quot;新規&quot;;IF([.K137]=[.N137];&quot;&quot;;&quot;変更あり&quot;)))" office:value-type="string" office:string-value="変更あり" calcext:value-type="string">
            <text:p>変更あり</text:p>
          </table:table-cell>
          <table:table-cell table:style-name="ce42"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9">lockPref("privacy.clearOnShutdown.offlineApps", true); // ウェブサイトのオフライン</text:span><text:span text:style-name="T8">作業用データ</text:span></text:p>
            <text:p/>
            <text:p><text:span text:style-name="T9">[20180213:藤本]</text:span></text:p>
            <text:p><text:span text:style-name="T9">赤字部にタイポがあったので修正済み (OfflineAps → offlineApps)</text:span></text:p>
          </table:table-cell>
          <table:table-cell table:style-name="ce123" table:formula="of:=IF([.N137]=&quot;&quot;;&quot;?&quot;;IF([.P137]=&quot;&quot;;&quot;新規&quot;;IF([.N137]=[.P137];&quot;&quot;;&quot;変更あり&quot;)))" office:value-type="string" office:string-value="変更あり" calcext:value-type="string">
            <text:p>変更あり</text:p>
          </table:table-cell>
          <table:table-cell table:style-name="ce4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41" table:formula="of:=IF([.P137]=&quot;&quot;;&quot;?&quot;;IF([.R137]=&quot;&quot;;&quot;新規&quot;;IF([.P137]=[.R137];&quot;&quot;;&quot;○&quot;)))" office:value-type="string" office:string-value="新規" calcext:value-type="string">
            <text:p>新規</text:p>
          </table:table-cell>
          <table:table-cell table:style-name="ce205" table:number-columns-repeated="3"/>
          <table:table-cell table:style-name="ce214"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41" office:value-type="string" calcext:value-type="string">
            <text:p>Privacy-2</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17" office:value-type="string" calcext:value-type="string" table:number-columns-spanned="1" table:number-rows-spanned="3">
            <text:p>-</text:p>
          </table:table-cell>
          <table:table-cell table:style-name="ce41" office:value-type="string" calcext:value-type="string">
            <text:p>保存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38]=&quot;&quot;;&quot;?&quot;;IF([.N138]=&quot;&quot;;&quot;新規&quot;;IF([.K138]=[.N138];&quot;&quot;;&quot;変更あり&quot;)))">
            <text:p/>
          </table:table-cell>
          <table:table-cell table:style-name="ce42" office:value-type="string" calcext:value-type="string">
            <text:p>-</text:p>
          </table:table-cell>
          <table:table-cell table:style-name="ce123" table:formula="of:=IF([.N138]=&quot;&quot;;&quot;?&quot;;IF([.P138]=&quot;&quot;;&quot;新規&quot;;IF([.N138]=[.P138];&quot;&quot;;&quot;変更あり&quot;)))">
            <text:p/>
          </table:table-cell>
          <table:table-cell table:style-name="ce42" office:value-type="string" calcext:value-type="string">
            <text:p>-</text:p>
          </table:table-cell>
          <table:table-cell table:style-name="ce41" table:formula="of:=IF([.P138]=&quot;&quot;;&quot;?&quot;;IF([.R138]=&quot;&quot;;&quot;新規&quot;;IF([.P138]=[.R138];&quot;&quot;;&quot;○&quot;)))" office:value-type="string" office:string-value="○" calcext:value-type="string">
            <text:p>○</text:p>
          </table:table-cell>
          <table:table-cell table:style-name="ce205" office:value-type="string" calcext:value-type="string">
            <text:p>lockPref("browser.formfill.enable", true);</text:p>
          </table:table-cell>
          <table:table-cell table:style-name="ce205" office:value-type="string" calcext:value-type="string">
            <text:p>変更無し</text:p>
          </table:table-cell>
          <table:table-cell table:style-name="ce205" office:value-type="string" calcext:value-type="string">
            <text:p>lockPref("browser.formfill.enable", true);</text:p>
          </table:table-cell>
          <table:table-cell table:style-name="ce214"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41" office:value-type="string" calcext:value-type="string">
            <text:p>Privacy-2</text:p>
          </table:table-cell>
          <table:table-cell table:style-name="ce41" office:value-type="float" office:value="2" calcext:value-type="float">
            <text:p>2</text:p>
          </table:table-cell>
          <table:covered-table-cell table:number-columns-repeated="3" table:style-name="ce53"/>
          <table:table-cell table:style-name="ce41" office:value-type="string" calcext:value-type="string">
            <text:p>保存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29" office:value-type="string" calcext:value-type="string">
            <text:p><text:span text:style-name="T1">MCD:</text:span></text:p>
            <text:p><text:span text:style-name="T1">lockPref("browser.formfill.enable", false);</text:span></text:p>
            <text:p><text:span text:style-name="T1"/></text:p>
            <text:p><text:span text:style-name="T1">※MCDの設定によって設定画面のチェックボックスは無効になるが、フォーム要素自体を非表示にする場合は以下の設定を行う。</text:span></text:p>
            <text:p><text:span text:style-name="T1"/></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41"/>
          <table:table-cell table:style-name="ce123" table:formula="of:=IF([.K139]=&quot;&quot;;&quot;?&quot;;IF([.N139]=&quot;&quot;;&quot;新規&quot;;IF([.K139]=[.N139];&quot;&quot;;&quot;変更あり&quot;)))">
            <text:p/>
          </table:table-cell>
          <table:table-cell table:style-name="ce4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23" table:formula="of:=IF([.N139]=&quot;&quot;;&quot;?&quot;;IF([.P139]=&quot;&quot;;&quot;新規&quot;;IF([.N139]=[.P139];&quot;&quot;;&quot;変更あり&quot;)))" office:value-type="string" office:string-value="変更あり" calcext:value-type="string">
            <text:p>変更あり</text:p>
          </table:table-cell>
          <table:table-cell table:style-name="ce205"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1" table:formula="of:=IF([.P139]=&quot;&quot;;&quot;?&quot;;IF([.R139]=&quot;&quot;;&quot;新規&quot;;IF([.P139]=[.R139];&quot;&quot;;&quot;○&quot;)))" office:value-type="string" office:string-value="○" calcext:value-type="string">
            <text:p>○</text:p>
          </table:table-cell>
          <table:table-cell table:style-name="ce205"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214"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29" office:value-type="string" calcext:value-type="string">
            <text:p>Privacy-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保存しない（ポリシーで設定）</text:p>
          </table:table-cell>
          <table:table-cell table:style-name="ce29" office:value-type="string" calcext:value-type="string">
            <text:p>Policy Engineのポリシーを設定する</text:p>
          </table:table-cell>
          <table:table-cell table:style-name="ce29" office:value-type="string" calcext:value-type="string">
            <text:p>"DisableFormHistory": true</text:p>
          </table:table-cell>
          <table:table-cell table:style-name="ce41"/>
          <table:table-cell table:style-name="ce123" table:formula="of:=IF([.K140]=&quot;&quot;;&quot;?&quot;;IF([.N140]=&quot;&quot;;&quot;新規&quot;;IF([.K140]=[.N140];&quot;&quot;;&quot;変更あり&quot;)))" office:value-type="string" office:string-value="新規" calcext:value-type="string">
            <text:p>新規</text:p>
          </table:table-cell>
          <table:table-cell table:style-name="ce41"/>
          <table:table-cell table:style-name="ce123"/>
          <table:table-cell table:style-name="ce205"/>
          <table:table-cell table:style-name="ce41"/>
          <table:table-cell table:style-name="ce205" table:number-columns-repeated="3"/>
          <table:table-cell table:style-name="ce214"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41" office:value-type="string" calcext:value-type="string">
            <text:p>Privacy-3</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ダウンロード履歴の保存の可否</text:p>
          </table:table-cell>
          <table:table-cell table:style-name="ce17" office:value-type="string" calcext:value-type="string" table:number-columns-spanned="1" table:number-rows-spanned="3">
            <text:p>-</text:p>
          </table:table-cell>
          <table:table-cell table:style-name="ce41" office:value-type="string" calcext:value-type="string">
            <text:p>永続的に保存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41]=&quot;&quot;;&quot;?&quot;;IF([.N141]=&quot;&quot;;&quot;新規&quot;;IF([.K141]=[.N141];&quot;&quot;;&quot;変更あり&quot;)))">
            <text:p/>
          </table:table-cell>
          <table:table-cell table:style-name="ce42" office:value-type="string" calcext:value-type="string">
            <text:p>-</text:p>
          </table:table-cell>
          <table:table-cell table:style-name="ce123" table:formula="of:=IF([.N141]=&quot;&quot;;&quot;?&quot;;IF([.P141]=&quot;&quot;;&quot;新規&quot;;IF([.N141]=[.P141];&quot;&quot;;&quot;変更あり&quot;)))">
            <text:p/>
          </table:table-cell>
          <table:table-cell table:style-name="ce42" office:value-type="string" calcext:value-type="string">
            <text:p>-</text:p>
          </table:table-cell>
          <table:table-cell table:style-name="ce41" table:formula="of:=IF([.P141]=&quot;&quot;;&quot;?&quot;;IF([.R141]=&quot;&quot;;&quot;新規&quot;;IF([.P141]=[.R141];&quot;&quot;;&quot;○&quot;)))">
            <text:p/>
          </table:table-cell>
          <table:table-cell table:style-name="ce205" office:value-type="string" calcext:value-type="string">
            <text:p>-</text:p>
          </table:table-cell>
          <table:table-cell table:style-name="ce205" office:value-type="string" calcext:value-type="string">
            <text:p>廃止</text:p>
          </table:table-cell>
          <table:table-cell table:style-name="ce205" office:value-type="string" calcext:value-type="string">
            <text:p>lockPref("browser.download.manager.retention", 2);</text:p>
          </table:table-cell>
          <table:table-cell table:style-name="ce214"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41" office:value-type="string" calcext:value-type="string">
            <text:p>Privacy-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終了するまで保存する</text:p>
          </table:table-cell>
          <table:table-cell table:style-name="ce41" office:value-type="string" calcext:value-type="string">
            <text:p>MCDで設定を反映する</text:p>
          </table:table-cell>
          <table:table-cell table:style-name="ce4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2"/>
          <table:table-cell table:style-name="ce123" table:formula="of:=IF([.K142]=&quot;&quot;;&quot;?&quot;;IF([.N142]=&quot;&quot;;&quot;新規&quot;;IF([.K142]=[.N142];&quot;&quot;;&quot;変更あり&quot;)))">
            <text:p/>
          </table:table-cell>
          <table:table-cell table:style-name="ce4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23" table:formula="of:=IF([.N142]=&quot;&quot;;&quot;?&quot;;IF([.P142]=&quot;&quot;;&quot;新規&quot;;IF([.N142]=[.P142];&quot;&quot;;&quot;変更あり&quot;)))">
            <text:p/>
          </table:table-cell>
          <table:table-cell table:style-name="ce4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1" table:formula="of:=IF([.P142]=&quot;&quot;;&quot;?&quot;;IF([.R142]=&quot;&quot;;&quot;新規&quot;;IF([.P142]=[.R142];&quot;&quot;;&quot;○&quot;)))">
            <text:p/>
          </table:table-cell>
          <table:table-cell table:style-name="ce4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205" office:value-type="string" calcext:value-type="string">
            <text:p>廃止</text:p>
          </table:table-cell>
          <table:table-cell table:style-name="ce205" office:value-type="string" calcext:value-type="string">
            <text:p>lockPref("browser.download.manager.retention", 1);</text:p>
          </table:table-cell>
          <table:table-cell table:style-name="ce214"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41" office:value-type="string" calcext:value-type="string">
            <text:p>Privacy-3</text:p>
          </table:table-cell>
          <table:table-cell table:style-name="ce41" office:value-type="string" calcext:value-type="string">
            <text:p>3（廃止）</text:p>
          </table:table-cell>
          <table:covered-table-cell table:number-columns-repeated="3" table:style-name="ce16"/>
          <table:table-cell table:style-name="ce41" office:value-type="string" calcext:value-type="string">
            <text:p>保存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Firefox 31の時点で廃止</text:p>
          </table:table-cell>
          <table:table-cell table:style-name="ce41"/>
          <table:table-cell table:style-name="ce123" table:formula="of:=IF([.K143]=&quot;&quot;;&quot;?&quot;;IF([.N143]=&quot;&quot;;&quot;新規&quot;;IF([.K143]=[.N143];&quot;&quot;;&quot;変更あり&quot;)))">
            <text:p/>
          </table:table-cell>
          <table:table-cell table:style-name="ce41" office:value-type="string" calcext:value-type="string">
            <text:p>Firefox 31の時点で廃止</text:p>
          </table:table-cell>
          <table:table-cell table:style-name="ce123" table:formula="of:=IF([.N143]=&quot;&quot;;&quot;?&quot;;IF([.P143]=&quot;&quot;;&quot;新規&quot;;IF([.N143]=[.P143];&quot;&quot;;&quot;変更あり&quot;)))">
            <text:p/>
          </table:table-cell>
          <table:table-cell table:style-name="ce130" office:value-type="string" calcext:value-type="string">
            <text:p>Firefox 31の時点で廃止</text:p>
          </table:table-cell>
          <table:table-cell table:style-name="ce41" table:formula="of:=IF([.P143]=&quot;&quot;;&quot;?&quot;;IF([.R143]=&quot;&quot;;&quot;新規&quot;;IF([.P143]=[.R143];&quot;&quot;;&quot;○&quot;)))">
            <text:p/>
          </table:table-cell>
          <table:table-cell table:style-name="ce130" office:value-type="string" calcext:value-type="string">
            <text:p>Firefox 31の時点で廃止</text:p>
          </table:table-cell>
          <table:table-cell table:style-name="ce205" office:value-type="string" calcext:value-type="string">
            <text:p>廃止（通常の閲覧履歴と併せて保存しないようにする設定で代替）</text:p>
            <text:p/>
            <text:p>MCD:</text:p>
            <text:p>lockPref("places.history.enabled", false);</text:p>
          </table:table-cell>
          <table:table-cell table:style-name="ce205"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214"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41" office:value-type="string" calcext:value-type="string">
            <text:p>Privacy-4</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ロケーションバーの入力履歴の表示の可否</text:p>
          </table:table-cell>
          <table:table-cell table:style-name="ce15" office:value-type="string" calcext:value-type="string" table:number-columns-spanned="1" table:number-rows-spanned="2">
            <text:p>-</text:p>
          </table:table-cell>
          <table:table-cell table:style-name="ce41" office:value-type="string" calcext:value-type="string">
            <text:p>表示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44]=&quot;&quot;;&quot;?&quot;;IF([.N144]=&quot;&quot;;&quot;新規&quot;;IF([.K144]=[.N144];&quot;&quot;;&quot;変更あり&quot;)))">
            <text:p/>
          </table:table-cell>
          <table:table-cell table:style-name="ce42" office:value-type="string" calcext:value-type="string">
            <text:p>-</text:p>
          </table:table-cell>
          <table:table-cell table:style-name="ce123" table:formula="of:=IF([.N144]=&quot;&quot;;&quot;?&quot;;IF([.P144]=&quot;&quot;;&quot;新規&quot;;IF([.N144]=[.P144];&quot;&quot;;&quot;変更あり&quot;)))">
            <text:p/>
          </table:table-cell>
          <table:table-cell table:style-name="ce42" office:value-type="string" calcext:value-type="string">
            <text:p>-</text:p>
          </table:table-cell>
          <table:table-cell table:style-name="ce41" table:formula="of:=IF([.P144]=&quot;&quot;;&quot;?&quot;;IF([.R144]=&quot;&quot;;&quot;新規&quot;;IF([.P144]=[.R144];&quot;&quot;;&quot;○&quot;)))" office:value-type="string" office:string-value="○" calcext:value-type="string">
            <text:p>○</text:p>
          </table:table-cell>
          <table:table-cell table:style-name="ce205" office:value-type="string" calcext:value-type="string">
            <text:p>lockPref("browser.urlbar.autocomplete.enabled", true);</text:p>
          </table:table-cell>
          <table:table-cell table:style-name="ce205" office:value-type="string" calcext:value-type="string">
            <text:p>変更無し</text:p>
          </table:table-cell>
          <table:table-cell table:style-name="ce205" office:value-type="string" calcext:value-type="string">
            <text:p>lockPref("browser.urlbar.autocomplete.enabled", true);</text:p>
          </table:table-cell>
          <table:table-cell table:style-name="ce214"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41" office:value-type="string" calcext:value-type="string">
            <text:p>Privacy-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1"/>
          <table:table-cell table:style-name="ce123" table:formula="of:=IF([.K145]=&quot;&quot;;&quot;?&quot;;IF([.N145]=&quot;&quot;;&quot;新規&quot;;IF([.K145]=[.N145];&quot;&quot;;&quot;変更あり&quot;)))">
            <text:p/>
          </table:table-cell>
          <table:table-cell table:style-name="ce4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23" table:formula="of:=IF([.N145]=&quot;&quot;;&quot;?&quot;;IF([.P145]=&quot;&quot;;&quot;新規&quot;;IF([.N145]=[.P145];&quot;&quot;;&quot;変更あり&quot;)))" office:value-type="string" office:string-value="変更あり" calcext:value-type="string">
            <text:p>変更あり</text:p>
          </table:table-cell>
          <table:table-cell table:style-name="ce205"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1" table:formula="of:=IF([.P145]=&quot;&quot;;&quot;?&quot;;IF([.R145]=&quot;&quot;;&quot;新規&quot;;IF([.P145]=[.R145];&quot;&quot;;&quot;○&quot;)))" office:value-type="string" office:string-value="○" calcext:value-type="string">
            <text:p>○</text:p>
          </table:table-cell>
          <table:table-cell table:style-name="ce205"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214"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41" office:value-type="string" calcext:value-type="string">
            <text:p>Privacy-5</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パスワードの保存の可否</text:p>
          </table:table-cell>
          <table:table-cell table:style-name="ce15" office:value-type="string" calcext:value-type="string" table:number-columns-spanned="1" table:number-rows-spanned="2">
            <text:p>○</text:p>
          </table:table-cell>
          <table:table-cell table:style-name="ce41" office:value-type="string" calcext:value-type="string">
            <text:p>確認の上で保存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46]=&quot;&quot;;&quot;?&quot;;IF([.N146]=&quot;&quot;;&quot;新規&quot;;IF([.K146]=[.N146];&quot;&quot;;&quot;変更あり&quot;)))">
            <text:p/>
          </table:table-cell>
          <table:table-cell table:style-name="ce42" office:value-type="string" calcext:value-type="string">
            <text:p>-</text:p>
          </table:table-cell>
          <table:table-cell table:style-name="ce123" table:formula="of:=IF([.N146]=&quot;&quot;;&quot;?&quot;;IF([.P146]=&quot;&quot;;&quot;新規&quot;;IF([.N146]=[.P146];&quot;&quot;;&quot;変更あり&quot;)))">
            <text:p/>
          </table:table-cell>
          <table:table-cell table:style-name="ce42" office:value-type="string" calcext:value-type="string">
            <text:p>-</text:p>
          </table:table-cell>
          <table:table-cell table:style-name="ce41" table:formula="of:=IF([.P146]=&quot;&quot;;&quot;?&quot;;IF([.R146]=&quot;&quot;;&quot;新規&quot;;IF([.P146]=[.R146];&quot;&quot;;&quot;○&quot;)))" office:value-type="string" office:string-value="○" calcext:value-type="string">
            <text:p>○</text:p>
          </table:table-cell>
          <table:table-cell table:style-name="ce205" office:value-type="string" calcext:value-type="string">
            <text:p>lockPref("signon.rememberSignons", true);</text:p>
          </table:table-cell>
          <table:table-cell table:style-name="ce205" office:value-type="string" calcext:value-type="string">
            <text:p>変更無し</text:p>
          </table:table-cell>
          <table:table-cell table:style-name="ce205" office:value-type="string" calcext:value-type="string">
            <text:p>lockPref("signon.rememberSignons", true);</text:p>
          </table:table-cell>
          <table:table-cell table:style-name="ce214"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41" office:value-type="string" calcext:value-type="string">
            <text:p>Privacy-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保存せず、マスターパスワードも使用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147" office:value-type="string" calcext:value-type="string">
            <text:p><text:span text:style-name="T2">MCD:</text:span></text:p>
            <text:p><text:span text:style-name="T2">lockPref("signon.rememberSignons", false);</text:span></text:p>
            <text:p><text:span text:style-name="T11">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47"/>
          <table:table-cell table:style-name="ce123" table:formula="of:=IF([.K147]=&quot;&quot;;&quot;?&quot;;IF([.N147]=&quot;&quot;;&quot;新規&quot;;IF([.K147]=[.N147];&quot;&quot;;&quot;変更あり&quot;)))">
            <text:p/>
          </table:table-cell>
          <table:table-cell table:style-name="ce147" office:value-type="string" calcext:value-type="string">
            <text:p><text:span text:style-name="T2">MCD:</text:span></text:p>
            <text:p><text:span text:style-name="T2">lockPref("signon.rememberSignons", false);</text:span></text:p>
            <text:p><text:span text:style-name="T11">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23" table:formula="of:=IF([.N147]=&quot;&quot;;&quot;?&quot;;IF([.P147]=&quot;&quot;;&quot;新規&quot;;IF([.N147]=[.P147];&quot;&quot;;&quot;変更あり&quot;)))" office:value-type="string" office:string-value="変更あり" calcext:value-type="string">
            <text:p>変更あり</text:p>
          </table:table-cell>
          <table:table-cell table:style-name="ce147" office:value-type="string" calcext:value-type="string">
            <text:p><text:span text:style-name="T2">MCD:</text:span></text:p>
            <text:p><text:span text:style-name="T2">lockPref("signon.rememberSignons", false);</text:span></text:p>
            <text:p><text:span text:style-name="T11">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41" table:formula="of:=IF([.P147]=&quot;&quot;;&quot;?&quot;;IF([.R147]=&quot;&quot;;&quot;新規&quot;;IF([.P147]=[.R147];&quot;&quot;;&quot;○&quot;)))" office:value-type="string" office:string-value="○" calcext:value-type="string">
            <text:p>○</text:p>
          </table:table-cell>
          <table:table-cell table:style-name="ce205"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205"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205"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214"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41" office:value-type="string" calcext:value-type="string">
            <text:p>Privacy-6</text:p>
          </table:table-cell>
          <table:table-cell table:style-name="ce41"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Webアプリのオフラインキャッシュの利用の可否</text:p>
          </table:table-cell>
          <table:table-cell table:style-name="ce22" office:value-type="string" calcext:value-type="string" table:number-columns-spanned="1" table:number-rows-spanned="4">
            <text:p>○</text:p>
          </table:table-cell>
          <table:table-cell table:style-name="ce41" office:value-type="string" calcext:value-type="string">
            <text:p>確認の上で許可する（既定）</text:p>
          </table:table-cell>
          <table:table-cell table:style-name="ce41" office:value-type="string" calcext:value-type="string">
            <text:p>-</text:p>
          </table:table-cell>
          <table:table-cell table:style-name="ce42" office:value-type="string" calcext:value-type="string">
            <text:p><text:span text:style-name="T12">lockPref("offline-apps.allow_by_default", false);</text:span></text:p>
            <text:p/>
          </table:table-cell>
          <table:table-cell table:style-name="ce181" office:value-type="string" calcext:value-type="string">
            <text:p><text:span text:style-name="T18">[20180213:藤本]</text:span></text:p>
            <text:p><text:span text:style-name="T18">ESR60の実装だと確認無しで許可状態になるようです。</text:span></text:p>
            <text:p><text:span text:style-name="T18">(See ./browser/base/content/content.js:1221)</text:span></text:p>
          </table:table-cell>
          <table:table-cell table:style-name="ce123" table:formula="of:=IF([.K148]=&quot;&quot;;&quot;?&quot;;IF([.N148]=&quot;&quot;;&quot;新規&quot;;IF([.K148]=[.N148];&quot;&quot;;&quot;変更あり&quot;)))" office:value-type="string" office:string-value="変更あり" calcext:value-type="string">
            <text:p>変更あり</text:p>
          </table:table-cell>
          <table:table-cell table:style-name="ce42" office:value-type="string" calcext:value-type="string">
            <text:p>-</text:p>
            <text:p/>
          </table:table-cell>
          <table:table-cell table:style-name="ce123" table:formula="of:=IF([.N148]=&quot;&quot;;&quot;?&quot;;IF([.P148]=&quot;&quot;;&quot;新規&quot;;IF([.N148]=[.P148];&quot;&quot;;&quot;変更あり&quot;)))" office:value-type="string" office:string-value="変更あり" calcext:value-type="string">
            <text:p>変更あり</text:p>
          </table:table-cell>
          <table:table-cell table:style-name="ce42" office:value-type="string" calcext:value-type="string">
            <text:p>-</text:p>
          </table:table-cell>
          <table:table-cell table:style-name="ce41" table:formula="of:=IF([.P148]=&quot;&quot;;&quot;?&quot;;IF([.R148]=&quot;&quot;;&quot;新規&quot;;IF([.P148]=[.R148];&quot;&quot;;&quot;○&quot;)))" office:value-type="string" office:string-value="○" calcext:value-type="string">
            <text:p>○</text:p>
          </table:table-cell>
          <table:table-cell table:style-name="ce205" office:value-type="string" calcext:value-type="string">
            <text:p>lockPref("browser.offline-apps.notify", true);</text:p>
          </table:table-cell>
          <table:table-cell table:style-name="ce205" office:value-type="string" calcext:value-type="string">
            <text:p>変更無し</text:p>
          </table:table-cell>
          <table:table-cell table:style-name="ce205" office:value-type="string" calcext:value-type="string">
            <text:p>lockPref("browser.offline-apps.notify", true);</text:p>
          </table:table-cell>
          <table:table-cell table:style-name="ce214"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41" office:value-type="string" calcext:value-type="string">
            <text:p>Privacy-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2" office:value-type="string" calcext:value-type="string">
            <text:p>lockPref("extensions.autopermission.sites.(site)", "offline-app=1");</text:p>
            <text:p>clearPref("extensions.autopermission.sites.(site).lastValue");</text:p>
          </table:table-cell>
          <table:table-cell table:style-name="ce42" office:value-type="string" calcext:value-type="string">
            <text:p><text:span text:style-name="T24">[20180213:藤本]</text:span></text:p>
            <text:p><text:span text:style-name="T24">動作確認に使っていた設定画面が以下の変更で消滅したようです。</text:span></text:p>
            <text:p/>
            <text:p><text:span text:style-name="T24"><text:a xlink:href="https://bugzilla.mozilla.org/show_bug.cgi?id=1349689" xlink:type="simple">https://bugzilla.mozilla.org/show_bug.cgi?id=1349689</text:a></text:span></text:p>
            <text:p/>
          </table:table-cell>
          <table:table-cell table:style-name="ce123" table:formula="of:=IF([.K149]=&quot;&quot;;&quot;?&quot;;IF([.N149]=&quot;&quot;;&quot;新規&quot;;IF([.K149]=[.N149];&quot;&quot;;&quot;変更あり&quot;)))" office:value-type="string" office:string-value="変更あり" calcext:value-type="string">
            <text:p>変更あり</text:p>
          </table:table-cell>
          <table:table-cell table:style-name="ce42" office:value-type="string" calcext:value-type="string">
            <text:p>lockPref("extensions.autopermission.sites.(site)", "offline-app=1");</text:p>
            <text:p>clearPref("extensions.autopermission.sites.(site).lastValue");</text:p>
            <text:p/>
          </table:table-cell>
          <table:table-cell table:style-name="ce123" table:formula="of:=IF([.N149]=&quot;&quot;;&quot;?&quot;;IF([.P149]=&quot;&quot;;&quot;新規&quot;;IF([.N149]=[.P149];&quot;&quot;;&quot;変更あり&quot;)))" office:value-type="string" office:string-value="変更あり" calcext:value-type="string">
            <text:p>変更あり</text:p>
          </table:table-cell>
          <table:table-cell table:style-name="ce42" office:value-type="string" calcext:value-type="string">
            <text:p>lockPref("extensions.autopermission.sites.(site)", "offline-app=1");</text:p>
          </table:table-cell>
          <table:table-cell table:style-name="ce41" table:formula="of:=IF([.P149]=&quot;&quot;;&quot;?&quot;;IF([.R149]=&quot;&quot;;&quot;新規&quot;;IF([.P149]=[.R149];&quot;&quot;;&quot;○&quot;)))">
            <text:p/>
          </table:table-cell>
          <table:table-cell table:style-name="ce205" office:value-type="string" calcext:value-type="string">
            <text:p>lockPref("extensions.autopermission.sites.(site)", "offline-app=1");</text:p>
          </table:table-cell>
          <table:table-cell table:style-name="ce205" table:number-columns-repeated="2"/>
          <table:table-cell table:style-name="ce214"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41" office:value-type="string" calcext:value-type="string">
            <text:p>Privacy-6</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特定サイトのみ初期状態で確認無し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23"/>
          <table:table-cell table:style-name="ce123" table:formula="of:=IF([.K150]=&quot;&quot;;&quot;?&quot;;IF([.N150]=&quot;&quot;;&quot;新規&quot;;IF([.K150]=[.N150];&quot;&quot;;&quot;変更あり&quot;)))">
            <text:p/>
          </table:table-cell>
          <table:table-cell table:style-name="ce123"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23" table:formula="of:=IF([.N150]=&quot;&quot;;&quot;?&quot;;IF([.P150]=&quot;&quot;;&quot;新規&quot;;IF([.N150]=[.P150];&quot;&quot;;&quot;変更あり&quot;)))">
            <text:p/>
          </table:table-cell>
          <table:table-cell table:style-name="ce123"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41" table:formula="of:=IF([.P150]=&quot;&quot;;&quot;?&quot;;IF([.R150]=&quot;&quot;;&quot;新規&quot;;IF([.P150]=[.R150];&quot;&quot;;&quot;○&quot;)))" office:value-type="string" office:string-value="新規" calcext:value-type="string">
            <text:p>新規</text:p>
          </table:table-cell>
          <table:table-cell table:style-name="ce205" table:number-columns-repeated="3"/>
          <table:table-cell table:style-name="ce214"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41" office:value-type="string" calcext:value-type="string">
            <text:p>Privacy-6</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text:span text:style-name="T13">lockPref("browser.offline-apps.notify", false);</text:span></text:p>
            <text:p><text:span text:style-name="T13">lockPref(“offline-apps.allow_by_default”, false);</text:span></text:p>
            <text:p><text:span text:style-name="T13">lockPref(“browser.cache.offline.enable”, false);</text:span></text:p>
            <text:p><text:span text:style-name="T13">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1" office:value-type="string" calcext:value-type="string">
            <text:p><text:span text:style-name="T23">[20180213:藤本]</text:span></text:p>
            <text:p><text:span text:style-name="T23">この設定だと「確認通知がオフになる」という効果が生じるだけです。</text:span></text:p>
            <text:p><text:span text:style-name="T23">（全く逆の結果になり、無制限にキャッシュが許可されることになります）</text:span></text:p>
            <text:p/>
          </table:table-cell>
          <table:table-cell table:style-name="ce123" table:formula="of:=IF([.K151]=&quot;&quot;;&quot;?&quot;;IF([.N151]=&quot;&quot;;&quot;新規&quot;;IF([.K151]=[.N151];&quot;&quot;;&quot;変更あり&quot;)))" office:value-type="string" office:string-value="変更あり" calcext:value-type="string">
            <text:p>変更あり</text:p>
          </table:table-cell>
          <table:table-cell table:style-name="ce4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23" table:formula="of:=IF([.N151]=&quot;&quot;;&quot;?&quot;;IF([.P151]=&quot;&quot;;&quot;新規&quot;;IF([.N151]=[.P151];&quot;&quot;;&quot;変更あり&quot;)))" office:value-type="string" office:string-value="変更あり" calcext:value-type="string">
            <text:p>変更あり</text:p>
          </table:table-cell>
          <table:table-cell table:style-name="ce20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1" table:formula="of:=IF([.P151]=&quot;&quot;;&quot;?&quot;;IF([.R151]=&quot;&quot;;&quot;新規&quot;;IF([.P151]=[.R151];&quot;&quot;;&quot;○&quot;)))">
            <text:p/>
          </table:table-cell>
          <table:table-cell table:style-name="ce205"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214"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41" office:value-type="string" calcext:value-type="string">
            <text:p>Privacy-7</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先の先読み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network.prefetch-next", true);</text:p>
          </table:table-cell>
          <table:table-cell table:style-name="ce42"/>
          <table:table-cell table:style-name="ce123" table:formula="of:=IF([.K152]=&quot;&quot;;&quot;?&quot;;IF([.N152]=&quot;&quot;;&quot;新規&quot;;IF([.K152]=[.N152];&quot;&quot;;&quot;変更あり&quot;)))">
            <text:p/>
          </table:table-cell>
          <table:table-cell table:style-name="ce42" office:value-type="string" calcext:value-type="string">
            <text:p>lockPref("network.prefetch-next", true);</text:p>
          </table:table-cell>
          <table:table-cell table:style-name="ce123" table:formula="of:=IF([.N152]=&quot;&quot;;&quot;?&quot;;IF([.P152]=&quot;&quot;;&quot;新規&quot;;IF([.N152]=[.P152];&quot;&quot;;&quot;変更あり&quot;)))">
            <text:p/>
          </table:table-cell>
          <table:table-cell table:style-name="ce42" office:value-type="string" calcext:value-type="string">
            <text:p>lockPref("network.prefetch-next", true);</text:p>
          </table:table-cell>
          <table:table-cell table:style-name="ce41" table:formula="of:=IF([.P152]=&quot;&quot;;&quot;?&quot;;IF([.R152]=&quot;&quot;;&quot;新規&quot;;IF([.P152]=[.R152];&quot;&quot;;&quot;○&quot;)))">
            <text:p/>
          </table:table-cell>
          <table:table-cell table:style-name="ce205" office:value-type="string" calcext:value-type="string">
            <text:p>lockPref("network.prefetch-next", true);</text:p>
          </table:table-cell>
          <table:table-cell table:style-name="ce205" office:value-type="string" calcext:value-type="string">
            <text:p>変更無し</text:p>
          </table:table-cell>
          <table:table-cell table:style-name="ce205" office:value-type="string" calcext:value-type="string">
            <text:p>lockPref("network.prefetch-next", true);</text:p>
          </table:table-cell>
          <table:table-cell table:style-name="ce214"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41" office:value-type="string" calcext:value-type="string">
            <text:p>Privacy-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network.prefetch-next", false);</text:p>
          </table:table-cell>
          <table:table-cell table:style-name="ce42"/>
          <table:table-cell table:style-name="ce123" table:formula="of:=IF([.K153]=&quot;&quot;;&quot;?&quot;;IF([.N153]=&quot;&quot;;&quot;新規&quot;;IF([.K153]=[.N153];&quot;&quot;;&quot;変更あり&quot;)))">
            <text:p/>
          </table:table-cell>
          <table:table-cell table:style-name="ce42" office:value-type="string" calcext:value-type="string">
            <text:p>lockPref("network.prefetch-next", false);</text:p>
          </table:table-cell>
          <table:table-cell table:style-name="ce123" table:formula="of:=IF([.N153]=&quot;&quot;;&quot;?&quot;;IF([.P153]=&quot;&quot;;&quot;新規&quot;;IF([.N153]=[.P153];&quot;&quot;;&quot;変更あり&quot;)))">
            <text:p/>
          </table:table-cell>
          <table:table-cell table:style-name="ce42" office:value-type="string" calcext:value-type="string">
            <text:p>lockPref("network.prefetch-next", false);</text:p>
          </table:table-cell>
          <table:table-cell table:style-name="ce41" table:formula="of:=IF([.P153]=&quot;&quot;;&quot;?&quot;;IF([.R153]=&quot;&quot;;&quot;新規&quot;;IF([.P153]=[.R153];&quot;&quot;;&quot;○&quot;)))">
            <text:p/>
          </table:table-cell>
          <table:table-cell table:style-name="ce205" office:value-type="string" calcext:value-type="string">
            <text:p>lockPref("network.prefetch-next", false);</text:p>
          </table:table-cell>
          <table:table-cell table:style-name="ce205" office:value-type="string" calcext:value-type="string">
            <text:p>変更無し</text:p>
          </table:table-cell>
          <table:table-cell table:style-name="ce205" office:value-type="string" calcext:value-type="string">
            <text:p>lockPref("network.prefetch-next", false);</text:p>
          </table:table-cell>
          <table:table-cell table:style-name="ce214"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41" office:value-type="string" calcext:value-type="string">
            <text:p>Privacy-8</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の最低保証保持件数（lazyな最大保持件数）</text:p>
          </table:table-cell>
          <table:table-cell table:style-name="ce15" office:value-type="string" calcext:value-type="string" table:number-columns-spanned="1" table:number-rows-spanned="2">
            <text:p>-</text:p>
          </table:table-cell>
          <table:table-cell table:style-name="ce41" office:value-type="string" calcext:value-type="string">
            <text:p>指定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54]=&quot;&quot;;&quot;?&quot;;IF([.N154]=&quot;&quot;;&quot;新規&quot;;IF([.K154]=[.N154];&quot;&quot;;&quot;変更あり&quot;)))">
            <text:p/>
          </table:table-cell>
          <table:table-cell table:style-name="ce42" office:value-type="string" calcext:value-type="string">
            <text:p>-</text:p>
          </table:table-cell>
          <table:table-cell table:style-name="ce123" table:formula="of:=IF([.N154]=&quot;&quot;;&quot;?&quot;;IF([.P154]=&quot;&quot;;&quot;新規&quot;;IF([.N154]=[.P154];&quot;&quot;;&quot;変更あり&quot;)))">
            <text:p/>
          </table:table-cell>
          <table:table-cell table:style-name="ce42" office:value-type="string" calcext:value-type="string">
            <text:p>-</text:p>
          </table:table-cell>
          <table:table-cell table:style-name="ce41" table:formula="of:=IF([.P154]=&quot;&quot;;&quot;?&quot;;IF([.R154]=&quot;&quot;;&quot;新規&quot;;IF([.P154]=[.R154];&quot;&quot;;&quot;○&quot;)))">
            <text:p/>
          </table:table-cell>
          <table:table-cell table:style-name="ce205" office:value-type="string" calcext:value-type="string">
            <text:p>-</text:p>
          </table:table-cell>
          <table:table-cell table:style-name="ce205" table:number-columns-repeated="2"/>
          <table:table-cell table:style-name="ce214"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41" office:value-type="string" calcext:value-type="string">
            <text:p>Privacy-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指定する</text:p>
          </table:table-cell>
          <table:table-cell table:style-name="ce41" office:value-type="string" calcext:value-type="string">
            <text:p>MCDで設定を反映する</text:p>
          </table:table-cell>
          <table:table-cell table:style-name="ce42" office:value-type="string" calcext:value-type="string">
            <text:p>lockPref("places.history.expiration.max_pages", （最低限保持することを保証したい履歴の件数）);</text:p>
          </table:table-cell>
          <table:table-cell table:style-name="ce42"/>
          <table:table-cell table:style-name="ce123" table:formula="of:=IF([.K155]=&quot;&quot;;&quot;?&quot;;IF([.N155]=&quot;&quot;;&quot;新規&quot;;IF([.K155]=[.N155];&quot;&quot;;&quot;変更あり&quot;)))">
            <text:p/>
          </table:table-cell>
          <table:table-cell table:style-name="ce42" office:value-type="string" calcext:value-type="string">
            <text:p>lockPref("places.history.expiration.max_pages", （最低限保持することを保証したい履歴の件数）);</text:p>
          </table:table-cell>
          <table:table-cell table:style-name="ce123" table:formula="of:=IF([.N155]=&quot;&quot;;&quot;?&quot;;IF([.P155]=&quot;&quot;;&quot;新規&quot;;IF([.N155]=[.P155];&quot;&quot;;&quot;変更あり&quot;)))" office:value-type="string" office:string-value="変更あり" calcext:value-type="string">
            <text:p>変更あり</text:p>
          </table:table-cell>
          <table:table-cell table:style-name="ce42" office:value-type="string" calcext:value-type="string">
            <text:p>lockPref("places.history.expiration.max_pages", （保持する件数）);</text:p>
          </table:table-cell>
          <table:table-cell table:style-name="ce41" table:formula="of:=IF([.P155]=&quot;&quot;;&quot;?&quot;;IF([.R155]=&quot;&quot;;&quot;新規&quot;;IF([.P155]=[.R155];&quot;&quot;;&quot;○&quot;)))">
            <text:p/>
          </table:table-cell>
          <table:table-cell table:style-name="ce205" office:value-type="string" calcext:value-type="string">
            <text:p>lockPref("places.history.expiration.max_pages", （保持する件数）);</text:p>
          </table:table-cell>
          <table:table-cell table:style-name="ce205" office:value-type="string" calcext:value-type="string">
            <text:p>変更無し</text:p>
          </table:table-cell>
          <table:table-cell table:style-name="ce205" office:value-type="string" calcext:value-type="string">
            <text:p>lockPref("places.history.expiration.max_pages", （保持する件数）);</text:p>
          </table:table-cell>
          <table:table-cell table:style-name="ce214"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41" office:value-type="string" calcext:value-type="string">
            <text:p>Privacy-9</text:p>
          </table:table-cell>
          <table:table-cell table:style-name="ce41" office:value-type="float" office:value="1" calcext:value-type="float">
            <text:p>1</text:p>
          </table:table-cell>
          <table:table-cell table:style-name="ce23" office:value-type="string" calcext:value-type="string">
            <text:p>プライバシー</text:p>
          </table:table-cell>
          <table:table-cell table:style-name="ce23" office:value-type="string" calcext:value-type="string">
            <text:p>日数ベースでの履歴の自動削除</text:p>
          </table:table-cell>
          <table:table-cell table:style-name="ce23" office:value-type="string" calcext:value-type="string">
            <text:p>-</text:p>
          </table:table-cell>
          <table:table-cell table:style-name="ce41" office:value-type="string" calcext:value-type="string">
            <text:p>日数ベースで履歴を自動削除する</text:p>
          </table:table-cell>
          <table:table-cell table:style-name="ce41" office:value-type="string" calcext:value-type="string">
            <text:p>1. アドオン「Expire history by days」もしくは「Flexible Expire History by Days」を導入する</text:p>
            <text:p>2. MCDで設定を反映する</text:p>
          </table:table-cell>
          <table:table-cell table:style-name="ce41"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1"/>
          <table:table-cell table:style-name="ce123" table:formula="of:=IF([.K156]=&quot;&quot;;&quot;?&quot;;IF([.N156]=&quot;&quot;;&quot;新規&quot;;IF([.K156]=[.N156];&quot;&quot;;&quot;変更あり&quot;)))">
            <text:p/>
          </table:table-cell>
          <table:table-cell table:style-name="ce41"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23" table:formula="of:=IF([.N156]=&quot;&quot;;&quot;?&quot;;IF([.P156]=&quot;&quot;;&quot;新規&quot;;IF([.N156]=[.P156];&quot;&quot;;&quot;変更あり&quot;)))">
            <text:p/>
          </table:table-cell>
          <table:table-cell table:style-name="ce20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1" table:formula="of:=IF([.P156]=&quot;&quot;;&quot;?&quot;;IF([.R156]=&quot;&quot;;&quot;新規&quot;;IF([.P156]=[.R156];&quot;&quot;;&quot;○&quot;)))">
            <text:p/>
          </table:table-cell>
          <table:table-cell table:style-name="ce205"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205" table:number-columns-repeated="2"/>
          <table:table-cell table:style-name="ce214"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41" office:value-type="string" calcext:value-type="string">
            <text:p>Privacy-10</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ッション情報の保存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57]=&quot;&quot;;&quot;?&quot;;IF([.N157]=&quot;&quot;;&quot;新規&quot;;IF([.K157]=[.N157];&quot;&quot;;&quot;変更あり&quot;)))">
            <text:p/>
          </table:table-cell>
          <table:table-cell table:style-name="ce42" office:value-type="string" calcext:value-type="string">
            <text:p>-</text:p>
          </table:table-cell>
          <table:table-cell table:style-name="ce123" table:formula="of:=IF([.N157]=&quot;&quot;;&quot;?&quot;;IF([.P157]=&quot;&quot;;&quot;新規&quot;;IF([.N157]=[.P157];&quot;&quot;;&quot;変更あり&quot;)))">
            <text:p/>
          </table:table-cell>
          <table:table-cell table:style-name="ce42" office:value-type="string" calcext:value-type="string">
            <text:p>-</text:p>
          </table:table-cell>
          <table:table-cell table:style-name="ce41" table:formula="of:=IF([.P157]=&quot;&quot;;&quot;?&quot;;IF([.R157]=&quot;&quot;;&quot;新規&quot;;IF([.P157]=[.R157];&quot;&quot;;&quot;○&quot;)))">
            <text:p/>
          </table:table-cell>
          <table:table-cell table:style-name="ce205" office:value-type="string" calcext:value-type="string">
            <text:p>-</text:p>
          </table:table-cell>
          <table:table-cell table:style-name="ce205" office:value-type="string" calcext:value-type="string">
            <text:p>廃止</text:p>
          </table:table-cell>
          <table:table-cell table:style-name="ce205" office:value-type="string" calcext:value-type="string">
            <text:p>lockPref("browser.sessionstore.enabled", true);</text:p>
          </table:table-cell>
          <table:table-cell table:style-name="ce214"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41" office:value-type="string" calcext:value-type="string">
            <text:p>Privacy-10</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globalChrome.css」互換のスクリプトを導入する</text:p>
            <text:p>2. MCDで設定を反映する</text:p>
          </table:table-cell>
          <table:table-cell table:style-name="ce4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8">lockPref("privacy.clearOnShutdown.sessions", true);</text:span><text:span text:style-name="T10">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1"/>
          <table:table-cell table:style-name="ce123" table:formula="of:=IF([.K158]=&quot;&quot;;&quot;?&quot;;IF([.N158]=&quot;&quot;;&quot;新規&quot;;IF([.K158]=[.N158];&quot;&quot;;&quot;変更あり&quot;)))">
            <text:p/>
          </table:table-cell>
          <table:table-cell table:style-name="ce4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8">lockPref("privacy.clearOnShutdown.sessions", true);</text:span><text:span text:style-name="T10">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23" table:formula="of:=IF([.N158]=&quot;&quot;;&quot;?&quot;;IF([.P158]=&quot;&quot;;&quot;新規&quot;;IF([.N158]=[.P158];&quot;&quot;;&quot;変更あり&quot;)))" office:value-type="string" office:string-value="変更あり" calcext:value-type="string">
            <text:p>変更あり</text:p>
          </table:table-cell>
          <table:table-cell table:style-name="ce20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1" table:formula="of:=IF([.P158]=&quot;&quot;;&quot;?&quot;;IF([.R158]=&quot;&quot;;&quot;新規&quot;;IF([.P158]=[.R158];&quot;&quot;;&quot;○&quot;)))" office:value-type="string" office:string-value="○" calcext:value-type="string">
            <text:p>○</text:p>
          </table:table-cell>
          <table:table-cell table:style-name="ce205"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205"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205" office:value-type="string" calcext:value-type="string">
            <text:p>lockPref("browser.sessionstore.enabled", false);</text:p>
          </table:table-cell>
          <table:table-cell table:style-name="ce214"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41" office:value-type="string" calcext:value-type="string">
            <text:p>Privacy-11</text:p>
          </table:table-cell>
          <table:table-cell table:style-name="ce41" office:value-type="float" office:value="1" calcext:value-type="float">
            <text:p>1</text:p>
          </table:table-cell>
          <table:table-cell table:style-name="ce58" office:value-type="string" calcext:value-type="string" table:number-columns-spanned="1" table:number-rows-spanned="7">
            <text:p>プライバシー</text:p>
          </table:table-cell>
          <table:table-cell table:style-name="ce58" office:value-type="string" calcext:value-type="string" table:number-columns-spanned="1" table:number-rows-spanned="7">
            <text:p>Cookie、IndexedDB、Web Storage、およびService Worker用Cacheの保存の可否</text:p>
          </table:table-cell>
          <table:table-cell table:style-name="ce58" office:value-type="string" calcext:value-type="string" table:number-columns-spanned="1" table:number-rows-spanned="7">
            <text:p>○</text:p>
          </table:table-cell>
          <table:table-cell table:style-name="ce41" office:value-type="string" calcext:value-type="string">
            <text:p>永続的に許可する（既定）</text:p>
          </table:table-cell>
          <table:table-cell table:style-name="ce41" office:value-type="string" calcext:value-type="string">
            <text:p>MCDで設定を反映する</text:p>
          </table:table-cell>
          <table:table-cell table:style-name="ce41" office:value-type="string" calcext:value-type="string">
            <text:p>lockPref("network.cookie.cookieBehavior", 0);</text:p>
            <text:p>lockPref("network.cookie.lifetimePolicy", 0);</text:p>
          </table:table-cell>
          <table:table-cell table:style-name="ce41"/>
          <table:table-cell table:style-name="ce123" table:formula="of:=IF([.K159]=&quot;&quot;;&quot;?&quot;;IF([.N159]=&quot;&quot;;&quot;新規&quot;;IF([.K159]=[.N159];&quot;&quot;;&quot;変更あり&quot;)))">
            <text:p/>
          </table:table-cell>
          <table:table-cell table:style-name="ce41" office:value-type="string" calcext:value-type="string">
            <text:p>lockPref("network.cookie.cookieBehavior", 0);</text:p>
            <text:p>lockPref("network.cookie.lifetimePolicy", 0);</text:p>
          </table:table-cell>
          <table:table-cell table:style-name="ce123" table:formula="of:=IF([.N159]=&quot;&quot;;&quot;?&quot;;IF([.P159]=&quot;&quot;;&quot;新規&quot;;IF([.N159]=[.P159];&quot;&quot;;&quot;変更あり&quot;)))">
            <text:p/>
          </table:table-cell>
          <table:table-cell table:style-name="ce205" office:value-type="string" calcext:value-type="string">
            <text:p>lockPref("network.cookie.cookieBehavior", 0);</text:p>
            <text:p>lockPref("network.cookie.lifetimePolicy", 0);</text:p>
          </table:table-cell>
          <table:table-cell table:style-name="ce41" table:formula="of:=IF([.P159]=&quot;&quot;;&quot;?&quot;;IF([.R159]=&quot;&quot;;&quot;新規&quot;;IF([.P159]=[.R159];&quot;&quot;;&quot;○&quot;)))">
            <text:p/>
          </table:table-cell>
          <table:table-cell table:style-name="ce205" office:value-type="string" calcext:value-type="string">
            <text:p>lockPref("network.cookie.cookieBehavior", 0);</text:p>
            <text:p>lockPref("network.cookie.lifetimePolicy", 0);</text:p>
          </table:table-cell>
          <table:table-cell table:style-name="ce205" office:value-type="string" calcext:value-type="string">
            <text:p>変更無し</text:p>
          </table:table-cell>
          <table:table-cell table:style-name="ce205" office:value-type="string" calcext:value-type="string">
            <text:p>lockPref("dom.storage.enabled", true);</text:p>
          </table:table-cell>
          <table:table-cell table:style-name="ce214"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41" office:value-type="string" calcext:value-type="string">
            <text:p>Privacy-11</text:p>
          </table:table-cell>
          <table:table-cell table:style-name="ce41" office:value-type="float" office:value="2" calcext:value-type="float">
            <text:p>2</text:p>
          </table:table-cell>
          <table:covered-table-cell table:number-columns-repeated="3" table:style-name="ce53"/>
          <table:table-cell table:style-name="ce41" office:value-type="string" calcext:value-type="string">
            <text:p>特定サイトのみ永続的に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1"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41"/>
          <table:table-cell table:style-name="ce123" table:formula="of:=IF([.K160]=&quot;&quot;;&quot;?&quot;;IF([.N160]=&quot;&quot;;&quot;新規&quot;;IF([.K160]=[.N160];&quot;&quot;;&quot;変更あり&quot;)))" office:value-type="string" office:string-value="変更あり" calcext:value-type="string">
            <text:p>変更あり</text:p>
          </table:table-cell>
          <table:table-cell table:style-name="ce41"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23" table:formula="of:=IF([.N160]=&quot;&quot;;&quot;?&quot;;IF([.P160]=&quot;&quot;;&quot;新規&quot;;IF([.N160]=[.P160];&quot;&quot;;&quot;変更あり&quot;)))" office:value-type="string" office:string-value="変更あり" calcext:value-type="string">
            <text:p>変更あり</text:p>
          </table:table-cell>
          <table:table-cell table:style-name="ce205" office:value-type="string" calcext:value-type="string">
            <text:p>lockPref("extensions.autopermission.sites.(site)", "cookie=1");</text:p>
          </table:table-cell>
          <table:table-cell table:style-name="ce41" table:formula="of:=IF([.P160]=&quot;&quot;;&quot;?&quot;;IF([.R160]=&quot;&quot;;&quot;新規&quot;;IF([.P160]=[.R160];&quot;&quot;;&quot;○&quot;)))">
            <text:p/>
          </table:table-cell>
          <table:table-cell table:style-name="ce205" office:value-type="string" calcext:value-type="string">
            <text:p>lockPref("extensions.autopermission.sites.(site)", "cookie=1");</text:p>
          </table:table-cell>
          <table:table-cell table:style-name="ce205" table:number-columns-repeated="2"/>
          <table:table-cell table:style-name="ce214"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41" office:value-type="string" calcext:value-type="string">
            <text:p>Privacy-11</text:p>
          </table:table-cell>
          <table:table-cell table:style-name="ce41" office:value-type="float" office:value="6" calcext:value-type="float">
            <text:p>6</text:p>
          </table:table-cell>
          <table:covered-table-cell table:number-columns-repeated="3" table:style-name="ce53"/>
          <table:table-cell table:style-name="ce41" office:value-type="string" calcext:value-type="string">
            <text:p>特定サイトのみ永続的に許可する（ポリシーで設定）</text:p>
          </table:table-cell>
          <table:table-cell table:style-name="ce29" office:value-type="string" calcext:value-type="string">
            <text:p>Policy Engineのポリシーを設定する</text:p>
          </table:table-cell>
          <table:table-cell table:style-name="ce29" office:value-type="string" calcext:value-type="string">
            <text:p>"Cookies": { "Allow": ["(origin1)", "(origin2)", ...] }</text:p>
          </table:table-cell>
          <table:table-cell table:style-name="ce41"/>
          <table:table-cell table:style-name="ce123" table:formula="of:=IF([.K161]=&quot;&quot;;&quot;?&quot;;IF([.N161]=&quot;&quot;;&quot;新規&quot;;IF([.K161]=[.N161];&quot;&quot;;&quot;変更あり&quot;)))" office:value-type="string" office:string-value="新規" calcext:value-type="string">
            <text:p>新規</text:p>
          </table:table-cell>
          <table:table-cell table:style-name="ce41"/>
          <table:table-cell table:style-name="ce123"/>
          <table:table-cell table:style-name="ce205"/>
          <table:table-cell table:style-name="ce41"/>
          <table:table-cell table:style-name="ce205" table:number-columns-repeated="3"/>
          <table:table-cell table:style-name="ce214"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41" office:value-type="string" calcext:value-type="string">
            <text:p>Privacy-11</text:p>
          </table:table-cell>
          <table:table-cell table:style-name="ce41" office:value-type="float" office:value="5" calcext:value-type="float">
            <text:p>5</text:p>
          </table:table-cell>
          <table:covered-table-cell table:number-columns-repeated="3" table:style-name="ce53"/>
          <table:table-cell table:style-name="ce41" office:value-type="string" calcext:value-type="string">
            <text:p>特定サイトのみ初期状態で永続的に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23"/>
          <table:table-cell table:style-name="ce123" table:formula="of:=IF([.K162]=&quot;&quot;;&quot;?&quot;;IF([.N162]=&quot;&quot;;&quot;新規&quot;;IF([.K162]=[.N162];&quot;&quot;;&quot;変更あり&quot;)))">
            <text:p/>
          </table:table-cell>
          <table:table-cell table:style-name="ce123"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23" table:formula="of:=IF([.N162]=&quot;&quot;;&quot;?&quot;;IF([.P162]=&quot;&quot;;&quot;新規&quot;;IF([.N162]=[.P162];&quot;&quot;;&quot;変更あり&quot;)))" office:value-type="string" office:string-value="変更あり" calcext:value-type="string">
            <text:p>変更あり</text:p>
          </table:table-cell>
          <table:table-cell table:style-name="ce123"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41" table:formula="of:=IF([.P162]=&quot;&quot;;&quot;?&quot;;IF([.R162]=&quot;&quot;;&quot;新規&quot;;IF([.P162]=[.R162];&quot;&quot;;&quot;○&quot;)))" office:value-type="string" office:string-value="新規" calcext:value-type="string">
            <text:p>新規</text:p>
          </table:table-cell>
          <table:table-cell table:style-name="ce205" table:number-columns-repeated="3"/>
          <table:table-cell table:style-name="ce214"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41" office:value-type="string" calcext:value-type="string">
            <text:p>Privacy-11</text:p>
          </table:table-cell>
          <table:table-cell table:style-name="ce41" office:value-type="float" office:value="3" calcext:value-type="float">
            <text:p>3</text:p>
          </table:table-cell>
          <table:covered-table-cell table:number-columns-repeated="3" table:style-name="ce53"/>
          <table:table-cell table:style-name="ce41" office:value-type="string" calcext:value-type="string">
            <text:p>セッション中のみ許可する</text:p>
          </table:table-cell>
          <table:table-cell table:style-name="ce41" office:value-type="string" calcext:value-type="string">
            <text:p>MCDで設定を反映する</text:p>
          </table:table-cell>
          <table:table-cell table:style-name="ce41" office:value-type="string" calcext:value-type="string">
            <text:p>lockPref("network.cookie.cookieBehavior", 0);</text:p>
            <text:p>lockPref("network.cookie.lifetimePolicy", 2);</text:p>
          </table:table-cell>
          <table:table-cell table:style-name="ce41"/>
          <table:table-cell table:style-name="ce123" table:formula="of:=IF([.K163]=&quot;&quot;;&quot;?&quot;;IF([.N163]=&quot;&quot;;&quot;新規&quot;;IF([.K163]=[.N163];&quot;&quot;;&quot;変更あり&quot;)))">
            <text:p/>
          </table:table-cell>
          <table:table-cell table:style-name="ce41" office:value-type="string" calcext:value-type="string">
            <text:p>lockPref("network.cookie.cookieBehavior", 0);</text:p>
            <text:p>lockPref("network.cookie.lifetimePolicy", 2);</text:p>
          </table:table-cell>
          <table:table-cell table:style-name="ce123" table:formula="of:=IF([.N163]=&quot;&quot;;&quot;?&quot;;IF([.P163]=&quot;&quot;;&quot;新規&quot;;IF([.N163]=[.P163];&quot;&quot;;&quot;変更あり&quot;)))">
            <text:p/>
          </table:table-cell>
          <table:table-cell table:style-name="ce205" office:value-type="string" calcext:value-type="string">
            <text:p>lockPref("network.cookie.cookieBehavior", 0);</text:p>
            <text:p>lockPref("network.cookie.lifetimePolicy", 2);</text:p>
          </table:table-cell>
          <table:table-cell table:style-name="ce41" table:formula="of:=IF([.P163]=&quot;&quot;;&quot;?&quot;;IF([.R163]=&quot;&quot;;&quot;新規&quot;;IF([.P163]=[.R163];&quot;&quot;;&quot;○&quot;)))">
            <text:p/>
          </table:table-cell>
          <table:table-cell table:style-name="ce205" office:value-type="string" calcext:value-type="string">
            <text:p>lockPref("network.cookie.cookieBehavior", 0);</text:p>
            <text:p>lockPref("network.cookie.lifetimePolicy", 2);</text:p>
          </table:table-cell>
          <table:table-cell table:style-name="ce205" table:number-columns-repeated="2"/>
          <table:table-cell table:style-name="ce214"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41" office:value-type="string" calcext:value-type="string">
            <text:p>Privacy-11</text:p>
          </table:table-cell>
          <table:table-cell table:style-name="ce41" office:value-type="float" office:value="4" calcext:value-type="float">
            <text:p>4</text:p>
          </table:table-cell>
          <table:covered-table-cell table:number-columns-repeated="3" table:style-name="ce53"/>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network.cookie.cookieBehavior", 2);</text:p>
            <text:p>lockPref("network.cookie.lifetimePolicy", 0);</text:p>
          </table:table-cell>
          <table:table-cell table:style-name="ce41"/>
          <table:table-cell table:style-name="ce123" table:formula="of:=IF([.K164]=&quot;&quot;;&quot;?&quot;;IF([.N164]=&quot;&quot;;&quot;新規&quot;;IF([.K164]=[.N164];&quot;&quot;;&quot;変更あり&quot;)))">
            <text:p/>
          </table:table-cell>
          <table:table-cell table:style-name="ce41" office:value-type="string" calcext:value-type="string">
            <text:p>lockPref("network.cookie.cookieBehavior", 2);</text:p>
            <text:p>lockPref("network.cookie.lifetimePolicy", 0);</text:p>
          </table:table-cell>
          <table:table-cell table:style-name="ce123" table:formula="of:=IF([.N164]=&quot;&quot;;&quot;?&quot;;IF([.P164]=&quot;&quot;;&quot;新規&quot;;IF([.N164]=[.P164];&quot;&quot;;&quot;変更あり&quot;)))">
            <text:p/>
          </table:table-cell>
          <table:table-cell table:style-name="ce205" office:value-type="string" calcext:value-type="string">
            <text:p>lockPref("network.cookie.cookieBehavior", 2);</text:p>
            <text:p>lockPref("network.cookie.lifetimePolicy", 0);</text:p>
          </table:table-cell>
          <table:table-cell table:style-name="ce41" table:formula="of:=IF([.P164]=&quot;&quot;;&quot;?&quot;;IF([.R164]=&quot;&quot;;&quot;新規&quot;;IF([.P164]=[.R164];&quot;&quot;;&quot;○&quot;)))">
            <text:p/>
          </table:table-cell>
          <table:table-cell table:style-name="ce205" office:value-type="string" calcext:value-type="string">
            <text:p>lockPref("network.cookie.cookieBehavior", 2);</text:p>
            <text:p>lockPref("network.cookie.lifetimePolicy", 0);</text:p>
          </table:table-cell>
          <table:table-cell table:style-name="ce205" office:value-type="string" calcext:value-type="string">
            <text:p>変更無し</text:p>
          </table:table-cell>
          <table:table-cell table:style-name="ce205" office:value-type="string" calcext:value-type="string">
            <text:p>lockPref("dom.storage.enabled", false);</text:p>
          </table:table-cell>
          <table:table-cell table:style-name="ce214"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41" office:value-type="string" calcext:value-type="string">
            <text:p>Privacy-11</text:p>
          </table:table-cell>
          <table:table-cell table:style-name="ce41" office:value-type="float" office:value="7" calcext:value-type="float">
            <text:p>7</text:p>
          </table:table-cell>
          <table:covered-table-cell table:number-columns-repeated="3" table:style-name="ce53"/>
          <table:table-cell table:style-name="ce41" office:value-type="string" calcext:value-type="string">
            <text:p>特定サイトのみ永続的に禁止する（ポリシーで設定）</text:p>
          </table:table-cell>
          <table:table-cell table:style-name="ce29" office:value-type="string" calcext:value-type="string">
            <text:p>Policy Engineのポリシーを設定する</text:p>
          </table:table-cell>
          <table:table-cell table:style-name="ce29" office:value-type="string" calcext:value-type="string">
            <text:p>"Cookies": { "Block": ["(origin1)", "(origin2)", ...] }</text:p>
          </table:table-cell>
          <table:table-cell table:style-name="ce41"/>
          <table:table-cell table:style-name="ce123" table:formula="of:=IF([.K165]=&quot;&quot;;&quot;?&quot;;IF([.N165]=&quot;&quot;;&quot;新規&quot;;IF([.K165]=[.N165];&quot;&quot;;&quot;変更あり&quot;)))" office:value-type="string" office:string-value="新規" calcext:value-type="string">
            <text:p>新規</text:p>
          </table:table-cell>
          <table:table-cell table:style-name="ce41"/>
          <table:table-cell table:style-name="ce123"/>
          <table:table-cell table:style-name="ce205"/>
          <table:table-cell table:style-name="ce41"/>
          <table:table-cell table:style-name="ce205" table:number-columns-repeated="3"/>
          <table:table-cell table:style-name="ce214"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41" office:value-type="string" calcext:value-type="string">
            <text:p>Privacy-12</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OMストレージの利用の可否</text:p>
          </table:table-cell>
          <table:table-cell table:style-name="ce15" office:value-type="string" calcext:value-type="string" table:number-columns-spanned="1" table:number-rows-spanned="2">
            <text:p>○（Cookieとの一括制御）</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66]=&quot;&quot;;&quot;?&quot;;IF([.N166]=&quot;&quot;;&quot;新規&quot;;IF([.K166]=[.N166];&quot;&quot;;&quot;変更あり&quot;)))">
            <text:p/>
          </table:table-cell>
          <table:table-cell table:style-name="ce42" office:value-type="string" calcext:value-type="string">
            <text:p>-</text:p>
          </table:table-cell>
          <table:table-cell table:style-name="ce123" table:formula="of:=IF([.N166]=&quot;&quot;;&quot;?&quot;;IF([.P166]=&quot;&quot;;&quot;新規&quot;;IF([.N166]=[.P166];&quot;&quot;;&quot;変更あり&quot;)))">
            <text:p/>
          </table:table-cell>
          <table:table-cell table:style-name="ce42" office:value-type="string" calcext:value-type="string">
            <text:p>-</text:p>
          </table:table-cell>
          <table:table-cell table:style-name="ce41" table:formula="of:=IF([.P166]=&quot;&quot;;&quot;?&quot;;IF([.R166]=&quot;&quot;;&quot;新規&quot;;IF([.P166]=[.R166];&quot;&quot;;&quot;○&quot;)))" office:value-type="string" office:string-value="○" calcext:value-type="string">
            <text:p>○</text:p>
          </table:table-cell>
          <table:table-cell table:style-name="ce205" office:value-type="string" calcext:value-type="string">
            <text:p>lockPref("dom.storage.enabled", true);</text:p>
          </table:table-cell>
          <table:table-cell table:style-name="ce205" office:value-type="string" calcext:value-type="string">
            <text:p>変更無し</text:p>
          </table:table-cell>
          <table:table-cell table:style-name="ce205" office:value-type="string" calcext:value-type="string">
            <text:p>lockPref("dom.storage.enabled", true);</text:p>
          </table:table-cell>
          <table:table-cell table:style-name="ce214"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41" office:value-type="string" calcext:value-type="string">
            <text:p>Privacy-1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dom.storage.enabled", false);</text:p>
          </table:table-cell>
          <table:table-cell table:style-name="ce42"/>
          <table:table-cell table:style-name="ce123" table:formula="of:=IF([.K167]=&quot;&quot;;&quot;?&quot;;IF([.N167]=&quot;&quot;;&quot;新規&quot;;IF([.K167]=[.N167];&quot;&quot;;&quot;変更あり&quot;)))">
            <text:p/>
          </table:table-cell>
          <table:table-cell table:style-name="ce42" office:value-type="string" calcext:value-type="string">
            <text:p>lockPref("dom.storage.enabled", false);</text:p>
          </table:table-cell>
          <table:table-cell table:style-name="ce123" table:formula="of:=IF([.N167]=&quot;&quot;;&quot;?&quot;;IF([.P167]=&quot;&quot;;&quot;新規&quot;;IF([.N167]=[.P167];&quot;&quot;;&quot;変更あり&quot;)))">
            <text:p/>
          </table:table-cell>
          <table:table-cell table:style-name="ce42" office:value-type="string" calcext:value-type="string">
            <text:p>lockPref("dom.storage.enabled", false);</text:p>
          </table:table-cell>
          <table:table-cell table:style-name="ce41" table:formula="of:=IF([.P167]=&quot;&quot;;&quot;?&quot;;IF([.R167]=&quot;&quot;;&quot;新規&quot;;IF([.P167]=[.R167];&quot;&quot;;&quot;○&quot;)))">
            <text:p/>
          </table:table-cell>
          <table:table-cell table:style-name="ce205" office:value-type="string" calcext:value-type="string">
            <text:p>lockPref("dom.storage.enabled", false);</text:p>
          </table:table-cell>
          <table:table-cell table:style-name="ce205" office:value-type="string" calcext:value-type="string">
            <text:p>変更無し</text:p>
          </table:table-cell>
          <table:table-cell table:style-name="ce205" office:value-type="string" calcext:value-type="string">
            <text:p>lockPref("dom.storage.enabled", false);</text:p>
          </table:table-cell>
          <table:table-cell table:style-name="ce214"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41" office:value-type="string" calcext:value-type="string">
            <text:p>Privacy-13</text:p>
          </table:table-cell>
          <table:table-cell table:style-name="ce41"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Indexed DBの利用の可否</text:p>
          </table:table-cell>
          <table:table-cell table:style-name="ce22" office:value-type="string" calcext:value-type="string" table:number-columns-spanned="1" table:number-rows-spanned="4">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lockPref("dom.indexedDB.enabled", true);</text:p>
          </table:table-cell>
          <table:table-cell table:style-name="ce41"/>
          <table:table-cell table:style-name="ce123" table:formula="of:=IF([.K168]=&quot;&quot;;&quot;?&quot;;IF([.N168]=&quot;&quot;;&quot;新規&quot;;IF([.K168]=[.N168];&quot;&quot;;&quot;変更あり&quot;)))">
            <text:p/>
          </table:table-cell>
          <table:table-cell table:style-name="ce41" office:value-type="string" calcext:value-type="string">
            <text:p>lockPref("dom.indexedDB.enabled", true);</text:p>
          </table:table-cell>
          <table:table-cell table:style-name="ce123" table:formula="of:=IF([.N168]=&quot;&quot;;&quot;?&quot;;IF([.P168]=&quot;&quot;;&quot;新規&quot;;IF([.N168]=[.P168];&quot;&quot;;&quot;変更あり&quot;)))">
            <text:p/>
          </table:table-cell>
          <table:table-cell table:style-name="ce205" office:value-type="string" calcext:value-type="string">
            <text:p>lockPref("dom.indexedDB.enabled", true);</text:p>
          </table:table-cell>
          <table:table-cell table:style-name="ce41" table:formula="of:=IF([.P168]=&quot;&quot;;&quot;?&quot;;IF([.R168]=&quot;&quot;;&quot;新規&quot;;IF([.P168]=[.R168];&quot;&quot;;&quot;○&quot;)))">
            <text:p/>
          </table:table-cell>
          <table:table-cell table:style-name="ce205" office:value-type="string" calcext:value-type="string">
            <text:p>lockPref("dom.indexedDB.enabled", true);</text:p>
          </table:table-cell>
          <table:table-cell table:style-name="ce205" office:value-type="string" calcext:value-type="string">
            <text:p>変更無し</text:p>
          </table:table-cell>
          <table:table-cell table:style-name="ce205" office:value-type="string" calcext:value-type="string">
            <text:p>lockPref("dom.storage.enabled", true);</text:p>
          </table:table-cell>
          <table:table-cell table:style-name="ce214"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41" office:value-type="string" calcext:value-type="string">
            <text:p>Privacy-13</text:p>
          </table:table-cell>
          <table:table-cell table:style-name="ce41" office:value-type="string" calcext:value-type="string">
            <text:p>2（廃止）</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1" office:value-type="string" calcext:value-type="string">
            <text:p>Firefox 43以降ではCookieの保存ポリシーに連動</text:p>
          </table:table-cell>
          <table:table-cell table:style-name="ce41"/>
          <table:table-cell table:style-name="ce123" table:formula="of:=IF([.K169]=&quot;&quot;;&quot;?&quot;;IF([.N169]=&quot;&quot;;&quot;新規&quot;;IF([.K169]=[.N169];&quot;&quot;;&quot;変更あり&quot;)))">
            <text:p/>
          </table:table-cell>
          <table:table-cell table:style-name="ce41" office:value-type="string" calcext:value-type="string">
            <text:p>Firefox 43以降ではCookieの保存ポリシーに連動</text:p>
          </table:table-cell>
          <table:table-cell table:style-name="ce123" table:formula="of:=IF([.N169]=&quot;&quot;;&quot;?&quot;;IF([.P169]=&quot;&quot;;&quot;新規&quot;;IF([.N169]=[.P169];&quot;&quot;;&quot;変更あり&quot;)))">
            <text:p/>
          </table:table-cell>
          <table:table-cell table:style-name="ce130" office:value-type="string" calcext:value-type="string">
            <text:p>Firefox 43以降ではCookieの保存ポリシーに連動</text:p>
          </table:table-cell>
          <table:table-cell table:style-name="ce41" table:formula="of:=IF([.P169]=&quot;&quot;;&quot;?&quot;;IF([.R169]=&quot;&quot;;&quot;新規&quot;;IF([.P169]=[.R169];&quot;&quot;;&quot;○&quot;)))" office:value-type="string" office:string-value="○" calcext:value-type="string">
            <text:p>○</text:p>
          </table:table-cell>
          <table:table-cell table:style-name="ce205" office:value-type="string" calcext:value-type="string">
            <text:p>lockPref("extensions.autopermission.sites.(site)", "indexedDB=1");</text:p>
          </table:table-cell>
          <table:table-cell table:style-name="ce205" table:number-columns-repeated="2"/>
          <table:table-cell table:style-name="ce214"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41" office:value-type="string" calcext:value-type="string">
            <text:p>Privacy-13</text:p>
          </table:table-cell>
          <table:table-cell table:style-name="ce41" office:value-type="string" calcext:value-type="string">
            <text:p>4（廃止）</text:p>
          </table:table-cell>
          <table:covered-table-cell table:number-columns-repeated="3" table:style-name="ce16"/>
          <table:table-cell table:style-name="ce41" office:value-type="string" calcext:value-type="string">
            <text:p>特定サイトのみ初期状態で確認なしで許可する</text:p>
          </table:table-cell>
          <table:table-cell table:style-name="ce41" office:value-type="string" calcext:value-type="string">
            <text:p>1. 「default.permissions」を作成する</text:p>
            <text:p>2. MCDで設定を反映する</text:p>
          </table:table-cell>
          <table:table-cell table:style-name="ce41" office:value-type="string" calcext:value-type="string">
            <text:p>Firefox 43以降ではCookieの保存ポリシーに連動</text:p>
          </table:table-cell>
          <table:table-cell table:style-name="ce41"/>
          <table:table-cell table:style-name="ce123" table:formula="of:=IF([.K170]=&quot;&quot;;&quot;?&quot;;IF([.N170]=&quot;&quot;;&quot;新規&quot;;IF([.K170]=[.N170];&quot;&quot;;&quot;変更あり&quot;)))">
            <text:p/>
          </table:table-cell>
          <table:table-cell table:style-name="ce41" office:value-type="string" calcext:value-type="string">
            <text:p>Firefox 43以降ではCookieの保存ポリシーに連動</text:p>
          </table:table-cell>
          <table:table-cell table:style-name="ce123" table:formula="of:=IF([.N170]=&quot;&quot;;&quot;?&quot;;IF([.P170]=&quot;&quot;;&quot;新規&quot;;IF([.N170]=[.P170];&quot;&quot;;&quot;変更あり&quot;)))">
            <text:p/>
          </table:table-cell>
          <table:table-cell table:style-name="ce130" office:value-type="string" calcext:value-type="string">
            <text:p>Firefox 43以降ではCookieの保存ポリシーに連動</text:p>
          </table:table-cell>
          <table:table-cell table:style-name="ce41" table:formula="of:=IF([.P170]=&quot;&quot;;&quot;?&quot;;IF([.R170]=&quot;&quot;;&quot;新規&quot;;IF([.P170]=[.R170];&quot;&quot;;&quot;○&quot;)))" office:value-type="string" office:string-value="新規" calcext:value-type="string">
            <text:p>新規</text:p>
          </table:table-cell>
          <table:table-cell table:style-name="ce205" table:number-columns-repeated="3"/>
          <table:table-cell table:style-name="ce214"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41" office:value-type="string" calcext:value-type="string">
            <text:p>Privacy-13</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dom.indexedDB.enabled", false);</text:p>
          </table:table-cell>
          <table:table-cell table:style-name="ce41"/>
          <table:table-cell table:style-name="ce123" table:formula="of:=IF([.K171]=&quot;&quot;;&quot;?&quot;;IF([.N171]=&quot;&quot;;&quot;新規&quot;;IF([.K171]=[.N171];&quot;&quot;;&quot;変更あり&quot;)))">
            <text:p/>
          </table:table-cell>
          <table:table-cell table:style-name="ce41" office:value-type="string" calcext:value-type="string">
            <text:p>lockPref("dom.indexedDB.enabled", false);</text:p>
          </table:table-cell>
          <table:table-cell table:style-name="ce123" table:formula="of:=IF([.N171]=&quot;&quot;;&quot;?&quot;;IF([.P171]=&quot;&quot;;&quot;新規&quot;;IF([.N171]=[.P171];&quot;&quot;;&quot;変更あり&quot;)))">
            <text:p/>
          </table:table-cell>
          <table:table-cell table:style-name="ce205" office:value-type="string" calcext:value-type="string">
            <text:p>lockPref("dom.indexedDB.enabled", false);</text:p>
          </table:table-cell>
          <table:table-cell table:style-name="ce41" table:formula="of:=IF([.P171]=&quot;&quot;;&quot;?&quot;;IF([.R171]=&quot;&quot;;&quot;新規&quot;;IF([.P171]=[.R171];&quot;&quot;;&quot;○&quot;)))">
            <text:p/>
          </table:table-cell>
          <table:table-cell table:style-name="ce205" office:value-type="string" calcext:value-type="string">
            <text:p>lockPref("dom.indexedDB.enabled", false);</text:p>
          </table:table-cell>
          <table:table-cell table:style-name="ce205" office:value-type="string" calcext:value-type="string">
            <text:p>変更無し</text:p>
          </table:table-cell>
          <table:table-cell table:style-name="ce205" office:value-type="string" calcext:value-type="string">
            <text:p>lockPref("dom.storage.enabled", false);</text:p>
          </table:table-cell>
          <table:table-cell table:style-name="ce214"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41" office:value-type="string" calcext:value-type="string">
            <text:p>Privacy-14</text:p>
          </table:table-cell>
          <table:table-cell table:style-name="ce41"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位置情報の利用の可否</text:p>
          </table:table-cell>
          <table:table-cell table:style-name="ce22" office:value-type="string" calcext:value-type="string" table:number-columns-spanned="1" table:number-rows-spanned="4">
            <text:p>○</text:p>
          </table:table-cell>
          <table:table-cell table:style-name="ce41" office:value-type="string" calcext:value-type="string">
            <text:p>確認の上で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72]=&quot;&quot;;&quot;?&quot;;IF([.N172]=&quot;&quot;;&quot;新規&quot;;IF([.K172]=[.N172];&quot;&quot;;&quot;変更あり&quot;)))">
            <text:p/>
          </table:table-cell>
          <table:table-cell table:style-name="ce42" office:value-type="string" calcext:value-type="string">
            <text:p>-</text:p>
          </table:table-cell>
          <table:table-cell table:style-name="ce123" table:formula="of:=IF([.N172]=&quot;&quot;;&quot;?&quot;;IF([.P172]=&quot;&quot;;&quot;新規&quot;;IF([.N172]=[.P172];&quot;&quot;;&quot;変更あり&quot;)))">
            <text:p/>
          </table:table-cell>
          <table:table-cell table:style-name="ce42" office:value-type="string" calcext:value-type="string">
            <text:p>-</text:p>
          </table:table-cell>
          <table:table-cell table:style-name="ce41" table:formula="of:=IF([.P172]=&quot;&quot;;&quot;?&quot;;IF([.R172]=&quot;&quot;;&quot;新規&quot;;IF([.P172]=[.R172];&quot;&quot;;&quot;○&quot;)))" office:value-type="string" office:string-value="○" calcext:value-type="string">
            <text:p>○</text:p>
          </table:table-cell>
          <table:table-cell table:style-name="ce205" office:value-type="string" calcext:value-type="string">
            <text:p>lockPref("geo.enabled", true);</text:p>
          </table:table-cell>
          <table:table-cell table:style-name="ce205" office:value-type="string" calcext:value-type="string">
            <text:p>変更無し</text:p>
          </table:table-cell>
          <table:table-cell table:style-name="ce205" office:value-type="string" calcext:value-type="string">
            <text:p>lockPref("geo.enabled", true);</text:p>
          </table:table-cell>
          <table:table-cell table:style-name="ce214"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41" office:value-type="string" calcext:value-type="string">
            <text:p>Privacy-1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2" office:value-type="string" calcext:value-type="string">
            <text:p>lockPref("extensions.autopermission.sites.(site)", "geo=1");</text:p>
            <text:p>clearPref("extensions.autopermission.sites.(site).lastValue");</text:p>
          </table:table-cell>
          <table:table-cell table:style-name="ce42"/>
          <table:table-cell table:style-name="ce123" table:formula="of:=IF([.K173]=&quot;&quot;;&quot;?&quot;;IF([.N173]=&quot;&quot;;&quot;新規&quot;;IF([.K173]=[.N173];&quot;&quot;;&quot;変更あり&quot;)))">
            <text:p/>
          </table:table-cell>
          <table:table-cell table:style-name="ce42" office:value-type="string" calcext:value-type="string">
            <text:p>lockPref("extensions.autopermission.sites.(site)", "geo=1");</text:p>
            <text:p>clearPref("extensions.autopermission.sites.(site).lastValue");</text:p>
          </table:table-cell>
          <table:table-cell table:style-name="ce123" table:formula="of:=IF([.N173]=&quot;&quot;;&quot;?&quot;;IF([.P173]=&quot;&quot;;&quot;新規&quot;;IF([.N173]=[.P173];&quot;&quot;;&quot;変更あり&quot;)))" office:value-type="string" office:string-value="変更あり" calcext:value-type="string">
            <text:p>変更あり</text:p>
          </table:table-cell>
          <table:table-cell table:style-name="ce42" office:value-type="string" calcext:value-type="string">
            <text:p>lockPref("extensions.autopermission.sites.(site)", "geo=1");</text:p>
          </table:table-cell>
          <table:table-cell table:style-name="ce41" table:formula="of:=IF([.P173]=&quot;&quot;;&quot;?&quot;;IF([.R173]=&quot;&quot;;&quot;新規&quot;;IF([.P173]=[.R173];&quot;&quot;;&quot;○&quot;)))">
            <text:p/>
          </table:table-cell>
          <table:table-cell table:style-name="ce205" office:value-type="string" calcext:value-type="string">
            <text:p>lockPref("extensions.autopermission.sites.(site)", "geo=1");</text:p>
          </table:table-cell>
          <table:table-cell table:style-name="ce205" table:number-columns-repeated="2"/>
          <table:table-cell table:style-name="ce214"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41" office:value-type="string" calcext:value-type="string">
            <text:p>Privacy-14</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特定サイトのみ初期状態で確認なし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23"/>
          <table:table-cell table:style-name="ce123" table:formula="of:=IF([.K174]=&quot;&quot;;&quot;?&quot;;IF([.N174]=&quot;&quot;;&quot;新規&quot;;IF([.K174]=[.N174];&quot;&quot;;&quot;変更あり&quot;)))">
            <text:p/>
          </table:table-cell>
          <table:table-cell table:style-name="ce123"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23" table:formula="of:=IF([.N174]=&quot;&quot;;&quot;?&quot;;IF([.P174]=&quot;&quot;;&quot;新規&quot;;IF([.N174]=[.P174];&quot;&quot;;&quot;変更あり&quot;)))">
            <text:p/>
          </table:table-cell>
          <table:table-cell table:style-name="ce123"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41" table:formula="of:=IF([.P174]=&quot;&quot;;&quot;?&quot;;IF([.R174]=&quot;&quot;;&quot;新規&quot;;IF([.P174]=[.R174];&quot;&quot;;&quot;○&quot;)))" office:value-type="string" office:string-value="新規" calcext:value-type="string">
            <text:p>新規</text:p>
          </table:table-cell>
          <table:table-cell table:style-name="ce205" table:number-columns-repeated="3"/>
          <table:table-cell table:style-name="ce214"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41" office:value-type="string" calcext:value-type="string">
            <text:p>Privacy-14</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geo.enabled", false);</text:p>
          </table:table-cell>
          <table:table-cell table:style-name="ce42"/>
          <table:table-cell table:style-name="ce123" table:formula="of:=IF([.K175]=&quot;&quot;;&quot;?&quot;;IF([.N175]=&quot;&quot;;&quot;新規&quot;;IF([.K175]=[.N175];&quot;&quot;;&quot;変更あり&quot;)))">
            <text:p/>
          </table:table-cell>
          <table:table-cell table:style-name="ce42" office:value-type="string" calcext:value-type="string">
            <text:p>lockPref("geo.enabled", false);</text:p>
          </table:table-cell>
          <table:table-cell table:style-name="ce123" table:formula="of:=IF([.N175]=&quot;&quot;;&quot;?&quot;;IF([.P175]=&quot;&quot;;&quot;新規&quot;;IF([.N175]=[.P175];&quot;&quot;;&quot;変更あり&quot;)))">
            <text:p/>
          </table:table-cell>
          <table:table-cell table:style-name="ce42" office:value-type="string" calcext:value-type="string">
            <text:p>lockPref("geo.enabled", false);</text:p>
          </table:table-cell>
          <table:table-cell table:style-name="ce41" table:formula="of:=IF([.P175]=&quot;&quot;;&quot;?&quot;;IF([.R175]=&quot;&quot;;&quot;新規&quot;;IF([.P175]=[.R175];&quot;&quot;;&quot;○&quot;)))">
            <text:p/>
          </table:table-cell>
          <table:table-cell table:style-name="ce205" office:value-type="string" calcext:value-type="string">
            <text:p>lockPref("geo.enabled", false);</text:p>
          </table:table-cell>
          <table:table-cell table:style-name="ce205" office:value-type="string" calcext:value-type="string">
            <text:p>変更無し</text:p>
          </table:table-cell>
          <table:table-cell table:style-name="ce205" office:value-type="string" calcext:value-type="string">
            <text:p>lockPref("geo.enabled", false);</text:p>
          </table:table-cell>
          <table:table-cell table:style-name="ce214"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41" office:value-type="string" calcext:value-type="string">
            <text:p>Privacy-15</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結果のローカライズ用地域コードの位置情報に基づく推定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number-columns-repeated="2" table:style-name="ce41" office:value-type="string" calcext:value-type="string">
            <text:p>-</text:p>
          </table:table-cell>
          <table:table-cell table:style-name="ce41"/>
          <table:table-cell table:style-name="ce123" table:formula="of:=IF([.K176]=&quot;&quot;;&quot;?&quot;;IF([.N176]=&quot;&quot;;&quot;新規&quot;;IF([.K176]=[.N176];&quot;&quot;;&quot;変更あり&quot;)))">
            <text:p/>
          </table:table-cell>
          <table:table-cell table:style-name="ce41" office:value-type="string" calcext:value-type="string">
            <text:p>-</text:p>
          </table:table-cell>
          <table:table-cell table:style-name="ce123" table:formula="of:=IF([.N176]=&quot;&quot;;&quot;?&quot;;IF([.P176]=&quot;&quot;;&quot;新規&quot;;IF([.N176]=[.P176];&quot;&quot;;&quot;変更あり&quot;)))">
            <text:p/>
          </table:table-cell>
          <table:table-cell table:style-name="ce205" office:value-type="string" calcext:value-type="string">
            <text:p>-</text:p>
          </table:table-cell>
          <table:table-cell table:style-name="ce41" table:formula="of:=IF([.P176]=&quot;&quot;;&quot;?&quot;;IF([.R176]=&quot;&quot;;&quot;新規&quot;;IF([.P176]=[.R176];&quot;&quot;;&quot;○&quot;)))">
            <text:p/>
          </table:table-cell>
          <table:table-cell table:style-name="ce205" office:value-type="string" calcext:value-type="string">
            <text:p>-</text:p>
          </table:table-cell>
          <table:table-cell table:style-name="ce205" table:number-columns-repeated="2"/>
          <table:table-cell table:style-name="ce214"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41" office:value-type="string" calcext:value-type="string">
            <text:p>Privacy-1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browser.search.geoip.url", "");</text:p>
          </table:table-cell>
          <table:table-cell table:style-name="ce41"/>
          <table:table-cell table:style-name="ce123" table:formula="of:=IF([.K177]=&quot;&quot;;&quot;?&quot;;IF([.N177]=&quot;&quot;;&quot;新規&quot;;IF([.K177]=[.N177];&quot;&quot;;&quot;変更あり&quot;)))">
            <text:p/>
          </table:table-cell>
          <table:table-cell table:style-name="ce41" office:value-type="string" calcext:value-type="string">
            <text:p>lockPref("browser.search.geoip.url", "");</text:p>
          </table:table-cell>
          <table:table-cell table:style-name="ce123" table:formula="of:=IF([.N177]=&quot;&quot;;&quot;?&quot;;IF([.P177]=&quot;&quot;;&quot;新規&quot;;IF([.N177]=[.P177];&quot;&quot;;&quot;変更あり&quot;)))">
            <text:p/>
          </table:table-cell>
          <table:table-cell table:style-name="ce205" office:value-type="string" calcext:value-type="string">
            <text:p>lockPref("browser.search.geoip.url", "");</text:p>
          </table:table-cell>
          <table:table-cell table:style-name="ce41" table:formula="of:=IF([.P177]=&quot;&quot;;&quot;?&quot;;IF([.R177]=&quot;&quot;;&quot;新規&quot;;IF([.P177]=[.R177];&quot;&quot;;&quot;○&quot;)))">
            <text:p/>
          </table:table-cell>
          <table:table-cell table:style-name="ce205" office:value-type="string" calcext:value-type="string">
            <text:p>lockPref("browser.search.geoip.url", "");</text:p>
          </table:table-cell>
          <table:table-cell table:style-name="ce205" table:number-columns-repeated="2"/>
          <table:table-cell table:style-name="ce214"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41" office:value-type="string" calcext:value-type="string">
            <text:p>Privacy-16</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DNSの先読み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network.dns.disablePrefetch", false);</text:p>
          </table:table-cell>
          <table:table-cell table:style-name="ce42"/>
          <table:table-cell table:style-name="ce123" table:formula="of:=IF([.K178]=&quot;&quot;;&quot;?&quot;;IF([.N178]=&quot;&quot;;&quot;新規&quot;;IF([.K178]=[.N178];&quot;&quot;;&quot;変更あり&quot;)))">
            <text:p/>
          </table:table-cell>
          <table:table-cell table:style-name="ce42" office:value-type="string" calcext:value-type="string">
            <text:p>lockPref("network.dns.disablePrefetch", false);</text:p>
          </table:table-cell>
          <table:table-cell table:style-name="ce123" table:formula="of:=IF([.N178]=&quot;&quot;;&quot;?&quot;;IF([.P178]=&quot;&quot;;&quot;新規&quot;;IF([.N178]=[.P178];&quot;&quot;;&quot;変更あり&quot;)))">
            <text:p/>
          </table:table-cell>
          <table:table-cell table:style-name="ce42" office:value-type="string" calcext:value-type="string">
            <text:p>lockPref("network.dns.disablePrefetch", false);</text:p>
          </table:table-cell>
          <table:table-cell table:style-name="ce41" table:formula="of:=IF([.P178]=&quot;&quot;;&quot;?&quot;;IF([.R178]=&quot;&quot;;&quot;新規&quot;;IF([.P178]=[.R178];&quot;&quot;;&quot;○&quot;)))">
            <text:p/>
          </table:table-cell>
          <table:table-cell table:style-name="ce205" office:value-type="string" calcext:value-type="string">
            <text:p>lockPref("network.dns.disablePrefetch", false);</text:p>
          </table:table-cell>
          <table:table-cell table:style-name="ce205" office:value-type="string" calcext:value-type="string">
            <text:p>変更無し</text:p>
          </table:table-cell>
          <table:table-cell table:style-name="ce205" office:value-type="string" calcext:value-type="string">
            <text:p>lockPref("network.dns.disablePrefetch", false);</text:p>
          </table:table-cell>
          <table:table-cell table:style-name="ce214"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41" office:value-type="string" calcext:value-type="string">
            <text:p>Privacy-1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network.dns.disablePrefetch", true);</text:p>
            <text:p>lockPref("network.dns.disablePrefetchFromHTTPS", true);</text:p>
          </table:table-cell>
          <table:table-cell table:style-name="ce42"/>
          <table:table-cell table:style-name="ce123" table:formula="of:=IF([.K179]=&quot;&quot;;&quot;?&quot;;IF([.N179]=&quot;&quot;;&quot;新規&quot;;IF([.K179]=[.N179];&quot;&quot;;&quot;変更あり&quot;)))">
            <text:p/>
          </table:table-cell>
          <table:table-cell table:style-name="ce42" office:value-type="string" calcext:value-type="string">
            <text:p>lockPref("network.dns.disablePrefetch", true);</text:p>
            <text:p>lockPref("network.dns.disablePrefetchFromHTTPS", true);</text:p>
          </table:table-cell>
          <table:table-cell table:style-name="ce123" table:formula="of:=IF([.N179]=&quot;&quot;;&quot;?&quot;;IF([.P179]=&quot;&quot;;&quot;新規&quot;;IF([.N179]=[.P179];&quot;&quot;;&quot;変更あり&quot;)))">
            <text:p/>
          </table:table-cell>
          <table:table-cell table:style-name="ce42" office:value-type="string" calcext:value-type="string">
            <text:p>lockPref("network.dns.disablePrefetch", true);</text:p>
            <text:p>lockPref("network.dns.disablePrefetchFromHTTPS", true);</text:p>
          </table:table-cell>
          <table:table-cell table:style-name="ce41" table:formula="of:=IF([.P179]=&quot;&quot;;&quot;?&quot;;IF([.R179]=&quot;&quot;;&quot;新規&quot;;IF([.P179]=[.R179];&quot;&quot;;&quot;○&quot;)))" office:value-type="string" office:string-value="○" calcext:value-type="string">
            <text:p>○</text:p>
          </table:table-cell>
          <table:table-cell table:style-name="ce205" office:value-type="string" calcext:value-type="string">
            <text:p>lockPref("network.dns.disablePrefetch", true);</text:p>
          </table:table-cell>
          <table:table-cell table:style-name="ce205" office:value-type="string" calcext:value-type="string">
            <text:p>変更無し</text:p>
          </table:table-cell>
          <table:table-cell table:style-name="ce205" office:value-type="string" calcext:value-type="string">
            <text:p>lockPref("network.dns.disablePrefetch", true);</text:p>
          </table:table-cell>
          <table:table-cell table:style-name="ce214"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41" office:value-type="string" calcext:value-type="string">
            <text:p>Privacy-17</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検索エンジンの候補表示（Suggest）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browser.search.suggest.enabled", true);</text:p>
          </table:table-cell>
          <table:table-cell table:style-name="ce42"/>
          <table:table-cell table:style-name="ce123" table:formula="of:=IF([.K180]=&quot;&quot;;&quot;?&quot;;IF([.N180]=&quot;&quot;;&quot;新規&quot;;IF([.K180]=[.N180];&quot;&quot;;&quot;変更あり&quot;)))">
            <text:p/>
          </table:table-cell>
          <table:table-cell table:style-name="ce42" office:value-type="string" calcext:value-type="string">
            <text:p>lockPref("browser.search.suggest.enabled", true);</text:p>
          </table:table-cell>
          <table:table-cell table:style-name="ce123" table:formula="of:=IF([.N180]=&quot;&quot;;&quot;?&quot;;IF([.P180]=&quot;&quot;;&quot;新規&quot;;IF([.N180]=[.P180];&quot;&quot;;&quot;変更あり&quot;)))">
            <text:p/>
          </table:table-cell>
          <table:table-cell table:style-name="ce42" office:value-type="string" calcext:value-type="string">
            <text:p>lockPref("browser.search.suggest.enabled", true);</text:p>
          </table:table-cell>
          <table:table-cell table:style-name="ce41" table:formula="of:=IF([.P180]=&quot;&quot;;&quot;?&quot;;IF([.R180]=&quot;&quot;;&quot;新規&quot;;IF([.P180]=[.R180];&quot;&quot;;&quot;○&quot;)))">
            <text:p/>
          </table:table-cell>
          <table:table-cell table:style-name="ce205" office:value-type="string" calcext:value-type="string">
            <text:p>lockPref("browser.search.suggest.enabled", true);</text:p>
          </table:table-cell>
          <table:table-cell table:style-name="ce205" office:value-type="string" calcext:value-type="string">
            <text:p>変更無し</text:p>
          </table:table-cell>
          <table:table-cell table:style-name="ce205" office:value-type="string" calcext:value-type="string">
            <text:p>lockPref("browser.search.suggest.enabled", true);</text:p>
          </table:table-cell>
          <table:table-cell table:style-name="ce214"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41" office:value-type="string" calcext:value-type="string">
            <text:p>Privacy-1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41"/>
          <table:table-cell table:style-name="ce123" table:formula="of:=IF([.K181]=&quot;&quot;;&quot;?&quot;;IF([.N181]=&quot;&quot;;&quot;新規&quot;;IF([.K181]=[.N181];&quot;&quot;;&quot;変更あり&quot;)))" office:value-type="string" office:string-value="変更あり" calcext:value-type="string">
            <text:p>変更あり</text:p>
          </table:table-cell>
          <table:table-cell table:style-name="ce41"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23" table:formula="of:=IF([.N181]=&quot;&quot;;&quot;?&quot;;IF([.P181]=&quot;&quot;;&quot;新規&quot;;IF([.N181]=[.P181];&quot;&quot;;&quot;変更あり&quot;)))" office:value-type="string" office:string-value="変更あり" calcext:value-type="string">
            <text:p>変更あり</text:p>
          </table:table-cell>
          <table:table-cell table:style-name="ce20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1" table:formula="of:=IF([.P181]=&quot;&quot;;&quot;?&quot;;IF([.R181]=&quot;&quot;;&quot;新規&quot;;IF([.P181]=[.R181];&quot;&quot;;&quot;○&quot;)))" office:value-type="string" office:string-value="○" calcext:value-type="string">
            <text:p>○</text:p>
          </table:table-cell>
          <table:table-cell table:style-name="ce205"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214"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41" office:value-type="string" calcext:value-type="string">
            <text:p>Privacy-18</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利用状況の統計の保存および送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82]=&quot;&quot;;&quot;?&quot;;IF([.N182]=&quot;&quot;;&quot;新規&quot;;IF([.K182]=[.N182];&quot;&quot;;&quot;変更あり&quot;)))">
            <text:p/>
          </table:table-cell>
          <table:table-cell table:style-name="ce42" office:value-type="string" calcext:value-type="string">
            <text:p>-</text:p>
          </table:table-cell>
          <table:table-cell table:style-name="ce123" table:formula="of:=IF([.N182]=&quot;&quot;;&quot;?&quot;;IF([.P182]=&quot;&quot;;&quot;新規&quot;;IF([.N182]=[.P182];&quot;&quot;;&quot;変更あり&quot;)))">
            <text:p/>
          </table:table-cell>
          <table:table-cell table:style-name="ce42" office:value-type="string" calcext:value-type="string">
            <text:p>-</text:p>
          </table:table-cell>
          <table:table-cell table:style-name="ce41" table:formula="of:=IF([.P182]=&quot;&quot;;&quot;?&quot;;IF([.R182]=&quot;&quot;;&quot;新規&quot;;IF([.P182]=[.R182];&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table:table-cell table:style-name="ce214"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41" office:value-type="string" calcext:value-type="string">
            <text:p>Privacy-1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text:span text:style-name="T13">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1" office:value-type="string" calcext:value-type="string">
            <text:p>https://bugzilla.mozilla.org/show_bug.cgi?id=1424373 によりFirefox 52.5.3以降</text:p>
            <text:p>autosubmitはv2としてautoSubmit2へと変更された</text:p>
          </table:table-cell>
          <table:table-cell table:style-name="ce123" table:formula="of:=IF([.K183]=&quot;&quot;;&quot;?&quot;;IF([.N183]=&quot;&quot;;&quot;新規&quot;;IF([.K183]=[.N183];&quot;&quot;;&quot;変更あり&quot;)))" office:value-type="string" office:string-value="変更あり" calcext:value-type="string">
            <text:p>変更あり</text:p>
          </table:table-cell>
          <table:table-cell table:style-name="ce4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23" table:formula="of:=IF([.N183]=&quot;&quot;;&quot;?&quot;;IF([.P183]=&quot;&quot;;&quot;新規&quot;;IF([.N183]=[.P183];&quot;&quot;;&quot;変更あり&quot;)))" office:value-type="string" office:string-value="変更あり" calcext:value-type="string">
            <text:p>変更あり</text:p>
          </table:table-cell>
          <table:table-cell table:style-name="ce20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1" table:formula="of:=IF([.P183]=&quot;&quot;;&quot;?&quot;;IF([.R183]=&quot;&quot;;&quot;新規&quot;;IF([.P183]=[.R183];&quot;&quot;;&quot;○&quot;)))" office:value-type="string" office:string-value="○" calcext:value-type="string">
            <text:p>○</text:p>
          </table:table-cell>
          <table:table-cell table:style-name="ce205"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214"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41" office:value-type="string" calcext:value-type="string">
            <text:p>Privacy-19</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セキュリティエラーレポートの送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number-columns-repeated="2" table:style-name="ce41" office:value-type="string" calcext:value-type="string">
            <text:p>-</text:p>
          </table:table-cell>
          <table:table-cell table:style-name="ce41"/>
          <table:table-cell table:style-name="ce123" table:formula="of:=IF([.K184]=&quot;&quot;;&quot;?&quot;;IF([.N184]=&quot;&quot;;&quot;新規&quot;;IF([.K184]=[.N184];&quot;&quot;;&quot;変更あり&quot;)))">
            <text:p/>
          </table:table-cell>
          <table:table-cell table:style-name="ce41" office:value-type="string" calcext:value-type="string">
            <text:p>-</text:p>
          </table:table-cell>
          <table:table-cell table:style-name="ce123" table:formula="of:=IF([.N184]=&quot;&quot;;&quot;?&quot;;IF([.P184]=&quot;&quot;;&quot;新規&quot;;IF([.N184]=[.P184];&quot;&quot;;&quot;変更あり&quot;)))">
            <text:p/>
          </table:table-cell>
          <table:table-cell table:style-name="ce205" office:value-type="string" calcext:value-type="string">
            <text:p>-</text:p>
          </table:table-cell>
          <table:table-cell table:style-name="ce41" table:formula="of:=IF([.P184]=&quot;&quot;;&quot;?&quot;;IF([.R184]=&quot;&quot;;&quot;新規&quot;;IF([.P184]=[.R184];&quot;&quot;;&quot;○&quot;)))">
            <text:p/>
          </table:table-cell>
          <table:table-cell table:style-name="ce205" office:value-type="string" calcext:value-type="string">
            <text:p>-</text:p>
          </table:table-cell>
          <table:table-cell table:style-name="ce205" table:number-columns-repeated="2"/>
          <table:table-cell table:style-name="ce214"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41" office:value-type="string" calcext:value-type="string">
            <text:p>Privacy-1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security.ssl.errorReporting.automatic", false);</text:p>
            <text:p>lockPref("security.ssl.errorReporting.enabled", false);</text:p>
            <text:p>lockPref("security.ssl.errorReporting.url", "");</text:p>
          </table:table-cell>
          <table:table-cell table:style-name="ce179" office:value-type="string" calcext:value-type="string">
            <text:p><text:span text:style-name="T19">[20180213:藤本]</text:span></text:p>
            <text:p><text:span text:style-name="T19">この設定はどうしたら実機で動作確認できるんでしょう？</text:span></text:p>
          </table:table-cell>
          <table:table-cell table:style-name="ce123" table:formula="of:=IF([.K185]=&quot;&quot;;&quot;?&quot;;IF([.N185]=&quot;&quot;;&quot;新規&quot;;IF([.K185]=[.N185];&quot;&quot;;&quot;変更あり&quot;)))" office:value-type="string" office:string-value="変更あり" calcext:value-type="string">
            <text:p>変更あり</text:p>
          </table:table-cell>
          <table:table-cell table:style-name="ce41" office:value-type="string" calcext:value-type="string">
            <text:p>lockPref("security.ssl.errorReporting.automatic", false);</text:p>
            <text:p>lockPref("security.ssl.errorReporting.enabled", false);</text:p>
            <text:p>lockPref("security.ssl.errorReporting.url", "");</text:p>
            <text:p/>
          </table:table-cell>
          <table:table-cell table:style-name="ce123" table:formula="of:=IF([.N185]=&quot;&quot;;&quot;?&quot;;IF([.P185]=&quot;&quot;;&quot;新規&quot;;IF([.N185]=[.P185];&quot;&quot;;&quot;変更あり&quot;)))" office:value-type="string" office:string-value="変更あり" calcext:value-type="string">
            <text:p>変更あり</text:p>
          </table:table-cell>
          <table:table-cell table:style-name="ce205" office:value-type="string" calcext:value-type="string">
            <text:p>lockPref("security.ssl.errorReporting.automatic", false);</text:p>
            <text:p>lockPref("security.ssl.errorReporting.enabled", false);</text:p>
            <text:p>lockPref("security.ssl.errorReporting.url", "");</text:p>
          </table:table-cell>
          <table:table-cell table:style-name="ce41" table:formula="of:=IF([.P185]=&quot;&quot;;&quot;?&quot;;IF([.R185]=&quot;&quot;;&quot;新規&quot;;IF([.P185]=[.R185];&quot;&quot;;&quot;○&quot;)))">
            <text:p/>
          </table:table-cell>
          <table:table-cell table:style-name="ce205" office:value-type="string" calcext:value-type="string">
            <text:p>lockPref("security.ssl.errorReporting.automatic", false);</text:p>
            <text:p>lockPref("security.ssl.errorReporting.enabled", false);</text:p>
            <text:p>lockPref("security.ssl.errorReporting.url", "");</text:p>
          </table:table-cell>
          <table:table-cell table:style-name="ce205" table:number-columns-repeated="2"/>
          <table:table-cell table:style-name="ce214"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1(廃止)" calcext:value-type="string">
            <text:p>Privacy-20-1(廃止)</text:p>
          </table:table-cell>
          <table:table-cell table:style-name="ce41" office:value-type="string" calcext:value-type="string">
            <text:p>Privacy-20</text:p>
          </table:table-cell>
          <table:table-cell table:style-name="ce41" office:value-type="string" calcext:value-type="string">
            <text:p>1(廃止)</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22" office:value-type="string" calcext:value-type="string" table:number-columns-spanned="1" table:number-rows-spanned="4">
            <text:p>-</text:p>
          </table:table-cell>
          <table:table-cell table:style-name="ce41" office:value-type="string" calcext:value-type="string">
            <text:p>許可で送出する</text:p>
          </table:table-cell>
          <table:table-cell table:style-name="ce41" office:value-type="string" calcext:value-type="string">
            <text:p>MCDで設定を反映する</text:p>
          </table:table-cell>
          <table:table-cell table:style-name="ce42" office:value-type="string" calcext:value-type="string">
            <text:p>Bug 1042135により廃止</text:p>
          </table:table-cell>
          <table:table-cell table:style-name="ce42"/>
          <table:table-cell table:style-name="ce123" table:formula="of:=IF([.K186]=&quot;&quot;;&quot;?&quot;;IF([.N186]=&quot;&quot;;&quot;新規&quot;;IF([.K186]=[.N186];&quot;&quot;;&quot;変更あり&quot;)))">
            <text:p/>
          </table:table-cell>
          <table:table-cell table:style-name="ce42" office:value-type="string" calcext:value-type="string">
            <text:p>Bug 1042135により廃止</text:p>
          </table:table-cell>
          <table:table-cell table:style-name="ce123" table:formula="of:=IF([.N186]=&quot;&quot;;&quot;?&quot;;IF([.P186]=&quot;&quot;;&quot;新規&quot;;IF([.N186]=[.P186];&quot;&quot;;&quot;変更あり&quot;)))" office:value-type="string" office:string-value="変更あり" calcext:value-type="string">
            <text:p>変更あり</text:p>
          </table:table-cell>
          <table:table-cell table:style-name="ce42" office:value-type="string" calcext:value-type="string">
            <text:p>pref("privacy.donottrackheader.enabled", false);</text:p>
          </table:table-cell>
          <table:table-cell table:style-name="ce41" table:formula="of:=IF([.P186]=&quot;&quot;;&quot;?&quot;;IF([.R186]=&quot;&quot;;&quot;新規&quot;;IF([.P186]=[.R186];&quot;&quot;;&quot;○&quot;)))">
            <text:p/>
          </table:table-cell>
          <table:table-cell table:style-name="ce205" office:value-type="string" calcext:value-type="string">
            <text:p>pref("privacy.donottrackheader.enabled", false);</text:p>
          </table:table-cell>
          <table:table-cell table:style-name="ce205" office:value-type="string" calcext:value-type="string">
            <text:p>変更無し</text:p>
          </table:table-cell>
          <table:table-cell table:style-name="ce205" office:value-type="string" calcext:value-type="string">
            <text:p>pref("privacy.donottrackheader.enabled", false);</text:p>
          </table:table-cell>
          <table:table-cell table:style-name="ce214"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2（廃止）" calcext:value-type="string">
            <text:p>Privacy-20-2（廃止）</text:p>
          </table:table-cell>
          <table:table-cell table:style-name="ce41" office:value-type="string" calcext:value-type="string">
            <text:p>Privacy-20</text:p>
          </table:table-cell>
          <table:table-cell table:style-name="ce41" office:value-type="string" calcext:value-type="string">
            <text:p>2（廃止）</text:p>
          </table:table-cell>
          <table:covered-table-cell table:number-columns-repeated="3" table:style-name="ce16"/>
          <table:table-cell table:style-name="ce41" office:value-type="string" calcext:value-type="string">
            <text:p>禁止で送出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42" office:value-type="string" calcext:value-type="string">
            <text:p>Firefox 60ではPrivacy-33のトラッキング防止の設定と関連するようになったため、Privacy-43を新設しそちらに移行</text:p>
          </table:table-cell>
          <table:table-cell table:style-name="ce123" table:formula="of:=IF([.K187]=&quot;&quot;;&quot;?&quot;;IF([.N187]=&quot;&quot;;&quot;新規&quot;;IF([.K187]=[.N187];&quot;&quot;;&quot;変更あり&quot;)))">
            <text:p/>
          </table:table-cell>
          <table:table-cell table:style-name="ce42"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23" table:formula="of:=IF([.N187]=&quot;&quot;;&quot;?&quot;;IF([.P187]=&quot;&quot;;&quot;新規&quot;;IF([.N187]=[.P187];&quot;&quot;;&quot;変更あり&quot;)))" office:value-type="string" office:string-value="変更あり" calcext:value-type="string">
            <text:p>変更あり</text:p>
          </table:table-cell>
          <table:table-cell table:style-name="ce42" office:value-type="string" calcext:value-type="string">
            <text:p>pref("privacy.donottrackheader.enabled", true);</text:p>
          </table:table-cell>
          <table:table-cell table:style-name="ce41" table:formula="of:=IF([.P187]=&quot;&quot;;&quot;?&quot;;IF([.R187]=&quot;&quot;;&quot;新規&quot;;IF([.P187]=[.R187];&quot;&quot;;&quot;○&quot;)))">
            <text:p/>
          </table:table-cell>
          <table:table-cell table:style-name="ce205" office:value-type="string" calcext:value-type="string">
            <text:p>pref("privacy.donottrackheader.enabled", true);</text:p>
          </table:table-cell>
          <table:table-cell table:style-name="ce205" office:value-type="string" calcext:value-type="string">
            <text:p>変更無し</text:p>
          </table:table-cell>
          <table:table-cell table:style-name="ce205" office:value-type="string" calcext:value-type="string">
            <text:p>pref("privacy.donottrackheader.enabled", true);</text:p>
          </table:table-cell>
          <table:table-cell table:style-name="ce214"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3(廃止)" calcext:value-type="string">
            <text:p>Privacy-20-3(廃止)</text:p>
          </table:table-cell>
          <table:table-cell table:style-name="ce41" office:value-type="string" calcext:value-type="string">
            <text:p>Privacy-20</text:p>
          </table:table-cell>
          <table:table-cell table:style-name="ce41" office:value-type="string" calcext:value-type="string">
            <text:p>3(廃止)</text:p>
          </table:table-cell>
          <table:covered-table-cell table:number-columns-repeated="3" table:style-name="ce16"/>
          <table:table-cell table:style-name="ce41" office:value-type="string" calcext:value-type="string">
            <text:p>一切送出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office:value-type="string" calcext:value-type="string">
            <text:p>Privacy-43へ移行</text:p>
          </table:table-cell>
          <table:table-cell table:style-name="ce123" table:formula="of:=IF([.K188]=&quot;&quot;;&quot;?&quot;;IF([.N188]=&quot;&quot;;&quot;新規&quot;;IF([.K188]=[.N188];&quot;&quot;;&quot;変更あり&quot;)))">
            <text:p/>
          </table:table-cell>
          <table:table-cell table:style-name="ce42" office:value-type="string" calcext:value-type="string">
            <text:p>-</text:p>
          </table:table-cell>
          <table:table-cell table:style-name="ce123" table:formula="of:=IF([.N188]=&quot;&quot;;&quot;?&quot;;IF([.P188]=&quot;&quot;;&quot;新規&quot;;IF([.N188]=[.P188];&quot;&quot;;&quot;変更あり&quot;)))">
            <text:p/>
          </table:table-cell>
          <table:table-cell table:style-name="ce42" office:value-type="string" calcext:value-type="string">
            <text:p>-</text:p>
          </table:table-cell>
          <table:table-cell table:style-name="ce41" table:formula="of:=IF([.P188]=&quot;&quot;;&quot;?&quot;;IF([.R188]=&quot;&quot;;&quot;新規&quot;;IF([.P188]=[.R188];&quot;&quot;;&quot;○&quot;)))">
            <text:p/>
          </table:table-cell>
          <table:table-cell table:style-name="ce205" office:value-type="string" calcext:value-type="string">
            <text:p>-</text:p>
          </table:table-cell>
          <table:table-cell table:style-name="ce205" table:number-columns-repeated="2"/>
          <table:table-cell table:style-name="ce214"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4（廃止）" calcext:value-type="string">
            <text:p>Privacy-20-4（廃止）</text:p>
          </table:table-cell>
          <table:table-cell table:style-name="ce41" office:value-type="string" calcext:value-type="string">
            <text:p>Privacy-20</text:p>
          </table:table-cell>
          <table:table-cell table:style-name="ce41" office:value-type="string" calcext:value-type="string">
            <text:p>4（廃止）</text:p>
          </table:table-cell>
          <table:covered-table-cell table:number-columns-repeated="3" table:style-name="ce16"/>
          <table:table-cell table:style-name="ce41" office:value-type="string" calcext:value-type="string">
            <text:p>一切送出しないことを強制</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41" office:value-type="string" calcext:value-type="string">
            <text:p>Privacy-43へ移行</text:p>
          </table:table-cell>
          <table:table-cell table:style-name="ce123" table:formula="of:=IF([.K189]=&quot;&quot;;&quot;?&quot;;IF([.N189]=&quot;&quot;;&quot;新規&quot;;IF([.K189]=[.N189];&quot;&quot;;&quot;変更あり&quot;)))">
            <text:p/>
          </table:table-cell>
          <table:table-cell table:style-name="ce4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23" table:formula="of:=IF([.N189]=&quot;&quot;;&quot;?&quot;;IF([.P189]=&quot;&quot;;&quot;新規&quot;;IF([.N189]=[.P189];&quot;&quot;;&quot;変更あり&quot;)))" office:value-type="string" office:string-value="変更あり" calcext:value-type="string">
            <text:p>変更あり</text:p>
          </table:table-cell>
          <table:table-cell table:style-name="ce20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1" table:formula="of:=IF([.P189]=&quot;&quot;;&quot;?&quot;;IF([.R189]=&quot;&quot;;&quot;新規&quot;;IF([.P189]=[.R189];&quot;&quot;;&quot;○&quot;)))">
            <text:p/>
          </table:table-cell>
          <table:table-cell table:style-name="ce20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214"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41" office:value-type="string" calcext:value-type="string">
            <text:p>Privacy-21</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クラッシュレポートの送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90]=&quot;&quot;;&quot;?&quot;;IF([.N190]=&quot;&quot;;&quot;新規&quot;;IF([.K190]=[.N190];&quot;&quot;;&quot;変更あり&quot;)))">
            <text:p/>
          </table:table-cell>
          <table:table-cell table:style-name="ce42" office:value-type="string" calcext:value-type="string">
            <text:p>-</text:p>
          </table:table-cell>
          <table:table-cell table:style-name="ce123" table:formula="of:=IF([.N190]=&quot;&quot;;&quot;?&quot;;IF([.P190]=&quot;&quot;;&quot;新規&quot;;IF([.N190]=[.P190];&quot;&quot;;&quot;変更あり&quot;)))">
            <text:p/>
          </table:table-cell>
          <table:table-cell table:style-name="ce42" office:value-type="string" calcext:value-type="string">
            <text:p>-</text:p>
          </table:table-cell>
          <table:table-cell table:style-name="ce41" table:formula="of:=IF([.P190]=&quot;&quot;;&quot;?&quot;;IF([.R190]=&quot;&quot;;&quot;新規&quot;;IF([.P190]=[.R190];&quot;&quot;;&quot;○&quot;)))">
            <text:p/>
          </table:table-cell>
          <table:table-cell table:style-name="ce205" office:value-type="string" calcext:value-type="string">
            <text:p>-</text:p>
          </table:table-cell>
          <table:table-cell table:style-name="ce205" table:number-columns-repeated="2"/>
          <table:table-cell table:style-name="ce214"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41" office:value-type="string" calcext:value-type="string">
            <text:p>Privacy-2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2" office:value-type="string" calcext:value-type="string">
            <text:p>fainstall.ini:</text:p>
            <text:p>[fainstall]</text:p>
            <text:p>AppEnableCrashReport=false</text:p>
            <text:p/>
            <text:p>MCD:</text:p>
            <text:p>lockPref("browser.crashReports.unsubmittedCheck.autoSubmit2", false);</text:p>
            <text:p><text:span text:style-name="T14">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41"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23" table:formula="of:=IF([.K191]=&quot;&quot;;&quot;?&quot;;IF([.N191]=&quot;&quot;;&quot;新規&quot;;IF([.K191]=[.N191];&quot;&quot;;&quot;変更あり&quot;)))" office:value-type="string" office:string-value="変更あり" calcext:value-type="string">
            <text:p>変更あり</text:p>
          </table:table-cell>
          <table:table-cell table:style-name="ce4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6">[20180213:藤本]</text:span></text:p>
            <text:p><text:span text:style-name="T6">fainstall.iniの部分は未検証です。</text:span></text:p>
          </table:table-cell>
          <table:table-cell table:style-name="ce123" table:formula="of:=IF([.N191]=&quot;&quot;;&quot;?&quot;;IF([.P191]=&quot;&quot;;&quot;新規&quot;;IF([.N191]=[.P191];&quot;&quot;;&quot;変更あり&quot;)))" office:value-type="string" office:string-value="変更あり" calcext:value-type="string">
            <text:p>変更あり</text:p>
          </table:table-cell>
          <table:table-cell table:style-name="ce42" office:value-type="string" calcext:value-type="string">
            <text:p>[fainstall]</text:p>
            <text:p>AppEnableCrashReport=false</text:p>
          </table:table-cell>
          <table:table-cell table:style-name="ce41" table:formula="of:=IF([.P191]=&quot;&quot;;&quot;?&quot;;IF([.R191]=&quot;&quot;;&quot;新規&quot;;IF([.P191]=[.R191];&quot;&quot;;&quot;○&quot;)))">
            <text:p/>
          </table:table-cell>
          <table:table-cell table:style-name="ce205" office:value-type="string" calcext:value-type="string">
            <text:p>[fainstall]</text:p>
            <text:p>AppEnableCrashReport=false</text:p>
          </table:table-cell>
          <table:table-cell table:style-name="ce205" office:value-type="string" calcext:value-type="string">
            <text:p>変更無し</text:p>
          </table:table-cell>
          <table:table-cell table:style-name="ce205" office:value-type="string" calcext:value-type="string">
            <text:p>[fainstall]</text:p>
            <text:p>AppEnableCrashReport=false</text:p>
          </table:table-cell>
          <table:table-cell table:style-name="ce214"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41" office:value-type="string" calcext:value-type="string">
            <text:p>Privacy-22</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Firefox Syncの利用の可否</text:p>
          </table:table-cell>
          <table:table-cell table:style-name="ce17" office:value-type="string" calcext:value-type="string" table:number-columns-spanned="1" table:number-rows-spanned="3">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123" office:value-type="string" calcext:value-type="string">
            <text:p>-</text:p>
          </table:table-cell>
          <table:table-cell table:style-name="ce123"/>
          <table:table-cell table:style-name="ce123" table:formula="of:=IF([.K192]=&quot;&quot;;&quot;?&quot;;IF([.N192]=&quot;&quot;;&quot;新規&quot;;IF([.K192]=[.N192];&quot;&quot;;&quot;変更あり&quot;)))">
            <text:p/>
          </table:table-cell>
          <table:table-cell table:style-name="ce123" office:value-type="string" calcext:value-type="string">
            <text:p>-</text:p>
          </table:table-cell>
          <table:table-cell table:style-name="ce123" table:formula="of:=IF([.N192]=&quot;&quot;;&quot;?&quot;;IF([.P192]=&quot;&quot;;&quot;新規&quot;;IF([.N192]=[.P192];&quot;&quot;;&quot;変更あり&quot;)))">
            <text:p/>
          </table:table-cell>
          <table:table-cell table:style-name="ce42" office:value-type="string" calcext:value-type="string">
            <text:p>-</text:p>
          </table:table-cell>
          <table:table-cell table:style-name="ce41" table:formula="of:=IF([.P192]=&quot;&quot;;&quot;?&quot;;IF([.R192]=&quot;&quot;;&quot;新規&quot;;IF([.P192]=[.R192];&quot;&quot;;&quot;○&quot;)))">
            <text:p/>
          </table:table-cell>
          <table:table-cell table:style-name="ce205" office:value-type="string" calcext:value-type="string">
            <text:p>-</text:p>
          </table:table-cell>
          <table:table-cell table:style-name="ce205" table:number-columns-repeated="2"/>
          <table:table-cell table:style-name="ce214"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41" office:value-type="string" calcext:value-type="string">
            <text:p>Privacy-2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23"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23"/>
          <table:table-cell table:style-name="ce123" table:formula="of:=IF([.K193]=&quot;&quot;;&quot;?&quot;;IF([.N193]=&quot;&quot;;&quot;新規&quot;;IF([.K193]=[.N193];&quot;&quot;;&quot;変更あり&quot;)))" office:value-type="string" office:string-value="変更あり" calcext:value-type="string">
            <text:p>変更あり</text:p>
          </table:table-cell>
          <table:table-cell table:style-name="ce123" office:value-type="string" calcext:value-type="string">
            <text:p>-</text:p>
          </table:table-cell>
          <table:table-cell table:style-name="ce123" table:formula="of:=IF([.N193]=&quot;&quot;;&quot;?&quot;;IF([.P193]=&quot;&quot;;&quot;新規&quot;;IF([.N193]=[.P193];&quot;&quot;;&quot;変更あり&quot;)))">
            <text:p/>
          </table:table-cell>
          <table:table-cell table:style-name="ce42" office:value-type="string" calcext:value-type="string">
            <text:p>-</text:p>
          </table:table-cell>
          <table:table-cell table:style-name="ce41" table:formula="of:=IF([.P193]=&quot;&quot;;&quot;?&quot;;IF([.R193]=&quot;&quot;;&quot;新規&quot;;IF([.P193]=[.R193];&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office:value-type="string" calcext:value-type="string">
            <text:p>-</text:p>
          </table:table-cell>
          <table:table-cell table:style-name="ce214"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41" office:value-type="string" calcext:value-type="string">
            <text:p>Privacy-2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アドオンを使わず禁止する</text:p>
          </table:table-cell>
          <table:table-cell table:style-name="ce41" office:value-type="string" calcext:value-type="string">
            <text:p>MCDで設定を反映する</text:p>
          </table:table-cell>
          <table:table-cell table:style-name="ce123"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23"/>
          <table:table-cell table:style-name="ce123" table:formula="of:=IF([.K194]=&quot;&quot;;&quot;?&quot;;IF([.N194]=&quot;&quot;;&quot;新規&quot;;IF([.K194]=[.N194];&quot;&quot;;&quot;変更あり&quot;)))">
            <text:p/>
          </table:table-cell>
          <table:table-cell table:style-name="ce123"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23" table:formula="of:=IF([.N194]=&quot;&quot;;&quot;?&quot;;IF([.P194]=&quot;&quot;;&quot;新規&quot;;IF([.N194]=[.P194];&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41" office:value-type="string" calcext:value-type="string">
            <text:p>Privacy-23（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ソーシャルAPI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95]=&quot;&quot;;&quot;?&quot;;IF([.N195]=&quot;&quot;;&quot;新規&quot;;IF([.K195]=[.N195];&quot;&quot;;&quot;変更あり&quot;)))">
            <text:p/>
          </table:table-cell>
          <table:table-cell table:style-name="ce42" office:value-type="string" calcext:value-type="string">
            <text:p>-</text:p>
          </table:table-cell>
          <table:table-cell table:style-name="ce123" table:formula="of:=IF([.N195]=&quot;&quot;;&quot;?&quot;;IF([.P195]=&quot;&quot;;&quot;新規&quot;;IF([.N195]=[.P195];&quot;&quot;;&quot;変更あり&quot;)))">
            <text:p/>
          </table:table-cell>
          <table:table-cell table:style-name="ce153" office:value-type="string" calcext:value-type="string">
            <text:p>-</text:p>
          </table:table-cell>
          <table:table-cell table:style-name="ce41" table:formula="of:=IF([.P195]=&quot;&quot;;&quot;?&quot;;IF([.R195]=&quot;&quot;;&quot;新規&quot;;IF([.P195]=[.R195];&quot;&quot;;&quot;○&quot;)))">
            <text:p/>
          </table:table-cell>
          <table:table-cell table:style-name="ce42" office:value-type="string" calcext:value-type="string">
            <text:p>-</text:p>
          </table:table-cell>
          <table:table-cell table:style-name="ce205" office:value-type="string" calcext:value-type="string">
            <text:p>lockPref("social.remote-install.enabled", true);</text:p>
            <text:p>lockPref("social.toast-notifications.enabled", true);</text:p>
          </table:table-cell>
          <table:table-cell table:style-name="ce205" office:value-type="string" calcext:value-type="string">
            <text:p>-</text:p>
          </table:table-cell>
          <table:table-cell table:style-name="ce214"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41" office:value-type="string" calcext:value-type="string">
            <text:p>Privacy-23（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147" office:value-type="string" calcext:value-type="string">
            <text:p>Security-11に統合</text:p>
          </table:table-cell>
          <table:table-cell table:style-name="ce147"/>
          <table:table-cell table:style-name="ce123" table:formula="of:=IF([.K196]=&quot;&quot;;&quot;?&quot;;IF([.N196]=&quot;&quot;;&quot;新規&quot;;IF([.K196]=[.N196];&quot;&quot;;&quot;変更あり&quot;)))">
            <text:p/>
          </table:table-cell>
          <table:table-cell table:style-name="ce147" office:value-type="string" calcext:value-type="string">
            <text:p>Security-11に統合</text:p>
          </table:table-cell>
          <table:table-cell table:style-name="ce123" table:formula="of:=IF([.N196]=&quot;&quot;;&quot;?&quot;;IF([.P196]=&quot;&quot;;&quot;新規&quot;;IF([.N196]=[.P196];&quot;&quot;;&quot;変更あり&quot;)))">
            <text:p/>
          </table:table-cell>
          <table:table-cell table:style-name="ce206" office:value-type="string" calcext:value-type="string">
            <text:p>Security-11に統合</text:p>
          </table:table-cell>
          <table:table-cell table:style-name="ce41" table:formula="of:=IF([.P196]=&quot;&quot;;&quot;?&quot;;IF([.R196]=&quot;&quot;;&quot;新規&quot;;IF([.P196]=[.R196];&quot;&quot;;&quot;○&quot;)))" office:value-type="string" office:string-value="○" calcext:value-type="string">
            <text:p>○</text:p>
          </table:table-cell>
          <table:table-cell table:style-name="ce147"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205" office:value-type="string" calcext:value-type="string">
            <text:p>lockPref("social.remote-install.enabled", false);</text:p>
            <text:p>lockPref("social.toast-notifications.enabled", false);</text:p>
          </table:table-cell>
          <table:table-cell table:style-name="ce205" office:value-type="string" calcext:value-type="string">
            <text:p>-</text:p>
          </table:table-cell>
          <table:table-cell table:style-name="ce214"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41" office:value-type="string" calcext:value-type="string">
            <text:p>Privacy-24</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アカウント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197]=&quot;&quot;;&quot;?&quot;;IF([.N197]=&quot;&quot;;&quot;新規&quot;;IF([.K197]=[.N197];&quot;&quot;;&quot;変更あり&quot;)))">
            <text:p/>
          </table:table-cell>
          <table:table-cell table:style-name="ce42" office:value-type="string" calcext:value-type="string">
            <text:p>-</text:p>
          </table:table-cell>
          <table:table-cell table:style-name="ce123" table:formula="of:=IF([.N197]=&quot;&quot;;&quot;?&quot;;IF([.P197]=&quot;&quot;;&quot;新規&quot;;IF([.N197]=[.P197];&quot;&quot;;&quot;変更あり&quot;)))">
            <text:p/>
          </table:table-cell>
          <table:table-cell table:style-name="ce42" office:value-type="string" calcext:value-type="string">
            <text:p>-</text:p>
          </table:table-cell>
          <table:table-cell table:style-name="ce41" table:formula="of:=IF([.P197]=&quot;&quot;;&quot;?&quot;;IF([.R197]=&quot;&quot;;&quot;新規&quot;;IF([.P197]=[.R197];&quot;&quot;;&quot;○&quot;)))">
            <text:p/>
          </table:table-cell>
          <table:table-cell table:style-name="ce205" office:value-type="string" calcext:value-type="string">
            <text:p>-</text:p>
          </table:table-cell>
          <table:table-cell table:style-name="ce205"/>
          <table:table-cell table:style-name="ce205" office:value-type="string" calcext:value-type="string">
            <text:p>-</text:p>
          </table:table-cell>
          <table:table-cell table:style-name="ce214"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41" office:value-type="string" calcext:value-type="string">
            <text:p>Privacy-2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123"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3">lockPref("identity.fxaccounts.remote.root","");</text:span></text:p>
            <text:p><text:span text:style-name="T13">lockPref("identity.fxaccounts.remote.connectdevice.uri","");</text:span></text:p>
            <text:p><text:span text:style-name="T13">lockPref("identity.fxaccounts.remote.email.uri","");</text:span></text:p>
            <text:p><text:span text:style-name="T1">lockPref("identity.fxaccounts.settings.devices.uri", "");</text:span></text:p>
            <text:p><text:span text:style-name="T13">lockPref("identity.fxaccounts.settings.uri","");</text:span></text:p>
            <text:p/>
          </table:table-cell>
          <table:table-cell table:style-name="ce123"/>
          <table:table-cell table:style-name="ce123" table:formula="of:=IF([.K198]=&quot;&quot;;&quot;?&quot;;IF([.N198]=&quot;&quot;;&quot;新規&quot;;IF([.K198]=[.N198];&quot;&quot;;&quot;変更あり&quot;)))" office:value-type="string" office:string-value="変更あり" calcext:value-type="string">
            <text:p>変更あり</text:p>
          </table:table-cell>
          <table:table-cell table:style-name="ce123"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23" table:formula="of:=IF([.N198]=&quot;&quot;;&quot;?&quot;;IF([.P198]=&quot;&quot;;&quot;新規&quot;;IF([.N198]=[.P198];&quot;&quot;;&quot;変更あり&quot;)))" office:value-type="string" office:string-value="変更あり" calcext:value-type="string">
            <text:p>変更あり</text:p>
          </table:table-cell>
          <table:table-cell table:style-name="ce20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41" table:formula="of:=IF([.P198]=&quot;&quot;;&quot;?&quot;;IF([.R198]=&quot;&quot;;&quot;新規&quot;;IF([.P198]=[.R198];&quot;&quot;;&quot;○&quot;)))" office:value-type="string" office:string-value="○" calcext:value-type="string">
            <text:p>○</text:p>
          </table:table-cell>
          <table:table-cell table:style-name="ce20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205"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205" office:value-type="string" calcext:value-type="string">
            <text:p>-</text:p>
          </table:table-cell>
          <table:table-cell table:style-name="ce214"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41" office:value-type="string" calcext:value-type="string">
            <text:p>Privacy-25（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 Hello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123" office:value-type="string" calcext:value-type="string">
            <text:p>-（Firefox 52で廃止）</text:p>
          </table:table-cell>
          <table:table-cell table:style-name="ce123"/>
          <table:table-cell table:style-name="ce123" table:formula="of:=IF([.K199]=&quot;&quot;;&quot;?&quot;;IF([.N199]=&quot;&quot;;&quot;新規&quot;;IF([.K199]=[.N199];&quot;&quot;;&quot;変更あり&quot;)))">
            <text:p/>
          </table:table-cell>
          <table:table-cell table:style-name="ce123" office:value-type="string" calcext:value-type="string">
            <text:p>-（Firefox 52で廃止）</text:p>
          </table:table-cell>
          <table:table-cell table:style-name="ce123" table:formula="of:=IF([.N199]=&quot;&quot;;&quot;?&quot;;IF([.P199]=&quot;&quot;;&quot;新規&quot;;IF([.N199]=[.P199];&quot;&quot;;&quot;変更あり&quot;)))" office:value-type="string" office:string-value="変更あり" calcext:value-type="string">
            <text:p>変更あり</text:p>
          </table:table-cell>
          <table:table-cell table:style-name="ce42" office:value-type="string" calcext:value-type="string">
            <text:p>lockPref("loop.enabled",true);</text:p>
          </table:table-cell>
          <table:table-cell table:style-name="ce41" table:formula="of:=IF([.P199]=&quot;&quot;;&quot;?&quot;;IF([.R199]=&quot;&quot;;&quot;新規&quot;;IF([.P199]=[.R199];&quot;&quot;;&quot;○&quot;)))">
            <text:p/>
          </table:table-cell>
          <table:table-cell table:number-columns-repeated="2" table:style-name="ce205" office:value-type="string" calcext:value-type="string">
            <text:p>lockPref("loop.enabled",true);</text:p>
          </table:table-cell>
          <table:table-cell table:style-name="ce205" office:value-type="string" calcext:value-type="string">
            <text:p>-</text:p>
          </table:table-cell>
          <table:table-cell table:style-name="ce214"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41" office:value-type="string" calcext:value-type="string">
            <text:p>Privacy-25（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123" office:value-type="string" calcext:value-type="string">
            <text:p>-（Firefox 52で廃止）</text:p>
          </table:table-cell>
          <table:table-cell table:style-name="ce123"/>
          <table:table-cell table:style-name="ce123" table:formula="of:=IF([.K200]=&quot;&quot;;&quot;?&quot;;IF([.N200]=&quot;&quot;;&quot;新規&quot;;IF([.K200]=[.N200];&quot;&quot;;&quot;変更あり&quot;)))">
            <text:p/>
          </table:table-cell>
          <table:table-cell table:style-name="ce123" office:value-type="string" calcext:value-type="string">
            <text:p>-（Firefox 52で廃止）</text:p>
          </table:table-cell>
          <table:table-cell table:style-name="ce123" table:formula="of:=IF([.N200]=&quot;&quot;;&quot;?&quot;;IF([.P200]=&quot;&quot;;&quot;新規&quot;;IF([.N200]=[.P200];&quot;&quot;;&quot;変更あり&quot;)))" office:value-type="string" office:string-value="変更あり" calcext:value-type="string">
            <text:p>変更あり</text:p>
          </table:table-cell>
          <table:table-cell table:style-name="ce205"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41" table:formula="of:=IF([.P200]=&quot;&quot;;&quot;?&quot;;IF([.R200]=&quot;&quot;;&quot;新規&quot;;IF([.P200]=[.R200];&quot;&quot;;&quot;○&quot;)))" office:value-type="string" office:string-value="○" calcext:value-type="string">
            <text:p>○</text:p>
          </table:table-cell>
          <table:table-cell table:style-name="ce205"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205" office:value-type="string" calcext:value-type="string">
            <text:p>lockPref("loop.enabled",false);</text:p>
          </table:table-cell>
          <table:table-cell table:style-name="ce205" office:value-type="string" calcext:value-type="string">
            <text:p>-</text:p>
          </table:table-cell>
          <table:table-cell table:style-name="ce214"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41" office:value-type="string" calcext:value-type="string">
            <text:p>Privacy-26</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32" office:value-type="string" calcext:value-type="string" table:number-columns-spanned="1" table:number-rows-spanned="2">
            <text:p>「忘れる」ボタン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01]=&quot;&quot;;&quot;?&quot;;IF([.N201]=&quot;&quot;;&quot;新規&quot;;IF([.K201]=[.N201];&quot;&quot;;&quot;変更あり&quot;)))">
            <text:p/>
          </table:table-cell>
          <table:table-cell table:style-name="ce42" office:value-type="string" calcext:value-type="string">
            <text:p>-</text:p>
          </table:table-cell>
          <table:table-cell table:style-name="ce123" table:formula="of:=IF([.N201]=&quot;&quot;;&quot;?&quot;;IF([.P201]=&quot;&quot;;&quot;新規&quot;;IF([.N201]=[.P201];&quot;&quot;;&quot;変更あり&quot;)))">
            <text:p/>
          </table:table-cell>
          <table:table-cell table:style-name="ce42" office:value-type="string" calcext:value-type="string">
            <text:p>-</text:p>
          </table:table-cell>
          <table:table-cell table:style-name="ce41" table:formula="of:=IF([.P201]=&quot;&quot;;&quot;?&quot;;IF([.R201]=&quot;&quot;;&quot;新規&quot;;IF([.P201]=[.R201];&quot;&quot;;&quot;○&quot;)))">
            <text:p/>
          </table:table-cell>
          <table:table-cell table:style-name="ce205" office:value-type="string" calcext:value-type="string">
            <text:p>-</text:p>
          </table:table-cell>
          <table:table-cell table:style-name="ce205" table:number-columns-repeated="2"/>
          <table:table-cell table:style-name="ce214"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41" office:value-type="string" calcext:value-type="string">
            <text:p>Privacy-2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4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2"/>
          <table:table-cell table:style-name="ce123" table:formula="of:=IF([.K202]=&quot;&quot;;&quot;?&quot;;IF([.N202]=&quot;&quot;;&quot;新規&quot;;IF([.K202]=[.N202];&quot;&quot;;&quot;変更あり&quot;)))">
            <text:p/>
          </table:table-cell>
          <table:table-cell table:style-name="ce4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23" table:formula="of:=IF([.N202]=&quot;&quot;;&quot;?&quot;;IF([.P202]=&quot;&quot;;&quot;新規&quot;;IF([.N202]=[.P202];&quot;&quot;;&quot;変更あり&quot;)))">
            <text:p/>
          </table:table-cell>
          <table:table-cell table:style-name="ce4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1" table:formula="of:=IF([.P202]=&quot;&quot;;&quot;?&quot;;IF([.R202]=&quot;&quot;;&quot;新規&quot;;IF([.P202]=[.R202];&quot;&quot;;&quot;○&quot;)))">
            <text:p/>
          </table:table-cell>
          <table:table-cell table:style-name="ce205"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205" table:number-columns-repeated="2"/>
          <table:table-cell table:style-name="ce214"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41" office:value-type="string" calcext:value-type="string">
            <text:p>Privacy-27</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Pocket（リーディングリスト機能）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03]=&quot;&quot;;&quot;?&quot;;IF([.N203]=&quot;&quot;;&quot;新規&quot;;IF([.K203]=[.N203];&quot;&quot;;&quot;変更あり&quot;)))">
            <text:p/>
          </table:table-cell>
          <table:table-cell table:style-name="ce42" office:value-type="string" calcext:value-type="string">
            <text:p>-</text:p>
          </table:table-cell>
          <table:table-cell table:style-name="ce123" table:formula="of:=IF([.N203]=&quot;&quot;;&quot;?&quot;;IF([.P203]=&quot;&quot;;&quot;新規&quot;;IF([.N203]=[.P203];&quot;&quot;;&quot;変更あり&quot;)))">
            <text:p/>
          </table:table-cell>
          <table:table-cell table:style-name="ce42" office:value-type="string" calcext:value-type="string">
            <text:p>-</text:p>
          </table:table-cell>
          <table:table-cell table:style-name="ce41" table:formula="of:=IF([.P203]=&quot;&quot;;&quot;?&quot;;IF([.R203]=&quot;&quot;;&quot;新規&quot;;IF([.P203]=[.R203];&quot;&quot;;&quot;○&quot;)))">
            <text:p/>
          </table:table-cell>
          <table:table-cell table:style-name="ce205" office:value-type="string" calcext:value-type="string">
            <text:p>-</text:p>
          </table:table-cell>
          <table:table-cell table:style-name="ce205" table:number-columns-repeated="2"/>
          <table:table-cell table:style-name="ce214"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41" office:value-type="string" calcext:value-type="string">
            <text:p>Privacy-2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147" office:value-type="string" calcext:value-type="string">
            <text:p><text:span text:style-name="T2">MCD:</text:span></text:p>
            <text:p><text:span text:style-name="T11">lockPref("extensions.pocket.enabled", false);</text:span></text:p>
            <text:p><text:span text:style-name="T11">lockPref("extensions.pocket.api", "");</text:span></text:p>
            <text:p><text:span text:style-name="T11">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47" office:value-type="string" calcext:value-type="string">
            <text:p><text:span text:style-name="T26">[20180213:藤本]</text:span></text:p>
            <text:p><text:span text:style-name="T26">次の設定値とボタンはFirefox55で削除済みです</text:span></text:p>
            <text:p><text:span text:style-name="T26">See: https://bugzilla.mozilla.org/show_bug.cgi?id=1352501</text:span></text:p>
            <text:p/>
            <text:p><text:span text:style-name="T26">    lockPref("browser.reader.detectedFirstArticle", true);</text:span></text:p>
            <text:p/>
            <text:p><text:span text:style-name="T26">    @-moz-document url-prefix("about:reader") {</text:span></text:p>
            <text:p><text:span text:style-name="T26">      *|*#pocket-button {</text:span></text:p>
            <text:p><text:span text:style-name="T26">        display: none !important;</text:span></text:p>
            <text:p><text:span text:style-name="T26">        -moz-user-focus: ignore !important;</text:span></text:p>
            <text:p><text:span text:style-name="T26">      }</text:span></text:p>
            <text:p><text:span text:style-name="T26">    }</text:span></text:p>
            <text:p/>
            <text:p><text:span text:style-name="T26">#menu_pocket,#menu_pocketSeparator,#BMB_pocket,#BMB_pocketSeparator,はFirefox 57で削除済み</text:span></text:p>
          </table:table-cell>
          <table:table-cell table:style-name="ce123" table:formula="of:=IF([.K204]=&quot;&quot;;&quot;?&quot;;IF([.N204]=&quot;&quot;;&quot;新規&quot;;IF([.K204]=[.N204];&quot;&quot;;&quot;変更あり&quot;)))" office:value-type="string" office:string-value="変更あり" calcext:value-type="string">
            <text:p>変更あり</text:p>
          </table:table-cell>
          <table:table-cell table:style-name="ce147" office:value-type="string" calcext:value-type="string">
            <text:p><text:span text:style-name="T2">MCD:</text:span></text:p>
            <text:p><text:span text:style-name="T2">lockPref("browser.reader.detectedFirstArticle", true);</text:span></text:p>
            <text:p><text:span text:style-name="T11">lockPref("extensions.pocket.enabled", false);</text:span></text:p>
            <text:p><text:span text:style-name="T11">lockPref("extensions.pocket.api", "");</text:span></text:p>
            <text:p><text:span text:style-name="T11">lockPref("extensions.pocket.site", "");</text:span></text:p>
            <text:p><text:span text:style-name="T11">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23" table:formula="of:=IF([.N204]=&quot;&quot;;&quot;?&quot;;IF([.P204]=&quot;&quot;;&quot;新規&quot;;IF([.N204]=[.P204];&quot;&quot;;&quot;変更あり&quot;)))" office:value-type="string" office:string-value="変更あり" calcext:value-type="string">
            <text:p>変更あり</text:p>
          </table:table-cell>
          <table:table-cell table:style-name="ce147"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1">lockPref("browser.pocket.enabled", false);</text:span></text:p>
            <text:p><text:span text:style-name="T11">lockPref("browser.pocket.api", "");</text:span></text:p>
            <text:p><text:span text:style-name="T11">lockPref("browser.pocket.site", "");</text:span></text:p>
            <text:p><text:span text:style-name="T11">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41" table:formula="of:=IF([.P204]=&quot;&quot;;&quot;?&quot;;IF([.R204]=&quot;&quot;;&quot;新規&quot;;IF([.P204]=[.R204];&quot;&quot;;&quot;○&quot;)))" office:value-type="string" office:string-value="○" calcext:value-type="string">
            <text:p>○</text:p>
          </table:table-cell>
          <table:table-cell table:style-name="ce205"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205" table:number-columns-repeated="2"/>
          <table:table-cell table:style-name="ce214"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41" office:value-type="string" calcext:value-type="string">
            <text:p>Privacy-28（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その他、プライバシー情報に関わる一切の機能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123" office:value-type="string" calcext:value-type="string">
            <text:p>Security-15に統合</text:p>
          </table:table-cell>
          <table:table-cell table:style-name="ce123"/>
          <table:table-cell table:style-name="ce123" table:formula="of:=IF([.K205]=&quot;&quot;;&quot;?&quot;;IF([.N205]=&quot;&quot;;&quot;新規&quot;;IF([.K205]=[.N205];&quot;&quot;;&quot;変更あり&quot;)))">
            <text:p/>
          </table:table-cell>
          <table:table-cell table:style-name="ce123" office:value-type="string" calcext:value-type="string">
            <text:p>Security-15に統合</text:p>
          </table:table-cell>
          <table:table-cell table:style-name="ce123" table:formula="of:=IF([.N205]=&quot;&quot;;&quot;?&quot;;IF([.P205]=&quot;&quot;;&quot;新規&quot;;IF([.N205]=[.P205];&quot;&quot;;&quot;変更あり&quot;)))" office:value-type="string" office:string-value="変更あり" calcext:value-type="string">
            <text:p>変更あり</text:p>
          </table:table-cell>
          <table:table-cell table:style-name="ce205" office:value-type="string" calcext:value-type="string">
            <text:p>-</text:p>
          </table:table-cell>
          <table:table-cell table:style-name="ce41" table:formula="of:=IF([.P205]=&quot;&quot;;&quot;?&quot;;IF([.R205]=&quot;&quot;;&quot;新規&quot;;IF([.P205]=[.R205];&quot;&quot;;&quot;○&quot;)))">
            <text:p/>
          </table:table-cell>
          <table:table-cell table:style-name="ce205" office:value-type="string" calcext:value-type="string">
            <text:p>-</text:p>
          </table:table-cell>
          <table:table-cell table:style-name="ce205" table:number-columns-repeated="2"/>
          <table:table-cell table:style-name="ce214"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41" office:value-type="string" calcext:value-type="string">
            <text:p>Privacy-28（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123" office:value-type="string" calcext:value-type="string">
            <text:p>Security-15に統合</text:p>
          </table:table-cell>
          <table:table-cell table:style-name="ce123"/>
          <table:table-cell table:style-name="ce123" table:formula="of:=IF([.K206]=&quot;&quot;;&quot;?&quot;;IF([.N206]=&quot;&quot;;&quot;新規&quot;;IF([.K206]=[.N206];&quot;&quot;;&quot;変更あり&quot;)))">
            <text:p/>
          </table:table-cell>
          <table:table-cell table:style-name="ce123" office:value-type="string" calcext:value-type="string">
            <text:p>Security-15に統合</text:p>
          </table:table-cell>
          <table:table-cell table:style-name="ce123" table:formula="of:=IF([.N206]=&quot;&quot;;&quot;?&quot;;IF([.P206]=&quot;&quot;;&quot;新規&quot;;IF([.N206]=[.P206];&quot;&quot;;&quot;変更あり&quot;)))" office:value-type="string" office:string-value="変更あり" calcext:value-type="string">
            <text:p>変更あり</text:p>
          </table:table-cell>
          <table:table-cell table:style-name="ce123"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41" table:formula="of:=IF([.P206]=&quot;&quot;;&quot;?&quot;;IF([.R206]=&quot;&quot;;&quot;新規&quot;;IF([.P206]=[.R206];&quot;&quot;;&quot;○&quot;)))" office:value-type="string" office:string-value="○" calcext:value-type="string">
            <text:p>○</text:p>
          </table:table-cell>
          <table:table-cell table:style-name="ce205"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205" table:number-columns-repeated="2"/>
          <table:table-cell table:style-name="ce214"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41" office:value-type="string" calcext:value-type="string">
            <text:p>Privacy-29</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履歴・ブックマーク用データベースの自動最適化</text:p>
          </table:table-cell>
          <table:table-cell table:style-name="ce15" office:value-type="string" calcext:value-type="string" table:number-columns-spanned="1" table:number-rows-spanned="2">
            <text:p>-</text:p>
          </table:table-cell>
          <table:table-cell table:style-name="ce41" office:value-type="string" calcext:value-type="string">
            <text:p>1週間に1回、最低限の最適化のみ行う（既定）</text:p>
          </table:table-cell>
          <table:table-cell table:number-columns-repeated="2" table:style-name="ce41" office:value-type="string" calcext:value-type="string">
            <text:p>-</text:p>
          </table:table-cell>
          <table:table-cell table:style-name="ce41"/>
          <table:table-cell table:style-name="ce123" table:formula="of:=IF([.K207]=&quot;&quot;;&quot;?&quot;;IF([.N207]=&quot;&quot;;&quot;新規&quot;;IF([.K207]=[.N207];&quot;&quot;;&quot;変更あり&quot;)))">
            <text:p/>
          </table:table-cell>
          <table:table-cell table:style-name="ce41" office:value-type="string" calcext:value-type="string">
            <text:p>-</text:p>
          </table:table-cell>
          <table:table-cell table:style-name="ce123" table:formula="of:=IF([.N207]=&quot;&quot;;&quot;?&quot;;IF([.P207]=&quot;&quot;;&quot;新規&quot;;IF([.N207]=[.P207];&quot;&quot;;&quot;変更あり&quot;)))">
            <text:p/>
          </table:table-cell>
          <table:table-cell table:style-name="ce205" office:value-type="string" calcext:value-type="string">
            <text:p>-</text:p>
          </table:table-cell>
          <table:table-cell table:style-name="ce41" table:formula="of:=IF([.P207]=&quot;&quot;;&quot;?&quot;;IF([.R207]=&quot;&quot;;&quot;新規&quot;;IF([.P207]=[.R207];&quot;&quot;;&quot;○&quot;)))">
            <text:p/>
          </table:table-cell>
          <table:table-cell table:style-name="ce205" office:value-type="string" calcext:value-type="string">
            <text:p>-</text:p>
          </table:table-cell>
          <table:table-cell table:style-name="ce205" table:number-columns-repeated="2"/>
          <table:table-cell table:style-name="ce214"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41" office:value-type="string" calcext:value-type="string">
            <text:p>Privacy-29</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1週間に1回、VACUUMも含めて行う（</text:p>
          </table:table-cell>
          <table:table-cell table:style-name="ce41" office:value-type="string" calcext:value-type="string">
            <text:p>アドオン「Places Auto Vacuum On Idle」互換スクリプトを導入する。</text:p>
          </table:table-cell>
          <table:table-cell table:style-name="ce41"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1"/>
          <table:table-cell table:style-name="ce123" table:formula="of:=IF([.K208]=&quot;&quot;;&quot;?&quot;;IF([.N208]=&quot;&quot;;&quot;新規&quot;;IF([.K208]=[.N208];&quot;&quot;;&quot;変更あり&quot;)))" office:value-type="string" office:string-value="変更あり" calcext:value-type="string">
            <text:p>変更あり</text:p>
          </table:table-cell>
          <table:table-cell table:style-name="ce41" office:value-type="string" calcext:value-type="string">
            <text:p>-</text:p>
          </table:table-cell>
          <table:table-cell table:style-name="ce123" table:formula="of:=IF([.N208]=&quot;&quot;;&quot;?&quot;;IF([.P208]=&quot;&quot;;&quot;新規&quot;;IF([.N208]=[.P208];&quot;&quot;;&quot;変更あり&quot;)))">
            <text:p/>
          </table:table-cell>
          <table:table-cell table:style-name="ce205" office:value-type="string" calcext:value-type="string">
            <text:p>-</text:p>
          </table:table-cell>
          <table:table-cell table:style-name="ce41" table:formula="of:=IF([.P208]=&quot;&quot;;&quot;?&quot;;IF([.R208]=&quot;&quot;;&quot;新規&quot;;IF([.P208]=[.R208];&quot;&quot;;&quot;○&quot;)))">
            <text:p/>
          </table:table-cell>
          <table:table-cell table:style-name="ce205" office:value-type="string" calcext:value-type="string">
            <text:p>-</text:p>
          </table:table-cell>
          <table:table-cell table:style-name="ce205" table:number-columns-repeated="2"/>
          <table:table-cell table:style-name="ce214"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41" office:value-type="string" calcext:value-type="string">
            <text:p>Privacy-30</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イバシー</text:p>
          </table:table-cell>
          <table:table-cell table:style-name="ce17" office:value-type="string" calcext:value-type="string" table:number-columns-spanned="1" table:number-rows-spanned="3">
            <text:p>ディスクキャッシュの最大サイズ制限</text:p>
          </table:table-cell>
          <table:table-cell table:style-name="ce17" office:value-type="string" calcext:value-type="string" table:number-columns-spanned="1" table:number-rows-spanned="3">
            <text:p>-</text:p>
          </table:table-cell>
          <table:table-cell table:style-name="ce41" office:value-type="string" calcext:value-type="string">
            <text:p>制限しない（既定）</text:p>
          </table:table-cell>
          <table:table-cell table:style-name="ce41" office:value-type="string" calcext:value-type="string">
            <text:p>MCDで設定を反映する</text:p>
          </table:table-cell>
          <table:table-cell table:style-name="ce41" office:value-type="string" calcext:value-type="string">
            <text:p>lockPref("browser.cache.disk.smart_size.enabled", true);</text:p>
          </table:table-cell>
          <table:table-cell table:style-name="ce41"/>
          <table:table-cell table:style-name="ce123" table:formula="of:=IF([.K209]=&quot;&quot;;&quot;?&quot;;IF([.N209]=&quot;&quot;;&quot;新規&quot;;IF([.K209]=[.N209];&quot;&quot;;&quot;変更あり&quot;)))">
            <text:p/>
          </table:table-cell>
          <table:table-cell table:style-name="ce41" office:value-type="string" calcext:value-type="string">
            <text:p>lockPref("browser.cache.disk.smart_size.enabled", true);</text:p>
          </table:table-cell>
          <table:table-cell table:style-name="ce123" table:formula="of:=IF([.N209]=&quot;&quot;;&quot;?&quot;;IF([.P209]=&quot;&quot;;&quot;新規&quot;;IF([.N209]=[.P209];&quot;&quot;;&quot;変更あり&quot;)))">
            <text:p/>
          </table:table-cell>
          <table:table-cell table:style-name="ce205" office:value-type="string" calcext:value-type="string">
            <text:p>lockPref("browser.cache.disk.smart_size.enabled", true);</text:p>
          </table:table-cell>
          <table:table-cell table:style-name="ce41" table:formula="of:=IF([.P209]=&quot;&quot;;&quot;?&quot;;IF([.R209]=&quot;&quot;;&quot;新規&quot;;IF([.P209]=[.R209];&quot;&quot;;&quot;○&quot;)))">
            <text:p/>
          </table:table-cell>
          <table:table-cell table:style-name="ce205" office:value-type="string" calcext:value-type="string">
            <text:p>lockPref("browser.cache.disk.smart_size.enabled", true);</text:p>
          </table:table-cell>
          <table:table-cell table:style-name="ce205" table:number-columns-repeated="2"/>
          <table:table-cell table:style-name="ce214"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41" office:value-type="string" calcext:value-type="string">
            <text:p>Privacy-30</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制限する</text:p>
          </table:table-cell>
          <table:table-cell table:style-name="ce41" office:value-type="string" calcext:value-type="string">
            <text:p>MCDで設定を反映する</text:p>
          </table:table-cell>
          <table:table-cell table:style-name="ce41" office:value-type="string" calcext:value-type="string">
            <text:p>lockPref("browser.cache.disk.smart_size.enabled", false);</text:p>
            <text:p>lockPref("browser.cache.disk.capacity", サイズ（KB）);</text:p>
          </table:table-cell>
          <table:table-cell table:style-name="ce41"/>
          <table:table-cell table:style-name="ce123" table:formula="of:=IF([.K210]=&quot;&quot;;&quot;?&quot;;IF([.N210]=&quot;&quot;;&quot;新規&quot;;IF([.K210]=[.N210];&quot;&quot;;&quot;変更あり&quot;)))">
            <text:p/>
          </table:table-cell>
          <table:table-cell table:style-name="ce41" office:value-type="string" calcext:value-type="string">
            <text:p>lockPref("browser.cache.disk.smart_size.enabled", false);</text:p>
            <text:p>lockPref("browser.cache.disk.capacity", サイズ（KB）);</text:p>
          </table:table-cell>
          <table:table-cell table:style-name="ce123" table:formula="of:=IF([.N210]=&quot;&quot;;&quot;?&quot;;IF([.P210]=&quot;&quot;;&quot;新規&quot;;IF([.N210]=[.P210];&quot;&quot;;&quot;変更あり&quot;)))">
            <text:p/>
          </table:table-cell>
          <table:table-cell table:style-name="ce205" office:value-type="string" calcext:value-type="string">
            <text:p>lockPref("browser.cache.disk.smart_size.enabled", false);</text:p>
            <text:p>lockPref("browser.cache.disk.capacity", サイズ（KB）);</text:p>
          </table:table-cell>
          <table:table-cell table:style-name="ce41" table:formula="of:=IF([.P210]=&quot;&quot;;&quot;?&quot;;IF([.R210]=&quot;&quot;;&quot;新規&quot;;IF([.P210]=[.R210];&quot;&quot;;&quot;○&quot;)))">
            <text:p/>
          </table:table-cell>
          <table:table-cell table:style-name="ce205" office:value-type="string" calcext:value-type="string">
            <text:p>lockPref("browser.cache.disk.smart_size.enabled", false);</text:p>
            <text:p>lockPref("browser.cache.disk.capacity", サイズ（KB）);</text:p>
          </table:table-cell>
          <table:table-cell table:style-name="ce205" table:number-columns-repeated="2"/>
          <table:table-cell table:style-name="ce214"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41" office:value-type="string" calcext:value-type="string">
            <text:p>Privacy-30</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ディスクキャッシュを使用しない</text:p>
          </table:table-cell>
          <table:table-cell table:style-name="ce41" office:value-type="string" calcext:value-type="string">
            <text:p>MCDで設定を反映する</text:p>
          </table:table-cell>
          <table:table-cell table:style-name="ce156" office:value-type="string" calcext:value-type="string">
            <text:p>lockPref("browser.cache.disk.enable", false); lockPref("browser.cache.disk.smart_size.enabled", false); lockPref("browser.cache.disk.capacity", 0); lockPref("browser.cache.disk.max_entry_size", 0);</text:p>
          </table:table-cell>
          <table:table-cell table:style-name="ce156"/>
          <table:table-cell table:style-name="ce123" table:formula="of:=IF([.K211]=&quot;&quot;;&quot;?&quot;;IF([.N211]=&quot;&quot;;&quot;新規&quot;;IF([.K211]=[.N211];&quot;&quot;;&quot;変更あり&quot;)))">
            <text:p/>
          </table:table-cell>
          <table:table-cell table:style-name="ce156" office:value-type="string" calcext:value-type="string">
            <text:p>lockPref("browser.cache.disk.enable", false); lockPref("browser.cache.disk.smart_size.enabled", false); lockPref("browser.cache.disk.capacity", 0); lockPref("browser.cache.disk.max_entry_size", 0);</text:p>
          </table:table-cell>
          <table:table-cell table:style-name="ce123" table:formula="of:=IF([.N211]=&quot;&quot;;&quot;?&quot;;IF([.P211]=&quot;&quot;;&quot;新規&quot;;IF([.N211]=[.P211];&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214"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41" office:value-type="string" calcext:value-type="string">
            <text:p>Privacy-31(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Firefoxのユーザー評価の送信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12]=&quot;&quot;;&quot;?&quot;;IF([.N212]=&quot;&quot;;&quot;新規&quot;;IF([.K212]=[.N212];&quot;&quot;;&quot;変更あり&quot;)))">
            <text:p/>
          </table:table-cell>
          <table:table-cell table:style-name="ce133" office:value-type="string" calcext:value-type="string">
            <text:p>-</text:p>
          </table:table-cell>
          <table:table-cell table:style-name="ce123" table:formula="of:=IF([.N212]=&quot;&quot;;&quot;?&quot;;IF([.P212]=&quot;&quot;;&quot;新規&quot;;IF([.N212]=[.P212];&quot;&quot;;&quot;変更あり&quot;)))">
            <text:p/>
          </table:table-cell>
          <table:table-cell table:style-name="ce133" office:value-type="string" calcext:value-type="string">
            <text:p>-</text:p>
          </table:table-cell>
          <table:table-cell table:style-name="ce41" table:formula="of:=IF([.P212]=&quot;&quot;;&quot;?&quot;;IF([.R212]=&quot;&quot;;&quot;新規&quot;;IF([.P212]=[.R212];&quot;&quot;;&quot;○&quot;)))">
            <text:p/>
          </table:table-cell>
          <table:table-cell table:number-columns-repeated="2" table:style-name="ce205" office:value-type="string" calcext:value-type="string">
            <text:p>-</text:p>
          </table:table-cell>
          <table:table-cell table:style-name="ce205"/>
          <table:table-cell table:style-name="ce214"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26" office:value-type="string" calcext:value-type="string">
            <text:p>Privacy-31(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133" office:value-type="string" calcext:value-type="string">
            <text:p>lockPref("browser.selfsupport.enabled", false);</text:p>
            <text:p><text:span text:style-name="T15">lockPref("browser.selfsupport.url", "");</text:span></text:p>
          </table:table-cell>
          <table:table-cell table:style-name="ce133"/>
          <table:table-cell table:style-name="ce123" table:formula="of:=IF([.K213]=&quot;&quot;;&quot;?&quot;;IF([.N213]=&quot;&quot;;&quot;新規&quot;;IF([.K213]=[.N213];&quot;&quot;;&quot;変更あり&quot;)))" office:value-type="string" office:string-value="変更あり" calcext:value-type="string">
            <text:p>変更あり</text:p>
          </table:table-cell>
          <table:table-cell table:style-name="ce133" office:value-type="string" calcext:value-type="string">
            <text:p>lockPref("browser.selfsupport.enabled", false);</text:p>
            <text:p><text:span text:style-name="T15">lockPref("browser.selfsupport.url", "");</text:span></text:p>
            <text:p/>
            <text:p><text:span text:style-name="T15">[</text:span><text:span text:style-name="T30">20180214:藤本]</text:span></text:p>
            <text:p><text:span text:style-name="T31">旧selfsupport機能はFirefox 55でShieldに移行済みなので、</text:span></text:p>
            <text:p><text:span text:style-name="T31">この設定は不要のはずです。</text:span></text:p>
            <text:p/>
            <text:p><text:span text:style-name="T31">https://bugzilla.mozilla.org/show_bug.cgi?id=1361578</text:span></text:p>
            <text:p/>
          </table:table-cell>
          <table:table-cell table:style-name="ce123" table:formula="of:=IF([.N213]=&quot;&quot;;&quot;?&quot;;IF([.P213]=&quot;&quot;;&quot;新規&quot;;IF([.N213]=[.P213];&quot;&quot;;&quot;変更あり&quot;)))" office:value-type="string" office:string-value="変更あり" calcext:value-type="string">
            <text:p>変更あり</text:p>
          </table:table-cell>
          <table:table-cell table:style-name="ce133" office:value-type="string" calcext:value-type="string">
            <text:p>lockPref("browser.selfsupport.url", "");</text:p>
          </table:table-cell>
          <table:table-cell table:style-name="ce41" table:formula="of:=IF([.P213]=&quot;&quot;;&quot;?&quot;;IF([.R213]=&quot;&quot;;&quot;新規&quot;;IF([.P213]=[.R213];&quot;&quot;;&quot;○&quot;)))">
            <text:p/>
          </table:table-cell>
          <table:table-cell table:number-columns-repeated="2" table:style-name="ce205" office:value-type="string" calcext:value-type="string">
            <text:p>lockPref("browser.selfsupport.url", "");</text:p>
          </table:table-cell>
          <table:table-cell table:style-name="ce205"/>
          <table:table-cell table:style-name="ce214"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41" office:value-type="string" calcext:value-type="string">
            <text:p>Privacy-32</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イバシー</text:p>
          </table:table-cell>
          <table:table-cell table:style-name="ce15" office:value-type="string" calcext:value-type="string" table:number-columns-spanned="1" table:number-rows-spanned="2">
            <text:p>リンクのhoverによるリンク先の先読み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defaultPref("network.http.speculative-parallel-limit", 6);</text:p>
          </table:table-cell>
          <table:table-cell table:style-name="ce41"/>
          <table:table-cell table:style-name="ce123" table:formula="of:=IF([.K214]=&quot;&quot;;&quot;?&quot;;IF([.N214]=&quot;&quot;;&quot;新規&quot;;IF([.K214]=[.N214];&quot;&quot;;&quot;変更あり&quot;)))">
            <text:p/>
          </table:table-cell>
          <table:table-cell table:style-name="ce41" office:value-type="string" calcext:value-type="string">
            <text:p>defaultPref("network.http.speculative-parallel-limit", 6);</text:p>
          </table:table-cell>
          <table:table-cell table:style-name="ce123" table:formula="of:=IF([.N214]=&quot;&quot;;&quot;?&quot;;IF([.P214]=&quot;&quot;;&quot;新規&quot;;IF([.N214]=[.P214];&quot;&quot;;&quot;変更あり&quot;)))">
            <text:p/>
          </table:table-cell>
          <table:table-cell table:style-name="ce205" office:value-type="string" calcext:value-type="string">
            <text:p>defaultPref("network.http.speculative-parallel-limit", 6);</text:p>
          </table:table-cell>
          <table:table-cell table:style-name="ce41" table:formula="of:=IF([.P214]=&quot;&quot;;&quot;?&quot;;IF([.R214]=&quot;&quot;;&quot;新規&quot;;IF([.P214]=[.R214];&quot;&quot;;&quot;○&quot;)))">
            <text:p/>
          </table:table-cell>
          <table:table-cell table:style-name="ce205" office:value-type="string" calcext:value-type="string">
            <text:p>defaultPref("network.http.speculative-parallel-limit", 6);</text:p>
          </table:table-cell>
          <table:table-cell table:style-name="ce205" table:number-columns-repeated="2"/>
          <table:table-cell table:style-name="ce214"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41" office:value-type="string" calcext:value-type="string">
            <text:p>Privacy-3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network.http.speculative-parallel-limit", 0);</text:p>
          </table:table-cell>
          <table:table-cell table:style-name="ce41"/>
          <table:table-cell table:style-name="ce123" table:formula="of:=IF([.K215]=&quot;&quot;;&quot;?&quot;;IF([.N215]=&quot;&quot;;&quot;新規&quot;;IF([.K215]=[.N215];&quot;&quot;;&quot;変更あり&quot;)))">
            <text:p/>
          </table:table-cell>
          <table:table-cell table:style-name="ce41" office:value-type="string" calcext:value-type="string">
            <text:p>lockPref("network.http.speculative-parallel-limit", 0);</text:p>
          </table:table-cell>
          <table:table-cell table:style-name="ce123" table:formula="of:=IF([.N215]=&quot;&quot;;&quot;?&quot;;IF([.P215]=&quot;&quot;;&quot;新規&quot;;IF([.N215]=[.P215];&quot;&quot;;&quot;変更あり&quot;)))">
            <text:p/>
          </table:table-cell>
          <table:table-cell table:style-name="ce205" office:value-type="string" calcext:value-type="string">
            <text:p>lockPref("network.http.speculative-parallel-limit", 0);</text:p>
          </table:table-cell>
          <table:table-cell table:style-name="ce41" table:formula="of:=IF([.P215]=&quot;&quot;;&quot;?&quot;;IF([.R215]=&quot;&quot;;&quot;新規&quot;;IF([.P215]=[.R215];&quot;&quot;;&quot;○&quot;)))">
            <text:p/>
          </table:table-cell>
          <table:table-cell table:style-name="ce205" office:value-type="string" calcext:value-type="string">
            <text:p>lockPref("network.http.speculative-parallel-limit", 0);</text:p>
          </table:table-cell>
          <table:table-cell table:style-name="ce205" table:number-columns-repeated="2"/>
          <table:table-cell table:style-name="ce214"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42" office:value-type="string" calcext:value-type="string">
            <text:p>Privacy-33</text:p>
          </table:table-cell>
          <table:table-cell table:style-name="ce42" office:value-type="float" office:value="1" calcext:value-type="float">
            <text:p>1</text:p>
          </table:table-cell>
          <table:table-cell table:style-name="ce21" office:value-type="string" calcext:value-type="string" table:number-columns-spanned="1" table:number-rows-spanned="3">
            <text:p>プライバシー</text:p>
          </table:table-cell>
          <table:table-cell table:style-name="ce33" office:value-type="string" calcext:value-type="string" table:number-columns-spanned="1" table:number-rows-spanned="3">
            <text:p>Webサービスによる行動履歴の収集（トラッキング）の遮断の可否</text:p>
          </table:table-cell>
          <table:table-cell table:style-name="ce21" office:value-type="string" calcext:value-type="string" table:number-columns-spanned="1" table:number-rows-spanned="3">
            <text:p>-</text:p>
          </table:table-cell>
          <table:table-cell table:style-name="ce42" office:value-type="string" calcext:value-type="string">
            <text:p>ブロックリストを取得して、プライベートブラウジング時のみトラッキングを遮断する（既定）</text:p>
          </table:table-cell>
          <table:table-cell table:style-name="ce42" office:value-type="string" calcext:value-type="string">
            <text:p>-</text:p>
          </table:table-cell>
          <table:table-cell table:style-name="ce133" office:value-type="string" calcext:value-type="string">
            <text:p>-</text:p>
          </table:table-cell>
          <table:table-cell table:style-name="ce133"/>
          <table:table-cell table:style-name="ce123" table:formula="of:=IF([.K216]=&quot;&quot;;&quot;?&quot;;IF([.N216]=&quot;&quot;;&quot;新規&quot;;IF([.K216]=[.N216];&quot;&quot;;&quot;変更あり&quot;)))">
            <text:p/>
          </table:table-cell>
          <table:table-cell table:style-name="ce133" office:value-type="string" calcext:value-type="string">
            <text:p>-</text:p>
          </table:table-cell>
          <table:table-cell table:style-name="ce123" table:formula="of:=IF([.N216]=&quot;&quot;;&quot;?&quot;;IF([.P216]=&quot;&quot;;&quot;新規&quot;;IF([.N216]=[.P216];&quot;&quot;;&quot;変更あり&quot;)))">
            <text:p/>
          </table:table-cell>
          <table:table-cell table:style-name="ce133" office:value-type="string" calcext:value-type="string">
            <text:p>-</text:p>
          </table:table-cell>
          <table:table-cell table:style-name="ce41" table:formula="of:=IF([.P216]=&quot;&quot;;&quot;?&quot;;IF([.R216]=&quot;&quot;;&quot;新規&quot;;IF([.P216]=[.R216];&quot;&quot;;&quot;○&quot;)))" office:value-type="string" office:string-value="新規" calcext:value-type="string">
            <text:p>新規</text:p>
          </table:table-cell>
          <table:table-cell table:style-name="ce205" table:number-columns-repeated="3"/>
          <table:table-cell table:style-name="ce214"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42" office:value-type="string" calcext:value-type="string">
            <text:p>Privacy-33</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ブロックリストを取得して、トラッキングを常に遮断する</text:p>
          </table:table-cell>
          <table:table-cell table:style-name="ce134" office:value-type="string" calcext:value-type="string">
            <text:p>1. MCDで設定を反映する</text:p>
            <text:p>2.アドオン「globalChrome.css」互換のスクリプトを導入する</text:p>
            <text:p>3. globalChrome.cssで設定を反映する</text:p>
          </table:table-cell>
          <table:table-cell table:style-name="ce133"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93" office:value-type="string" calcext:value-type="string">
            <text:p><text:span text:style-name="T27">[20180214:藤本]</text:span></text:p>
            <text:p><text:span text:style-name="T27">globalChrome.cssの対象要素変更済み (#trackingprotectionpbmbox → #trackingGroup)</text:span></text:p>
          </table:table-cell>
          <table:table-cell table:style-name="ce123" table:formula="of:=IF([.K217]=&quot;&quot;;&quot;?&quot;;IF([.N217]=&quot;&quot;;&quot;新規&quot;;IF([.K217]=[.N217];&quot;&quot;;&quot;変更あり&quot;)))" office:value-type="string" office:string-value="変更あり" calcext:value-type="string">
            <text:p>変更あり</text:p>
          </table:table-cell>
          <table:table-cell table:style-name="ce133"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ext:span><text:span text:style-name="T32">#trackingGroup</text:span><text:span text:style-name="T16"> {</text:span></text:p>
            <text:p><text:span text:style-name="T16">    visibility: collapse !important;</text:span></text:p>
            <text:p><text:span text:style-name="T16">    -moz-user-focus: ignore !important;</text:span></text:p>
            <text:p><text:span text:style-name="T16">  }</text:span></text:p>
            <text:p><text:span text:style-name="T16">}</text:span></text:p>
            <text:p/>
          </table:table-cell>
          <table:table-cell table:style-name="ce123" table:formula="of:=IF([.N217]=&quot;&quot;;&quot;?&quot;;IF([.P217]=&quot;&quot;;&quot;新規&quot;;IF([.N217]=[.P217];&quot;&quot;;&quot;変更あり&quot;)))" office:value-type="string" office:string-value="変更あり" calcext:value-type="string">
            <text:p>変更あり</text:p>
          </table:table-cell>
          <table:table-cell table:style-name="ce133" office:value-type="string" calcext:value-type="string">
            <text:p>lockPref("privacy.trackingprotection.enabled", true);</text:p>
            <text:p>lockPref("privacy.trackingprotection.pbmode.enabled", true);</text:p>
          </table:table-cell>
          <table:table-cell table:style-name="ce41" table:formula="of:=IF([.P217]=&quot;&quot;;&quot;?&quot;;IF([.R217]=&quot;&quot;;&quot;新規&quot;;IF([.P217]=[.R217];&quot;&quot;;&quot;○&quot;)))" office:value-type="string" office:string-value="新規" calcext:value-type="string">
            <text:p>新規</text:p>
          </table:table-cell>
          <table:table-cell table:style-name="ce205" table:number-columns-repeated="3"/>
          <table:table-cell table:style-name="ce214"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42" office:value-type="string" calcext:value-type="string">
            <text:p>Privacy-33</text:p>
          </table:table-cell>
          <table:table-cell table:style-name="ce42" office:value-type="float" office:value="3" calcext:value-type="float">
            <text:p>3</text:p>
          </table:table-cell>
          <table:covered-table-cell table:style-name="ce19"/>
          <table:covered-table-cell table:style-name="ce34"/>
          <table:covered-table-cell table:style-name="ce19"/>
          <table:table-cell table:style-name="ce42" office:value-type="string" calcext:value-type="string">
            <text:p>ブロックリストを取得せず、トラッキングを遮断しない</text:p>
          </table:table-cell>
          <table:table-cell table:style-name="ce134" office:value-type="string" calcext:value-type="string">
            <text:p>1. MCDで設定を反映する</text:p>
            <text:p>2.アドオン「globalChrome.css」互換のスクリプトを導入する</text:p>
            <text:p>3. globalChrome.cssで設定を反映する</text:p>
          </table:table-cell>
          <table:table-cell table:style-name="ce134"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34"/>
          <table:table-cell table:style-name="ce123" table:formula="of:=IF([.K218]=&quot;&quot;;&quot;?&quot;;IF([.N218]=&quot;&quot;;&quot;新規&quot;;IF([.K218]=[.N218];&quot;&quot;;&quot;変更あり&quot;)))">
            <text:p/>
          </table:table-cell>
          <table:table-cell table:style-name="ce134"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23" table:formula="of:=IF([.N218]=&quot;&quot;;&quot;?&quot;;IF([.P218]=&quot;&quot;;&quot;新規&quot;;IF([.N218]=[.P218];&quot;&quot;;&quot;変更あり&quot;)))" office:value-type="string" office:string-value="変更あり" calcext:value-type="string">
            <text:p>変更あり</text:p>
          </table:table-cell>
          <table:table-cell table:style-name="ce134"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41" table:formula="of:=IF([.P218]=&quot;&quot;;&quot;?&quot;;IF([.R218]=&quot;&quot;;&quot;新規&quot;;IF([.P218]=[.R218];&quot;&quot;;&quot;○&quot;)))" office:value-type="string" office:string-value="新規" calcext:value-type="string">
            <text:p>新規</text:p>
          </table:table-cell>
          <table:table-cell table:style-name="ce205" table:number-columns-repeated="3"/>
          <table:table-cell table:style-name="ce214"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42" office:value-type="string" calcext:value-type="string">
            <text:p>Privacy-34</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フォームへのユーザー入力値のセッション情報への保存の可否</text:p>
          </table:table-cell>
          <table:table-cell table:style-name="ce18" office:value-type="string" calcext:value-type="string" table:number-columns-spanned="1" table:number-rows-spanned="2">
            <text:p>-</text:p>
          </table:table-cell>
          <table:table-cell table:style-name="ce42" office:value-type="string" calcext:value-type="string">
            <text:p>許可する（既定）</text:p>
          </table:table-cell>
          <table:table-cell table:style-name="ce42"/>
          <table:table-cell table:style-name="ce133" office:value-type="string" calcext:value-type="string">
            <text:p>lockPref("browser.sessionstore.privacy_level", 0);</text:p>
          </table:table-cell>
          <table:table-cell table:style-name="ce133"/>
          <table:table-cell table:style-name="ce123" table:formula="of:=IF([.K219]=&quot;&quot;;&quot;?&quot;;IF([.N219]=&quot;&quot;;&quot;新規&quot;;IF([.K219]=[.N219];&quot;&quot;;&quot;変更あり&quot;)))">
            <text:p/>
          </table:table-cell>
          <table:table-cell table:style-name="ce133" office:value-type="string" calcext:value-type="string">
            <text:p>lockPref("browser.sessionstore.privacy_level", 0);</text:p>
          </table:table-cell>
          <table:table-cell table:style-name="ce123" table:formula="of:=IF([.N219]=&quot;&quot;;&quot;?&quot;;IF([.P219]=&quot;&quot;;&quot;新規&quot;;IF([.N219]=[.P219];&quot;&quot;;&quot;変更あり&quot;)))">
            <text:p/>
          </table:table-cell>
          <table:table-cell table:style-name="ce133" office:value-type="string" calcext:value-type="string">
            <text:p>lockPref("browser.sessionstore.privacy_level", 0);</text:p>
          </table:table-cell>
          <table:table-cell table:style-name="ce41" table:formula="of:=IF([.P219]=&quot;&quot;;&quot;?&quot;;IF([.R219]=&quot;&quot;;&quot;新規&quot;;IF([.P219]=[.R219];&quot;&quot;;&quot;○&quot;)))" office:value-type="string" office:string-value="新規" calcext:value-type="string">
            <text:p>新規</text:p>
          </table:table-cell>
          <table:table-cell table:style-name="ce205" table:number-columns-repeated="3"/>
          <table:table-cell table:style-name="ce214"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42" office:value-type="string" calcext:value-type="string">
            <text:p>Privacy-34</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一切禁止する</text:p>
          </table:table-cell>
          <table:table-cell table:style-name="ce42"/>
          <table:table-cell table:style-name="ce133"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33"/>
          <table:table-cell table:style-name="ce123" table:formula="of:=IF([.K220]=&quot;&quot;;&quot;?&quot;;IF([.N220]=&quot;&quot;;&quot;新規&quot;;IF([.K220]=[.N220];&quot;&quot;;&quot;変更あり&quot;)))">
            <text:p/>
          </table:table-cell>
          <table:table-cell table:style-name="ce133"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23" table:formula="of:=IF([.N220]=&quot;&quot;;&quot;?&quot;;IF([.P220]=&quot;&quot;;&quot;新規&quot;;IF([.N220]=[.P220];&quot;&quot;;&quot;変更あり&quot;)))">
            <text:p/>
          </table:table-cell>
          <table:table-cell table:style-name="ce133"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41" table:formula="of:=IF([.P220]=&quot;&quot;;&quot;?&quot;;IF([.R220]=&quot;&quot;;&quot;新規&quot;;IF([.P220]=[.R220];&quot;&quot;;&quot;○&quot;)))" office:value-type="string" office:string-value="新規" calcext:value-type="string">
            <text:p>新規</text:p>
          </table:table-cell>
          <table:table-cell table:style-name="ce205" table:number-columns-repeated="3"/>
          <table:table-cell table:style-name="ce214"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42" office:value-type="string" calcext:value-type="string">
            <text:p>Privacy-35</text:p>
          </table:table-cell>
          <table:table-cell table:style-name="ce42" office:value-type="float" office:value="1" calcext:value-type="float">
            <text:p>1</text:p>
          </table:table-cell>
          <table:table-cell table:style-name="ce24" office:value-type="string" calcext:value-type="string" table:number-columns-spanned="1" table:number-rows-spanned="4">
            <text:p>プライバシー</text:p>
          </table:table-cell>
          <table:table-cell table:style-name="ce36" office:value-type="string" calcext:value-type="string" table:number-columns-spanned="1" table:number-rows-spanned="4">
            <text:p>トラッキングの遮断に使用するブロックリストの指定</text:p>
          </table:table-cell>
          <table:table-cell table:style-name="ce24" office:value-type="string" calcext:value-type="string" table:number-columns-spanned="1" table:number-rows-spanned="4">
            <text:p>-</text:p>
          </table:table-cell>
          <table:table-cell table:style-name="ce42" office:value-type="string" calcext:value-type="string">
            <text:p>簡易ブロックを初期設定とし、変更を許可（既定）</text:p>
          </table:table-cell>
          <table:table-cell table:style-name="ce41" office:value-type="string" calcext:value-type="string">
            <text:p>MCDで設定を反映する</text:p>
          </table:table-cell>
          <table:table-cell table:style-name="ce133" office:value-type="string" calcext:value-type="string">
            <text:p>defaultPref("urlclassifier.trackingTable", "test-track-simple,mozstd-track-digest256");</text:p>
          </table:table-cell>
          <table:table-cell table:style-name="ce133"/>
          <table:table-cell table:style-name="ce123" table:formula="of:=IF([.K221]=&quot;&quot;;&quot;?&quot;;IF([.N221]=&quot;&quot;;&quot;新規&quot;;IF([.K221]=[.N221];&quot;&quot;;&quot;変更あり&quot;)))" office:value-type="string" office:string-value="変更あり" calcext:value-type="string">
            <text:p>変更あり</text:p>
          </table:table-cell>
          <table:table-cell table:style-name="ce204"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23" table:formula="of:=IF([.N221]=&quot;&quot;;&quot;?&quot;;IF([.P221]=&quot;&quot;;&quot;新規&quot;;IF([.N221]=[.P221];&quot;&quot;;&quot;変更あり&quot;)))" office:value-type="string" office:string-value="変更あり" calcext:value-type="string">
            <text:p>変更あり</text:p>
          </table:table-cell>
          <table:table-cell table:style-name="ce133" office:value-type="string" calcext:value-type="string">
            <text:p>defaultPref("urlclassifier.trackingTable", "test-track-simple,mozstd-track-digest256");</text:p>
          </table:table-cell>
          <table:table-cell table:style-name="ce41" table:formula="of:=IF([.P221]=&quot;&quot;;&quot;?&quot;;IF([.R221]=&quot;&quot;;&quot;新規&quot;;IF([.P221]=[.R221];&quot;&quot;;&quot;○&quot;)))" office:value-type="string" office:string-value="新規" calcext:value-type="string">
            <text:p>新規</text:p>
          </table:table-cell>
          <table:table-cell table:style-name="ce205" table:number-columns-repeated="3"/>
          <table:table-cell table:style-name="ce214"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42" office:value-type="string" calcext:value-type="string">
            <text:p>Privacy-35</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広範ブロックを初期設定とし、変更を許可</text:p>
          </table:table-cell>
          <table:table-cell table:style-name="ce41" office:value-type="string" calcext:value-type="string">
            <text:p>MCDで設定を反映する</text:p>
          </table:table-cell>
          <table:table-cell table:style-name="ce133" office:value-type="string" calcext:value-type="string">
            <text:p>defaultPref("urlclassifier.trackingTable", "test-track-simple,mozfull-track-digest256");</text:p>
          </table:table-cell>
          <table:table-cell table:style-name="ce133"/>
          <table:table-cell table:style-name="ce123" table:formula="of:=IF([.K222]=&quot;&quot;;&quot;?&quot;;IF([.N222]=&quot;&quot;;&quot;新規&quot;;IF([.K222]=[.N222];&quot;&quot;;&quot;変更あり&quot;)))" office:value-type="string" office:string-value="変更あり" calcext:value-type="string">
            <text:p>変更あり</text:p>
          </table:table-cell>
          <table:table-cell table:style-name="ce204" office:value-type="string" calcext:value-type="string">
            <text:p>defaultPref("urlclassifier.trackingTable", "test-track-simple,base-track-digest256,content-track-digest256");</text:p>
          </table:table-cell>
          <table:table-cell table:style-name="ce123" table:formula="of:=IF([.N222]=&quot;&quot;;&quot;?&quot;;IF([.P222]=&quot;&quot;;&quot;新規&quot;;IF([.N222]=[.P222];&quot;&quot;;&quot;変更あり&quot;)))" office:value-type="string" office:string-value="変更あり" calcext:value-type="string">
            <text:p>変更あり</text:p>
          </table:table-cell>
          <table:table-cell table:style-name="ce133" office:value-type="string" calcext:value-type="string">
            <text:p>defaultPref("urlclassifier.trackingTable", "test-track-simple,mozfull-track-digest256");</text:p>
          </table:table-cell>
          <table:table-cell table:style-name="ce41" table:formula="of:=IF([.P222]=&quot;&quot;;&quot;?&quot;;IF([.R222]=&quot;&quot;;&quot;新規&quot;;IF([.P222]=[.R222];&quot;&quot;;&quot;○&quot;)))" office:value-type="string" office:string-value="新規" calcext:value-type="string">
            <text:p>新規</text:p>
          </table:table-cell>
          <table:table-cell table:style-name="ce205" table:number-columns-repeated="3"/>
          <table:table-cell table:style-name="ce214"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42" office:value-type="string" calcext:value-type="string">
            <text:p>Privacy-35</text:p>
          </table:table-cell>
          <table:table-cell table:style-name="ce42" office:value-type="float" office:value="3" calcext:value-type="float">
            <text:p>3</text:p>
          </table:table-cell>
          <table:covered-table-cell table:style-name="ce19"/>
          <table:covered-table-cell table:style-name="ce34"/>
          <table:covered-table-cell table:style-name="ce19"/>
          <table:table-cell table:style-name="ce42" office:value-type="string" calcext:value-type="string">
            <text:p>簡易ブロックで固定</text:p>
          </table:table-cell>
          <table:table-cell table:style-name="ce41" office:value-type="string" calcext:value-type="string">
            <text:p>MCDで設定を反映する</text:p>
          </table:table-cell>
          <table:table-cell table:style-name="ce133" office:value-type="string" calcext:value-type="string">
            <text:p>lockPref("urlclassifier.trackingTable", "test-track-simple,mozstd-track-digest256");</text:p>
            <text:p><text:span text:style-name="T17">lockPref("pref.privacy.disable_button.change_blocklist", true);</text:span></text:p>
          </table:table-cell>
          <table:table-cell table:style-name="ce133"/>
          <table:table-cell table:style-name="ce123" table:formula="of:=IF([.K223]=&quot;&quot;;&quot;?&quot;;IF([.N223]=&quot;&quot;;&quot;新規&quot;;IF([.K223]=[.N223];&quot;&quot;;&quot;変更あり&quot;)))" office:value-type="string" office:string-value="変更あり" calcext:value-type="string">
            <text:p>変更あり</text:p>
          </table:table-cell>
          <table:table-cell table:style-name="ce204" office:value-type="string" calcext:value-type="string">
            <text:p>lockPref("urlclassifier.trackingTable", "test-track-simple,base-track-digest256");</text:p>
            <text:p><text:span text:style-name="T2">lockPref("pref.privacy.disable_button.change_blocklist", true);</text:span></text:p>
          </table:table-cell>
          <table:table-cell table:style-name="ce123" table:formula="of:=IF([.N223]=&quot;&quot;;&quot;?&quot;;IF([.P223]=&quot;&quot;;&quot;新規&quot;;IF([.N223]=[.P223];&quot;&quot;;&quot;変更あり&quot;)))" office:value-type="string" office:string-value="変更あり" calcext:value-type="string">
            <text:p>変更あり</text:p>
          </table:table-cell>
          <table:table-cell table:style-name="ce133" office:value-type="string" calcext:value-type="string">
            <text:p>lockPref("urlclassifier.trackingTable", "test-track-simple,mozstd-track-digest256");</text:p>
            <text:p><text:span text:style-name="T17">lockPref("pref.privacy.disable_button.change_blocklist", true);</text:span></text:p>
          </table:table-cell>
          <table:table-cell table:style-name="ce41" table:formula="of:=IF([.P223]=&quot;&quot;;&quot;?&quot;;IF([.R223]=&quot;&quot;;&quot;新規&quot;;IF([.P223]=[.R223];&quot;&quot;;&quot;○&quot;)))" office:value-type="string" office:string-value="新規" calcext:value-type="string">
            <text:p>新規</text:p>
          </table:table-cell>
          <table:table-cell table:style-name="ce205" table:number-columns-repeated="3"/>
          <table:table-cell table:style-name="ce214"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42" office:value-type="string" calcext:value-type="string">
            <text:p>Privacy-35</text:p>
          </table:table-cell>
          <table:table-cell table:style-name="ce42" office:value-type="float" office:value="4" calcext:value-type="float">
            <text:p>4</text:p>
          </table:table-cell>
          <table:covered-table-cell table:style-name="ce19"/>
          <table:covered-table-cell table:style-name="ce34"/>
          <table:covered-table-cell table:style-name="ce19"/>
          <table:table-cell table:style-name="ce42" office:value-type="string" calcext:value-type="string">
            <text:p>広範ブロックで固定</text:p>
          </table:table-cell>
          <table:table-cell table:style-name="ce41" office:value-type="string" calcext:value-type="string">
            <text:p>MCDで設定を反映する</text:p>
          </table:table-cell>
          <table:table-cell table:style-name="ce133" office:value-type="string" calcext:value-type="string">
            <text:p>lockPref("urlclassifier.trackingTable", "test-track-simple,mozfull-track-digest256");</text:p>
            <text:p>lockPref("pref.privacy.disable_button.change_blocklist", true);</text:p>
          </table:table-cell>
          <table:table-cell table:style-name="ce133"/>
          <table:table-cell table:style-name="ce123" table:formula="of:=IF([.K224]=&quot;&quot;;&quot;?&quot;;IF([.N224]=&quot;&quot;;&quot;新規&quot;;IF([.K224]=[.N224];&quot;&quot;;&quot;変更あり&quot;)))" office:value-type="string" office:string-value="変更あり" calcext:value-type="string">
            <text:p>変更あり</text:p>
          </table:table-cell>
          <table:table-cell table:style-name="ce204" office:value-type="string" calcext:value-type="string">
            <text:p>lockPref("urlclassifier.trackingTable", “test-track-simple,base-track-digest256,content-track-digest256");</text:p>
            <text:p>lockPref("pref.privacy.disable_button.change_blocklist", true);</text:p>
          </table:table-cell>
          <table:table-cell table:style-name="ce123" table:formula="of:=IF([.N224]=&quot;&quot;;&quot;?&quot;;IF([.P224]=&quot;&quot;;&quot;新規&quot;;IF([.N224]=[.P224];&quot;&quot;;&quot;変更あり&quot;)))" office:value-type="string" office:string-value="変更あり" calcext:value-type="string">
            <text:p>変更あり</text:p>
          </table:table-cell>
          <table:table-cell table:style-name="ce133" office:value-type="string" calcext:value-type="string">
            <text:p>lockPref("urlclassifier.trackingTable", "test-track-simple,mozfull-track-digest256");</text:p>
            <text:p>lockPref("pref.privacy.disable_button.change_blocklist", true);</text:p>
          </table:table-cell>
          <table:table-cell table:style-name="ce41" table:formula="of:=IF([.P224]=&quot;&quot;;&quot;?&quot;;IF([.R224]=&quot;&quot;;&quot;新規&quot;;IF([.P224]=[.R224];&quot;&quot;;&quot;○&quot;)))" office:value-type="string" office:string-value="新規" calcext:value-type="string">
            <text:p>新規</text:p>
          </table:table-cell>
          <table:table-cell table:style-name="ce205" table:number-columns-repeated="3"/>
          <table:table-cell table:style-name="ce214"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42" office:value-type="string" calcext:value-type="string">
            <text:p>Privacy-36</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TLS/SSLで保護された通信のコンテンツのディスク上へのキャッシュ</text:p>
          </table:table-cell>
          <table:table-cell table:style-name="ce18" office:value-type="string" calcext:value-type="string" table:number-columns-spanned="1" table:number-rows-spanned="2">
            <text:p>-</text:p>
          </table:table-cell>
          <table:table-cell table:style-name="ce42" office:value-type="string" calcext:value-type="string">
            <text:p>許可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25]=&quot;&quot;;&quot;?&quot;;IF([.N225]=&quot;&quot;;&quot;新規&quot;;IF([.K225]=[.N225];&quot;&quot;;&quot;変更あり&quot;)))">
            <text:p/>
          </table:table-cell>
          <table:table-cell table:style-name="ce133" office:value-type="string" calcext:value-type="string">
            <text:p>-</text:p>
          </table:table-cell>
          <table:table-cell table:style-name="ce123" table:formula="of:=IF([.N225]=&quot;&quot;;&quot;?&quot;;IF([.P225]=&quot;&quot;;&quot;新規&quot;;IF([.N225]=[.P225];&quot;&quot;;&quot;変更あり&quot;)))">
            <text:p/>
          </table:table-cell>
          <table:table-cell table:style-name="ce133" office:value-type="string" calcext:value-type="string">
            <text:p>-</text:p>
          </table:table-cell>
          <table:table-cell table:style-name="ce41" table:formula="of:=IF([.P225]=&quot;&quot;;&quot;?&quot;;IF([.R225]=&quot;&quot;;&quot;新規&quot;;IF([.P225]=[.R225];&quot;&quot;;&quot;○&quot;)))" office:value-type="string" office:string-value="新規" calcext:value-type="string">
            <text:p>新規</text:p>
          </table:table-cell>
          <table:table-cell table:style-name="ce205" table:number-columns-repeated="3"/>
          <table:table-cell table:style-name="ce214"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42" office:value-type="string" calcext:value-type="string">
            <text:p>Privacy-36</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禁止する</text:p>
          </table:table-cell>
          <table:table-cell table:style-name="ce41" office:value-type="string" calcext:value-type="string">
            <text:p>MCDで設定を反映する</text:p>
          </table:table-cell>
          <table:table-cell table:style-name="ce133" office:value-type="string" calcext:value-type="string">
            <text:p>lockPref("browser.cache.disk_cache_ssl", false)</text:p>
          </table:table-cell>
          <table:table-cell table:style-name="ce133"/>
          <table:table-cell table:style-name="ce123" table:formula="of:=IF([.K226]=&quot;&quot;;&quot;?&quot;;IF([.N226]=&quot;&quot;;&quot;新規&quot;;IF([.K226]=[.N226];&quot;&quot;;&quot;変更あり&quot;)))">
            <text:p/>
          </table:table-cell>
          <table:table-cell table:style-name="ce133" office:value-type="string" calcext:value-type="string">
            <text:p>lockPref("browser.cache.disk_cache_ssl", false)</text:p>
          </table:table-cell>
          <table:table-cell table:style-name="ce123" table:formula="of:=IF([.N226]=&quot;&quot;;&quot;?&quot;;IF([.P226]=&quot;&quot;;&quot;新規&quot;;IF([.N226]=[.P226];&quot;&quot;;&quot;変更あり&quot;)))">
            <text:p/>
          </table:table-cell>
          <table:table-cell table:style-name="ce133" office:value-type="string" calcext:value-type="string">
            <text:p>lockPref("browser.cache.disk_cache_ssl", false)</text:p>
          </table:table-cell>
          <table:table-cell table:style-name="ce41" table:formula="of:=IF([.P226]=&quot;&quot;;&quot;?&quot;;IF([.R226]=&quot;&quot;;&quot;新規&quot;;IF([.P226]=[.R226];&quot;&quot;;&quot;○&quot;)))" office:value-type="string" office:string-value="新規" calcext:value-type="string">
            <text:p>新規</text:p>
          </table:table-cell>
          <table:table-cell table:style-name="ce205" table:number-columns-repeated="3"/>
          <table:table-cell table:style-name="ce214"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42" office:value-type="string" calcext:value-type="string">
            <text:p>Privacy-37</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ネットワーク経由での先読み機能の全般的な制御</text:p>
          </table:table-cell>
          <table:table-cell table:style-name="ce18" office:value-type="string" calcext:value-type="string" table:number-columns-spanned="1" table:number-rows-spanned="2">
            <text:p>-</text:p>
          </table:table-cell>
          <table:table-cell table:style-name="ce42" office:value-type="string" calcext:value-type="string">
            <text:p>先読みを許可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27]=&quot;&quot;;&quot;?&quot;;IF([.N227]=&quot;&quot;;&quot;新規&quot;;IF([.K227]=[.N227];&quot;&quot;;&quot;変更あり&quot;)))">
            <text:p/>
          </table:table-cell>
          <table:table-cell table:style-name="ce133" office:value-type="string" calcext:value-type="string">
            <text:p>-</text:p>
          </table:table-cell>
          <table:table-cell table:style-name="ce123" table:formula="of:=IF([.N227]=&quot;&quot;;&quot;?&quot;;IF([.P227]=&quot;&quot;;&quot;新規&quot;;IF([.N227]=[.P227];&quot;&quot;;&quot;変更あり&quot;)))">
            <text:p/>
          </table:table-cell>
          <table:table-cell table:style-name="ce133" office:value-type="string" calcext:value-type="string">
            <text:p>-</text:p>
          </table:table-cell>
          <table:table-cell table:style-name="ce41" table:formula="of:=IF([.P227]=&quot;&quot;;&quot;?&quot;;IF([.R227]=&quot;&quot;;&quot;新規&quot;;IF([.P227]=[.R227];&quot;&quot;;&quot;○&quot;)))" office:value-type="string" office:string-value="新規" calcext:value-type="string">
            <text:p>新規</text:p>
          </table:table-cell>
          <table:table-cell table:style-name="ce205" table:number-columns-repeated="3"/>
          <table:table-cell table:style-name="ce214"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42" office:value-type="string" calcext:value-type="string">
            <text:p>Privacy-37</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先読みを禁止する</text:p>
          </table:table-cell>
          <table:table-cell table:style-name="ce41" office:value-type="string" calcext:value-type="string">
            <text:p>MCDで設定を反映する</text:p>
          </table:table-cell>
          <table:table-cell table:style-name="ce133" office:value-type="string" calcext:value-type="string">
            <text:p>lockPref("network.predictor.enabled", false);</text:p>
          </table:table-cell>
          <table:table-cell table:style-name="ce133"/>
          <table:table-cell table:style-name="ce123" table:formula="of:=IF([.K228]=&quot;&quot;;&quot;?&quot;;IF([.N228]=&quot;&quot;;&quot;新規&quot;;IF([.K228]=[.N228];&quot;&quot;;&quot;変更あり&quot;)))">
            <text:p/>
          </table:table-cell>
          <table:table-cell table:style-name="ce133" office:value-type="string" calcext:value-type="string">
            <text:p>lockPref("network.predictor.enabled", false);</text:p>
          </table:table-cell>
          <table:table-cell table:style-name="ce123" table:formula="of:=IF([.N228]=&quot;&quot;;&quot;?&quot;;IF([.P228]=&quot;&quot;;&quot;新規&quot;;IF([.N228]=[.P228];&quot;&quot;;&quot;変更あり&quot;)))">
            <text:p/>
          </table:table-cell>
          <table:table-cell table:style-name="ce133" office:value-type="string" calcext:value-type="string">
            <text:p>lockPref("network.predictor.enabled", false);</text:p>
          </table:table-cell>
          <table:table-cell table:style-name="ce41" table:formula="of:=IF([.P228]=&quot;&quot;;&quot;?&quot;;IF([.R228]=&quot;&quot;;&quot;新規&quot;;IF([.P228]=[.R228];&quot;&quot;;&quot;○&quot;)))" office:value-type="string" office:string-value="新規" calcext:value-type="string">
            <text:p>新規</text:p>
          </table:table-cell>
          <table:table-cell table:style-name="ce205" table:number-columns-repeated="3"/>
          <table:table-cell table:style-name="ce214"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42" office:value-type="string" calcext:value-type="string">
            <text:p>Privacy-38</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Webビーコンの送信</text:p>
          </table:table-cell>
          <table:table-cell table:style-name="ce18" office:value-type="string" calcext:value-type="string" table:number-columns-spanned="1" table:number-rows-spanned="2">
            <text:p>-</text:p>
          </table:table-cell>
          <table:table-cell table:style-name="ce42" office:value-type="string" calcext:value-type="string">
            <text:p>許可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29]=&quot;&quot;;&quot;?&quot;;IF([.N229]=&quot;&quot;;&quot;新規&quot;;IF([.K229]=[.N229];&quot;&quot;;&quot;変更あり&quot;)))">
            <text:p/>
          </table:table-cell>
          <table:table-cell table:style-name="ce133" office:value-type="string" calcext:value-type="string">
            <text:p>-</text:p>
          </table:table-cell>
          <table:table-cell table:style-name="ce123" table:formula="of:=IF([.N229]=&quot;&quot;;&quot;?&quot;;IF([.P229]=&quot;&quot;;&quot;新規&quot;;IF([.N229]=[.P229];&quot;&quot;;&quot;変更あり&quot;)))">
            <text:p/>
          </table:table-cell>
          <table:table-cell table:style-name="ce133" office:value-type="string" calcext:value-type="string">
            <text:p>-</text:p>
          </table:table-cell>
          <table:table-cell table:style-name="ce41" table:formula="of:=IF([.P229]=&quot;&quot;;&quot;?&quot;;IF([.R229]=&quot;&quot;;&quot;新規&quot;;IF([.P229]=[.R229];&quot;&quot;;&quot;○&quot;)))" office:value-type="string" office:string-value="新規" calcext:value-type="string">
            <text:p>新規</text:p>
          </table:table-cell>
          <table:table-cell table:style-name="ce205" table:number-columns-repeated="3"/>
          <table:table-cell table:style-name="ce214"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42" office:value-type="string" calcext:value-type="string">
            <text:p>Privacy-38</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禁止する</text:p>
          </table:table-cell>
          <table:table-cell table:style-name="ce41" office:value-type="string" calcext:value-type="string">
            <text:p>MCDで設定を反映する</text:p>
          </table:table-cell>
          <table:table-cell table:style-name="ce133" office:value-type="string" calcext:value-type="string">
            <text:p>lockPref("beacon.enabled", false); </text:p>
          </table:table-cell>
          <table:table-cell table:style-name="ce133"/>
          <table:table-cell table:style-name="ce123" table:formula="of:=IF([.K230]=&quot;&quot;;&quot;?&quot;;IF([.N230]=&quot;&quot;;&quot;新規&quot;;IF([.K230]=[.N230];&quot;&quot;;&quot;変更あり&quot;)))">
            <text:p/>
          </table:table-cell>
          <table:table-cell table:style-name="ce133" office:value-type="string" calcext:value-type="string">
            <text:p>lockPref("beacon.enabled", false); </text:p>
          </table:table-cell>
          <table:table-cell table:style-name="ce123" table:formula="of:=IF([.N230]=&quot;&quot;;&quot;?&quot;;IF([.P230]=&quot;&quot;;&quot;新規&quot;;IF([.N230]=[.P230];&quot;&quot;;&quot;変更あり&quot;)))">
            <text:p/>
          </table:table-cell>
          <table:table-cell table:style-name="ce133" office:value-type="string" calcext:value-type="string">
            <text:p>lockPref("beacon.enabled", false); </text:p>
          </table:table-cell>
          <table:table-cell table:style-name="ce41" table:formula="of:=IF([.P230]=&quot;&quot;;&quot;?&quot;;IF([.R230]=&quot;&quot;;&quot;新規&quot;;IF([.P230]=[.R230];&quot;&quot;;&quot;○&quot;)))" office:value-type="string" office:string-value="新規" calcext:value-type="string">
            <text:p>新規</text:p>
          </table:table-cell>
          <table:table-cell table:style-name="ce205" table:number-columns-repeated="3"/>
          <table:table-cell table:style-name="ce214"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42" office:value-type="string" calcext:value-type="string">
            <text:p>Privacy-39</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SSL/TLSでないページへのパスワード入力時の警告</text:p>
          </table:table-cell>
          <table:table-cell table:style-name="ce18" office:value-type="string" calcext:value-type="string" table:number-columns-spanned="1" table:number-rows-spanned="2">
            <text:p>-</text:p>
          </table:table-cell>
          <table:table-cell table:style-name="ce42" office:value-type="string" calcext:value-type="string">
            <text:p>警告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31]=&quot;&quot;;&quot;?&quot;;IF([.N231]=&quot;&quot;;&quot;新規&quot;;IF([.K231]=[.N231];&quot;&quot;;&quot;変更あり&quot;)))">
            <text:p/>
          </table:table-cell>
          <table:table-cell table:style-name="ce133" office:value-type="string" calcext:value-type="string">
            <text:p>-</text:p>
          </table:table-cell>
          <table:table-cell table:style-name="ce123" table:formula="of:=IF([.N231]=&quot;&quot;;&quot;?&quot;;IF([.P231]=&quot;&quot;;&quot;新規&quot;;IF([.N231]=[.P231];&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42" office:value-type="string" calcext:value-type="string">
            <text:p>Privacy-39</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警告しない</text:p>
          </table:table-cell>
          <table:table-cell table:style-name="ce41" office:value-type="string" calcext:value-type="string">
            <text:p>MCDで設定を反映する</text:p>
          </table:table-cell>
          <table:table-cell table:style-name="ce133" office:value-type="string" calcext:value-type="string">
            <text:p>lockPref("security.insecure_field_warning.contextual.enabled", false); </text:p>
          </table:table-cell>
          <table:table-cell table:style-name="ce133"/>
          <table:table-cell table:style-name="ce123" table:formula="of:=IF([.K232]=&quot;&quot;;&quot;?&quot;;IF([.N232]=&quot;&quot;;&quot;新規&quot;;IF([.K232]=[.N232];&quot;&quot;;&quot;変更あり&quot;)))">
            <text:p/>
          </table:table-cell>
          <table:table-cell table:style-name="ce133" office:value-type="string" calcext:value-type="string">
            <text:p>lockPref("security.insecure_field_warning.contextual.enabled", false); </text:p>
          </table:table-cell>
          <table:table-cell table:style-name="ce123" table:formula="of:=IF([.N232]=&quot;&quot;;&quot;?&quot;;IF([.P232]=&quot;&quot;;&quot;新規&quot;;IF([.N232]=[.P232];&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42" office:value-type="string" calcext:value-type="string">
            <text:p>Privacy-40</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8" office:value-type="string" calcext:value-type="string" table:number-columns-spanned="1" table:number-rows-spanned="2">
            <text:p>-</text:p>
          </table:table-cell>
          <table:table-cell table:style-name="ce42" office:value-type="string" calcext:value-type="string">
            <text:p>表示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33]=&quot;&quot;;&quot;?&quot;;IF([.N233]=&quot;&quot;;&quot;新規&quot;;IF([.K233]=[.N233];&quot;&quot;;&quot;変更あり&quot;)))">
            <text:p/>
          </table:table-cell>
          <table:table-cell table:style-name="ce133" office:value-type="string" calcext:value-type="string">
            <text:p>-</text:p>
          </table:table-cell>
          <table:table-cell table:style-name="ce123" table:formula="of:=IF([.N233]=&quot;&quot;;&quot;?&quot;;IF([.P233]=&quot;&quot;;&quot;新規&quot;;IF([.N233]=[.P233];&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42" office:value-type="string" calcext:value-type="string">
            <text:p>Privacy-40</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表示しない</text:p>
          </table:table-cell>
          <table:table-cell table:style-name="ce41" office:value-type="string" calcext:value-type="string">
            <text:p>MCDで設定を反映する</text:p>
          </table:table-cell>
          <table:table-cell table:style-name="ce133" office:value-type="string" calcext:value-type="string">
            <text:p>lockPref("signon.rememberSignons.visibilityToggle", false); </text:p>
          </table:table-cell>
          <table:table-cell table:style-name="ce133"/>
          <table:table-cell table:style-name="ce123" table:formula="of:=IF([.K234]=&quot;&quot;;&quot;?&quot;;IF([.N234]=&quot;&quot;;&quot;新規&quot;;IF([.K234]=[.N234];&quot;&quot;;&quot;変更あり&quot;)))">
            <text:p/>
          </table:table-cell>
          <table:table-cell table:style-name="ce133" office:value-type="string" calcext:value-type="string">
            <text:p>lockPref("signon.rememberSignons.visibilityToggle", false); </text:p>
          </table:table-cell>
          <table:table-cell table:style-name="ce123" table:formula="of:=IF([.N234]=&quot;&quot;;&quot;?&quot;;IF([.P234]=&quot;&quot;;&quot;新規&quot;;IF([.N234]=[.P234];&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42" office:value-type="string" calcext:value-type="string">
            <text:p>Privacy-41</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トラッキング保護機能の通知メッセージの表示</text:p>
          </table:table-cell>
          <table:table-cell table:style-name="ce18" office:value-type="string" calcext:value-type="string" table:number-columns-spanned="1" table:number-rows-spanned="2">
            <text:p>-</text:p>
          </table:table-cell>
          <table:table-cell table:style-name="ce42" office:value-type="string" calcext:value-type="string">
            <text:p>20回まで表示する（既定）</text:p>
          </table:table-cell>
          <table:table-cell table:style-name="ce41" office:value-type="string" calcext:value-type="string">
            <text:p>-</text:p>
          </table:table-cell>
          <table:table-cell table:style-name="ce133" office:value-type="string" calcext:value-type="string">
            <text:p>-</text:p>
          </table:table-cell>
          <table:table-cell table:style-name="ce133"/>
          <table:table-cell table:style-name="ce123" table:formula="of:=IF([.K235]=&quot;&quot;;&quot;?&quot;;IF([.N235]=&quot;&quot;;&quot;新規&quot;;IF([.K235]=[.N235];&quot;&quot;;&quot;変更あり&quot;)))">
            <text:p/>
          </table:table-cell>
          <table:table-cell table:style-name="ce133" office:value-type="string" calcext:value-type="string">
            <text:p>-</text:p>
          </table:table-cell>
          <table:table-cell table:style-name="ce123" table:formula="of:=IF([.N235]=&quot;&quot;;&quot;?&quot;;IF([.P235]=&quot;&quot;;&quot;新規&quot;;IF([.N235]=[.P235];&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42" office:value-type="string" calcext:value-type="string">
            <text:p>Privacy-41</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表示しない</text:p>
          </table:table-cell>
          <table:table-cell table:style-name="ce41" office:value-type="string" calcext:value-type="string">
            <text:p>MCDで設定を反映する</text:p>
          </table:table-cell>
          <table:table-cell table:style-name="ce133" office:value-type="string" calcext:value-type="string">
            <text:p>// Privacy-33-2選択時にのみ影響。</text:p>
            <text:p>lockPref("privacy.trackingprotection.introCount", 999);</text:p>
          </table:table-cell>
          <table:table-cell table:style-name="ce133"/>
          <table:table-cell table:style-name="ce123" table:formula="of:=IF([.K236]=&quot;&quot;;&quot;?&quot;;IF([.N236]=&quot;&quot;;&quot;新規&quot;;IF([.K236]=[.N236];&quot;&quot;;&quot;変更あり&quot;)))">
            <text:p/>
          </table:table-cell>
          <table:table-cell table:style-name="ce133" office:value-type="string" calcext:value-type="string">
            <text:p>// Privacy-33-2選択時にのみ影響。</text:p>
            <text:p>lockPref("privacy.trackingprotection.introCount", 999);</text:p>
          </table:table-cell>
          <table:table-cell table:style-name="ce123" table:formula="of:=IF([.N236]=&quot;&quot;;&quot;?&quot;;IF([.P236]=&quot;&quot;;&quot;新規&quot;;IF([.N236]=[.P236];&quot;&quot;;&quot;変更あり&quot;)))" office:value-type="string" office:string-value="新規" calcext:value-type="string">
            <text:p>新規</text:p>
          </table:table-cell>
          <table:table-cell table:style-name="ce133"/>
          <table:table-cell table:style-name="ce41"/>
          <table:table-cell table:style-name="ce205" table:number-columns-repeated="3"/>
          <table:table-cell table:style-name="ce214"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42" office:value-type="string" calcext:value-type="string">
            <text:p>Privacy-42</text:p>
          </table:table-cell>
          <table:table-cell table:style-name="ce42" office:value-type="float" office:value="1" calcext:value-type="float">
            <text:p>1</text:p>
          </table:table-cell>
          <table:table-cell table:style-name="ce18" office:value-type="string" calcext:value-type="string" table:number-columns-spanned="1" table:number-rows-spanned="2">
            <text:p>プライバシー</text:p>
          </table:table-cell>
          <table:table-cell table:style-name="ce35" office:value-type="string" calcext:value-type="string" table:number-columns-spanned="1" table:number-rows-spanned="2">
            <text:p>Firefoxの新機能のテストへの参加の可否</text:p>
          </table:table-cell>
          <table:table-cell table:style-name="ce18" office:value-type="string" calcext:value-type="string" table:number-columns-spanned="1" table:number-rows-spanned="2">
            <text:p>-</text:p>
          </table:table-cell>
          <table:table-cell table:style-name="ce42" office:value-type="string" calcext:value-type="string">
            <text:p>参加する</text:p>
          </table:table-cell>
          <table:table-cell table:style-name="ce41" office:value-type="string" calcext:value-type="string">
            <text:p>-</text:p>
          </table:table-cell>
          <table:table-cell table:style-name="ce133" office:value-type="string" calcext:value-type="string">
            <text:p>-</text:p>
          </table:table-cell>
          <table:table-cell table:style-name="ce133" office:value-type="string" calcext:value-type="string">
            <text:p>Firefox 60で追加</text:p>
          </table:table-cell>
          <table:table-cell table:style-name="ce123" table:formula="of:=IF([.K237]=&quot;&quot;;&quot;?&quot;;IF([.N237]=&quot;&quot;;&quot;新規&quot;;IF([.K237]=[.N237];&quot;&quot;;&quot;変更あり&quot;)))" office:value-type="string" office:string-value="新規" calcext:value-type="string">
            <text:p>新規</text:p>
          </table:table-cell>
          <table:table-cell table:style-name="ce133"/>
          <table:table-cell table:style-name="ce123"/>
          <table:table-cell table:style-name="ce133"/>
          <table:table-cell table:style-name="ce41"/>
          <table:table-cell table:style-name="ce205" table:number-columns-repeated="3"/>
          <table:table-cell table:style-name="ce214"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42" office:value-type="string" calcext:value-type="string">
            <text:p>Privacy-42</text:p>
          </table:table-cell>
          <table:table-cell table:style-name="ce42" office:value-type="float" office:value="2" calcext:value-type="float">
            <text:p>2</text:p>
          </table:table-cell>
          <table:covered-table-cell table:style-name="ce19"/>
          <table:covered-table-cell table:style-name="ce34"/>
          <table:covered-table-cell table:style-name="ce19"/>
          <table:table-cell table:style-name="ce42" office:value-type="string" calcext:value-type="string">
            <text:p>参加しない</text:p>
          </table:table-cell>
          <table:table-cell table:style-name="ce135" office:value-type="string" calcext:value-type="string">
            <text:p>Policy Engineのポリシーを設定する</text:p>
          </table:table-cell>
          <table:table-cell table:style-name="ce157" office:value-type="string" calcext:value-type="string">
            <text:p>"DisableFirefoxStudies": false</text:p>
          </table:table-cell>
          <table:table-cell table:style-name="ce133"/>
          <table:table-cell table:style-name="ce123" table:formula="of:=IF([.K238]=&quot;&quot;;&quot;?&quot;;IF([.N238]=&quot;&quot;;&quot;新規&quot;;IF([.K238]=[.N238];&quot;&quot;;&quot;変更あり&quot;)))" office:value-type="string" office:string-value="新規" calcext:value-type="string">
            <text:p>新規</text:p>
          </table:table-cell>
          <table:table-cell table:style-name="ce133"/>
          <table:table-cell table:style-name="ce123"/>
          <table:table-cell table:style-name="ce133"/>
          <table:table-cell table:style-name="ce41"/>
          <table:table-cell table:style-name="ce205" table:number-columns-repeated="3"/>
          <table:table-cell table:style-name="ce214"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55" office:value-type="string" calcext:value-type="string">
            <text:p>Privacy-43</text:p>
          </table:table-cell>
          <table:table-cell table:style-name="ce42"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22" office:value-type="string" calcext:value-type="string" table:number-columns-spanned="1" table:number-rows-spanned="4">
            <text:p>「Do Not Track」ヘッダの送出の可否</text:p>
          </table:table-cell>
          <table:table-cell table:style-name="ce122" office:value-type="string" calcext:value-type="string">
            <text:p>-</text:p>
          </table:table-cell>
          <table:table-cell table:style-name="ce42" office:value-type="string" calcext:value-type="string">
            <text:p>トラッキング防止の使用時のみ(既定)</text:p>
          </table:table-cell>
          <table:table-cell table:style-name="ce136" office:value-type="string" calcext:value-type="string">
            <text:p>MCDで設定を反映する</text:p>
          </table:table-cell>
          <table:table-cell table:style-name="ce157" office:value-type="string" calcext:value-type="string">
            <text:p>-</text:p>
          </table:table-cell>
          <table:table-cell table:style-name="ce133" office:value-type="string" calcext:value-type="string">
            <text:p>Privacy-20より移行</text:p>
          </table:table-cell>
          <table:table-cell table:style-name="ce123" table:formula="of:=IF([.K239]=&quot;&quot;;&quot;?&quot;;IF([.N239]=&quot;&quot;;&quot;新規&quot;;IF([.K239]=[.N239];&quot;&quot;;&quot;変更あり&quot;)))" office:value-type="string" office:string-value="新規" calcext:value-type="string">
            <text:p>新規</text:p>
          </table:table-cell>
          <table:table-cell table:style-name="ce133"/>
          <table:table-cell table:style-name="ce123"/>
          <table:table-cell table:style-name="ce133"/>
          <table:table-cell table:style-name="ce41"/>
          <table:table-cell table:style-name="ce205" table:number-columns-repeated="3"/>
          <table:table-cell table:style-name="ce214"/>
          <table:table-cell table:number-columns-repeated="1003"/>
        </table:table-row>
        <table:table-row table:style-name="ro53">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41" office:value-type="string" calcext:value-type="string">
            <text:p>Privacy-43</text:p>
          </table:table-cell>
          <table:table-cell table:style-name="ce41" office:value-type="float" office:value="2" calcext:value-type="float">
            <text:p>2</text:p>
          </table:table-cell>
          <table:covered-table-cell table:style-name="ce19" office:value-type="string" calcext:value-type="string">
            <text:p>プライバシー</text:p>
          </table:covered-table-cell>
          <table:covered-table-cell table:style-name="ce16"/>
          <table:table-cell table:style-name="ce23" office:value-type="string" calcext:value-type="string">
            <text:p>-</text:p>
          </table:table-cell>
          <table:table-cell table:style-name="ce41" office:value-type="string" calcext:value-type="string">
            <text:p>常に送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2"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48" office:value-type="string" calcext:value-type="string">
            <text:p>Privacy-20より移行</text:p>
          </table:table-cell>
          <table:table-cell table:style-name="ce123" table:formula="of:=IF([.K240]=&quot;&quot;;&quot;?&quot;;IF([.N240]=&quot;&quot;;&quot;新規&quot;;IF([.K240]=[.N240];&quot;&quot;;&quot;変更あり&quot;)))" office:value-type="string" office:string-value="新規" calcext:value-type="string">
            <text:p>新規</text:p>
          </table:table-cell>
          <table:table-cell table:style-name="ce42"/>
          <table:table-cell table:style-name="ce123" table:formula="of:=IF([.N240]=&quot;&quot;;&quot;?&quot;;IF([.P240]=&quot;&quot;;&quot;新規&quot;;IF([.N240]=[.P240];&quot;&quot;;&quot;変更あり&quot;)))" office:value-type="string" office:string-value="?" calcext:value-type="string">
            <text:p>?</text:p>
          </table:table-cell>
          <table:table-cell table:style-name="ce42" office:value-type="string" calcext:value-type="string">
            <text:p>pref("privacy.donottrackheader.enabled", true);</text:p>
          </table:table-cell>
          <table:table-cell table:style-name="ce41" table:formula="of:=IF([.P240]=&quot;&quot;;&quot;?&quot;;IF([.R240]=&quot;&quot;;&quot;新規&quot;;IF([.P240]=[.R240];&quot;&quot;;&quot;○&quot;)))">
            <text:p/>
          </table:table-cell>
          <table:table-cell table:style-name="ce205" office:value-type="string" calcext:value-type="string">
            <text:p>pref("privacy.donottrackheader.enabled", true);</text:p>
          </table:table-cell>
          <table:table-cell table:style-name="ce205" office:value-type="string" calcext:value-type="string">
            <text:p>変更無し</text:p>
          </table:table-cell>
          <table:table-cell table:style-name="ce205" office:value-type="string" calcext:value-type="string">
            <text:p>pref("privacy.donottrackheader.enabled", true);</text:p>
          </table:table-cell>
          <table:table-cell table:style-name="ce214"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41" office:value-type="string" calcext:value-type="string">
            <text:p>Privacy-43</text:p>
          </table:table-cell>
          <table:table-cell table:style-name="ce41" office:value-type="float" office:value="3" calcext:value-type="float">
            <text:p>3</text:p>
          </table:table-cell>
          <table:covered-table-cell table:number-columns-repeated="2" table:style-name="ce16"/>
          <table:table-cell table:style-name="ce23" office:value-type="string" calcext:value-type="string">
            <text:p>-</text:p>
          </table:table-cell>
          <table:table-cell table:style-name="ce41" office:value-type="string" calcext:value-type="string">
            <text:p>プライベートウィンドウのみ送出</text:p>
          </table:table-cell>
          <table:table-cell table:style-name="ce41" office:value-type="string" calcext:value-type="string">
            <text:p>-</text:p>
          </table:table-cell>
          <table:table-cell table:style-name="ce42" office:value-type="string" calcext:value-type="string">
            <text:p><text:span text:style-name="T18">MCD:</text:span></text:p>
            <text:p><text:span text:style-name="T19">lockPref("privacy.trackingprotection.pbmode.enabled", true);</text:span></text:p>
            <text:p><text:span text:style-name="T18">lockPref("privacy.donottrackheader.enabled", false);</text:span></text:p>
            <text:p/>
          </table:table-cell>
          <table:table-cell table:style-name="ce148" office:value-type="string" calcext:value-type="string">
            <text:p>Privacy-20より移行</text:p>
          </table:table-cell>
          <table:table-cell table:style-name="ce123" table:formula="of:=IF([.K241]=&quot;&quot;;&quot;?&quot;;IF([.N241]=&quot;&quot;;&quot;新規&quot;;IF([.K241]=[.N241];&quot;&quot;;&quot;変更あり&quot;)))" office:value-type="string" office:string-value="新規" calcext:value-type="string">
            <text:p>新規</text:p>
          </table:table-cell>
          <table:table-cell table:style-name="ce42"/>
          <table:table-cell table:style-name="ce123" table:formula="of:=IF([.N241]=&quot;&quot;;&quot;?&quot;;IF([.P241]=&quot;&quot;;&quot;新規&quot;;IF([.N241]=[.P241];&quot;&quot;;&quot;変更あり&quot;)))" office:value-type="string" office:string-value="?" calcext:value-type="string">
            <text:p>?</text:p>
          </table:table-cell>
          <table:table-cell table:style-name="ce42" office:value-type="string" calcext:value-type="string">
            <text:p>-</text:p>
          </table:table-cell>
          <table:table-cell table:style-name="ce41" table:formula="of:=IF([.P241]=&quot;&quot;;&quot;?&quot;;IF([.R241]=&quot;&quot;;&quot;新規&quot;;IF([.P241]=[.R241];&quot;&quot;;&quot;○&quot;)))">
            <text:p/>
          </table:table-cell>
          <table:table-cell table:style-name="ce205" office:value-type="string" calcext:value-type="string">
            <text:p>-</text:p>
          </table:table-cell>
          <table:table-cell table:style-name="ce205" table:number-columns-repeated="2"/>
          <table:table-cell table:style-name="ce214"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41" office:value-type="string" calcext:value-type="string">
            <text:p>Privacy-43</text:p>
          </table:table-cell>
          <table:table-cell table:style-name="ce41" office:value-type="float" office:value="4" calcext:value-type="float">
            <text:p>4</text:p>
          </table:table-cell>
          <table:covered-table-cell table:number-columns-repeated="2" table:style-name="ce16"/>
          <table:table-cell table:style-name="ce23" office:value-type="string" calcext:value-type="string">
            <text:p>-</text:p>
          </table:table-cell>
          <table:table-cell table:style-name="ce41" office:value-type="string" calcext:value-type="string">
            <text:p>送出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Privacy-33-3も併せて設定する。</text:p>
            <text:p/>
            <text:p>MCD:</text:p>
            <text:p>lockPref("privacy.donottrackheader.enabled", false);</text:p>
            <text:p><text:span text:style-name="T19">lockPref("privacy.trackingprotection.enabled", false);</text:span></text:p>
            <text:p><text:span text:style-name="T19">lockPref("privacy.trackingprotection.pbmode.enabled", false);</text:span></text:p>
            <text:p/>
          </table:table-cell>
          <table:table-cell table:style-name="ce41" office:value-type="string" calcext:value-type="string">
            <text:p><text:span text:style-name="T28">Privacy-20より移行</text:span></text:p>
            <text:p/>
            <text:p><text:span text:style-name="T13">トラッキング防止を「ブロックしない」設定にしたときのみ、DNTを送出しないことができる。</text:span></text:p>
            <text:p/>
            <text:p><text:span text:style-name="T13">したがって、UIのトラッキング防止「常に」「プライベートウィンドウのみ」は選択できない。</text:span></text:p>
            <text:p/>
          </table:table-cell>
          <table:table-cell table:style-name="ce123" table:formula="of:=IF([.K242]=&quot;&quot;;&quot;?&quot;;IF([.N242]=&quot;&quot;;&quot;新規&quot;;IF([.K242]=[.N242];&quot;&quot;;&quot;変更あり&quot;)))" office:value-type="string" office:string-value="新規" calcext:value-type="string">
            <text:p>新規</text:p>
          </table:table-cell>
          <table:table-cell table:style-name="ce41"/>
          <table:table-cell table:style-name="ce123" table:formula="of:=IF([.N242]=&quot;&quot;;&quot;?&quot;;IF([.P242]=&quot;&quot;;&quot;新規&quot;;IF([.N242]=[.P242];&quot;&quot;;&quot;変更あり&quot;)))" office:value-type="string" office:string-value="?" calcext:value-type="string">
            <text:p>?</text:p>
          </table:table-cell>
          <table:table-cell table:style-name="ce20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1" table:formula="of:=IF([.P242]=&quot;&quot;;&quot;?&quot;;IF([.R242]=&quot;&quot;;&quot;新規&quot;;IF([.P242]=[.R242];&quot;&quot;;&quot;○&quot;)))">
            <text:p/>
          </table:table-cell>
          <table:table-cell table:style-name="ce205"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214"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41" office:value-type="string" calcext:value-type="string">
            <text:p>Startup-1</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回起動時の設定移行ウィザード</text:p>
          </table:table-cell>
          <table:table-cell table:style-name="ce15" office:value-type="string" calcext:value-type="string" table:number-columns-spanned="1" table:number-rows-spanned="2">
            <text:p>-</text:p>
          </table:table-cell>
          <table:table-cell table:style-name="ce41" office:value-type="string" calcext:value-type="string">
            <text:p>表示する（既定）</text:p>
          </table:table-cell>
          <table:table-cell table:number-columns-repeated="2" table:style-name="ce41" office:value-type="string" calcext:value-type="string">
            <text:p>-</text:p>
          </table:table-cell>
          <table:table-cell table:style-name="ce41"/>
          <table:table-cell table:style-name="ce123" table:formula="of:=IF([.K243]=&quot;&quot;;&quot;?&quot;;IF([.N243]=&quot;&quot;;&quot;新規&quot;;IF([.K243]=[.N243];&quot;&quot;;&quot;変更あり&quot;)))">
            <text:p/>
          </table:table-cell>
          <table:table-cell table:style-name="ce41" office:value-type="string" calcext:value-type="string">
            <text:p>-</text:p>
          </table:table-cell>
          <table:table-cell table:style-name="ce123" table:formula="of:=IF([.N243]=&quot;&quot;;&quot;?&quot;;IF([.P243]=&quot;&quot;;&quot;新規&quot;;IF([.N243]=[.P243];&quot;&quot;;&quot;変更あり&quot;)))">
            <text:p/>
          </table:table-cell>
          <table:table-cell table:style-name="ce205" office:value-type="string" calcext:value-type="string">
            <text:p>-</text:p>
          </table:table-cell>
          <table:table-cell table:style-name="ce41" table:formula="of:=IF([.P243]=&quot;&quot;;&quot;?&quot;;IF([.R243]=&quot;&quot;;&quot;新規&quot;;IF([.P243]=[.R243];&quot;&quot;;&quot;○&quot;)))">
            <text:p/>
          </table:table-cell>
          <table:table-cell table:style-name="ce205" office:value-type="string" calcext:value-type="string">
            <text:p>-</text:p>
          </table:table-cell>
          <table:table-cell table:style-name="ce205" table:number-columns-repeated="2"/>
          <table:table-cell table:style-name="ce214"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41" office:value-type="string" calcext:value-type="string">
            <text:p>Startup-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しない</text:p>
          </table:table-cell>
          <table:table-cell table:style-name="ce41" office:value-type="string" calcext:value-type="string">
            <text:p>override.iniに設定を反映する</text:p>
          </table:table-cell>
          <table:table-cell table:style-name="ce41" office:value-type="string" calcext:value-type="string">
            <text:p>[XRE]</text:p>
            <text:p>EnableProfileMigrator=0</text:p>
          </table:table-cell>
          <table:table-cell table:style-name="ce41"/>
          <table:table-cell table:style-name="ce123" table:formula="of:=IF([.K244]=&quot;&quot;;&quot;?&quot;;IF([.N244]=&quot;&quot;;&quot;新規&quot;;IF([.K244]=[.N244];&quot;&quot;;&quot;変更あり&quot;)))">
            <text:p/>
          </table:table-cell>
          <table:table-cell table:style-name="ce41" office:value-type="string" calcext:value-type="string">
            <text:p>[XRE]</text:p>
            <text:p>EnableProfileMigrator=0</text:p>
          </table:table-cell>
          <table:table-cell table:style-name="ce123" table:formula="of:=IF([.N244]=&quot;&quot;;&quot;?&quot;;IF([.P244]=&quot;&quot;;&quot;新規&quot;;IF([.N244]=[.P244];&quot;&quot;;&quot;変更あり&quot;)))">
            <text:p/>
          </table:table-cell>
          <table:table-cell table:style-name="ce205" office:value-type="string" calcext:value-type="string">
            <text:p>[XRE]</text:p>
            <text:p>EnableProfileMigrator=0</text:p>
          </table:table-cell>
          <table:table-cell table:style-name="ce41" table:formula="of:=IF([.P244]=&quot;&quot;;&quot;?&quot;;IF([.R244]=&quot;&quot;;&quot;新規&quot;;IF([.P244]=[.R244];&quot;&quot;;&quot;○&quot;)))">
            <text:p/>
          </table:table-cell>
          <table:table-cell table:style-name="ce205" office:value-type="string" calcext:value-type="string">
            <text:p>[XRE]</text:p>
            <text:p>EnableProfileMigrator=0</text:p>
          </table:table-cell>
          <table:table-cell table:style-name="ce205" table:number-columns-repeated="2"/>
          <table:table-cell table:style-name="ce214"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41" office:value-type="string" calcext:value-type="string">
            <text:p>Startup-2</text:p>
          </table:table-cell>
          <table:table-cell table:style-name="ce41"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起動時のホームページの指定</text:p>
          </table:table-cell>
          <table:table-cell table:style-name="ce17" office:value-type="string" calcext:value-type="string" table:number-columns-spanned="1" table:number-rows-spanned="3">
            <text:p>-</text:p>
          </table:table-cell>
          <table:table-cell table:style-name="ce41" office:value-type="string" calcext:value-type="string">
            <text:p>ユーザが指定（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45]=&quot;&quot;;&quot;?&quot;;IF([.N245]=&quot;&quot;;&quot;新規&quot;;IF([.K245]=[.N245];&quot;&quot;;&quot;変更あり&quot;)))">
            <text:p/>
          </table:table-cell>
          <table:table-cell table:style-name="ce42" office:value-type="string" calcext:value-type="string">
            <text:p>-</text:p>
          </table:table-cell>
          <table:table-cell table:style-name="ce123" table:formula="of:=IF([.N245]=&quot;&quot;;&quot;?&quot;;IF([.P245]=&quot;&quot;;&quot;新規&quot;;IF([.N245]=[.P245];&quot;&quot;;&quot;変更あり&quot;)))">
            <text:p/>
          </table:table-cell>
          <table:table-cell table:style-name="ce42" office:value-type="string" calcext:value-type="string">
            <text:p>-</text:p>
          </table:table-cell>
          <table:table-cell table:style-name="ce41" table:formula="of:=IF([.P245]=&quot;&quot;;&quot;?&quot;;IF([.R245]=&quot;&quot;;&quot;新規&quot;;IF([.P245]=[.R245];&quot;&quot;;&quot;○&quot;)))">
            <text:p/>
          </table:table-cell>
          <table:table-cell table:style-name="ce205" office:value-type="string" calcext:value-type="string">
            <text:p>-</text:p>
          </table:table-cell>
          <table:table-cell table:style-name="ce205" table:number-columns-repeated="2"/>
          <table:table-cell table:style-name="ce214"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41" office:value-type="string" calcext:value-type="string">
            <text:p>Startup-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管理者が指定し、変更を許可</text:p>
          </table:table-cell>
          <table:table-cell table:style-name="ce41" office:value-type="string" calcext:value-type="string">
            <text:p>distribution.iniに設定を反映する</text:p>
          </table:table-cell>
          <table:table-cell table:style-name="ce4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97" office:value-type="string" calcext:value-type="string">
            <text:p>homepage_resetに関して設定が反映されない。</text:p>
          </table:table-cell>
          <table:table-cell table:style-name="ce123" table:formula="of:=IF([.K246]=&quot;&quot;;&quot;?&quot;;IF([.N246]=&quot;&quot;;&quot;新規&quot;;IF([.K246]=[.N246];&quot;&quot;;&quot;変更あり&quot;)))">
            <text:p/>
          </table:table-cell>
          <table:table-cell table:style-name="ce4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23" table:formula="of:=IF([.N246]=&quot;&quot;;&quot;?&quot;;IF([.P246]=&quot;&quot;;&quot;新規&quot;;IF([.N246]=[.P246];&quot;&quot;;&quot;変更あり&quot;)))">
            <text:p/>
          </table:table-cell>
          <table:table-cell table:style-name="ce4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1" table:formula="of:=IF([.P246]=&quot;&quot;;&quot;?&quot;;IF([.R246]=&quot;&quot;;&quot;新規&quot;;IF([.P246]=[.R246];&quot;&quot;;&quot;○&quot;)))">
            <text:p/>
          </table:table-cell>
          <table:table-cell table:style-name="ce20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205"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205" office:value-type="string" calcext:value-type="string">
            <text:p>[Global]</text:p>
            <text:p>id=（導入先ID）</text:p>
            <text:p>version=（バージョン）</text:p>
            <text:p>about=Mozilla Firefox</text:p>
            <text:p/>
            <text:p>[LocalizablePreferences]</text:p>
            <text:p>browser.startup.homepage="（URL）"</text:p>
          </table:table-cell>
          <table:table-cell table:style-name="ce214"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41" office:value-type="string" calcext:value-type="string">
            <text:p>Startup-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管理者が指定し、変更を禁止</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1"/>
          <table:table-cell table:style-name="ce123" table:formula="of:=IF([.K247]=&quot;&quot;;&quot;?&quot;;IF([.N247]=&quot;&quot;;&quot;新規&quot;;IF([.K247]=[.N247];&quot;&quot;;&quot;変更あり&quot;)))">
            <text:p/>
          </table:table-cell>
          <table:table-cell table:style-name="ce41"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23" table:formula="of:=IF([.N247]=&quot;&quot;;&quot;?&quot;;IF([.P247]=&quot;&quot;;&quot;新規&quot;;IF([.N247]=[.P247];&quot;&quot;;&quot;変更あり&quot;)))" office:value-type="string" office:string-value="変更あり" calcext:value-type="string">
            <text:p>変更あり</text:p>
          </table:table-cell>
          <table:table-cell table:style-name="ce20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1" table:formula="of:=IF([.P247]=&quot;&quot;;&quot;?&quot;;IF([.R247]=&quot;&quot;;&quot;新規&quot;;IF([.P247]=[.R247];&quot;&quot;;&quot;○&quot;)))" office:value-type="string" office:string-value="○" calcext:value-type="string">
            <text:p>○</text:p>
          </table:table-cell>
          <table:table-cell table:style-name="ce205"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205" table:number-columns-repeated="2"/>
          <table:table-cell table:style-name="ce214"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41" office:value-type="string" calcext:value-type="string">
            <text:p>Startup-3</text:p>
          </table:table-cell>
          <table:table-cell table:style-name="ce41" office:value-type="float" office:value="1" calcext:value-type="float">
            <text:p>1</text:p>
          </table:table-cell>
          <table:table-cell table:style-name="ce17" office:value-type="string" calcext:value-type="string" table:number-columns-spanned="1" table:number-rows-spanned="3">
            <text:p>起動時の挙動の制御</text:p>
          </table:table-cell>
          <table:table-cell table:style-name="ce17"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17" office:value-type="string" calcext:value-type="string" table:number-columns-spanned="1" table:number-rows-spanned="3">
            <text:p>-</text:p>
          </table:table-cell>
          <table:table-cell table:style-name="ce41" office:value-type="string" calcext:value-type="string">
            <text:p>確認する（既定）</text:p>
          </table:table-cell>
          <table:table-cell table:style-name="ce41" office:value-type="string" calcext:value-type="string">
            <text:p>MCDで設定を反映する</text:p>
          </table:table-cell>
          <table:table-cell table:style-name="ce42" office:value-type="string" calcext:value-type="string">
            <text:p>lockPref("browser.shell.checkDefaultBrowser", true);</text:p>
          </table:table-cell>
          <table:table-cell table:style-name="ce42"/>
          <table:table-cell table:style-name="ce123" table:formula="of:=IF([.K248]=&quot;&quot;;&quot;?&quot;;IF([.N248]=&quot;&quot;;&quot;新規&quot;;IF([.K248]=[.N248];&quot;&quot;;&quot;変更あり&quot;)))">
            <text:p/>
          </table:table-cell>
          <table:table-cell table:style-name="ce42" office:value-type="string" calcext:value-type="string">
            <text:p>lockPref("browser.shell.checkDefaultBrowser", true);</text:p>
          </table:table-cell>
          <table:table-cell table:style-name="ce123" table:formula="of:=IF([.N248]=&quot;&quot;;&quot;?&quot;;IF([.P248]=&quot;&quot;;&quot;新規&quot;;IF([.N248]=[.P248];&quot;&quot;;&quot;変更あり&quot;)))">
            <text:p/>
          </table:table-cell>
          <table:table-cell table:style-name="ce42" office:value-type="string" calcext:value-type="string">
            <text:p>lockPref("browser.shell.checkDefaultBrowser", true);</text:p>
          </table:table-cell>
          <table:table-cell table:style-name="ce41" table:formula="of:=IF([.P248]=&quot;&quot;;&quot;?&quot;;IF([.R248]=&quot;&quot;;&quot;新規&quot;;IF([.P248]=[.R248];&quot;&quot;;&quot;○&quot;)))">
            <text:p/>
          </table:table-cell>
          <table:table-cell table:style-name="ce205" office:value-type="string" calcext:value-type="string">
            <text:p>lockPref("browser.shell.checkDefaultBrowser", true);</text:p>
          </table:table-cell>
          <table:table-cell table:style-name="ce205" office:value-type="string" calcext:value-type="string">
            <text:p>変更無し</text:p>
          </table:table-cell>
          <table:table-cell table:style-name="ce205" office:value-type="string" calcext:value-type="string">
            <text:p>lockPref("browser.shell.checkDefaultBrowser", true);</text:p>
          </table:table-cell>
          <table:table-cell table:style-name="ce214"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41" office:value-type="string" calcext:value-type="string">
            <text:p>Startup-3</text:p>
          </table:table-cell>
          <table:table-cell table:style-name="ce41" office:value-type="float" office:value="2" calcext:value-type="float">
            <text:p>2</text:p>
          </table:table-cell>
          <table:covered-table-cell table:number-columns-repeated="3" table:style-name="ce53"/>
          <table:table-cell table:style-name="ce41" office:value-type="string" calcext:value-type="string">
            <text:p>確認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29" office:value-type="string" calcext:value-type="string">
            <text:p><text:span text:style-name="T1">MCD:</text:span></text:p>
            <text:p><text:span text:style-name="T1">lockPref("browser.shell.checkDefaultBrowser", false);</text:span></text:p>
            <text:p><text:span text:style-name="T1"/></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99" office:value-type="string" calcext:value-type="string">
            <text:p>#systemDefaultsGroupはESR52にも存在しないため削除。</text:p>
          </table:table-cell>
          <table:table-cell table:style-name="ce123" table:formula="of:=IF([.K249]=&quot;&quot;;&quot;?&quot;;IF([.N249]=&quot;&quot;;&quot;新規&quot;;IF([.K249]=[.N249];&quot;&quot;;&quot;変更あり&quot;)))" office:value-type="string" office:string-value="変更あり" calcext:value-type="string">
            <text:p>変更あり</text:p>
          </table:table-cell>
          <table:table-cell table:style-name="ce4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23" table:formula="of:=IF([.N249]=&quot;&quot;;&quot;?&quot;;IF([.P249]=&quot;&quot;;&quot;新規&quot;;IF([.N249]=[.P249];&quot;&quot;;&quot;変更あり&quot;)))">
            <text:p/>
          </table:table-cell>
          <table:table-cell table:style-name="ce20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1" table:formula="of:=IF([.P249]=&quot;&quot;;&quot;?&quot;;IF([.R249]=&quot;&quot;;&quot;新規&quot;;IF([.P249]=[.R249];&quot;&quot;;&quot;○&quot;)))">
            <text:p/>
          </table:table-cell>
          <table:table-cell table:style-name="ce205"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214"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41" office:value-type="string" calcext:value-type="string">
            <text:p>Startup-3</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確認しない（ポリシーで設定）</text:p>
          </table:table-cell>
          <table:table-cell table:style-name="ce29" office:value-type="string" calcext:value-type="string">
            <text:p>Policy Engineのポリシーを設定する</text:p>
          </table:table-cell>
          <table:table-cell table:style-name="ce29" office:value-type="string" calcext:value-type="string">
            <text:p>"DontCheckDefaultBrowser": true</text:p>
          </table:table-cell>
          <table:table-cell table:style-name="ce199"/>
          <table:table-cell table:style-name="ce123" table:formula="of:=IF([.K250]=&quot;&quot;;&quot;?&quot;;IF([.N250]=&quot;&quot;;&quot;新規&quot;;IF([.K250]=[.N250];&quot;&quot;;&quot;変更あり&quot;)))" office:value-type="string" office:string-value="新規" calcext:value-type="string">
            <text:p>新規</text:p>
          </table:table-cell>
          <table:table-cell table:style-name="ce41"/>
          <table:table-cell table:style-name="ce123"/>
          <table:table-cell table:style-name="ce205"/>
          <table:table-cell table:style-name="ce41"/>
          <table:table-cell table:style-name="ce205" table:number-columns-repeated="3"/>
          <table:table-cell table:style-name="ce214"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41" office:value-type="string" calcext:value-type="string">
            <text:p>Startup-4</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バージョンアップ後の初回起動時における、バージョンアップ完了案内のタブの表示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51]=&quot;&quot;;&quot;?&quot;;IF([.N251]=&quot;&quot;;&quot;新規&quot;;IF([.K251]=[.N251];&quot;&quot;;&quot;変更あり&quot;)))">
            <text:p/>
          </table:table-cell>
          <table:table-cell table:style-name="ce42" office:value-type="string" calcext:value-type="string">
            <text:p>-</text:p>
          </table:table-cell>
          <table:table-cell table:style-name="ce123" table:formula="of:=IF([.N251]=&quot;&quot;;&quot;?&quot;;IF([.P251]=&quot;&quot;;&quot;新規&quot;;IF([.N251]=[.P251];&quot;&quot;;&quot;変更あり&quot;)))">
            <text:p/>
          </table:table-cell>
          <table:table-cell table:style-name="ce42" office:value-type="string" calcext:value-type="string">
            <text:p>-</text:p>
          </table:table-cell>
          <table:table-cell table:style-name="ce41" table:formula="of:=IF([.P251]=&quot;&quot;;&quot;?&quot;;IF([.R251]=&quot;&quot;;&quot;新規&quot;;IF([.P251]=[.R251];&quot;&quot;;&quot;○&quot;)))">
            <text:p/>
          </table:table-cell>
          <table:table-cell table:style-name="ce205" office:value-type="string" calcext:value-type="string">
            <text:p>-</text:p>
          </table:table-cell>
          <table:table-cell table:style-name="ce205" office:value-type="string" calcext:value-type="string">
            <text:p>変更無し</text:p>
          </table:table-cell>
          <table:table-cell table:style-name="ce205" office:value-type="string" calcext:value-type="string">
            <text:p>-</text:p>
          </table:table-cell>
          <table:table-cell table:style-name="ce214"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41" office:value-type="string" calcext:value-type="string">
            <text:p>Startup-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browser.startup.homepage_override.mstone", "ignore");</text:p>
          </table:table-cell>
          <table:table-cell table:style-name="ce42"/>
          <table:table-cell table:style-name="ce123" table:formula="of:=IF([.K252]=&quot;&quot;;&quot;?&quot;;IF([.N252]=&quot;&quot;;&quot;新規&quot;;IF([.K252]=[.N252];&quot;&quot;;&quot;変更あり&quot;)))">
            <text:p/>
          </table:table-cell>
          <table:table-cell table:style-name="ce42" office:value-type="string" calcext:value-type="string">
            <text:p>lockPref("browser.startup.homepage_override.mstone", "ignore");</text:p>
          </table:table-cell>
          <table:table-cell table:style-name="ce123" table:formula="of:=IF([.N252]=&quot;&quot;;&quot;?&quot;;IF([.P252]=&quot;&quot;;&quot;新規&quot;;IF([.N252]=[.P252];&quot;&quot;;&quot;変更あり&quot;)))">
            <text:p/>
          </table:table-cell>
          <table:table-cell table:style-name="ce42" office:value-type="string" calcext:value-type="string">
            <text:p>lockPref("browser.startup.homepage_override.mstone", "ignore");</text:p>
          </table:table-cell>
          <table:table-cell table:style-name="ce41" table:formula="of:=IF([.P252]=&quot;&quot;;&quot;?&quot;;IF([.R252]=&quot;&quot;;&quot;新規&quot;;IF([.P252]=[.R252];&quot;&quot;;&quot;○&quot;)))">
            <text:p/>
          </table:table-cell>
          <table:table-cell table:style-name="ce205" office:value-type="string" calcext:value-type="string">
            <text:p>lockPref("browser.startup.homepage_override.mstone", "ignore");</text:p>
          </table:table-cell>
          <table:table-cell table:style-name="ce205" office:value-type="string" calcext:value-type="string">
            <text:p>変更無し</text:p>
          </table:table-cell>
          <table:table-cell table:style-name="ce205" office:value-type="string" calcext:value-type="string">
            <text:p>lockPref("browser.startup.homepage_override.mstone", "ignore");</text:p>
          </table:table-cell>
          <table:table-cell table:style-name="ce214"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41" office:value-type="string" calcext:value-type="string">
            <text:p>Startup-5</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初期状態のブックマーク</text:p>
          </table:table-cell>
          <table:table-cell table:style-name="ce15" office:value-type="string" calcext:value-type="string" table:number-columns-spanned="1" table:number-rows-spanned="2">
            <text:p>-</text:p>
          </table:table-cell>
          <table:table-cell table:style-name="ce41" office:value-type="string" calcext:value-type="string">
            <text:p>初期項目を使う（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53]=&quot;&quot;;&quot;?&quot;;IF([.N253]=&quot;&quot;;&quot;新規&quot;;IF([.K253]=[.N253];&quot;&quot;;&quot;変更あり&quot;)))">
            <text:p/>
          </table:table-cell>
          <table:table-cell table:style-name="ce42" office:value-type="string" calcext:value-type="string">
            <text:p>-</text:p>
          </table:table-cell>
          <table:table-cell table:style-name="ce123" table:formula="of:=IF([.N253]=&quot;&quot;;&quot;?&quot;;IF([.P253]=&quot;&quot;;&quot;新規&quot;;IF([.N253]=[.P253];&quot;&quot;;&quot;変更あり&quot;)))">
            <text:p/>
          </table:table-cell>
          <table:table-cell table:style-name="ce42" office:value-type="string" calcext:value-type="string">
            <text:p>-</text:p>
          </table:table-cell>
          <table:table-cell table:style-name="ce41" table:formula="of:=IF([.P253]=&quot;&quot;;&quot;?&quot;;IF([.R253]=&quot;&quot;;&quot;新規&quot;;IF([.P253]=[.R253];&quot;&quot;;&quot;○&quot;)))">
            <text:p/>
          </table:table-cell>
          <table:table-cell table:style-name="ce205" office:value-type="string" calcext:value-type="string">
            <text:p>-</text:p>
          </table:table-cell>
          <table:table-cell table:style-name="ce205" table:number-columns-repeated="2"/>
          <table:table-cell table:style-name="ce214"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41" office:value-type="string" calcext:value-type="string">
            <text:p>Startup-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空にする</text:p>
          </table:table-cell>
          <table:table-cell table:style-name="ce41" office:value-type="string" calcext:value-type="string">
            <text:p>1. 空のbookmarks.htmlをdefault/profile/に設置する</text:p>
            <text:p>2. MCDで設定を反映する</text:p>
          </table:table-cell>
          <table:table-cell table:style-name="ce4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2"/>
          <table:table-cell table:style-name="ce123" table:formula="of:=IF([.K254]=&quot;&quot;;&quot;?&quot;;IF([.N254]=&quot;&quot;;&quot;新規&quot;;IF([.K254]=[.N254];&quot;&quot;;&quot;変更あり&quot;)))">
            <text:p/>
          </table:table-cell>
          <table:table-cell table:style-name="ce4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23" table:formula="of:=IF([.N254]=&quot;&quot;;&quot;?&quot;;IF([.P254]=&quot;&quot;;&quot;新規&quot;;IF([.N254]=[.P254];&quot;&quot;;&quot;変更あり&quot;)))">
            <text:p/>
          </table:table-cell>
          <table:table-cell table:style-name="ce4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1" table:formula="of:=IF([.P254]=&quot;&quot;;&quot;?&quot;;IF([.R254]=&quot;&quot;;&quot;新規&quot;;IF([.P254]=[.R254];&quot;&quot;;&quot;○&quot;)))" office:value-type="string" office:string-value="○" calcext:value-type="string">
            <text:p>○</text:p>
          </table:table-cell>
          <table:table-cell table:style-name="ce205"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205" office:value-type="string" calcext:value-type="string">
            <text:p>変更無し</text:p>
          </table:table-cell>
          <table:table-cell table:style-name="ce205"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214"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1(廃止)" calcext:value-type="string">
            <text:p>Startup-6-1(廃止)</text:p>
          </table:table-cell>
          <table:table-cell table:style-name="ce41" office:value-type="string" calcext:value-type="string">
            <text:p>Startup-6</text:p>
          </table:table-cell>
          <table:table-cell table:style-name="ce41" office:value-type="string" calcext:value-type="string">
            <text:p>1(廃止)</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あなたの権利」の表示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office:value-type="string" calcext:value-type="string">
            <text:p><text:span text:style-name="T18">Firefox 57から旧来のabout:homeはActivityStreamで代替された。</text:span></text:p>
            <text:p><text:span text:style-name="T18">ActivityStreamがFirefox 60で無効化できなくなったため廃止。</text:span></text:p>
          </table:table-cell>
          <table:table-cell table:style-name="ce123" table:formula="of:=IF([.K255]=&quot;&quot;;&quot;?&quot;;IF([.N255]=&quot;&quot;;&quot;新規&quot;;IF([.K255]=[.N255];&quot;&quot;;&quot;変更あり&quot;)))">
            <text:p/>
          </table:table-cell>
          <table:table-cell table:style-name="ce42" office:value-type="string" calcext:value-type="string">
            <text:p>-</text:p>
          </table:table-cell>
          <table:table-cell table:style-name="ce123" table:formula="of:=IF([.N255]=&quot;&quot;;&quot;?&quot;;IF([.P255]=&quot;&quot;;&quot;新規&quot;;IF([.N255]=[.P255];&quot;&quot;;&quot;変更あり&quot;)))">
            <text:p/>
          </table:table-cell>
          <table:table-cell table:style-name="ce42" office:value-type="string" calcext:value-type="string">
            <text:p>-</text:p>
          </table:table-cell>
          <table:table-cell table:style-name="ce41" table:formula="of:=IF([.P255]=&quot;&quot;;&quot;?&quot;;IF([.R255]=&quot;&quot;;&quot;新規&quot;;IF([.P255]=[.R255];&quot;&quot;;&quot;○&quot;)))">
            <text:p/>
          </table:table-cell>
          <table:table-cell table:style-name="ce205" office:value-type="string" calcext:value-type="string">
            <text:p>-</text:p>
          </table:table-cell>
          <table:table-cell table:style-name="ce205" table:number-columns-repeated="2"/>
          <table:table-cell table:style-name="ce214"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2(廃止)" calcext:value-type="string">
            <text:p>Startup-6-2(廃止)</text:p>
          </table:table-cell>
          <table:table-cell table:style-name="ce41" office:value-type="string" calcext:value-type="string">
            <text:p>Startup-6</text:p>
          </table:table-cell>
          <table:table-cell table:style-name="ce41" office:value-type="string" calcext:value-type="string">
            <text:p>2(廃止)</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text:p>
          </table:table-cell>
          <table:table-cell table:style-name="ce42" office:value-type="string" calcext:value-type="string">
            <text:p>ActivityStreamがFirefox 60で無効化できなくなったため廃止。</text:p>
          </table:table-cell>
          <table:table-cell table:style-name="ce123" table:formula="of:=IF([.K256]=&quot;&quot;;&quot;?&quot;;IF([.N256]=&quot;&quot;;&quot;新規&quot;;IF([.K256]=[.N256];&quot;&quot;;&quot;変更あり&quot;)))" office:value-type="string" office:string-value="変更あり" calcext:value-type="string">
            <text:p>変更あり</text:p>
          </table:table-cell>
          <table:table-cell table:style-name="ce4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23" table:formula="of:=IF([.N256]=&quot;&quot;;&quot;?&quot;;IF([.P256]=&quot;&quot;;&quot;新規&quot;;IF([.N256]=[.P256];&quot;&quot;;&quot;変更あり&quot;)))">
            <text:p/>
          </table:table-cell>
          <table:table-cell table:style-name="ce4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1" table:formula="of:=IF([.P256]=&quot;&quot;;&quot;?&quot;;IF([.R256]=&quot;&quot;;&quot;新規&quot;;IF([.P256]=[.R256];&quot;&quot;;&quot;○&quot;)))">
            <text:p/>
          </table:table-cell>
          <table:table-cell table:style-name="ce20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205" office:value-type="string" calcext:value-type="string">
            <text:p>変更無し</text:p>
          </table:table-cell>
          <table:table-cell table:style-name="ce205"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214"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41" office:value-type="string" calcext:value-type="string">
            <text:p>Startup-7</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60日以上Firefoxを使用しなかった場合の、次の起動時における設定のリセットの提案の可否</text:p>
          </table:table-cell>
          <table:table-cell table:style-name="ce15" office:value-type="string" calcext:value-type="string" table:number-columns-spanned="1" table:number-rows-spanned="2">
            <text:p>-</text:p>
          </table:table-cell>
          <table:table-cell table:style-name="ce41" office:value-type="string" calcext:value-type="string">
            <text:p>リセットを提案する（既定）</text:p>
          </table:table-cell>
          <table:table-cell table:style-name="ce41" office:value-type="string" calcext:value-type="string">
            <text:p>MCDで設定を反映する</text:p>
          </table:table-cell>
          <table:table-cell table:style-name="ce42" office:value-type="string" calcext:value-type="string">
            <text:p>lockPref("browser.disableResetPrompt", false);</text:p>
          </table:table-cell>
          <table:table-cell table:style-name="ce197" office:value-type="string" calcext:value-type="string">
            <text:p>既定でリセットが提案されない。</text:p>
          </table:table-cell>
          <table:table-cell table:style-name="ce123" table:formula="of:=IF([.K257]=&quot;&quot;;&quot;?&quot;;IF([.N257]=&quot;&quot;;&quot;新規&quot;;IF([.K257]=[.N257];&quot;&quot;;&quot;変更あり&quot;)))">
            <text:p/>
          </table:table-cell>
          <table:table-cell table:style-name="ce42" office:value-type="string" calcext:value-type="string">
            <text:p>lockPref("browser.disableResetPrompt", false);</text:p>
          </table:table-cell>
          <table:table-cell table:style-name="ce123" table:formula="of:=IF([.N257]=&quot;&quot;;&quot;?&quot;;IF([.P257]=&quot;&quot;;&quot;新規&quot;;IF([.N257]=[.P257];&quot;&quot;;&quot;変更あり&quot;)))">
            <text:p/>
          </table:table-cell>
          <table:table-cell table:style-name="ce42" office:value-type="string" calcext:value-type="string">
            <text:p>lockPref("browser.disableResetPrompt", false);</text:p>
          </table:table-cell>
          <table:table-cell table:style-name="ce41" table:formula="of:=IF([.P257]=&quot;&quot;;&quot;?&quot;;IF([.R257]=&quot;&quot;;&quot;新規&quot;;IF([.P257]=[.R257];&quot;&quot;;&quot;○&quot;)))">
            <text:p/>
          </table:table-cell>
          <table:table-cell table:number-columns-repeated="2" table:style-name="ce205" office:value-type="string" calcext:value-type="string">
            <text:p>lockPref("browser.disableResetPrompt", false);</text:p>
          </table:table-cell>
          <table:table-cell table:style-name="ce205" office:value-type="string" calcext:value-type="string">
            <text:p>-</text:p>
          </table:table-cell>
          <table:table-cell table:style-name="ce214"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41" office:value-type="string" calcext:value-type="string">
            <text:p>Startup-7</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リセットを提案しない</text:p>
          </table:table-cell>
          <table:table-cell table:style-name="ce41" office:value-type="string" calcext:value-type="string">
            <text:p>MCDで設定を反映する</text:p>
          </table:table-cell>
          <table:table-cell table:style-name="ce42" office:value-type="string" calcext:value-type="string">
            <text:p>lockPref("browser.disableResetPrompt", true);</text:p>
          </table:table-cell>
          <table:table-cell table:style-name="ce42"/>
          <table:table-cell table:style-name="ce123" table:formula="of:=IF([.K258]=&quot;&quot;;&quot;?&quot;;IF([.N258]=&quot;&quot;;&quot;新規&quot;;IF([.K258]=[.N258];&quot;&quot;;&quot;変更あり&quot;)))">
            <text:p/>
          </table:table-cell>
          <table:table-cell table:style-name="ce42" office:value-type="string" calcext:value-type="string">
            <text:p>lockPref("browser.disableResetPrompt", true);</text:p>
          </table:table-cell>
          <table:table-cell table:style-name="ce123" table:formula="of:=IF([.N258]=&quot;&quot;;&quot;?&quot;;IF([.P258]=&quot;&quot;;&quot;新規&quot;;IF([.N258]=[.P258];&quot;&quot;;&quot;変更あり&quot;)))">
            <text:p/>
          </table:table-cell>
          <table:table-cell table:style-name="ce42" office:value-type="string" calcext:value-type="string">
            <text:p>lockPref("browser.disableResetPrompt", true);</text:p>
          </table:table-cell>
          <table:table-cell table:style-name="ce41" table:formula="of:=IF([.P258]=&quot;&quot;;&quot;?&quot;;IF([.R258]=&quot;&quot;;&quot;新規&quot;;IF([.P258]=[.R258];&quot;&quot;;&quot;○&quot;)))">
            <text:p/>
          </table:table-cell>
          <table:table-cell table:number-columns-repeated="2" table:style-name="ce205" office:value-type="string" calcext:value-type="string">
            <text:p>lockPref("browser.disableResetPrompt", true);</text:p>
          </table:table-cell>
          <table:table-cell table:style-name="ce205" office:value-type="string" calcext:value-type="string">
            <text:p>-</text:p>
          </table:table-cell>
          <table:table-cell table:style-name="ce214"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16" calcext:value-type="float">
            <text:p>216</text:p>
          </table:table-cell>
          <table:table-cell table:style-name="ce5" table:formula="of:=CONCATENATE([.$D259];&quot;-&quot;;[.$E259])" office:value-type="string" office:string-value="Startup-8-1" calcext:value-type="string">
            <text:p>Startup-8-1</text:p>
          </table:table-cell>
          <table:table-cell table:style-name="ce41" office:value-type="string" calcext:value-type="string">
            <text:p>Startup-8</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UIの変更点を解説するツアーの表示の可否</text:p>
          </table:table-cell>
          <table:table-cell table:style-name="ce15" office:value-type="string" calcext:value-type="string" table:number-columns-spanned="1" table:number-rows-spanned="2">
            <text:p>-</text:p>
          </table:table-cell>
          <table:table-cell table:style-name="ce41" office:value-type="string" calcext:value-type="string">
            <text:p>ツアーを表示する（既定）</text:p>
          </table:table-cell>
          <table:table-cell table:style-name="ce41" office:value-type="string" calcext:value-type="string">
            <text:p>MCDで設定を反映する</text:p>
          </table:table-cell>
          <table:table-cell table:style-name="ce42" office:value-type="string" calcext:value-type="string">
            <text:p>-</text:p>
          </table:table-cell>
          <table:table-cell table:style-name="ce42"/>
          <table:table-cell table:style-name="ce123" table:formula="of:=IF([.K259]=&quot;&quot;;&quot;?&quot;;IF([.N259]=&quot;&quot;;&quot;新規&quot;;IF([.K259]=[.N259];&quot;&quot;;&quot;変更あり&quot;)))">
            <text:p/>
          </table:table-cell>
          <table:table-cell table:style-name="ce42" office:value-type="string" calcext:value-type="string">
            <text:p>-</text:p>
          </table:table-cell>
          <table:table-cell table:style-name="ce123" table:formula="of:=IF([.N259]=&quot;&quot;;&quot;?&quot;;IF([.P259]=&quot;&quot;;&quot;新規&quot;;IF([.N259]=[.P259];&quot;&quot;;&quot;変更あり&quot;)))">
            <text:p/>
          </table:table-cell>
          <table:table-cell table:style-name="ce42" office:value-type="string" calcext:value-type="string">
            <text:p>-</text:p>
          </table:table-cell>
          <table:table-cell table:style-name="ce41" table:formula="of:=IF([.P259]=&quot;&quot;;&quot;?&quot;;IF([.R259]=&quot;&quot;;&quot;新規&quot;;IF([.P259]=[.R259];&quot;&quot;;&quot;○&quot;)))" office:value-type="string" office:string-value="○" calcext:value-type="string">
            <text:p>○</text:p>
          </table:table-cell>
          <table:table-cell table:number-columns-repeated="2" table:style-name="ce205" office:value-type="string" calcext:value-type="string">
            <text:p>lockPref("browser.uitour.enabled", true);</text:p>
          </table:table-cell>
          <table:table-cell table:style-name="ce205" office:value-type="string" calcext:value-type="string">
            <text:p>-</text:p>
          </table:table-cell>
          <table:table-cell table:style-name="ce214"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17" calcext:value-type="float">
            <text:p>217</text:p>
          </table:table-cell>
          <table:table-cell table:style-name="ce5" table:formula="of:=CONCATENATE([.$D260];&quot;-&quot;;[.$E260])" office:value-type="string" office:string-value="Startup-8-2" calcext:value-type="string">
            <text:p>Startup-8-2</text:p>
          </table:table-cell>
          <table:table-cell table:style-name="ce41" office:value-type="string" calcext:value-type="string">
            <text:p>Startup-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ツアーを表示しない</text:p>
          </table:table-cell>
          <table:table-cell table:style-name="ce41" office:value-type="string" calcext:value-type="string">
            <text:p>MCDで設定を反映する</text:p>
          </table:table-cell>
          <table:table-cell table:style-name="ce4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97" office:value-type="string" calcext:value-type="string">
            <text:p>ツアーが開始され抑制されない。</text:p>
          </table:table-cell>
          <table:table-cell table:style-name="ce123" table:formula="of:=IF([.K260]=&quot;&quot;;&quot;?&quot;;IF([.N260]=&quot;&quot;;&quot;新規&quot;;IF([.K260]=[.N260];&quot;&quot;;&quot;変更あり&quot;)))">
            <text:p/>
          </table:table-cell>
          <table:table-cell table:style-name="ce4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23" table:formula="of:=IF([.N260]=&quot;&quot;;&quot;?&quot;;IF([.P260]=&quot;&quot;;&quot;新規&quot;;IF([.N260]=[.P260];&quot;&quot;;&quot;変更あり&quot;)))">
            <text:p/>
          </table:table-cell>
          <table:table-cell table:style-name="ce4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41" table:formula="of:=IF([.P260]=&quot;&quot;;&quot;?&quot;;IF([.R260]=&quot;&quot;;&quot;新規&quot;;IF([.P260]=[.R260];&quot;&quot;;&quot;○&quot;)))" office:value-type="string" office:string-value="○" calcext:value-type="string">
            <text:p>○</text:p>
          </table:table-cell>
          <table:table-cell table:style-name="ce205" office:value-type="string" calcext:value-type="string">
            <text:p>lockPref("browser.uitour.enabled", false);</text:p>
            <text:p>lockPref("browser.uitour.pinnedTabUrl", "");</text:p>
            <text:p>lockPref("browser.uitour.themeOrigin", "");</text:p>
            <text:p>lockPref("browser.uitour.url", "");</text:p>
          </table:table-cell>
          <table:table-cell table:style-name="ce205" office:value-type="string" calcext:value-type="string">
            <text:p>lockPref("browser.uitour.enabled", false);</text:p>
          </table:table-cell>
          <table:table-cell table:style-name="ce205" office:value-type="string" calcext:value-type="string">
            <text:p>-</text:p>
          </table:table-cell>
          <table:table-cell table:style-name="ce214"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41" office:value-type="string" calcext:value-type="string">
            <text:p>Startup-9（廃止）</text:p>
          </table:table-cell>
          <table:table-cell table:style-name="ce41" office:value-type="float" office:value="1" calcext:value-type="float">
            <text:p>1</text:p>
          </table:table-cell>
          <table:table-cell table:style-name="ce15" office:value-type="string" calcext:value-type="string" table:number-columns-spanned="1" table:number-rows-spanned="2">
            <text:p>起動時の挙動の制御</text:p>
          </table:table-cell>
          <table:table-cell table:style-name="ce15" office:value-type="string" calcext:value-type="string" table:number-columns-spanned="1" table:number-rows-spanned="2">
            <text:p>マルチプロセスモードのフィードバックを促すメッセージの表示の可否</text:p>
          </table:table-cell>
          <table:table-cell table:style-name="ce15" office:value-type="string" calcext:value-type="string" table:number-columns-spanned="1" table:number-rows-spanned="2">
            <text:p>-</text:p>
          </table:table-cell>
          <table:table-cell table:style-name="ce41" office:value-type="string" calcext:value-type="string">
            <text:p>表示する（既定）</text:p>
          </table:table-cell>
          <table:table-cell table:style-name="ce41" office:value-type="string" calcext:value-type="string">
            <text:p>-</text:p>
          </table:table-cell>
          <table:table-cell table:style-name="ce123" office:value-type="string" calcext:value-type="string">
            <text:p>Firefox 52で廃止</text:p>
          </table:table-cell>
          <table:table-cell table:style-name="ce123"/>
          <table:table-cell table:style-name="ce123" table:formula="of:=IF([.K261]=&quot;&quot;;&quot;?&quot;;IF([.N261]=&quot;&quot;;&quot;新規&quot;;IF([.K261]=[.N261];&quot;&quot;;&quot;変更あり&quot;)))">
            <text:p/>
          </table:table-cell>
          <table:table-cell table:style-name="ce123" office:value-type="string" calcext:value-type="string">
            <text:p>Firefox 52で廃止</text:p>
          </table:table-cell>
          <table:table-cell table:style-name="ce123" table:formula="of:=IF([.N261]=&quot;&quot;;&quot;?&quot;;IF([.P261]=&quot;&quot;;&quot;新規&quot;;IF([.N261]=[.P261];&quot;&quot;;&quot;変更あり&quot;)))" office:value-type="string" office:string-value="変更あり" calcext:value-type="string">
            <text:p>変更あり</text:p>
          </table:table-cell>
          <table:table-cell table:style-name="ce205" office:value-type="string" calcext:value-type="string">
            <text:p>-</text:p>
          </table:table-cell>
          <table:table-cell table:style-name="ce41" table:formula="of:=IF([.P261]=&quot;&quot;;&quot;?&quot;;IF([.R261]=&quot;&quot;;&quot;新規&quot;;IF([.P261]=[.R261];&quot;&quot;;&quot;○&quot;)))">
            <text:p/>
          </table:table-cell>
          <table:table-cell table:style-name="ce205" office:value-type="string" calcext:value-type="string">
            <text:p>-</text:p>
          </table:table-cell>
          <table:table-cell table:style-name="ce205" table:number-columns-repeated="2"/>
          <table:table-cell table:style-name="ce214"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41" office:value-type="string" calcext:value-type="string">
            <text:p>Startup-9（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しない</text:p>
          </table:table-cell>
          <table:table-cell table:style-name="ce41" office:value-type="string" calcext:value-type="string">
            <text:p>MCDで設定を反映する</text:p>
          </table:table-cell>
          <table:table-cell table:style-name="ce123" office:value-type="string" calcext:value-type="string">
            <text:p>Firefox 52で廃止</text:p>
          </table:table-cell>
          <table:table-cell table:style-name="ce123"/>
          <table:table-cell table:style-name="ce123" table:formula="of:=IF([.K262]=&quot;&quot;;&quot;?&quot;;IF([.N262]=&quot;&quot;;&quot;新規&quot;;IF([.K262]=[.N262];&quot;&quot;;&quot;変更あり&quot;)))">
            <text:p/>
          </table:table-cell>
          <table:table-cell table:style-name="ce123" office:value-type="string" calcext:value-type="string">
            <text:p>Firefox 52で廃止</text:p>
          </table:table-cell>
          <table:table-cell table:style-name="ce123" table:formula="of:=IF([.N262]=&quot;&quot;;&quot;?&quot;;IF([.P262]=&quot;&quot;;&quot;新規&quot;;IF([.N262]=[.P262];&quot;&quot;;&quot;変更あり&quot;)))" office:value-type="string" office:string-value="変更あり" calcext:value-type="string">
            <text:p>変更あり</text:p>
          </table:table-cell>
          <table:table-cell table:style-name="ce205" office:value-type="string" calcext:value-type="string">
            <text:p>lockPref("browser.requestE10sFeedback", false);</text:p>
            <text:p>lockPref("app.feedback.baseURL", "");</text:p>
          </table:table-cell>
          <table:table-cell table:style-name="ce41" table:formula="of:=IF([.P262]=&quot;&quot;;&quot;?&quot;;IF([.R262]=&quot;&quot;;&quot;新規&quot;;IF([.P262]=[.R262];&quot;&quot;;&quot;○&quot;)))">
            <text:p/>
          </table:table-cell>
          <table:table-cell table:style-name="ce205" office:value-type="string" calcext:value-type="string">
            <text:p>lockPref("browser.requestE10sFeedback", false);</text:p>
            <text:p>lockPref("app.feedback.baseURL", "");</text:p>
          </table:table-cell>
          <table:table-cell table:style-name="ce205" table:number-columns-repeated="2"/>
          <table:table-cell table:style-name="ce214"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8" calcext:value-type="float">
            <text:p>218</text:p>
          </table:table-cell>
          <table:table-cell table:style-name="ce5" table:formula="of:=CONCATENATE([.$D263];&quot;-&quot;;[.$E263])" office:value-type="string" office:string-value="Startup-10-1" calcext:value-type="string">
            <text:p>Startup-10-1</text:p>
          </table:table-cell>
          <table:table-cell table:style-name="ce41" office:value-type="string" calcext:value-type="string">
            <text:p>Startup-10</text:p>
          </table:table-cell>
          <table:table-cell table:style-name="ce41" office:value-type="float" office:value="1" calcext:value-type="float">
            <text:p>1</text:p>
          </table:table-cell>
          <table:table-cell table:style-name="ce67" office:value-type="string" calcext:value-type="string" table:number-columns-spanned="1" table:number-rows-spanned="2">
            <text:p>起動時の挙動の制御</text:p>
          </table:table-cell>
          <table:table-cell table:style-name="ce67" office:value-type="string" calcext:value-type="string" table:number-columns-spanned="1" table:number-rows-spanned="2">
            <text:p>初回起動時などにダミーのウィンドウを使用してハードウェア性能をテストする</text:p>
          </table:table-cell>
          <table:table-cell table:style-name="ce15" office:value-type="string" calcext:value-type="string" table:number-columns-spanned="1" table:number-rows-spanned="2">
            <text:p>-</text:p>
          </table:table-cell>
          <table:table-cell table:style-name="ce41" office:value-type="string" calcext:value-type="string">
            <text:p>ハードウェア情報が変更されていたら起動時に性能をテストする（既定）</text:p>
          </table:table-cell>
          <table:table-cell table:number-columns-repeated="2" table:style-name="ce123" office:value-type="string" calcext:value-type="string">
            <text:p>-</text:p>
          </table:table-cell>
          <table:table-cell table:style-name="ce123"/>
          <table:table-cell table:style-name="ce123" table:formula="of:=IF([.K263]=&quot;&quot;;&quot;?&quot;;IF([.N263]=&quot;&quot;;&quot;新規&quot;;IF([.K263]=[.N263];&quot;&quot;;&quot;変更あり&quot;)))">
            <text:p/>
          </table:table-cell>
          <table:table-cell table:style-name="ce123" office:value-type="string" calcext:value-type="string">
            <text:p>-</text:p>
          </table:table-cell>
          <table:table-cell table:style-name="ce123" table:formula="of:=IF([.N263]=&quot;&quot;;&quot;?&quot;;IF([.P263]=&quot;&quot;;&quot;新規&quot;;IF([.N263]=[.P263];&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214"/>
          <table:table-cell table:number-columns-repeated="1003"/>
        </table:table-row>
        <table:table-row table:style-name="ro107">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9" calcext:value-type="float">
            <text:p>219</text:p>
          </table:table-cell>
          <table:table-cell table:style-name="ce5" table:formula="of:=CONCATENATE([.$D264];&quot;-&quot;;[.$E264])" office:value-type="string" office:string-value="Startup-10-2" calcext:value-type="string">
            <text:p>Startup-10-2</text:p>
          </table:table-cell>
          <table:table-cell table:style-name="ce41" office:value-type="string" calcext:value-type="string">
            <text:p>Startup-10</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ハードウェア情報の変更を無視し、性能を測定しない</text:p>
          </table:table-cell>
          <table:table-cell table:style-name="ce123" office:value-type="string" calcext:value-type="string">
            <text:p>MCDで設定を反映する</text:p>
          </table:table-cell>
          <table:table-cell table:style-name="ce123" office:value-type="string" calcext:value-type="string">
            <text:p>lockPref("sanity-test.running", true);</text:p>
          </table:table-cell>
          <table:table-cell table:style-name="ce123"/>
          <table:table-cell table:style-name="ce123" table:formula="of:=IF([.K264]=&quot;&quot;;&quot;?&quot;;IF([.N264]=&quot;&quot;;&quot;新規&quot;;IF([.K264]=[.N264];&quot;&quot;;&quot;変更あり&quot;)))">
            <text:p/>
          </table:table-cell>
          <table:table-cell table:style-name="ce123" office:value-type="string" calcext:value-type="string">
            <text:p>lockPref("sanity-test.running", true);</text:p>
          </table:table-cell>
          <table:table-cell table:style-name="ce123" table:formula="of:=IF([.N264]=&quot;&quot;;&quot;?&quot;;IF([.P264]=&quot;&quot;;&quot;新規&quot;;IF([.N264]=[.P264];&quot;&quot;;&quot;変更あり&quot;)))" office:value-type="string" office:string-value="新規" calcext:value-type="string">
            <text:p>新規</text:p>
          </table:table-cell>
          <table:table-cell table:style-name="ce205"/>
          <table:table-cell table:style-name="ce41"/>
          <table:table-cell table:style-name="ce205" table:number-columns-repeated="3"/>
          <table:table-cell table:style-name="ce214"/>
          <table:table-cell table:number-columns-repeated="1003"/>
        </table:table-row>
        <table:table-row table:style-name="ro107">
          <table:table-cell table:style-name="ce1" office:value-type="string" calcext:value-type="string">
            <text:p>○</text:p>
          </table:table-cell>
          <table:table-cell table:style-name="ce5" table:formula="of:=IF(AND([.$A265]&lt;&gt;&quot;&quot;;NOT(ISNUMBER(FIND(&quot;廃止&quot;;[.$D265])));NOT(ISNUMBER(FIND(&quot;廃止&quot;;[.$E265]))));MAX([.$B$1:.$B264])+1;&quot;&quot;)" office:value-type="float" office:value="220" calcext:value-type="float">
            <text:p>220</text:p>
          </table:table-cell>
          <table:table-cell table:style-name="ce5" table:formula="of:=CONCATENATE([.$D265];&quot;-&quot;;[.$E265])" office:value-type="string" office:string-value="Startup-11-1" calcext:value-type="string">
            <text:p>Startup-11-1</text:p>
          </table:table-cell>
          <table:table-cell table:style-name="ce41" office:value-type="string" calcext:value-type="string">
            <text:p>Startup-11</text:p>
          </table:table-cell>
          <table:table-cell table:style-name="ce41" office:value-type="float" office:value="1" calcext:value-type="float">
            <text:p>1</text:p>
          </table:table-cell>
          <table:table-cell table:style-name="ce23" office:value-type="string" calcext:value-type="string">
            <text:p>起動時の挙動の制御</text:p>
          </table:table-cell>
          <table:table-cell table:style-name="ce23" office:value-type="string" calcext:value-type="string">
            <text:p>起動時のActiviyStream(新規タブページの改良版)の表示の可否</text:p>
          </table:table-cell>
          <table:table-cell table:style-name="ce23" office:value-type="string" calcext:value-type="string">
            <text:p>-</text:p>
          </table:table-cell>
          <table:table-cell table:style-name="ce41" office:value-type="string" calcext:value-type="string">
            <text:p>表示する（既定）</text:p>
          </table:table-cell>
          <table:table-cell table:number-columns-repeated="2" table:style-name="ce123" office:value-type="string" calcext:value-type="string">
            <text:p>-</text:p>
          </table:table-cell>
          <table:table-cell table:style-name="ce123" office:value-type="string" calcext:value-type="string">
            <text:p>Firefox 57にて追加。</text:p>
          </table:table-cell>
          <table:table-cell table:style-name="ce123" table:formula="of:=IF([.K265]=&quot;&quot;;&quot;?&quot;;IF([.N265]=&quot;&quot;;&quot;新規&quot;;IF([.K265]=[.N265];&quot;&quot;;&quot;変更あり&quot;)))" office:value-type="string" office:string-value="新規" calcext:value-type="string">
            <text:p>新規</text:p>
          </table:table-cell>
          <table:table-cell table:style-name="ce123" table:number-columns-repeated="2"/>
          <table:table-cell table:style-name="ce205"/>
          <table:table-cell table:style-name="ce41"/>
          <table:table-cell table:style-name="ce205" table:number-columns-repeated="3"/>
          <table:table-cell table:style-name="ce214"/>
          <table:table-cell table:number-columns-repeated="1003"/>
        </table:table-row>
        <table:table-row table:style-name="ro107">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41" office:value-type="string" calcext:value-type="string">
            <text:p>Startup-11(廃止)</text:p>
          </table:table-cell>
          <table:table-cell table:style-name="ce41" office:value-type="float" office:value="2" calcext:value-type="float">
            <text:p>2</text:p>
          </table:table-cell>
          <table:table-cell table:style-name="ce23" office:value-type="string" calcext:value-type="string">
            <text:p>起動時の挙動の制御</text:p>
          </table:table-cell>
          <table:table-cell table:style-name="ce23"/>
          <table:table-cell table:style-name="ce23" office:value-type="string" calcext:value-type="string">
            <text:p>-</text:p>
          </table:table-cell>
          <table:table-cell table:style-name="ce41" office:value-type="string" calcext:value-type="string">
            <text:p>表示しない</text:p>
          </table:table-cell>
          <table:table-cell table:style-name="ce123" office:value-type="string" calcext:value-type="string">
            <text:p>MCDで設定を反映する</text:p>
          </table:table-cell>
          <table:table-cell table:style-name="ce123" office:value-type="string" calcext:value-type="string">
            <text:p>lockPref(“browser.newtabpage.activity-stream.enabled”, false);</text:p>
          </table:table-cell>
          <table:table-cell table:style-name="ce123" office:value-type="string" calcext:value-type="string">
            <text:p>Firefox 60で削除</text:p>
          </table:table-cell>
          <table:table-cell table:style-name="ce123" table:formula="of:=IF([.K266]=&quot;&quot;;&quot;?&quot;;IF([.N266]=&quot;&quot;;&quot;新規&quot;;IF([.K266]=[.N266];&quot;&quot;;&quot;変更あり&quot;)))" office:value-type="string" office:string-value="新規" calcext:value-type="string">
            <text:p>新規</text:p>
          </table:table-cell>
          <table:table-cell table:style-name="ce123" table:number-columns-repeated="2"/>
          <table:table-cell table:style-name="ce205"/>
          <table:table-cell table:style-name="ce41"/>
          <table:table-cell table:style-name="ce205" table:number-columns-repeated="3"/>
          <table:table-cell table:style-name="ce214"/>
          <table:table-cell table:number-columns-repeated="1003"/>
        </table:table-row>
        <table:table-row table:style-name="ro4">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8" calcext:value-type="float">
            <text:p>218</text:p>
          </table:table-cell>
          <table:table-cell table:style-name="ce5" table:formula="of:=CONCATENATE([.$D267];&quot;-&quot;;[.$E267])" office:value-type="string" office:string-value="Websearch-1-1" calcext:value-type="string">
            <text:p>Websearch-1-1</text:p>
          </table:table-cell>
          <table:table-cell table:style-name="ce41" office:value-type="string" calcext:value-type="string">
            <text:p>Websearch-1</text:p>
          </table:table-cell>
          <table:table-cell table:style-name="ce41"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検索エンジンの追加・削除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67]=&quot;&quot;;&quot;?&quot;;IF([.N267]=&quot;&quot;;&quot;新規&quot;;IF([.K267]=[.N267];&quot;&quot;;&quot;変更あり&quot;)))">
            <text:p/>
          </table:table-cell>
          <table:table-cell table:style-name="ce42" office:value-type="string" calcext:value-type="string">
            <text:p>-</text:p>
          </table:table-cell>
          <table:table-cell table:style-name="ce123" table:formula="of:=IF([.N267]=&quot;&quot;;&quot;?&quot;;IF([.P267]=&quot;&quot;;&quot;新規&quot;;IF([.N267]=[.P267];&quot;&quot;;&quot;変更あり&quot;)))">
            <text:p/>
          </table:table-cell>
          <table:table-cell table:style-name="ce42" office:value-type="string" calcext:value-type="string">
            <text:p>-</text:p>
          </table:table-cell>
          <table:table-cell table:style-name="ce41" table:formula="of:=IF([.P267]=&quot;&quot;;&quot;?&quot;;IF([.R267]=&quot;&quot;;&quot;新規&quot;;IF([.P267]=[.R267];&quot;&quot;;&quot;○&quot;)))">
            <text:p/>
          </table:table-cell>
          <table:table-cell table:style-name="ce205" office:value-type="string" calcext:value-type="string">
            <text:p>-</text:p>
          </table:table-cell>
          <table:table-cell table:style-name="ce205" table:number-columns-repeated="2"/>
          <table:table-cell table:style-name="ce214"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21" calcext:value-type="float">
            <text:p>221</text:p>
          </table:table-cell>
          <table:table-cell table:style-name="ce5" table:formula="of:=CONCATENATE([.$D268];&quot;-&quot;;[.$E268])" office:value-type="string" office:string-value="Websearch-1-2" calcext:value-type="string">
            <text:p>Websearch-1-2</text:p>
          </table:table-cell>
          <table:table-cell table:style-name="ce41" office:value-type="string" calcext:value-type="string">
            <text:p>Websearch-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アドオン「globalChrome.css」互換のスクリプトを導入する</text:p>
            <text:p>2. globalChrome.cssで設定を反映する</text:p>
          </table:table-cell>
          <table:table-cell table:style-name="ce147"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47"/>
          <table:table-cell table:style-name="ce123" table:formula="of:=IF([.K268]=&quot;&quot;;&quot;?&quot;;IF([.N268]=&quot;&quot;;&quot;新規&quot;;IF([.K268]=[.N268];&quot;&quot;;&quot;変更あり&quot;)))">
            <text:p/>
          </table:table-cell>
          <table:table-cell table:style-name="ce147"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23" table:formula="of:=IF([.N268]=&quot;&quot;;&quot;?&quot;;IF([.P268]=&quot;&quot;;&quot;新規&quot;;IF([.N268]=[.P268];&quot;&quot;;&quot;変更あり&quot;)))">
            <text:p/>
          </table:table-cell>
          <table:table-cell table:style-name="ce147"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41" table:formula="of:=IF([.P268]=&quot;&quot;;&quot;?&quot;;IF([.R268]=&quot;&quot;;&quot;新規&quot;;IF([.P268]=[.R268];&quot;&quot;;&quot;○&quot;)))" office:value-type="string" office:string-value="○" calcext:value-type="string">
            <text:p>○</text:p>
          </table:table-cell>
          <table:table-cell table:style-name="ce205"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205" office:value-type="string" calcext:value-type="string">
            <text:p>変更無し</text:p>
          </table:table-cell>
          <table:table-cell table:style-name="ce205"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214"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22" calcext:value-type="float">
            <text:p>222</text:p>
          </table:table-cell>
          <table:table-cell table:style-name="ce5" table:formula="of:=CONCATENATE([.$D269];&quot;-&quot;;[.$E269])" office:value-type="string" office:string-value="Websearch-2-1" calcext:value-type="string">
            <text:p>Websearch-2-1</text:p>
          </table:table-cell>
          <table:table-cell table:style-name="ce41" office:value-type="string" calcext:value-type="string">
            <text:p>Websearch-2</text:p>
          </table:table-cell>
          <table:table-cell table:style-name="ce41" office:value-type="float" office:value="1" calcext:value-type="float">
            <text:p>1</text:p>
          </table:table-cell>
          <table:table-cell table:style-name="ce15" office:value-type="string" calcext:value-type="string" table:number-columns-spanned="1" table:number-rows-spanned="2">
            <text:p>Web検索バーの挙動</text:p>
          </table:table-cell>
          <table:table-cell table:style-name="ce15" office:value-type="string" calcext:value-type="string" table:number-columns-spanned="1" table:number-rows-spanned="2">
            <text:p>初期状態で利用する検索エンジン</text:p>
          </table:table-cell>
          <table:table-cell table:style-name="ce15" office:value-type="string" calcext:value-type="string" table:number-columns-spanned="1" table:number-rows-spanned="2">
            <text:p>-</text:p>
          </table:table-cell>
          <table:table-cell table:style-name="ce41" office:value-type="string" calcext:value-type="string">
            <text:p>すべて使用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69]=&quot;&quot;;&quot;?&quot;;IF([.N269]=&quot;&quot;;&quot;新規&quot;;IF([.K269]=[.N269];&quot;&quot;;&quot;変更あり&quot;)))">
            <text:p/>
          </table:table-cell>
          <table:table-cell table:style-name="ce42" office:value-type="string" calcext:value-type="string">
            <text:p>-</text:p>
          </table:table-cell>
          <table:table-cell table:style-name="ce123" table:formula="of:=IF([.N269]=&quot;&quot;;&quot;?&quot;;IF([.P269]=&quot;&quot;;&quot;新規&quot;;IF([.N269]=[.P269];&quot;&quot;;&quot;変更あり&quot;)))">
            <text:p/>
          </table:table-cell>
          <table:table-cell table:style-name="ce42" office:value-type="string" calcext:value-type="string">
            <text:p>-</text:p>
          </table:table-cell>
          <table:table-cell table:style-name="ce41" table:formula="of:=IF([.P269]=&quot;&quot;;&quot;?&quot;;IF([.R269]=&quot;&quot;;&quot;新規&quot;;IF([.P269]=[.R269];&quot;&quot;;&quot;○&quot;)))">
            <text:p/>
          </table:table-cell>
          <table:table-cell table:style-name="ce205" office:value-type="string" calcext:value-type="string">
            <text:p>-</text:p>
          </table:table-cell>
          <table:table-cell table:style-name="ce205" table:number-columns-repeated="2"/>
          <table:table-cell table:style-name="ce214"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3" calcext:value-type="float">
            <text:p>223</text:p>
          </table:table-cell>
          <table:table-cell table:style-name="ce5" table:formula="of:=CONCATENATE([.$D270];&quot;-&quot;;[.$E270])" office:value-type="string" office:string-value="Websearch-2-2" calcext:value-type="string">
            <text:p>Websearch-2-2</text:p>
          </table:table-cell>
          <table:table-cell table:style-name="ce41" office:value-type="string" calcext:value-type="string">
            <text:p>Websearch-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限定する</text:p>
          </table:table-cell>
          <table:table-cell table:style-name="ce126"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162"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200" office:value-type="string" calcext:value-type="string">
            <text:p>enabledの期待される挙動を要確認</text:p>
          </table:table-cell>
          <table:table-cell table:style-name="ce123" table:formula="of:=IF([.K270]=&quot;&quot;;&quot;?&quot;;IF([.N270]=&quot;&quot;;&quot;新規&quot;;IF([.K270]=[.N270];&quot;&quot;;&quot;変更あり&quot;)))" office:value-type="string" office:string-value="変更あり" calcext:value-type="string">
            <text:p>変更あり</text:p>
          </table:table-cell>
          <table:table-cell table:style-name="ce147"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23" table:formula="of:=IF([.N270]=&quot;&quot;;&quot;?&quot;;IF([.P270]=&quot;&quot;;&quot;新規&quot;;IF([.N270]=[.P270];&quot;&quot;;&quot;変更あり&quot;)))">
            <text:p/>
          </table:table-cell>
          <table:table-cell table:style-name="ce147"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41" table:formula="of:=IF([.P270]=&quot;&quot;;&quot;?&quot;;IF([.R270]=&quot;&quot;;&quot;新規&quot;;IF([.P270]=[.R270];&quot;&quot;;&quot;○&quot;)))" office:value-type="string" office:string-value="○" calcext:value-type="string">
            <text:p>○</text:p>
          </table:table-cell>
          <table:table-cell table:style-name="ce205" office:value-type="string" calcext:value-type="string">
            <text:p>[fainstall]</text:p>
            <text:p>FxEnabledSearchPlugins=（ファイル名のスペース区切りのリスト）</text:p>
          </table:table-cell>
          <table:table-cell table:style-name="ce205" office:value-type="string" calcext:value-type="string">
            <text:p>変更無し</text:p>
          </table:table-cell>
          <table:table-cell table:style-name="ce205" office:value-type="string" calcext:value-type="string">
            <text:p>[fainstall]</text:p>
            <text:p>FxEnabledSearchPlugins=（ファイル名のスペース区切りのリスト）</text:p>
          </table:table-cell>
          <table:table-cell table:style-name="ce214"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4" calcext:value-type="float">
            <text:p>224</text:p>
          </table:table-cell>
          <table:table-cell table:style-name="ce5" table:formula="of:=CONCATENATE([.$D271];&quot;-&quot;;[.$E271])" office:value-type="string" office:string-value="Location-1-1" calcext:value-type="string">
            <text:p>Location-1-1</text:p>
          </table:table-cell>
          <table:table-cell table:style-name="ce41" office:value-type="string" calcext:value-type="string">
            <text:p>Location-1</text:p>
          </table:table-cell>
          <table:table-cell table:style-name="ce41" office:value-type="float" office:value="1" calcext:value-type="float">
            <text:p>1</text:p>
          </table:table-cell>
          <table:table-cell table:style-name="ce15" office:value-type="string" calcext:value-type="string" table:number-columns-spanned="1" table:number-rows-spanned="2">
            <text:p>ロケーションバーの挙動</text:p>
          </table:table-cell>
          <table:table-cell table:style-name="ce15" office:value-type="string" calcext:value-type="string" table:number-columns-spanned="1" table:number-rows-spanned="2">
            <text:p>ロケーションバーにおけるURLの「http://」の省略表示の可否</text:p>
          </table:table-cell>
          <table:table-cell table:style-name="ce15" office:value-type="string" calcext:value-type="string" table:number-columns-spanned="1" table:number-rows-spanned="2">
            <text:p>-</text:p>
          </table:table-cell>
          <table:table-cell table:style-name="ce41" office:value-type="string" calcext:value-type="string">
            <text:p>省略する（既定）</text:p>
          </table:table-cell>
          <table:table-cell table:style-name="ce41" office:value-type="string" calcext:value-type="string">
            <text:p>MCDで設定を反映する</text:p>
          </table:table-cell>
          <table:table-cell table:style-name="ce42" office:value-type="string" calcext:value-type="string">
            <text:p>-</text:p>
          </table:table-cell>
          <table:table-cell table:style-name="ce42"/>
          <table:table-cell table:style-name="ce123" table:formula="of:=IF([.K271]=&quot;&quot;;&quot;?&quot;;IF([.N271]=&quot;&quot;;&quot;新規&quot;;IF([.K271]=[.N271];&quot;&quot;;&quot;変更あり&quot;)))">
            <text:p/>
          </table:table-cell>
          <table:table-cell table:style-name="ce42" office:value-type="string" calcext:value-type="string">
            <text:p>-</text:p>
          </table:table-cell>
          <table:table-cell table:style-name="ce123" table:formula="of:=IF([.N271]=&quot;&quot;;&quot;?&quot;;IF([.P271]=&quot;&quot;;&quot;新規&quot;;IF([.N271]=[.P271];&quot;&quot;;&quot;変更あり&quot;)))">
            <text:p/>
          </table:table-cell>
          <table:table-cell table:style-name="ce42" office:value-type="string" calcext:value-type="string">
            <text:p>-</text:p>
          </table:table-cell>
          <table:table-cell table:style-name="ce41" table:formula="of:=IF([.P271]=&quot;&quot;;&quot;?&quot;;IF([.R271]=&quot;&quot;;&quot;新規&quot;;IF([.P271]=[.R271];&quot;&quot;;&quot;○&quot;)))" office:value-type="string" office:string-value="○" calcext:value-type="string">
            <text:p>○</text:p>
          </table:table-cell>
          <table:table-cell table:style-name="ce205" office:value-type="string" calcext:value-type="string">
            <text:p>lockPref("browser.urlbar.trimURLs", true);</text:p>
          </table:table-cell>
          <table:table-cell table:style-name="ce205" office:value-type="string" calcext:value-type="string">
            <text:p>変更無し</text:p>
          </table:table-cell>
          <table:table-cell table:style-name="ce205" office:value-type="string" calcext:value-type="string">
            <text:p>lockPref("browser.urlbar.trimURLs", true);</text:p>
          </table:table-cell>
          <table:table-cell table:style-name="ce214"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5" calcext:value-type="float">
            <text:p>225</text:p>
          </table:table-cell>
          <table:table-cell table:style-name="ce5" table:formula="of:=CONCATENATE([.$D272];&quot;-&quot;;[.$E272])" office:value-type="string" office:string-value="Location-1-2" calcext:value-type="string">
            <text:p>Location-1-2</text:p>
          </table:table-cell>
          <table:table-cell table:style-name="ce41" office:value-type="string" calcext:value-type="string">
            <text:p>Location-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省略しない</text:p>
          </table:table-cell>
          <table:table-cell table:style-name="ce41" office:value-type="string" calcext:value-type="string">
            <text:p>MCDで設定を反映する</text:p>
          </table:table-cell>
          <table:table-cell table:style-name="ce42" office:value-type="string" calcext:value-type="string">
            <text:p>lockPref("browser.urlbar.trimURLs", false);</text:p>
          </table:table-cell>
          <table:table-cell table:style-name="ce42"/>
          <table:table-cell table:style-name="ce123" table:formula="of:=IF([.K272]=&quot;&quot;;&quot;?&quot;;IF([.N272]=&quot;&quot;;&quot;新規&quot;;IF([.K272]=[.N272];&quot;&quot;;&quot;変更あり&quot;)))">
            <text:p/>
          </table:table-cell>
          <table:table-cell table:style-name="ce42" office:value-type="string" calcext:value-type="string">
            <text:p>lockPref("browser.urlbar.trimURLs", false);</text:p>
          </table:table-cell>
          <table:table-cell table:style-name="ce123" table:formula="of:=IF([.N272]=&quot;&quot;;&quot;?&quot;;IF([.P272]=&quot;&quot;;&quot;新規&quot;;IF([.N272]=[.P272];&quot;&quot;;&quot;変更あり&quot;)))">
            <text:p/>
          </table:table-cell>
          <table:table-cell table:style-name="ce42" office:value-type="string" calcext:value-type="string">
            <text:p>lockPref("browser.urlbar.trimURLs", false);</text:p>
          </table:table-cell>
          <table:table-cell table:style-name="ce41" table:formula="of:=IF([.P272]=&quot;&quot;;&quot;?&quot;;IF([.R272]=&quot;&quot;;&quot;新規&quot;;IF([.P272]=[.R272];&quot;&quot;;&quot;○&quot;)))">
            <text:p/>
          </table:table-cell>
          <table:table-cell table:style-name="ce205" office:value-type="string" calcext:value-type="string">
            <text:p>lockPref("browser.urlbar.trimURLs", false);</text:p>
          </table:table-cell>
          <table:table-cell table:style-name="ce205" office:value-type="string" calcext:value-type="string">
            <text:p>変更無し</text:p>
          </table:table-cell>
          <table:table-cell table:style-name="ce205" office:value-type="string" calcext:value-type="string">
            <text:p>lockPref("browser.urlbar.trimURLs", false);</text:p>
          </table:table-cell>
          <table:table-cell table:style-name="ce214"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6" calcext:value-type="float">
            <text:p>226</text:p>
          </table:table-cell>
          <table:table-cell table:style-name="ce5" table:formula="of:=CONCATENATE([.$D273];&quot;-&quot;;[.$E273])" office:value-type="string" office:string-value="Download-1-1" calcext:value-type="string">
            <text:p>Download-1-1</text:p>
          </table:table-cell>
          <table:table-cell table:style-name="ce41" office:value-type="string" calcext:value-type="string">
            <text:p>Download-1</text:p>
          </table:table-cell>
          <table:table-cell table:style-name="ce41" office:value-type="float" office:value="1" calcext:value-type="float">
            <text:p>1</text:p>
          </table:table-cell>
          <table:table-cell table:style-name="ce15" office:value-type="string" calcext:value-type="string" table:number-columns-spanned="1" table:number-rows-spanned="2">
            <text:p>ファイルのダウンロード</text:p>
          </table:table-cell>
          <table:table-cell table:style-name="ce15" office:value-type="string" calcext:value-type="string" table:number-columns-spanned="1" table:number-rows-spanned="2">
            <text:p>ダウンロードマネージャの利用の可否</text:p>
          </table:table-cell>
          <table:table-cell table:style-name="ce15" office:value-type="string" calcext:value-type="string" table:number-columns-spanned="1" table:number-rows-spanned="2">
            <text:p>-</text:p>
          </table:table-cell>
          <table:table-cell table:style-name="ce41" office:value-type="string" calcext:value-type="string">
            <text:p>利用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73]=&quot;&quot;;&quot;?&quot;;IF([.N273]=&quot;&quot;;&quot;新規&quot;;IF([.K273]=[.N273];&quot;&quot;;&quot;変更あり&quot;)))">
            <text:p/>
          </table:table-cell>
          <table:table-cell table:style-name="ce42" office:value-type="string" calcext:value-type="string">
            <text:p>-</text:p>
          </table:table-cell>
          <table:table-cell table:style-name="ce123" table:formula="of:=IF([.N273]=&quot;&quot;;&quot;?&quot;;IF([.P273]=&quot;&quot;;&quot;新規&quot;;IF([.N273]=[.P273];&quot;&quot;;&quot;変更あり&quot;)))">
            <text:p/>
          </table:table-cell>
          <table:table-cell table:style-name="ce42" office:value-type="string" calcext:value-type="string">
            <text:p>-</text:p>
          </table:table-cell>
          <table:table-cell table:style-name="ce41" table:formula="of:=IF([.P273]=&quot;&quot;;&quot;?&quot;;IF([.R273]=&quot;&quot;;&quot;新規&quot;;IF([.P273]=[.R273];&quot;&quot;;&quot;○&quot;)))">
            <text:p/>
          </table:table-cell>
          <table:table-cell table:style-name="ce205" office:value-type="string" calcext:value-type="string">
            <text:p>-</text:p>
          </table:table-cell>
          <table:table-cell table:style-name="ce205" office:value-type="string" calcext:value-type="string">
            <text:p>存在しない</text:p>
          </table:table-cell>
          <table:table-cell table:style-name="ce205"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214"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7" calcext:value-type="float">
            <text:p>227</text:p>
          </table:table-cell>
          <table:table-cell table:style-name="ce5" table:formula="of:=CONCATENATE([.$D274];&quot;-&quot;;[.$E274])" office:value-type="string" office:string-value="Download-1-2" calcext:value-type="string">
            <text:p>Download-1-2</text:p>
          </table:table-cell>
          <table:table-cell table:style-name="ce41" office:value-type="string" calcext:value-type="string">
            <text:p>Download-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利用しない</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1" office:value-type="string" calcext:value-type="string">
            <text:p>ESR60でabout:homeでのダウンロード項目は削除されたので非表示は不要になった</text:p>
          </table:table-cell>
          <table:table-cell table:style-name="ce123" table:formula="of:=IF([.K274]=&quot;&quot;;&quot;?&quot;;IF([.N274]=&quot;&quot;;&quot;新規&quot;;IF([.K274]=[.N274];&quot;&quot;;&quot;変更あり&quot;)))" office:value-type="string" office:string-value="変更あり" calcext:value-type="string">
            <text:p>変更あり</text:p>
          </table:table-cell>
          <table:table-cell table:style-name="ce4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23" table:formula="of:=IF([.N274]=&quot;&quot;;&quot;?&quot;;IF([.P274]=&quot;&quot;;&quot;新規&quot;;IF([.N274]=[.P274];&quot;&quot;;&quot;変更あり&quot;)))">
            <text:p/>
          </table:table-cell>
          <table:table-cell table:style-name="ce20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1" table:formula="of:=IF([.P274]=&quot;&quot;;&quot;?&quot;;IF([.R274]=&quot;&quot;;&quot;新規&quot;;IF([.P274]=[.R274];&quot;&quot;;&quot;○&quot;)))" office:value-type="string" office:string-value="○" calcext:value-type="string">
            <text:p>○</text:p>
          </table:table-cell>
          <table:table-cell table:style-name="ce205"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205"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205"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214"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8" calcext:value-type="float">
            <text:p>228</text:p>
          </table:table-cell>
          <table:table-cell table:style-name="ce5" table:formula="of:=CONCATENATE([.$D275];&quot;-&quot;;[.$E275])" office:value-type="string" office:string-value="Download-2-1" calcext:value-type="string">
            <text:p>Download-2-1</text:p>
          </table:table-cell>
          <table:table-cell table:style-name="ce41" office:value-type="string" calcext:value-type="string">
            <text:p>Download-2</text:p>
          </table:table-cell>
          <table:table-cell table:style-name="ce41"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既定のダウンロード先</text:p>
          </table:table-cell>
          <table:table-cell table:style-name="ce17" office:value-type="string" calcext:value-type="string" table:number-columns-spanned="1" table:number-rows-spanned="3">
            <text:p>-</text:p>
          </table:table-cell>
          <table:table-cell table:style-name="ce41" office:value-type="string" calcext:value-type="string">
            <text:p>指定する：任意</text:p>
          </table:table-cell>
          <table:table-cell table:style-name="ce41" office:value-type="string" calcext:value-type="string">
            <text:p>MCDで設定を反映する</text:p>
          </table:table-cell>
          <table:table-cell table:style-name="ce42" office:value-type="string" calcext:value-type="string">
            <text:p>defaultPref("browser.open.lastDir", "（ディレクトリのパス）");</text:p>
            <text:p>defaultPref("browser.download.lastDir", "（ディレクトリのパス）");</text:p>
          </table:table-cell>
          <table:table-cell table:style-name="ce197" office:value-type="string" calcext:value-type="string">
            <text:p>ESR60で指定に効果がない</text:p>
          </table:table-cell>
          <table:table-cell table:style-name="ce123" table:formula="of:=IF([.K275]=&quot;&quot;;&quot;?&quot;;IF([.N275]=&quot;&quot;;&quot;新規&quot;;IF([.K275]=[.N275];&quot;&quot;;&quot;変更あり&quot;)))">
            <text:p/>
          </table:table-cell>
          <table:table-cell table:style-name="ce42" office:value-type="string" calcext:value-type="string">
            <text:p>defaultPref("browser.open.lastDir", "（ディレクトリのパス）");</text:p>
            <text:p>defaultPref("browser.download.lastDir", "（ディレクトリのパス）");</text:p>
          </table:table-cell>
          <table:table-cell table:style-name="ce123" table:formula="of:=IF([.N275]=&quot;&quot;;&quot;?&quot;;IF([.P275]=&quot;&quot;;&quot;新規&quot;;IF([.N275]=[.P275];&quot;&quot;;&quot;変更あり&quot;)))">
            <text:p/>
          </table:table-cell>
          <table:table-cell table:style-name="ce42" office:value-type="string" calcext:value-type="string">
            <text:p>defaultPref("browser.open.lastDir", "（ディレクトリのパス）");</text:p>
            <text:p>defaultPref("browser.download.lastDir", "（ディレクトリのパス）");</text:p>
          </table:table-cell>
          <table:table-cell table:style-name="ce41" table:formula="of:=IF([.P275]=&quot;&quot;;&quot;?&quot;;IF([.R275]=&quot;&quot;;&quot;新規&quot;;IF([.P275]=[.R275];&quot;&quot;;&quot;○&quot;)))">
            <text:p/>
          </table:table-cell>
          <table:table-cell table:style-name="ce205" office:value-type="string" calcext:value-type="string">
            <text:p>defaultPref("browser.open.lastDir", "（ディレクトリのパス）");</text:p>
            <text:p>defaultPref("browser.download.lastDir", "（ディレクトリのパス）");</text:p>
          </table:table-cell>
          <table:table-cell table:style-name="ce205" office:value-type="string" calcext:value-type="string">
            <text:p>変更無し</text:p>
          </table:table-cell>
          <table:table-cell table:style-name="ce205" office:value-type="string" calcext:value-type="string">
            <text:p>defaultPref("browser.open.lastDir", "（ディレクトリのパス）");</text:p>
            <text:p>defaultPref("browser.download.lastDir", "（ディレクトリのパス）");</text:p>
          </table:table-cell>
          <table:table-cell table:style-name="ce214"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9" calcext:value-type="float">
            <text:p>229</text:p>
          </table:table-cell>
          <table:table-cell table:style-name="ce5" table:formula="of:=CONCATENATE([.$D276];&quot;-&quot;;[.$E276])" office:value-type="string" office:string-value="Download-2-2" calcext:value-type="string">
            <text:p>Download-2-2</text:p>
          </table:table-cell>
          <table:table-cell table:style-name="ce41" office:value-type="string" calcext:value-type="string">
            <text:p>Download-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指定する：デスクトップ</text:p>
          </table:table-cell>
          <table:table-cell table:style-name="ce41" office:value-type="string" calcext:value-type="string">
            <text:p>MCDで設定を反映する</text:p>
          </table:table-cell>
          <table:table-cell table:style-name="ce42" office:value-type="string" calcext:value-type="string">
            <text:p>pref("browser.open.lastDir", "");</text:p>
            <text:p>pref("browser.download.lastDir", "");</text:p>
            <text:p>pref("browser.download.folderList", 0);</text:p>
          </table:table-cell>
          <table:table-cell table:style-name="ce42"/>
          <table:table-cell table:style-name="ce123" table:formula="of:=IF([.K276]=&quot;&quot;;&quot;?&quot;;IF([.N276]=&quot;&quot;;&quot;新規&quot;;IF([.K276]=[.N276];&quot;&quot;;&quot;変更あり&quot;)))">
            <text:p/>
          </table:table-cell>
          <table:table-cell table:style-name="ce42" office:value-type="string" calcext:value-type="string">
            <text:p>pref("browser.open.lastDir", "");</text:p>
            <text:p>pref("browser.download.lastDir", "");</text:p>
            <text:p>pref("browser.download.folderList", 0);</text:p>
          </table:table-cell>
          <table:table-cell table:style-name="ce123" table:formula="of:=IF([.N276]=&quot;&quot;;&quot;?&quot;;IF([.P276]=&quot;&quot;;&quot;新規&quot;;IF([.N276]=[.P276];&quot;&quot;;&quot;変更あり&quot;)))">
            <text:p/>
          </table:table-cell>
          <table:table-cell table:style-name="ce42" office:value-type="string" calcext:value-type="string">
            <text:p>pref("browser.open.lastDir", "");</text:p>
            <text:p>pref("browser.download.lastDir", "");</text:p>
            <text:p>pref("browser.download.folderList", 0);</text:p>
          </table:table-cell>
          <table:table-cell table:style-name="ce41" table:formula="of:=IF([.P276]=&quot;&quot;;&quot;?&quot;;IF([.R276]=&quot;&quot;;&quot;新規&quot;;IF([.P276]=[.R276];&quot;&quot;;&quot;○&quot;)))">
            <text:p/>
          </table:table-cell>
          <table:table-cell table:style-name="ce205" office:value-type="string" calcext:value-type="string">
            <text:p>pref("browser.open.lastDir", "");</text:p>
            <text:p>pref("browser.download.lastDir", "");</text:p>
            <text:p>pref("browser.download.folderList", 0);</text:p>
          </table:table-cell>
          <table:table-cell table:style-name="ce205" table:number-columns-repeated="2"/>
          <table:table-cell table:style-name="ce214"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30" calcext:value-type="float">
            <text:p>230</text:p>
          </table:table-cell>
          <table:table-cell table:style-name="ce5" table:formula="of:=CONCATENATE([.$D277];&quot;-&quot;;[.$E277])" office:value-type="string" office:string-value="Download-2-3" calcext:value-type="string">
            <text:p>Download-2-3</text:p>
          </table:table-cell>
          <table:table-cell table:style-name="ce41" office:value-type="string" calcext:value-type="string">
            <text:p>Download-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指定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77]=&quot;&quot;;&quot;?&quot;;IF([.N277]=&quot;&quot;;&quot;新規&quot;;IF([.K277]=[.N277];&quot;&quot;;&quot;変更あり&quot;)))">
            <text:p/>
          </table:table-cell>
          <table:table-cell table:style-name="ce42" office:value-type="string" calcext:value-type="string">
            <text:p>-</text:p>
          </table:table-cell>
          <table:table-cell table:style-name="ce123" table:formula="of:=IF([.N277]=&quot;&quot;;&quot;?&quot;;IF([.P277]=&quot;&quot;;&quot;新規&quot;;IF([.N277]=[.P277];&quot;&quot;;&quot;変更あり&quot;)))">
            <text:p/>
          </table:table-cell>
          <table:table-cell table:style-name="ce42" office:value-type="string" calcext:value-type="string">
            <text:p>-</text:p>
          </table:table-cell>
          <table:table-cell table:style-name="ce41" table:formula="of:=IF([.P277]=&quot;&quot;;&quot;?&quot;;IF([.R277]=&quot;&quot;;&quot;新規&quot;;IF([.P277]=[.R277];&quot;&quot;;&quot;○&quot;)))">
            <text:p/>
          </table:table-cell>
          <table:table-cell table:style-name="ce205" office:value-type="string" calcext:value-type="string">
            <text:p>-</text:p>
          </table:table-cell>
          <table:table-cell table:style-name="ce205" table:number-columns-repeated="2"/>
          <table:table-cell table:style-name="ce214"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31" calcext:value-type="float">
            <text:p>231</text:p>
          </table:table-cell>
          <table:table-cell table:style-name="ce5" table:formula="of:=CONCATENATE([.$D278];&quot;-&quot;;[.$E278])" office:value-type="string" office:string-value="Download-3-1" calcext:value-type="string">
            <text:p>Download-3-1</text:p>
          </table:table-cell>
          <table:table-cell table:style-name="ce41" office:value-type="string" calcext:value-type="string">
            <text:p>Download-3</text:p>
          </table:table-cell>
          <table:table-cell table:style-name="ce41" office:value-type="float" office:value="1" calcext:value-type="float">
            <text:p>1</text:p>
          </table:table-cell>
          <table:table-cell table:style-name="ce17" office:value-type="string" calcext:value-type="string" table:number-columns-spanned="1" table:number-rows-spanned="3">
            <text:p>ファイルのダウンロード</text:p>
          </table:table-cell>
          <table:table-cell table:style-name="ce17" office:value-type="string" calcext:value-type="string" table:number-columns-spanned="1" table:number-rows-spanned="3">
            <text:p>ファイルのダウンロード先ディレクトリの制御</text:p>
          </table:table-cell>
          <table:table-cell table:style-name="ce17" office:value-type="string" calcext:value-type="string" table:number-columns-spanned="1" table:number-rows-spanned="3">
            <text:p>-</text:p>
          </table:table-cell>
          <table:table-cell table:style-name="ce41" office:value-type="string" calcext:value-type="string">
            <text:p>全体で共通のディレクトリにダウンロードする（既定）</text:p>
          </table:table-cell>
          <table:table-cell table:style-name="ce41" office:value-type="string" calcext:value-type="string">
            <text:p>MCDで設定を反映する</text:p>
          </table:table-cell>
          <table:table-cell table:style-name="ce42" office:value-type="string" calcext:value-type="string">
            <text:p>lockPref("browser.download.lastDir.savePerSite", false);</text:p>
          </table:table-cell>
          <table:table-cell table:style-name="ce42"/>
          <table:table-cell table:style-name="ce123" table:formula="of:=IF([.K278]=&quot;&quot;;&quot;?&quot;;IF([.N278]=&quot;&quot;;&quot;新規&quot;;IF([.K278]=[.N278];&quot;&quot;;&quot;変更あり&quot;)))">
            <text:p/>
          </table:table-cell>
          <table:table-cell table:style-name="ce42" office:value-type="string" calcext:value-type="string">
            <text:p>lockPref("browser.download.lastDir.savePerSite", false);</text:p>
          </table:table-cell>
          <table:table-cell table:style-name="ce123" table:formula="of:=IF([.N278]=&quot;&quot;;&quot;?&quot;;IF([.P278]=&quot;&quot;;&quot;新規&quot;;IF([.N278]=[.P278];&quot;&quot;;&quot;変更あり&quot;)))">
            <text:p/>
          </table:table-cell>
          <table:table-cell table:style-name="ce42" office:value-type="string" calcext:value-type="string">
            <text:p>lockPref("browser.download.lastDir.savePerSite", false);</text:p>
          </table:table-cell>
          <table:table-cell table:style-name="ce41" table:formula="of:=IF([.P278]=&quot;&quot;;&quot;?&quot;;IF([.R278]=&quot;&quot;;&quot;新規&quot;;IF([.P278]=[.R278];&quot;&quot;;&quot;○&quot;)))">
            <text:p/>
          </table:table-cell>
          <table:table-cell table:style-name="ce205" office:value-type="string" calcext:value-type="string">
            <text:p>lockPref("browser.download.lastDir.savePerSite", false);</text:p>
          </table:table-cell>
          <table:table-cell table:style-name="ce205" office:value-type="string" calcext:value-type="string">
            <text:p>変更無し</text:p>
          </table:table-cell>
          <table:table-cell table:style-name="ce205" office:value-type="string" calcext:value-type="string">
            <text:p>lockPref("browser.download.lastDir.savePerSite", false);</text:p>
          </table:table-cell>
          <table:table-cell table:style-name="ce214"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32" calcext:value-type="float">
            <text:p>232</text:p>
          </table:table-cell>
          <table:table-cell table:style-name="ce5" table:formula="of:=CONCATENATE([.$D279];&quot;-&quot;;[.$E279])" office:value-type="string" office:string-value="Download-3-2" calcext:value-type="string">
            <text:p>Download-3-2</text:p>
          </table:table-cell>
          <table:table-cell table:style-name="ce41" office:value-type="string" calcext:value-type="string">
            <text:p>Download-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サイトごとにダウンロード先ディレクトリを保持する</text:p>
          </table:table-cell>
          <table:table-cell table:style-name="ce41" office:value-type="string" calcext:value-type="string">
            <text:p>MCDで設定を反映する</text:p>
          </table:table-cell>
          <table:table-cell table:style-name="ce42" office:value-type="string" calcext:value-type="string">
            <text:p>lockPref("browser.download.lastDir.savePerSite", true);</text:p>
          </table:table-cell>
          <table:table-cell table:style-name="ce42"/>
          <table:table-cell table:style-name="ce123" table:formula="of:=IF([.K279]=&quot;&quot;;&quot;?&quot;;IF([.N279]=&quot;&quot;;&quot;新規&quot;;IF([.K279]=[.N279];&quot;&quot;;&quot;変更あり&quot;)))">
            <text:p/>
          </table:table-cell>
          <table:table-cell table:style-name="ce42" office:value-type="string" calcext:value-type="string">
            <text:p>lockPref("browser.download.lastDir.savePerSite", true);</text:p>
          </table:table-cell>
          <table:table-cell table:style-name="ce123" table:formula="of:=IF([.N279]=&quot;&quot;;&quot;?&quot;;IF([.P279]=&quot;&quot;;&quot;新規&quot;;IF([.N279]=[.P279];&quot;&quot;;&quot;変更あり&quot;)))">
            <text:p/>
          </table:table-cell>
          <table:table-cell table:style-name="ce42" office:value-type="string" calcext:value-type="string">
            <text:p>lockPref("browser.download.lastDir.savePerSite", true);</text:p>
          </table:table-cell>
          <table:table-cell table:style-name="ce41" table:formula="of:=IF([.P279]=&quot;&quot;;&quot;?&quot;;IF([.R279]=&quot;&quot;;&quot;新規&quot;;IF([.P279]=[.R279];&quot;&quot;;&quot;○&quot;)))">
            <text:p/>
          </table:table-cell>
          <table:table-cell table:style-name="ce205" office:value-type="string" calcext:value-type="string">
            <text:p>lockPref("browser.download.lastDir.savePerSite", true);</text:p>
          </table:table-cell>
          <table:table-cell table:style-name="ce205" office:value-type="string" calcext:value-type="string">
            <text:p>変更無し</text:p>
          </table:table-cell>
          <table:table-cell table:style-name="ce205" office:value-type="string" calcext:value-type="string">
            <text:p>lockPref("browser.download.lastDir.savePerSite", true);</text:p>
          </table:table-cell>
          <table:table-cell table:style-name="ce214"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3" calcext:value-type="float">
            <text:p>233</text:p>
          </table:table-cell>
          <table:table-cell table:style-name="ce5" table:formula="of:=CONCATENATE([.$D280];&quot;-&quot;;[.$E280])" office:value-type="string" office:string-value="Download-3-3" calcext:value-type="string">
            <text:p>Download-3-3</text:p>
          </table:table-cell>
          <table:table-cell table:style-name="ce41" office:value-type="string" calcext:value-type="string">
            <text:p>Download-3</text:p>
          </table:table-cell>
          <table:table-cell table:style-name="ce41" office:value-type="float" office:value="3" calcext:value-type="float">
            <text:p>3</text:p>
          </table:table-cell>
          <table:covered-table-cell table:number-columns-repeated="3" table:style-name="ce16"/>
          <table:table-cell table:style-name="ce123" office:value-type="string" calcext:value-type="string">
            <text:p>ダウンロード先を固定せず、常にユーザに選択させる </text:p>
          </table:table-cell>
          <table:table-cell table:style-name="ce41" office:value-type="string" calcext:value-type="string">
            <text:p>MCDで設定を反映する</text:p>
          </table:table-cell>
          <table:table-cell table:style-name="ce127" office:value-type="string" calcext:value-type="string">
            <text:p>lockPref("browser.download.useDownloadDir", false);</text:p>
          </table:table-cell>
          <table:table-cell table:style-name="ce127"/>
          <table:table-cell table:style-name="ce123" table:formula="of:=IF([.K280]=&quot;&quot;;&quot;?&quot;;IF([.N280]=&quot;&quot;;&quot;新規&quot;;IF([.K280]=[.N280];&quot;&quot;;&quot;変更あり&quot;)))">
            <text:p/>
          </table:table-cell>
          <table:table-cell table:style-name="ce127" office:value-type="string" calcext:value-type="string">
            <text:p>lockPref("browser.download.useDownloadDir", false);</text:p>
          </table:table-cell>
          <table:table-cell table:style-name="ce123" table:formula="of:=IF([.N280]=&quot;&quot;;&quot;?&quot;;IF([.P280]=&quot;&quot;;&quot;新規&quot;;IF([.N280]=[.P280];&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4" calcext:value-type="float">
            <text:p>234</text:p>
          </table:table-cell>
          <table:table-cell table:style-name="ce5" table:formula="of:=CONCATENATE([.$D281];&quot;-&quot;;[.$E281])" office:value-type="string" office:string-value="Tab-1-1" calcext:value-type="string">
            <text:p>Tab-1-1</text:p>
          </table:table-cell>
          <table:table-cell table:style-name="ce41" office:value-type="string" calcext:value-type="string">
            <text:p>Tab-1</text:p>
          </table:table-cell>
          <table:table-cell table:style-name="ce41"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閉じる際の警告の可否</text:p>
          </table:table-cell>
          <table:table-cell table:style-name="ce17" office:value-type="string" calcext:value-type="string" table:number-columns-spanned="1" table:number-rows-spanned="3">
            <text:p>-</text:p>
          </table:table-cell>
          <table:table-cell table:style-name="ce41" office:value-type="string" calcext:value-type="string">
            <text:p>警告する（既定）</text:p>
          </table:table-cell>
          <table:table-cell table:style-name="ce41" office:value-type="string" calcext:value-type="string">
            <text:p>MCDで設定を反映する</text:p>
          </table:table-cell>
          <table:table-cell table:style-name="ce42" office:value-type="string" calcext:value-type="string">
            <text:p>lockPref("browser.tabs.warnOnClose", true);</text:p>
          </table:table-cell>
          <table:table-cell table:style-name="ce42"/>
          <table:table-cell table:style-name="ce123" table:formula="of:=IF([.K281]=&quot;&quot;;&quot;?&quot;;IF([.N281]=&quot;&quot;;&quot;新規&quot;;IF([.K281]=[.N281];&quot;&quot;;&quot;変更あり&quot;)))">
            <text:p/>
          </table:table-cell>
          <table:table-cell table:style-name="ce42" office:value-type="string" calcext:value-type="string">
            <text:p>lockPref("browser.tabs.warnOnClose", true);</text:p>
          </table:table-cell>
          <table:table-cell table:style-name="ce123" table:formula="of:=IF([.N281]=&quot;&quot;;&quot;?&quot;;IF([.P281]=&quot;&quot;;&quot;新規&quot;;IF([.N281]=[.P281];&quot;&quot;;&quot;変更あり&quot;)))">
            <text:p/>
          </table:table-cell>
          <table:table-cell table:style-name="ce42" office:value-type="string" calcext:value-type="string">
            <text:p>lockPref("browser.tabs.warnOnClose", true);</text:p>
          </table:table-cell>
          <table:table-cell table:style-name="ce41" table:formula="of:=IF([.P281]=&quot;&quot;;&quot;?&quot;;IF([.R281]=&quot;&quot;;&quot;新規&quot;;IF([.P281]=[.R281];&quot;&quot;;&quot;○&quot;)))">
            <text:p/>
          </table:table-cell>
          <table:table-cell table:number-columns-repeated="2" table:style-name="ce205" office:value-type="string" calcext:value-type="string">
            <text:p>lockPref("browser.tabs.warnOnClose", true);</text:p>
          </table:table-cell>
          <table:table-cell table:style-name="ce205" office:value-type="string" calcext:value-type="string">
            <text:p>defaultPref("browser.tabs.warnOnClose", true);</text:p>
          </table:table-cell>
          <table:table-cell table:style-name="ce214"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5" calcext:value-type="float">
            <text:p>235</text:p>
          </table:table-cell>
          <table:table-cell table:style-name="ce5" table:formula="of:=CONCATENATE([.$D282];&quot;-&quot;;[.$E282])" office:value-type="string" office:string-value="Tab-1-2" calcext:value-type="string">
            <text:p>Tab-1-2</text:p>
          </table:table-cell>
          <table:table-cell table:style-name="ce41" office:value-type="string" calcext:value-type="string">
            <text:p>Tab-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MCDで設定を反映する</text:p>
          </table:table-cell>
          <table:table-cell table:style-name="ce42" office:value-type="string" calcext:value-type="string">
            <text:p>lockPref("browser.tabs.warnOnClose", false);</text:p>
          </table:table-cell>
          <table:table-cell table:style-name="ce42"/>
          <table:table-cell table:style-name="ce123" table:formula="of:=IF([.K282]=&quot;&quot;;&quot;?&quot;;IF([.N282]=&quot;&quot;;&quot;新規&quot;;IF([.K282]=[.N282];&quot;&quot;;&quot;変更あり&quot;)))">
            <text:p/>
          </table:table-cell>
          <table:table-cell table:style-name="ce42" office:value-type="string" calcext:value-type="string">
            <text:p>lockPref("browser.tabs.warnOnClose", false);</text:p>
          </table:table-cell>
          <table:table-cell table:style-name="ce123" table:formula="of:=IF([.N282]=&quot;&quot;;&quot;?&quot;;IF([.P282]=&quot;&quot;;&quot;新規&quot;;IF([.N282]=[.P282];&quot;&quot;;&quot;変更あり&quot;)))">
            <text:p/>
          </table:table-cell>
          <table:table-cell table:style-name="ce42" office:value-type="string" calcext:value-type="string">
            <text:p>lockPref("browser.tabs.warnOnClose", false);</text:p>
          </table:table-cell>
          <table:table-cell table:style-name="ce41" table:formula="of:=IF([.P282]=&quot;&quot;;&quot;?&quot;;IF([.R282]=&quot;&quot;;&quot;新規&quot;;IF([.P282]=[.R282];&quot;&quot;;&quot;○&quot;)))">
            <text:p/>
          </table:table-cell>
          <table:table-cell table:number-columns-repeated="2" table:style-name="ce205" office:value-type="string" calcext:value-type="string">
            <text:p>lockPref("browser.tabs.warnOnClose", false);</text:p>
          </table:table-cell>
          <table:table-cell table:style-name="ce205" office:value-type="string" calcext:value-type="string">
            <text:p>defaultPref("browser.tabs.warnOnClose", false);</text:p>
          </table:table-cell>
          <table:table-cell table:style-name="ce214"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6" calcext:value-type="float">
            <text:p>236</text:p>
          </table:table-cell>
          <table:table-cell table:style-name="ce5" table:formula="of:=CONCATENATE([.$D283];&quot;-&quot;;[.$E283])" office:value-type="string" office:string-value="Tab-1-3" calcext:value-type="string">
            <text:p>Tab-1-3</text:p>
          </table:table-cell>
          <table:table-cell table:style-name="ce41" office:value-type="string" calcext:value-type="string">
            <text:p>Tab-1</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警告しないが、任意で警告を表示する状態に戻せる</text:p>
          </table:table-cell>
          <table:table-cell table:style-name="ce41" office:value-type="string" calcext:value-type="string">
            <text:p>MCDで設定を反映する</text:p>
          </table:table-cell>
          <table:table-cell table:style-name="ce42" office:value-type="string" calcext:value-type="string">
            <text:p>if (!getPref("browser.tabs.warnOnClose.initialized")) {</text:p>
            <text:p>  pref("browser.tabs.warnOnClose", false);</text:p>
            <text:p>  pref("browser.tabs.warnOnClose.initialized", true);</text:p>
            <text:p>}</text:p>
          </table:table-cell>
          <table:table-cell table:style-name="ce42"/>
          <table:table-cell table:style-name="ce123" table:formula="of:=IF([.K283]=&quot;&quot;;&quot;?&quot;;IF([.N283]=&quot;&quot;;&quot;新規&quot;;IF([.K283]=[.N283];&quot;&quot;;&quot;変更あり&quot;)))">
            <text:p/>
          </table:table-cell>
          <table:table-cell table:style-name="ce42" office:value-type="string" calcext:value-type="string">
            <text:p>if (!getPref("browser.tabs.warnOnClose.initialized")) {</text:p>
            <text:p>  pref("browser.tabs.warnOnClose", false);</text:p>
            <text:p>  pref("browser.tabs.warnOnClose.initialized", true);</text:p>
            <text:p>}</text:p>
          </table:table-cell>
          <table:table-cell table:style-name="ce123" table:formula="of:=IF([.N283]=&quot;&quot;;&quot;?&quot;;IF([.P283]=&quot;&quot;;&quot;新規&quot;;IF([.N283]=[.P283];&quot;&quot;;&quot;変更あり&quot;)))">
            <text:p/>
          </table:table-cell>
          <table:table-cell table:style-name="ce42" office:value-type="string" calcext:value-type="string">
            <text:p>if (!getPref("browser.tabs.warnOnClose.initialized")) {</text:p>
            <text:p>  pref("browser.tabs.warnOnClose", false);</text:p>
            <text:p>  pref("browser.tabs.warnOnClose.initialized", true);</text:p>
            <text:p>}</text:p>
          </table:table-cell>
          <table:table-cell table:style-name="ce41" table:formula="of:=IF([.P283]=&quot;&quot;;&quot;?&quot;;IF([.R283]=&quot;&quot;;&quot;新規&quot;;IF([.P283]=[.R283];&quot;&quot;;&quot;○&quot;)))" office:value-type="string" office:string-value="新規" calcext:value-type="string">
            <text:p>新規</text:p>
          </table:table-cell>
          <table:table-cell table:style-name="ce205" table:number-columns-repeated="3"/>
          <table:table-cell table:style-name="ce214"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7" calcext:value-type="float">
            <text:p>237</text:p>
          </table:table-cell>
          <table:table-cell table:style-name="ce5" table:formula="of:=CONCATENATE([.$D284];&quot;-&quot;;[.$E284])" office:value-type="string" office:string-value="Tab-2-1" calcext:value-type="string">
            <text:p>Tab-2-1</text:p>
          </table:table-cell>
          <table:table-cell table:style-name="ce41" office:value-type="string" calcext:value-type="string">
            <text:p>Tab-2</text:p>
          </table:table-cell>
          <table:table-cell table:style-name="ce41"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他のタブをすべて閉じる」の警告の可否</text:p>
          </table:table-cell>
          <table:table-cell table:style-name="ce17" office:value-type="string" calcext:value-type="string" table:number-columns-spanned="1" table:number-rows-spanned="3">
            <text:p>-</text:p>
          </table:table-cell>
          <table:table-cell table:style-name="ce41" office:value-type="string" calcext:value-type="string">
            <text:p>警告する（既定）</text:p>
          </table:table-cell>
          <table:table-cell table:style-name="ce41" office:value-type="string" calcext:value-type="string">
            <text:p>MCDで設定を反映する</text:p>
          </table:table-cell>
          <table:table-cell table:style-name="ce42" office:value-type="string" calcext:value-type="string">
            <text:p>lockPref("browser.tabs.warnOnCloseOtherTabs", true);</text:p>
          </table:table-cell>
          <table:table-cell table:style-name="ce42"/>
          <table:table-cell table:style-name="ce123" table:formula="of:=IF([.K284]=&quot;&quot;;&quot;?&quot;;IF([.N284]=&quot;&quot;;&quot;新規&quot;;IF([.K284]=[.N284];&quot;&quot;;&quot;変更あり&quot;)))">
            <text:p/>
          </table:table-cell>
          <table:table-cell table:style-name="ce42" office:value-type="string" calcext:value-type="string">
            <text:p>lockPref("browser.tabs.warnOnCloseOtherTabs", true);</text:p>
          </table:table-cell>
          <table:table-cell table:style-name="ce123" table:formula="of:=IF([.N284]=&quot;&quot;;&quot;?&quot;;IF([.P284]=&quot;&quot;;&quot;新規&quot;;IF([.N284]=[.P284];&quot;&quot;;&quot;変更あり&quot;)))">
            <text:p/>
          </table:table-cell>
          <table:table-cell table:style-name="ce42" office:value-type="string" calcext:value-type="string">
            <text:p>lockPref("browser.tabs.warnOnCloseOtherTabs", true);</text:p>
          </table:table-cell>
          <table:table-cell table:style-name="ce41" table:formula="of:=IF([.P284]=&quot;&quot;;&quot;?&quot;;IF([.R284]=&quot;&quot;;&quot;新規&quot;;IF([.P284]=[.R284];&quot;&quot;;&quot;○&quot;)))">
            <text:p/>
          </table:table-cell>
          <table:table-cell table:number-columns-repeated="2" table:style-name="ce205" office:value-type="string" calcext:value-type="string">
            <text:p>lockPref("browser.tabs.warnOnCloseOtherTabs", true);</text:p>
          </table:table-cell>
          <table:table-cell table:style-name="ce205" office:value-type="string" calcext:value-type="string">
            <text:p>-</text:p>
          </table:table-cell>
          <table:table-cell table:style-name="ce214"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8" calcext:value-type="float">
            <text:p>238</text:p>
          </table:table-cell>
          <table:table-cell table:style-name="ce5" table:formula="of:=CONCATENATE([.$D285];&quot;-&quot;;[.$E285])" office:value-type="string" office:string-value="Tab-2-2" calcext:value-type="string">
            <text:p>Tab-2-2</text:p>
          </table:table-cell>
          <table:table-cell table:style-name="ce41" office:value-type="string" calcext:value-type="string">
            <text:p>Tab-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MCDで設定を反映する</text:p>
          </table:table-cell>
          <table:table-cell table:style-name="ce42" office:value-type="string" calcext:value-type="string">
            <text:p>lockPref("browser.tabs.warnOnCloseOtherTabs", false);</text:p>
          </table:table-cell>
          <table:table-cell table:style-name="ce42"/>
          <table:table-cell table:style-name="ce123" table:formula="of:=IF([.K285]=&quot;&quot;;&quot;?&quot;;IF([.N285]=&quot;&quot;;&quot;新規&quot;;IF([.K285]=[.N285];&quot;&quot;;&quot;変更あり&quot;)))">
            <text:p/>
          </table:table-cell>
          <table:table-cell table:style-name="ce42" office:value-type="string" calcext:value-type="string">
            <text:p>lockPref("browser.tabs.warnOnCloseOtherTabs", false);</text:p>
          </table:table-cell>
          <table:table-cell table:style-name="ce123" table:formula="of:=IF([.N285]=&quot;&quot;;&quot;?&quot;;IF([.P285]=&quot;&quot;;&quot;新規&quot;;IF([.N285]=[.P285];&quot;&quot;;&quot;変更あり&quot;)))">
            <text:p/>
          </table:table-cell>
          <table:table-cell table:style-name="ce42" office:value-type="string" calcext:value-type="string">
            <text:p>lockPref("browser.tabs.warnOnCloseOtherTabs", false);</text:p>
          </table:table-cell>
          <table:table-cell table:style-name="ce41" table:formula="of:=IF([.P285]=&quot;&quot;;&quot;?&quot;;IF([.R285]=&quot;&quot;;&quot;新規&quot;;IF([.P285]=[.R285];&quot;&quot;;&quot;○&quot;)))">
            <text:p/>
          </table:table-cell>
          <table:table-cell table:number-columns-repeated="2" table:style-name="ce205" office:value-type="string" calcext:value-type="string">
            <text:p>lockPref("browser.tabs.warnOnCloseOtherTabs", false);</text:p>
          </table:table-cell>
          <table:table-cell table:style-name="ce205" office:value-type="string" calcext:value-type="string">
            <text:p>-</text:p>
          </table:table-cell>
          <table:table-cell table:style-name="ce214"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9" calcext:value-type="float">
            <text:p>239</text:p>
          </table:table-cell>
          <table:table-cell table:style-name="ce5" table:formula="of:=CONCATENATE([.$D286];&quot;-&quot;;[.$E286])" office:value-type="string" office:string-value="Tab-2-3" calcext:value-type="string">
            <text:p>Tab-2-3</text:p>
          </table:table-cell>
          <table:table-cell table:style-name="ce41" office:value-type="string" calcext:value-type="string">
            <text:p>Tab-2</text:p>
          </table:table-cell>
          <table:table-cell table:style-name="ce41" office:value-type="float" office:value="3" calcext:value-type="float">
            <text:p>3</text:p>
          </table:table-cell>
          <table:covered-table-cell table:number-columns-repeated="3" table:style-name="ce16"/>
          <table:table-cell table:style-name="ce126" office:value-type="string" calcext:value-type="string">
            <text:p>警告しないが、任意で警告を表示する状態に戻せる</text:p>
          </table:table-cell>
          <table:table-cell table:style-name="ce41" office:value-type="string" calcext:value-type="string">
            <text:p>MCDで設定を反映する</text:p>
          </table:table-cell>
          <table:table-cell table:style-name="ce42"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2"/>
          <table:table-cell table:style-name="ce123" table:formula="of:=IF([.K286]=&quot;&quot;;&quot;?&quot;;IF([.N286]=&quot;&quot;;&quot;新規&quot;;IF([.K286]=[.N286];&quot;&quot;;&quot;変更あり&quot;)))">
            <text:p/>
          </table:table-cell>
          <table:table-cell table:style-name="ce42"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23" table:formula="of:=IF([.N286]=&quot;&quot;;&quot;?&quot;;IF([.P286]=&quot;&quot;;&quot;新規&quot;;IF([.N286]=[.P286];&quot;&quot;;&quot;変更あり&quot;)))">
            <text:p/>
          </table:table-cell>
          <table:table-cell table:style-name="ce42"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1" table:formula="of:=IF([.P286]=&quot;&quot;;&quot;?&quot;;IF([.R286]=&quot;&quot;;&quot;新規&quot;;IF([.P286]=[.R286];&quot;&quot;;&quot;○&quot;)))" office:value-type="string" office:string-value="新規" calcext:value-type="string">
            <text:p>新規</text:p>
          </table:table-cell>
          <table:table-cell table:style-name="ce205" table:number-columns-repeated="3"/>
          <table:table-cell table:style-name="ce214"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40" calcext:value-type="float">
            <text:p>240</text:p>
          </table:table-cell>
          <table:table-cell table:style-name="ce5" table:formula="of:=CONCATENATE([.$D287];&quot;-&quot;;[.$E287])" office:value-type="string" office:string-value="Tab-3-1" calcext:value-type="string">
            <text:p>Tab-3-1</text:p>
          </table:table-cell>
          <table:table-cell table:style-name="ce41" office:value-type="string" calcext:value-type="string">
            <text:p>Tab-3</text:p>
          </table:table-cell>
          <table:table-cell table:style-name="ce41"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複数のタブを一度に開く際の警告の可否</text:p>
          </table:table-cell>
          <table:table-cell table:style-name="ce17" office:value-type="string" calcext:value-type="string" table:number-columns-spanned="1" table:number-rows-spanned="3">
            <text:p>-</text:p>
          </table:table-cell>
          <table:table-cell table:style-name="ce41" office:value-type="string" calcext:value-type="string">
            <text:p>警告する（既定）</text:p>
          </table:table-cell>
          <table:table-cell table:style-name="ce41" office:value-type="string" calcext:value-type="string">
            <text:p>MCDで設定を反映する</text:p>
          </table:table-cell>
          <table:table-cell table:style-name="ce42" office:value-type="string" calcext:value-type="string">
            <text:p>lockPref("browser.tabs.warnOnOpen", true);</text:p>
          </table:table-cell>
          <table:table-cell table:style-name="ce42"/>
          <table:table-cell table:style-name="ce123" table:formula="of:=IF([.K287]=&quot;&quot;;&quot;?&quot;;IF([.N287]=&quot;&quot;;&quot;新規&quot;;IF([.K287]=[.N287];&quot;&quot;;&quot;変更あり&quot;)))">
            <text:p/>
          </table:table-cell>
          <table:table-cell table:style-name="ce42" office:value-type="string" calcext:value-type="string">
            <text:p>lockPref("browser.tabs.warnOnOpen", true);</text:p>
          </table:table-cell>
          <table:table-cell table:style-name="ce123" table:formula="of:=IF([.N287]=&quot;&quot;;&quot;?&quot;;IF([.P287]=&quot;&quot;;&quot;新規&quot;;IF([.N287]=[.P287];&quot;&quot;;&quot;変更あり&quot;)))">
            <text:p/>
          </table:table-cell>
          <table:table-cell table:style-name="ce42" office:value-type="string" calcext:value-type="string">
            <text:p>lockPref("browser.tabs.warnOnOpen", true);</text:p>
          </table:table-cell>
          <table:table-cell table:style-name="ce41" table:formula="of:=IF([.P287]=&quot;&quot;;&quot;?&quot;;IF([.R287]=&quot;&quot;;&quot;新規&quot;;IF([.P287]=[.R287];&quot;&quot;;&quot;○&quot;)))">
            <text:p/>
          </table:table-cell>
          <table:table-cell table:number-columns-repeated="2" table:style-name="ce205" office:value-type="string" calcext:value-type="string">
            <text:p>lockPref("browser.tabs.warnOnOpen", true);</text:p>
          </table:table-cell>
          <table:table-cell table:style-name="ce205" office:value-type="string" calcext:value-type="string">
            <text:p>defaultPref("browser.tabs.warnOnOpen", true);</text:p>
          </table:table-cell>
          <table:table-cell table:style-name="ce214"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41" calcext:value-type="float">
            <text:p>241</text:p>
          </table:table-cell>
          <table:table-cell table:style-name="ce5" table:formula="of:=CONCATENATE([.$D288];&quot;-&quot;;[.$E288])" office:value-type="string" office:string-value="Tab-3-2" calcext:value-type="string">
            <text:p>Tab-3-2</text:p>
          </table:table-cell>
          <table:table-cell table:style-name="ce41" office:value-type="string" calcext:value-type="string">
            <text:p>Tab-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警告しない</text:p>
          </table:table-cell>
          <table:table-cell table:style-name="ce41" office:value-type="string" calcext:value-type="string">
            <text:p>MCDで設定を反映する</text:p>
          </table:table-cell>
          <table:table-cell table:style-name="ce42" office:value-type="string" calcext:value-type="string">
            <text:p>lockPref("browser.tabs.warnOnOpen", false);</text:p>
          </table:table-cell>
          <table:table-cell table:style-name="ce42"/>
          <table:table-cell table:style-name="ce123" table:formula="of:=IF([.K288]=&quot;&quot;;&quot;?&quot;;IF([.N288]=&quot;&quot;;&quot;新規&quot;;IF([.K288]=[.N288];&quot;&quot;;&quot;変更あり&quot;)))">
            <text:p/>
          </table:table-cell>
          <table:table-cell table:style-name="ce42" office:value-type="string" calcext:value-type="string">
            <text:p>lockPref("browser.tabs.warnOnOpen", false);</text:p>
          </table:table-cell>
          <table:table-cell table:style-name="ce123" table:formula="of:=IF([.N288]=&quot;&quot;;&quot;?&quot;;IF([.P288]=&quot;&quot;;&quot;新規&quot;;IF([.N288]=[.P288];&quot;&quot;;&quot;変更あり&quot;)))">
            <text:p/>
          </table:table-cell>
          <table:table-cell table:style-name="ce42" office:value-type="string" calcext:value-type="string">
            <text:p>lockPref("browser.tabs.warnOnOpen", false);</text:p>
          </table:table-cell>
          <table:table-cell table:style-name="ce41" table:formula="of:=IF([.P288]=&quot;&quot;;&quot;?&quot;;IF([.R288]=&quot;&quot;;&quot;新規&quot;;IF([.P288]=[.R288];&quot;&quot;;&quot;○&quot;)))">
            <text:p/>
          </table:table-cell>
          <table:table-cell table:number-columns-repeated="2" table:style-name="ce205" office:value-type="string" calcext:value-type="string">
            <text:p>lockPref("browser.tabs.warnOnOpen", false);</text:p>
          </table:table-cell>
          <table:table-cell table:style-name="ce205" office:value-type="string" calcext:value-type="string">
            <text:p>defaultPref("browser.tabs.warnOnOpen", false);</text:p>
          </table:table-cell>
          <table:table-cell table:style-name="ce214"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42" calcext:value-type="float">
            <text:p>242</text:p>
          </table:table-cell>
          <table:table-cell table:style-name="ce5" table:formula="of:=CONCATENATE([.$D289];&quot;-&quot;;[.$E289])" office:value-type="string" office:string-value="Tab-3-3" calcext:value-type="string">
            <text:p>Tab-3-3</text:p>
          </table:table-cell>
          <table:table-cell table:style-name="ce41" office:value-type="string" calcext:value-type="string">
            <text:p>Tab-3</text:p>
          </table:table-cell>
          <table:table-cell table:style-name="ce41" office:value-type="float" office:value="3" calcext:value-type="float">
            <text:p>3</text:p>
          </table:table-cell>
          <table:covered-table-cell table:number-columns-repeated="3" table:style-name="ce16"/>
          <table:table-cell table:style-name="ce126" office:value-type="string" calcext:value-type="string">
            <text:p>警告しないが、任意で警告を表示する状態に戻せる</text:p>
          </table:table-cell>
          <table:table-cell table:style-name="ce41" office:value-type="string" calcext:value-type="string">
            <text:p>MCDで設定を反映する</text:p>
          </table:table-cell>
          <table:table-cell table:style-name="ce42" office:value-type="string" calcext:value-type="string">
            <text:p>if (!getPref("browser.tabs.warnOnOpen.initialized")) {</text:p>
            <text:p>  pref("browser.tabs.warnOnOpen", false);</text:p>
            <text:p>  pref("browser.tabs.warnOnOpen.initialized", true);</text:p>
            <text:p>}</text:p>
          </table:table-cell>
          <table:table-cell table:style-name="ce42"/>
          <table:table-cell table:style-name="ce123" table:formula="of:=IF([.K289]=&quot;&quot;;&quot;?&quot;;IF([.N289]=&quot;&quot;;&quot;新規&quot;;IF([.K289]=[.N289];&quot;&quot;;&quot;変更あり&quot;)))">
            <text:p/>
          </table:table-cell>
          <table:table-cell table:style-name="ce42" office:value-type="string" calcext:value-type="string">
            <text:p>if (!getPref("browser.tabs.warnOnOpen.initialized")) {</text:p>
            <text:p>  pref("browser.tabs.warnOnOpen", false);</text:p>
            <text:p>  pref("browser.tabs.warnOnOpen.initialized", true);</text:p>
            <text:p>}</text:p>
          </table:table-cell>
          <table:table-cell table:style-name="ce123" table:formula="of:=IF([.N289]=&quot;&quot;;&quot;?&quot;;IF([.P289]=&quot;&quot;;&quot;新規&quot;;IF([.N289]=[.P289];&quot;&quot;;&quot;変更あり&quot;)))">
            <text:p/>
          </table:table-cell>
          <table:table-cell table:style-name="ce42" office:value-type="string" calcext:value-type="string">
            <text:p>if (!getPref("browser.tabs.warnOnOpen.initialized")) {</text:p>
            <text:p>  pref("browser.tabs.warnOnOpen", false);</text:p>
            <text:p>  pref("browser.tabs.warnOnOpen.initialized", true);</text:p>
            <text:p>}</text:p>
          </table:table-cell>
          <table:table-cell table:style-name="ce41" table:formula="of:=IF([.P289]=&quot;&quot;;&quot;?&quot;;IF([.R289]=&quot;&quot;;&quot;新規&quot;;IF([.P289]=[.R289];&quot;&quot;;&quot;○&quot;)))" office:value-type="string" office:string-value="新規" calcext:value-type="string">
            <text:p>新規</text:p>
          </table:table-cell>
          <table:table-cell table:style-name="ce205" table:number-columns-repeated="3"/>
          <table:table-cell table:style-name="ce214"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41" office:value-type="string" calcext:value-type="string">
            <text:p>Tab-4（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タブバーの表示の可否</text:p>
          </table:table-cell>
          <table:table-cell table:style-name="ce15" office:value-type="string" calcext:value-type="string" table:number-columns-spanned="1" table:number-rows-spanned="2">
            <text:p>-</text:p>
          </table:table-cell>
          <table:table-cell table:style-name="ce41" office:value-type="string" calcext:value-type="string">
            <text:p>常に表示する</text:p>
          </table:table-cell>
          <table:table-cell table:style-name="ce41" office:value-type="string" calcext:value-type="string">
            <text:p>-</text:p>
          </table:table-cell>
          <table:table-cell table:style-name="ce42" office:value-type="string" calcext:value-type="string">
            <text:p>Firefox 31時点で機能が廃止されたためカスタマイズ不可能</text:p>
          </table:table-cell>
          <table:table-cell table:style-name="ce42"/>
          <table:table-cell table:style-name="ce123" table:formula="of:=IF([.K290]=&quot;&quot;;&quot;?&quot;;IF([.N290]=&quot;&quot;;&quot;新規&quot;;IF([.K290]=[.N290];&quot;&quot;;&quot;変更あり&quot;)))">
            <text:p/>
          </table:table-cell>
          <table:table-cell table:style-name="ce42" office:value-type="string" calcext:value-type="string">
            <text:p>Firefox 31時点で機能が廃止されたためカスタマイズ不可能</text:p>
          </table:table-cell>
          <table:table-cell table:style-name="ce123" table:formula="of:=IF([.N290]=&quot;&quot;;&quot;?&quot;;IF([.P290]=&quot;&quot;;&quot;新規&quot;;IF([.N290]=[.P290];&quot;&quot;;&quot;変更あり&quot;)))">
            <text:p/>
          </table:table-cell>
          <table:table-cell table:style-name="ce153" office:value-type="string" calcext:value-type="string">
            <text:p>Firefox 31時点で機能が廃止されたためカスタマイズ不可能</text:p>
          </table:table-cell>
          <table:table-cell table:style-name="ce41" table:formula="of:=IF([.P290]=&quot;&quot;;&quot;?&quot;;IF([.R290]=&quot;&quot;;&quot;新規&quot;;IF([.P290]=[.R290];&quot;&quot;;&quot;○&quot;)))" office:value-type="string" office:string-value="○" calcext:value-type="string">
            <text:p>○</text:p>
          </table:table-cell>
          <table:table-cell table:style-name="ce130" office:value-type="string" calcext:value-type="string">
            <text:p>-</text:p>
          </table:table-cell>
          <table:table-cell table:style-name="ce205" office:value-type="string" calcext:value-type="string">
            <text:p>廃止（Firefox 31）</text:p>
            <text:p>true時の挙動がなくなりfalse時の挙動強制となったため実質的には変更無し。</text:p>
          </table:table-cell>
          <table:table-cell table:style-name="ce205" office:value-type="string" calcext:value-type="string">
            <text:p>defaultPref("browser.tabs.autoHide", false);</text:p>
          </table:table-cell>
          <table:table-cell table:style-name="ce214"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41" office:value-type="string" calcext:value-type="string">
            <text:p>Tab-4（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タブが1つだけの時は隠す</text:p>
          </table:table-cell>
          <table:table-cell table:style-name="ce41" office:value-type="string" calcext:value-type="string">
            <text:p>-</text:p>
          </table:table-cell>
          <table:table-cell table:style-name="ce42" office:value-type="string" calcext:value-type="string">
            <text:p>Firefox 31時点で機能が廃止されたためカスタマイズ不可能</text:p>
          </table:table-cell>
          <table:table-cell table:style-name="ce42"/>
          <table:table-cell table:style-name="ce123" table:formula="of:=IF([.K291]=&quot;&quot;;&quot;?&quot;;IF([.N291]=&quot;&quot;;&quot;新規&quot;;IF([.K291]=[.N291];&quot;&quot;;&quot;変更あり&quot;)))">
            <text:p/>
          </table:table-cell>
          <table:table-cell table:style-name="ce42" office:value-type="string" calcext:value-type="string">
            <text:p>Firefox 31時点で機能が廃止されたためカスタマイズ不可能</text:p>
          </table:table-cell>
          <table:table-cell table:style-name="ce123" table:formula="of:=IF([.N291]=&quot;&quot;;&quot;?&quot;;IF([.P291]=&quot;&quot;;&quot;新規&quot;;IF([.N291]=[.P291];&quot;&quot;;&quot;変更あり&quot;)))">
            <text:p/>
          </table:table-cell>
          <table:table-cell table:style-name="ce153" office:value-type="string" calcext:value-type="string">
            <text:p>Firefox 31時点で機能が廃止されたためカスタマイズ不可能</text:p>
          </table:table-cell>
          <table:table-cell table:style-name="ce41" table:formula="of:=IF([.P291]=&quot;&quot;;&quot;?&quot;;IF([.R291]=&quot;&quot;;&quot;新規&quot;;IF([.P291]=[.R291];&quot;&quot;;&quot;○&quot;)))">
            <text:p/>
          </table:table-cell>
          <table:table-cell table:style-name="ce130" office:value-type="string" calcext:value-type="string">
            <text:p>Firefox 31時点で機能が廃止されたためカスタマイズ不可能</text:p>
          </table:table-cell>
          <table:table-cell table:style-name="ce205" office:value-type="string" calcext:value-type="string">
            <text:p>廃止</text:p>
          </table:table-cell>
          <table:table-cell table:style-name="ce205" office:value-type="string" calcext:value-type="string">
            <text:p>defaultPref("browser.tabs.autoHide", true);</text:p>
          </table:table-cell>
          <table:table-cell table:style-name="ce214"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3" calcext:value-type="float">
            <text:p>243</text:p>
          </table:table-cell>
          <table:table-cell table:style-name="ce5" table:formula="of:=CONCATENATE([.$D292];&quot;-&quot;;[.$E292])" office:value-type="string" office:string-value="Tab-5-1" calcext:value-type="string">
            <text:p>Tab-5-1</text:p>
          </table:table-cell>
          <table:table-cell table:style-name="ce41" office:value-type="string" calcext:value-type="string">
            <text:p>Tab-5</text:p>
          </table:table-cell>
          <table:table-cell table:style-name="ce41" office:value-type="float" office:value="1" calcext:value-type="float">
            <text:p>1</text:p>
          </table:table-cell>
          <table:table-cell table:style-name="ce17" office:value-type="string" calcext:value-type="string" table:number-columns-spanned="1" table:number-rows-spanned="3">
            <text:p>タブ</text:p>
          </table:table-cell>
          <table:table-cell table:style-name="ce17" office:value-type="string" calcext:value-type="string" table:number-columns-spanned="1" table:number-rows-spanned="3">
            <text:p>新しいタブの内容</text:p>
          </table:table-cell>
          <table:table-cell table:style-name="ce17" office:value-type="string" calcext:value-type="string" table:number-columns-spanned="1" table:number-rows-spanned="3">
            <text:p>-</text:p>
          </table:table-cell>
          <table:table-cell table:style-name="ce41" office:value-type="string" calcext:value-type="string">
            <text:p>about:newtab（既定）</text:p>
          </table:table-cell>
          <table:table-cell table:number-columns-repeated="2" table:style-name="ce41" office:value-type="string" calcext:value-type="string">
            <text:p>-</text:p>
          </table:table-cell>
          <table:table-cell table:style-name="ce41"/>
          <table:table-cell table:style-name="ce123" table:formula="of:=IF([.K292]=&quot;&quot;;&quot;?&quot;;IF([.N292]=&quot;&quot;;&quot;新規&quot;;IF([.K292]=[.N292];&quot;&quot;;&quot;変更あり&quot;)))">
            <text:p/>
          </table:table-cell>
          <table:table-cell table:style-name="ce41" office:value-type="string" calcext:value-type="string">
            <text:p>-</text:p>
          </table:table-cell>
          <table:table-cell table:style-name="ce123" table:formula="of:=IF([.N292]=&quot;&quot;;&quot;?&quot;;IF([.P292]=&quot;&quot;;&quot;新規&quot;;IF([.N292]=[.P292];&quot;&quot;;&quot;変更あり&quot;)))">
            <text:p/>
          </table:table-cell>
          <table:table-cell table:style-name="ce41" office:value-type="string" calcext:value-type="string">
            <text:p>-</text:p>
          </table:table-cell>
          <table:table-cell table:style-name="ce41" table:formula="of:=IF([.P292]=&quot;&quot;;&quot;?&quot;;IF([.R292]=&quot;&quot;;&quot;新規&quot;;IF([.P292]=[.R292];&quot;&quot;;&quot;○&quot;)))">
            <text:p/>
          </table:table-cell>
          <table:table-cell table:style-name="ce205" office:value-type="string" calcext:value-type="string">
            <text:p>-</text:p>
          </table:table-cell>
          <table:table-cell table:style-name="ce205" table:number-columns-repeated="2"/>
          <table:table-cell table:style-name="ce214"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4" calcext:value-type="float">
            <text:p>244</text:p>
          </table:table-cell>
          <table:table-cell table:style-name="ce5" table:formula="of:=CONCATENATE([.$D293];&quot;-&quot;;[.$E293])" office:value-type="string" office:string-value="Tab-5-2" calcext:value-type="string">
            <text:p>Tab-5-2</text:p>
          </table:table-cell>
          <table:table-cell table:style-name="ce41" office:value-type="string" calcext:value-type="string">
            <text:p>Tab-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何も表示しない</text:p>
          </table:table-cell>
          <table:table-cell table:style-name="ce41"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26"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0">lockPref("extensions.forcebrowserdata.@newtaburlex", “{\"ntu\":\"about:blank\",\"active\":true,\"sync\":true}”);</text:span></text:p>
            <text:p><text:span text:style-name="T20">lockPref("browser.newtabpage.enabled",false);</text:span></text:p>
            <text:p><text:span text:style-name="T20">lockPref("browser.newtabpage.enhanced",false);</text:span></text:p>
            <text:p><text:span text:style-name="T20">lockPref("browser.newtabpage.directory.ping","");</text:span></text:p>
            <text:p><text:span text:style-name="T20">lockPref("browser.newtabpage.directory.source","about:blank");</text:span></text:p>
          </table:table-cell>
          <table:table-cell table:style-name="ce126"/>
          <table:table-cell table:style-name="ce123" table:formula="of:=IF([.K293]=&quot;&quot;;&quot;?&quot;;IF([.N293]=&quot;&quot;;&quot;新規&quot;;IF([.K293]=[.N293];&quot;&quot;;&quot;変更あり&quot;)))" office:value-type="string" office:string-value="変更あり" calcext:value-type="string">
            <text:p>変更あり</text:p>
          </table:table-cell>
          <table:table-cell table:style-name="ce126"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23" table:formula="of:=IF([.N293]=&quot;&quot;;&quot;?&quot;;IF([.P293]=&quot;&quot;;&quot;新規&quot;;IF([.N293]=[.P293];&quot;&quot;;&quot;変更あり&quot;)))">
            <text:p/>
          </table:table-cell>
          <table:table-cell table:style-name="ce126"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41" table:formula="of:=IF([.P293]=&quot;&quot;;&quot;?&quot;;IF([.R293]=&quot;&quot;;&quot;新規&quot;;IF([.P293]=[.R293];&quot;&quot;;&quot;○&quot;)))" office:value-type="string" office:string-value="○" calcext:value-type="string">
            <text:p>○</text:p>
          </table:table-cell>
          <table:table-cell table:style-name="ce205"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205" table:number-columns-repeated="2"/>
          <table:table-cell table:style-name="ce214"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5" calcext:value-type="float">
            <text:p>245</text:p>
          </table:table-cell>
          <table:table-cell table:style-name="ce5" table:formula="of:=CONCATENATE([.$D294];&quot;-&quot;;[.$E294])" office:value-type="string" office:string-value="Tab-5-3" calcext:value-type="string">
            <text:p>Tab-5-3</text:p>
          </table:table-cell>
          <table:table-cell table:style-name="ce41" office:value-type="string" calcext:value-type="string">
            <text:p>Tab-5</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アドオンを使わず空白ページを表示する</text:p>
          </table:table-cell>
          <table:table-cell table:style-name="ce41" office:value-type="string" calcext:value-type="string">
            <text:p>MCDで設定を反映する</text:p>
          </table:table-cell>
          <table:table-cell table:style-name="ce126"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ext:p/>
            <text:p><text:span text:style-name="T21">globalChrome.css:</text:span></text:p>
            <text:p><text:span text:style-name="T21">@namespace url("http://www.mozilla.org/keymaster/gatekeeper/there.is.only.xul");</text:span></text:p>
            <text:p><text:span text:style-name="T21">@namespace html url("http://www.w3.org/1999/xhtml");</text:span></text:p>
            <text:p><text:span text:style-name="T21">@namespace xbl url("http://www.mozilla.org/xbl");</text:span></text:p>
            <text:p/>
            <text:p><text:span text:style-name="T21">@-moz-document</text:span></text:p>
            <text:p><text:span text:style-name="T21">  url-prefix("about:newtab"),</text:span></text:p>
            <text:p><text:span text:style-name="T21">  url-prefix("chrome://browser/content/newtab/newTab.xul")</text:span></text:p>
            <text:p><text:span text:style-name="T21">  {</text:span></text:p>
            <text:p><text:span text:style-name="T21">  *|*#newtab-customize-panel,</text:span></text:p>
            <text:p><text:span text:style-name="T21">  *|*[id="newtab-customize-panel"],</text:span></text:p>
            <text:p><text:span text:style-name="T21">  *|*#newtab-customize-button,</text:span></text:p>
            <text:p><text:span text:style-name="T21">  *|*[id="newtab-customize-button"],</text:span></text:p>
            <text:p><text:span text:style-name="T21">  *|*#onboarding-overlay-button, </text:span></text:p>
            <text:p><text:span text:style-name="T21">  *|*#onboarding-notification-bar </text:span></text:p>
            <text:p><text:span text:style-name="T21">    {</text:span></text:p>
            <text:p><text:span text:style-name="T21">      display: none !important;</text:span></text:p>
            <text:p><text:span text:style-name="T21">      visibility: collapse !important;</text:span></text:p>
            <text:p><text:span text:style-name="T21">    }</text:span></text:p>
            <text:p><text:span text:style-name="T21">}</text:span></text:p>
            <text:p/>
            <text:p/>
          </table:table-cell>
          <table:table-cell table:style-name="ce202" office:value-type="string" calcext:value-type="string">
            <text:p>about:newtabのカスタマイズ実施</text:p>
            <text:p/>
          </table:table-cell>
          <table:table-cell table:style-name="ce123" table:formula="of:=IF([.K294]=&quot;&quot;;&quot;?&quot;;IF([.N294]=&quot;&quot;;&quot;新規&quot;;IF([.K294]=[.N294];&quot;&quot;;&quot;変更あり&quot;)))" office:value-type="string" office:string-value="変更あり" calcext:value-type="string">
            <text:p>変更あり</text:p>
          </table:table-cell>
          <table:table-cell table:style-name="ce126" office:value-type="string" calcext:value-type="string">
            <text:p><text:span text:style-name="T21">lockPref("browser.newtabpage.enabled",false);</text:span></text:p>
            <text:p><text:span text:style-name="T21">lockPref("browser.newtabpage.enhanced",false);</text:span></text:p>
            <text:p><text:span text:style-name="T21">lockPref("browser.newtabpage.directory.ping","");</text:span></text:p>
            <text:p><text:span text:style-name="T21">lockPref("browser.newtabpage.directory.source","about:blank");</text:span></text:p>
          </table:table-cell>
          <table:table-cell table:style-name="ce123" table:formula="of:=IF([.N294]=&quot;&quot;;&quot;?&quot;;IF([.P294]=&quot;&quot;;&quot;新規&quot;;IF([.N294]=[.P294];&quot;&quot;;&quot;変更あり&quot;)))" office:value-type="string" office:string-value="新規" calcext:value-type="string">
            <text:p>新規</text:p>
          </table:table-cell>
          <table:table-cell table:style-name="ce126"/>
          <table:table-cell table:style-name="ce41"/>
          <table:table-cell table:style-name="ce205" table:number-columns-repeated="3"/>
          <table:table-cell table:style-name="ce214"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6" calcext:value-type="float">
            <text:p>246</text:p>
          </table:table-cell>
          <table:table-cell table:style-name="ce5" table:formula="of:=CONCATENATE([.$D295];&quot;-&quot;;[.$E295])" office:value-type="string" office:string-value="Tab-6-1" calcext:value-type="string">
            <text:p>Tab-6-1</text:p>
          </table:table-cell>
          <table:table-cell table:style-name="ce41" office:value-type="string" calcext:value-type="string">
            <text:p>Tab-6</text:p>
          </table:table-cell>
          <table:table-cell table:style-name="ce41"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Webページによって開かれる新規ウィンドウを、代わりにタブで開く</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number-columns-repeated="2" table:style-name="ce41" office:value-type="string" calcext:value-type="string">
            <text:p>-</text:p>
          </table:table-cell>
          <table:table-cell table:style-name="ce41"/>
          <table:table-cell table:style-name="ce123" table:formula="of:=IF([.K295]=&quot;&quot;;&quot;?&quot;;IF([.N295]=&quot;&quot;;&quot;新規&quot;;IF([.K295]=[.N295];&quot;&quot;;&quot;変更あり&quot;)))">
            <text:p/>
          </table:table-cell>
          <table:table-cell table:style-name="ce41" office:value-type="string" calcext:value-type="string">
            <text:p>-</text:p>
          </table:table-cell>
          <table:table-cell table:style-name="ce123" table:formula="of:=IF([.N295]=&quot;&quot;;&quot;?&quot;;IF([.P295]=&quot;&quot;;&quot;新規&quot;;IF([.N295]=[.P295];&quot;&quot;;&quot;変更あり&quot;)))">
            <text:p/>
          </table:table-cell>
          <table:table-cell table:style-name="ce205" office:value-type="string" calcext:value-type="string">
            <text:p>-</text:p>
          </table:table-cell>
          <table:table-cell table:style-name="ce41" table:formula="of:=IF([.P295]=&quot;&quot;;&quot;?&quot;;IF([.R295]=&quot;&quot;;&quot;新規&quot;;IF([.P295]=[.R295];&quot;&quot;;&quot;○&quot;)))">
            <text:p/>
          </table:table-cell>
          <table:table-cell table:style-name="ce205" office:value-type="string" calcext:value-type="string">
            <text:p>-</text:p>
          </table:table-cell>
          <table:table-cell table:style-name="ce205" table:number-columns-repeated="2"/>
          <table:table-cell table:style-name="ce214"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7" calcext:value-type="float">
            <text:p>247</text:p>
          </table:table-cell>
          <table:table-cell table:style-name="ce5" table:formula="of:=CONCATENATE([.$D296];&quot;-&quot;;[.$E296])" office:value-type="string" office:string-value="Tab-6-2" calcext:value-type="string">
            <text:p>Tab-6-2</text:p>
          </table:table-cell>
          <table:table-cell table:style-name="ce41" office:value-type="string" calcext:value-type="string">
            <text:p>Tab-6</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browser.link.open_newwindow", 1);</text:p>
            <text:p>lockPref("browser.link.open_newwindow.restriction", 0);</text:p>
          </table:table-cell>
          <table:table-cell table:style-name="ce199" office:value-type="string" calcext:value-type="string">
            <text:p>以前の設定シートの内容(open_newwindow=2)はおそらく誤り。</text:p>
          </table:table-cell>
          <table:table-cell table:style-name="ce123" table:formula="of:=IF([.K296]=&quot;&quot;;&quot;?&quot;;IF([.N296]=&quot;&quot;;&quot;新規&quot;;IF([.K296]=[.N296];&quot;&quot;;&quot;変更あり&quot;)))" office:value-type="string" office:string-value="変更あり" calcext:value-type="string">
            <text:p>変更あり</text:p>
          </table:table-cell>
          <table:table-cell table:style-name="ce41" office:value-type="string" calcext:value-type="string">
            <text:p>lockPref("browser.link.open_newwindow", 2);</text:p>
            <text:p>lockPref("browser.link.open_newwindow.restriction", 0);</text:p>
          </table:table-cell>
          <table:table-cell table:style-name="ce123" table:formula="of:=IF([.N296]=&quot;&quot;;&quot;?&quot;;IF([.P296]=&quot;&quot;;&quot;新規&quot;;IF([.N296]=[.P296];&quot;&quot;;&quot;変更あり&quot;)))">
            <text:p/>
          </table:table-cell>
          <table:table-cell table:style-name="ce205" office:value-type="string" calcext:value-type="string">
            <text:p>lockPref("browser.link.open_newwindow", 2);</text:p>
            <text:p>lockPref("browser.link.open_newwindow.restriction", 0);</text:p>
          </table:table-cell>
          <table:table-cell table:style-name="ce41" table:formula="of:=IF([.P296]=&quot;&quot;;&quot;?&quot;;IF([.R296]=&quot;&quot;;&quot;新規&quot;;IF([.P296]=[.R296];&quot;&quot;;&quot;○&quot;)))">
            <text:p/>
          </table:table-cell>
          <table:table-cell table:style-name="ce205" office:value-type="string" calcext:value-type="string">
            <text:p>lockPref("browser.link.open_newwindow", 2);</text:p>
            <text:p>lockPref("browser.link.open_newwindow.restriction", 0);</text:p>
          </table:table-cell>
          <table:table-cell table:style-name="ce205" table:number-columns-repeated="2"/>
          <table:table-cell table:style-name="ce214"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48" calcext:value-type="float">
            <text:p>248</text:p>
          </table:table-cell>
          <table:table-cell table:style-name="ce5" table:formula="of:=CONCATENATE([.$D297];&quot;-&quot;;[.$E297])" office:value-type="string" office:string-value="Tab-7-1" calcext:value-type="string">
            <text:p>Tab-7-1</text:p>
          </table:table-cell>
          <table:table-cell table:style-name="ce41" office:value-type="string" calcext:value-type="string">
            <text:p>Tab-7</text:p>
          </table:table-cell>
          <table:table-cell table:style-name="ce41"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42" office:value-type="string" calcext:value-type="string">
            <text:p>ユーザの設定を優先（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297]=&quot;&quot;;&quot;?&quot;;IF([.N297]=&quot;&quot;;&quot;新規&quot;;IF([.K297]=[.N297];&quot;&quot;;&quot;変更あり&quot;)))">
            <text:p/>
          </table:table-cell>
          <table:table-cell table:style-name="ce42" office:value-type="string" calcext:value-type="string">
            <text:p>-</text:p>
          </table:table-cell>
          <table:table-cell table:style-name="ce123" table:formula="of:=IF([.N297]=&quot;&quot;;&quot;?&quot;;IF([.P297]=&quot;&quot;;&quot;新規&quot;;IF([.N297]=[.P297];&quot;&quot;;&quot;変更あり&quot;)))">
            <text:p/>
          </table:table-cell>
          <table:table-cell table:style-name="ce42" office:value-type="string" calcext:value-type="string">
            <text:p>-</text:p>
          </table:table-cell>
          <table:table-cell table:style-name="ce41" table:formula="of:=IF([.P297]=&quot;&quot;;&quot;?&quot;;IF([.R297]=&quot;&quot;;&quot;新規&quot;;IF([.P297]=[.R297];&quot;&quot;;&quot;○&quot;)))">
            <text:p/>
          </table:table-cell>
          <table:table-cell table:style-name="ce205" office:value-type="string" calcext:value-type="string">
            <text:p>-</text:p>
          </table:table-cell>
          <table:table-cell table:style-name="ce205" table:number-columns-repeated="2"/>
          <table:table-cell table:style-name="ce214"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298]&lt;&gt;&quot;&quot;;NOT(ISNUMBER(FIND(&quot;廃止&quot;;[.$D298])));NOT(ISNUMBER(FIND(&quot;廃止&quot;;[.$E298]))));MAX([.$B$1:.$B297])+1;&quot;&quot;)" office:value-type="float" office:value="249" calcext:value-type="float">
            <text:p>249</text:p>
          </table:table-cell>
          <table:table-cell table:style-name="ce5" table:formula="of:=CONCATENATE([.$D298];&quot;-&quot;;[.$E298])" office:value-type="string" office:string-value="Tab-7-2" calcext:value-type="string">
            <text:p>Tab-7-2</text:p>
          </table:table-cell>
          <table:table-cell table:style-name="ce41" office:value-type="string" calcext:value-type="string">
            <text:p>Tab-7</text:p>
          </table:table-cell>
          <table:table-cell table:style-name="ce41" office:value-type="float" office:value="2" calcext:value-type="float">
            <text:p>2</text:p>
          </table:table-cell>
          <table:covered-table-cell table:number-columns-repeated="3" table:style-name="ce16"/>
          <table:table-cell table:style-name="ce42" office:value-type="string" calcext:value-type="string">
            <text:p>「空白ページを表示」で固定</text:p>
            <text:p>（Firefox 38以前では「白紙」で固定）</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23" table:formula="of:=IF([.K298]=&quot;&quot;;&quot;?&quot;;IF([.N298]=&quot;&quot;;&quot;新規&quot;;IF([.K298]=[.N298];&quot;&quot;;&quot;変更あり&quot;)))">
            <text:p/>
          </table:table-cell>
          <table:table-cell table:style-name="ce4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23" table:formula="of:=IF([.N298]=&quot;&quot;;&quot;?&quot;;IF([.P298]=&quot;&quot;;&quot;新規&quot;;IF([.N298]=[.P298];&quot;&quot;;&quot;変更あり&quot;)))" office:value-type="string" office:string-value="変更あり" calcext:value-type="string">
            <text:p>変更あり</text:p>
          </table:table-cell>
          <table:table-cell table:style-name="ce20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table:formula="of:=IF([.P298]=&quot;&quot;;&quot;?&quot;;IF([.R298]=&quot;&quot;;&quot;新規&quot;;IF([.P298]=[.R298];&quot;&quot;;&quot;○&quot;)))">
            <text:p/>
          </table:table-cell>
          <table:table-cell table:style-name="ce205"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205" table:number-columns-repeated="2"/>
          <table:table-cell table:style-name="ce214"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299]&lt;&gt;&quot;&quot;;NOT(ISNUMBER(FIND(&quot;廃止&quot;;[.$D299])));NOT(ISNUMBER(FIND(&quot;廃止&quot;;[.$E299]))));MAX([.$B$1:.$B298])+1;&quot;&quot;)" office:value-type="float" office:value="250" calcext:value-type="float">
            <text:p>250</text:p>
          </table:table-cell>
          <table:table-cell table:style-name="ce5" table:formula="of:=CONCATENATE([.$D299];&quot;-&quot;;[.$E299])" office:value-type="string" office:string-value="Tab-7-3" calcext:value-type="string">
            <text:p>Tab-7-3</text:p>
          </table:table-cell>
          <table:table-cell table:style-name="ce41" office:value-type="string" calcext:value-type="string">
            <text:p>Tab-7</text:p>
          </table:table-cell>
          <table:table-cell table:style-name="ce41" office:value-type="float" office:value="3" calcext:value-type="float">
            <text:p>3</text:p>
          </table:table-cell>
          <table:covered-table-cell table:number-columns-repeated="3" table:style-name="ce16"/>
          <table:table-cell table:style-name="ce42" office:value-type="string" calcext:value-type="string">
            <text:p>「よく見るサイトを表示」で固定</text:p>
            <text:p>（Firefox 38以前では「クラシック」で固定）</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table:table-cell table:style-name="ce123" table:formula="of:=IF([.K299]=&quot;&quot;;&quot;?&quot;;IF([.N299]=&quot;&quot;;&quot;新規&quot;;IF([.K299]=[.N299];&quot;&quot;;&quot;変更あり&quot;)))">
            <text:p/>
          </table:table-cell>
          <table:table-cell table:style-name="ce4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23" table:formula="of:=IF([.N299]=&quot;&quot;;&quot;?&quot;;IF([.P299]=&quot;&quot;;&quot;新規&quot;;IF([.N299]=[.P299];&quot;&quot;;&quot;変更あり&quot;)))" office:value-type="string" office:string-value="変更あり" calcext:value-type="string">
            <text:p>変更あり</text:p>
          </table:table-cell>
          <table:table-cell table:style-name="ce20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table:formula="of:=IF([.P299]=&quot;&quot;;&quot;?&quot;;IF([.R299]=&quot;&quot;;&quot;新規&quot;;IF([.P299]=[.R299];&quot;&quot;;&quot;○&quot;)))">
            <text:p/>
          </table:table-cell>
          <table:table-cell table:style-name="ce205"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205" table:number-columns-repeated="2"/>
          <table:table-cell table:style-name="ce214"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51" calcext:value-type="float">
            <text:p>251</text:p>
          </table:table-cell>
          <table:table-cell table:style-name="ce5" table:formula="of:=CONCATENATE([.$D300];&quot;-&quot;;[.$E300])" office:value-type="string" office:string-value="Tab-7-4" calcext:value-type="string">
            <text:p>Tab-7-4</text:p>
          </table:table-cell>
          <table:table-cell table:style-name="ce41" office:value-type="string" calcext:value-type="string">
            <text:p>Tab-7</text:p>
          </table:table-cell>
          <table:table-cell table:style-name="ce41" office:value-type="float" office:value="4" calcext:value-type="float">
            <text:p>4</text:p>
          </table:table-cell>
          <table:covered-table-cell table:number-columns-repeated="3" table:style-name="ce16"/>
          <table:table-cell table:style-name="ce42" office:value-type="string" calcext:value-type="string">
            <text:p>「よく見るサイトを表示/おすすめサイトも表示=ON」で固定</text:p>
            <text:p>（Firefox 38以前では「拡張」で固定）</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table:table-cell table:style-name="ce123" table:formula="of:=IF([.K300]=&quot;&quot;;&quot;?&quot;;IF([.N300]=&quot;&quot;;&quot;新規&quot;;IF([.K300]=[.N300];&quot;&quot;;&quot;変更あり&quot;)))">
            <text:p/>
          </table:table-cell>
          <table:table-cell table:style-name="ce4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23" table:formula="of:=IF([.N300]=&quot;&quot;;&quot;?&quot;;IF([.P300]=&quot;&quot;;&quot;新規&quot;;IF([.N300]=[.P300];&quot;&quot;;&quot;変更あり&quot;)))" office:value-type="string" office:string-value="変更あり" calcext:value-type="string">
            <text:p>変更あり</text:p>
          </table:table-cell>
          <table:table-cell table:style-name="ce20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1" table:formula="of:=IF([.P300]=&quot;&quot;;&quot;?&quot;;IF([.R300]=&quot;&quot;;&quot;新規&quot;;IF([.P300]=[.R300];&quot;&quot;;&quot;○&quot;)))">
            <text:p/>
          </table:table-cell>
          <table:table-cell table:style-name="ce205"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205" table:number-columns-repeated="2"/>
          <table:table-cell table:style-name="ce214"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52" calcext:value-type="float">
            <text:p>252</text:p>
          </table:table-cell>
          <table:table-cell table:style-name="ce5" table:formula="of:=CONCATENATE([.$D301];&quot;-&quot;;[.$E301])" office:value-type="string" office:string-value="Tab-7-5" calcext:value-type="string">
            <text:p>Tab-7-5</text:p>
          </table:table-cell>
          <table:table-cell table:style-name="ce41" office:value-type="string" calcext:value-type="string">
            <text:p>Tab-7</text:p>
          </table:table-cell>
          <table:table-cell table:style-name="ce41" office:value-type="float" office:value="5" calcext:value-type="float">
            <text:p>5</text:p>
          </table:table-cell>
          <table:covered-table-cell table:number-columns-repeated="3" table:style-name="ce16"/>
          <table:table-cell table:style-name="ce42" office:value-type="string" calcext:value-type="string">
            <text:p>「よく見るサイトを表示」以下の「おすすめサイトも表示」のみ選択禁止</text:p>
            <text:p>（Firefox 38以前では「拡張」のみ禁止）</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1"/>
          <table:table-cell table:style-name="ce123" table:formula="of:=IF([.K301]=&quot;&quot;;&quot;?&quot;;IF([.N301]=&quot;&quot;;&quot;新規&quot;;IF([.K301]=[.N301];&quot;&quot;;&quot;変更あり&quot;)))">
            <text:p/>
          </table:table-cell>
          <table:table-cell table:style-name="ce4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23" table:formula="of:=IF([.N301]=&quot;&quot;;&quot;?&quot;;IF([.P301]=&quot;&quot;;&quot;新規&quot;;IF([.N301]=[.P301];&quot;&quot;;&quot;変更あり&quot;)))">
            <text:p/>
          </table:table-cell>
          <table:table-cell table:style-name="ce20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1" table:formula="of:=IF([.P301]=&quot;&quot;;&quot;?&quot;;IF([.R301]=&quot;&quot;;&quot;新規&quot;;IF([.P301]=[.R301];&quot;&quot;;&quot;○&quot;)))">
            <text:p/>
          </table:table-cell>
          <table:table-cell table:style-name="ce205"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205" table:number-columns-repeated="2"/>
          <table:table-cell table:style-name="ce214"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41" office:value-type="string" calcext:value-type="string">
            <text:p>Tab-8（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初めて開いた時の案内の表示</text:p>
          </table:table-cell>
          <table:table-cell table:style-name="ce15" office:value-type="string" calcext:value-type="string" table:number-columns-spanned="1" table:number-rows-spanned="2">
            <text:p>-</text:p>
          </table:table-cell>
          <table:table-cell table:style-name="ce42" office:value-type="string" calcext:value-type="string">
            <text:p>表示する（既定）</text:p>
          </table:table-cell>
          <table:table-cell table:style-name="ce41" office:value-type="string" calcext:value-type="string">
            <text:p>-</text:p>
          </table:table-cell>
          <table:table-cell table:style-name="ce41" office:value-type="string" calcext:value-type="string">
            <text:p>Bug 1229636によりFirefox 46で廃止</text:p>
          </table:table-cell>
          <table:table-cell table:style-name="ce41"/>
          <table:table-cell table:style-name="ce123" table:formula="of:=IF([.K302]=&quot;&quot;;&quot;?&quot;;IF([.N302]=&quot;&quot;;&quot;新規&quot;;IF([.K302]=[.N302];&quot;&quot;;&quot;変更あり&quot;)))">
            <text:p/>
          </table:table-cell>
          <table:table-cell table:style-name="ce41" office:value-type="string" calcext:value-type="string">
            <text:p>Bug 1229636によりFirefox 46で廃止</text:p>
          </table:table-cell>
          <table:table-cell table:style-name="ce123" table:formula="of:=IF([.N302]=&quot;&quot;;&quot;?&quot;;IF([.P302]=&quot;&quot;;&quot;新規&quot;;IF([.N302]=[.P302];&quot;&quot;;&quot;変更あり&quot;)))" office:value-type="string" office:string-value="変更あり" calcext:value-type="string">
            <text:p>変更あり</text:p>
          </table:table-cell>
          <table:table-cell table:style-name="ce205" office:value-type="string" calcext:value-type="string">
            <text:p>-</text:p>
          </table:table-cell>
          <table:table-cell table:style-name="ce41" table:formula="of:=IF([.P302]=&quot;&quot;;&quot;?&quot;;IF([.R302]=&quot;&quot;;&quot;新規&quot;;IF([.P302]=[.R302];&quot;&quot;;&quot;○&quot;)))" office:value-type="string" office:string-value="新規" calcext:value-type="string">
            <text:p>新規</text:p>
          </table:table-cell>
          <table:table-cell table:style-name="ce205" table:number-columns-repeated="3"/>
          <table:table-cell table:style-name="ce214"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41" office:value-type="string" calcext:value-type="string">
            <text:p>Tab-8（廃止）</text:p>
          </table:table-cell>
          <table:table-cell table:style-name="ce41" office:value-type="float" office:value="2" calcext:value-type="float">
            <text:p>2</text:p>
          </table:table-cell>
          <table:covered-table-cell table:number-columns-repeated="3" table:style-name="ce16"/>
          <table:table-cell table:style-name="ce42" office:value-type="string" calcext:value-type="string">
            <text:p>表示しない</text:p>
          </table:table-cell>
          <table:table-cell table:style-name="ce41" office:value-type="string" calcext:value-type="string">
            <text:p>MCDで設定を反映する</text:p>
          </table:table-cell>
          <table:table-cell table:style-name="ce41" office:value-type="string" calcext:value-type="string">
            <text:p>Bug 1229636によりFirefox 46で廃止</text:p>
          </table:table-cell>
          <table:table-cell table:style-name="ce41"/>
          <table:table-cell table:style-name="ce123" table:formula="of:=IF([.K303]=&quot;&quot;;&quot;?&quot;;IF([.N303]=&quot;&quot;;&quot;新規&quot;;IF([.K303]=[.N303];&quot;&quot;;&quot;変更あり&quot;)))">
            <text:p/>
          </table:table-cell>
          <table:table-cell table:style-name="ce41" office:value-type="string" calcext:value-type="string">
            <text:p>Bug 1229636によりFirefox 46で廃止</text:p>
          </table:table-cell>
          <table:table-cell table:style-name="ce123" table:formula="of:=IF([.N303]=&quot;&quot;;&quot;?&quot;;IF([.P303]=&quot;&quot;;&quot;新規&quot;;IF([.N303]=[.P303];&quot;&quot;;&quot;変更あり&quot;)))" office:value-type="string" office:string-value="変更あり" calcext:value-type="string">
            <text:p>変更あり</text:p>
          </table:table-cell>
          <table:table-cell table:style-name="ce205" office:value-type="string" calcext:value-type="string">
            <text:p>lockPref("browser.newtabpage.introShown", false)</text:p>
          </table:table-cell>
          <table:table-cell table:style-name="ce41" table:formula="of:=IF([.P303]=&quot;&quot;;&quot;?&quot;;IF([.R303]=&quot;&quot;;&quot;新規&quot;;IF([.P303]=[.R303];&quot;&quot;;&quot;○&quot;)))" office:value-type="string" office:string-value="新規" calcext:value-type="string">
            <text:p>新規</text:p>
          </table:table-cell>
          <table:table-cell table:style-name="ce205" table:number-columns-repeated="3"/>
          <table:table-cell table:style-name="ce214"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53" calcext:value-type="float">
            <text:p>253</text:p>
          </table:table-cell>
          <table:table-cell table:style-name="ce5" table:formula="of:=CONCATENATE([.$D304];&quot;-&quot;;[.$E304])" office:value-type="string" office:string-value="Tab-9-1" calcext:value-type="string">
            <text:p>Tab-9-1</text:p>
          </table:table-cell>
          <table:table-cell table:style-name="ce41" office:value-type="string" calcext:value-type="string">
            <text:p>Tab-9</text:p>
          </table:table-cell>
          <table:table-cell table:style-name="ce41" office:value-type="float" office:value="1" calcext:value-type="float">
            <text:p>1</text:p>
          </table:table-cell>
          <table:table-cell table:style-name="ce15" office:value-type="string" calcext:value-type="string" table:number-columns-spanned="1" table:number-rows-spanned="2">
            <text:p>タブ</text:p>
          </table:table-cell>
          <table:table-cell table:style-name="ce15" office:value-type="string" calcext:value-type="string" table:number-columns-spanned="1" table:number-rows-spanned="2">
            <text:p>新しいタブを開く操作の高速化</text:p>
          </table:table-cell>
          <table:table-cell table:style-name="ce15" office:value-type="string" calcext:value-type="string" table:number-columns-spanned="1" table:number-rows-spanned="2">
            <text:p>-</text:p>
          </table:table-cell>
          <table:table-cell table:style-name="ce42" office:value-type="string" calcext:value-type="string">
            <text:p>事前読み込みで高速化する（既定）</text:p>
          </table:table-cell>
          <table:table-cell table:number-columns-repeated="2" table:style-name="ce41" office:value-type="string" calcext:value-type="string">
            <text:p>-</text:p>
          </table:table-cell>
          <table:table-cell table:style-name="ce41"/>
          <table:table-cell table:style-name="ce123" table:formula="of:=IF([.K304]=&quot;&quot;;&quot;?&quot;;IF([.N304]=&quot;&quot;;&quot;新規&quot;;IF([.K304]=[.N304];&quot;&quot;;&quot;変更あり&quot;)))">
            <text:p/>
          </table:table-cell>
          <table:table-cell table:style-name="ce41" office:value-type="string" calcext:value-type="string">
            <text:p>-</text:p>
          </table:table-cell>
          <table:table-cell table:style-name="ce123" table:formula="of:=IF([.N304]=&quot;&quot;;&quot;?&quot;;IF([.P304]=&quot;&quot;;&quot;新規&quot;;IF([.N304]=[.P304];&quot;&quot;;&quot;変更あり&quot;)))">
            <text:p/>
          </table:table-cell>
          <table:table-cell table:style-name="ce205" office:value-type="string" calcext:value-type="string">
            <text:p>-</text:p>
          </table:table-cell>
          <table:table-cell table:style-name="ce41" table:formula="of:=IF([.P304]=&quot;&quot;;&quot;?&quot;;IF([.R304]=&quot;&quot;;&quot;新規&quot;;IF([.P304]=[.R304];&quot;&quot;;&quot;○&quot;)))" office:value-type="string" office:string-value="新規" calcext:value-type="string">
            <text:p>新規</text:p>
          </table:table-cell>
          <table:table-cell table:style-name="ce205" table:number-columns-repeated="3"/>
          <table:table-cell table:style-name="ce214"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54" calcext:value-type="float">
            <text:p>254</text:p>
          </table:table-cell>
          <table:table-cell table:style-name="ce5" table:formula="of:=CONCATENATE([.$D305];&quot;-&quot;;[.$E305])" office:value-type="string" office:string-value="Tab-9-2" calcext:value-type="string">
            <text:p>Tab-9-2</text:p>
          </table:table-cell>
          <table:table-cell table:style-name="ce41" office:value-type="string" calcext:value-type="string">
            <text:p>Tab-9</text:p>
          </table:table-cell>
          <table:table-cell table:style-name="ce41" office:value-type="float" office:value="2" calcext:value-type="float">
            <text:p>2</text:p>
          </table:table-cell>
          <table:covered-table-cell table:number-columns-repeated="3" table:style-name="ce16"/>
          <table:table-cell table:style-name="ce42" office:value-type="string" calcext:value-type="string">
            <text:p>高速化しない（Tab-5-2選択時は常にこの動作）</text:p>
          </table:table-cell>
          <table:table-cell table:style-name="ce41" office:value-type="string" calcext:value-type="string">
            <text:p>MCDで設定を反映する</text:p>
          </table:table-cell>
          <table:table-cell table:style-name="ce41" office:value-type="string" calcext:value-type="string">
            <text:p>lockPref("browser.newtab.preload", false);</text:p>
          </table:table-cell>
          <table:table-cell table:style-name="ce41"/>
          <table:table-cell table:style-name="ce123" table:formula="of:=IF([.K305]=&quot;&quot;;&quot;?&quot;;IF([.N305]=&quot;&quot;;&quot;新規&quot;;IF([.K305]=[.N305];&quot;&quot;;&quot;変更あり&quot;)))">
            <text:p/>
          </table:table-cell>
          <table:table-cell table:style-name="ce41" office:value-type="string" calcext:value-type="string">
            <text:p>lockPref("browser.newtab.preload", false);</text:p>
          </table:table-cell>
          <table:table-cell table:style-name="ce123" table:formula="of:=IF([.N305]=&quot;&quot;;&quot;?&quot;;IF([.P305]=&quot;&quot;;&quot;新規&quot;;IF([.N305]=[.P305];&quot;&quot;;&quot;変更あり&quot;)))">
            <text:p/>
          </table:table-cell>
          <table:table-cell table:style-name="ce205" office:value-type="string" calcext:value-type="string">
            <text:p>lockPref("browser.newtab.preload", false);</text:p>
          </table:table-cell>
          <table:table-cell table:style-name="ce41" table:formula="of:=IF([.P305]=&quot;&quot;;&quot;?&quot;;IF([.R305]=&quot;&quot;;&quot;新規&quot;;IF([.P305]=[.R305];&quot;&quot;;&quot;○&quot;)))" office:value-type="string" office:string-value="新規" calcext:value-type="string">
            <text:p>新規</text:p>
          </table:table-cell>
          <table:table-cell table:style-name="ce205" table:number-columns-repeated="3"/>
          <table:table-cell table:style-name="ce214"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55" calcext:value-type="float">
            <text:p>255</text:p>
          </table:table-cell>
          <table:table-cell table:style-name="ce5" table:formula="of:=CONCATENATE([.$D306];&quot;-&quot;;[.$E306])" office:value-type="string" office:string-value="Network-1-1" calcext:value-type="string">
            <text:p>Network-1-1</text:p>
          </table:table-cell>
          <table:table-cell table:style-name="ce41" office:value-type="string" calcext:value-type="string">
            <text:p>Network-1</text:p>
          </table:table-cell>
          <table:table-cell table:style-name="ce41"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Microsoft .NET Frameworkへの対応</text:p>
          </table:table-cell>
          <table:table-cell table:style-name="ce15" office:value-type="string" calcext:value-type="string" table:number-columns-spanned="1" table:number-rows-spanned="2">
            <text:p>-</text:p>
          </table:table-cell>
          <table:table-cell table:style-name="ce41" office:value-type="string" calcext:value-type="string">
            <text:p>対応する</text:p>
          </table:table-cell>
          <table:table-cell table:style-name="ce41" office:value-type="string" calcext:value-type="string">
            <text:p>MCDで設定を反映する</text:p>
          </table:table-cell>
          <table:table-cell table:style-name="ce42" office:value-type="string" calcext:value-type="string">
            <text:p>clearPref("general.useragent.extra.microsoftdotnet");</text:p>
          </table:table-cell>
          <table:table-cell table:style-name="ce42" office:value-type="string" calcext:value-type="string">
            <text:p>.NET Framework Assistant for Firefoxの無効化</text:p>
          </table:table-cell>
          <table:table-cell table:style-name="ce123" table:formula="of:=IF([.K306]=&quot;&quot;;&quot;?&quot;;IF([.N306]=&quot;&quot;;&quot;新規&quot;;IF([.K306]=[.N306];&quot;&quot;;&quot;変更あり&quot;)))">
            <text:p/>
          </table:table-cell>
          <table:table-cell table:style-name="ce42" office:value-type="string" calcext:value-type="string">
            <text:p>clearPref("general.useragent.extra.microsoftdotnet");</text:p>
          </table:table-cell>
          <table:table-cell table:style-name="ce123" table:formula="of:=IF([.N306]=&quot;&quot;;&quot;?&quot;;IF([.P306]=&quot;&quot;;&quot;新規&quot;;IF([.N306]=[.P306];&quot;&quot;;&quot;変更あり&quot;)))">
            <text:p/>
          </table:table-cell>
          <table:table-cell table:style-name="ce42" office:value-type="string" calcext:value-type="string">
            <text:p>clearPref("general.useragent.extra.microsoftdotnet");</text:p>
          </table:table-cell>
          <table:table-cell table:style-name="ce41" table:formula="of:=IF([.P306]=&quot;&quot;;&quot;?&quot;;IF([.R306]=&quot;&quot;;&quot;新規&quot;;IF([.P306]=[.R306];&quot;&quot;;&quot;○&quot;)))">
            <text:p/>
          </table:table-cell>
          <table:table-cell table:style-name="ce205" office:value-type="string" calcext:value-type="string">
            <text:p>clearPref("general.useragent.extra.microsoftdotnet");</text:p>
          </table:table-cell>
          <table:table-cell table:style-name="ce205" office:value-type="string" calcext:value-type="string">
            <text:p>変更無し</text:p>
          </table:table-cell>
          <table:table-cell table:style-name="ce205" office:value-type="string" calcext:value-type="string">
            <text:p>clearPref("general.useragent.extra.microsoftdotnet");</text:p>
          </table:table-cell>
          <table:table-cell table:style-name="ce214"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56" calcext:value-type="float">
            <text:p>256</text:p>
          </table:table-cell>
          <table:table-cell table:style-name="ce5" table:formula="of:=CONCATENATE([.$D307];&quot;-&quot;;[.$E307])" office:value-type="string" office:string-value="Network-1-2" calcext:value-type="string">
            <text:p>Network-1-2</text:p>
          </table:table-cell>
          <table:table-cell table:style-name="ce41" office:value-type="string" calcext:value-type="string">
            <text:p>Network-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対応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307]=&quot;&quot;;&quot;?&quot;;IF([.N307]=&quot;&quot;;&quot;新規&quot;;IF([.K307]=[.N307];&quot;&quot;;&quot;変更あり&quot;)))">
            <text:p/>
          </table:table-cell>
          <table:table-cell table:style-name="ce42" office:value-type="string" calcext:value-type="string">
            <text:p>-</text:p>
          </table:table-cell>
          <table:table-cell table:style-name="ce123" table:formula="of:=IF([.N307]=&quot;&quot;;&quot;?&quot;;IF([.P307]=&quot;&quot;;&quot;新規&quot;;IF([.N307]=[.P307];&quot;&quot;;&quot;変更あり&quot;)))">
            <text:p/>
          </table:table-cell>
          <table:table-cell table:style-name="ce42" office:value-type="string" calcext:value-type="string">
            <text:p>-</text:p>
          </table:table-cell>
          <table:table-cell table:style-name="ce41" table:formula="of:=IF([.P307]=&quot;&quot;;&quot;?&quot;;IF([.R307]=&quot;&quot;;&quot;新規&quot;;IF([.P307]=[.R307];&quot;&quot;;&quot;○&quot;)))">
            <text:p/>
          </table:table-cell>
          <table:table-cell table:style-name="ce205" office:value-type="string" calcext:value-type="string">
            <text:p>-</text:p>
          </table:table-cell>
          <table:table-cell table:style-name="ce205" table:number-columns-repeated="2"/>
          <table:table-cell table:style-name="ce214"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57" calcext:value-type="float">
            <text:p>257</text:p>
          </table:table-cell>
          <table:table-cell table:style-name="ce5" table:formula="of:=CONCATENATE([.$D308];&quot;-&quot;;[.$E308])" office:value-type="string" office:string-value="Network-2-1" calcext:value-type="string">
            <text:p>Network-2-1</text:p>
          </table:table-cell>
          <table:table-cell table:style-name="ce41" office:value-type="string" calcext:value-type="string">
            <text:p>Network-2</text:p>
          </table:table-cell>
          <table:table-cell table:style-name="ce41"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41" office:value-type="string" calcext:value-type="string">
            <text:p>利用しない</text:p>
          </table:table-cell>
          <table:table-cell table:style-name="ce41" office:value-type="string" calcext:value-type="string">
            <text:p>MCDで設定を反映する</text:p>
          </table:table-cell>
          <table:table-cell table:style-name="ce42" office:value-type="string" calcext:value-type="string">
            <text:p>lockPref("network.proxy.type", 0);</text:p>
          </table:table-cell>
          <table:table-cell table:style-name="ce42"/>
          <table:table-cell table:style-name="ce123" table:formula="of:=IF([.K308]=&quot;&quot;;&quot;?&quot;;IF([.N308]=&quot;&quot;;&quot;新規&quot;;IF([.K308]=[.N308];&quot;&quot;;&quot;変更あり&quot;)))">
            <text:p/>
          </table:table-cell>
          <table:table-cell table:style-name="ce42" office:value-type="string" calcext:value-type="string">
            <text:p>lockPref("network.proxy.type", 0);</text:p>
          </table:table-cell>
          <table:table-cell table:style-name="ce123" table:formula="of:=IF([.N308]=&quot;&quot;;&quot;?&quot;;IF([.P308]=&quot;&quot;;&quot;新規&quot;;IF([.N308]=[.P308];&quot;&quot;;&quot;変更あり&quot;)))">
            <text:p/>
          </table:table-cell>
          <table:table-cell table:style-name="ce42" office:value-type="string" calcext:value-type="string">
            <text:p>lockPref("network.proxy.type", 0);</text:p>
          </table:table-cell>
          <table:table-cell table:style-name="ce41" table:formula="of:=IF([.P308]=&quot;&quot;;&quot;?&quot;;IF([.R308]=&quot;&quot;;&quot;新規&quot;;IF([.P308]=[.R308];&quot;&quot;;&quot;○&quot;)))">
            <text:p/>
          </table:table-cell>
          <table:table-cell table:style-name="ce205" office:value-type="string" calcext:value-type="string">
            <text:p>lockPref("network.proxy.type", 0);</text:p>
          </table:table-cell>
          <table:table-cell table:style-name="ce205" office:value-type="string" calcext:value-type="string">
            <text:p>変更無し</text:p>
          </table:table-cell>
          <table:table-cell table:style-name="ce205" office:value-type="string" calcext:value-type="string">
            <text:p>lockPref("network.proxy.type", 0);</text:p>
          </table:table-cell>
          <table:table-cell table:style-name="ce214"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309]&lt;&gt;&quot;&quot;;NOT(ISNUMBER(FIND(&quot;廃止&quot;;[.$D309])));NOT(ISNUMBER(FIND(&quot;廃止&quot;;[.$E309]))));MAX([.$B$1:.$B308])+1;&quot;&quot;)" office:value-type="float" office:value="258" calcext:value-type="float">
            <text:p>258</text:p>
          </table:table-cell>
          <table:table-cell table:style-name="ce5" table:formula="of:=CONCATENATE([.$D309];&quot;-&quot;;[.$E309])" office:value-type="string" office:string-value="Network-2-2" calcext:value-type="string">
            <text:p>Network-2-2</text:p>
          </table:table-cell>
          <table:table-cell table:style-name="ce41" office:value-type="string" calcext:value-type="string">
            <text:p>Network-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固定のプロキシを利用する</text:p>
          </table:table-cell>
          <table:table-cell table:style-name="ce41" office:value-type="string" calcext:value-type="string">
            <text:p>MCDで設定を反映する</text:p>
          </table:table-cell>
          <table:table-cell table:style-name="ce4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2"/>
          <table:table-cell table:style-name="ce123" table:formula="of:=IF([.K309]=&quot;&quot;;&quot;?&quot;;IF([.N309]=&quot;&quot;;&quot;新規&quot;;IF([.K309]=[.N309];&quot;&quot;;&quot;変更あり&quot;)))">
            <text:p/>
          </table:table-cell>
          <table:table-cell table:style-name="ce4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23" table:formula="of:=IF([.N309]=&quot;&quot;;&quot;?&quot;;IF([.P309]=&quot;&quot;;&quot;新規&quot;;IF([.N309]=[.P309];&quot;&quot;;&quot;変更あり&quot;)))">
            <text:p/>
          </table:table-cell>
          <table:table-cell table:style-name="ce4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1" table:formula="of:=IF([.P309]=&quot;&quot;;&quot;?&quot;;IF([.R309]=&quot;&quot;;&quot;新規&quot;;IF([.P309]=[.R309];&quot;&quot;;&quot;○&quot;)))" office:value-type="string" office:string-value="○" calcext:value-type="string">
            <text:p>○</text:p>
          </table:table-cell>
          <table:table-cell table:style-name="ce205" office:value-type="string" calcext:value-type="string">
            <text:p>lockPref("network.proxy.type", 1);</text:p>
          </table:table-cell>
          <table:table-cell table:style-name="ce205" office:value-type="string" calcext:value-type="string">
            <text:p>変更無し</text:p>
          </table:table-cell>
          <table:table-cell table:style-name="ce205" office:value-type="string" calcext:value-type="string">
            <text:p>lockPref("network.proxy.type", 1);</text:p>
          </table:table-cell>
          <table:table-cell table:style-name="ce214"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59" calcext:value-type="float">
            <text:p>259</text:p>
          </table:table-cell>
          <table:table-cell table:style-name="ce5" table:formula="of:=CONCATENATE([.$D310];&quot;-&quot;;[.$E310])" office:value-type="string" office:string-value="Network-2-3" calcext:value-type="string">
            <text:p>Network-2-3</text:p>
          </table:table-cell>
          <table:table-cell table:style-name="ce41" office:value-type="string" calcext:value-type="string">
            <text:p>Network-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プロキシ自動設定スクリプトを利用する</text:p>
          </table:table-cell>
          <table:table-cell table:style-name="ce41"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1"/>
          <table:table-cell table:style-name="ce123" table:formula="of:=IF([.K310]=&quot;&quot;;&quot;?&quot;;IF([.N310]=&quot;&quot;;&quot;新規&quot;;IF([.K310]=[.N310];&quot;&quot;;&quot;変更あり&quot;)))">
            <text:p/>
          </table:table-cell>
          <table:table-cell table:style-name="ce4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23" table:formula="of:=IF([.N310]=&quot;&quot;;&quot;?&quot;;IF([.P310]=&quot;&quot;;&quot;新規&quot;;IF([.N310]=[.P310];&quot;&quot;;&quot;変更あり&quot;)))">
            <text:p/>
          </table:table-cell>
          <table:table-cell table:style-name="ce20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1" table:formula="of:=IF([.P310]=&quot;&quot;;&quot;?&quot;;IF([.R310]=&quot;&quot;;&quot;新規&quot;;IF([.P310]=[.R310];&quot;&quot;;&quot;○&quot;)))">
            <text:p/>
          </table:table-cell>
          <table:table-cell table:style-name="ce20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205" office:value-type="string" calcext:value-type="string">
            <text:p>変更無し</text:p>
          </table:table-cell>
          <table:table-cell table:style-name="ce205"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214"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60" calcext:value-type="float">
            <text:p>260</text:p>
          </table:table-cell>
          <table:table-cell table:style-name="ce5" table:formula="of:=CONCATENATE([.$D311];&quot;-&quot;;[.$E311])" office:value-type="string" office:string-value="Network-2-4" calcext:value-type="string">
            <text:p>Network-2-4</text:p>
          </table:table-cell>
          <table:table-cell table:style-name="ce41" office:value-type="string" calcext:value-type="string">
            <text:p>Network-2</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WPADでネットワークのプロキシ設定を自動検出する</text:p>
          </table:table-cell>
          <table:table-cell table:style-name="ce41" office:value-type="string" calcext:value-type="string">
            <text:p>MCDで設定を反映する</text:p>
          </table:table-cell>
          <table:table-cell table:style-name="ce42" office:value-type="string" calcext:value-type="string">
            <text:p>lockPref("network.proxy.type", 4);</text:p>
          </table:table-cell>
          <table:table-cell table:style-name="ce42" office:value-type="string" calcext:value-type="string">
            <text:p>http://wpad/wpad.datにアクセスする</text:p>
          </table:table-cell>
          <table:table-cell table:style-name="ce123" table:formula="of:=IF([.K311]=&quot;&quot;;&quot;?&quot;;IF([.N311]=&quot;&quot;;&quot;新規&quot;;IF([.K311]=[.N311];&quot;&quot;;&quot;変更あり&quot;)))">
            <text:p/>
          </table:table-cell>
          <table:table-cell table:style-name="ce42" office:value-type="string" calcext:value-type="string">
            <text:p>lockPref("network.proxy.type", 4);</text:p>
          </table:table-cell>
          <table:table-cell table:style-name="ce123" table:formula="of:=IF([.N311]=&quot;&quot;;&quot;?&quot;;IF([.P311]=&quot;&quot;;&quot;新規&quot;;IF([.N311]=[.P311];&quot;&quot;;&quot;変更あり&quot;)))">
            <text:p/>
          </table:table-cell>
          <table:table-cell table:style-name="ce42" office:value-type="string" calcext:value-type="string">
            <text:p>lockPref("network.proxy.type", 4);</text:p>
          </table:table-cell>
          <table:table-cell table:style-name="ce41" table:formula="of:=IF([.P311]=&quot;&quot;;&quot;?&quot;;IF([.R311]=&quot;&quot;;&quot;新規&quot;;IF([.P311]=[.R311];&quot;&quot;;&quot;○&quot;)))">
            <text:p/>
          </table:table-cell>
          <table:table-cell table:style-name="ce205" office:value-type="string" calcext:value-type="string">
            <text:p>lockPref("network.proxy.type", 4);</text:p>
          </table:table-cell>
          <table:table-cell table:style-name="ce205" office:value-type="string" calcext:value-type="string">
            <text:p>変更無し</text:p>
          </table:table-cell>
          <table:table-cell table:style-name="ce205" office:value-type="string" calcext:value-type="string">
            <text:p>lockPref("network.proxy.type", 4);</text:p>
          </table:table-cell>
          <table:table-cell table:style-name="ce214"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61" calcext:value-type="float">
            <text:p>261</text:p>
          </table:table-cell>
          <table:table-cell table:style-name="ce5" table:formula="of:=CONCATENATE([.$D312];&quot;-&quot;;[.$E312])" office:value-type="string" office:string-value="Network-2-5" calcext:value-type="string">
            <text:p>Network-2-5</text:p>
          </table:table-cell>
          <table:table-cell table:style-name="ce41" office:value-type="string" calcext:value-type="string">
            <text:p>Network-2</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システムの設定を利用する（既定）</text:p>
          </table:table-cell>
          <table:table-cell table:style-name="ce41" office:value-type="string" calcext:value-type="string">
            <text:p>MCDで設定を反映する</text:p>
          </table:table-cell>
          <table:table-cell table:style-name="ce42" office:value-type="string" calcext:value-type="string">
            <text:p>lockPref("network.proxy.type", 5);</text:p>
          </table:table-cell>
          <table:table-cell table:style-name="ce42"/>
          <table:table-cell table:style-name="ce123" table:formula="of:=IF([.K312]=&quot;&quot;;&quot;?&quot;;IF([.N312]=&quot;&quot;;&quot;新規&quot;;IF([.K312]=[.N312];&quot;&quot;;&quot;変更あり&quot;)))">
            <text:p/>
          </table:table-cell>
          <table:table-cell table:style-name="ce42" office:value-type="string" calcext:value-type="string">
            <text:p>lockPref("network.proxy.type", 5);</text:p>
          </table:table-cell>
          <table:table-cell table:style-name="ce123" table:formula="of:=IF([.N312]=&quot;&quot;;&quot;?&quot;;IF([.P312]=&quot;&quot;;&quot;新規&quot;;IF([.N312]=[.P312];&quot;&quot;;&quot;変更あり&quot;)))">
            <text:p/>
          </table:table-cell>
          <table:table-cell table:style-name="ce42" office:value-type="string" calcext:value-type="string">
            <text:p>lockPref("network.proxy.type", 5);</text:p>
          </table:table-cell>
          <table:table-cell table:style-name="ce41" table:formula="of:=IF([.P312]=&quot;&quot;;&quot;?&quot;;IF([.R312]=&quot;&quot;;&quot;新規&quot;;IF([.P312]=[.R312];&quot;&quot;;&quot;○&quot;)))">
            <text:p/>
          </table:table-cell>
          <table:table-cell table:style-name="ce205" office:value-type="string" calcext:value-type="string">
            <text:p>lockPref("network.proxy.type", 5);</text:p>
          </table:table-cell>
          <table:table-cell table:style-name="ce205" office:value-type="string" calcext:value-type="string">
            <text:p>変更無し</text:p>
          </table:table-cell>
          <table:table-cell table:style-name="ce205" office:value-type="string" calcext:value-type="string">
            <text:p>lockPref("network.proxy.type", 5);</text:p>
          </table:table-cell>
          <table:table-cell table:style-name="ce214"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Network-3（廃止）-1" calcext:value-type="string">
            <text:p>Network-3（廃止）-1</text:p>
          </table:table-cell>
          <table:table-cell table:style-name="ce41" office:value-type="string" calcext:value-type="string">
            <text:p>Network-3（廃止）</text:p>
          </table:table-cell>
          <table:table-cell table:style-name="ce41"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SSL3.0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1" office:value-type="string" calcext:value-type="string">
            <text:p>Firefox 39時点で廃止</text:p>
          </table:table-cell>
          <table:table-cell table:style-name="ce41"/>
          <table:table-cell table:style-name="ce123" table:formula="of:=IF([.K313]=&quot;&quot;;&quot;?&quot;;IF([.N313]=&quot;&quot;;&quot;新規&quot;;IF([.K313]=[.N313];&quot;&quot;;&quot;変更あり&quot;)))">
            <text:p/>
          </table:table-cell>
          <table:table-cell table:style-name="ce41" office:value-type="string" calcext:value-type="string">
            <text:p>Firefox 39時点で廃止</text:p>
          </table:table-cell>
          <table:table-cell table:style-name="ce123" table:formula="of:=IF([.N313]=&quot;&quot;;&quot;?&quot;;IF([.P313]=&quot;&quot;;&quot;新規&quot;;IF([.N313]=[.P313];&quot;&quot;;&quot;変更あり&quot;)))">
            <text:p/>
          </table:table-cell>
          <table:table-cell table:style-name="ce130" office:value-type="string" calcext:value-type="string">
            <text:p>Firefox 39時点で廃止</text:p>
          </table:table-cell>
          <table:table-cell table:style-name="ce41" table:formula="of:=IF([.P313]=&quot;&quot;;&quot;?&quot;;IF([.R313]=&quot;&quot;;&quot;新規&quot;;IF([.P313]=[.R313];&quot;&quot;;&quot;○&quot;)))" office:value-type="string" office:string-value="○" calcext:value-type="string">
            <text:p>○</text:p>
          </table:table-cell>
          <table:table-cell table:style-name="ce205" office:value-type="string" calcext:value-type="string">
            <text:p>defaultPref("security.tls.version.min", 0);</text:p>
          </table:table-cell>
          <table:table-cell table:style-name="ce205" table:number-columns-repeated="2"/>
          <table:table-cell table:style-name="ce214"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Network-3（廃止）-2" calcext:value-type="string">
            <text:p>Network-3（廃止）-2</text:p>
          </table:table-cell>
          <table:table-cell table:style-name="ce41" office:value-type="string" calcext:value-type="string">
            <text:p>Network-3（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MCDで設定を反映する</text:p>
          </table:table-cell>
          <table:table-cell table:style-name="ce41" office:value-type="string" calcext:value-type="string">
            <text:p>Firefox 39時点で廃止</text:p>
          </table:table-cell>
          <table:table-cell table:style-name="ce41"/>
          <table:table-cell table:style-name="ce123" table:formula="of:=IF([.K314]=&quot;&quot;;&quot;?&quot;;IF([.N314]=&quot;&quot;;&quot;新規&quot;;IF([.K314]=[.N314];&quot;&quot;;&quot;変更あり&quot;)))">
            <text:p/>
          </table:table-cell>
          <table:table-cell table:style-name="ce41" office:value-type="string" calcext:value-type="string">
            <text:p>Firefox 39時点で廃止</text:p>
          </table:table-cell>
          <table:table-cell table:style-name="ce123" table:formula="of:=IF([.N314]=&quot;&quot;;&quot;?&quot;;IF([.P314]=&quot;&quot;;&quot;新規&quot;;IF([.N314]=[.P314];&quot;&quot;;&quot;変更あり&quot;)))">
            <text:p/>
          </table:table-cell>
          <table:table-cell table:style-name="ce130" office:value-type="string" calcext:value-type="string">
            <text:p>Firefox 39時点で廃止</text:p>
          </table:table-cell>
          <table:table-cell table:style-name="ce41" table:formula="of:=IF([.P314]=&quot;&quot;;&quot;?&quot;;IF([.R314]=&quot;&quot;;&quot;新規&quot;;IF([.P314]=[.R314];&quot;&quot;;&quot;○&quot;)))" office:value-type="string" office:string-value="○" calcext:value-type="string">
            <text:p>○</text:p>
          </table:table-cell>
          <table:table-cell table:style-name="ce205" office:value-type="string" calcext:value-type="string">
            <text:p>defaultPref("security.tls.version.min", 1);</text:p>
          </table:table-cell>
          <table:table-cell table:style-name="ce205" table:number-columns-repeated="2"/>
          <table:table-cell table:style-name="ce214"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62" calcext:value-type="float">
            <text:p>262</text:p>
          </table:table-cell>
          <table:table-cell table:style-name="ce5" table:formula="of:=CONCATENATE([.$D315];&quot;-&quot;;[.$E315])" office:value-type="string" office:string-value="Network-4-1" calcext:value-type="string">
            <text:p>Network-4-1</text:p>
          </table:table-cell>
          <table:table-cell table:style-name="ce41" office:value-type="string" calcext:value-type="string">
            <text:p>Network-4</text:p>
          </table:table-cell>
          <table:table-cell table:style-name="ce41" office:value-type="float" office:value="1" calcext:value-type="float">
            <text:p>1</text:p>
          </table:table-cell>
          <table:table-cell table:style-name="ce23" office:value-type="string" calcext:value-type="string">
            <text:p>認証</text:p>
          </table:table-cell>
          <table:table-cell table:style-name="ce23" office:value-type="string" calcext:value-type="string">
            <text:p>NTLM認証によるシングルサインオンの許可</text:p>
          </table:table-cell>
          <table:table-cell table:style-name="ce23" office:value-type="string" calcext:value-type="string">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123"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23"/>
          <table:table-cell table:style-name="ce123" table:formula="of:=IF([.K315]=&quot;&quot;;&quot;?&quot;;IF([.N315]=&quot;&quot;;&quot;新規&quot;;IF([.K315]=[.N315];&quot;&quot;;&quot;変更あり&quot;)))">
            <text:p/>
          </table:table-cell>
          <table:table-cell table:style-name="ce123"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23" table:formula="of:=IF([.N315]=&quot;&quot;;&quot;?&quot;;IF([.P315]=&quot;&quot;;&quot;新規&quot;;IF([.N315]=[.P315];&quot;&quot;;&quot;変更あり&quot;)))">
            <text:p/>
          </table:table-cell>
          <table:table-cell table:style-name="ce209"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41" table:formula="of:=IF([.P315]=&quot;&quot;;&quot;?&quot;;IF([.R315]=&quot;&quot;;&quot;新規&quot;;IF([.P315]=[.R315];&quot;&quot;;&quot;○&quot;)))" office:value-type="string" office:string-value="○" calcext:value-type="string">
            <text:p>○</text:p>
          </table:table-cell>
          <table:table-cell table:style-name="ce205" office:value-type="string" calcext:value-type="string">
            <text:p>lockPref("network.automatic-ntlm-auth.trusted-uris", "ドメイン名");</text:p>
          </table:table-cell>
          <table:table-cell table:style-name="ce205" table:number-columns-repeated="2"/>
          <table:table-cell table:style-name="ce214"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63" calcext:value-type="float">
            <text:p>263</text:p>
          </table:table-cell>
          <table:table-cell table:style-name="ce5" table:formula="of:=CONCATENATE([.$D316];&quot;-&quot;;[.$E316])" office:value-type="string" office:string-value="Network-5-1" calcext:value-type="string">
            <text:p>Network-5-1</text:p>
          </table:table-cell>
          <table:table-cell table:style-name="ce41" office:value-type="string" calcext:value-type="string">
            <text:p>Network-5</text:p>
          </table:table-cell>
          <table:table-cell table:style-name="ce41"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HTTPの同時接続数</text:p>
          </table:table-cell>
          <table:table-cell table:style-name="ce15" office:value-type="string" calcext:value-type="string" table:number-columns-spanned="1" table:number-rows-spanned="2">
            <text:p>-</text:p>
          </table:table-cell>
          <table:table-cell table:style-name="ce41" office:value-type="string" calcext:value-type="string">
            <text:p>パフォーマンスを優先（既定）</text:p>
          </table:table-cell>
          <table:table-cell table:style-name="ce41" office:value-type="string" calcext:value-type="string">
            <text:p>MCDで設定を反映する</text:p>
          </table:table-cell>
          <table:table-cell table:style-name="ce123"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23"/>
          <table:table-cell table:style-name="ce123" table:formula="of:=IF([.K316]=&quot;&quot;;&quot;?&quot;;IF([.N316]=&quot;&quot;;&quot;新規&quot;;IF([.K316]=[.N316];&quot;&quot;;&quot;変更あり&quot;)))" office:value-type="string" office:string-value="変更あり" calcext:value-type="string">
            <text:p>変更あり</text:p>
          </table:table-cell>
          <table:table-cell table:style-name="ce123"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23" table:formula="of:=IF([.N316]=&quot;&quot;;&quot;?&quot;;IF([.P316]=&quot;&quot;;&quot;新規&quot;;IF([.N316]=[.P316];&quot;&quot;;&quot;変更あり&quot;)))" office:value-type="string" office:string-value="変更あり" calcext:value-type="string">
            <text:p>変更あり</text:p>
          </table:table-cell>
          <table:table-cell table:style-name="ce20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1" table:formula="of:=IF([.P316]=&quot;&quot;;&quot;?&quot;;IF([.R316]=&quot;&quot;;&quot;新規&quot;;IF([.P316]=[.R316];&quot;&quot;;&quot;○&quot;)))">
            <text:p/>
          </table:table-cell>
          <table:table-cell table:style-name="ce205"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205" table:number-columns-repeated="2"/>
          <table:table-cell table:style-name="ce214"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64" calcext:value-type="float">
            <text:p>264</text:p>
          </table:table-cell>
          <table:table-cell table:style-name="ce5" table:formula="of:=CONCATENATE([.$D317];&quot;-&quot;;[.$E317])" office:value-type="string" office:string-value="Network-5-2" calcext:value-type="string">
            <text:p>Network-5-2</text:p>
          </table:table-cell>
          <table:table-cell table:style-name="ce41" office:value-type="string" calcext:value-type="string">
            <text:p>Network-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トラフィックを抑える事を優先</text:p>
          </table:table-cell>
          <table:table-cell table:style-name="ce41" office:value-type="string" calcext:value-type="string">
            <text:p>MCDで設定を反映する</text:p>
          </table:table-cell>
          <table:table-cell table:style-name="ce41"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41"/>
          <table:table-cell table:style-name="ce123" table:formula="of:=IF([.K317]=&quot;&quot;;&quot;?&quot;;IF([.N317]=&quot;&quot;;&quot;新規&quot;;IF([.K317]=[.N317];&quot;&quot;;&quot;変更あり&quot;)))">
            <text:p/>
          </table:table-cell>
          <table:table-cell table:style-name="ce41"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123" table:formula="of:=IF([.N317]=&quot;&quot;;&quot;?&quot;;IF([.P317]=&quot;&quot;;&quot;新規&quot;;IF([.N317]=[.P317];&quot;&quot;;&quot;変更あり&quot;)))">
            <text:p/>
          </table:table-cell>
          <table:table-cell table:style-name="ce205"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41" table:formula="of:=IF([.P317]=&quot;&quot;;&quot;?&quot;;IF([.R317]=&quot;&quot;;&quot;新規&quot;;IF([.P317]=[.R317];&quot;&quot;;&quot;○&quot;)))">
            <text:p/>
          </table:table-cell>
          <table:table-cell table:style-name="ce205" office:value-type="string" calcext:value-type="string">
            <text:p>// 最大同時接続数</text:p>
            <text:p>lockPref(“network.http.max-connections”, 6);</text:p>
            <text:p><text:span text:style-name="T22">// Proxy未使用時・使用時それぞれの、Keep-Aliveでの最大同時維持接続数</text:span></text:p>
            <text:p>lockPref(“network.http.max-persistent-connections-per-server”, 2);</text:p>
            <text:p>lockPref(“network.http.max-persistent-connections-per-proxy”, 2);</text:p>
          </table:table-cell>
          <table:table-cell table:style-name="ce205" table:number-columns-repeated="2"/>
          <table:table-cell table:style-name="ce214"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65" calcext:value-type="float">
            <text:p>265</text:p>
          </table:table-cell>
          <table:table-cell table:style-name="ce5" table:formula="of:=CONCATENATE([.$D318];&quot;-&quot;;[.$E318])" office:value-type="string" office:string-value="Network-6-1" calcext:value-type="string">
            <text:p>Network-6-1</text:p>
          </table:table-cell>
          <table:table-cell table:style-name="ce42" office:value-type="string" calcext:value-type="string">
            <text:p>Network-6</text:p>
          </table:table-cell>
          <table:table-cell table:style-name="ce42"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SPDYプロトコルの使用の可否</text:p>
          </table:table-cell>
          <table:table-cell table:style-name="ce18" office:value-type="string" calcext:value-type="string" table:number-columns-spanned="1" table:number-rows-spanned="2">
            <text:p>-</text:p>
          </table:table-cell>
          <table:table-cell table:style-name="ce42" office:value-type="string" calcext:value-type="string">
            <text:p>許可する（規定）</text:p>
          </table:table-cell>
          <table:table-cell table:style-name="ce42" office:value-type="string" calcext:value-type="string">
            <text:p>MCDで設定を反映する</text:p>
          </table:table-cell>
          <table:table-cell table:style-name="ce42" office:value-type="string" calcext:value-type="string">
            <text:p>lockPref("network.http.spdy.enabled", true);</text:p>
          </table:table-cell>
          <table:table-cell table:style-name="ce42"/>
          <table:table-cell table:style-name="ce123" table:formula="of:=IF([.K318]=&quot;&quot;;&quot;?&quot;;IF([.N318]=&quot;&quot;;&quot;新規&quot;;IF([.K318]=[.N318];&quot;&quot;;&quot;変更あり&quot;)))">
            <text:p/>
          </table:table-cell>
          <table:table-cell table:style-name="ce42" office:value-type="string" calcext:value-type="string">
            <text:p>lockPref("network.http.spdy.enabled", true);</text:p>
          </table:table-cell>
          <table:table-cell table:style-name="ce123" table:formula="of:=IF([.N318]=&quot;&quot;;&quot;?&quot;;IF([.P318]=&quot;&quot;;&quot;新規&quot;;IF([.N318]=[.P318];&quot;&quot;;&quot;変更あり&quot;)))">
            <text:p/>
          </table:table-cell>
          <table:table-cell table:style-name="ce42" office:value-type="string" calcext:value-type="string">
            <text:p>lockPref("network.http.spdy.enabled", true);</text:p>
          </table:table-cell>
          <table:table-cell table:style-name="ce41" table:formula="of:=IF([.P318]=&quot;&quot;;&quot;?&quot;;IF([.R318]=&quot;&quot;;&quot;新規&quot;;IF([.P318]=[.R318];&quot;&quot;;&quot;○&quot;)))" office:value-type="string" office:string-value="新規" calcext:value-type="string">
            <text:p>新規</text:p>
          </table:table-cell>
          <table:table-cell table:style-name="ce205" table:number-columns-repeated="3"/>
          <table:table-cell table:style-name="ce214"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66" calcext:value-type="float">
            <text:p>266</text:p>
          </table:table-cell>
          <table:table-cell table:style-name="ce5" table:formula="of:=CONCATENATE([.$D319];&quot;-&quot;;[.$E319])" office:value-type="string" office:string-value="Network-6-2" calcext:value-type="string">
            <text:p>Network-6-2</text:p>
          </table:table-cell>
          <table:table-cell table:style-name="ce42" office:value-type="string" calcext:value-type="string">
            <text:p>Network-6</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text:p>
          </table:table-cell>
          <table:table-cell table:style-name="ce42" office:value-type="string" calcext:value-type="string">
            <text:p>MCDで設定を反映する</text:p>
          </table:table-cell>
          <table:table-cell table:style-name="ce42" office:value-type="string" calcext:value-type="string">
            <text:p>lockPref("network.http.spdy.enabled", false);</text:p>
          </table:table-cell>
          <table:table-cell table:style-name="ce42"/>
          <table:table-cell table:style-name="ce123" table:formula="of:=IF([.K319]=&quot;&quot;;&quot;?&quot;;IF([.N319]=&quot;&quot;;&quot;新規&quot;;IF([.K319]=[.N319];&quot;&quot;;&quot;変更あり&quot;)))">
            <text:p/>
          </table:table-cell>
          <table:table-cell table:style-name="ce42" office:value-type="string" calcext:value-type="string">
            <text:p>lockPref("network.http.spdy.enabled", false);</text:p>
          </table:table-cell>
          <table:table-cell table:style-name="ce123" table:formula="of:=IF([.N319]=&quot;&quot;;&quot;?&quot;;IF([.P319]=&quot;&quot;;&quot;新規&quot;;IF([.N319]=[.P319];&quot;&quot;;&quot;変更あり&quot;)))">
            <text:p/>
          </table:table-cell>
          <table:table-cell table:style-name="ce42" office:value-type="string" calcext:value-type="string">
            <text:p>lockPref("network.http.spdy.enabled", false);</text:p>
          </table:table-cell>
          <table:table-cell table:style-name="ce41" table:formula="of:=IF([.P319]=&quot;&quot;;&quot;?&quot;;IF([.R319]=&quot;&quot;;&quot;新規&quot;;IF([.P319]=[.R319];&quot;&quot;;&quot;○&quot;)))" office:value-type="string" office:string-value="新規" calcext:value-type="string">
            <text:p>新規</text:p>
          </table:table-cell>
          <table:table-cell table:style-name="ce205" table:number-columns-repeated="3"/>
          <table:table-cell table:style-name="ce214"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67" calcext:value-type="float">
            <text:p>267</text:p>
          </table:table-cell>
          <table:table-cell table:style-name="ce5" table:formula="of:=CONCATENATE([.$D320];&quot;-&quot;;[.$E320])" office:value-type="string" office:string-value="Network-7-1" calcext:value-type="string">
            <text:p>Network-7-1</text:p>
          </table:table-cell>
          <table:table-cell table:style-name="ce42" office:value-type="string" calcext:value-type="string">
            <text:p>Network-7</text:p>
          </table:table-cell>
          <table:table-cell table:style-name="ce42"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TLS/SSLでの脆弱な暗号化アルゴリズム（RC4など）の使用の可否</text:p>
          </table:table-cell>
          <table:table-cell table:style-name="ce18" office:value-type="string" calcext:value-type="string" table:number-columns-spanned="1" table:number-rows-spanned="2">
            <text:p>-</text:p>
          </table:table-cell>
          <table:table-cell table:style-name="ce42" office:value-type="string" calcext:value-type="string">
            <text:p>禁止する（規定）</text:p>
          </table:table-cell>
          <table:table-cell table:number-columns-repeated="2" table:style-name="ce42" office:value-type="string" calcext:value-type="string">
            <text:p>-</text:p>
          </table:table-cell>
          <table:table-cell table:style-name="ce42"/>
          <table:table-cell table:style-name="ce123" table:formula="of:=IF([.K320]=&quot;&quot;;&quot;?&quot;;IF([.N320]=&quot;&quot;;&quot;新規&quot;;IF([.K320]=[.N320];&quot;&quot;;&quot;変更あり&quot;)))">
            <text:p/>
          </table:table-cell>
          <table:table-cell table:style-name="ce42" office:value-type="string" calcext:value-type="string">
            <text:p>-</text:p>
          </table:table-cell>
          <table:table-cell table:style-name="ce123" table:formula="of:=IF([.N320]=&quot;&quot;;&quot;?&quot;;IF([.P320]=&quot;&quot;;&quot;新規&quot;;IF([.N320]=[.P320];&quot;&quot;;&quot;変更あり&quot;)))">
            <text:p/>
          </table:table-cell>
          <table:table-cell table:style-name="ce42" office:value-type="string" calcext:value-type="string">
            <text:p>-</text:p>
          </table:table-cell>
          <table:table-cell table:style-name="ce41" table:formula="of:=IF([.P320]=&quot;&quot;;&quot;?&quot;;IF([.R320]=&quot;&quot;;&quot;新規&quot;;IF([.P320]=[.R320];&quot;&quot;;&quot;○&quot;)))" office:value-type="string" office:string-value="新規" calcext:value-type="string">
            <text:p>新規</text:p>
          </table:table-cell>
          <table:table-cell table:style-name="ce205" table:number-columns-repeated="3"/>
          <table:table-cell table:style-name="ce214"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68" calcext:value-type="float">
            <text:p>268</text:p>
          </table:table-cell>
          <table:table-cell table:style-name="ce5" table:formula="of:=CONCATENATE([.$D321];&quot;-&quot;;[.$E321])" office:value-type="string" office:string-value="Network-7-2" calcext:value-type="string">
            <text:p>Network-7-2</text:p>
          </table:table-cell>
          <table:table-cell table:style-name="ce42" office:value-type="string" calcext:value-type="string">
            <text:p>Network-7</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特定のホストでのみ許可する</text:p>
          </table:table-cell>
          <table:table-cell table:style-name="ce42" office:value-type="string" calcext:value-type="string">
            <text:p>MCDで設定を反映する</text:p>
          </table:table-cell>
          <table:table-cell table:style-name="ce42" office:value-type="string" calcext:value-type="string">
            <text:p>lockPref("security.tls.insecure_fallback_hosts", "（ホスト名のカンマ区切りのリスト）");</text:p>
          </table:table-cell>
          <table:table-cell table:style-name="ce42"/>
          <table:table-cell table:style-name="ce123" table:formula="of:=IF([.K321]=&quot;&quot;;&quot;?&quot;;IF([.N321]=&quot;&quot;;&quot;新規&quot;;IF([.K321]=[.N321];&quot;&quot;;&quot;変更あり&quot;)))">
            <text:p/>
          </table:table-cell>
          <table:table-cell table:style-name="ce42" office:value-type="string" calcext:value-type="string">
            <text:p>lockPref("security.tls.insecure_fallback_hosts", "（ホスト名のカンマ区切りのリスト）");</text:p>
          </table:table-cell>
          <table:table-cell table:style-name="ce123" table:formula="of:=IF([.N321]=&quot;&quot;;&quot;?&quot;;IF([.P321]=&quot;&quot;;&quot;新規&quot;;IF([.N321]=[.P321];&quot;&quot;;&quot;変更あり&quot;)))">
            <text:p/>
          </table:table-cell>
          <table:table-cell table:style-name="ce42" office:value-type="string" calcext:value-type="string">
            <text:p>lockPref("security.tls.insecure_fallback_hosts", "（ホスト名のカンマ区切りのリスト）");</text:p>
          </table:table-cell>
          <table:table-cell table:style-name="ce41" table:formula="of:=IF([.P321]=&quot;&quot;;&quot;?&quot;;IF([.R321]=&quot;&quot;;&quot;新規&quot;;IF([.P321]=[.R321];&quot;&quot;;&quot;○&quot;)))" office:value-type="string" office:string-value="新規" calcext:value-type="string">
            <text:p>新規</text:p>
          </table:table-cell>
          <table:table-cell table:style-name="ce205" table:number-columns-repeated="3"/>
          <table:table-cell table:style-name="ce214"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69" calcext:value-type="float">
            <text:p>269</text:p>
          </table:table-cell>
          <table:table-cell table:style-name="ce5" table:formula="of:=CONCATENATE([.$D322];&quot;-&quot;;[.$E322])" office:value-type="string" office:string-value="Network-8-1" calcext:value-type="string">
            <text:p>Network-8-1</text:p>
          </table:table-cell>
          <table:table-cell table:style-name="ce42" office:value-type="string" calcext:value-type="string">
            <text:p>Network-8</text:p>
          </table:table-cell>
          <table:table-cell table:style-name="ce42"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IPv6の使用</text:p>
          </table:table-cell>
          <table:table-cell table:style-name="ce18" office:value-type="string" calcext:value-type="string" table:number-columns-spanned="1" table:number-rows-spanned="2">
            <text:p>-</text:p>
          </table:table-cell>
          <table:table-cell table:style-name="ce42" office:value-type="string" calcext:value-type="string">
            <text:p>許可する（規定）</text:p>
          </table:table-cell>
          <table:table-cell table:number-columns-repeated="2" table:style-name="ce42" office:value-type="string" calcext:value-type="string">
            <text:p>-</text:p>
          </table:table-cell>
          <table:table-cell table:style-name="ce42"/>
          <table:table-cell table:style-name="ce123" table:formula="of:=IF([.K322]=&quot;&quot;;&quot;?&quot;;IF([.N322]=&quot;&quot;;&quot;新規&quot;;IF([.K322]=[.N322];&quot;&quot;;&quot;変更あり&quot;)))">
            <text:p/>
          </table:table-cell>
          <table:table-cell table:style-name="ce42" office:value-type="string" calcext:value-type="string">
            <text:p>-</text:p>
          </table:table-cell>
          <table:table-cell table:style-name="ce123" table:formula="of:=IF([.N322]=&quot;&quot;;&quot;?&quot;;IF([.P322]=&quot;&quot;;&quot;新規&quot;;IF([.N322]=[.P322];&quot;&quot;;&quot;変更あり&quot;)))">
            <text:p/>
          </table:table-cell>
          <table:table-cell table:style-name="ce42" office:value-type="string" calcext:value-type="string">
            <text:p>-</text:p>
          </table:table-cell>
          <table:table-cell table:style-name="ce41" table:formula="of:=IF([.P322]=&quot;&quot;;&quot;?&quot;;IF([.R322]=&quot;&quot;;&quot;新規&quot;;IF([.P322]=[.R322];&quot;&quot;;&quot;○&quot;)))" office:value-type="string" office:string-value="新規" calcext:value-type="string">
            <text:p>新規</text:p>
          </table:table-cell>
          <table:table-cell table:style-name="ce205" table:number-columns-repeated="3"/>
          <table:table-cell table:style-name="ce214"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70" calcext:value-type="float">
            <text:p>270</text:p>
          </table:table-cell>
          <table:table-cell table:style-name="ce5" table:formula="of:=CONCATENATE([.$D323];&quot;-&quot;;[.$E323])" office:value-type="string" office:string-value="Network-8-2" calcext:value-type="string">
            <text:p>Network-8-2</text:p>
          </table:table-cell>
          <table:table-cell table:style-name="ce42" office:value-type="string" calcext:value-type="string">
            <text:p>Network-8</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text:p>
          </table:table-cell>
          <table:table-cell table:style-name="ce42" office:value-type="string" calcext:value-type="string">
            <text:p>MCDで設定を反映する</text:p>
          </table:table-cell>
          <table:table-cell table:style-name="ce42" office:value-type="string" calcext:value-type="string">
            <text:p>lockPref("network.dns.disableIPv6", true);</text:p>
          </table:table-cell>
          <table:table-cell table:style-name="ce42"/>
          <table:table-cell table:style-name="ce123" table:formula="of:=IF([.K323]=&quot;&quot;;&quot;?&quot;;IF([.N323]=&quot;&quot;;&quot;新規&quot;;IF([.K323]=[.N323];&quot;&quot;;&quot;変更あり&quot;)))">
            <text:p/>
          </table:table-cell>
          <table:table-cell table:style-name="ce42" office:value-type="string" calcext:value-type="string">
            <text:p>lockPref("network.dns.disableIPv6", true);</text:p>
          </table:table-cell>
          <table:table-cell table:style-name="ce123" table:formula="of:=IF([.N323]=&quot;&quot;;&quot;?&quot;;IF([.P323]=&quot;&quot;;&quot;新規&quot;;IF([.N323]=[.P323];&quot;&quot;;&quot;変更あり&quot;)))">
            <text:p/>
          </table:table-cell>
          <table:table-cell table:style-name="ce42" office:value-type="string" calcext:value-type="string">
            <text:p>lockPref("network.dns.disableIPv6", true);</text:p>
          </table:table-cell>
          <table:table-cell table:style-name="ce41" table:formula="of:=IF([.P323]=&quot;&quot;;&quot;?&quot;;IF([.R323]=&quot;&quot;;&quot;新規&quot;;IF([.P323]=[.R323];&quot;&quot;;&quot;○&quot;)))" office:value-type="string" office:string-value="新規" calcext:value-type="string">
            <text:p>新規</text:p>
          </table:table-cell>
          <table:table-cell table:style-name="ce205" table:number-columns-repeated="3"/>
          <table:table-cell table:style-name="ce214"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Network-9(廃止)-1" calcext:value-type="string">
            <text:p>Network-9(廃止)-1</text:p>
          </table:table-cell>
          <table:table-cell table:style-name="ce42" office:value-type="string" calcext:value-type="string">
            <text:p>Network-9(廃止)</text:p>
          </table:table-cell>
          <table:table-cell table:style-name="ce42"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HTTP Pipeliningの使用</text:p>
          </table:table-cell>
          <table:table-cell table:style-name="ce18" office:value-type="string" calcext:value-type="string" table:number-columns-spanned="1" table:number-rows-spanned="2">
            <text:p>-</text:p>
          </table:table-cell>
          <table:table-cell table:style-name="ce42" office:value-type="string" calcext:value-type="string">
            <text:p>許可する</text:p>
          </table:table-cell>
          <table:table-cell table:style-name="ce42" office:value-type="string" calcext:value-type="string">
            <text:p>MCDで設定を反映する</text:p>
          </table:table-cell>
          <table:table-cell table:style-name="ce42" office:value-type="string" calcext:value-type="string">
            <text:p>lockPref("network.http.pipelining", true); </text:p>
            <text:p>lockPref("network.http.proxy.pipelining", true)</text:p>
            <text:p/>
          </table:table-cell>
          <table:table-cell table:style-name="ce42" office:value-type="string" calcext:value-type="string">
            <text:p><text:span text:style-name="T18">Firefox 54にてHTTP/1のpipeliningは廃止</text:span></text:p>
            <text:p><text:span text:style-name="T18">https://bugzilla.mozilla.org/show_bug.cgi?id=1340655</text:span></text:p>
          </table:table-cell>
          <table:table-cell table:style-name="ce123" table:formula="of:=IF([.K324]=&quot;&quot;;&quot;?&quot;;IF([.N324]=&quot;&quot;;&quot;新規&quot;;IF([.K324]=[.N324];&quot;&quot;;&quot;変更あり&quot;)))" office:value-type="string" office:string-value="変更あり" calcext:value-type="string">
            <text:p>変更あり</text:p>
          </table:table-cell>
          <table:table-cell table:style-name="ce42" office:value-type="string" calcext:value-type="string">
            <text:p>lockPref("network.http.pipelining", true); </text:p>
            <text:p>lockPref("network.http.proxy.pipelining", true)</text:p>
          </table:table-cell>
          <table:table-cell table:style-name="ce123" table:formula="of:=IF([.N324]=&quot;&quot;;&quot;?&quot;;IF([.P324]=&quot;&quot;;&quot;新規&quot;;IF([.N324]=[.P324];&quot;&quot;;&quot;変更あり&quot;)))">
            <text:p/>
          </table:table-cell>
          <table:table-cell table:style-name="ce42" office:value-type="string" calcext:value-type="string">
            <text:p>lockPref("network.http.pipelining", true); </text:p>
            <text:p>lockPref("network.http.proxy.pipelining", true)</text:p>
          </table:table-cell>
          <table:table-cell table:style-name="ce41" table:formula="of:=IF([.P324]=&quot;&quot;;&quot;?&quot;;IF([.R324]=&quot;&quot;;&quot;新規&quot;;IF([.P324]=[.R324];&quot;&quot;;&quot;○&quot;)))" office:value-type="string" office:string-value="新規" calcext:value-type="string">
            <text:p>新規</text:p>
          </table:table-cell>
          <table:table-cell table:style-name="ce205" table:number-columns-repeated="3"/>
          <table:table-cell table:style-name="ce214"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Network-9(廃止)-2" calcext:value-type="string">
            <text:p>Network-9(廃止)-2</text:p>
          </table:table-cell>
          <table:table-cell table:style-name="ce42" office:value-type="string" calcext:value-type="string">
            <text:p>Network-9(廃止)</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既定）</text:p>
          </table:table-cell>
          <table:table-cell table:style-name="ce42" office:value-type="string" calcext:value-type="string">
            <text:p>-</text:p>
          </table:table-cell>
          <table:table-cell table:style-name="ce164" office:value-type="string" calcext:value-type="string">
            <text:p>-</text:p>
          </table:table-cell>
          <table:table-cell table:style-name="ce164"/>
          <table:table-cell table:style-name="ce123" table:formula="of:=IF([.K325]=&quot;&quot;;&quot;?&quot;;IF([.N325]=&quot;&quot;;&quot;新規&quot;;IF([.K325]=[.N325];&quot;&quot;;&quot;変更あり&quot;)))">
            <text:p/>
          </table:table-cell>
          <table:table-cell table:style-name="ce164" office:value-type="string" calcext:value-type="string">
            <text:p>-</text:p>
          </table:table-cell>
          <table:table-cell table:style-name="ce123" table:formula="of:=IF([.N325]=&quot;&quot;;&quot;?&quot;;IF([.P325]=&quot;&quot;;&quot;新規&quot;;IF([.N325]=[.P325];&quot;&quot;;&quot;変更あり&quot;)))">
            <text:p/>
          </table:table-cell>
          <table:table-cell table:style-name="ce164" office:value-type="string" calcext:value-type="string">
            <text:p>-</text:p>
          </table:table-cell>
          <table:table-cell table:style-name="ce41" table:formula="of:=IF([.P325]=&quot;&quot;;&quot;?&quot;;IF([.R325]=&quot;&quot;;&quot;新規&quot;;IF([.P325]=[.R325];&quot;&quot;;&quot;○&quot;)))" office:value-type="string" office:string-value="新規" calcext:value-type="string">
            <text:p>新規</text:p>
          </table:table-cell>
          <table:table-cell table:style-name="ce205" table:number-columns-repeated="3"/>
          <table:table-cell table:style-name="ce214"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71" calcext:value-type="float">
            <text:p>271</text:p>
          </table:table-cell>
          <table:table-cell table:style-name="ce5" table:formula="of:=CONCATENATE([.$D326];&quot;-&quot;;[.$E326])" office:value-type="string" office:string-value="Network-10-1" calcext:value-type="string">
            <text:p>Network-10-1</text:p>
          </table:table-cell>
          <table:table-cell table:style-name="ce42" office:value-type="string" calcext:value-type="string">
            <text:p>Network-10</text:p>
          </table:table-cell>
          <table:table-cell table:style-name="ce42" office:value-type="float" office:value="1" calcext:value-type="float">
            <text:p>1</text:p>
          </table:table-cell>
          <table:table-cell table:style-name="ce18" office:value-type="string" calcext:value-type="string" table:number-columns-spanned="1" table:number-rows-spanned="2">
            <text:p>ネットワーク接続</text:p>
          </table:table-cell>
          <table:table-cell table:style-name="ce18" office:value-type="string" calcext:value-type="string" table:number-columns-spanned="1" table:number-rows-spanned="2">
            <text:p>onionドメインの名前解決</text:p>
          </table:table-cell>
          <table:table-cell table:style-name="ce18" office:value-type="string" calcext:value-type="string" table:number-columns-spanned="1" table:number-rows-spanned="2">
            <text:p>-</text:p>
          </table:table-cell>
          <table:table-cell table:style-name="ce42" office:value-type="string" calcext:value-type="string">
            <text:p>許可する（規定）</text:p>
          </table:table-cell>
          <table:table-cell table:number-columns-repeated="2" table:style-name="ce42" office:value-type="string" calcext:value-type="string">
            <text:p>-</text:p>
          </table:table-cell>
          <table:table-cell table:style-name="ce42"/>
          <table:table-cell table:style-name="ce123" table:formula="of:=IF([.K326]=&quot;&quot;;&quot;?&quot;;IF([.N326]=&quot;&quot;;&quot;新規&quot;;IF([.K326]=[.N326];&quot;&quot;;&quot;変更あり&quot;)))">
            <text:p/>
          </table:table-cell>
          <table:table-cell table:style-name="ce42" office:value-type="string" calcext:value-type="string">
            <text:p>-</text:p>
          </table:table-cell>
          <table:table-cell table:style-name="ce123" table:formula="of:=IF([.N326]=&quot;&quot;;&quot;?&quot;;IF([.P326]=&quot;&quot;;&quot;新規&quot;;IF([.N326]=[.P326];&quot;&quot;;&quot;変更あり&quot;)))">
            <text:p/>
          </table:table-cell>
          <table:table-cell table:style-name="ce42" office:value-type="string" calcext:value-type="string">
            <text:p>-</text:p>
          </table:table-cell>
          <table:table-cell table:style-name="ce41" table:formula="of:=IF([.P326]=&quot;&quot;;&quot;?&quot;;IF([.R326]=&quot;&quot;;&quot;新規&quot;;IF([.P326]=[.R326];&quot;&quot;;&quot;○&quot;)))" office:value-type="string" office:string-value="新規" calcext:value-type="string">
            <text:p>新規</text:p>
          </table:table-cell>
          <table:table-cell table:style-name="ce205" table:number-columns-repeated="3"/>
          <table:table-cell table:style-name="ce214"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72" calcext:value-type="float">
            <text:p>272</text:p>
          </table:table-cell>
          <table:table-cell table:style-name="ce5" table:formula="of:=CONCATENATE([.$D327];&quot;-&quot;;[.$E327])" office:value-type="string" office:string-value="Network-10-2" calcext:value-type="string">
            <text:p>Network-10-2</text:p>
          </table:table-cell>
          <table:table-cell table:style-name="ce42" office:value-type="string" calcext:value-type="string">
            <text:p>Network-10</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network.dns.blockDotOnion", true);</text:p>
          </table:table-cell>
          <table:table-cell table:style-name="ce42"/>
          <table:table-cell table:style-name="ce123" table:formula="of:=IF([.K327]=&quot;&quot;;&quot;?&quot;;IF([.N327]=&quot;&quot;;&quot;新規&quot;;IF([.K327]=[.N327];&quot;&quot;;&quot;変更あり&quot;)))">
            <text:p/>
          </table:table-cell>
          <table:table-cell table:style-name="ce42" office:value-type="string" calcext:value-type="string">
            <text:p>lockPref("network.dns.blockDotOnion", true);</text:p>
          </table:table-cell>
          <table:table-cell table:style-name="ce123" table:formula="of:=IF([.N327]=&quot;&quot;;&quot;?&quot;;IF([.P327]=&quot;&quot;;&quot;新規&quot;;IF([.N327]=[.P327];&quot;&quot;;&quot;変更あり&quot;)))">
            <text:p/>
          </table:table-cell>
          <table:table-cell table:style-name="ce42" office:value-type="string" calcext:value-type="string">
            <text:p>lockPref("network.dns.blockDotOnion", true);</text:p>
          </table:table-cell>
          <table:table-cell table:style-name="ce41" table:formula="of:=IF([.P327]=&quot;&quot;;&quot;?&quot;;IF([.R327]=&quot;&quot;;&quot;新規&quot;;IF([.P327]=[.R327];&quot;&quot;;&quot;○&quot;)))" office:value-type="string" office:string-value="新規" calcext:value-type="string">
            <text:p>新規</text:p>
          </table:table-cell>
          <table:table-cell table:style-name="ce205" table:number-columns-repeated="3"/>
          <table:table-cell table:style-name="ce214"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73" calcext:value-type="float">
            <text:p>273</text:p>
          </table:table-cell>
          <table:table-cell table:style-name="ce5" table:formula="of:=CONCATENATE([.$D328];&quot;-&quot;;[.$E328])" office:value-type="string" office:string-value="Network-11-1" calcext:value-type="string">
            <text:p>Network-11-1</text:p>
          </table:table-cell>
          <table:table-cell table:style-name="ce41" office:value-type="string" calcext:value-type="string">
            <text:p>Network-11</text:p>
          </table:table-cell>
          <table:table-cell table:style-name="ce41" office:value-type="float" office:value="1" calcext:value-type="float">
            <text:p>1</text:p>
          </table:table-cell>
          <table:table-cell table:style-name="ce15" office:value-type="string" calcext:value-type="string" table:number-columns-spanned="1" table:number-rows-spanned="2">
            <text:p>UA文字列の制御</text:p>
          </table:table-cell>
          <table:table-cell table:style-name="ce15" office:value-type="string" calcext:value-type="string" table:number-columns-spanned="1" table:number-rows-spanned="2">
            <text:p>UA文字列の変更</text:p>
          </table:table-cell>
          <table:table-cell table:style-name="ce15" office:value-type="string" calcext:value-type="string" table:number-columns-spanned="1" table:number-rows-spanned="2">
            <text:p>-</text:p>
          </table:table-cell>
          <table:table-cell table:style-name="ce42" office:value-type="string" calcext:value-type="string">
            <text:p>変更しない（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328]=&quot;&quot;;&quot;?&quot;;IF([.N328]=&quot;&quot;;&quot;新規&quot;;IF([.K328]=[.N328];&quot;&quot;;&quot;変更あり&quot;)))">
            <text:p/>
          </table:table-cell>
          <table:table-cell table:style-name="ce42" office:value-type="string" calcext:value-type="string">
            <text:p>-</text:p>
          </table:table-cell>
          <table:table-cell table:style-name="ce123" table:formula="of:=IF([.N328]=&quot;&quot;;&quot;?&quot;;IF([.P328]=&quot;&quot;;&quot;新規&quot;;IF([.N328]=[.P328];&quot;&quot;;&quot;変更あり&quot;)))">
            <text:p/>
          </table:table-cell>
          <table:table-cell table:style-name="ce42" office:value-type="string" calcext:value-type="string">
            <text:p>-</text:p>
          </table:table-cell>
          <table:table-cell table:style-name="ce41" table:formula="of:=IF([.P328]=&quot;&quot;;&quot;?&quot;;IF([.R328]=&quot;&quot;;&quot;新規&quot;;IF([.P328]=[.R328];&quot;&quot;;&quot;○&quot;)))" office:value-type="string" office:string-value="新規" calcext:value-type="string">
            <text:p>新規</text:p>
          </table:table-cell>
          <table:table-cell table:style-name="ce205" table:number-columns-repeated="3"/>
          <table:table-cell table:style-name="ce214"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74" calcext:value-type="float">
            <text:p>274</text:p>
          </table:table-cell>
          <table:table-cell table:style-name="ce5" table:formula="of:=CONCATENATE([.$D329];&quot;-&quot;;[.$E329])" office:value-type="string" office:string-value="Network-11-2" calcext:value-type="string">
            <text:p>Network-11-2</text:p>
          </table:table-cell>
          <table:table-cell table:style-name="ce41" office:value-type="string" calcext:value-type="string">
            <text:p>Network-11</text:p>
          </table:table-cell>
          <table:table-cell table:style-name="ce41" office:value-type="float" office:value="2" calcext:value-type="float">
            <text:p>2</text:p>
          </table:table-cell>
          <table:covered-table-cell table:style-name="ce16"/>
          <table:covered-table-cell table:number-columns-repeated="2" table:style-name="ce19"/>
          <table:table-cell table:style-name="ce42" office:value-type="string" calcext:value-type="string">
            <text:p>任意の値を設定する</text:p>
          </table:table-cell>
          <table:table-cell table:style-name="ce41" office:value-type="string" calcext:value-type="string">
            <text:p>MCDで設定を反映する</text:p>
          </table:table-cell>
          <table:table-cell table:style-name="ce42" office:value-type="string" calcext:value-type="string">
            <text:p>lockPref("general.useragent.override", "（任意の内容）");</text:p>
          </table:table-cell>
          <table:table-cell table:style-name="ce42"/>
          <table:table-cell table:style-name="ce123" table:formula="of:=IF([.K329]=&quot;&quot;;&quot;?&quot;;IF([.N329]=&quot;&quot;;&quot;新規&quot;;IF([.K329]=[.N329];&quot;&quot;;&quot;変更あり&quot;)))">
            <text:p/>
          </table:table-cell>
          <table:table-cell table:style-name="ce42" office:value-type="string" calcext:value-type="string">
            <text:p>lockPref("general.useragent.override", "（任意の内容）");</text:p>
          </table:table-cell>
          <table:table-cell table:style-name="ce123" table:formula="of:=IF([.N329]=&quot;&quot;;&quot;?&quot;;IF([.P329]=&quot;&quot;;&quot;新規&quot;;IF([.N329]=[.P329];&quot;&quot;;&quot;変更あり&quot;)))">
            <text:p/>
          </table:table-cell>
          <table:table-cell table:style-name="ce42" office:value-type="string" calcext:value-type="string">
            <text:p>lockPref("general.useragent.override", "（任意の内容）");</text:p>
          </table:table-cell>
          <table:table-cell table:style-name="ce41" table:formula="of:=IF([.P329]=&quot;&quot;;&quot;?&quot;;IF([.R329]=&quot;&quot;;&quot;新規&quot;;IF([.P329]=[.R329];&quot;&quot;;&quot;○&quot;)))" office:value-type="string" office:string-value="新規" calcext:value-type="string">
            <text:p>新規</text:p>
          </table:table-cell>
          <table:table-cell table:style-name="ce205" table:number-columns-repeated="3"/>
          <table:table-cell table:style-name="ce214"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75" calcext:value-type="float">
            <text:p>275</text:p>
          </table:table-cell>
          <table:table-cell table:style-name="ce5" table:formula="of:=CONCATENATE([.$D330];&quot;-&quot;;[.$E330])" office:value-type="string" office:string-value="Network-12-1" calcext:value-type="string">
            <text:p>Network-12-1</text:p>
          </table:table-cell>
          <table:table-cell table:style-name="ce41" office:value-type="string" calcext:value-type="string">
            <text:p>Network-12</text:p>
          </table:table-cell>
          <table:table-cell table:style-name="ce41"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リモートファイルに対するjarプロトコルの使用</text:p>
          </table:table-cell>
          <table:table-cell table:style-name="ce15" office:value-type="string" calcext:value-type="string" table:number-columns-spanned="1" table:number-rows-spanned="2">
            <text:p>-</text:p>
          </table:table-cell>
          <table:table-cell table:style-name="ce42" office:value-type="string" calcext:value-type="string">
            <text:p>許可する（既定）</text:p>
          </table:table-cell>
          <table:table-cell table:style-name="ce123" office:value-type="string" calcext:value-type="string">
            <text:p>-</text:p>
          </table:table-cell>
          <table:table-cell table:style-name="ce42" office:value-type="string" calcext:value-type="string">
            <text:p>-</text:p>
          </table:table-cell>
          <table:table-cell table:style-name="ce42"/>
          <table:table-cell table:style-name="ce123" table:formula="of:=IF([.K330]=&quot;&quot;;&quot;?&quot;;IF([.N330]=&quot;&quot;;&quot;新規&quot;;IF([.K330]=[.N330];&quot;&quot;;&quot;変更あり&quot;)))">
            <text:p/>
          </table:table-cell>
          <table:table-cell table:style-name="ce42" office:value-type="string" calcext:value-type="string">
            <text:p>-</text:p>
          </table:table-cell>
          <table:table-cell table:style-name="ce123" table:formula="of:=IF([.N330]=&quot;&quot;;&quot;?&quot;;IF([.P330]=&quot;&quot;;&quot;新規&quot;;IF([.N330]=[.P330];&quot;&quot;;&quot;変更あり&quot;)))">
            <text:p/>
          </table:table-cell>
          <table:table-cell table:style-name="ce42" office:value-type="string" calcext:value-type="string">
            <text:p>-</text:p>
          </table:table-cell>
          <table:table-cell table:style-name="ce41" table:formula="of:=IF([.P330]=&quot;&quot;;&quot;?&quot;;IF([.R330]=&quot;&quot;;&quot;新規&quot;;IF([.P330]=[.R330];&quot;&quot;;&quot;○&quot;)))" office:value-type="string" office:string-value="新規" calcext:value-type="string">
            <text:p>新規</text:p>
          </table:table-cell>
          <table:table-cell table:style-name="ce205" table:number-columns-repeated="3"/>
          <table:table-cell table:style-name="ce214"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76" calcext:value-type="float">
            <text:p>276</text:p>
          </table:table-cell>
          <table:table-cell table:style-name="ce5" table:formula="of:=CONCATENATE([.$D331];&quot;-&quot;;[.$E331])" office:value-type="string" office:string-value="Network-12-2" calcext:value-type="string">
            <text:p>Network-12-2</text:p>
          </table:table-cell>
          <table:table-cell table:style-name="ce41" office:value-type="string" calcext:value-type="string">
            <text:p>Network-12</text:p>
          </table:table-cell>
          <table:table-cell table:style-name="ce41" office:value-type="float" office:value="2" calcext:value-type="float">
            <text:p>2</text:p>
          </table:table-cell>
          <table:covered-table-cell table:style-name="ce16"/>
          <table:covered-table-cell table:number-columns-repeated="2" table:style-name="ce19"/>
          <table:table-cell table:style-name="ce42" office:value-type="string" calcext:value-type="string">
            <text:p>禁止する</text:p>
          </table:table-cell>
          <table:table-cell table:style-name="ce123" office:value-type="string" calcext:value-type="string">
            <text:p>MCDで設定を反映する</text:p>
          </table:table-cell>
          <table:table-cell table:style-name="ce42" office:value-type="string" calcext:value-type="string">
            <text:p>lockPref("network.jar.block-remote-files", true);</text:p>
          </table:table-cell>
          <table:table-cell table:style-name="ce42"/>
          <table:table-cell table:style-name="ce123" table:formula="of:=IF([.K331]=&quot;&quot;;&quot;?&quot;;IF([.N331]=&quot;&quot;;&quot;新規&quot;;IF([.K331]=[.N331];&quot;&quot;;&quot;変更あり&quot;)))">
            <text:p/>
          </table:table-cell>
          <table:table-cell table:style-name="ce42" office:value-type="string" calcext:value-type="string">
            <text:p>lockPref("network.jar.block-remote-files", true);</text:p>
          </table:table-cell>
          <table:table-cell table:style-name="ce123" table:formula="of:=IF([.N331]=&quot;&quot;;&quot;?&quot;;IF([.P331]=&quot;&quot;;&quot;新規&quot;;IF([.N331]=[.P331];&quot;&quot;;&quot;変更あり&quot;)))">
            <text:p/>
          </table:table-cell>
          <table:table-cell table:style-name="ce42" office:value-type="string" calcext:value-type="string">
            <text:p>lockPref("network.jar.block-remote-files", true);</text:p>
          </table:table-cell>
          <table:table-cell table:style-name="ce41" table:formula="of:=IF([.P331]=&quot;&quot;;&quot;?&quot;;IF([.R331]=&quot;&quot;;&quot;新規&quot;;IF([.P331]=[.R331];&quot;&quot;;&quot;○&quot;)))" office:value-type="string" office:string-value="新規" calcext:value-type="string">
            <text:p>新規</text:p>
          </table:table-cell>
          <table:table-cell table:style-name="ce205" table:number-columns-repeated="3"/>
          <table:table-cell table:style-name="ce214"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77" calcext:value-type="float">
            <text:p>277</text:p>
          </table:table-cell>
          <table:table-cell table:style-name="ce5" table:formula="of:=CONCATENATE([.$D332];&quot;-&quot;;[.$E332])" office:value-type="string" office:string-value="Network-13-1" calcext:value-type="string">
            <text:p>Network-13-1</text:p>
          </table:table-cell>
          <table:table-cell table:style-name="ce123" office:value-type="string" calcext:value-type="string">
            <text:p>Network-13</text:p>
          </table:table-cell>
          <table:table-cell table:style-name="ce41" office:value-type="float" office:value="1" calcext:value-type="float">
            <text:p>1</text:p>
          </table:table-cell>
          <table:table-cell table:style-name="ce15" office:value-type="string" calcext:value-type="string" table:number-columns-spanned="1" table:number-rows-spanned="2">
            <text:p>ネットワーク接続</text:p>
          </table:table-cell>
          <table:table-cell table:style-name="ce15" office:value-type="string" calcext:value-type="string" table:number-columns-spanned="1" table:number-rows-spanned="2">
            <text:p>TLS 1.3の使用</text:p>
          </table:table-cell>
          <table:table-cell table:style-name="ce15" office:value-type="string" calcext:value-type="string" table:number-columns-spanned="1" table:number-rows-spanned="2">
            <text:p>-</text:p>
          </table:table-cell>
          <table:table-cell table:style-name="ce42" office:value-type="string" calcext:value-type="string">
            <text:p>許可する（既定）</text:p>
          </table:table-cell>
          <table:table-cell table:style-name="ce123" office:value-type="string" calcext:value-type="string">
            <text:p>MCDで設定を反映する</text:p>
          </table:table-cell>
          <table:table-cell table:style-name="ce42" office:value-type="string" calcext:value-type="string">
            <text:p>lockPref("security.tls.version.max", 4);</text:p>
          </table:table-cell>
          <table:table-cell table:style-name="ce42"/>
          <table:table-cell table:style-name="ce123" table:formula="of:=IF([.K332]=&quot;&quot;;&quot;?&quot;;IF([.N332]=&quot;&quot;;&quot;新規&quot;;IF([.K332]=[.N332];&quot;&quot;;&quot;変更あり&quot;)))">
            <text:p/>
          </table:table-cell>
          <table:table-cell table:style-name="ce42" office:value-type="string" calcext:value-type="string">
            <text:p>lockPref("security.tls.version.max", 4);</text:p>
          </table:table-cell>
          <table:table-cell table:style-name="ce123" table:formula="of:=IF([.N332]=&quot;&quot;;&quot;?&quot;;IF([.P332]=&quot;&quot;;&quot;新規&quot;;IF([.N332]=[.P332];&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78" calcext:value-type="float">
            <text:p>278</text:p>
          </table:table-cell>
          <table:table-cell table:style-name="ce5" table:formula="of:=CONCATENATE([.$D333];&quot;-&quot;;[.$E333])" office:value-type="string" office:string-value="Network-13-2" calcext:value-type="string">
            <text:p>Network-13-2</text:p>
          </table:table-cell>
          <table:table-cell table:style-name="ce123" office:value-type="string" calcext:value-type="string">
            <text:p>Network-13</text:p>
          </table:table-cell>
          <table:table-cell table:style-name="ce41" office:value-type="float" office:value="2" calcext:value-type="float">
            <text:p>2</text:p>
          </table:table-cell>
          <table:covered-table-cell table:style-name="ce16"/>
          <table:covered-table-cell table:number-columns-repeated="2" table:style-name="ce19"/>
          <table:table-cell table:style-name="ce42" office:value-type="string" calcext:value-type="string">
            <text:p>禁止する</text:p>
          </table:table-cell>
          <table:table-cell table:style-name="ce123" office:value-type="string" calcext:value-type="string">
            <text:p>-</text:p>
          </table:table-cell>
          <table:table-cell table:style-name="ce42" office:value-type="string" calcext:value-type="string">
            <text:p>-</text:p>
          </table:table-cell>
          <table:table-cell table:style-name="ce42"/>
          <table:table-cell table:style-name="ce123" table:formula="of:=IF([.K333]=&quot;&quot;;&quot;?&quot;;IF([.N333]=&quot;&quot;;&quot;新規&quot;;IF([.K333]=[.N333];&quot;&quot;;&quot;変更あり&quot;)))">
            <text:p/>
          </table:table-cell>
          <table:table-cell table:style-name="ce42" office:value-type="string" calcext:value-type="string">
            <text:p>-</text:p>
          </table:table-cell>
          <table:table-cell table:style-name="ce123" table:formula="of:=IF([.N333]=&quot;&quot;;&quot;?&quot;;IF([.P333]=&quot;&quot;;&quot;新規&quot;;IF([.N333]=[.P333];&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79" calcext:value-type="float">
            <text:p>279</text:p>
          </table:table-cell>
          <table:table-cell table:style-name="ce5" table:formula="of:=CONCATENATE([.$D334];&quot;-&quot;;[.$E334])" office:value-type="string" office:string-value="Network-14-1" calcext:value-type="string">
            <text:p>Network-14-1</text:p>
          </table:table-cell>
          <table:table-cell table:style-name="ce123" office:value-type="string" calcext:value-type="string">
            <text:p>Network-14</text:p>
          </table:table-cell>
          <table:table-cell table:style-name="ce41"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118" office:value-type="string" calcext:value-type="string" table:number-columns-spanned="1" table:number-rows-spanned="5">
            <text:p>SSL/TLSでのSHA-1証明書の使用の可否</text:p>
          </table:table-cell>
          <table:table-cell table:style-name="ce118" office:value-type="string" calcext:value-type="string" table:number-columns-spanned="1" table:number-rows-spanned="5">
            <text:p>-</text:p>
          </table:table-cell>
          <table:table-cell table:style-name="ce42" office:value-type="string" calcext:value-type="string">
            <text:p>常に受け入れる</text:p>
          </table:table-cell>
          <table:table-cell table:style-name="ce123" office:value-type="string" calcext:value-type="string">
            <text:p>MCDで設定を反映する</text:p>
          </table:table-cell>
          <table:table-cell table:style-name="ce42" office:value-type="string" calcext:value-type="string">
            <text:p>lockPref("security.pki.sha1_enforcement_level", 0);</text:p>
          </table:table-cell>
          <table:table-cell table:style-name="ce42"/>
          <table:table-cell table:style-name="ce123" table:formula="of:=IF([.K334]=&quot;&quot;;&quot;?&quot;;IF([.N334]=&quot;&quot;;&quot;新規&quot;;IF([.K334]=[.N334];&quot;&quot;;&quot;変更あり&quot;)))">
            <text:p/>
          </table:table-cell>
          <table:table-cell table:style-name="ce42" office:value-type="string" calcext:value-type="string">
            <text:p>lockPref("security.pki.sha1_enforcement_level", 0);</text:p>
          </table:table-cell>
          <table:table-cell table:style-name="ce123" table:formula="of:=IF([.N334]=&quot;&quot;;&quot;?&quot;;IF([.P334]=&quot;&quot;;&quot;新規&quot;;IF([.N334]=[.P334];&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80" calcext:value-type="float">
            <text:p>280</text:p>
          </table:table-cell>
          <table:table-cell table:style-name="ce5" table:formula="of:=CONCATENATE([.$D335];&quot;-&quot;;[.$E335])" office:value-type="string" office:string-value="Network-14-2" calcext:value-type="string">
            <text:p>Network-14-2</text:p>
          </table:table-cell>
          <table:table-cell table:style-name="ce123" office:value-type="string" calcext:value-type="string">
            <text:p>Network-14</text:p>
          </table:table-cell>
          <table:table-cell table:style-name="ce41" office:value-type="float" office:value="2" calcext:value-type="float">
            <text:p>2</text:p>
          </table:table-cell>
          <table:covered-table-cell table:style-name="ce16"/>
          <table:covered-table-cell table:number-columns-repeated="2" table:style-name="ce19"/>
          <table:table-cell table:style-name="ce42" office:value-type="string" calcext:value-type="string">
            <text:p>常に拒否する</text:p>
          </table:table-cell>
          <table:table-cell table:style-name="ce123" office:value-type="string" calcext:value-type="string">
            <text:p>MCDで設定を反映する</text:p>
          </table:table-cell>
          <table:table-cell table:style-name="ce42" office:value-type="string" calcext:value-type="string">
            <text:p>lockPref("security.pki.sha1_enforcement_level", 1);</text:p>
          </table:table-cell>
          <table:table-cell table:style-name="ce42"/>
          <table:table-cell table:style-name="ce123" table:formula="of:=IF([.K335]=&quot;&quot;;&quot;?&quot;;IF([.N335]=&quot;&quot;;&quot;新規&quot;;IF([.K335]=[.N335];&quot;&quot;;&quot;変更あり&quot;)))">
            <text:p/>
          </table:table-cell>
          <table:table-cell table:style-name="ce42" office:value-type="string" calcext:value-type="string">
            <text:p>lockPref("security.pki.sha1_enforcement_level", 1);</text:p>
          </table:table-cell>
          <table:table-cell table:style-name="ce123" table:formula="of:=IF([.N335]=&quot;&quot;;&quot;?&quot;;IF([.P335]=&quot;&quot;;&quot;新規&quot;;IF([.N335]=[.P335];&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81" calcext:value-type="float">
            <text:p>281</text:p>
          </table:table-cell>
          <table:table-cell table:style-name="ce5" table:formula="of:=CONCATENATE([.$D336];&quot;-&quot;;[.$E336])" office:value-type="string" office:string-value="Network-14-3" calcext:value-type="string">
            <text:p>Network-14-3</text:p>
          </table:table-cell>
          <table:table-cell table:style-name="ce123" office:value-type="string" calcext:value-type="string">
            <text:p>Network-14</text:p>
          </table:table-cell>
          <table:table-cell table:style-name="ce41" office:value-type="float" office:value="3" calcext:value-type="float">
            <text:p>3</text:p>
          </table:table-cell>
          <table:covered-table-cell table:style-name="ce16"/>
          <table:covered-table-cell table:number-columns-repeated="2" table:style-name="ce19"/>
          <table:table-cell table:style-name="ce42" office:value-type="string" calcext:value-type="string">
            <text:p>2016年以前発行の公的な証明書を受け入れる</text:p>
          </table:table-cell>
          <table:table-cell table:style-name="ce123" office:value-type="string" calcext:value-type="string">
            <text:p>MCDで設定を反映する</text:p>
          </table:table-cell>
          <table:table-cell table:style-name="ce42" office:value-type="string" calcext:value-type="string">
            <text:p>lockPref("security.pki.sha1_enforcement_level", 2);</text:p>
          </table:table-cell>
          <table:table-cell table:style-name="ce42"/>
          <table:table-cell table:style-name="ce123" table:formula="of:=IF([.K336]=&quot;&quot;;&quot;?&quot;;IF([.N336]=&quot;&quot;;&quot;新規&quot;;IF([.K336]=[.N336];&quot;&quot;;&quot;変更あり&quot;)))">
            <text:p/>
          </table:table-cell>
          <table:table-cell table:style-name="ce42" office:value-type="string" calcext:value-type="string">
            <text:p>lockPref("security.pki.sha1_enforcement_level", 2);</text:p>
          </table:table-cell>
          <table:table-cell table:style-name="ce123" table:formula="of:=IF([.N336]=&quot;&quot;;&quot;?&quot;;IF([.P336]=&quot;&quot;;&quot;新規&quot;;IF([.N336]=[.P336];&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82" calcext:value-type="float">
            <text:p>282</text:p>
          </table:table-cell>
          <table:table-cell table:style-name="ce5" table:formula="of:=CONCATENATE([.$D337];&quot;-&quot;;[.$E337])" office:value-type="string" office:string-value="Network-14-4" calcext:value-type="string">
            <text:p>Network-14-4</text:p>
          </table:table-cell>
          <table:table-cell table:style-name="ce123" office:value-type="string" calcext:value-type="string">
            <text:p>Network-14</text:p>
          </table:table-cell>
          <table:table-cell table:style-name="ce41" office:value-type="float" office:value="4" calcext:value-type="float">
            <text:p>4</text:p>
          </table:table-cell>
          <table:covered-table-cell table:style-name="ce16"/>
          <table:covered-table-cell table:number-columns-repeated="2" table:style-name="ce19"/>
          <table:table-cell table:style-name="ce42" office:value-type="string" calcext:value-type="string">
            <text:p>インポートした認証局の発行した証明書を受け入れる（既定）</text:p>
          </table:table-cell>
          <table:table-cell table:style-name="ce123" office:value-type="string" calcext:value-type="string">
            <text:p>-</text:p>
          </table:table-cell>
          <table:table-cell table:style-name="ce42" office:value-type="string" calcext:value-type="string">
            <text:p>// lockPref("security.pki.sha1_enforcement_level", 3);</text:p>
          </table:table-cell>
          <table:table-cell table:style-name="ce42"/>
          <table:table-cell table:style-name="ce123" table:formula="of:=IF([.K337]=&quot;&quot;;&quot;?&quot;;IF([.N337]=&quot;&quot;;&quot;新規&quot;;IF([.K337]=[.N337];&quot;&quot;;&quot;変更あり&quot;)))">
            <text:p/>
          </table:table-cell>
          <table:table-cell table:style-name="ce42" office:value-type="string" calcext:value-type="string">
            <text:p>// lockPref("security.pki.sha1_enforcement_level", 3);</text:p>
          </table:table-cell>
          <table:table-cell table:style-name="ce123" table:formula="of:=IF([.N337]=&quot;&quot;;&quot;?&quot;;IF([.P337]=&quot;&quot;;&quot;新規&quot;;IF([.N337]=[.P337];&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83" calcext:value-type="float">
            <text:p>283</text:p>
          </table:table-cell>
          <table:table-cell table:style-name="ce5" table:formula="of:=CONCATENATE([.$D338];&quot;-&quot;;[.$E338])" office:value-type="string" office:string-value="Network-14-5" calcext:value-type="string">
            <text:p>Network-14-5</text:p>
          </table:table-cell>
          <table:table-cell table:style-name="ce123" office:value-type="string" calcext:value-type="string">
            <text:p>Network-14</text:p>
          </table:table-cell>
          <table:table-cell table:style-name="ce41" office:value-type="float" office:value="5" calcext:value-type="float">
            <text:p>5</text:p>
          </table:table-cell>
          <table:covered-table-cell table:style-name="ce16"/>
          <table:covered-table-cell table:number-columns-repeated="2" table:style-name="ce19"/>
          <table:table-cell table:style-name="ce42" office:value-type="string" calcext:value-type="string">
            <text:p>2016年以前発行の公的な証明書とインポートした認証局の発行した証明書の両方を受け入れる</text:p>
          </table:table-cell>
          <table:table-cell table:style-name="ce123" office:value-type="string" calcext:value-type="string">
            <text:p>MCDで設定を反映する</text:p>
          </table:table-cell>
          <table:table-cell table:style-name="ce42" office:value-type="string" calcext:value-type="string">
            <text:p>lockPref("security.pki.sha1_enforcement_level", 4);</text:p>
          </table:table-cell>
          <table:table-cell table:style-name="ce42"/>
          <table:table-cell table:style-name="ce123" table:formula="of:=IF([.K338]=&quot;&quot;;&quot;?&quot;;IF([.N338]=&quot;&quot;;&quot;新規&quot;;IF([.K338]=[.N338];&quot;&quot;;&quot;変更あり&quot;)))">
            <text:p/>
          </table:table-cell>
          <table:table-cell table:style-name="ce42" office:value-type="string" calcext:value-type="string">
            <text:p>lockPref("security.pki.sha1_enforcement_level", 4);</text:p>
          </table:table-cell>
          <table:table-cell table:style-name="ce123" table:formula="of:=IF([.N338]=&quot;&quot;;&quot;?&quot;;IF([.P338]=&quot;&quot;;&quot;新規&quot;;IF([.N338]=[.P338];&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39]&lt;&gt;&quot;&quot;;NOT(ISNUMBER(FIND(&quot;廃止&quot;;[.$D339])));NOT(ISNUMBER(FIND(&quot;廃止&quot;;[.$E339]))));MAX([.$B$1:.$B338])+1;&quot;&quot;)">
            <text:p/>
          </table:table-cell>
          <table:table-cell table:style-name="ce5" table:formula="of:=CONCATENATE([.$D339];&quot;-&quot;;[.$E339])" office:value-type="string" office:string-value="Network-15(廃止)-1" calcext:value-type="string">
            <text:p>Network-15(廃止)-1</text:p>
          </table:table-cell>
          <table:table-cell table:style-name="ce123" office:value-type="string" calcext:value-type="string">
            <text:p>Network-15(廃止)</text:p>
          </table:table-cell>
          <table:table-cell table:style-name="ce41" office:value-type="float" office:value="1" calcext:value-type="float">
            <text:p>1</text:p>
          </table:table-cell>
          <table:table-cell table:style-name="ce67" office:value-type="string" calcext:value-type="string" table:number-columns-spanned="1" table:number-rows-spanned="2">
            <text:p>ネットワーク接続</text:p>
          </table:table-cell>
          <table:table-cell table:style-name="ce120" office:value-type="string" calcext:value-type="string" table:number-columns-spanned="1" table:number-rows-spanned="2">
            <text:p>HTTP Pipeliningの最大同時リクエスト数</text:p>
          </table:table-cell>
          <table:table-cell table:style-name="ce18" office:value-type="string" calcext:value-type="string" table:number-columns-spanned="1" table:number-rows-spanned="2">
            <text:p>-</text:p>
          </table:table-cell>
          <table:table-cell table:style-name="ce127" office:value-type="string" calcext:value-type="string">
            <text:p>パフォーマンスを優先（既定）</text:p>
          </table:table-cell>
          <table:table-cell table:style-name="ce123" office:value-type="string" calcext:value-type="string">
            <text:p>-</text:p>
          </table:table-cell>
          <table:table-cell table:style-name="ce127" office:value-type="string" calcext:value-type="string">
            <text:p>lockPref("network.http.pipelining.maxrequests", 32);</text:p>
            <text:p/>
          </table:table-cell>
          <table:table-cell table:style-name="ce42" office:value-type="string" calcext:value-type="string">
            <text:p><text:span text:style-name="T18">Firefox 54にてHTTP/1のpipeliningは廃止</text:span></text:p>
            <text:p><text:span text:style-name="T18">https://bugzilla.mozilla.org/show_bug.cgi?id=1340655</text:span></text:p>
          </table:table-cell>
          <table:table-cell table:style-name="ce123" table:formula="of:=IF([.K339]=&quot;&quot;;&quot;?&quot;;IF([.N339]=&quot;&quot;;&quot;新規&quot;;IF([.K339]=[.N339];&quot;&quot;;&quot;変更あり&quot;)))" office:value-type="string" office:string-value="変更あり" calcext:value-type="string">
            <text:p>変更あり</text:p>
          </table:table-cell>
          <table:table-cell table:style-name="ce42" office:value-type="string" calcext:value-type="string">
            <text:p>lockPref("security.pki.sha1_enforcement_level", 4);</text:p>
          </table:table-cell>
          <table:table-cell table:style-name="ce123" table:formula="of:=IF([.N339]=&quot;&quot;;&quot;?&quot;;IF([.P339]=&quot;&quot;;&quot;新規&quot;;IF([.N339]=[.P339];&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Network-15(廃止)-2" calcext:value-type="string">
            <text:p>Network-15(廃止)-2</text:p>
          </table:table-cell>
          <table:table-cell table:style-name="ce123" office:value-type="string" calcext:value-type="string">
            <text:p>Network-15(廃止)</text:p>
          </table:table-cell>
          <table:table-cell table:style-name="ce41" office:value-type="float" office:value="2" calcext:value-type="float">
            <text:p>2</text:p>
          </table:table-cell>
          <table:covered-table-cell table:style-name="ce16"/>
          <table:covered-table-cell table:number-columns-repeated="2" table:style-name="ce19"/>
          <table:table-cell table:style-name="ce127" office:value-type="string" calcext:value-type="string">
            <text:p>トラフィックを抑える事を優先</text:p>
          </table:table-cell>
          <table:table-cell table:style-name="ce123" office:value-type="string" calcext:value-type="string">
            <text:p>MCDで設定を反映する</text:p>
          </table:table-cell>
          <table:table-cell table:style-name="ce127" office:value-type="string" calcext:value-type="string">
            <text:p>lockPref("network.http.pipelining.maxrequests", 8);</text:p>
          </table:table-cell>
          <table:table-cell table:style-name="ce42" office:value-type="string" calcext:value-type="string">
            <text:p><text:span text:style-name="T18">Firefox 54にてHTTP/1のpipeliningは廃止</text:span></text:p>
            <text:p><text:span text:style-name="T18">https://bugzilla.mozilla.org/show_bug.cgi?id=1340655</text:span></text:p>
          </table:table-cell>
          <table:table-cell table:style-name="ce123" table:formula="of:=IF([.K340]=&quot;&quot;;&quot;?&quot;;IF([.N340]=&quot;&quot;;&quot;新規&quot;;IF([.K340]=[.N340];&quot;&quot;;&quot;変更あり&quot;)))">
            <text:p/>
          </table:table-cell>
          <table:table-cell table:style-name="ce127" office:value-type="string" calcext:value-type="string">
            <text:p>lockPref("network.http.pipelining.maxrequests", 8);</text:p>
          </table:table-cell>
          <table:table-cell table:style-name="ce123" table:formula="of:=IF([.N340]=&quot;&quot;;&quot;?&quot;;IF([.P340]=&quot;&quot;;&quot;新規&quot;;IF([.N340]=[.P340];&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284" calcext:value-type="float">
            <text:p>284</text:p>
          </table:table-cell>
          <table:table-cell table:style-name="ce5" table:formula="of:=CONCATENATE([.$D341];&quot;-&quot;;[.$E341])" office:value-type="string" office:string-value="Update-1-1" calcext:value-type="string">
            <text:p>Update-1-1</text:p>
          </table:table-cell>
          <table:table-cell table:style-name="ce41" office:value-type="string" calcext:value-type="string">
            <text:p>Update-1</text:p>
          </table:table-cell>
          <table:table-cell table:style-name="ce41" office:value-type="float" office:value="1" calcext:value-type="float">
            <text:p>1</text:p>
          </table:table-cell>
          <table:table-cell table:style-name="ce22" office:value-type="string" calcext:value-type="string" table:number-columns-spanned="1" table:number-rows-spanned="4">
            <text:p>自動更新</text:p>
          </table:table-cell>
          <table:table-cell table:style-name="ce22" office:value-type="string" calcext:value-type="string" table:number-columns-spanned="1" table:number-rows-spanned="4">
            <text:p>Firefoxの自動更新の可否</text:p>
          </table:table-cell>
          <table:table-cell table:style-name="ce22" office:value-type="string" calcext:value-type="string" table:number-columns-spanned="1" table:number-rows-spanned="4">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app.update.enabled", true);</text:p>
            <text:p>lockPref("app.update.auto", true);</text:p>
            <text:p>lockPref("app.update.mode", 1);</text:p>
          </table:table-cell>
          <table:table-cell table:style-name="ce42"/>
          <table:table-cell table:style-name="ce123" table:formula="of:=IF([.K341]=&quot;&quot;;&quot;?&quot;;IF([.N341]=&quot;&quot;;&quot;新規&quot;;IF([.K341]=[.N341];&quot;&quot;;&quot;変更あり&quot;)))">
            <text:p/>
          </table:table-cell>
          <table:table-cell table:style-name="ce42" office:value-type="string" calcext:value-type="string">
            <text:p>lockPref("app.update.enabled", true);</text:p>
            <text:p>lockPref("app.update.auto", true);</text:p>
            <text:p>lockPref("app.update.mode", 1);</text:p>
          </table:table-cell>
          <table:table-cell table:style-name="ce123" table:formula="of:=IF([.N341]=&quot;&quot;;&quot;?&quot;;IF([.P341]=&quot;&quot;;&quot;新規&quot;;IF([.N341]=[.P341];&quot;&quot;;&quot;変更あり&quot;)))">
            <text:p/>
          </table:table-cell>
          <table:table-cell table:style-name="ce42" office:value-type="string" calcext:value-type="string">
            <text:p>lockPref("app.update.enabled", true);</text:p>
            <text:p>lockPref("app.update.auto", true);</text:p>
            <text:p>lockPref("app.update.mode", 1);</text:p>
          </table:table-cell>
          <table:table-cell table:style-name="ce41" table:formula="of:=IF([.P341]=&quot;&quot;;&quot;?&quot;;IF([.R341]=&quot;&quot;;&quot;新規&quot;;IF([.P341]=[.R341];&quot;&quot;;&quot;○&quot;)))">
            <text:p/>
          </table:table-cell>
          <table:table-cell table:style-name="ce205" office:value-type="string" calcext:value-type="string">
            <text:p>lockPref("app.update.enabled", true);</text:p>
            <text:p>lockPref("app.update.auto", true);</text:p>
            <text:p>lockPref("app.update.mode", 1);</text:p>
          </table:table-cell>
          <table:table-cell table:style-name="ce205" office:value-type="string" calcext:value-type="string">
            <text:p>変更無し</text:p>
          </table:table-cell>
          <table:table-cell table:style-name="ce205" office:value-type="string" calcext:value-type="string">
            <text:p>lockPref("app.update.enabled", true);</text:p>
            <text:p>lockPref("app.update.auto", true);</text:p>
            <text:p>lockPref("app.update.mode", 1);</text:p>
          </table:table-cell>
          <table:table-cell table:style-name="ce214"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42]&lt;&gt;&quot;&quot;;NOT(ISNUMBER(FIND(&quot;廃止&quot;;[.$D342])));NOT(ISNUMBER(FIND(&quot;廃止&quot;;[.$E342]))));MAX([.$B$1:.$B341])+1;&quot;&quot;)" office:value-type="float" office:value="285" calcext:value-type="float">
            <text:p>285</text:p>
          </table:table-cell>
          <table:table-cell table:style-name="ce5" table:formula="of:=CONCATENATE([.$D342];&quot;-&quot;;[.$E342])" office:value-type="string" office:string-value="Update-1-2" calcext:value-type="string">
            <text:p>Update-1-2</text:p>
          </table:table-cell>
          <table:table-cell table:style-name="ce41" office:value-type="string" calcext:value-type="string">
            <text:p>Update-1</text:p>
          </table:table-cell>
          <table:table-cell table:style-name="ce41" office:value-type="float" office:value="2" calcext:value-type="float">
            <text:p>2</text:p>
          </table:table-cell>
          <table:covered-table-cell table:number-columns-repeated="3" table:style-name="ce53"/>
          <table:table-cell table:style-name="ce128" office:value-type="string" calcext:value-type="string">
            <text:p>セキュリティアップデートのみ許可する</text:p>
          </table:table-cell>
          <table:table-cell table:style-name="ce128" office:value-type="string" calcext:value-type="string">
            <text:p>アドオン「Only Minor Update」互換のスクリプトを導入する</text:p>
          </table:table-cell>
          <table:table-cell table:style-name="ce166" office:value-type="string" calcext:value-type="string">
            <text:p>-</text:p>
          </table:table-cell>
          <table:table-cell table:style-name="ce166" office:value-type="string" calcext:value-type="string">
            <text:p>Only Minor UpdateはFirefox 60非対応</text:p>
            <text:p>互換スクリプトの移植はなされていないため対応不可</text:p>
          </table:table-cell>
          <table:table-cell table:style-name="ce123" table:formula="of:=IF([.K342]=&quot;&quot;;&quot;?&quot;;IF([.N342]=&quot;&quot;;&quot;新規&quot;;IF([.K342]=[.N342];&quot;&quot;;&quot;変更あり&quot;)))">
            <text:p/>
          </table:table-cell>
          <table:table-cell table:style-name="ce42" office:value-type="string" calcext:value-type="string">
            <text:p>-</text:p>
          </table:table-cell>
          <table:table-cell table:style-name="ce123" table:formula="of:=IF([.N342]=&quot;&quot;;&quot;?&quot;;IF([.P342]=&quot;&quot;;&quot;新規&quot;;IF([.N342]=[.P342];&quot;&quot;;&quot;変更あり&quot;)))">
            <text:p/>
          </table:table-cell>
          <table:table-cell table:style-name="ce42" office:value-type="string" calcext:value-type="string">
            <text:p>-</text:p>
          </table:table-cell>
          <table:table-cell table:style-name="ce41" table:formula="of:=IF([.P342]=&quot;&quot;;&quot;?&quot;;IF([.R342]=&quot;&quot;;&quot;新規&quot;;IF([.P342]=[.R342];&quot;&quot;;&quot;○&quot;)))">
            <text:p/>
          </table:table-cell>
          <table:table-cell table:style-name="ce205" office:value-type="string" calcext:value-type="string">
            <text:p>-</text:p>
          </table:table-cell>
          <table:table-cell table:style-name="ce205" table:number-columns-repeated="2"/>
          <table:table-cell table:style-name="ce214"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86" calcext:value-type="float">
            <text:p>286</text:p>
          </table:table-cell>
          <table:table-cell table:style-name="ce5" table:formula="of:=CONCATENATE([.$D343];&quot;-&quot;;[.$E343])" office:value-type="string" office:string-value="Update-1-3" calcext:value-type="string">
            <text:p>Update-1-3</text:p>
          </table:table-cell>
          <table:table-cell table:style-name="ce41" office:value-type="string" calcext:value-type="string">
            <text:p>Update-1</text:p>
          </table:table-cell>
          <table:table-cell table:style-name="ce41" office:value-type="float" office:value="3" calcext:value-type="float">
            <text:p>3</text:p>
          </table:table-cell>
          <table:covered-table-cell table:number-columns-repeated="3" table:style-name="ce53"/>
          <table:table-cell table:style-name="ce41" office:value-type="string" calcext:value-type="string">
            <text:p>禁止する</text:p>
          </table:table-cell>
          <table:table-cell table:style-name="ce41" office:value-type="string" calcext:value-type="string">
            <text:p><text:span text:style-name="T3">1. アドオン「globalChrome.css」互換のスクリプトを導入する</text:span></text:p>
            <text:p>2. MCDで設定を反映する</text:p>
          </table:table-cell>
          <table:table-cell table:style-name="ce123" office:value-type="string" calcext:value-type="string">
            <text:p><text:span text:style-name="T10">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41"/>
          <table:table-cell table:style-name="ce123" table:formula="of:=IF([.K343]=&quot;&quot;;&quot;?&quot;;IF([.N343]=&quot;&quot;;&quot;新規&quot;;IF([.K343]=[.N343];&quot;&quot;;&quot;変更あり&quot;)))">
            <text:p/>
          </table:table-cell>
          <table:table-cell table:style-name="ce4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23" table:formula="of:=IF([.N343]=&quot;&quot;;&quot;?&quot;;IF([.P343]=&quot;&quot;;&quot;新規&quot;;IF([.N343]=[.P343];&quot;&quot;;&quot;変更あり&quot;)))">
            <text:p/>
          </table:table-cell>
          <table:table-cell table:style-name="ce20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1" table:formula="of:=IF([.P343]=&quot;&quot;;&quot;?&quot;;IF([.R343]=&quot;&quot;;&quot;新規&quot;;IF([.P343]=[.R343];&quot;&quot;;&quot;○&quot;)))">
            <text:p/>
          </table:table-cell>
          <table:table-cell table:style-name="ce205"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205" office:value-type="string" calcext:value-type="string">
            <text:p>変更無し</text:p>
          </table:table-cell>
          <table:table-cell table:style-name="ce205" office:value-type="string" calcext:value-type="string">
            <text:p>lockPref("app.update.enabled", false);</text:p>
            <text:p>lockPref("app.update.auto", false);</text:p>
            <text:p>lockPref("app.update.mode", 0);</text:p>
          </table:table-cell>
          <table:table-cell table:style-name="ce214"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87" calcext:value-type="float">
            <text:p>287</text:p>
          </table:table-cell>
          <table:table-cell table:style-name="ce5" table:formula="of:=CONCATENATE([.$D344];&quot;-&quot;;[.$E344])" office:value-type="string" office:string-value="Update-1-4" calcext:value-type="string">
            <text:p>Update-1-4</text:p>
          </table:table-cell>
          <table:table-cell table:style-name="ce41" office:value-type="string" calcext:value-type="string">
            <text:p>Update-1</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禁止する（ポリシーで設定）</text:p>
          </table:table-cell>
          <table:table-cell table:style-name="ce29" office:value-type="string" calcext:value-type="string">
            <text:p>Policy Engineのポリシーを設定する</text:p>
          </table:table-cell>
          <table:table-cell table:style-name="ce29" office:value-type="string" calcext:value-type="string">
            <text:p>"DisableAppUpdate": true</text:p>
          </table:table-cell>
          <table:table-cell table:style-name="ce41"/>
          <table:table-cell table:style-name="ce123" table:formula="of:=IF([.K344]=&quot;&quot;;&quot;?&quot;;IF([.N344]=&quot;&quot;;&quot;新規&quot;;IF([.K344]=[.N344];&quot;&quot;;&quot;変更あり&quot;)))" office:value-type="string" office:string-value="新規" calcext:value-type="string">
            <text:p>新規</text:p>
          </table:table-cell>
          <table:table-cell table:style-name="ce41"/>
          <table:table-cell table:style-name="ce123"/>
          <table:table-cell table:style-name="ce205"/>
          <table:table-cell table:style-name="ce41"/>
          <table:table-cell table:style-name="ce205" table:number-columns-repeated="3"/>
          <table:table-cell table:style-name="ce214"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5]&lt;&gt;&quot;&quot;;NOT(ISNUMBER(FIND(&quot;廃止&quot;;[.$D345])));NOT(ISNUMBER(FIND(&quot;廃止&quot;;[.$E345]))));MAX([.$B$1:.$B343])+1;&quot;&quot;)" office:value-type="float" office:value="287" calcext:value-type="float">
            <text:p>287</text:p>
          </table:table-cell>
          <table:table-cell table:style-name="ce5" table:formula="of:=CONCATENATE([.$D345];&quot;-&quot;;[.$E345])" office:value-type="string" office:string-value="Update-2-1" calcext:value-type="string">
            <text:p>Update-2-1</text:p>
          </table:table-cell>
          <table:table-cell table:style-name="ce41" office:value-type="string" calcext:value-type="string">
            <text:p>Update-2</text:p>
          </table:table-cell>
          <table:table-cell table:style-name="ce41"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アドオンの自動更新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extensions.update.enabled", true);</text:p>
          </table:table-cell>
          <table:table-cell table:style-name="ce42"/>
          <table:table-cell table:style-name="ce123" table:formula="of:=IF([.K345]=&quot;&quot;;&quot;?&quot;;IF([.N345]=&quot;&quot;;&quot;新規&quot;;IF([.K345]=[.N345];&quot;&quot;;&quot;変更あり&quot;)))">
            <text:p/>
          </table:table-cell>
          <table:table-cell table:style-name="ce42" office:value-type="string" calcext:value-type="string">
            <text:p>lockPref("extensions.update.enabled", true);</text:p>
          </table:table-cell>
          <table:table-cell table:style-name="ce123" table:formula="of:=IF([.N345]=&quot;&quot;;&quot;?&quot;;IF([.P345]=&quot;&quot;;&quot;新規&quot;;IF([.N345]=[.P345];&quot;&quot;;&quot;変更あり&quot;)))">
            <text:p/>
          </table:table-cell>
          <table:table-cell table:style-name="ce42" office:value-type="string" calcext:value-type="string">
            <text:p>lockPref("extensions.update.enabled", true);</text:p>
          </table:table-cell>
          <table:table-cell table:style-name="ce41" table:formula="of:=IF([.P345]=&quot;&quot;;&quot;?&quot;;IF([.R345]=&quot;&quot;;&quot;新規&quot;;IF([.P345]=[.R345];&quot;&quot;;&quot;○&quot;)))">
            <text:p/>
          </table:table-cell>
          <table:table-cell table:style-name="ce205" office:value-type="string" calcext:value-type="string">
            <text:p>lockPref("extensions.update.enabled", true);</text:p>
          </table:table-cell>
          <table:table-cell table:style-name="ce205" office:value-type="string" calcext:value-type="string">
            <text:p>変更無し</text:p>
          </table:table-cell>
          <table:table-cell table:style-name="ce205" office:value-type="string" calcext:value-type="string">
            <text:p>lockPref("extensions.update.enabled", true);</text:p>
          </table:table-cell>
          <table:table-cell table:style-name="ce214"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88" calcext:value-type="float">
            <text:p>288</text:p>
          </table:table-cell>
          <table:table-cell table:style-name="ce5" table:formula="of:=CONCATENATE([.$D346];&quot;-&quot;;[.$E346])" office:value-type="string" office:string-value="Update-2-2" calcext:value-type="string">
            <text:p>Update-2-2</text:p>
          </table:table-cell>
          <table:table-cell table:style-name="ce41" office:value-type="string" calcext:value-type="string">
            <text:p>Update-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extensions.update.enabled", false);</text:p>
            <text:p>lockPref("extensions.update.background.url", "");</text:p>
            <text:p>lockPref("extensions.update.url", "");</text:p>
          </table:table-cell>
          <table:table-cell table:style-name="ce41"/>
          <table:table-cell table:style-name="ce123" table:formula="of:=IF([.K346]=&quot;&quot;;&quot;?&quot;;IF([.N346]=&quot;&quot;;&quot;新規&quot;;IF([.K346]=[.N346];&quot;&quot;;&quot;変更あり&quot;)))">
            <text:p/>
          </table:table-cell>
          <table:table-cell table:style-name="ce41" office:value-type="string" calcext:value-type="string">
            <text:p>lockPref("extensions.update.enabled", false);</text:p>
            <text:p>lockPref("extensions.update.background.url", "");</text:p>
            <text:p>lockPref("extensions.update.url", "");</text:p>
          </table:table-cell>
          <table:table-cell table:style-name="ce123" table:formula="of:=IF([.N346]=&quot;&quot;;&quot;?&quot;;IF([.P346]=&quot;&quot;;&quot;新規&quot;;IF([.N346]=[.P346];&quot;&quot;;&quot;変更あり&quot;)))">
            <text:p/>
          </table:table-cell>
          <table:table-cell table:style-name="ce205" office:value-type="string" calcext:value-type="string">
            <text:p>lockPref("extensions.update.enabled", false);</text:p>
            <text:p>lockPref("extensions.update.background.url", "");</text:p>
            <text:p>lockPref("extensions.update.url", "");</text:p>
          </table:table-cell>
          <table:table-cell table:style-name="ce41" table:formula="of:=IF([.P346]=&quot;&quot;;&quot;?&quot;;IF([.R346]=&quot;&quot;;&quot;新規&quot;;IF([.P346]=[.R346];&quot;&quot;;&quot;○&quot;)))">
            <text:p/>
          </table:table-cell>
          <table:table-cell table:style-name="ce205" office:value-type="string" calcext:value-type="string">
            <text:p>lockPref("extensions.update.enabled", false);</text:p>
            <text:p>lockPref("extensions.update.background.url", "");</text:p>
            <text:p>lockPref("extensions.update.url", "");</text:p>
          </table:table-cell>
          <table:table-cell table:style-name="ce205" office:value-type="string" calcext:value-type="string">
            <text:p>変更無し</text:p>
          </table:table-cell>
          <table:table-cell table:style-name="ce205" office:value-type="string" calcext:value-type="string">
            <text:p>lockPref("extensions.update.enabled", false);</text:p>
          </table:table-cell>
          <table:table-cell table:style-name="ce214"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89" calcext:value-type="float">
            <text:p>289</text:p>
          </table:table-cell>
          <table:table-cell table:style-name="ce5" table:formula="of:=CONCATENATE([.$D347];&quot;-&quot;;[.$E347])" office:value-type="string" office:string-value="Update-3-1" calcext:value-type="string">
            <text:p>Update-3-1</text:p>
          </table:table-cell>
          <table:table-cell table:style-name="ce41" office:value-type="string" calcext:value-type="string">
            <text:p>Update-3</text:p>
          </table:table-cell>
          <table:table-cell table:style-name="ce41"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検索エンジンの自動更新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browser.search.update", true);</text:p>
          </table:table-cell>
          <table:table-cell table:style-name="ce42"/>
          <table:table-cell table:style-name="ce123" table:formula="of:=IF([.K347]=&quot;&quot;;&quot;?&quot;;IF([.N347]=&quot;&quot;;&quot;新規&quot;;IF([.K347]=[.N347];&quot;&quot;;&quot;変更あり&quot;)))">
            <text:p/>
          </table:table-cell>
          <table:table-cell table:style-name="ce42" office:value-type="string" calcext:value-type="string">
            <text:p>lockPref("browser.search.update", true);</text:p>
          </table:table-cell>
          <table:table-cell table:style-name="ce123" table:formula="of:=IF([.N347]=&quot;&quot;;&quot;?&quot;;IF([.P347]=&quot;&quot;;&quot;新規&quot;;IF([.N347]=[.P347];&quot;&quot;;&quot;変更あり&quot;)))">
            <text:p/>
          </table:table-cell>
          <table:table-cell table:style-name="ce42" office:value-type="string" calcext:value-type="string">
            <text:p>lockPref("browser.search.update", true);</text:p>
          </table:table-cell>
          <table:table-cell table:style-name="ce41" table:formula="of:=IF([.P347]=&quot;&quot;;&quot;?&quot;;IF([.R347]=&quot;&quot;;&quot;新規&quot;;IF([.P347]=[.R347];&quot;&quot;;&quot;○&quot;)))">
            <text:p/>
          </table:table-cell>
          <table:table-cell table:style-name="ce205" office:value-type="string" calcext:value-type="string">
            <text:p>lockPref("browser.search.update", true);</text:p>
          </table:table-cell>
          <table:table-cell table:style-name="ce205" office:value-type="string" calcext:value-type="string">
            <text:p>変更無し</text:p>
          </table:table-cell>
          <table:table-cell table:style-name="ce205" office:value-type="string" calcext:value-type="string">
            <text:p>lockPref("browser.search.update", true);</text:p>
          </table:table-cell>
          <table:table-cell table:style-name="ce214"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90" calcext:value-type="float">
            <text:p>290</text:p>
          </table:table-cell>
          <table:table-cell table:style-name="ce5" table:formula="of:=CONCATENATE([.$D348];&quot;-&quot;;[.$E348])" office:value-type="string" office:string-value="Update-3-2" calcext:value-type="string">
            <text:p>Update-3-2</text:p>
          </table:table-cell>
          <table:table-cell table:style-name="ce41" office:value-type="string" calcext:value-type="string">
            <text:p>Update-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browser.search.update", false);</text:p>
          </table:table-cell>
          <table:table-cell table:style-name="ce42"/>
          <table:table-cell table:style-name="ce123" table:formula="of:=IF([.K348]=&quot;&quot;;&quot;?&quot;;IF([.N348]=&quot;&quot;;&quot;新規&quot;;IF([.K348]=[.N348];&quot;&quot;;&quot;変更あり&quot;)))">
            <text:p/>
          </table:table-cell>
          <table:table-cell table:style-name="ce42" office:value-type="string" calcext:value-type="string">
            <text:p>lockPref("browser.search.update", false);</text:p>
          </table:table-cell>
          <table:table-cell table:style-name="ce123" table:formula="of:=IF([.N348]=&quot;&quot;;&quot;?&quot;;IF([.P348]=&quot;&quot;;&quot;新規&quot;;IF([.N348]=[.P348];&quot;&quot;;&quot;変更あり&quot;)))">
            <text:p/>
          </table:table-cell>
          <table:table-cell table:style-name="ce42" office:value-type="string" calcext:value-type="string">
            <text:p>lockPref("browser.search.update", false);</text:p>
          </table:table-cell>
          <table:table-cell table:style-name="ce41" table:formula="of:=IF([.P348]=&quot;&quot;;&quot;?&quot;;IF([.R348]=&quot;&quot;;&quot;新規&quot;;IF([.P348]=[.R348];&quot;&quot;;&quot;○&quot;)))">
            <text:p/>
          </table:table-cell>
          <table:table-cell table:style-name="ce205" office:value-type="string" calcext:value-type="string">
            <text:p>lockPref("browser.search.update", false);</text:p>
          </table:table-cell>
          <table:table-cell table:style-name="ce205" office:value-type="string" calcext:value-type="string">
            <text:p>変更無し</text:p>
          </table:table-cell>
          <table:table-cell table:style-name="ce205" office:value-type="string" calcext:value-type="string">
            <text:p>lockPref("browser.search.update", false);</text:p>
          </table:table-cell>
          <table:table-cell table:style-name="ce214"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91" calcext:value-type="float">
            <text:p>291</text:p>
          </table:table-cell>
          <table:table-cell table:style-name="ce5" table:formula="of:=CONCATENATE([.$D349];&quot;-&quot;;[.$E349])" office:value-type="string" office:string-value="Update-4-1" calcext:value-type="string">
            <text:p>Update-4-1</text:p>
          </table:table-cell>
          <table:table-cell table:style-name="ce41" office:value-type="string" calcext:value-type="string">
            <text:p>Update-4</text:p>
          </table:table-cell>
          <table:table-cell table:style-name="ce41" office:value-type="float" office:value="1" calcext:value-type="float">
            <text:p>1</text:p>
          </table:table-cell>
          <table:table-cell table:style-name="ce15" office:value-type="string" calcext:value-type="string" table:number-columns-spanned="1" table:number-rows-spanned="2">
            <text:p>その他</text:p>
          </table:table-cell>
          <table:table-cell table:style-name="ce15" office:value-type="string" calcext:value-type="string" table:number-columns-spanned="1" table:number-rows-spanned="2">
            <text:p>「Mozilla Maintenance Service」のインストール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Frefox-setup.iniで設定を反映する</text:p>
          </table:table-cell>
          <table:table-cell table:style-name="ce41" office:value-type="string" calcext:value-type="string">
            <text:p>-</text:p>
          </table:table-cell>
          <table:table-cell table:style-name="ce41"/>
          <table:table-cell table:style-name="ce123" table:formula="of:=IF([.K349]=&quot;&quot;;&quot;?&quot;;IF([.N349]=&quot;&quot;;&quot;新規&quot;;IF([.K349]=[.N349];&quot;&quot;;&quot;変更あり&quot;)))">
            <text:p/>
          </table:table-cell>
          <table:table-cell table:style-name="ce41" office:value-type="string" calcext:value-type="string">
            <text:p>-</text:p>
          </table:table-cell>
          <table:table-cell table:style-name="ce123" table:formula="of:=IF([.N349]=&quot;&quot;;&quot;?&quot;;IF([.P349]=&quot;&quot;;&quot;新規&quot;;IF([.N349]=[.P349];&quot;&quot;;&quot;変更あり&quot;)))">
            <text:p/>
          </table:table-cell>
          <table:table-cell table:style-name="ce205" office:value-type="string" calcext:value-type="string">
            <text:p>-</text:p>
          </table:table-cell>
          <table:table-cell table:style-name="ce41" table:formula="of:=IF([.P349]=&quot;&quot;;&quot;?&quot;;IF([.R349]=&quot;&quot;;&quot;新規&quot;;IF([.P349]=[.R349];&quot;&quot;;&quot;○&quot;)))">
            <text:p/>
          </table:table-cell>
          <table:table-cell table:style-name="ce205" office:value-type="string" calcext:value-type="string">
            <text:p>-</text:p>
          </table:table-cell>
          <table:table-cell table:style-name="ce205" table:number-columns-repeated="2"/>
          <table:table-cell table:style-name="ce214"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92" calcext:value-type="float">
            <text:p>292</text:p>
          </table:table-cell>
          <table:table-cell table:style-name="ce5" table:formula="of:=CONCATENATE([.$D350];&quot;-&quot;;[.$E350])" office:value-type="string" office:string-value="Update-4-2" calcext:value-type="string">
            <text:p>Update-4-2</text:p>
          </table:table-cell>
          <table:table-cell table:style-name="ce41" office:value-type="string" calcext:value-type="string">
            <text:p>Update-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Frefox-setup.iniで設定を反映する</text:p>
            <text:p><text:span text:style-name="T4">2. MCDで設定を反映する</text:span></text:p>
          </table:table-cell>
          <table:table-cell table:style-name="ce41" office:value-type="string" calcext:value-type="string">
            <text:p>Firefox-setup.ini:</text:p>
            <text:p>MaintenanceService=false</text:p>
            <text:p/>
            <text:p>MCD:</text:p>
            <text:p><text:span text:style-name="T5">lockPref("app.update.service.enabled", false);</text:span></text:p>
          </table:table-cell>
          <table:table-cell table:style-name="ce41"/>
          <table:table-cell table:style-name="ce123" table:formula="of:=IF([.K350]=&quot;&quot;;&quot;?&quot;;IF([.N350]=&quot;&quot;;&quot;新規&quot;;IF([.K350]=[.N350];&quot;&quot;;&quot;変更あり&quot;)))">
            <text:p/>
          </table:table-cell>
          <table:table-cell table:style-name="ce41" office:value-type="string" calcext:value-type="string">
            <text:p>Firefox-setup.ini:</text:p>
            <text:p>MaintenanceService=false</text:p>
            <text:p/>
            <text:p>MCD:</text:p>
            <text:p><text:span text:style-name="T5">lockPref("app.update.service.enabled", false);</text:span></text:p>
          </table:table-cell>
          <table:table-cell table:style-name="ce123" table:formula="of:=IF([.N350]=&quot;&quot;;&quot;?&quot;;IF([.P350]=&quot;&quot;;&quot;新規&quot;;IF([.N350]=[.P350];&quot;&quot;;&quot;変更あり&quot;)))">
            <text:p/>
          </table:table-cell>
          <table:table-cell table:style-name="ce205" office:value-type="string" calcext:value-type="string">
            <text:p>Firefox-setup.ini:</text:p>
            <text:p>MaintenanceService=false</text:p>
            <text:p/>
            <text:p>MCD:</text:p>
            <text:p><text:span text:style-name="T5">lockPref("app.update.service.enabled", false);</text:span></text:p>
          </table:table-cell>
          <table:table-cell table:style-name="ce41" table:formula="of:=IF([.P350]=&quot;&quot;;&quot;?&quot;;IF([.R350]=&quot;&quot;;&quot;新規&quot;;IF([.P350]=[.R350];&quot;&quot;;&quot;○&quot;)))" office:value-type="string" office:string-value="○" calcext:value-type="string">
            <text:p>○</text:p>
          </table:table-cell>
          <table:table-cell table:style-name="ce205" office:value-type="string" calcext:value-type="string">
            <text:p>MaintenanceService=false</text:p>
          </table:table-cell>
          <table:table-cell table:style-name="ce205" table:number-columns-repeated="2"/>
          <table:table-cell table:style-name="ce214"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93" calcext:value-type="float">
            <text:p>293</text:p>
          </table:table-cell>
          <table:table-cell table:style-name="ce5" table:formula="of:=CONCATENATE([.$D351];&quot;-&quot;;[.$E351])" office:value-type="string" office:string-value="Update-5-1" calcext:value-type="string">
            <text:p>Update-5-1</text:p>
          </table:table-cell>
          <table:table-cell table:style-name="ce41" office:value-type="string" calcext:value-type="string">
            <text:p>Update-5</text:p>
          </table:table-cell>
          <table:table-cell table:style-name="ce41" office:value-type="float" office:value="1" calcext:value-type="float">
            <text:p>1</text:p>
          </table:table-cell>
          <table:table-cell table:style-name="ce15" office:value-type="string" calcext:value-type="string" table:number-columns-spanned="1" table:number-rows-spanned="2">
            <text:p>自動更新</text:p>
          </table:table-cell>
          <table:table-cell table:style-name="ce15" office:value-type="string" calcext:value-type="string" table:number-columns-spanned="1" table:number-rows-spanned="2">
            <text:p>軽量テーマの自動更新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lockPref("lightweightThemes.update.enabled", true);</text:p>
          </table:table-cell>
          <table:table-cell table:style-name="ce41"/>
          <table:table-cell table:style-name="ce123" table:formula="of:=IF([.K351]=&quot;&quot;;&quot;?&quot;;IF([.N351]=&quot;&quot;;&quot;新規&quot;;IF([.K351]=[.N351];&quot;&quot;;&quot;変更あり&quot;)))">
            <text:p/>
          </table:table-cell>
          <table:table-cell table:style-name="ce41" office:value-type="string" calcext:value-type="string">
            <text:p>lockPref("lightweightThemes.update.enabled", true);</text:p>
          </table:table-cell>
          <table:table-cell table:style-name="ce123" table:formula="of:=IF([.N351]=&quot;&quot;;&quot;?&quot;;IF([.P351]=&quot;&quot;;&quot;新規&quot;;IF([.N351]=[.P351];&quot;&quot;;&quot;変更あり&quot;)))">
            <text:p/>
          </table:table-cell>
          <table:table-cell table:style-name="ce205" office:value-type="string" calcext:value-type="string">
            <text:p>lockPref("lightweightThemes.update.enabled", true);</text:p>
          </table:table-cell>
          <table:table-cell table:style-name="ce41" table:formula="of:=IF([.P351]=&quot;&quot;;&quot;?&quot;;IF([.R351]=&quot;&quot;;&quot;新規&quot;;IF([.P351]=[.R351];&quot;&quot;;&quot;○&quot;)))">
            <text:p/>
          </table:table-cell>
          <table:table-cell table:style-name="ce205" office:value-type="string" calcext:value-type="string">
            <text:p>lockPref("lightweightThemes.update.enabled", true);</text:p>
          </table:table-cell>
          <table:table-cell table:style-name="ce205" table:number-columns-repeated="2"/>
          <table:table-cell table:style-name="ce214"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94" calcext:value-type="float">
            <text:p>294</text:p>
          </table:table-cell>
          <table:table-cell table:style-name="ce5" table:formula="of:=CONCATENATE([.$D352];&quot;-&quot;;[.$E352])" office:value-type="string" office:string-value="Update-5-2" calcext:value-type="string">
            <text:p>Update-5-2</text:p>
          </table:table-cell>
          <table:table-cell table:style-name="ce41" office:value-type="string" calcext:value-type="string">
            <text:p>Update-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lightweightThemes.update.enabled", false);</text:p>
          </table:table-cell>
          <table:table-cell table:style-name="ce41"/>
          <table:table-cell table:style-name="ce123" table:formula="of:=IF([.K352]=&quot;&quot;;&quot;?&quot;;IF([.N352]=&quot;&quot;;&quot;新規&quot;;IF([.K352]=[.N352];&quot;&quot;;&quot;変更あり&quot;)))">
            <text:p/>
          </table:table-cell>
          <table:table-cell table:style-name="ce41" office:value-type="string" calcext:value-type="string">
            <text:p>lockPref("lightweightThemes.update.enabled", false);</text:p>
          </table:table-cell>
          <table:table-cell table:style-name="ce123" table:formula="of:=IF([.N352]=&quot;&quot;;&quot;?&quot;;IF([.P352]=&quot;&quot;;&quot;新規&quot;;IF([.N352]=[.P352];&quot;&quot;;&quot;変更あり&quot;)))">
            <text:p/>
          </table:table-cell>
          <table:table-cell table:style-name="ce205" office:value-type="string" calcext:value-type="string">
            <text:p>lockPref("lightweightThemes.update.enabled", false);</text:p>
          </table:table-cell>
          <table:table-cell table:style-name="ce41" table:formula="of:=IF([.P352]=&quot;&quot;;&quot;?&quot;;IF([.R352]=&quot;&quot;;&quot;新規&quot;;IF([.P352]=[.R352];&quot;&quot;;&quot;○&quot;)))">
            <text:p/>
          </table:table-cell>
          <table:table-cell table:style-name="ce205" office:value-type="string" calcext:value-type="string">
            <text:p>lockPref("lightweightThemes.update.enabled", false);</text:p>
          </table:table-cell>
          <table:table-cell table:style-name="ce205" table:number-columns-repeated="2"/>
          <table:table-cell table:style-name="ce214"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95" calcext:value-type="float">
            <text:p>295</text:p>
          </table:table-cell>
          <table:table-cell table:style-name="ce5" table:formula="of:=CONCATENATE([.$D353];&quot;-&quot;;[.$E353])" office:value-type="string" office:string-value="Ui-1-1" calcext:value-type="string">
            <text:p>Ui-1-1</text:p>
          </table:table-cell>
          <table:table-cell table:style-name="ce41" office:value-type="string" calcext:value-type="string">
            <text:p>Ui-1</text:p>
          </table:table-cell>
          <table:table-cell table:style-name="ce41" office:value-type="float" office:value="1" calcext:value-type="float">
            <text:p>1</text:p>
          </table:table-cell>
          <table:table-cell table:style-name="ce15" office:value-type="string" calcext:value-type="string" table:number-columns-spanned="1" table:number-rows-spanned="2">
            <text:p>プログラム</text:p>
          </table:table-cell>
          <table:table-cell table:style-name="ce15" office:value-type="string" calcext:value-type="string" table:number-columns-spanned="1" table:number-rows-spanned="2">
            <text:p>Firefox組み込みのPDFビューアの使用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pdfjs.disabled", false);</text:p>
            <text:p>lockPref("plugin.disable_full_page_plugin_for_types", "（application/pdfを含まない値）");</text:p>
          </table:table-cell>
          <table:table-cell table:style-name="ce197"/>
          <table:table-cell table:style-name="ce123" table:formula="of:=IF([.K353]=&quot;&quot;;&quot;?&quot;;IF([.N353]=&quot;&quot;;&quot;新規&quot;;IF([.K353]=[.N353];&quot;&quot;;&quot;変更あり&quot;)))">
            <text:p/>
          </table:table-cell>
          <table:table-cell table:style-name="ce42" office:value-type="string" calcext:value-type="string">
            <text:p>lockPref("pdfjs.disabled", false);</text:p>
            <text:p>lockPref("plugin.disable_full_page_plugin_for_types", "（application/pdfを含まない値）");</text:p>
          </table:table-cell>
          <table:table-cell table:style-name="ce123" table:formula="of:=IF([.N353]=&quot;&quot;;&quot;?&quot;;IF([.P353]=&quot;&quot;;&quot;新規&quot;;IF([.N353]=[.P353];&quot;&quot;;&quot;変更あり&quot;)))">
            <text:p/>
          </table:table-cell>
          <table:table-cell table:style-name="ce42" office:value-type="string" calcext:value-type="string">
            <text:p>lockPref("pdfjs.disabled", false);</text:p>
            <text:p>lockPref("plugin.disable_full_page_plugin_for_types", "（application/pdfを含まない値）");</text:p>
          </table:table-cell>
          <table:table-cell table:style-name="ce41" table:formula="of:=IF([.P353]=&quot;&quot;;&quot;?&quot;;IF([.R353]=&quot;&quot;;&quot;新規&quot;;IF([.P353]=[.R353];&quot;&quot;;&quot;○&quot;)))" office:value-type="string" office:string-value="○" calcext:value-type="string">
            <text:p>○</text:p>
          </table:table-cell>
          <table:table-cell table:style-name="ce205" office:value-type="string" calcext:value-type="string">
            <text:p>lockPref("pdfjs.disabled", false);</text:p>
          </table:table-cell>
          <table:table-cell table:style-name="ce205" office:value-type="string" calcext:value-type="string">
            <text:p>変更無し</text:p>
          </table:table-cell>
          <table:table-cell table:style-name="ce205" office:value-type="string" calcext:value-type="string">
            <text:p>lockPref("pdfjs.disabled", false);</text:p>
          </table:table-cell>
          <table:table-cell table:style-name="ce214"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96" calcext:value-type="float">
            <text:p>296</text:p>
          </table:table-cell>
          <table:table-cell table:style-name="ce5" table:formula="of:=CONCATENATE([.$D354];&quot;-&quot;;[.$E354])" office:value-type="string" office:string-value="Ui-1-2" calcext:value-type="string">
            <text:p>Ui-1-2</text:p>
          </table:table-cell>
          <table:table-cell table:style-name="ce41" office:value-type="string" calcext:value-type="string">
            <text:p>Ui-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pdfjs.disabled", true);</text:p>
          </table:table-cell>
          <table:table-cell table:style-name="ce42"/>
          <table:table-cell table:style-name="ce123" table:formula="of:=IF([.K354]=&quot;&quot;;&quot;?&quot;;IF([.N354]=&quot;&quot;;&quot;新規&quot;;IF([.K354]=[.N354];&quot;&quot;;&quot;変更あり&quot;)))">
            <text:p/>
          </table:table-cell>
          <table:table-cell table:style-name="ce42" office:value-type="string" calcext:value-type="string">
            <text:p>lockPref("pdfjs.disabled", true);</text:p>
          </table:table-cell>
          <table:table-cell table:style-name="ce123" table:formula="of:=IF([.N354]=&quot;&quot;;&quot;?&quot;;IF([.P354]=&quot;&quot;;&quot;新規&quot;;IF([.N354]=[.P354];&quot;&quot;;&quot;変更あり&quot;)))">
            <text:p/>
          </table:table-cell>
          <table:table-cell table:style-name="ce42" office:value-type="string" calcext:value-type="string">
            <text:p>lockPref("pdfjs.disabled", true);</text:p>
          </table:table-cell>
          <table:table-cell table:style-name="ce41" table:formula="of:=IF([.P354]=&quot;&quot;;&quot;?&quot;;IF([.R354]=&quot;&quot;;&quot;新規&quot;;IF([.P354]=[.R354];&quot;&quot;;&quot;○&quot;)))">
            <text:p/>
          </table:table-cell>
          <table:table-cell table:style-name="ce205" office:value-type="string" calcext:value-type="string">
            <text:p>lockPref("pdfjs.disabled", true);</text:p>
          </table:table-cell>
          <table:table-cell table:style-name="ce205" office:value-type="string" calcext:value-type="string">
            <text:p>変更無し</text:p>
          </table:table-cell>
          <table:table-cell table:style-name="ce205" office:value-type="string" calcext:value-type="string">
            <text:p>lockPref("pdfjs.disabled", true);</text:p>
          </table:table-cell>
          <table:table-cell table:style-name="ce214"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97" calcext:value-type="float">
            <text:p>297</text:p>
          </table:table-cell>
          <table:table-cell table:style-name="ce5" table:formula="of:=CONCATENATE([.$D355];&quot;-&quot;;[.$E355])" office:value-type="string" office:string-value="Ui-2-1" calcext:value-type="string">
            <text:p>Ui-2-1</text:p>
          </table:table-cell>
          <table:table-cell table:style-name="ce41" office:value-type="string" calcext:value-type="string">
            <text:p>Ui-2</text:p>
          </table:table-cell>
          <table:table-cell table:style-name="ce41" office:value-type="float" office:value="1" calcext:value-type="float">
            <text:p>1</text:p>
          </table:table-cell>
          <table:table-cell table:style-name="ce15" office:value-type="string" calcext:value-type="string" table:number-columns-spanned="1" table:number-rows-spanned="2">
            <text:p>キーボード操作</text:p>
          </table:table-cell>
          <table:table-cell table:style-name="ce15" office:value-type="string" calcext:value-type="string" table:number-columns-spanned="1" table:number-rows-spanned="2">
            <text:p>F7キーによるキャレットブラウズモードの開始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1" office:value-type="string" calcext:value-type="string">
            <text:p>lockPref("accessibility.browsewithcaret_shortcut.enabled", true);</text:p>
          </table:table-cell>
          <table:table-cell table:style-name="ce41"/>
          <table:table-cell table:style-name="ce123" table:formula="of:=IF([.K355]=&quot;&quot;;&quot;?&quot;;IF([.N355]=&quot;&quot;;&quot;新規&quot;;IF([.K355]=[.N355];&quot;&quot;;&quot;変更あり&quot;)))">
            <text:p/>
          </table:table-cell>
          <table:table-cell table:style-name="ce41" office:value-type="string" calcext:value-type="string">
            <text:p>lockPref("accessibility.browsewithcaret_shortcut.enabled", true);</text:p>
          </table:table-cell>
          <table:table-cell table:style-name="ce123" table:formula="of:=IF([.N355]=&quot;&quot;;&quot;?&quot;;IF([.P355]=&quot;&quot;;&quot;新規&quot;;IF([.N355]=[.P355];&quot;&quot;;&quot;変更あり&quot;)))">
            <text:p/>
          </table:table-cell>
          <table:table-cell table:style-name="ce205" office:value-type="string" calcext:value-type="string">
            <text:p>lockPref("accessibility.browsewithcaret_shortcut.enabled", true);</text:p>
          </table:table-cell>
          <table:table-cell table:style-name="ce41" table:formula="of:=IF([.P355]=&quot;&quot;;&quot;?&quot;;IF([.R355]=&quot;&quot;;&quot;新規&quot;;IF([.P355]=[.R355];&quot;&quot;;&quot;○&quot;)))">
            <text:p/>
          </table:table-cell>
          <table:table-cell table:style-name="ce205" office:value-type="string" calcext:value-type="string">
            <text:p>lockPref("accessibility.browsewithcaret_shortcut.enabled", true);</text:p>
          </table:table-cell>
          <table:table-cell table:style-name="ce205" table:number-columns-repeated="2"/>
          <table:table-cell table:style-name="ce214"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298" calcext:value-type="float">
            <text:p>298</text:p>
          </table:table-cell>
          <table:table-cell table:style-name="ce5" table:formula="of:=CONCATENATE([.$D356];&quot;-&quot;;[.$E356])" office:value-type="string" office:string-value="Ui-2-2" calcext:value-type="string">
            <text:p>Ui-2-2</text:p>
          </table:table-cell>
          <table:table-cell table:style-name="ce41" office:value-type="string" calcext:value-type="string">
            <text:p>Ui-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1" office:value-type="string" calcext:value-type="string">
            <text:p>lockPref("accessibility.browsewithcaret_shortcut.enabled", false);</text:p>
          </table:table-cell>
          <table:table-cell table:style-name="ce41"/>
          <table:table-cell table:style-name="ce123" table:formula="of:=IF([.K356]=&quot;&quot;;&quot;?&quot;;IF([.N356]=&quot;&quot;;&quot;新規&quot;;IF([.K356]=[.N356];&quot;&quot;;&quot;変更あり&quot;)))">
            <text:p/>
          </table:table-cell>
          <table:table-cell table:style-name="ce41" office:value-type="string" calcext:value-type="string">
            <text:p>lockPref("accessibility.browsewithcaret_shortcut.enabled", false);</text:p>
          </table:table-cell>
          <table:table-cell table:style-name="ce123" table:formula="of:=IF([.N356]=&quot;&quot;;&quot;?&quot;;IF([.P356]=&quot;&quot;;&quot;新規&quot;;IF([.N356]=[.P356];&quot;&quot;;&quot;変更あり&quot;)))">
            <text:p/>
          </table:table-cell>
          <table:table-cell table:style-name="ce205" office:value-type="string" calcext:value-type="string">
            <text:p>lockPref("accessibility.browsewithcaret_shortcut.enabled", false);</text:p>
          </table:table-cell>
          <table:table-cell table:style-name="ce41" table:formula="of:=IF([.P356]=&quot;&quot;;&quot;?&quot;;IF([.R356]=&quot;&quot;;&quot;新規&quot;;IF([.P356]=[.R356];&quot;&quot;;&quot;○&quot;)))">
            <text:p/>
          </table:table-cell>
          <table:table-cell table:style-name="ce205" office:value-type="string" calcext:value-type="string">
            <text:p>lockPref("accessibility.browsewithcaret_shortcut.enabled", false);</text:p>
          </table:table-cell>
          <table:table-cell table:style-name="ce205" table:number-columns-repeated="2"/>
          <table:table-cell table:style-name="ce214"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299" calcext:value-type="float">
            <text:p>299</text:p>
          </table:table-cell>
          <table:table-cell table:style-name="ce5" table:formula="of:=CONCATENATE([.$D357];&quot;-&quot;;[.$E357])" office:value-type="string" office:string-value="Ui-3-1" calcext:value-type="string">
            <text:p>Ui-3-1</text:p>
          </table:table-cell>
          <table:table-cell table:style-name="ce42" office:value-type="string" calcext:value-type="string">
            <text:p>Ui-3</text:p>
          </table:table-cell>
          <table:table-cell table:style-name="ce42"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タブごとの音声インジケータの利用の許可</text:p>
          </table:table-cell>
          <table:table-cell table:style-name="ce18" office:value-type="string" calcext:value-type="string" table:number-columns-spanned="1" table:number-rows-spanned="2">
            <text:p>-</text:p>
          </table:table-cell>
          <table:table-cell table:style-name="ce42" office:value-type="string" calcext:value-type="string">
            <text:p>許可する（既定）</text:p>
          </table:table-cell>
          <table:table-cell table:number-columns-repeated="2" table:style-name="ce42" office:value-type="string" calcext:value-type="string">
            <text:p>-</text:p>
          </table:table-cell>
          <table:table-cell table:style-name="ce42"/>
          <table:table-cell table:style-name="ce123" table:formula="of:=IF([.K357]=&quot;&quot;;&quot;?&quot;;IF([.N357]=&quot;&quot;;&quot;新規&quot;;IF([.K357]=[.N357];&quot;&quot;;&quot;変更あり&quot;)))">
            <text:p/>
          </table:table-cell>
          <table:table-cell table:style-name="ce42" office:value-type="string" calcext:value-type="string">
            <text:p>-</text:p>
          </table:table-cell>
          <table:table-cell table:style-name="ce123" table:formula="of:=IF([.N357]=&quot;&quot;;&quot;?&quot;;IF([.P357]=&quot;&quot;;&quot;新規&quot;;IF([.N357]=[.P357];&quot;&quot;;&quot;変更あり&quot;)))">
            <text:p/>
          </table:table-cell>
          <table:table-cell table:style-name="ce42" office:value-type="string" calcext:value-type="string">
            <text:p>-</text:p>
          </table:table-cell>
          <table:table-cell table:style-name="ce41" table:formula="of:=IF([.P357]=&quot;&quot;;&quot;?&quot;;IF([.R357]=&quot;&quot;;&quot;新規&quot;;IF([.P357]=[.R357];&quot;&quot;;&quot;○&quot;)))" office:value-type="string" office:string-value="新規" calcext:value-type="string">
            <text:p>新規</text:p>
          </table:table-cell>
          <table:table-cell table:style-name="ce205" table:number-columns-repeated="3"/>
          <table:table-cell table:style-name="ce214"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300" calcext:value-type="float">
            <text:p>300</text:p>
          </table:table-cell>
          <table:table-cell table:style-name="ce5" table:formula="of:=CONCATENATE([.$D358];&quot;-&quot;;[.$E358])" office:value-type="string" office:string-value="Ui-3-2" calcext:value-type="string">
            <text:p>Ui-3-2</text:p>
          </table:table-cell>
          <table:table-cell table:style-name="ce42" office:value-type="string" calcext:value-type="string">
            <text:p>Ui-3</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禁止する</text:p>
          </table:table-cell>
          <table:table-cell table:style-name="ce42" office:value-type="string" calcext:value-type="string">
            <text:p>1. アドオン「globalChrome.css」互換のスクリプトを導入する</text:p>
            <text:p>2. globalChrome.cssで設定を反映する</text:p>
          </table:table-cell>
          <table:table-cell table:style-name="ce4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42"/>
          <table:table-cell table:style-name="ce123" table:formula="of:=IF([.K358]=&quot;&quot;;&quot;?&quot;;IF([.N358]=&quot;&quot;;&quot;新規&quot;;IF([.K358]=[.N358];&quot;&quot;;&quot;変更あり&quot;)))">
            <text:p/>
          </table:table-cell>
          <table:table-cell table:style-name="ce4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23" table:formula="of:=IF([.N358]=&quot;&quot;;&quot;?&quot;;IF([.P358]=&quot;&quot;;&quot;新規&quot;;IF([.N358]=[.P358];&quot;&quot;;&quot;変更あり&quot;)))">
            <text:p/>
          </table:table-cell>
          <table:table-cell table:style-name="ce4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41" table:formula="of:=IF([.P358]=&quot;&quot;;&quot;?&quot;;IF([.R358]=&quot;&quot;;&quot;新規&quot;;IF([.P358]=[.R358];&quot;&quot;;&quot;○&quot;)))" office:value-type="string" office:string-value="新規" calcext:value-type="string">
            <text:p>新規</text:p>
          </table:table-cell>
          <table:table-cell table:style-name="ce205" table:number-columns-repeated="3"/>
          <table:table-cell table:style-name="ce214"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i-4（トラブルが多いため廃止）-1" calcext:value-type="string">
            <text:p>Ui-4（トラブルが多いため廃止）-1</text:p>
          </table:table-cell>
          <table:table-cell table:style-name="ce42" office:value-type="string" calcext:value-type="string">
            <text:p>Ui-4（トラブルが多いため廃止）</text:p>
          </table:table-cell>
          <table:table-cell table:style-name="ce42"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同一プロキシへの同時アクセスによる認証ダイアログの多重表示の抑止</text:p>
          </table:table-cell>
          <table:table-cell table:style-name="ce18" office:value-type="string" calcext:value-type="string" table:number-columns-spanned="1" table:number-rows-spanned="2">
            <text:p>-</text:p>
          </table:table-cell>
          <table:table-cell table:style-name="ce42" office:value-type="string" calcext:value-type="string">
            <text:p>抑止する</text:p>
          </table:table-cell>
          <table:table-cell table:style-name="ce42" office:value-type="string" calcext:value-type="string">
            <text:p>1. アドオン「No Duplicated Authentication」を導入する</text:p>
            <text:p>2. MCDで設定を反映する</text:p>
          </table:table-cell>
          <table:table-cell table:style-name="ce4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2"/>
          <table:table-cell table:style-name="ce123" table:formula="of:=IF([.K359]=&quot;&quot;;&quot;?&quot;;IF([.N359]=&quot;&quot;;&quot;新規&quot;;IF([.K359]=[.N359];&quot;&quot;;&quot;変更あり&quot;)))">
            <text:p/>
          </table:table-cell>
          <table:table-cell table:style-name="ce42"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23" table:formula="of:=IF([.N359]=&quot;&quot;;&quot;?&quot;;IF([.P359]=&quot;&quot;;&quot;新規&quot;;IF([.N359]=[.P359];&quot;&quot;;&quot;変更あり&quot;)))">
            <text:p/>
          </table:table-cell>
          <table:table-cell table:style-name="ce153"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1" table:formula="of:=IF([.P359]=&quot;&quot;;&quot;?&quot;;IF([.R359]=&quot;&quot;;&quot;新規&quot;;IF([.P359]=[.R359];&quot;&quot;;&quot;○&quot;)))" office:value-type="string" office:string-value="新規" calcext:value-type="string">
            <text:p>新規</text:p>
          </table:table-cell>
          <table:table-cell table:style-name="ce205" table:number-columns-repeated="3"/>
          <table:table-cell table:style-name="ce214"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301" calcext:value-type="float">
            <text:p>301</text:p>
          </table:table-cell>
          <table:table-cell table:style-name="ce5" table:formula="of:=CONCATENATE([.$D360];&quot;-&quot;;[.$E360])" office:value-type="string" office:string-value="Ui-4-2" calcext:value-type="string">
            <text:p>Ui-4-2</text:p>
          </table:table-cell>
          <table:table-cell table:style-name="ce42" office:value-type="string" calcext:value-type="string">
            <text:p>Ui-4</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抑止しない</text:p>
          </table:table-cell>
          <table:table-cell table:number-columns-repeated="2" table:style-name="ce42" office:value-type="string" calcext:value-type="string">
            <text:p>-</text:p>
          </table:table-cell>
          <table:table-cell table:style-name="ce42"/>
          <table:table-cell table:style-name="ce123" table:formula="of:=IF([.K360]=&quot;&quot;;&quot;?&quot;;IF([.N360]=&quot;&quot;;&quot;新規&quot;;IF([.K360]=[.N360];&quot;&quot;;&quot;変更あり&quot;)))">
            <text:p/>
          </table:table-cell>
          <table:table-cell table:style-name="ce42" office:value-type="string" calcext:value-type="string">
            <text:p>-</text:p>
          </table:table-cell>
          <table:table-cell table:style-name="ce123" table:formula="of:=IF([.N360]=&quot;&quot;;&quot;?&quot;;IF([.P360]=&quot;&quot;;&quot;新規&quot;;IF([.N360]=[.P360];&quot;&quot;;&quot;変更あり&quot;)))">
            <text:p/>
          </table:table-cell>
          <table:table-cell table:style-name="ce153" office:value-type="string" calcext:value-type="string">
            <text:p>-</text:p>
          </table:table-cell>
          <table:table-cell table:style-name="ce41" table:formula="of:=IF([.P360]=&quot;&quot;;&quot;?&quot;;IF([.R360]=&quot;&quot;;&quot;新規&quot;;IF([.P360]=[.R360];&quot;&quot;;&quot;○&quot;)))" office:value-type="string" office:string-value="新規" calcext:value-type="string">
            <text:p>新規</text:p>
          </table:table-cell>
          <table:table-cell table:style-name="ce205" table:number-columns-repeated="3"/>
          <table:table-cell table:style-name="ce214"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302" calcext:value-type="float">
            <text:p>302</text:p>
          </table:table-cell>
          <table:table-cell table:style-name="ce5" table:formula="of:=CONCATENATE([.$D361];&quot;-&quot;;[.$E361])" office:value-type="string" office:string-value="Ui-5-1" calcext:value-type="string">
            <text:p>Ui-5-1</text:p>
          </table:table-cell>
          <table:table-cell table:style-name="ce42" office:value-type="string" calcext:value-type="string">
            <text:p>Ui-5</text:p>
          </table:table-cell>
          <table:table-cell table:style-name="ce42"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リーダービュー機能の使用</text:p>
          </table:table-cell>
          <table:table-cell table:style-name="ce18" office:value-type="string" calcext:value-type="string" table:number-columns-spanned="1" table:number-rows-spanned="2">
            <text:p>-</text:p>
          </table:table-cell>
          <table:table-cell table:style-name="ce42" office:value-type="string" calcext:value-type="string">
            <text:p>使用する（既定）</text:p>
          </table:table-cell>
          <table:table-cell table:number-columns-repeated="2" table:style-name="ce42" office:value-type="string" calcext:value-type="string">
            <text:p>-</text:p>
          </table:table-cell>
          <table:table-cell table:style-name="ce42"/>
          <table:table-cell table:style-name="ce123" table:formula="of:=IF([.K361]=&quot;&quot;;&quot;?&quot;;IF([.N361]=&quot;&quot;;&quot;新規&quot;;IF([.K361]=[.N361];&quot;&quot;;&quot;変更あり&quot;)))">
            <text:p/>
          </table:table-cell>
          <table:table-cell table:style-name="ce42" office:value-type="string" calcext:value-type="string">
            <text:p>-</text:p>
          </table:table-cell>
          <table:table-cell table:style-name="ce123" table:formula="of:=IF([.N361]=&quot;&quot;;&quot;?&quot;;IF([.P361]=&quot;&quot;;&quot;新規&quot;;IF([.N361]=[.P361];&quot;&quot;;&quot;変更あり&quot;)))">
            <text:p/>
          </table:table-cell>
          <table:table-cell table:style-name="ce42" office:value-type="string" calcext:value-type="string">
            <text:p>-</text:p>
          </table:table-cell>
          <table:table-cell table:style-name="ce41" table:formula="of:=IF([.P361]=&quot;&quot;;&quot;?&quot;;IF([.R361]=&quot;&quot;;&quot;新規&quot;;IF([.P361]=[.R361];&quot;&quot;;&quot;○&quot;)))" office:value-type="string" office:string-value="新規" calcext:value-type="string">
            <text:p>新規</text:p>
          </table:table-cell>
          <table:table-cell table:style-name="ce205" table:number-columns-repeated="3"/>
          <table:table-cell table:style-name="ce214"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362]&lt;&gt;&quot;&quot;;NOT(ISNUMBER(FIND(&quot;廃止&quot;;[.$D362])));NOT(ISNUMBER(FIND(&quot;廃止&quot;;[.$E362]))));MAX([.$B$1:.$B361])+1;&quot;&quot;)" office:value-type="float" office:value="303" calcext:value-type="float">
            <text:p>303</text:p>
          </table:table-cell>
          <table:table-cell table:style-name="ce5" table:formula="of:=CONCATENATE([.$D362];&quot;-&quot;;[.$E362])" office:value-type="string" office:string-value="Ui-5-2" calcext:value-type="string">
            <text:p>Ui-5-2</text:p>
          </table:table-cell>
          <table:table-cell table:style-name="ce42" office:value-type="string" calcext:value-type="string">
            <text:p>Ui-5</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style-name="ce41" office:value-type="string" calcext:value-type="string">
            <text:p>MCDで設定を反映する</text:p>
          </table:table-cell>
          <table:table-cell table:style-name="ce42" office:value-type="string" calcext:value-type="string">
            <text:p>lockPref("reader.parse-on-load.enabled", false)</text:p>
          </table:table-cell>
          <table:table-cell table:style-name="ce42"/>
          <table:table-cell table:style-name="ce123" table:formula="of:=IF([.K362]=&quot;&quot;;&quot;?&quot;;IF([.N362]=&quot;&quot;;&quot;新規&quot;;IF([.K362]=[.N362];&quot;&quot;;&quot;変更あり&quot;)))">
            <text:p/>
          </table:table-cell>
          <table:table-cell table:style-name="ce42" office:value-type="string" calcext:value-type="string">
            <text:p>lockPref("reader.parse-on-load.enabled", false)</text:p>
          </table:table-cell>
          <table:table-cell table:style-name="ce123" table:formula="of:=IF([.N362]=&quot;&quot;;&quot;?&quot;;IF([.P362]=&quot;&quot;;&quot;新規&quot;;IF([.N362]=[.P362];&quot;&quot;;&quot;変更あり&quot;)))">
            <text:p/>
          </table:table-cell>
          <table:table-cell table:style-name="ce42" office:value-type="string" calcext:value-type="string">
            <text:p>lockPref("reader.parse-on-load.enabled", false)</text:p>
          </table:table-cell>
          <table:table-cell table:style-name="ce41" table:formula="of:=IF([.P362]=&quot;&quot;;&quot;?&quot;;IF([.R362]=&quot;&quot;;&quot;新規&quot;;IF([.P362]=[.R362];&quot;&quot;;&quot;○&quot;)))" office:value-type="string" office:string-value="新規" calcext:value-type="string">
            <text:p>新規</text:p>
          </table:table-cell>
          <table:table-cell table:style-name="ce205" table:number-columns-repeated="3"/>
          <table:table-cell table:style-name="ce214"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304" calcext:value-type="float">
            <text:p>304</text:p>
          </table:table-cell>
          <table:table-cell table:style-name="ce5" table:formula="of:=CONCATENATE([.$D363];&quot;-&quot;;[.$E363])" office:value-type="string" office:string-value="Ui-6-1" calcext:value-type="string">
            <text:p>Ui-6-1</text:p>
          </table:table-cell>
          <table:table-cell table:style-name="ce42" office:value-type="string" calcext:value-type="string">
            <text:p>Ui-6</text:p>
          </table:table-cell>
          <table:table-cell table:style-name="ce42" office:value-type="float" office:value="1" calcext:value-type="float">
            <text:p>1</text:p>
          </table:table-cell>
          <table:table-cell table:style-name="ce18" office:value-type="string" calcext:value-type="string" table:number-columns-spanned="1" table:number-rows-spanned="2">
            <text:p>UI</text:p>
          </table:table-cell>
          <table:table-cell table:style-name="ce18" office:value-type="string" calcext:value-type="string" table:number-columns-spanned="1" table:number-rows-spanned="2">
            <text:p>スペルチェック機能の使用</text:p>
          </table:table-cell>
          <table:table-cell table:style-name="ce18" office:value-type="string" calcext:value-type="string" table:number-columns-spanned="1" table:number-rows-spanned="2">
            <text:p>-</text:p>
          </table:table-cell>
          <table:table-cell table:style-name="ce42" office:value-type="string" calcext:value-type="string">
            <text:p>使用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363]=&quot;&quot;;&quot;?&quot;;IF([.N363]=&quot;&quot;;&quot;新規&quot;;IF([.K363]=[.N363];&quot;&quot;;&quot;変更あり&quot;)))">
            <text:p/>
          </table:table-cell>
          <table:table-cell table:style-name="ce42" office:value-type="string" calcext:value-type="string">
            <text:p>-</text:p>
          </table:table-cell>
          <table:table-cell table:style-name="ce123" table:formula="of:=IF([.N363]=&quot;&quot;;&quot;?&quot;;IF([.P363]=&quot;&quot;;&quot;新規&quot;;IF([.N363]=[.P363];&quot;&quot;;&quot;変更あり&quot;)))">
            <text:p/>
          </table:table-cell>
          <table:table-cell table:style-name="ce42" office:value-type="string" calcext:value-type="string">
            <text:p>-</text:p>
          </table:table-cell>
          <table:table-cell table:style-name="ce41" table:formula="of:=IF([.P363]=&quot;&quot;;&quot;?&quot;;IF([.R363]=&quot;&quot;;&quot;新規&quot;;IF([.P363]=[.R363];&quot;&quot;;&quot;○&quot;)))" office:value-type="string" office:string-value="新規" calcext:value-type="string">
            <text:p>新規</text:p>
          </table:table-cell>
          <table:table-cell table:style-name="ce205" table:number-columns-repeated="3"/>
          <table:table-cell table:style-name="ce214"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305" calcext:value-type="float">
            <text:p>305</text:p>
          </table:table-cell>
          <table:table-cell table:style-name="ce5" table:formula="of:=CONCATENATE([.$D364];&quot;-&quot;;[.$E364])" office:value-type="string" office:string-value="Ui-6-2" calcext:value-type="string">
            <text:p>Ui-6-2</text:p>
          </table:table-cell>
          <table:table-cell table:style-name="ce42" office:value-type="string" calcext:value-type="string">
            <text:p>Ui-6</text:p>
          </table:table-cell>
          <table:table-cell table:style-name="ce42" office:value-type="float" office:value="2" calcext:value-type="float">
            <text:p>2</text:p>
          </table:table-cell>
          <table:covered-table-cell table:number-columns-repeated="3" table:style-name="ce19"/>
          <table:table-cell table:style-name="ce42" office:value-type="string" calcext:value-type="string">
            <text:p>使用しない</text:p>
          </table:table-cell>
          <table:table-cell table:style-name="ce41" office:value-type="string" calcext:value-type="string">
            <text:p>MCDで設定を反映する</text:p>
          </table:table-cell>
          <table:table-cell table:style-name="ce42" office:value-type="string" calcext:value-type="string">
            <text:p>lockPref("layout.spellcheckDefault", 0);</text:p>
          </table:table-cell>
          <table:table-cell table:style-name="ce42"/>
          <table:table-cell table:style-name="ce123" table:formula="of:=IF([.K364]=&quot;&quot;;&quot;?&quot;;IF([.N364]=&quot;&quot;;&quot;新規&quot;;IF([.K364]=[.N364];&quot;&quot;;&quot;変更あり&quot;)))">
            <text:p/>
          </table:table-cell>
          <table:table-cell table:style-name="ce42" office:value-type="string" calcext:value-type="string">
            <text:p>lockPref("layout.spellcheckDefault", 0);</text:p>
          </table:table-cell>
          <table:table-cell table:style-name="ce123" table:formula="of:=IF([.N364]=&quot;&quot;;&quot;?&quot;;IF([.P364]=&quot;&quot;;&quot;新規&quot;;IF([.N364]=[.P364];&quot;&quot;;&quot;変更あり&quot;)))">
            <text:p/>
          </table:table-cell>
          <table:table-cell table:style-name="ce42" office:value-type="string" calcext:value-type="string">
            <text:p>lockPref("layout.spellcheckDefault", 0);</text:p>
          </table:table-cell>
          <table:table-cell table:style-name="ce41" table:formula="of:=IF([.P364]=&quot;&quot;;&quot;?&quot;;IF([.R364]=&quot;&quot;;&quot;新規&quot;;IF([.P364]=[.R364];&quot;&quot;;&quot;○&quot;)))" office:value-type="string" office:string-value="新規" calcext:value-type="string">
            <text:p>新規</text:p>
          </table:table-cell>
          <table:table-cell table:style-name="ce205" table:number-columns-repeated="3"/>
          <table:table-cell table:style-name="ce214"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306" calcext:value-type="float">
            <text:p>306</text:p>
          </table:table-cell>
          <table:table-cell table:style-name="ce5" table:formula="of:=CONCATENATE([.$D365];&quot;-&quot;;[.$E365])" office:value-type="string" office:string-value="Ui-7-1" calcext:value-type="string">
            <text:p>Ui-7-1</text:p>
          </table:table-cell>
          <table:table-cell table:style-name="ce42" office:value-type="string" calcext:value-type="string">
            <text:p>Ui-7</text:p>
          </table:table-cell>
          <table:table-cell table:style-name="ce42" office:value-type="float" office:value="1" calcext:value-type="float">
            <text:p>1</text:p>
          </table:table-cell>
          <table:table-cell table:style-name="ce21" office:value-type="string" calcext:value-type="string" table:number-columns-spanned="1" table:number-rows-spanned="3">
            <text:p>UI</text:p>
          </table:table-cell>
          <table:table-cell table:style-name="ce21" office:value-type="string" calcext:value-type="string" table:number-columns-spanned="1" table:number-rows-spanned="3">
            <text:p>FirefoxScreenshots機能の使用</text:p>
          </table:table-cell>
          <table:table-cell table:style-name="ce21" office:value-type="string" calcext:value-type="string" table:number-columns-spanned="1" table:number-rows-spanned="3">
            <text:p>-</text:p>
          </table:table-cell>
          <table:table-cell table:style-name="ce42" office:value-type="string" calcext:value-type="string">
            <text:p>使用する（既定）</text:p>
          </table:table-cell>
          <table:table-cell table:style-name="ce135" office:value-type="string" calcext:value-type="string">
            <text:p>-</text:p>
          </table:table-cell>
          <table:table-cell table:style-name="ce42" office:value-type="string" calcext:value-type="string">
            <text:p>-</text:p>
          </table:table-cell>
          <table:table-cell table:style-name="ce42" office:value-type="string" calcext:value-type="string">
            <text:p>Firefox 60で追加</text:p>
          </table:table-cell>
          <table:table-cell table:style-name="ce123" table:formula="of:=IF([.K365]=&quot;&quot;;&quot;?&quot;;IF([.N365]=&quot;&quot;;&quot;新規&quot;;IF([.K365]=[.N365];&quot;&quot;;&quot;変更あり&quot;)))" office:value-type="string" office:string-value="新規" calcext:value-type="string">
            <text:p>新規</text:p>
          </table:table-cell>
          <table:table-cell table:style-name="ce42"/>
          <table:table-cell table:style-name="ce123"/>
          <table:table-cell table:style-name="ce42"/>
          <table:table-cell table:style-name="ce41"/>
          <table:table-cell table:style-name="ce205" table:number-columns-repeated="3"/>
          <table:table-cell table:style-name="ce214"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07" calcext:value-type="float">
            <text:p>307</text:p>
          </table:table-cell>
          <table:table-cell table:style-name="ce5" table:formula="of:=CONCATENATE([.$D366];&quot;-&quot;;[.$E366])" office:value-type="string" office:string-value="Ui-7-2" calcext:value-type="string">
            <text:p>Ui-7-2</text:p>
          </table:table-cell>
          <table:table-cell table:style-name="ce42" office:value-type="string" calcext:value-type="string">
            <text:p>Ui-7</text:p>
          </table:table-cell>
          <table:table-cell table:style-name="ce42" office:value-type="float" office:value="2" calcext:value-type="float">
            <text:p>2</text:p>
          </table:table-cell>
          <table:covered-table-cell table:number-columns-repeated="2" table:style-name="ce61"/>
          <table:covered-table-cell table:style-name="ce19"/>
          <table:table-cell table:style-name="ce111" office:value-type="string" calcext:value-type="string">
            <text:p>使用しない</text:p>
          </table:table-cell>
          <table:table-cell table:style-name="ce29" office:value-type="string" calcext:value-type="string">
            <text:p>MCDで設定を反映する</text:p>
          </table:table-cell>
          <table:table-cell table:style-name="ce42" office:value-type="string" calcext:value-type="string">
            <text:p>lockPref("extensions.screenshots.disabled", true);</text:p>
          </table:table-cell>
          <table:table-cell table:style-name="ce111" office:value-type="string" calcext:value-type="string">
            <text:p>Firefox 60で追加</text:p>
          </table:table-cell>
          <table:table-cell table:style-name="ce123" table:formula="of:=IF([.K366]=&quot;&quot;;&quot;?&quot;;IF([.N366]=&quot;&quot;;&quot;新規&quot;;IF([.K366]=[.N366];&quot;&quot;;&quot;変更あり&quot;)))" office:value-type="string" office:string-value="新規" calcext:value-type="string">
            <text:p>新規</text:p>
          </table:table-cell>
          <table:table-cell table:style-name="ce42"/>
          <table:table-cell table:style-name="ce123"/>
          <table:table-cell table:style-name="ce42"/>
          <table:table-cell table:style-name="ce41"/>
          <table:table-cell table:style-name="ce205" table:number-columns-repeated="3"/>
          <table:table-cell table:style-name="ce214"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67]&lt;&gt;&quot;&quot;;NOT(ISNUMBER(FIND(&quot;廃止&quot;;[.$D367])));NOT(ISNUMBER(FIND(&quot;廃止&quot;;[.$E367]))));MAX([.$B$1:.$B365])+1;&quot;&quot;)" office:value-type="float" office:value="307" calcext:value-type="float">
            <text:p>307</text:p>
          </table:table-cell>
          <table:table-cell table:style-name="ce5" table:formula="of:=CONCATENATE([.$D367];&quot;-&quot;;[.$E367])" office:value-type="string" office:string-value="Ui-7-3" calcext:value-type="string">
            <text:p>Ui-7-3</text:p>
          </table:table-cell>
          <table:table-cell table:style-name="ce42" office:value-type="string" calcext:value-type="string">
            <text:p>Ui-7</text:p>
          </table:table-cell>
          <table:table-cell table:style-name="ce42" office:value-type="float" office:value="3" calcext:value-type="float">
            <text:p>3</text:p>
          </table:table-cell>
          <table:covered-table-cell table:number-columns-repeated="2" table:style-name="ce61"/>
          <table:covered-table-cell table:style-name="ce19"/>
          <table:table-cell table:style-name="ce42" office:value-type="string" calcext:value-type="string">
            <text:p>使用しない（ポリシーで設定）</text:p>
          </table:table-cell>
          <table:table-cell table:style-name="ce135" office:value-type="string" calcext:value-type="string">
            <text:p>Policy Engineのポリシーを設定する</text:p>
          </table:table-cell>
          <table:table-cell table:style-name="ce155" office:value-type="string" calcext:value-type="string">
            <text:p>"DisableFirefoxScreenshots": true</text:p>
          </table:table-cell>
          <table:table-cell table:style-name="ce111" office:value-type="string" calcext:value-type="string">
            <text:p>Firefox 60で追加</text:p>
          </table:table-cell>
          <table:table-cell table:style-name="ce123" table:formula="of:=IF([.K367]=&quot;&quot;;&quot;?&quot;;IF([.N367]=&quot;&quot;;&quot;新規&quot;;IF([.K367]=[.N367];&quot;&quot;;&quot;変更あり&quot;)))" office:value-type="string" office:string-value="新規" calcext:value-type="string">
            <text:p>新規</text:p>
          </table:table-cell>
          <table:table-cell table:style-name="ce42"/>
          <table:table-cell table:style-name="ce123"/>
          <table:table-cell table:style-name="ce42"/>
          <table:table-cell table:style-name="ce41"/>
          <table:table-cell table:style-name="ce205" table:number-columns-repeated="3"/>
          <table:table-cell table:style-name="ce214"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08" calcext:value-type="float">
            <text:p>308</text:p>
          </table:table-cell>
          <table:table-cell table:style-name="ce5" table:formula="of:=CONCATENATE([.$D368];&quot;-&quot;;[.$E368])" office:value-type="string" office:string-value="Script-1-1" calcext:value-type="string">
            <text:p>Script-1-1</text:p>
          </table:table-cell>
          <table:table-cell table:style-name="ce41" office:value-type="string" calcext:value-type="string">
            <text:p>Script-1</text:p>
          </table:table-cell>
          <table:table-cell table:style-name="ce41"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スクリプトによる頻繁なalert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text:p>
          </table:table-cell>
          <table:table-cell table:style-name="ce41" office:value-type="string" calcext:value-type="string">
            <text:p>MCDで設定を反映する</text:p>
          </table:table-cell>
          <table:table-cell table:style-name="ce41" office:value-type="string" calcext:value-type="string">
            <text:p>lockPref("dom.successive_dialog_time_limit", 0);</text:p>
          </table:table-cell>
          <table:table-cell table:style-name="ce41"/>
          <table:table-cell table:style-name="ce123" table:formula="of:=IF([.K368]=&quot;&quot;;&quot;?&quot;;IF([.N368]=&quot;&quot;;&quot;新規&quot;;IF([.K368]=[.N368];&quot;&quot;;&quot;変更あり&quot;)))">
            <text:p/>
          </table:table-cell>
          <table:table-cell table:style-name="ce41" office:value-type="string" calcext:value-type="string">
            <text:p>lockPref("dom.successive_dialog_time_limit", 0);</text:p>
          </table:table-cell>
          <table:table-cell table:style-name="ce123" table:formula="of:=IF([.N368]=&quot;&quot;;&quot;?&quot;;IF([.P368]=&quot;&quot;;&quot;新規&quot;;IF([.N368]=[.P368];&quot;&quot;;&quot;変更あり&quot;)))">
            <text:p/>
          </table:table-cell>
          <table:table-cell table:style-name="ce205" office:value-type="string" calcext:value-type="string">
            <text:p>lockPref("dom.successive_dialog_time_limit", 0);</text:p>
          </table:table-cell>
          <table:table-cell table:style-name="ce41" table:formula="of:=IF([.P368]=&quot;&quot;;&quot;?&quot;;IF([.R368]=&quot;&quot;;&quot;新規&quot;;IF([.P368]=[.R368];&quot;&quot;;&quot;○&quot;)))">
            <text:p/>
          </table:table-cell>
          <table:table-cell table:style-name="ce205" office:value-type="string" calcext:value-type="string">
            <text:p>lockPref("dom.successive_dialog_time_limit", 0);</text:p>
          </table:table-cell>
          <table:table-cell table:style-name="ce205" table:number-columns-repeated="2"/>
          <table:table-cell table:style-name="ce214"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309" calcext:value-type="float">
            <text:p>309</text:p>
          </table:table-cell>
          <table:table-cell table:style-name="ce5" table:formula="of:=CONCATENATE([.$D369];&quot;-&quot;;[.$E369])" office:value-type="string" office:string-value="Script-1-2" calcext:value-type="string">
            <text:p>Script-1-2</text:p>
          </table:table-cell>
          <table:table-cell table:style-name="ce41" office:value-type="string" calcext:value-type="string">
            <text:p>Script-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既定）</text:p>
          </table:table-cell>
          <table:table-cell table:style-name="ce41" office:value-type="string" calcext:value-type="string">
            <text:p>MCDで設定を反映する</text:p>
          </table:table-cell>
          <table:table-cell table:style-name="ce41" office:value-type="string" calcext:value-type="string">
            <text:p>// 3秒以内にalertが繰り返されたら警告を表示する（既定値）</text:p>
            <text:p>lockPref("dom.successive_dialog_time_limit", 3);</text:p>
          </table:table-cell>
          <table:table-cell table:style-name="ce199" office:value-type="string" calcext:value-type="string">
            <text:p>設定はあるが警告が表示されない</text:p>
          </table:table-cell>
          <table:table-cell table:style-name="ce123" table:formula="of:=IF([.K369]=&quot;&quot;;&quot;?&quot;;IF([.N369]=&quot;&quot;;&quot;新規&quot;;IF([.K369]=[.N369];&quot;&quot;;&quot;変更あり&quot;)))">
            <text:p/>
          </table:table-cell>
          <table:table-cell table:style-name="ce41" office:value-type="string" calcext:value-type="string">
            <text:p>// 3秒以内にalertが繰り返されたら警告を表示する（既定値）</text:p>
            <text:p>lockPref("dom.successive_dialog_time_limit", 3);</text:p>
          </table:table-cell>
          <table:table-cell table:style-name="ce123" table:formula="of:=IF([.N369]=&quot;&quot;;&quot;?&quot;;IF([.P369]=&quot;&quot;;&quot;新規&quot;;IF([.N369]=[.P369];&quot;&quot;;&quot;変更あり&quot;)))">
            <text:p/>
          </table:table-cell>
          <table:table-cell table:style-name="ce205" office:value-type="string" calcext:value-type="string">
            <text:p>// 3秒以内にalertが繰り返されたら警告を表示する（既定値）</text:p>
            <text:p>lockPref("dom.successive_dialog_time_limit", 3);</text:p>
          </table:table-cell>
          <table:table-cell table:style-name="ce41" table:formula="of:=IF([.P369]=&quot;&quot;;&quot;?&quot;;IF([.R369]=&quot;&quot;;&quot;新規&quot;;IF([.P369]=[.R369];&quot;&quot;;&quot;○&quot;)))">
            <text:p/>
          </table:table-cell>
          <table:table-cell table:style-name="ce205" office:value-type="string" calcext:value-type="string">
            <text:p>// 3秒以内にalertが繰り返されたら警告を表示する（既定値）</text:p>
            <text:p>lockPref("dom.successive_dialog_time_limit", 3);</text:p>
          </table:table-cell>
          <table:table-cell table:style-name="ce205" table:number-columns-repeated="2"/>
          <table:table-cell table:style-name="ce214"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370]&lt;&gt;&quot;&quot;;NOT(ISNUMBER(FIND(&quot;廃止&quot;;[.$D370])));NOT(ISNUMBER(FIND(&quot;廃止&quot;;[.$E370]))));MAX([.$B$1:.$B369])+1;&quot;&quot;)" office:value-type="float" office:value="310" calcext:value-type="float">
            <text:p>310</text:p>
          </table:table-cell>
          <table:table-cell table:style-name="ce5" table:formula="of:=CONCATENATE([.$D370];&quot;-&quot;;[.$E370])" office:value-type="string" office:string-value="Script-2-1" calcext:value-type="string">
            <text:p>Script-2-1</text:p>
          </table:table-cell>
          <table:table-cell table:style-name="ce41" office:value-type="string" calcext:value-type="string">
            <text:p>Script-2</text:p>
          </table:table-cell>
          <table:table-cell table:style-name="ce41" office:value-type="float" office:value="1" calcext:value-type="float">
            <text:p>1</text:p>
          </table:table-cell>
          <table:table-cell table:style-name="ce22" office:value-type="string" calcext:value-type="string" table:number-columns-spanned="1" table:number-rows-spanned="4">
            <text:p>Webアプリの動作</text:p>
          </table:table-cell>
          <table:table-cell table:style-name="ce22" office:value-type="string" calcext:value-type="string" table:number-columns-spanned="1" table:number-rows-spanned="4">
            <text:p>プッシュ通知の可否</text:p>
          </table:table-cell>
          <table:table-cell table:style-name="ce22" office:value-type="string" calcext:value-type="string" table:number-columns-spanned="1" table:number-rows-spanned="4">
            <text:p>○</text:p>
          </table:table-cell>
          <table:table-cell table:style-name="ce41" office:value-type="string" calcext:value-type="string">
            <text:p>確認の上で許可する（通常版・既定）</text:p>
          </table:table-cell>
          <table:table-cell table:style-name="ce41" office:value-type="string" calcext:value-type="string">
            <text:p>MCDで設定を反映する</text:p>
          </table:table-cell>
          <table:table-cell table:style-name="ce41" office:value-type="string" calcext:value-type="string">
            <text:p>lockPref("dom.push.enabled", true);</text:p>
            <text:p>lockPref("dom.serviceWorkers.enabled", true);</text:p>
          </table:table-cell>
          <table:table-cell table:style-name="ce41"/>
          <table:table-cell table:style-name="ce123" table:formula="of:=IF([.K370]=&quot;&quot;;&quot;?&quot;;IF([.N370]=&quot;&quot;;&quot;新規&quot;;IF([.K370]=[.N370];&quot;&quot;;&quot;変更あり&quot;)))">
            <text:p/>
          </table:table-cell>
          <table:table-cell table:style-name="ce41" office:value-type="string" calcext:value-type="string">
            <text:p>lockPref("dom.push.enabled", true);</text:p>
            <text:p>lockPref("dom.serviceWorkers.enabled", true);</text:p>
          </table:table-cell>
          <table:table-cell table:style-name="ce123" table:formula="of:=IF([.N370]=&quot;&quot;;&quot;?&quot;;IF([.P370]=&quot;&quot;;&quot;新規&quot;;IF([.N370]=[.P370];&quot;&quot;;&quot;変更あり&quot;)))">
            <text:p/>
          </table:table-cell>
          <table:table-cell table:style-name="ce205" office:value-type="string" calcext:value-type="string">
            <text:p>lockPref("dom.push.enabled", true);</text:p>
            <text:p>lockPref("dom.serviceWorkers.enabled", true);</text:p>
          </table:table-cell>
          <table:table-cell table:style-name="ce41" table:formula="of:=IF([.P370]=&quot;&quot;;&quot;?&quot;;IF([.R370]=&quot;&quot;;&quot;新規&quot;;IF([.P370]=[.R370];&quot;&quot;;&quot;○&quot;)))" office:value-type="string" office:string-value="○" calcext:value-type="string">
            <text:p>○</text:p>
          </table:table-cell>
          <table:table-cell table:style-name="ce205" office:value-type="string" calcext:value-type="string">
            <text:p>lockPref("dom.push.enabled", true);</text:p>
          </table:table-cell>
          <table:table-cell table:style-name="ce205" table:number-columns-repeated="2"/>
          <table:table-cell table:style-name="ce214"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311" calcext:value-type="float">
            <text:p>311</text:p>
          </table:table-cell>
          <table:table-cell table:style-name="ce5" table:formula="of:=CONCATENATE([.$D371];&quot;-&quot;;[.$E371])" office:value-type="string" office:string-value="Script-2-2" calcext:value-type="string">
            <text:p>Script-2-2</text:p>
          </table:table-cell>
          <table:table-cell table:style-name="ce41" office:value-type="string" calcext:value-type="string">
            <text:p>Script-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のみ確認なしで許可する</text:p>
          </table:table-cell>
          <table:table-cell table:style-name="ce41" office:value-type="string" calcext:value-type="string">
            <text:p>1. アドオン「Permission Auto Registerer」互換のスクリプトを導入する</text:p>
            <text:p>2. MCDで設定を反映する</text:p>
          </table:table-cell>
          <table:table-cell table:style-name="ce41"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41" office:value-type="string" calcext:value-type="string">
            <text:p>https://labs.othersight.jp/webpushtest/</text:p>
          </table:table-cell>
          <table:table-cell table:style-name="ce123" table:formula="of:=IF([.K371]=&quot;&quot;;&quot;?&quot;;IF([.N371]=&quot;&quot;;&quot;新規&quot;;IF([.K371]=[.N371];&quot;&quot;;&quot;変更あり&quot;)))">
            <text:p/>
          </table:table-cell>
          <table:table-cell table:style-name="ce41"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23" table:formula="of:=IF([.N371]=&quot;&quot;;&quot;?&quot;;IF([.P371]=&quot;&quot;;&quot;新規&quot;;IF([.N371]=[.P371];&quot;&quot;;&quot;変更あり&quot;)))" office:value-type="string" office:string-value="変更あり" calcext:value-type="string">
            <text:p>変更あり</text:p>
          </table:table-cell>
          <table:table-cell table:style-name="ce205" office:value-type="string" calcext:value-type="string">
            <text:p>lockPref("extensions.autopermission.sites.(site)", "push=1");</text:p>
            <text:p><text:span text:style-name="T3">clearPref("extensions.autopermission.sites.(site).lastValue");</text:span></text:p>
          </table:table-cell>
          <table:table-cell table:style-name="ce41" table:formula="of:=IF([.P371]=&quot;&quot;;&quot;?&quot;;IF([.R371]=&quot;&quot;;&quot;新規&quot;;IF([.P371]=[.R371];&quot;&quot;;&quot;○&quot;)))" office:value-type="string" office:string-value="○" calcext:value-type="string">
            <text:p>○</text:p>
          </table:table-cell>
          <table:table-cell table:style-name="ce205" office:value-type="string" calcext:value-type="string">
            <text:p>lockPref("extensions.autopermission.sites.(site)", "push=1");</text:p>
          </table:table-cell>
          <table:table-cell table:style-name="ce205" table:number-columns-repeated="2"/>
          <table:table-cell table:style-name="ce214"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312" calcext:value-type="float">
            <text:p>312</text:p>
          </table:table-cell>
          <table:table-cell table:style-name="ce5" table:formula="of:=CONCATENATE([.$D372];&quot;-&quot;;[.$E372])" office:value-type="string" office:string-value="Script-2-4" calcext:value-type="string">
            <text:p>Script-2-4</text:p>
          </table:table-cell>
          <table:table-cell table:style-name="ce41" office:value-type="string" calcext:value-type="string">
            <text:p>Script-2</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特定サイトのみ初期状態で確認なしで許可する</text:p>
          </table:table-cell>
          <table:table-cell table:style-name="ce41" office:value-type="string" calcext:value-type="string">
            <text:p>1. 「default.permissions」を作成する</text:p>
            <text:p>2. MCDで設定を反映する</text:p>
          </table:table-cell>
          <table:table-cell table:style-name="ce123"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203" office:value-type="string" calcext:value-type="string">
            <text:p>originだと確認ありになった</text:p>
          </table:table-cell>
          <table:table-cell table:style-name="ce123" table:formula="of:=IF([.K372]=&quot;&quot;;&quot;?&quot;;IF([.N372]=&quot;&quot;;&quot;新規&quot;;IF([.K372]=[.N372];&quot;&quot;;&quot;変更あり&quot;)))">
            <text:p/>
          </table:table-cell>
          <table:table-cell table:style-name="ce123"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23" table:formula="of:=IF([.N372]=&quot;&quot;;&quot;?&quot;;IF([.P372]=&quot;&quot;;&quot;新規&quot;;IF([.N372]=[.P372];&quot;&quot;;&quot;変更あり&quot;)))" office:value-type="string" office:string-value="変更あり" calcext:value-type="string">
            <text:p>変更あり</text:p>
          </table:table-cell>
          <table:table-cell table:style-name="ce123"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41" table:formula="of:=IF([.P372]=&quot;&quot;;&quot;?&quot;;IF([.R372]=&quot;&quot;;&quot;新規&quot;;IF([.P372]=[.R372];&quot;&quot;;&quot;○&quot;)))" office:value-type="string" office:string-value="新規" calcext:value-type="string">
            <text:p>新規</text:p>
          </table:table-cell>
          <table:table-cell table:style-name="ce205" table:number-columns-repeated="3"/>
          <table:table-cell table:style-name="ce214"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313" calcext:value-type="float">
            <text:p>313</text:p>
          </table:table-cell>
          <table:table-cell table:style-name="ce5" table:formula="of:=CONCATENATE([.$D373];&quot;-&quot;;[.$E373])" office:value-type="string" office:string-value="Script-2-3" calcext:value-type="string">
            <text:p>Script-2-3</text:p>
          </table:table-cell>
          <table:table-cell table:style-name="ce41" office:value-type="string" calcext:value-type="string">
            <text:p>Script-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禁止する（ESR版・既定 ※MCDの設定のみ既定。globalChrome.cssの設定は別途必要。）</text:p>
          </table:table-cell>
          <table:table-cell table:style-name="ce126"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1"/>
          <table:table-cell table:style-name="ce123" table:formula="of:=IF([.K373]=&quot;&quot;;&quot;?&quot;;IF([.N373]=&quot;&quot;;&quot;新規&quot;;IF([.K373]=[.N373];&quot;&quot;;&quot;変更あり&quot;)))">
            <text:p/>
          </table:table-cell>
          <table:table-cell table:style-name="ce4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23" table:formula="of:=IF([.N373]=&quot;&quot;;&quot;?&quot;;IF([.P373]=&quot;&quot;;&quot;新規&quot;;IF([.N373]=[.P373];&quot;&quot;;&quot;変更あり&quot;)))">
            <text:p/>
          </table:table-cell>
          <table:table-cell table:style-name="ce205"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1" table:formula="of:=IF([.P373]=&quot;&quot;;&quot;?&quot;;IF([.R373]=&quot;&quot;;&quot;新規&quot;;IF([.P373]=[.R373];&quot;&quot;;&quot;○&quot;)))" office:value-type="string" office:string-value="○" calcext:value-type="string">
            <text:p>○</text:p>
          </table:table-cell>
          <table:table-cell table:style-name="ce205" office:value-type="string" calcext:value-type="string">
            <text:p>lockPref("dom.push.enabled", false);</text:p>
          </table:table-cell>
          <table:table-cell table:style-name="ce205" table:number-columns-repeated="2"/>
          <table:table-cell table:style-name="ce214"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314" calcext:value-type="float">
            <text:p>314</text:p>
          </table:table-cell>
          <table:table-cell table:style-name="ce5" table:formula="of:=CONCATENATE([.$D374];&quot;-&quot;;[.$E374])" office:value-type="string" office:string-value="Script-3-1" calcext:value-type="string">
            <text:p>Script-3-1</text:p>
          </table:table-cell>
          <table:table-cell table:style-name="ce41" office:value-type="string" calcext:value-type="string">
            <text:p>Script-3</text:p>
          </table:table-cell>
          <table:table-cell table:style-name="ce41"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ゲームパッドAPI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MCDで設定を反映する</text:p>
          </table:table-cell>
          <table:table-cell table:style-name="ce42" office:value-type="string" calcext:value-type="string">
            <text:p>lockPref("dom.gamepad.enabled",true);</text:p>
          </table:table-cell>
          <table:table-cell table:style-name="ce197" office:value-type="string" calcext:value-type="string">
            <text:p>Gamepadがないので確認できず</text:p>
          </table:table-cell>
          <table:table-cell table:style-name="ce123" table:formula="of:=IF([.K374]=&quot;&quot;;&quot;?&quot;;IF([.N374]=&quot;&quot;;&quot;新規&quot;;IF([.K374]=[.N374];&quot;&quot;;&quot;変更あり&quot;)))">
            <text:p/>
          </table:table-cell>
          <table:table-cell table:style-name="ce42" office:value-type="string" calcext:value-type="string">
            <text:p>lockPref("dom.gamepad.enabled",true);</text:p>
          </table:table-cell>
          <table:table-cell table:style-name="ce123" table:formula="of:=IF([.N374]=&quot;&quot;;&quot;?&quot;;IF([.P374]=&quot;&quot;;&quot;新規&quot;;IF([.N374]=[.P374];&quot;&quot;;&quot;変更あり&quot;)))">
            <text:p/>
          </table:table-cell>
          <table:table-cell table:style-name="ce42" office:value-type="string" calcext:value-type="string">
            <text:p>lockPref("dom.gamepad.enabled",true);</text:p>
          </table:table-cell>
          <table:table-cell table:style-name="ce41" table:formula="of:=IF([.P374]=&quot;&quot;;&quot;?&quot;;IF([.R374]=&quot;&quot;;&quot;新規&quot;;IF([.P374]=[.R374];&quot;&quot;;&quot;○&quot;)))">
            <text:p/>
          </table:table-cell>
          <table:table-cell table:number-columns-repeated="2" table:style-name="ce205" office:value-type="string" calcext:value-type="string">
            <text:p>lockPref("dom.gamepad.enabled",true);</text:p>
          </table:table-cell>
          <table:table-cell table:style-name="ce205" office:value-type="string" calcext:value-type="string">
            <text:p>-</text:p>
          </table:table-cell>
          <table:table-cell table:style-name="ce214"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315" calcext:value-type="float">
            <text:p>315</text:p>
          </table:table-cell>
          <table:table-cell table:style-name="ce5" table:formula="of:=CONCATENATE([.$D375];&quot;-&quot;;[.$E375])" office:value-type="string" office:string-value="Script-3-2" calcext:value-type="string">
            <text:p>Script-3-2</text:p>
          </table:table-cell>
          <table:table-cell table:style-name="ce41" office:value-type="string" calcext:value-type="string">
            <text:p>Script-3</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dom.gamepad.enabled",false);</text:p>
          </table:table-cell>
          <table:table-cell table:style-name="ce42"/>
          <table:table-cell table:style-name="ce123" table:formula="of:=IF([.K375]=&quot;&quot;;&quot;?&quot;;IF([.N375]=&quot;&quot;;&quot;新規&quot;;IF([.K375]=[.N375];&quot;&quot;;&quot;変更あり&quot;)))">
            <text:p/>
          </table:table-cell>
          <table:table-cell table:style-name="ce42" office:value-type="string" calcext:value-type="string">
            <text:p>lockPref("dom.gamepad.enabled",false);</text:p>
          </table:table-cell>
          <table:table-cell table:style-name="ce123" table:formula="of:=IF([.N375]=&quot;&quot;;&quot;?&quot;;IF([.P375]=&quot;&quot;;&quot;新規&quot;;IF([.N375]=[.P375];&quot;&quot;;&quot;変更あり&quot;)))">
            <text:p/>
          </table:table-cell>
          <table:table-cell table:style-name="ce42" office:value-type="string" calcext:value-type="string">
            <text:p>lockPref("dom.gamepad.enabled",false);</text:p>
          </table:table-cell>
          <table:table-cell table:style-name="ce41" table:formula="of:=IF([.P375]=&quot;&quot;;&quot;?&quot;;IF([.R375]=&quot;&quot;;&quot;新規&quot;;IF([.P375]=[.R375];&quot;&quot;;&quot;○&quot;)))">
            <text:p/>
          </table:table-cell>
          <table:table-cell table:number-columns-repeated="2" table:style-name="ce205" office:value-type="string" calcext:value-type="string">
            <text:p>lockPref("dom.gamepad.enabled",false);</text:p>
          </table:table-cell>
          <table:table-cell table:style-name="ce205" office:value-type="string" calcext:value-type="string">
            <text:p>-</text:p>
          </table:table-cell>
          <table:table-cell table:style-name="ce214"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6]&lt;&gt;&quot;&quot;;NOT(ISNUMBER(FIND(&quot;廃止&quot;;[.$D376])));NOT(ISNUMBER(FIND(&quot;廃止&quot;;[.$E376]))));MAX([.$B$1:.$B375])+1;&quot;&quot;)" office:value-type="float" office:value="316" calcext:value-type="float">
            <text:p>316</text:p>
          </table:table-cell>
          <table:table-cell table:style-name="ce5" table:formula="of:=CONCATENATE([.$D376];&quot;-&quot;;[.$E376])" office:value-type="string" office:string-value="Script-4-1" calcext:value-type="string">
            <text:p>Script-4-1</text:p>
          </table:table-cell>
          <table:table-cell table:style-name="ce41" office:value-type="string" calcext:value-type="string">
            <text:p>Script-4</text:p>
          </table:table-cell>
          <table:table-cell table:style-name="ce41"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クリップボード操作のオーバーライド</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defaultPref("dom.event.clipboardevents.enabled", true);</text:p>
          </table:table-cell>
          <table:table-cell table:style-name="ce42"/>
          <table:table-cell table:style-name="ce123" table:formula="of:=IF([.K376]=&quot;&quot;;&quot;?&quot;;IF([.N376]=&quot;&quot;;&quot;新規&quot;;IF([.K376]=[.N376];&quot;&quot;;&quot;変更あり&quot;)))">
            <text:p/>
          </table:table-cell>
          <table:table-cell table:style-name="ce42" office:value-type="string" calcext:value-type="string">
            <text:p>defaultPref("dom.event.clipboardevents.enabled", true);</text:p>
          </table:table-cell>
          <table:table-cell table:style-name="ce123" table:formula="of:=IF([.N376]=&quot;&quot;;&quot;?&quot;;IF([.P376]=&quot;&quot;;&quot;新規&quot;;IF([.N376]=[.P376];&quot;&quot;;&quot;変更あり&quot;)))">
            <text:p/>
          </table:table-cell>
          <table:table-cell table:style-name="ce42" office:value-type="string" calcext:value-type="string">
            <text:p>defaultPref("dom.event.clipboardevents.enabled", true);</text:p>
          </table:table-cell>
          <table:table-cell table:style-name="ce41" table:formula="of:=IF([.P376]=&quot;&quot;;&quot;?&quot;;IF([.R376]=&quot;&quot;;&quot;新規&quot;;IF([.P376]=[.R376];&quot;&quot;;&quot;○&quot;)))" office:value-type="string" office:string-value="新規" calcext:value-type="string">
            <text:p>新規</text:p>
          </table:table-cell>
          <table:table-cell table:style-name="ce205" table:number-columns-repeated="3"/>
          <table:table-cell table:style-name="ce214"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17" calcext:value-type="float">
            <text:p>317</text:p>
          </table:table-cell>
          <table:table-cell table:style-name="ce5" table:formula="of:=CONCATENATE([.$D377];&quot;-&quot;;[.$E377])" office:value-type="string" office:string-value="Script-4-2" calcext:value-type="string">
            <text:p>Script-4-2</text:p>
          </table:table-cell>
          <table:table-cell table:style-name="ce41" office:value-type="string" calcext:value-type="string">
            <text:p>Script-4</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dom.event.clipboardevents.enabled", false);</text:p>
          </table:table-cell>
          <table:table-cell table:style-name="ce42"/>
          <table:table-cell table:style-name="ce123" table:formula="of:=IF([.K377]=&quot;&quot;;&quot;?&quot;;IF([.N377]=&quot;&quot;;&quot;新規&quot;;IF([.K377]=[.N377];&quot;&quot;;&quot;変更あり&quot;)))">
            <text:p/>
          </table:table-cell>
          <table:table-cell table:style-name="ce42" office:value-type="string" calcext:value-type="string">
            <text:p>lockPref("dom.event.clipboardevents.enabled", false);</text:p>
          </table:table-cell>
          <table:table-cell table:style-name="ce123" table:formula="of:=IF([.N377]=&quot;&quot;;&quot;?&quot;;IF([.P377]=&quot;&quot;;&quot;新規&quot;;IF([.N377]=[.P377];&quot;&quot;;&quot;変更あり&quot;)))">
            <text:p/>
          </table:table-cell>
          <table:table-cell table:style-name="ce42" office:value-type="string" calcext:value-type="string">
            <text:p>lockPref("dom.event.clipboardevents.enabled", false);</text:p>
          </table:table-cell>
          <table:table-cell table:style-name="ce41" table:formula="of:=IF([.P377]=&quot;&quot;;&quot;?&quot;;IF([.R377]=&quot;&quot;;&quot;新規&quot;;IF([.P377]=[.R377];&quot;&quot;;&quot;○&quot;)))" office:value-type="string" office:string-value="新規" calcext:value-type="string">
            <text:p>新規</text:p>
          </table:table-cell>
          <table:table-cell table:style-name="ce205" table:number-columns-repeated="3"/>
          <table:table-cell table:style-name="ce214"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18" calcext:value-type="float">
            <text:p>318</text:p>
          </table:table-cell>
          <table:table-cell table:style-name="ce5" table:formula="of:=CONCATENATE([.$D378];&quot;-&quot;;[.$E378])" office:value-type="string" office:string-value="Script-5-1" calcext:value-type="string">
            <text:p>Script-5-1</text:p>
          </table:table-cell>
          <table:table-cell table:style-name="ce41" office:value-type="string" calcext:value-type="string">
            <text:p>Script-5</text:p>
          </table:table-cell>
          <table:table-cell table:style-name="ce41" office:value-type="float" office:value="1" calcext:value-type="float">
            <text:p>1</text:p>
          </table:table-cell>
          <table:table-cell table:style-name="ce15" office:value-type="string" calcext:value-type="string" table:number-columns-spanned="1" table:number-rows-spanned="2">
            <text:p>Webアプリの動作</text:p>
          </table:table-cell>
          <table:table-cell table:style-name="ce15" office:value-type="string" calcext:value-type="string" table:number-columns-spanned="1" table:number-rows-spanned="2">
            <text:p>DOMイベントによるコンテキストメニュー操作のオーバーライド</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text:p>
          </table:table-cell>
          <table:table-cell table:style-name="ce42" office:value-type="string" calcext:value-type="string">
            <text:p>-</text:p>
          </table:table-cell>
          <table:table-cell table:style-name="ce42"/>
          <table:table-cell table:style-name="ce123" table:formula="of:=IF([.K378]=&quot;&quot;;&quot;?&quot;;IF([.N378]=&quot;&quot;;&quot;新規&quot;;IF([.K378]=[.N378];&quot;&quot;;&quot;変更あり&quot;)))">
            <text:p/>
          </table:table-cell>
          <table:table-cell table:style-name="ce42" office:value-type="string" calcext:value-type="string">
            <text:p>-</text:p>
          </table:table-cell>
          <table:table-cell table:style-name="ce123" table:formula="of:=IF([.N378]=&quot;&quot;;&quot;?&quot;;IF([.P378]=&quot;&quot;;&quot;新規&quot;;IF([.N378]=[.P378];&quot;&quot;;&quot;変更あり&quot;)))">
            <text:p/>
          </table:table-cell>
          <table:table-cell table:style-name="ce42" office:value-type="string" calcext:value-type="string">
            <text:p>-</text:p>
          </table:table-cell>
          <table:table-cell table:style-name="ce41" table:formula="of:=IF([.P378]=&quot;&quot;;&quot;?&quot;;IF([.R378]=&quot;&quot;;&quot;新規&quot;;IF([.P378]=[.R378];&quot;&quot;;&quot;○&quot;)))" office:value-type="string" office:string-value="新規" calcext:value-type="string">
            <text:p>新規</text:p>
          </table:table-cell>
          <table:table-cell table:style-name="ce205" table:number-columns-repeated="3"/>
          <table:table-cell table:style-name="ce214"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19" calcext:value-type="float">
            <text:p>319</text:p>
          </table:table-cell>
          <table:table-cell table:style-name="ce5" table:formula="of:=CONCATENATE([.$D379];&quot;-&quot;;[.$E379])" office:value-type="string" office:string-value="Script-5-2" calcext:value-type="string">
            <text:p>Script-5-2</text:p>
          </table:table-cell>
          <table:table-cell table:style-name="ce41" office:value-type="string" calcext:value-type="string">
            <text:p>Script-5</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MCDで設定を反映する</text:p>
          </table:table-cell>
          <table:table-cell table:style-name="ce42" office:value-type="string" calcext:value-type="string">
            <text:p>lockPref("dom.event.contextmenu.enabled", false);</text:p>
          </table:table-cell>
          <table:table-cell table:style-name="ce42"/>
          <table:table-cell table:style-name="ce123" table:formula="of:=IF([.K379]=&quot;&quot;;&quot;?&quot;;IF([.N379]=&quot;&quot;;&quot;新規&quot;;IF([.K379]=[.N379];&quot;&quot;;&quot;変更あり&quot;)))">
            <text:p/>
          </table:table-cell>
          <table:table-cell table:style-name="ce42" office:value-type="string" calcext:value-type="string">
            <text:p>lockPref("dom.event.contextmenu.enabled", false);</text:p>
          </table:table-cell>
          <table:table-cell table:style-name="ce123" table:formula="of:=IF([.N379]=&quot;&quot;;&quot;?&quot;;IF([.P379]=&quot;&quot;;&quot;新規&quot;;IF([.N379]=[.P379];&quot;&quot;;&quot;変更あり&quot;)))">
            <text:p/>
          </table:table-cell>
          <table:table-cell table:style-name="ce42" office:value-type="string" calcext:value-type="string">
            <text:p>lockPref("dom.event.contextmenu.enabled", false);</text:p>
          </table:table-cell>
          <table:table-cell table:style-name="ce41" table:formula="of:=IF([.P379]=&quot;&quot;;&quot;?&quot;;IF([.R379]=&quot;&quot;;&quot;新規&quot;;IF([.P379]=[.R379];&quot;&quot;;&quot;○&quot;)))" office:value-type="string" office:string-value="新規" calcext:value-type="string">
            <text:p>新規</text:p>
          </table:table-cell>
          <table:table-cell table:style-name="ce205" table:number-columns-repeated="3"/>
          <table:table-cell table:style-name="ce214"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0]&lt;&gt;&quot;&quot;;NOT(ISNUMBER(FIND(&quot;廃止&quot;;[.$D380])));NOT(ISNUMBER(FIND(&quot;廃止&quot;;[.$E380]))));MAX([.$B$1:.$B379])+1;&quot;&quot;)">
            <text:p/>
          </table:table-cell>
          <table:table-cell table:style-name="ce5" table:formula="of:=CONCATENATE([.$D380];&quot;-&quot;;[.$E380])" office:value-type="string" office:string-value="Script-6（廃止）-1" calcext:value-type="string">
            <text:p>Script-6（廃止）-1</text:p>
          </table:table-cell>
          <table:table-cell table:style-name="ce41" office:value-type="string" calcext:value-type="string">
            <text:p>Script-6（廃止）</text:p>
          </table:table-cell>
          <table:table-cell table:style-name="ce41" office:value-type="float" office:value="1" calcext:value-type="float">
            <text:p>1</text:p>
          </table:table-cell>
          <table:table-cell table:style-name="ce67" office:value-type="string" calcext:value-type="string" table:number-columns-spanned="1" table:number-rows-spanned="2">
            <text:p>Webアプリの動作</text:p>
          </table:table-cell>
          <table:table-cell table:style-name="ce15" office:value-type="string" calcext:value-type="string" table:number-columns-spanned="1" table:number-rows-spanned="2">
            <text:p>左クリック以外のクリック操作によるイベントの発火</text:p>
          </table:table-cell>
          <table:table-cell table:style-name="ce15" office:value-type="string" calcext:value-type="string" table:number-columns-spanned="1" table:number-rows-spanned="2">
            <text:p>-</text:p>
          </table:table-cell>
          <table:table-cell table:style-name="ce123" office:value-type="string" calcext:value-type="string">
            <text:p>許可する（既定）</text:p>
          </table:table-cell>
          <table:table-cell table:style-name="ce41" office:value-type="string" calcext:value-type="string">
            <text:p>-</text:p>
          </table:table-cell>
          <table:table-cell table:style-name="ce164" office:value-type="string" calcext:value-type="string">
            <text:p>Firefox 31までの間で廃止</text:p>
          </table:table-cell>
          <table:table-cell table:style-name="ce164"/>
          <table:table-cell table:style-name="ce123" table:formula="of:=IF([.K380]=&quot;&quot;;&quot;?&quot;;IF([.N380]=&quot;&quot;;&quot;新規&quot;;IF([.K380]=[.N380];&quot;&quot;;&quot;変更あり&quot;)))">
            <text:p/>
          </table:table-cell>
          <table:table-cell table:style-name="ce164" office:value-type="string" calcext:value-type="string">
            <text:p>Firefox 31までの間で廃止</text:p>
          </table:table-cell>
          <table:table-cell table:style-name="ce123" table:formula="of:=IF([.N380]=&quot;&quot;;&quot;?&quot;;IF([.P380]=&quot;&quot;;&quot;新規&quot;;IF([.N380]=[.P380];&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1]&lt;&gt;&quot;&quot;;NOT(ISNUMBER(FIND(&quot;廃止&quot;;[.$D381])));NOT(ISNUMBER(FIND(&quot;廃止&quot;;[.$E381]))));MAX([.$B$1:.$B380])+1;&quot;&quot;)">
            <text:p/>
          </table:table-cell>
          <table:table-cell table:style-name="ce5" table:formula="of:=CONCATENATE([.$D381];&quot;-&quot;;[.$E381])" office:value-type="string" office:string-value="Script-6（廃止）-2" calcext:value-type="string">
            <text:p>Script-6（廃止）-2</text:p>
          </table:table-cell>
          <table:table-cell table:style-name="ce41" office:value-type="string" calcext:value-type="string">
            <text:p>Script-6（廃止）</text:p>
          </table:table-cell>
          <table:table-cell table:style-name="ce41" office:value-type="float" office:value="2" calcext:value-type="float">
            <text:p>2</text:p>
          </table:table-cell>
          <table:covered-table-cell table:number-columns-repeated="3" table:style-name="ce16"/>
          <table:table-cell table:style-name="ce123" office:value-type="string" calcext:value-type="string">
            <text:p>禁止する</text:p>
          </table:table-cell>
          <table:table-cell table:style-name="ce123" office:value-type="string" calcext:value-type="string">
            <text:p>MCDで設定を反映する</text:p>
          </table:table-cell>
          <table:table-cell table:style-name="ce164" office:value-type="string" calcext:value-type="string">
            <text:p>// Firefox 31までの間で廃止</text:p>
            <text:p>lockPref("nglayout.events.dispatchLeftClickOnly", true);</text:p>
          </table:table-cell>
          <table:table-cell table:style-name="ce164"/>
          <table:table-cell table:style-name="ce123" table:formula="of:=IF([.K381]=&quot;&quot;;&quot;?&quot;;IF([.N381]=&quot;&quot;;&quot;新規&quot;;IF([.K381]=[.N381];&quot;&quot;;&quot;変更あり&quot;)))">
            <text:p/>
          </table:table-cell>
          <table:table-cell table:style-name="ce164" office:value-type="string" calcext:value-type="string">
            <text:p>// Firefox 31までの間で廃止</text:p>
            <text:p>lockPref("nglayout.events.dispatchLeftClickOnly", true);</text:p>
          </table:table-cell>
          <table:table-cell table:style-name="ce123" table:formula="of:=IF([.N381]=&quot;&quot;;&quot;?&quot;;IF([.P381]=&quot;&quot;;&quot;新規&quot;;IF([.N381]=[.P381];&quot;&quot;;&quot;変更あり&quot;)))" office:value-type="string" office:string-value="新規" calcext:value-type="string">
            <text:p>新規</text:p>
          </table:table-cell>
          <table:table-cell table:style-name="ce42"/>
          <table:table-cell table:style-name="ce41"/>
          <table:table-cell table:style-name="ce205" table:number-columns-repeated="3"/>
          <table:table-cell table:style-name="ce214"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Plugin-1(廃止)-1" calcext:value-type="string">
            <text:p>Plugin-1(廃止)-1</text:p>
          </table:table-cell>
          <table:table-cell table:style-name="ce41" office:value-type="string" calcext:value-type="string">
            <text:p>Plugin-1(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Java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170" office:value-type="string" calcext:value-type="string">
            <text:p><text:span text:style-name="T19">Firefox56で廃止。</text:span></text:p>
            <text:p><text:span text:style-name="T19">https://bugzilla.mozilla.org/show_bug.cgi?id=1279218</text:span></text:p>
          </table:table-cell>
          <table:table-cell table:style-name="ce203" office:value-type="string" calcext:value-type="string">
            <text:p>Java9.0.4のJREにて確認</text:p>
            <text:p/>
          </table:table-cell>
          <table:table-cell table:style-name="ce123" table:formula="of:=IF([.K382]=&quot;&quot;;&quot;?&quot;;IF([.N382]=&quot;&quot;;&quot;新規&quot;;IF([.K382]=[.N382];&quot;&quot;;&quot;変更あり&quot;)))" office:value-type="string" office:string-value="変更あり" calcext:value-type="string">
            <text:p>変更あり</text:p>
          </table:table-cell>
          <table:table-cell table:style-name="ce123"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23" table:formula="of:=IF([.N382]=&quot;&quot;;&quot;?&quot;;IF([.P382]=&quot;&quot;;&quot;新規&quot;;IF([.N382]=[.P382];&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Java(\\(TM\\)| )");</text:p>
            <text:p>lockPref("extensions.force-addon-status@clear-code.com.plugins.0.enabledState", 0);</text:p>
          </table:table-cell>
          <table:table-cell table:style-name="ce41" table:formula="of:=IF([.P382]=&quot;&quot;;&quot;?&quot;;IF([.R382]=&quot;&quot;;&quot;新規&quot;;IF([.P382]=[.R382];&quot;&quot;;&quot;○&quot;)))">
            <text:p/>
          </table:table-cell>
          <table:table-cell table:style-name="ce205" office:value-type="string" calcext:value-type="string">
            <text:p>lockPref("extensions.force-addon-status@clear-code.com.plugins.0.pattern", "^Java(\\(TM\\)| )");</text:p>
            <text:p>lockPref("extensions.force-addon-status@clear-code.com.plugins.0.enabledState", 0);</text:p>
          </table:table-cell>
          <table:table-cell table:style-name="ce205"/>
          <table:table-cell table:style-name="ce20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214"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Plugin-1(廃止)-2" calcext:value-type="string">
            <text:p>Plugin-1(廃止)-2</text:p>
          </table:table-cell>
          <table:table-cell table:style-name="ce41" office:value-type="string" calcext:value-type="string">
            <text:p>Plugin-1(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text:span text:style-name="T19">Firefox56で廃止。</text:span></text:p>
            <text:p><text:span text:style-name="T19">https://bugzilla.mozilla.org/show_bug.cgi?id=1279218</text:span></text:p>
          </table:table-cell>
          <table:table-cell table:style-name="ce203" office:value-type="string" calcext:value-type="string">
            <text:p>Java9.0.4のJREにて確認。常に有効化の指定が反映されない。pluginreg.datでINVALID扱いになっている。</text:p>
          </table:table-cell>
          <table:table-cell table:style-name="ce123" table:formula="of:=IF([.K383]=&quot;&quot;;&quot;?&quot;;IF([.N383]=&quot;&quot;;&quot;新規&quot;;IF([.K383]=[.N383];&quot;&quot;;&quot;変更あり&quot;)))" office:value-type="string" office:string-value="変更あり" calcext:value-type="string">
            <text:p>変更あり</text:p>
          </table:table-cell>
          <table:table-cell table:style-name="ce123"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23" table:formula="of:=IF([.N383]=&quot;&quot;;&quot;?&quot;;IF([.P383]=&quot;&quot;;&quot;新規&quot;;IF([.N383]=[.P383];&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Java(\\(TM\\)| )");</text:p>
            <text:p>lockPref("extensions.force-addon-status@clear-code.com.plugins.0.enabledState", 2);</text:p>
          </table:table-cell>
          <table:table-cell table:style-name="ce41" table:formula="of:=IF([.P383]=&quot;&quot;;&quot;?&quot;;IF([.R383]=&quot;&quot;;&quot;新規&quot;;IF([.P383]=[.R383];&quot;&quot;;&quot;○&quot;)))">
            <text:p/>
          </table:table-cell>
          <table:table-cell table:style-name="ce205" office:value-type="string" calcext:value-type="string">
            <text:p>lockPref("extensions.force-addon-status@clear-code.com.plugins.0.pattern", "^Java(\\(TM\\)| )");</text:p>
            <text:p>lockPref("extensions.force-addon-status@clear-code.com.plugins.0.enabledState", 2);</text:p>
          </table:table-cell>
          <table:table-cell table:style-name="ce205" table:number-columns-repeated="2"/>
          <table:table-cell table:style-name="ce214"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Plugin-1(廃止)-3" calcext:value-type="string">
            <text:p>Plugin-1(廃止)-3</text:p>
          </table:table-cell>
          <table:table-cell table:style-name="ce41" office:value-type="string" calcext:value-type="string">
            <text:p>Plugin-1(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text:span text:style-name="T19">Firefox56で廃止。</text:span></text:p>
            <text:p><text:span text:style-name="T19">https://bugzilla.mozilla.org/show_bug.cgi?id=1279218</text:span></text:p>
          </table:table-cell>
          <table:table-cell table:style-name="ce203" office:value-type="string" calcext:value-type="string">
            <text:p>Java9.0.4のJREにて確認。クリックされたら有効化の指定が反映されない。pluginreg.datでINVALID扱いになっている。</text:p>
          </table:table-cell>
          <table:table-cell table:style-name="ce123" table:formula="of:=IF([.K384]=&quot;&quot;;&quot;?&quot;;IF([.N384]=&quot;&quot;;&quot;新規&quot;;IF([.K384]=[.N384];&quot;&quot;;&quot;変更あり&quot;)))" office:value-type="string" office:string-value="変更あり" calcext:value-type="string">
            <text:p>変更あり</text:p>
          </table:table-cell>
          <table:table-cell table:style-name="ce123"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23" table:formula="of:=IF([.N384]=&quot;&quot;;&quot;?&quot;;IF([.P384]=&quot;&quot;;&quot;新規&quot;;IF([.N384]=[.P384];&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Java(\\(TM\\)| )");</text:p>
            <text:p>lockPref("extensions.force-addon-status@clear-code.com.plugins.0.enabledState", 1);</text:p>
          </table:table-cell>
          <table:table-cell table:style-name="ce41" table:formula="of:=IF([.P384]=&quot;&quot;;&quot;?&quot;;IF([.R384]=&quot;&quot;;&quot;新規&quot;;IF([.P384]=[.R384];&quot;&quot;;&quot;○&quot;)))">
            <text:p/>
          </table:table-cell>
          <table:table-cell table:style-name="ce205" office:value-type="string" calcext:value-type="string">
            <text:p>lockPref("extensions.force-addon-status@clear-code.com.plugins.0.pattern", "^Java(\\(TM\\)| )");</text:p>
            <text:p>lockPref("extensions.force-addon-status@clear-code.com.plugins.0.enabledState", 1);</text:p>
          </table:table-cell>
          <table:table-cell table:style-name="ce205" table:number-columns-repeated="2"/>
          <table:table-cell table:style-name="ce214"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5]&lt;&gt;&quot;&quot;;NOT(ISNUMBER(FIND(&quot;廃止&quot;;[.$D385])));NOT(ISNUMBER(FIND(&quot;廃止&quot;;[.$E385]))));MAX([.$B$1:.$B384])+1;&quot;&quot;)" office:value-type="float" office:value="320" calcext:value-type="float">
            <text:p>320</text:p>
          </table:table-cell>
          <table:table-cell table:style-name="ce5" table:formula="of:=CONCATENATE([.$D385];&quot;-&quot;;[.$E385])" office:value-type="string" office:string-value="Plugin-2-1" calcext:value-type="string">
            <text:p>Plugin-2-1</text:p>
          </table:table-cell>
          <table:table-cell table:style-name="ce41" office:value-type="string" calcext:value-type="string">
            <text:p>Plugin-2</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Flash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Plugin-1-1と同様。プラグイン名は「java」を「flash」に読み替える。</text:p>
          </table:table-cell>
          <table:table-cell table:style-name="ce123"/>
          <table:table-cell table:style-name="ce123" table:formula="of:=IF([.K385]=&quot;&quot;;&quot;?&quot;;IF([.N385]=&quot;&quot;;&quot;新規&quot;;IF([.K385]=[.N385];&quot;&quot;;&quot;変更あり&quot;)))">
            <text:p/>
          </table:table-cell>
          <table:table-cell table:style-name="ce123" office:value-type="string" calcext:value-type="string">
            <text:p>Plugin-1-1と同様。プラグイン名は「java」を「flash」に読み替える。</text:p>
          </table:table-cell>
          <table:table-cell table:style-name="ce123" table:formula="of:=IF([.N385]=&quot;&quot;;&quot;?&quot;;IF([.P385]=&quot;&quot;;&quot;新規&quot;;IF([.N385]=[.P385];&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lash");</text:p>
            <text:p>lockPref("extensions.force-addon-status@clear-code.com.plugins.0.enabledState", 0);</text:p>
          </table:table-cell>
          <table:table-cell table:style-name="ce41" table:formula="of:=IF([.P385]=&quot;&quot;;&quot;?&quot;;IF([.R385]=&quot;&quot;;&quot;新規&quot;;IF([.P385]=[.R385];&quot;&quot;;&quot;○&quot;)))">
            <text:p/>
          </table:table-cell>
          <table:table-cell table:style-name="ce205" office:value-type="string" calcext:value-type="string">
            <text:p>lockPref("extensions.force-addon-status@clear-code.com.plugins.0.pattern", "^Shockwave Flash");</text:p>
            <text:p>lockPref("extensions.force-addon-status@clear-code.com.plugins.0.enabledState", 0);</text:p>
          </table:table-cell>
          <table:table-cell table:style-name="ce205" table:number-columns-repeated="2"/>
          <table:table-cell table:style-name="ce214"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6]&lt;&gt;&quot;&quot;;NOT(ISNUMBER(FIND(&quot;廃止&quot;;[.$D386])));NOT(ISNUMBER(FIND(&quot;廃止&quot;;[.$E386]))));MAX([.$B$1:.$B385])+1;&quot;&quot;)" office:value-type="float" office:value="321" calcext:value-type="float">
            <text:p>321</text:p>
          </table:table-cell>
          <table:table-cell table:style-name="ce5" table:formula="of:=CONCATENATE([.$D386];&quot;-&quot;;[.$E386])" office:value-type="string" office:string-value="Plugin-2-2" calcext:value-type="string">
            <text:p>Plugin-2-2</text:p>
          </table:table-cell>
          <table:table-cell table:style-name="ce41" office:value-type="string" calcext:value-type="string">
            <text:p>Plugin-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Plugin-1-2と同様。プラグイン名は「java」を「flash」に読み替える。</text:p>
          </table:table-cell>
          <table:table-cell table:style-name="ce123"/>
          <table:table-cell table:style-name="ce123" table:formula="of:=IF([.K386]=&quot;&quot;;&quot;?&quot;;IF([.N386]=&quot;&quot;;&quot;新規&quot;;IF([.K386]=[.N386];&quot;&quot;;&quot;変更あり&quot;)))">
            <text:p/>
          </table:table-cell>
          <table:table-cell table:style-name="ce123" office:value-type="string" calcext:value-type="string">
            <text:p>Plugin-1-2と同様。プラグイン名は「java」を「flash」に読み替える。</text:p>
          </table:table-cell>
          <table:table-cell table:style-name="ce123" table:formula="of:=IF([.N386]=&quot;&quot;;&quot;?&quot;;IF([.P386]=&quot;&quot;;&quot;新規&quot;;IF([.N386]=[.P386];&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lash");</text:p>
            <text:p>lockPref("extensions.force-addon-status@clear-code.com.plugins.0.enabledState", 2);</text:p>
          </table:table-cell>
          <table:table-cell table:style-name="ce41" table:formula="of:=IF([.P386]=&quot;&quot;;&quot;?&quot;;IF([.R386]=&quot;&quot;;&quot;新規&quot;;IF([.P386]=[.R386];&quot;&quot;;&quot;○&quot;)))">
            <text:p/>
          </table:table-cell>
          <table:table-cell table:style-name="ce205" office:value-type="string" calcext:value-type="string">
            <text:p>lockPref("extensions.force-addon-status@clear-code.com.plugins.0.pattern", "^Shockwave Flash");</text:p>
            <text:p>lockPref("extensions.force-addon-status@clear-code.com.plugins.0.enabledState", 2);</text:p>
          </table:table-cell>
          <table:table-cell table:style-name="ce205" table:number-columns-repeated="2"/>
          <table:table-cell table:style-name="ce214"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7]&lt;&gt;&quot;&quot;;NOT(ISNUMBER(FIND(&quot;廃止&quot;;[.$D387])));NOT(ISNUMBER(FIND(&quot;廃止&quot;;[.$E387]))));MAX([.$B$1:.$B386])+1;&quot;&quot;)" office:value-type="float" office:value="322" calcext:value-type="float">
            <text:p>322</text:p>
          </table:table-cell>
          <table:table-cell table:style-name="ce5" table:formula="of:=CONCATENATE([.$D387];&quot;-&quot;;[.$E387])" office:value-type="string" office:string-value="Plugin-2-3" calcext:value-type="string">
            <text:p>Plugin-2-3</text:p>
          </table:table-cell>
          <table:table-cell table:style-name="ce41" office:value-type="string" calcext:value-type="string">
            <text:p>Plugin-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Plugin-1-3と同様。プラグイン名は「java」を「flash」に読み替える。</text:p>
          </table:table-cell>
          <table:table-cell table:style-name="ce123"/>
          <table:table-cell table:style-name="ce123" table:formula="of:=IF([.K387]=&quot;&quot;;&quot;?&quot;;IF([.N387]=&quot;&quot;;&quot;新規&quot;;IF([.K387]=[.N387];&quot;&quot;;&quot;変更あり&quot;)))">
            <text:p/>
          </table:table-cell>
          <table:table-cell table:style-name="ce123" office:value-type="string" calcext:value-type="string">
            <text:p>Plugin-1-3と同様。プラグイン名は「java」を「flash」に読み替える。</text:p>
          </table:table-cell>
          <table:table-cell table:style-name="ce123" table:formula="of:=IF([.N387]=&quot;&quot;;&quot;?&quot;;IF([.P387]=&quot;&quot;;&quot;新規&quot;;IF([.N387]=[.P387];&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lash");</text:p>
            <text:p>lockPref("extensions.force-addon-status@clear-code.com.plugins.0.enabledState", 1);</text:p>
          </table:table-cell>
          <table:table-cell table:style-name="ce41" table:formula="of:=IF([.P387]=&quot;&quot;;&quot;?&quot;;IF([.R387]=&quot;&quot;;&quot;新規&quot;;IF([.P387]=[.R387];&quot;&quot;;&quot;○&quot;)))">
            <text:p/>
          </table:table-cell>
          <table:table-cell table:style-name="ce205" office:value-type="string" calcext:value-type="string">
            <text:p>lockPref("extensions.force-addon-status@clear-code.com.plugins.0.pattern", "^Shockwave Flash");</text:p>
            <text:p>lockPref("extensions.force-addon-status@clear-code.com.plugins.0.enabledState", 1);</text:p>
          </table:table-cell>
          <table:table-cell table:style-name="ce205" table:number-columns-repeated="2"/>
          <table:table-cell table:style-name="ce214"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8]&lt;&gt;&quot;&quot;;NOT(ISNUMBER(FIND(&quot;廃止&quot;;[.$D388])));NOT(ISNUMBER(FIND(&quot;廃止&quot;;[.$E388]))));MAX([.$B$1:.$B387])+1;&quot;&quot;)">
            <text:p/>
          </table:table-cell>
          <table:table-cell table:style-name="ce5" table:formula="of:=CONCATENATE([.$D388];&quot;-&quot;;[.$E388])" office:value-type="string" office:string-value="Plugin-3(廃止)-1" calcext:value-type="string">
            <text:p>Plugin-3(廃止)-1</text:p>
          </table:table-cell>
          <table:table-cell table:style-name="ce41" office:value-type="string" calcext:value-type="string">
            <text:p>Plugin-3(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Adobe Acrobat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Firefox 55で廃止</text:p>
            <text:p>https://bugzilla.mozilla.org/show_bug.cgi?id=1351490</text:p>
          </table:table-cell>
          <table:table-cell table:style-name="ce203" office:value-type="string" calcext:value-type="string">
            <text:p>Acrobat Reader DC <text:s/>18.011.20036にて確認。pluginreg.datにINVALIDとして記録されることもなく認識しない。</text:p>
          </table:table-cell>
          <table:table-cell table:style-name="ce123" table:formula="of:=IF([.K388]=&quot;&quot;;&quot;?&quot;;IF([.N388]=&quot;&quot;;&quot;新規&quot;;IF([.K388]=[.N388];&quot;&quot;;&quot;変更あり&quot;)))" office:value-type="string" office:string-value="変更あり" calcext:value-type="string">
            <text:p>変更あり</text:p>
          </table:table-cell>
          <table:table-cell table:style-name="ce123" office:value-type="string" calcext:value-type="string">
            <text:p>Plugin-1-1と同様。プラグイン名は「java」を「nppdf」に読み替える。</text:p>
          </table:table-cell>
          <table:table-cell table:style-name="ce123" table:formula="of:=IF([.N388]=&quot;&quot;;&quot;?&quot;;IF([.P388]=&quot;&quot;;&quot;新規&quot;;IF([.N388]=[.P388];&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dobe Acrobat");</text:p>
            <text:p>lockPref("extensions.force-addon-status@clear-code.com.plugins.0.enabledState", 0);</text:p>
          </table:table-cell>
          <table:table-cell table:style-name="ce41" table:formula="of:=IF([.P388]=&quot;&quot;;&quot;?&quot;;IF([.R388]=&quot;&quot;;&quot;新規&quot;;IF([.P388]=[.R388];&quot;&quot;;&quot;○&quot;)))">
            <text:p/>
          </table:table-cell>
          <table:table-cell table:style-name="ce205" office:value-type="string" calcext:value-type="string">
            <text:p>lockPref("extensions.force-addon-status@clear-code.com.plugins.0.pattern", "^Adobe Acrobat");</text:p>
            <text:p>lockPref("extensions.force-addon-status@clear-code.com.plugins.0.enabledState", 0);</text:p>
          </table:table-cell>
          <table:table-cell table:style-name="ce205" table:number-columns-repeated="2"/>
          <table:table-cell table:style-name="ce214"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9]&lt;&gt;&quot;&quot;;NOT(ISNUMBER(FIND(&quot;廃止&quot;;[.$D389])));NOT(ISNUMBER(FIND(&quot;廃止&quot;;[.$E389]))));MAX([.$B$1:.$B388])+1;&quot;&quot;)">
            <text:p/>
          </table:table-cell>
          <table:table-cell table:style-name="ce5" table:formula="of:=CONCATENATE([.$D389];&quot;-&quot;;[.$E389])" office:value-type="string" office:string-value="Plugin-3(廃止)-2" calcext:value-type="string">
            <text:p>Plugin-3(廃止)-2</text:p>
          </table:table-cell>
          <table:table-cell table:style-name="ce41" office:value-type="string" calcext:value-type="string">
            <text:p>Plugin-3(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Firefox 55で廃止</text:p>
            <text:p>https://bugzilla.mozilla.org/show_bug.cgi?id=1351490</text:p>
          </table:table-cell>
          <table:table-cell table:style-name="ce203" office:value-type="string" calcext:value-type="string">
            <text:p>Acrobat Reader DC <text:s/>18.011.20036にて確認。pluginreg.datにINVALIDとして記録されることもなく認識しない。</text:p>
          </table:table-cell>
          <table:table-cell table:style-name="ce123" table:formula="of:=IF([.K389]=&quot;&quot;;&quot;?&quot;;IF([.N389]=&quot;&quot;;&quot;新規&quot;;IF([.K389]=[.N389];&quot;&quot;;&quot;変更あり&quot;)))" office:value-type="string" office:string-value="変更あり" calcext:value-type="string">
            <text:p>変更あり</text:p>
          </table:table-cell>
          <table:table-cell table:style-name="ce123" office:value-type="string" calcext:value-type="string">
            <text:p>Plugin-1-2と同様。プラグイン名は「java」を「nppdf」に読み替える。</text:p>
          </table:table-cell>
          <table:table-cell table:style-name="ce123" table:formula="of:=IF([.N389]=&quot;&quot;;&quot;?&quot;;IF([.P389]=&quot;&quot;;&quot;新規&quot;;IF([.N389]=[.P389];&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dobe Acrobat");</text:p>
            <text:p>lockPref("extensions.force-addon-status@clear-code.com.plugins.0.enabledState", 2);</text:p>
          </table:table-cell>
          <table:table-cell table:style-name="ce41" table:formula="of:=IF([.P389]=&quot;&quot;;&quot;?&quot;;IF([.R389]=&quot;&quot;;&quot;新規&quot;;IF([.P389]=[.R389];&quot;&quot;;&quot;○&quot;)))">
            <text:p/>
          </table:table-cell>
          <table:table-cell table:style-name="ce205" office:value-type="string" calcext:value-type="string">
            <text:p>lockPref("extensions.force-addon-status@clear-code.com.plugins.0.pattern", "^Adobe Acrobat");</text:p>
            <text:p>lockPref("extensions.force-addon-status@clear-code.com.plugins.0.enabledState", 2);</text:p>
          </table:table-cell>
          <table:table-cell table:style-name="ce205" table:number-columns-repeated="2"/>
          <table:table-cell table:style-name="ce214"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Plugin-3(廃止)-3" calcext:value-type="string">
            <text:p>Plugin-3(廃止)-3</text:p>
          </table:table-cell>
          <table:table-cell table:style-name="ce41" office:value-type="string" calcext:value-type="string">
            <text:p>Plugin-3(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Firefox 55で廃止</text:p>
            <text:p>https://bugzilla.mozilla.org/show_bug.cgi?id=1351490</text:p>
          </table:table-cell>
          <table:table-cell table:style-name="ce203" office:value-type="string" calcext:value-type="string">
            <text:p>Acrobat Reader DC <text:s/>18.011.20036にて確認。pluginreg.datにINVALIDとして記録されることもなく認識しない。</text:p>
          </table:table-cell>
          <table:table-cell table:style-name="ce123" table:formula="of:=IF([.K390]=&quot;&quot;;&quot;?&quot;;IF([.N390]=&quot;&quot;;&quot;新規&quot;;IF([.K390]=[.N390];&quot;&quot;;&quot;変更あり&quot;)))" office:value-type="string" office:string-value="変更あり" calcext:value-type="string">
            <text:p>変更あり</text:p>
          </table:table-cell>
          <table:table-cell table:style-name="ce123" office:value-type="string" calcext:value-type="string">
            <text:p>Plugin-1-3と同様。プラグイン名は「java」を「nppdf」に読み替える。</text:p>
          </table:table-cell>
          <table:table-cell table:style-name="ce123" table:formula="of:=IF([.N390]=&quot;&quot;;&quot;?&quot;;IF([.P390]=&quot;&quot;;&quot;新規&quot;;IF([.N390]=[.P390];&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dobe Acrobat");</text:p>
            <text:p>lockPref("extensions.force-addon-status@clear-code.com.plugins.0.enabledState", 1);</text:p>
          </table:table-cell>
          <table:table-cell table:style-name="ce41" table:formula="of:=IF([.P390]=&quot;&quot;;&quot;?&quot;;IF([.R390]=&quot;&quot;;&quot;新規&quot;;IF([.P390]=[.R390];&quot;&quot;;&quot;○&quot;)))">
            <text:p/>
          </table:table-cell>
          <table:table-cell table:style-name="ce205" office:value-type="string" calcext:value-type="string">
            <text:p>lockPref("extensions.force-addon-status@clear-code.com.plugins.0.pattern", "^Adobe Acrobat");</text:p>
            <text:p>lockPref("extensions.force-addon-status@clear-code.com.plugins.0.enabledState", 1);</text:p>
          </table:table-cell>
          <table:table-cell table:style-name="ce205" table:number-columns-repeated="2"/>
          <table:table-cell table:style-name="ce214"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Plugin-4(廃止)-1" calcext:value-type="string">
            <text:p>Plugin-4(廃止)-1</text:p>
          </table:table-cell>
          <table:table-cell table:style-name="ce41" office:value-type="string" calcext:value-type="string">
            <text:p>Plugin-4(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hockwave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Firefox 55で廃止</text:p>
            <text:p>https://bugzilla.mozilla.org/show_bug.cgi?id=1351490</text:p>
          </table:table-cell>
          <table:table-cell table:style-name="ce203" office:value-type="string" calcext:value-type="string">
            <text:p>ShockWave 12.3.1.201にて確認。pluginreg.datにINVALIDとして記録されることもなく認識されない。</text:p>
          </table:table-cell>
          <table:table-cell table:style-name="ce123" table:formula="of:=IF([.K391]=&quot;&quot;;&quot;?&quot;;IF([.N391]=&quot;&quot;;&quot;新規&quot;;IF([.K391]=[.N391];&quot;&quot;;&quot;変更あり&quot;)))" office:value-type="string" office:string-value="変更あり" calcext:value-type="string">
            <text:p>変更あり</text:p>
          </table:table-cell>
          <table:table-cell table:style-name="ce123" office:value-type="string" calcext:value-type="string">
            <text:p>Plugin-1-1と同様。プラグイン名は「java」を「np32dsw」に読み替える。</text:p>
          </table:table-cell>
          <table:table-cell table:style-name="ce123" table:formula="of:=IF([.N391]=&quot;&quot;;&quot;?&quot;;IF([.P391]=&quot;&quot;;&quot;新規&quot;;IF([.N391]=[.P391];&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or Director");</text:p>
            <text:p>lockPref("extensions.force-addon-status@clear-code.com.plugins.0.enabledState", 0);</text:p>
          </table:table-cell>
          <table:table-cell table:style-name="ce41" table:formula="of:=IF([.P391]=&quot;&quot;;&quot;?&quot;;IF([.R391]=&quot;&quot;;&quot;新規&quot;;IF([.P391]=[.R391];&quot;&quot;;&quot;○&quot;)))">
            <text:p/>
          </table:table-cell>
          <table:table-cell table:style-name="ce205" office:value-type="string" calcext:value-type="string">
            <text:p>lockPref("extensions.force-addon-status@clear-code.com.plugins.0.pattern", "^Shockwave for Director");</text:p>
            <text:p>lockPref("extensions.force-addon-status@clear-code.com.plugins.0.enabledState", 0);</text:p>
          </table:table-cell>
          <table:table-cell table:style-name="ce205" table:number-columns-repeated="2"/>
          <table:table-cell table:style-name="ce214"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Plugin-4(廃止)-2" calcext:value-type="string">
            <text:p>Plugin-4(廃止)-2</text:p>
          </table:table-cell>
          <table:table-cell table:style-name="ce41" office:value-type="string" calcext:value-type="string">
            <text:p>Plugin-4(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Firefox 55で廃止</text:p>
            <text:p>https://bugzilla.mozilla.org/show_bug.cgi?id=1351490</text:p>
          </table:table-cell>
          <table:table-cell table:style-name="ce203" office:value-type="string" calcext:value-type="string">
            <text:p>ShockWave 12.3.1.201にて確認。pluginreg.datにINVALIDとして記録されることもなく認識されない。</text:p>
          </table:table-cell>
          <table:table-cell table:style-name="ce123" table:formula="of:=IF([.K392]=&quot;&quot;;&quot;?&quot;;IF([.N392]=&quot;&quot;;&quot;新規&quot;;IF([.K392]=[.N392];&quot;&quot;;&quot;変更あり&quot;)))" office:value-type="string" office:string-value="変更あり" calcext:value-type="string">
            <text:p>変更あり</text:p>
          </table:table-cell>
          <table:table-cell table:style-name="ce123" office:value-type="string" calcext:value-type="string">
            <text:p>Plugin-1-2と同様。プラグイン名は「java」を「np32dsw」に読み替える。</text:p>
          </table:table-cell>
          <table:table-cell table:style-name="ce123" table:formula="of:=IF([.N392]=&quot;&quot;;&quot;?&quot;;IF([.P392]=&quot;&quot;;&quot;新規&quot;;IF([.N392]=[.P392];&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or Director");</text:p>
            <text:p>lockPref("extensions.force-addon-status@clear-code.com.plugins.0.enabledState", 2);</text:p>
          </table:table-cell>
          <table:table-cell table:style-name="ce41" table:formula="of:=IF([.P392]=&quot;&quot;;&quot;?&quot;;IF([.R392]=&quot;&quot;;&quot;新規&quot;;IF([.P392]=[.R392];&quot;&quot;;&quot;○&quot;)))">
            <text:p/>
          </table:table-cell>
          <table:table-cell table:style-name="ce205" office:value-type="string" calcext:value-type="string">
            <text:p>lockPref("extensions.force-addon-status@clear-code.com.plugins.0.pattern", "^Shockwave for Director");</text:p>
            <text:p>lockPref("extensions.force-addon-status@clear-code.com.plugins.0.enabledState", 2);</text:p>
          </table:table-cell>
          <table:table-cell table:style-name="ce205" table:number-columns-repeated="2"/>
          <table:table-cell table:style-name="ce214"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Plugin-4(廃止)-3" calcext:value-type="string">
            <text:p>Plugin-4(廃止)-3</text:p>
          </table:table-cell>
          <table:table-cell table:style-name="ce41" office:value-type="string" calcext:value-type="string">
            <text:p>Plugin-4(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text:span text:style-name="T19">Firefox 55で廃止</text:span></text:p>
            <text:p><text:span text:style-name="T19">https://bugzilla.mozilla.org/show_bug.cgi?id=1351490</text:span></text:p>
          </table:table-cell>
          <table:table-cell table:style-name="ce203" office:value-type="string" calcext:value-type="string">
            <text:p>ShockWave 12.3.1.201にて確認。pluginreg.datにINVALIDとして記録されることもなく認識されない。</text:p>
          </table:table-cell>
          <table:table-cell table:style-name="ce123" table:formula="of:=IF([.K393]=&quot;&quot;;&quot;?&quot;;IF([.N393]=&quot;&quot;;&quot;新規&quot;;IF([.K393]=[.N393];&quot;&quot;;&quot;変更あり&quot;)))" office:value-type="string" office:string-value="変更あり" calcext:value-type="string">
            <text:p>変更あり</text:p>
          </table:table-cell>
          <table:table-cell table:style-name="ce123" office:value-type="string" calcext:value-type="string">
            <text:p>Plugin-1-3と同様。プラグイン名は「java」を「np32dsw」に読み替える。</text:p>
          </table:table-cell>
          <table:table-cell table:style-name="ce123" table:formula="of:=IF([.N393]=&quot;&quot;;&quot;?&quot;;IF([.P393]=&quot;&quot;;&quot;新規&quot;;IF([.N393]=[.P393];&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hockwave for Director");</text:p>
            <text:p>lockPref("extensions.force-addon-status@clear-code.com.plugins.0.enabledState", 1);</text:p>
          </table:table-cell>
          <table:table-cell table:style-name="ce41" table:formula="of:=IF([.P393]=&quot;&quot;;&quot;?&quot;;IF([.R393]=&quot;&quot;;&quot;新規&quot;;IF([.P393]=[.R393];&quot;&quot;;&quot;○&quot;)))">
            <text:p/>
          </table:table-cell>
          <table:table-cell table:style-name="ce205" office:value-type="string" calcext:value-type="string">
            <text:p>lockPref("extensions.force-addon-status@clear-code.com.plugins.0.pattern", "^Shockwave for Director");</text:p>
            <text:p>lockPref("extensions.force-addon-status@clear-code.com.plugins.0.enabledState", 1);</text:p>
          </table:table-cell>
          <table:table-cell table:style-name="ce205" table:number-columns-repeated="2"/>
          <table:table-cell table:style-name="ce214"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Plugin-5(廃止)-1" calcext:value-type="string">
            <text:p>Plugin-5(廃止)-1</text:p>
          </table:table-cell>
          <table:table-cell table:style-name="ce41" office:value-type="string" calcext:value-type="string">
            <text:p>Plugin-5(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Silverlight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Firefox 53で廃止</text:p>
            <text:p>https://bugzilla.mozilla.org/show_bug.cgi?id=1318833</text:p>
          </table:table-cell>
          <table:table-cell table:style-name="ce203" office:value-type="string" calcext:value-type="string">
            <text:p>Silverlight 5.1.50907.0にて確認。INVALIDなプラグインとしてpluginreg.datに記録されるため指定が反映されない。</text:p>
            <text:p/>
            <text:p><text:span text:style-name="T29">Firefox 53で暫定的なサポートも削除された。https://bugzilla.mozilla.org/show_bug.cgi?id=1318833</text:span></text:p>
          </table:table-cell>
          <table:table-cell table:style-name="ce123" table:formula="of:=IF([.K394]=&quot;&quot;;&quot;?&quot;;IF([.N394]=&quot;&quot;;&quot;新規&quot;;IF([.K394]=[.N394];&quot;&quot;;&quot;変更あり&quot;)))" office:value-type="string" office:string-value="変更あり" calcext:value-type="string">
            <text:p>変更あり</text:p>
          </table:table-cell>
          <table:table-cell table:style-name="ce123" office:value-type="string" calcext:value-type="string">
            <text:p>Plugin-1-1と同様。プラグイン名は「java」を「npctrl」に読み替える。</text:p>
          </table:table-cell>
          <table:table-cell table:style-name="ce123" table:formula="of:=IF([.N394]=&quot;&quot;;&quot;?&quot;;IF([.P394]=&quot;&quot;;&quot;新規&quot;;IF([.N394]=[.P394];&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ilverlight Plug-In");</text:p>
            <text:p>lockPref("extensions.force-addon-status@clear-code.com.plugins.0.enabledState", 0);</text:p>
          </table:table-cell>
          <table:table-cell table:style-name="ce41" table:formula="of:=IF([.P394]=&quot;&quot;;&quot;?&quot;;IF([.R394]=&quot;&quot;;&quot;新規&quot;;IF([.P394]=[.R394];&quot;&quot;;&quot;○&quot;)))">
            <text:p/>
          </table:table-cell>
          <table:table-cell table:style-name="ce205" office:value-type="string" calcext:value-type="string">
            <text:p>lockPref("extensions.force-addon-status@clear-code.com.plugins.0.pattern", "^Silverlight Plug-In");</text:p>
            <text:p>lockPref("extensions.force-addon-status@clear-code.com.plugins.0.enabledState", 0);</text:p>
          </table:table-cell>
          <table:table-cell table:style-name="ce205" table:number-columns-repeated="2"/>
          <table:table-cell table:style-name="ce214"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Plugin-5(廃止)-2" calcext:value-type="string">
            <text:p>Plugin-5(廃止)-2</text:p>
          </table:table-cell>
          <table:table-cell table:style-name="ce41" office:value-type="string" calcext:value-type="string">
            <text:p>Plugin-5(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text:span text:style-name="T19">Firefox 53で廃止</text:span></text:p>
            <text:p><text:span text:style-name="T19">https://bugzilla.mozilla.org/show_bug.cgi?id=1318833</text:span></text:p>
          </table:table-cell>
          <table:table-cell table:style-name="ce203" office:value-type="string" calcext:value-type="string">
            <text:p>Silverlight 5.1.50907.0にて確認。INVALIDなプラグインとしてpluginreg.datに記録されるため指定が反映されない。</text:p>
          </table:table-cell>
          <table:table-cell table:style-name="ce123" table:formula="of:=IF([.K395]=&quot;&quot;;&quot;?&quot;;IF([.N395]=&quot;&quot;;&quot;新規&quot;;IF([.K395]=[.N395];&quot;&quot;;&quot;変更あり&quot;)))" office:value-type="string" office:string-value="変更あり" calcext:value-type="string">
            <text:p>変更あり</text:p>
          </table:table-cell>
          <table:table-cell table:style-name="ce123" office:value-type="string" calcext:value-type="string">
            <text:p>Plugin-1-2と同様。プラグイン名は「java」を「npctrl」に読み替える。</text:p>
          </table:table-cell>
          <table:table-cell table:style-name="ce123" table:formula="of:=IF([.N395]=&quot;&quot;;&quot;?&quot;;IF([.P395]=&quot;&quot;;&quot;新規&quot;;IF([.N395]=[.P395];&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ilverlight Plug-In");</text:p>
            <text:p>lockPref("extensions.force-addon-status@clear-code.com.plugins.0.enabledState", 2);</text:p>
          </table:table-cell>
          <table:table-cell table:style-name="ce41" table:formula="of:=IF([.P395]=&quot;&quot;;&quot;?&quot;;IF([.R395]=&quot;&quot;;&quot;新規&quot;;IF([.P395]=[.R395];&quot;&quot;;&quot;○&quot;)))">
            <text:p/>
          </table:table-cell>
          <table:table-cell table:style-name="ce205" office:value-type="string" calcext:value-type="string">
            <text:p>lockPref("extensions.force-addon-status@clear-code.com.plugins.0.pattern", "^Silverlight Plug-In");</text:p>
            <text:p>lockPref("extensions.force-addon-status@clear-code.com.plugins.0.enabledState", 2);</text:p>
          </table:table-cell>
          <table:table-cell table:style-name="ce205" table:number-columns-repeated="2"/>
          <table:table-cell table:style-name="ce214"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Plugin-5(廃止)-3" calcext:value-type="string">
            <text:p>Plugin-5(廃止)-3</text:p>
          </table:table-cell>
          <table:table-cell table:style-name="ce41" office:value-type="string" calcext:value-type="string">
            <text:p>Plugin-5(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text:span text:style-name="T19">Firefox 53で廃止</text:span></text:p>
            <text:p><text:span text:style-name="T19">https://bugzilla.mozilla.org/show_bug.cgi?id=1318833</text:span></text:p>
          </table:table-cell>
          <table:table-cell table:style-name="ce203" office:value-type="string" calcext:value-type="string">
            <text:p>Silverlight 5.1.50907.0にて確認。INVALIDなプラグインとしてpluginreg.datに記録されるため指定が反映されない。</text:p>
          </table:table-cell>
          <table:table-cell table:style-name="ce123" table:formula="of:=IF([.K396]=&quot;&quot;;&quot;?&quot;;IF([.N396]=&quot;&quot;;&quot;新規&quot;;IF([.K396]=[.N396];&quot;&quot;;&quot;変更あり&quot;)))" office:value-type="string" office:string-value="変更あり" calcext:value-type="string">
            <text:p>変更あり</text:p>
          </table:table-cell>
          <table:table-cell table:style-name="ce123" office:value-type="string" calcext:value-type="string">
            <text:p>Plugin-1-3と同様。プラグイン名は「java」を「npctrl」に読み替える。</text:p>
          </table:table-cell>
          <table:table-cell table:style-name="ce123" table:formula="of:=IF([.N396]=&quot;&quot;;&quot;?&quot;;IF([.P396]=&quot;&quot;;&quot;新規&quot;;IF([.N396]=[.P396];&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Silverlight Plug-In");</text:p>
            <text:p>lockPref("extensions.force-addon-status@clear-code.com.plugins.0.enabledState", 1);</text:p>
          </table:table-cell>
          <table:table-cell table:style-name="ce41" table:formula="of:=IF([.P396]=&quot;&quot;;&quot;?&quot;;IF([.R396]=&quot;&quot;;&quot;新規&quot;;IF([.P396]=[.R396];&quot;&quot;;&quot;○&quot;)))">
            <text:p/>
          </table:table-cell>
          <table:table-cell table:style-name="ce205" office:value-type="string" calcext:value-type="string">
            <text:p>lockPref("extensions.force-addon-status@clear-code.com.plugins.0.pattern", "^Silverlight Plug-In");</text:p>
            <text:p>lockPref("extensions.force-addon-status@clear-code.com.plugins.0.enabledState", 1);</text:p>
          </table:table-cell>
          <table:table-cell table:style-name="ce205" table:number-columns-repeated="2"/>
          <table:table-cell table:style-name="ce214"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Plugin-6(廃止)-1" calcext:value-type="string">
            <text:p>Plugin-6(廃止)-1</text:p>
          </table:table-cell>
          <table:table-cell table:style-name="ce41" office:value-type="string" calcext:value-type="string">
            <text:p>Plugin-6(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Windows Media Player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既定）</text:p>
          </table:table-cell>
          <table:table-cell table:style-name="ce41"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text:span text:style-name="T19">Firefox 55で廃止</text:span></text:p>
            <text:p><text:span text:style-name="T19">https://bugzilla.mozilla.org/show_bug.cgi?id=1351490</text:span></text:p>
          </table:table-cell>
          <table:table-cell table:style-name="ce203" office:value-type="string" calcext:value-type="string">
            <text:p>Windows Media Player 12.0.16299.129にて確認。dllが存在しないため確認不可。http://www.interoperabilitybridges.com/Windows-</text:p>
            <text:p>Media-Player-Firefox-Plugin-Download はサイトが消滅している。</text:p>
          </table:table-cell>
          <table:table-cell table:style-name="ce123" table:formula="of:=IF([.K397]=&quot;&quot;;&quot;?&quot;;IF([.N397]=&quot;&quot;;&quot;新規&quot;;IF([.K397]=[.N397];&quot;&quot;;&quot;変更あり&quot;)))" office:value-type="string" office:string-value="変更あり" calcext:value-type="string">
            <text:p>変更あり</text:p>
          </table:table-cell>
          <table:table-cell table:style-name="ce123" office:value-type="string" calcext:value-type="string">
            <text:p>Plugin-1-1と同様。プラグイン名は「java」を「np-mswmp」に読み替える。</text:p>
          </table:table-cell>
          <table:table-cell table:style-name="ce123" table:formula="of:=IF([.N397]=&quot;&quot;;&quot;?&quot;;IF([.P397]=&quot;&quot;;&quot;新規&quot;;IF([.N397]=[.P397];&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1" table:formula="of:=IF([.P397]=&quot;&quot;;&quot;?&quot;;IF([.R397]=&quot;&quot;;&quot;新規&quot;;IF([.P397]=[.R397];&quot;&quot;;&quot;○&quot;)))">
            <text:p/>
          </table:table-cell>
          <table:table-cell table:style-name="ce205"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205" table:number-columns-repeated="2"/>
          <table:table-cell table:style-name="ce214"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Plugin-6(廃止)-2" calcext:value-type="string">
            <text:p>Plugin-6(廃止)-2</text:p>
          </table:table-cell>
          <table:table-cell table:style-name="ce41" office:value-type="string" calcext:value-type="string">
            <text:p>Plugin-6(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text:span text:style-name="T19">Firefox 55で廃止</text:span></text:p>
            <text:p><text:span text:style-name="T19">https://bugzilla.mozilla.org/show_bug.cgi?id=1351490</text:span></text:p>
          </table:table-cell>
          <table:table-cell table:style-name="ce203" office:value-type="string" calcext:value-type="string">
            <text:p>Windows Media Player 12.0.16299.129にて確認。dllが存在しないため確認不可。</text:p>
          </table:table-cell>
          <table:table-cell table:style-name="ce123" table:formula="of:=IF([.K398]=&quot;&quot;;&quot;?&quot;;IF([.N398]=&quot;&quot;;&quot;新規&quot;;IF([.K398]=[.N398];&quot;&quot;;&quot;変更あり&quot;)))" office:value-type="string" office:string-value="変更あり" calcext:value-type="string">
            <text:p>変更あり</text:p>
          </table:table-cell>
          <table:table-cell table:style-name="ce123"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23" table:formula="of:=IF([.N398]=&quot;&quot;;&quot;?&quot;;IF([.P398]=&quot;&quot;;&quot;新規&quot;;IF([.N398]=[.P398];&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1" table:formula="of:=IF([.P398]=&quot;&quot;;&quot;?&quot;;IF([.R398]=&quot;&quot;;&quot;新規&quot;;IF([.P398]=[.R398];&quot;&quot;;&quot;○&quot;)))">
            <text:p/>
          </table:table-cell>
          <table:table-cell table:style-name="ce205"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205" table:number-columns-repeated="2"/>
          <table:table-cell table:style-name="ce214"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Plugin-6(廃止)-3" calcext:value-type="string">
            <text:p>Plugin-6(廃止)-3</text:p>
          </table:table-cell>
          <table:table-cell table:style-name="ce41" office:value-type="string" calcext:value-type="string">
            <text:p>Plugin-6(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text:p>
          </table:table-cell>
          <table:table-cell table:style-name="ce41"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text:span text:style-name="T19">Firefox 55で廃止</text:span></text:p>
            <text:p><text:span text:style-name="T19">https://bugzilla.mozilla.org/show_bug.cgi?id=1351490</text:span></text:p>
          </table:table-cell>
          <table:table-cell table:style-name="ce203" office:value-type="string" calcext:value-type="string">
            <text:p>Windows Media Player 12.0.16299.129にて確認。dllが存在しないため確認不可。</text:p>
          </table:table-cell>
          <table:table-cell table:style-name="ce123" table:formula="of:=IF([.K399]=&quot;&quot;;&quot;?&quot;;IF([.N399]=&quot;&quot;;&quot;新規&quot;;IF([.K399]=[.N399];&quot;&quot;;&quot;変更あり&quot;)))" office:value-type="string" office:string-value="変更あり" calcext:value-type="string">
            <text:p>変更あり</text:p>
          </table:table-cell>
          <table:table-cell table:style-name="ce123"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23" table:formula="of:=IF([.N399]=&quot;&quot;;&quot;?&quot;;IF([.P399]=&quot;&quot;;&quot;新規&quot;;IF([.N399]=[.P399];&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1" table:formula="of:=IF([.P399]=&quot;&quot;;&quot;?&quot;;IF([.R399]=&quot;&quot;;&quot;新規&quot;;IF([.P399]=[.R399];&quot;&quot;;&quot;○&quot;)))">
            <text:p/>
          </table:table-cell>
          <table:table-cell table:style-name="ce205"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205" table:number-columns-repeated="2"/>
          <table:table-cell table:style-name="ce214"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Plugin-7(廃止)-1" calcext:value-type="string">
            <text:p>Plugin-7(廃止)-1</text:p>
          </table:table-cell>
          <table:table-cell table:style-name="ce41" office:value-type="string" calcext:value-type="string">
            <text:p>Plugin-7(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Cisco WebEx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既定）</text:p>
          </table:table-cell>
          <table:table-cell table:style-name="ce41"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https://addons.mozilla.org/ja/firefox/addon/cisco-webex-extension/</text:p>
            <text:p>WebExtensionsに移行したため廃止</text:p>
          </table:table-cell>
          <table:table-cell table:style-name="ce123"/>
          <table:table-cell table:style-name="ce123" table:formula="of:=IF([.K400]=&quot;&quot;;&quot;?&quot;;IF([.N400]=&quot;&quot;;&quot;新規&quot;;IF([.K400]=[.N400];&quot;&quot;;&quot;変更あり&quot;)))" office:value-type="string" office:string-value="変更あり" calcext:value-type="string">
            <text:p>変更あり</text:p>
          </table:table-cell>
          <table:table-cell table:style-name="ce123" office:value-type="string" calcext:value-type="string">
            <text:p>Plugin-1-1と同様。プラグイン名は「java」を「npatgpc」に読み替える。</text:p>
          </table:table-cell>
          <table:table-cell table:style-name="ce123" table:formula="of:=IF([.N400]=&quot;&quot;;&quot;?&quot;;IF([.P400]=&quot;&quot;;&quot;新規&quot;;IF([.N400]=[.P400];&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1" table:formula="of:=IF([.P400]=&quot;&quot;;&quot;?&quot;;IF([.R400]=&quot;&quot;;&quot;新規&quot;;IF([.P400]=[.R400];&quot;&quot;;&quot;○&quot;)))">
            <text:p/>
          </table:table-cell>
          <table:table-cell table:style-name="ce205"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205" table:number-columns-repeated="2"/>
          <table:table-cell table:style-name="ce214"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7(廃止)-2" calcext:value-type="string">
            <text:p>Plugin-7(廃止)-2</text:p>
          </table:table-cell>
          <table:table-cell table:style-name="ce41" office:value-type="string" calcext:value-type="string">
            <text:p>Plugin-7(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https://addons.mozilla.org/ja/firefox/addon/cisco-webex-extension/</text:p>
            <text:p>WebExtensionsに移行したため廃止</text:p>
          </table:table-cell>
          <table:table-cell table:style-name="ce123"/>
          <table:table-cell table:style-name="ce123" table:formula="of:=IF([.K401]=&quot;&quot;;&quot;?&quot;;IF([.N401]=&quot;&quot;;&quot;新規&quot;;IF([.K401]=[.N401];&quot;&quot;;&quot;変更あり&quot;)))" office:value-type="string" office:string-value="変更あり" calcext:value-type="string">
            <text:p>変更あり</text:p>
          </table:table-cell>
          <table:table-cell table:style-name="ce123"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23" table:formula="of:=IF([.N401]=&quot;&quot;;&quot;?&quot;;IF([.P401]=&quot;&quot;;&quot;新規&quot;;IF([.N401]=[.P401];&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1" table:formula="of:=IF([.P401]=&quot;&quot;;&quot;?&quot;;IF([.R401]=&quot;&quot;;&quot;新規&quot;;IF([.P401]=[.R401];&quot;&quot;;&quot;○&quot;)))">
            <text:p/>
          </table:table-cell>
          <table:table-cell table:style-name="ce205"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205" table:number-columns-repeated="2"/>
          <table:table-cell table:style-name="ce214"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7(廃止)-3" calcext:value-type="string">
            <text:p>Plugin-7(廃止)-3</text:p>
          </table:table-cell>
          <table:table-cell table:style-name="ce41" office:value-type="string" calcext:value-type="string">
            <text:p>Plugin-7(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text:p>
          </table:table-cell>
          <table:table-cell table:style-name="ce41"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https://addons.mozilla.org/ja/firefox/addon/cisco-webex-extension/</text:p>
            <text:p>WebExtensionsに移行したため廃止</text:p>
          </table:table-cell>
          <table:table-cell table:style-name="ce123"/>
          <table:table-cell table:style-name="ce123" table:formula="of:=IF([.K402]=&quot;&quot;;&quot;?&quot;;IF([.N402]=&quot;&quot;;&quot;新規&quot;;IF([.K402]=[.N402];&quot;&quot;;&quot;変更あり&quot;)))" office:value-type="string" office:string-value="変更あり" calcext:value-type="string">
            <text:p>変更あり</text:p>
          </table:table-cell>
          <table:table-cell table:style-name="ce123"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23" table:formula="of:=IF([.N402]=&quot;&quot;;&quot;?&quot;;IF([.P402]=&quot;&quot;;&quot;新規&quot;;IF([.N402]=[.P402];&quot;&quot;;&quot;変更あり&quot;)))" office:value-type="string" office:string-value="変更あり" calcext:value-type="string">
            <text:p>変更あり</text:p>
          </table:table-cell>
          <table:table-cell table:style-name="ce20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1" table:formula="of:=IF([.P402]=&quot;&quot;;&quot;?&quot;;IF([.R402]=&quot;&quot;;&quot;新規&quot;;IF([.P402]=[.R402];&quot;&quot;;&quot;○&quot;)))">
            <text:p/>
          </table:table-cell>
          <table:table-cell table:style-name="ce205"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205" table:number-columns-repeated="2"/>
          <table:table-cell table:style-name="ce214"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403]&lt;&gt;&quot;&quot;;NOT(ISNUMBER(FIND(&quot;廃止&quot;;[.$D403])));NOT(ISNUMBER(FIND(&quot;廃止&quot;;[.$E403]))));MAX([.$B$1:.$B402])+1;&quot;&quot;)" office:value-type="float" office:value="323" calcext:value-type="float">
            <text:p>323</text:p>
          </table:table-cell>
          <table:table-cell table:style-name="ce5" table:formula="of:=CONCATENATE([.$D403];&quot;-&quot;;[.$E403])" office:value-type="string" office:string-value="Plugin-8-1" calcext:value-type="string">
            <text:p>Plugin-8-1</text:p>
          </table:table-cell>
          <table:table-cell table:style-name="ce41" office:value-type="string" calcext:value-type="string">
            <text:p>Plugin-8</text:p>
          </table:table-cell>
          <table:table-cell table:style-name="ce41" office:value-type="float" office:value="1" calcext:value-type="float">
            <text:p>1</text:p>
          </table:table-cell>
          <table:table-cell table:style-name="ce15" office:value-type="string" calcext:value-type="string" table:number-columns-spanned="1" table:number-rows-spanned="2">
            <text:p>プラグイン</text:p>
          </table:table-cell>
          <table:table-cell table:style-name="ce15" office:value-type="string" calcext:value-type="string" table:number-columns-spanned="1" table:number-rows-spanned="2">
            <text:p>Gecko Media Pluginの利用の可否</text:p>
          </table:table-cell>
          <table:table-cell table:style-name="ce15" office:value-type="string" calcext:value-type="string" table:number-columns-spanned="1" table:number-rows-spanned="2">
            <text:p>-</text:p>
          </table:table-cell>
          <table:table-cell table:style-name="ce41" office:value-type="string" calcext:value-type="string">
            <text:p>許可する（規定）</text:p>
          </table:table-cell>
          <table:table-cell table:style-name="ce41" office:value-type="string" calcext:value-type="string">
            <text:p>-</text:p>
          </table:table-cell>
          <table:table-cell table:style-name="ce42" office:value-type="string" calcext:value-type="string">
            <text:p>-</text:p>
          </table:table-cell>
          <table:table-cell table:style-name="ce42" office:value-type="string" calcext:value-type="string">
            <text:p>「OpenH264 Video Codec」もしくは「Widevine Content Decryption Module」が対象</text:p>
          </table:table-cell>
          <table:table-cell table:style-name="ce123" table:formula="of:=IF([.K403]=&quot;&quot;;&quot;?&quot;;IF([.N403]=&quot;&quot;;&quot;新規&quot;;IF([.K403]=[.N403];&quot;&quot;;&quot;変更あり&quot;)))">
            <text:p/>
          </table:table-cell>
          <table:table-cell table:style-name="ce42" office:value-type="string" calcext:value-type="string">
            <text:p>-</text:p>
          </table:table-cell>
          <table:table-cell table:style-name="ce123" table:formula="of:=IF([.N403]=&quot;&quot;;&quot;?&quot;;IF([.P403]=&quot;&quot;;&quot;新規&quot;;IF([.N403]=[.P403];&quot;&quot;;&quot;変更あり&quot;)))">
            <text:p/>
          </table:table-cell>
          <table:table-cell table:style-name="ce42" office:value-type="string" calcext:value-type="string">
            <text:p>-</text:p>
          </table:table-cell>
          <table:table-cell table:style-name="ce41" table:formula="of:=IF([.P403]=&quot;&quot;;&quot;?&quot;;IF([.R403]=&quot;&quot;;&quot;新規&quot;;IF([.P403]=[.R403];&quot;&quot;;&quot;○&quot;)))">
            <text:p/>
          </table:table-cell>
          <table:table-cell table:style-name="ce205" office:value-type="string" calcext:value-type="string">
            <text:p>-</text:p>
          </table:table-cell>
          <table:table-cell table:style-name="ce205" table:number-columns-repeated="2"/>
          <table:table-cell table:style-name="ce214"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404]&lt;&gt;&quot;&quot;;NOT(ISNUMBER(FIND(&quot;廃止&quot;;[.$D404])));NOT(ISNUMBER(FIND(&quot;廃止&quot;;[.$E404]))));MAX([.$B$1:.$B403])+1;&quot;&quot;)" office:value-type="float" office:value="324" calcext:value-type="float">
            <text:p>324</text:p>
          </table:table-cell>
          <table:table-cell table:style-name="ce5" table:formula="of:=CONCATENATE([.$D404];&quot;-&quot;;[.$E404])" office:value-type="string" office:string-value="Plugin-8-2" calcext:value-type="string">
            <text:p>Plugin-8-2</text:p>
          </table:table-cell>
          <table:table-cell table:style-name="ce41" office:value-type="string" calcext:value-type="string">
            <text:p>Plugin-8</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126" office:value-type="string" calcext:value-type="string">
            <text:p>1. MCDで設定を反映する</text:p>
            <text:p>2. アドオン「globalChrome.css」互換のスクリプトを導入する</text:p>
            <text:p>3. globalChrome.cssで設定を反映する</text:p>
          </table:table-cell>
          <table:table-cell table:style-name="ce4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3">lockPref("media.gmp-widevinecdm.enabled",false);</text:span></text:p>
            <text:p><text:span text:style-name="T13">lockPref("media.gmp-widevinecdm.autoupdate",false);</text:span></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1"/>
          <table:table-cell table:style-name="ce123" table:formula="of:=IF([.K404]=&quot;&quot;;&quot;?&quot;;IF([.N404]=&quot;&quot;;&quot;新規&quot;;IF([.K404]=[.N404];&quot;&quot;;&quot;変更あり&quot;)))" office:value-type="string" office:string-value="変更あり" calcext:value-type="string">
            <text:p>変更あり</text:p>
          </table:table-cell>
          <table:table-cell table:style-name="ce4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23" table:formula="of:=IF([.N404]=&quot;&quot;;&quot;?&quot;;IF([.P404]=&quot;&quot;;&quot;新規&quot;;IF([.N404]=[.P404];&quot;&quot;;&quot;変更あり&quot;)))">
            <text:p/>
          </table:table-cell>
          <table:table-cell table:style-name="ce205"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1" table:formula="of:=IF([.P404]=&quot;&quot;;&quot;?&quot;;IF([.R404]=&quot;&quot;;&quot;新規&quot;;IF([.P404]=[.R404];&quot;&quot;;&quot;○&quot;)))" office:value-type="string" office:string-value="○" calcext:value-type="string">
            <text:p>○</text:p>
          </table:table-cell>
          <table:table-cell table:style-name="ce205"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205" table:number-columns-repeated="2"/>
          <table:table-cell table:style-name="ce214"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05]&lt;&gt;&quot;&quot;;NOT(ISNUMBER(FIND(&quot;廃止&quot;;[.$D405])));NOT(ISNUMBER(FIND(&quot;廃止&quot;;[.$E405]))));MAX([.$B$1:.$B404])+1;&quot;&quot;)">
            <text:p/>
          </table:table-cell>
          <table:table-cell table:style-name="ce5" table:formula="of:=CONCATENATE([.$D405];&quot;-&quot;;[.$E405])" office:value-type="string" office:string-value="Plugin-9(廃止)-1" calcext:value-type="string">
            <text:p>Plugin-9(廃止)-1</text:p>
          </table:table-cell>
          <table:table-cell table:style-name="ce41" office:value-type="string" calcext:value-type="string">
            <text:p>Plugin-9(廃止)</text:p>
          </table:table-cell>
          <table:table-cell table:style-name="ce41" office:value-type="float" office:value="1" calcext:value-type="float">
            <text:p>1</text:p>
          </table:table-cell>
          <table:table-cell table:style-name="ce17" office:value-type="string" calcext:value-type="string" table:number-columns-spanned="1" table:number-rows-spanned="3">
            <text:p>セキュリティ</text:p>
          </table:table-cell>
          <table:table-cell table:style-name="ce17" office:value-type="string" calcext:value-type="string" table:number-columns-spanned="1" table:number-rows-spanned="3">
            <text:p>IcedTeaプラグインの有効・無効の制御</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Firefox 56で廃止</text:p>
            <text:p>https://bugzilla.mozilla.org/show_bug.cgi?id=1279218</text:p>
          </table:table-cell>
          <table:table-cell table:style-name="ce203" office:value-type="string" calcext:value-type="string">
            <text:p>icedtea-8-pluginで確認したが、IcedTeaPlugin.soはINVALIDとして認識された。</text:p>
          </table:table-cell>
          <table:table-cell table:style-name="ce123" table:formula="of:=IF([.K405]=&quot;&quot;;&quot;?&quot;;IF([.N405]=&quot;&quot;;&quot;新規&quot;;IF([.K405]=[.N405];&quot;&quot;;&quot;変更あり&quot;)))" office:value-type="string" office:string-value="変更あり" calcext:value-type="string">
            <text:p>変更あり</text:p>
          </table:table-cell>
          <table:table-cell table:style-name="ce123" office:value-type="string" calcext:value-type="string">
            <text:p>Plugin-1-1と同様。プラグイン名は「java」を「libnpjp」（または「libnpjp2」）に読み替える。</text:p>
          </table:table-cell>
          <table:table-cell table:style-name="ce123" table:formula="of:=IF([.N405]=&quot;&quot;;&quot;?&quot;;IF([.P405]=&quot;&quot;;&quot;新規&quot;;IF([.N405]=[.P405];&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IcedTea-Web Plugin");</text:p>
            <text:p>lockPref("extensions.force-addon-status@clear-code.com.plugins.0.enabledState", 0);</text:p>
          </table:table-cell>
          <table:table-cell table:style-name="ce41" table:formula="of:=IF([.P405]=&quot;&quot;;&quot;?&quot;;IF([.R405]=&quot;&quot;;&quot;新規&quot;;IF([.P405]=[.R405];&quot;&quot;;&quot;○&quot;)))">
            <text:p/>
          </table:table-cell>
          <table:table-cell table:style-name="ce205" office:value-type="string" calcext:value-type="string">
            <text:p>lockPref("extensions.force-addon-status@clear-code.com.plugins.0.pattern", "^IcedTea-Web Plugin");</text:p>
            <text:p>lockPref("extensions.force-addon-status@clear-code.com.plugins.0.enabledState", 0);</text:p>
          </table:table-cell>
          <table:table-cell table:style-name="ce205"/>
          <table:table-cell table:style-name="ce205"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214"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406]&lt;&gt;&quot;&quot;;NOT(ISNUMBER(FIND(&quot;廃止&quot;;[.$D406])));NOT(ISNUMBER(FIND(&quot;廃止&quot;;[.$E406]))));MAX([.$B$1:.$B405])+1;&quot;&quot;)">
            <text:p/>
          </table:table-cell>
          <table:table-cell table:style-name="ce5" table:formula="of:=CONCATENATE([.$D406];&quot;-&quot;;[.$E406])" office:value-type="string" office:string-value="Plugin-9(廃止)-2" calcext:value-type="string">
            <text:p>Plugin-9(廃止)-2</text:p>
          </table:table-cell>
          <table:table-cell table:style-name="ce41" office:value-type="string" calcext:value-type="string">
            <text:p>Plugin-9(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text:span text:style-name="T19">Firefox 56で廃止</text:span></text:p>
            <text:p><text:span text:style-name="T19">https://bugzilla.mozilla.org/show_bug.cgi?id=1279218</text:span></text:p>
          </table:table-cell>
          <table:table-cell table:style-name="ce203" office:value-type="string" calcext:value-type="string">
            <text:p>icedtea-8-pluginで確認したが、IcedTeaPlugin.soはINVALIDとして認識された。</text:p>
          </table:table-cell>
          <table:table-cell table:style-name="ce123" table:formula="of:=IF([.K406]=&quot;&quot;;&quot;?&quot;;IF([.N406]=&quot;&quot;;&quot;新規&quot;;IF([.K406]=[.N406];&quot;&quot;;&quot;変更あり&quot;)))" office:value-type="string" office:string-value="変更あり" calcext:value-type="string">
            <text:p>変更あり</text:p>
          </table:table-cell>
          <table:table-cell table:style-name="ce123" office:value-type="string" calcext:value-type="string">
            <text:p>Plugin-1-2と同様。プラグイン名は「java」を「libnpjp」（または「libnpjp2」）に読み替える。</text:p>
          </table:table-cell>
          <table:table-cell table:style-name="ce123" table:formula="of:=IF([.N406]=&quot;&quot;;&quot;?&quot;;IF([.P406]=&quot;&quot;;&quot;新規&quot;;IF([.N406]=[.P406];&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IcedTea-Web Plugin");</text:p>
            <text:p>lockPref("extensions.force-addon-status@clear-code.com.plugins.0.enabledState", 2);</text:p>
          </table:table-cell>
          <table:table-cell table:style-name="ce41" table:formula="of:=IF([.P406]=&quot;&quot;;&quot;?&quot;;IF([.R406]=&quot;&quot;;&quot;新規&quot;;IF([.P406]=[.R406];&quot;&quot;;&quot;○&quot;)))">
            <text:p/>
          </table:table-cell>
          <table:table-cell table:style-name="ce205" office:value-type="string" calcext:value-type="string">
            <text:p>lockPref("extensions.force-addon-status@clear-code.com.plugins.0.pattern", "^IcedTea-Web Plugin");</text:p>
            <text:p>lockPref("extensions.force-addon-status@clear-code.com.plugins.0.enabledState", 2);</text:p>
          </table:table-cell>
          <table:table-cell table:style-name="ce205" table:number-columns-repeated="2"/>
          <table:table-cell table:style-name="ce214"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9(廃止)-3" calcext:value-type="string">
            <text:p>Plugin-9(廃止)-3</text:p>
          </table:table-cell>
          <table:table-cell table:style-name="ce41" office:value-type="string" calcext:value-type="string">
            <text:p>Plugin-9(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23" office:value-type="string" calcext:value-type="string">
            <text:p><text:span text:style-name="T19">Firefox 56で廃止</text:span></text:p>
            <text:p><text:span text:style-name="T19">https://bugzilla.mozilla.org/show_bug.cgi?id=1279218</text:span></text:p>
          </table:table-cell>
          <table:table-cell table:style-name="ce203" office:value-type="string" calcext:value-type="string">
            <text:p>icedtea-8-pluginで確認したが、IcedTeaPlugin.soはINVALIDとして認識された。</text:p>
          </table:table-cell>
          <table:table-cell table:style-name="ce123" table:formula="of:=IF([.K407]=&quot;&quot;;&quot;?&quot;;IF([.N407]=&quot;&quot;;&quot;新規&quot;;IF([.K407]=[.N407];&quot;&quot;;&quot;変更あり&quot;)))" office:value-type="string" office:string-value="変更あり" calcext:value-type="string">
            <text:p>変更あり</text:p>
          </table:table-cell>
          <table:table-cell table:style-name="ce123" office:value-type="string" calcext:value-type="string">
            <text:p>Plugin-1-3と同様。プラグイン名は「java」を「libnpjp」（または「libnpjp2」）に読み替える。</text:p>
          </table:table-cell>
          <table:table-cell table:style-name="ce123" table:formula="of:=IF([.N407]=&quot;&quot;;&quot;?&quot;;IF([.P407]=&quot;&quot;;&quot;新規&quot;;IF([.N407]=[.P407];&quot;&quot;;&quot;変更あり&quot;)))" office:value-type="string" office:string-value="変更あり" calcext:value-type="string">
            <text:p>変更あり</text:p>
          </table:table-cell>
          <table:table-cell table:style-name="ce42" office:value-type="string" calcext:value-type="string">
            <text:p>lockPref("extensions.force-addon-status@clear-code.com.plugins.0.pattern", "^IcedTea-Web Plugin");</text:p>
            <text:p>lockPref("extensions.force-addon-status@clear-code.com.plugins.0.enabledState", 1);</text:p>
          </table:table-cell>
          <table:table-cell table:style-name="ce41" table:formula="of:=IF([.P407]=&quot;&quot;;&quot;?&quot;;IF([.R407]=&quot;&quot;;&quot;新規&quot;;IF([.P407]=[.R407];&quot;&quot;;&quot;○&quot;)))">
            <text:p/>
          </table:table-cell>
          <table:table-cell table:style-name="ce205" office:value-type="string" calcext:value-type="string">
            <text:p>lockPref("extensions.force-addon-status@clear-code.com.plugins.0.pattern", "^IcedTea-Web Plugin");</text:p>
            <text:p>lockPref("extensions.force-addon-status@clear-code.com.plugins.0.enabledState", 1);</text:p>
          </table:table-cell>
          <table:table-cell table:style-name="ce205" table:number-columns-repeated="2"/>
          <table:table-cell table:style-name="ce214"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08]&lt;&gt;&quot;&quot;;NOT(ISNUMBER(FIND(&quot;廃止&quot;;[.$D408])));NOT(ISNUMBER(FIND(&quot;廃止&quot;;[.$E408]))));MAX([.$B$1:.$B407])+1;&quot;&quot;)" office:value-type="float" office:value="325" calcext:value-type="float">
            <text:p>325</text:p>
          </table:table-cell>
          <table:table-cell table:style-name="ce5" table:formula="of:=CONCATENATE([.$D408];&quot;-&quot;;[.$E408])" office:value-type="string" office:string-value="Plugin-10-1" calcext:value-type="string">
            <text:p>Plugin-10-1</text:p>
          </table:table-cell>
          <table:table-cell table:style-name="ce41" office:value-type="string" calcext:value-type="string">
            <text:p>Plugin-10</text:p>
          </table:table-cell>
          <table:table-cell table:style-name="ce41" office:value-type="float" office:value="1" calcext:value-type="float">
            <text:p>1</text:p>
          </table:table-cell>
          <table:table-cell table:style-name="ce17" office:value-type="string" calcext:value-type="string" table:number-columns-spanned="1" table:number-rows-spanned="3">
            <text:p>プラグイン</text:p>
          </table:table-cell>
          <table:table-cell table:style-name="ce17" office:value-type="string" calcext:value-type="string" table:number-columns-spanned="1" table:number-rows-spanned="3">
            <text:p>すべてのプラグインの初期状態</text:p>
          </table:table-cell>
          <table:table-cell table:style-name="ce17" office:value-type="string" calcext:value-type="string" table:number-columns-spanned="1" table:number-rows-spanned="3">
            <text:p>-</text:p>
          </table:table-cell>
          <table:table-cell table:style-name="ce41" office:value-type="string" calcext:value-type="string">
            <text:p>常に無効化する</text:p>
          </table:table-cell>
          <table:table-cell table:style-name="ce41" office:value-type="string" calcext:value-type="string">
            <text:p>MCDで設定を反映する</text:p>
          </table:table-cell>
          <table:table-cell table:style-name="ce42" office:value-type="string" calcext:value-type="string">
            <text:p>lockPref("plugin.default.state", 0);</text:p>
          </table:table-cell>
          <table:table-cell table:style-name="ce197" office:value-type="string" calcext:value-type="string">
            <text:p>ソースコード上は実装があるものの実際には設定が反映されない</text:p>
          </table:table-cell>
          <table:table-cell table:style-name="ce123" table:formula="of:=IF([.K408]=&quot;&quot;;&quot;?&quot;;IF([.N408]=&quot;&quot;;&quot;新規&quot;;IF([.K408]=[.N408];&quot;&quot;;&quot;変更あり&quot;)))">
            <text:p/>
          </table:table-cell>
          <table:table-cell table:style-name="ce42" office:value-type="string" calcext:value-type="string">
            <text:p>lockPref("plugin.default.state", 0);</text:p>
          </table:table-cell>
          <table:table-cell table:style-name="ce123" table:formula="of:=IF([.N408]=&quot;&quot;;&quot;?&quot;;IF([.P408]=&quot;&quot;;&quot;新規&quot;;IF([.N408]=[.P408];&quot;&quot;;&quot;変更あり&quot;)))">
            <text:p/>
          </table:table-cell>
          <table:table-cell table:style-name="ce42" office:value-type="string" calcext:value-type="string">
            <text:p>lockPref("plugin.default.state", 0);</text:p>
          </table:table-cell>
          <table:table-cell table:style-name="ce41" table:formula="of:=IF([.P408]=&quot;&quot;;&quot;?&quot;;IF([.R408]=&quot;&quot;;&quot;新規&quot;;IF([.P408]=[.R408];&quot;&quot;;&quot;○&quot;)))" office:value-type="string" office:string-value="新規" calcext:value-type="string">
            <text:p>新規</text:p>
          </table:table-cell>
          <table:table-cell table:style-name="ce205" table:number-columns-repeated="3"/>
          <table:table-cell table:style-name="ce214"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409]&lt;&gt;&quot;&quot;;NOT(ISNUMBER(FIND(&quot;廃止&quot;;[.$D409])));NOT(ISNUMBER(FIND(&quot;廃止&quot;;[.$E409]))));MAX([.$B$1:.$B408])+1;&quot;&quot;)" office:value-type="float" office:value="326" calcext:value-type="float">
            <text:p>326</text:p>
          </table:table-cell>
          <table:table-cell table:style-name="ce5" table:formula="of:=CONCATENATE([.$D409];&quot;-&quot;;[.$E409])" office:value-type="string" office:string-value="Plugin-10-2" calcext:value-type="string">
            <text:p>Plugin-10-2</text:p>
          </table:table-cell>
          <table:table-cell table:style-name="ce41" office:value-type="string" calcext:value-type="string">
            <text:p>Plugin-10</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常に有効化する</text:p>
          </table:table-cell>
          <table:table-cell table:style-name="ce41" office:value-type="string" calcext:value-type="string">
            <text:p>MCDで設定を反映する</text:p>
          </table:table-cell>
          <table:table-cell table:style-name="ce42" office:value-type="string" calcext:value-type="string">
            <text:p>lockPref("plugin.default.state", 2);</text:p>
          </table:table-cell>
          <table:table-cell table:style-name="ce42"/>
          <table:table-cell table:style-name="ce123" table:formula="of:=IF([.K409]=&quot;&quot;;&quot;?&quot;;IF([.N409]=&quot;&quot;;&quot;新規&quot;;IF([.K409]=[.N409];&quot;&quot;;&quot;変更あり&quot;)))">
            <text:p/>
          </table:table-cell>
          <table:table-cell table:style-name="ce42" office:value-type="string" calcext:value-type="string">
            <text:p>lockPref("plugin.default.state", 2);</text:p>
          </table:table-cell>
          <table:table-cell table:style-name="ce123" table:formula="of:=IF([.N409]=&quot;&quot;;&quot;?&quot;;IF([.P409]=&quot;&quot;;&quot;新規&quot;;IF([.N409]=[.P409];&quot;&quot;;&quot;変更あり&quot;)))">
            <text:p/>
          </table:table-cell>
          <table:table-cell table:style-name="ce42" office:value-type="string" calcext:value-type="string">
            <text:p>lockPref("plugin.default.state", 2);</text:p>
          </table:table-cell>
          <table:table-cell table:style-name="ce41" table:formula="of:=IF([.P409]=&quot;&quot;;&quot;?&quot;;IF([.R409]=&quot;&quot;;&quot;新規&quot;;IF([.P409]=[.R409];&quot;&quot;;&quot;○&quot;)))" office:value-type="string" office:string-value="新規" calcext:value-type="string">
            <text:p>新規</text:p>
          </table:table-cell>
          <table:table-cell table:style-name="ce205" table:number-columns-repeated="3"/>
          <table:table-cell table:style-name="ce214"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10]&lt;&gt;&quot;&quot;;NOT(ISNUMBER(FIND(&quot;廃止&quot;;[.$D410])));NOT(ISNUMBER(FIND(&quot;廃止&quot;;[.$E410]))));MAX([.$B$1:.$B409])+1;&quot;&quot;)" office:value-type="float" office:value="327" calcext:value-type="float">
            <text:p>327</text:p>
          </table:table-cell>
          <table:table-cell table:style-name="ce5" table:formula="of:=CONCATENATE([.$D410];&quot;-&quot;;[.$E410])" office:value-type="string" office:string-value="Plugin-10-3" calcext:value-type="string">
            <text:p>Plugin-10-3</text:p>
          </table:table-cell>
          <table:table-cell table:style-name="ce41" office:value-type="string" calcext:value-type="string">
            <text:p>Plugin-10</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クリックされたら有効にする（既定）</text:p>
          </table:table-cell>
          <table:table-cell table:style-name="ce41" office:value-type="string" calcext:value-type="string">
            <text:p>-</text:p>
          </table:table-cell>
          <table:table-cell table:style-name="ce42" office:value-type="string" calcext:value-type="string">
            <text:p>lockPref("plugin.default.state", 1);</text:p>
          </table:table-cell>
          <table:table-cell table:style-name="ce42"/>
          <table:table-cell table:style-name="ce123" table:formula="of:=IF([.K410]=&quot;&quot;;&quot;?&quot;;IF([.N410]=&quot;&quot;;&quot;新規&quot;;IF([.K410]=[.N410];&quot;&quot;;&quot;変更あり&quot;)))">
            <text:p/>
          </table:table-cell>
          <table:table-cell table:style-name="ce42" office:value-type="string" calcext:value-type="string">
            <text:p>lockPref("plugin.default.state", 1);</text:p>
          </table:table-cell>
          <table:table-cell table:style-name="ce123" table:formula="of:=IF([.N410]=&quot;&quot;;&quot;?&quot;;IF([.P410]=&quot;&quot;;&quot;新規&quot;;IF([.N410]=[.P410];&quot;&quot;;&quot;変更あり&quot;)))">
            <text:p/>
          </table:table-cell>
          <table:table-cell table:style-name="ce42" office:value-type="string" calcext:value-type="string">
            <text:p>lockPref("plugin.default.state", 1);</text:p>
          </table:table-cell>
          <table:table-cell table:style-name="ce41" table:formula="of:=IF([.P410]=&quot;&quot;;&quot;?&quot;;IF([.R410]=&quot;&quot;;&quot;新規&quot;;IF([.P410]=[.R410];&quot;&quot;;&quot;○&quot;)))" office:value-type="string" office:string-value="新規" calcext:value-type="string">
            <text:p>新規</text:p>
          </table:table-cell>
          <table:table-cell table:style-name="ce205" table:number-columns-repeated="3"/>
          <table:table-cell table:style-name="ce214"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411]&lt;&gt;&quot;&quot;;NOT(ISNUMBER(FIND(&quot;廃止&quot;;[.$D411])));NOT(ISNUMBER(FIND(&quot;廃止&quot;;[.$E411]))));MAX([.$B$1:.$B410])+1;&quot;&quot;)" office:value-type="float" office:value="328" calcext:value-type="float">
            <text:p>328</text:p>
          </table:table-cell>
          <table:table-cell table:style-name="ce5" table:formula="of:=CONCATENATE([.$D411];&quot;-&quot;;[.$E411])" office:value-type="string" office:string-value="External-1-1" calcext:value-type="string">
            <text:p>External-1-1</text:p>
          </table:table-cell>
          <table:table-cell table:style-name="ce41" office:value-type="string" calcext:value-type="string">
            <text:p>External-1</text:p>
          </table:table-cell>
          <table:table-cell table:style-name="ce41" office:value-type="float" office:value="1" calcext:value-type="float">
            <text:p>1</text:p>
          </table:table-cell>
          <table:table-cell table:style-name="ce15" office:value-type="string" calcext:value-type="string" table:number-columns-spanned="1" table:number-rows-spanned="2">
            <text:p>外部アプリケーションとの連携</text:p>
          </table:table-cell>
          <table:table-cell table:style-name="ce15" office:value-type="string" calcext:value-type="string" table:number-columns-spanned="1" table:number-rows-spanned="2">
            <text:p>ファイルをダウンロードして直接外部アプリケーションで開く時の挙動</text:p>
          </table:table-cell>
          <table:table-cell table:style-name="ce15" office:value-type="string" calcext:value-type="string" table:number-columns-spanned="1" table:number-rows-spanned="2">
            <text:p>-</text:p>
          </table:table-cell>
          <table:table-cell table:style-name="ce41" office:value-type="string" calcext:value-type="string">
            <text:p>ファイルを読み込み専用で開き、アプリケーション終了後に一時ファイルを削除する（既定）</text:p>
          </table:table-cell>
          <table:table-cell table:style-name="ce41" office:value-type="string" calcext:value-type="string">
            <text:p>MCDで設定を反映する</text:p>
          </table:table-cell>
          <table:table-cell table:style-name="ce42" office:value-type="string" calcext:value-type="string">
            <text:p>lockPref("browser.helperApps.deleteTempFileOnExit", true);</text:p>
          </table:table-cell>
          <table:table-cell table:style-name="ce42"/>
          <table:table-cell table:style-name="ce123" table:formula="of:=IF([.K411]=&quot;&quot;;&quot;?&quot;;IF([.N411]=&quot;&quot;;&quot;新規&quot;;IF([.K411]=[.N411];&quot;&quot;;&quot;変更あり&quot;)))">
            <text:p/>
          </table:table-cell>
          <table:table-cell table:style-name="ce42" office:value-type="string" calcext:value-type="string">
            <text:p>lockPref("browser.helperApps.deleteTempFileOnExit", true);</text:p>
          </table:table-cell>
          <table:table-cell table:style-name="ce123" table:formula="of:=IF([.N411]=&quot;&quot;;&quot;?&quot;;IF([.P411]=&quot;&quot;;&quot;新規&quot;;IF([.N411]=[.P411];&quot;&quot;;&quot;変更あり&quot;)))">
            <text:p/>
          </table:table-cell>
          <table:table-cell table:style-name="ce42" office:value-type="string" calcext:value-type="string">
            <text:p>lockPref("browser.helperApps.deleteTempFileOnExit", true);</text:p>
          </table:table-cell>
          <table:table-cell table:style-name="ce41" table:formula="of:=IF([.P411]=&quot;&quot;;&quot;?&quot;;IF([.R411]=&quot;&quot;;&quot;新規&quot;;IF([.P411]=[.R411];&quot;&quot;;&quot;○&quot;)))">
            <text:p/>
          </table:table-cell>
          <table:table-cell table:style-name="ce205" office:value-type="string" calcext:value-type="string">
            <text:p>lockPref("browser.helperApps.deleteTempFileOnExit", true);</text:p>
          </table:table-cell>
          <table:table-cell table:style-name="ce205" table:number-columns-repeated="2"/>
          <table:table-cell table:style-name="ce214"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412]&lt;&gt;&quot;&quot;;NOT(ISNUMBER(FIND(&quot;廃止&quot;;[.$D412])));NOT(ISNUMBER(FIND(&quot;廃止&quot;;[.$E412]))));MAX([.$B$1:.$B411])+1;&quot;&quot;)" office:value-type="float" office:value="329" calcext:value-type="float">
            <text:p>329</text:p>
          </table:table-cell>
          <table:table-cell table:style-name="ce5" table:formula="of:=CONCATENATE([.$D412];&quot;-&quot;;[.$E412])" office:value-type="string" office:string-value="External-1-2" calcext:value-type="string">
            <text:p>External-1-2</text:p>
          </table:table-cell>
          <table:table-cell table:style-name="ce41" office:value-type="string" calcext:value-type="string">
            <text:p>External-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ファイルを読み書き可能で開き、アプリケーション終了後に一時ファイルを削除しない</text:p>
          </table:table-cell>
          <table:table-cell table:style-name="ce41" office:value-type="string" calcext:value-type="string">
            <text:p>MCDで設定を反映する</text:p>
          </table:table-cell>
          <table:table-cell table:style-name="ce42" office:value-type="string" calcext:value-type="string">
            <text:p>lockPref("browser.helperApps.deleteTempFileOnExit", false);</text:p>
          </table:table-cell>
          <table:table-cell table:style-name="ce42"/>
          <table:table-cell table:style-name="ce123" table:formula="of:=IF([.K412]=&quot;&quot;;&quot;?&quot;;IF([.N412]=&quot;&quot;;&quot;新規&quot;;IF([.K412]=[.N412];&quot;&quot;;&quot;変更あり&quot;)))">
            <text:p/>
          </table:table-cell>
          <table:table-cell table:style-name="ce42" office:value-type="string" calcext:value-type="string">
            <text:p>lockPref("browser.helperApps.deleteTempFileOnExit", false);</text:p>
          </table:table-cell>
          <table:table-cell table:style-name="ce123" table:formula="of:=IF([.N412]=&quot;&quot;;&quot;?&quot;;IF([.P412]=&quot;&quot;;&quot;新規&quot;;IF([.N412]=[.P412];&quot;&quot;;&quot;変更あり&quot;)))">
            <text:p/>
          </table:table-cell>
          <table:table-cell table:style-name="ce42" office:value-type="string" calcext:value-type="string">
            <text:p>lockPref("browser.helperApps.deleteTempFileOnExit", false);</text:p>
          </table:table-cell>
          <table:table-cell table:style-name="ce41" table:formula="of:=IF([.P412]=&quot;&quot;;&quot;?&quot;;IF([.R412]=&quot;&quot;;&quot;新規&quot;;IF([.P412]=[.R412];&quot;&quot;;&quot;○&quot;)))">
            <text:p/>
          </table:table-cell>
          <table:table-cell table:style-name="ce211" office:value-type="string" calcext:value-type="string">
            <text:p>lockPref("browser.helperApps.deleteTempFileOnExit", false);</text:p>
          </table:table-cell>
          <table:table-cell table:style-name="ce205" table:number-columns-repeated="2"/>
          <table:table-cell table:style-name="ce214"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13]&lt;&gt;&quot;&quot;;NOT(ISNUMBER(FIND(&quot;廃止&quot;;[.$D413])));NOT(ISNUMBER(FIND(&quot;廃止&quot;;[.$E413]))));MAX([.$B$1:.$B412])+1;&quot;&quot;)" office:value-type="float" office:value="330" calcext:value-type="float">
            <text:p>330</text:p>
          </table:table-cell>
          <table:table-cell table:style-name="ce5" table:formula="of:=CONCATENATE([.$D413];&quot;-&quot;;[.$E413])" office:value-type="string" office:string-value="Stability-1-1" calcext:value-type="string">
            <text:p>Stability-1-1</text:p>
          </table:table-cell>
          <table:table-cell table:style-name="ce41" office:value-type="string" calcext:value-type="string">
            <text:p>Stability-1</text:p>
          </table:table-cell>
          <table:table-cell table:style-name="ce41" office:value-type="float" office:value="1" calcext:value-type="float">
            <text:p>1</text:p>
          </table:table-cell>
          <table:table-cell table:style-name="ce15" office:value-type="string" calcext:value-type="string" table:number-columns-spanned="1" table:number-rows-spanned="2">
            <text:p>動作の安定性</text:p>
          </table:table-cell>
          <table:table-cell table:style-name="ce15" office:value-type="string" calcext:value-type="string" table:number-columns-spanned="1" table:number-rows-spanned="2">
            <text:p>ハードウェアアクセラレーションを有効化するかどうか</text:p>
          </table:table-cell>
          <table:table-cell table:style-name="ce15" office:value-type="string" calcext:value-type="string" table:number-columns-spanned="1" table:number-rows-spanned="2">
            <text:p>-</text:p>
          </table:table-cell>
          <table:table-cell table:style-name="ce41" office:value-type="string" calcext:value-type="string">
            <text:p>有効化する（安定性より描画性能を優先する）</text:p>
          </table:table-cell>
          <table:table-cell table:style-name="ce41" office:value-type="string" calcext:value-type="string">
            <text:p>MCDで設定を反映する</text:p>
          </table:table-cell>
          <table:table-cell table:style-name="ce41" office:value-type="string" calcext:value-type="string">
            <text:p>lockPref("gfx.direct2d.disabled", false);</text:p>
            <text:p>lockPref("layers.acceleration.disabled", false);</text:p>
          </table:table-cell>
          <table:table-cell table:style-name="ce41"/>
          <table:table-cell table:style-name="ce123" table:formula="of:=IF([.K413]=&quot;&quot;;&quot;?&quot;;IF([.N413]=&quot;&quot;;&quot;新規&quot;;IF([.K413]=[.N413];&quot;&quot;;&quot;変更あり&quot;)))">
            <text:p/>
          </table:table-cell>
          <table:table-cell table:style-name="ce41" office:value-type="string" calcext:value-type="string">
            <text:p>lockPref("gfx.direct2d.disabled", false);</text:p>
            <text:p>lockPref("layers.acceleration.disabled", false);</text:p>
          </table:table-cell>
          <table:table-cell table:style-name="ce123" table:formula="of:=IF([.N413]=&quot;&quot;;&quot;?&quot;;IF([.P413]=&quot;&quot;;&quot;新規&quot;;IF([.N413]=[.P413];&quot;&quot;;&quot;変更あり&quot;)))">
            <text:p/>
          </table:table-cell>
          <table:table-cell table:style-name="ce41" office:value-type="string" calcext:value-type="string">
            <text:p>lockPref("gfx.direct2d.disabled", false);</text:p>
            <text:p>lockPref("layers.acceleration.disabled", false);</text:p>
          </table:table-cell>
          <table:table-cell table:style-name="ce41" table:formula="of:=IF([.P413]=&quot;&quot;;&quot;?&quot;;IF([.R413]=&quot;&quot;;&quot;新規&quot;;IF([.P413]=[.R413];&quot;&quot;;&quot;○&quot;)))" office:value-type="string" office:string-value="新規" calcext:value-type="string">
            <text:p>新規</text:p>
          </table:table-cell>
          <table:table-cell table:style-name="ce205" table:number-columns-repeated="3"/>
          <table:table-cell table:style-name="ce214"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14]&lt;&gt;&quot;&quot;;NOT(ISNUMBER(FIND(&quot;廃止&quot;;[.$D414])));NOT(ISNUMBER(FIND(&quot;廃止&quot;;[.$E414]))));MAX([.$B$1:.$B413])+1;&quot;&quot;)" office:value-type="float" office:value="331" calcext:value-type="float">
            <text:p>331</text:p>
          </table:table-cell>
          <table:table-cell table:style-name="ce5" table:formula="of:=CONCATENATE([.$D414];&quot;-&quot;;[.$E414])" office:value-type="string" office:string-value="Stability-1-2" calcext:value-type="string">
            <text:p>Stability-1-2</text:p>
          </table:table-cell>
          <table:table-cell table:style-name="ce41" office:value-type="string" calcext:value-type="string">
            <text:p>Stability-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無効化する（描画性能より安定性を優先する）</text:p>
          </table:table-cell>
          <table:table-cell table:style-name="ce41" office:value-type="string" calcext:value-type="string">
            <text:p>MCDで設定を反映する</text:p>
          </table:table-cell>
          <table:table-cell table:style-name="ce41" office:value-type="string" calcext:value-type="string">
            <text:p>lockPref("gfx.direct2d.disabled", true);</text:p>
            <text:p>lockPref("layers.acceleration.disabled", true);</text:p>
          </table:table-cell>
          <table:table-cell table:style-name="ce41"/>
          <table:table-cell table:style-name="ce123" table:formula="of:=IF([.K414]=&quot;&quot;;&quot;?&quot;;IF([.N414]=&quot;&quot;;&quot;新規&quot;;IF([.K414]=[.N414];&quot;&quot;;&quot;変更あり&quot;)))">
            <text:p/>
          </table:table-cell>
          <table:table-cell table:style-name="ce41" office:value-type="string" calcext:value-type="string">
            <text:p>lockPref("gfx.direct2d.disabled", true);</text:p>
            <text:p>lockPref("layers.acceleration.disabled", true);</text:p>
          </table:table-cell>
          <table:table-cell table:style-name="ce123" table:formula="of:=IF([.N414]=&quot;&quot;;&quot;?&quot;;IF([.P414]=&quot;&quot;;&quot;新規&quot;;IF([.N414]=[.P414];&quot;&quot;;&quot;変更あり&quot;)))">
            <text:p/>
          </table:table-cell>
          <table:table-cell table:style-name="ce41" office:value-type="string" calcext:value-type="string">
            <text:p>lockPref("gfx.direct2d.disabled", true);</text:p>
            <text:p>lockPref("layers.acceleration.disabled", true);</text:p>
          </table:table-cell>
          <table:table-cell table:style-name="ce41" table:formula="of:=IF([.P414]=&quot;&quot;;&quot;?&quot;;IF([.R414]=&quot;&quot;;&quot;新規&quot;;IF([.P414]=[.R414];&quot;&quot;;&quot;○&quot;)))" office:value-type="string" office:string-value="新規" calcext:value-type="string">
            <text:p>新規</text:p>
          </table:table-cell>
          <table:table-cell table:style-name="ce205" table:number-columns-repeated="3"/>
          <table:table-cell table:style-name="ce214"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415]&lt;&gt;&quot;&quot;;NOT(ISNUMBER(FIND(&quot;廃止&quot;;[.$D415])));NOT(ISNUMBER(FIND(&quot;廃止&quot;;[.$E415]))));MAX([.$B$1:.$B414])+1;&quot;&quot;)" office:value-type="float" office:value="332" calcext:value-type="float">
            <text:p>332</text:p>
          </table:table-cell>
          <table:table-cell table:style-name="ce5" table:formula="of:=CONCATENATE([.$D415];&quot;-&quot;;[.$E415])" office:value-type="string" office:string-value="Stability-2-1" calcext:value-type="string">
            <text:p>Stability-2-1</text:p>
          </table:table-cell>
          <table:table-cell table:style-name="ce41" office:value-type="string" calcext:value-type="string">
            <text:p>Stability-2</text:p>
          </table:table-cell>
          <table:table-cell table:style-name="ce41" office:value-type="float" office:value="1" calcext:value-type="float">
            <text:p>1</text:p>
          </table:table-cell>
          <table:table-cell table:style-name="ce17" office:value-type="string" calcext:value-type="string" table:number-columns-spanned="1" table:number-rows-spanned="3">
            <text:p>動作の安定性</text:p>
          </table:table-cell>
          <table:table-cell table:style-name="ce17" office:value-type="string" calcext:value-type="string" table:number-columns-spanned="1" table:number-rows-spanned="3">
            <text:p>プロセス分離（e10s）を有効化するかどうか</text:p>
          </table:table-cell>
          <table:table-cell table:style-name="ce17" office:value-type="string" calcext:value-type="string" table:number-columns-spanned="1" table:number-rows-spanned="3">
            <text:p>-</text:p>
          </table:table-cell>
          <table:table-cell table:style-name="ce41" office:value-type="string" calcext:value-type="string">
            <text:p>制御しない（自動的に有効化・無効化が判断される）</text:p>
          </table:table-cell>
          <table:table-cell table:number-columns-repeated="2" table:style-name="ce41" office:value-type="string" calcext:value-type="string">
            <text:p>-</text:p>
          </table:table-cell>
          <table:table-cell table:style-name="ce41"/>
          <table:table-cell table:style-name="ce123" table:formula="of:=IF([.K415]=&quot;&quot;;&quot;?&quot;;IF([.N415]=&quot;&quot;;&quot;新規&quot;;IF([.K415]=[.N415];&quot;&quot;;&quot;変更あり&quot;)))">
            <text:p/>
          </table:table-cell>
          <table:table-cell table:style-name="ce41" office:value-type="string" calcext:value-type="string">
            <text:p>-</text:p>
          </table:table-cell>
          <table:table-cell table:style-name="ce123" table:formula="of:=IF([.N415]=&quot;&quot;;&quot;?&quot;;IF([.P415]=&quot;&quot;;&quot;新規&quot;;IF([.N415]=[.P415];&quot;&quot;;&quot;変更あり&quot;)))" office:value-type="string" office:string-value="新規" calcext:value-type="string">
            <text:p>新規</text:p>
          </table:table-cell>
          <table:table-cell table:style-name="ce41" table:number-columns-repeated="2"/>
          <table:table-cell table:style-name="ce205" table:number-columns-repeated="3"/>
          <table:table-cell table:style-name="ce214"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416]&lt;&gt;&quot;&quot;;NOT(ISNUMBER(FIND(&quot;廃止&quot;;[.$D416])));NOT(ISNUMBER(FIND(&quot;廃止&quot;;[.$E416]))));MAX([.$B$1:.$B415])+1;&quot;&quot;)" office:value-type="float" office:value="333" calcext:value-type="float">
            <text:p>333</text:p>
          </table:table-cell>
          <table:table-cell table:style-name="ce5" table:formula="of:=CONCATENATE([.$D416];&quot;-&quot;;[.$E416])" office:value-type="string" office:string-value="Stability-2-2" calcext:value-type="string">
            <text:p>Stability-2-2</text:p>
          </table:table-cell>
          <table:table-cell table:style-name="ce41" office:value-type="string" calcext:value-type="string">
            <text:p>Stability-2</text:p>
          </table:table-cell>
          <table:table-cell table:style-name="ce41" office:value-type="float" office:value="2" calcext:value-type="float">
            <text:p>2</text:p>
          </table:table-cell>
          <table:covered-table-cell table:style-name="ce26"/>
          <table:covered-table-cell table:number-columns-repeated="2" table:style-name="ce16"/>
          <table:table-cell table:style-name="ce41" office:value-type="string" calcext:value-type="string">
            <text:p>強制的に有効化</text:p>
          </table:table-cell>
          <table:table-cell table:style-name="ce41" office:value-type="string" calcext:value-type="string">
            <text:p>MCDで設定を反映する</text:p>
          </table:table-cell>
          <table:table-cell table:style-name="ce41" office:value-type="string" calcext:value-type="string">
            <text:p>// 基本的な有効化の設定（設定ダイアログにあるチェックボックスに対応）</text:p>
            <text:p>lockPref("browser.tabs.remote.autostart", true);</text:p>
            <text:p><text:span text:style-name="T13">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1"/>
          <table:table-cell table:style-name="ce123" table:formula="of:=IF([.K416]=&quot;&quot;;&quot;?&quot;;IF([.N416]=&quot;&quot;;&quot;新規&quot;;IF([.K416]=[.N416];&quot;&quot;;&quot;変更あり&quot;)))" office:value-type="string" office:string-value="変更あり" calcext:value-type="string">
            <text:p>変更あり</text:p>
          </table:table-cell>
          <table:table-cell table:style-name="ce41"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23" table:formula="of:=IF([.N416]=&quot;&quot;;&quot;?&quot;;IF([.P416]=&quot;&quot;;&quot;新規&quot;;IF([.N416]=[.P416];&quot;&quot;;&quot;変更あり&quot;)))" office:value-type="string" office:string-value="新規" calcext:value-type="string">
            <text:p>新規</text:p>
          </table:table-cell>
          <table:table-cell table:style-name="ce41" table:number-columns-repeated="2"/>
          <table:table-cell table:style-name="ce205" table:number-columns-repeated="3"/>
          <table:table-cell table:style-name="ce214"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17]&lt;&gt;&quot;&quot;;NOT(ISNUMBER(FIND(&quot;廃止&quot;;[.$D417])));NOT(ISNUMBER(FIND(&quot;廃止&quot;;[.$E417]))));MAX([.$B$1:.$B416])+1;&quot;&quot;)" office:value-type="float" office:value="334" calcext:value-type="float">
            <text:p>334</text:p>
          </table:table-cell>
          <table:table-cell table:style-name="ce5" table:formula="of:=CONCATENATE([.$D417];&quot;-&quot;;[.$E417])" office:value-type="string" office:string-value="Stability-2-3" calcext:value-type="string">
            <text:p>Stability-2-3</text:p>
          </table:table-cell>
          <table:table-cell table:style-name="ce41" office:value-type="string" calcext:value-type="string">
            <text:p>Stability-2</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強制的に無効化</text:p>
          </table:table-cell>
          <table:table-cell table:style-name="ce41" office:value-type="string" calcext:value-type="string">
            <text:p>MCDで設定を反映する</text:p>
          </table:table-cell>
          <table:table-cell table:style-name="ce123" office:value-type="string" calcext:value-type="string">
            <text:p><text:span text:style-name="T13">lockPref("browser.tabs.remote.autostart", false);</text:span></text:p>
            <text:p><text:span text:style-name="T13">lockPref("browser.tabs.remote.desktopbehavior", false);</text:span></text:p>
            <text:p><text:span text:style-name="T13">// シングルコンテンツプロセスを強制(autostart.Nの代替)</text:span></text:p>
            <text:p><text:span text:style-name="T13">lockPref("dom.ipc.multiOptOut”, 1);</text:span></text:p>
            <text:p><text:span text:style-name="T1">lockPref("browser.tabs.remote.force-enable", false);</text:span></text:p>
          </table:table-cell>
          <table:table-cell table:style-name="ce203" office:value-type="string" calcext:value-type="string">
            <text:p>about:supportのウェブコンテンツプロセス数を確認すればよい？</text:p>
          </table:table-cell>
          <table:table-cell table:style-name="ce123" table:formula="of:=IF([.K417]=&quot;&quot;;&quot;?&quot;;IF([.N417]=&quot;&quot;;&quot;新規&quot;;IF([.K417]=[.N417];&quot;&quot;;&quot;変更あり&quot;)))" office:value-type="string" office:string-value="変更あり" calcext:value-type="string">
            <text:p>変更あり</text:p>
          </table:table-cell>
          <table:table-cell table:style-name="ce123"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23" table:formula="of:=IF([.N417]=&quot;&quot;;&quot;?&quot;;IF([.P417]=&quot;&quot;;&quot;新規&quot;;IF([.N417]=[.P417];&quot;&quot;;&quot;変更あり&quot;)))" office:value-type="string" office:string-value="新規" calcext:value-type="string">
            <text:p>新規</text:p>
          </table:table-cell>
          <table:table-cell table:style-name="ce41" table:number-columns-repeated="2"/>
          <table:table-cell table:style-name="ce205" table:number-columns-repeated="3"/>
          <table:table-cell table:style-name="ce214"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18]&lt;&gt;&quot;&quot;;NOT(ISNUMBER(FIND(&quot;廃止&quot;;[.$D418])));NOT(ISNUMBER(FIND(&quot;廃止&quot;;[.$E418]))));MAX([.$B$1:.$B417])+1;&quot;&quot;)" office:value-type="float" office:value="335" calcext:value-type="float">
            <text:p>335</text:p>
          </table:table-cell>
          <table:table-cell table:style-name="ce5" table:formula="of:=CONCATENATE([.$D418];&quot;-&quot;;[.$E418])" office:value-type="string" office:string-value="Appearance-1-1" calcext:value-type="string">
            <text:p>Appearance-1-1</text:p>
          </table:table-cell>
          <table:table-cell table:style-name="ce41" office:value-type="string" calcext:value-type="string">
            <text:p>Appearance-1</text:p>
          </table:table-cell>
          <table:table-cell table:style-name="ce41"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表示フォントの明示</text:p>
          </table:table-cell>
          <table:table-cell table:style-name="ce15" office:value-type="string" calcext:value-type="string" table:number-columns-spanned="1" table:number-rows-spanned="2">
            <text:p>-</text:p>
          </table:table-cell>
          <table:table-cell table:style-name="ce41" office:value-type="string" calcext:value-type="string">
            <text:p>設定しない（既定）</text:p>
          </table:table-cell>
          <table:table-cell table:number-columns-repeated="2" table:style-name="ce41" office:value-type="string" calcext:value-type="string">
            <text:p>-</text:p>
          </table:table-cell>
          <table:table-cell table:style-name="ce41"/>
          <table:table-cell table:style-name="ce123" table:formula="of:=IF([.K418]=&quot;&quot;;&quot;?&quot;;IF([.N418]=&quot;&quot;;&quot;新規&quot;;IF([.K418]=[.N418];&quot;&quot;;&quot;変更あり&quot;)))">
            <text:p/>
          </table:table-cell>
          <table:table-cell table:style-name="ce41" office:value-type="string" calcext:value-type="string">
            <text:p>-</text:p>
          </table:table-cell>
          <table:table-cell table:style-name="ce123" table:formula="of:=IF([.N418]=&quot;&quot;;&quot;?&quot;;IF([.P418]=&quot;&quot;;&quot;新規&quot;;IF([.N418]=[.P418];&quot;&quot;;&quot;変更あり&quot;)))">
            <text:p/>
          </table:table-cell>
          <table:table-cell table:style-name="ce41" office:value-type="string" calcext:value-type="string">
            <text:p>-</text:p>
          </table:table-cell>
          <table:table-cell table:style-name="ce41" table:formula="of:=IF([.P418]=&quot;&quot;;&quot;?&quot;;IF([.R418]=&quot;&quot;;&quot;新規&quot;;IF([.P418]=[.R418];&quot;&quot;;&quot;○&quot;)))" office:value-type="string" office:string-value="新規" calcext:value-type="string">
            <text:p>新規</text:p>
          </table:table-cell>
          <table:table-cell table:style-name="ce205" table:number-columns-repeated="3"/>
          <table:table-cell table:style-name="ce214"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19]&lt;&gt;&quot;&quot;;NOT(ISNUMBER(FIND(&quot;廃止&quot;;[.$D419])));NOT(ISNUMBER(FIND(&quot;廃止&quot;;[.$E419]))));MAX([.$B$1:.$B418])+1;&quot;&quot;)" office:value-type="float" office:value="336" calcext:value-type="float">
            <text:p>336</text:p>
          </table:table-cell>
          <table:table-cell table:style-name="ce5" table:formula="of:=CONCATENATE([.$D419];&quot;-&quot;;[.$E419])" office:value-type="string" office:string-value="Appearance-1-2" calcext:value-type="string">
            <text:p>Appearance-1-2</text:p>
          </table:table-cell>
          <table:table-cell table:style-name="ce41" office:value-type="string" calcext:value-type="string">
            <text:p>Appearance-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設定する</text:p>
          </table:table-cell>
          <table:table-cell table:style-name="ce41" office:value-type="string" calcext:value-type="string">
            <text:p>MCDで設定を反映する</text:p>
          </table:table-cell>
          <table:table-cell table:style-name="ce4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1"/>
          <table:table-cell table:style-name="ce123" table:formula="of:=IF([.K419]=&quot;&quot;;&quot;?&quot;;IF([.N419]=&quot;&quot;;&quot;新規&quot;;IF([.K419]=[.N419];&quot;&quot;;&quot;変更あり&quot;)))" office:value-type="string" office:string-value="変更あり" calcext:value-type="string">
            <text:p>変更あり</text:p>
          </table:table-cell>
          <table:table-cell table:style-name="ce4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23" table:formula="of:=IF([.N419]=&quot;&quot;;&quot;?&quot;;IF([.P419]=&quot;&quot;;&quot;新規&quot;;IF([.N419]=[.P419];&quot;&quot;;&quot;変更あり&quot;)))">
            <text:p/>
          </table:table-cell>
          <table:table-cell table:style-name="ce41"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41" table:formula="of:=IF([.P419]=&quot;&quot;;&quot;?&quot;;IF([.R419]=&quot;&quot;;&quot;新規&quot;;IF([.P419]=[.R419];&quot;&quot;;&quot;○&quot;)))" office:value-type="string" office:string-value="新規" calcext:value-type="string">
            <text:p>新規</text:p>
          </table:table-cell>
          <table:table-cell table:style-name="ce205" table:number-columns-repeated="3"/>
          <table:table-cell table:style-name="ce214"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5" table:formula="of:=IF(AND([.$A420]&lt;&gt;&quot;&quot;;NOT(ISNUMBER(FIND(&quot;廃止&quot;;[.$D420])));NOT(ISNUMBER(FIND(&quot;廃止&quot;;[.$E420]))));MAX([.$B$1:.$B419])+1;&quot;&quot;)" office:value-type="float" office:value="337" calcext:value-type="float">
            <text:p>337</text:p>
          </table:table-cell>
          <table:table-cell table:style-name="ce5" table:formula="of:=CONCATENATE([.$D420];&quot;-&quot;;[.$E420])" office:value-type="string" office:string-value="Appearance-2-1" calcext:value-type="string">
            <text:p>Appearance-2-1</text:p>
          </table:table-cell>
          <table:table-cell table:style-name="ce41" office:value-type="string" calcext:value-type="string">
            <text:p>Appearance-2</text:p>
          </table:table-cell>
          <table:table-cell table:style-name="ce41" office:value-type="float" office:value="1" calcext:value-type="float">
            <text:p>1</text:p>
          </table:table-cell>
          <table:table-cell table:style-name="ce15" office:value-type="string" calcext:value-type="string" table:number-columns-spanned="1" table:number-rows-spanned="2">
            <text:p>表示</text:p>
          </table:table-cell>
          <table:table-cell table:style-name="ce15" office:value-type="string" calcext:value-type="string" table:number-columns-spanned="1" table:number-rows-spanned="2">
            <text:p>ツールバー上の項目の初期設定</text:p>
          </table:table-cell>
          <table:table-cell table:style-name="ce15" office:value-type="string" calcext:value-type="string" table:number-columns-spanned="1" table:number-rows-spanned="2">
            <text:p>-</text:p>
          </table:table-cell>
          <table:table-cell table:style-name="ce129" office:value-type="string" calcext:value-type="string">
            <text:p>制御しない（既定）</text:p>
          </table:table-cell>
          <table:table-cell table:number-columns-repeated="2" table:style-name="ce129" office:value-type="string" calcext:value-type="string">
            <text:p>-</text:p>
          </table:table-cell>
          <table:table-cell table:style-name="ce129"/>
          <table:table-cell table:style-name="ce123" table:formula="of:=IF([.K420]=&quot;&quot;;&quot;?&quot;;IF([.N420]=&quot;&quot;;&quot;新規&quot;;IF([.K420]=[.N420];&quot;&quot;;&quot;変更あり&quot;)))">
            <text:p/>
          </table:table-cell>
          <table:table-cell table:style-name="ce129" office:value-type="string" calcext:value-type="string">
            <text:p>-</text:p>
          </table:table-cell>
          <table:table-cell table:style-name="ce123" table:formula="of:=IF([.N420]=&quot;&quot;;&quot;?&quot;;IF([.P420]=&quot;&quot;;&quot;新規&quot;;IF([.N420]=[.P420];&quot;&quot;;&quot;変更あり&quot;)))">
            <text:p/>
          </table:table-cell>
          <table:table-cell table:style-name="ce41" office:value-type="string" calcext:value-type="string">
            <text:p>-</text:p>
          </table:table-cell>
          <table:table-cell table:style-name="ce41" table:formula="of:=IF([.P420]=&quot;&quot;;&quot;?&quot;;IF([.R420]=&quot;&quot;;&quot;新規&quot;;IF([.P420]=[.R420];&quot;&quot;;&quot;○&quot;)))" office:value-type="string" office:string-value="新規" calcext:value-type="string">
            <text:p>新規</text:p>
          </table:table-cell>
          <table:table-cell table:style-name="ce205" table:number-columns-repeated="3"/>
          <table:table-cell table:style-name="ce214"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21]&lt;&gt;&quot;&quot;;NOT(ISNUMBER(FIND(&quot;廃止&quot;;[.$D421])));NOT(ISNUMBER(FIND(&quot;廃止&quot;;[.$E421]))));MAX([.$B$1:.$B420])+1;&quot;&quot;)" office:value-type="float" office:value="338" calcext:value-type="float">
            <text:p>338</text:p>
          </table:table-cell>
          <table:table-cell table:style-name="ce5" table:formula="of:=CONCATENATE([.$D421];&quot;-&quot;;[.$E421])" office:value-type="string" office:string-value="Appearance-2-2" calcext:value-type="string">
            <text:p>Appearance-2-2</text:p>
          </table:table-cell>
          <table:table-cell table:style-name="ce41" office:value-type="string" calcext:value-type="string">
            <text:p>Appearance-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制御する</text:p>
          </table:table-cell>
          <table:table-cell table:style-name="ce41" office:value-type="string" calcext:value-type="string">
            <text:p>MCDで設定を反映する</text:p>
          </table:table-cell>
          <table:table-cell table:style-name="ce123"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0);</text:span></text:p>
            <text:p/>
          </table:table-cell>
          <table:table-cell table:style-name="ce203" office:value-type="string" calcext:value-type="string">
            <text:p>pref("browser.migrated-sync-button", true);はFirefox 57で削除</text:p>
          </table:table-cell>
          <table:table-cell table:style-name="ce123" table:formula="of:=IF([.K421]=&quot;&quot;;&quot;?&quot;;IF([.N421]=&quot;&quot;;&quot;新規&quot;;IF([.K421]=[.N421];&quot;&quot;;&quot;変更あり&quot;)))" office:value-type="string" office:string-value="変更あり" calcext:value-type="string">
            <text:p>変更あり</text:p>
          </table:table-cell>
          <table:table-cell table:style-name="ce123"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23" table:formula="of:=IF([.N421]=&quot;&quot;;&quot;?&quot;;IF([.P421]=&quot;&quot;;&quot;新規&quot;;IF([.N421]=[.P421];&quot;&quot;;&quot;変更あり&quot;)))" office:value-type="string" office:string-value="変更あり" calcext:value-type="string">
            <text:p>変更あり</text:p>
          </table:table-cell>
          <table:table-cell table:style-name="ce123"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41" table:formula="of:=IF([.P421]=&quot;&quot;;&quot;?&quot;;IF([.R421]=&quot;&quot;;&quot;新規&quot;;IF([.P421]=[.R421];&quot;&quot;;&quot;○&quot;)))" office:value-type="string" office:string-value="新規" calcext:value-type="string">
            <text:p>新規</text:p>
          </table:table-cell>
          <table:table-cell table:style-name="ce205" table:number-columns-repeated="3"/>
          <table:table-cell table:style-name="ce214"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39" calcext:value-type="float">
            <text:p>339</text:p>
          </table:table-cell>
          <table:table-cell table:style-name="ce5" table:formula="of:=CONCATENATE([.$D422];&quot;-&quot;;[.$E422])" office:value-type="string" office:string-value="Performance-1-1" calcext:value-type="string">
            <text:p>Performance-1-1</text:p>
          </table:table-cell>
          <table:table-cell table:style-name="ce41" office:value-type="string" calcext:value-type="string">
            <text:p>Performance-1</text:p>
          </table:table-cell>
          <table:table-cell table:style-name="ce41"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メモリキャッシュのサイズ</text:p>
          </table:table-cell>
          <table:table-cell table:style-name="ce15" office:value-type="string" calcext:value-type="string" table:number-columns-spanned="1" table:number-rows-spanned="2">
            <text:p>-</text:p>
          </table:table-cell>
          <table:table-cell table:style-name="ce41" office:value-type="string" calcext:value-type="string">
            <text:p>自動的に決める（既定）</text:p>
          </table:table-cell>
          <table:table-cell table:number-columns-repeated="2" table:style-name="ce41" office:value-type="string" calcext:value-type="string">
            <text:p>-</text:p>
          </table:table-cell>
          <table:table-cell table:style-name="ce41"/>
          <table:table-cell table:style-name="ce123" table:formula="of:=IF([.K422]=&quot;&quot;;&quot;?&quot;;IF([.N422]=&quot;&quot;;&quot;新規&quot;;IF([.K422]=[.N422];&quot;&quot;;&quot;変更あり&quot;)))">
            <text:p/>
          </table:table-cell>
          <table:table-cell table:style-name="ce41" office:value-type="string" calcext:value-type="string">
            <text:p>-</text:p>
          </table:table-cell>
          <table:table-cell table:style-name="ce123" table:formula="of:=IF([.N422]=&quot;&quot;;&quot;?&quot;;IF([.P422]=&quot;&quot;;&quot;新規&quot;;IF([.N422]=[.P422];&quot;&quot;;&quot;変更あり&quot;)))">
            <text:p/>
          </table:table-cell>
          <table:table-cell table:style-name="ce41" office:value-type="string" calcext:value-type="string">
            <text:p>-</text:p>
          </table:table-cell>
          <table:table-cell table:style-name="ce41" table:formula="of:=IF([.P422]=&quot;&quot;;&quot;?&quot;;IF([.R422]=&quot;&quot;;&quot;新規&quot;;IF([.P422]=[.R422];&quot;&quot;;&quot;○&quot;)))" office:value-type="string" office:string-value="新規" calcext:value-type="string">
            <text:p>新規</text:p>
          </table:table-cell>
          <table:table-cell table:style-name="ce205" table:number-columns-repeated="3"/>
          <table:table-cell table:style-name="ce214"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40" calcext:value-type="float">
            <text:p>340</text:p>
          </table:table-cell>
          <table:table-cell table:style-name="ce5" table:formula="of:=CONCATENATE([.$D423];&quot;-&quot;;[.$E423])" office:value-type="string" office:string-value="Performance-1-2" calcext:value-type="string">
            <text:p>Performance-1-2</text:p>
          </table:table-cell>
          <table:table-cell table:style-name="ce41" office:value-type="string" calcext:value-type="string">
            <text:p>Performance-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明示する</text:p>
          </table:table-cell>
          <table:table-cell table:style-name="ce41" office:value-type="string" calcext:value-type="string">
            <text:p>MCDで設定を反映する</text:p>
          </table:table-cell>
          <table:table-cell table:style-name="ce41" office:value-type="string" calcext:value-type="string">
            <text:p>lockPref("browser.cache.memory.capacity", （整数値、単位：キロバイト）); </text:p>
          </table:table-cell>
          <table:table-cell table:style-name="ce41"/>
          <table:table-cell table:style-name="ce123" table:formula="of:=IF([.K423]=&quot;&quot;;&quot;?&quot;;IF([.N423]=&quot;&quot;;&quot;新規&quot;;IF([.K423]=[.N423];&quot;&quot;;&quot;変更あり&quot;)))">
            <text:p/>
          </table:table-cell>
          <table:table-cell table:style-name="ce41" office:value-type="string" calcext:value-type="string">
            <text:p>lockPref("browser.cache.memory.capacity", （整数値、単位：キロバイト）); </text:p>
          </table:table-cell>
          <table:table-cell table:style-name="ce123" table:formula="of:=IF([.N423]=&quot;&quot;;&quot;?&quot;;IF([.P423]=&quot;&quot;;&quot;新規&quot;;IF([.N423]=[.P423];&quot;&quot;;&quot;変更あり&quot;)))">
            <text:p/>
          </table:table-cell>
          <table:table-cell table:style-name="ce41" office:value-type="string" calcext:value-type="string">
            <text:p>lockPref("browser.cache.memory.capacity", （整数値、単位：キロバイト）); </text:p>
          </table:table-cell>
          <table:table-cell table:style-name="ce41" table:formula="of:=IF([.P423]=&quot;&quot;;&quot;?&quot;;IF([.R423]=&quot;&quot;;&quot;新規&quot;;IF([.P423]=[.R423];&quot;&quot;;&quot;○&quot;)))" office:value-type="string" office:string-value="新規" calcext:value-type="string">
            <text:p>新規</text:p>
          </table:table-cell>
          <table:table-cell table:style-name="ce205" table:number-columns-repeated="3"/>
          <table:table-cell table:style-name="ce214"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4]&lt;&gt;&quot;&quot;;NOT(ISNUMBER(FIND(&quot;廃止&quot;;[.$D424])));NOT(ISNUMBER(FIND(&quot;廃止&quot;;[.$E424]))));MAX([.$B$1:.$B423])+1;&quot;&quot;)" office:value-type="float" office:value="341" calcext:value-type="float">
            <text:p>341</text:p>
          </table:table-cell>
          <table:table-cell table:style-name="ce5" table:formula="of:=CONCATENATE([.$D424];&quot;-&quot;;[.$E424])" office:value-type="string" office:string-value="Performance-2-1" calcext:value-type="string">
            <text:p>Performance-2-1</text:p>
          </table:table-cell>
          <table:table-cell table:style-name="ce41" office:value-type="string" calcext:value-type="string">
            <text:p>Performance-2</text:p>
          </table:table-cell>
          <table:table-cell table:style-name="ce41" office:value-type="float" office:value="1" calcext:value-type="float">
            <text:p>1</text:p>
          </table:table-cell>
          <table:table-cell table:style-name="ce15" office:value-type="string" calcext:value-type="string" table:number-columns-spanned="1" table:number-rows-spanned="2">
            <text:p>パフォーマンス</text:p>
          </table:table-cell>
          <table:table-cell table:style-name="ce15" office:value-type="string" calcext:value-type="string" table:number-columns-spanned="1" table:number-rows-spanned="2">
            <text:p>コンテンツの再描画間隔</text:p>
          </table:table-cell>
          <table:table-cell table:style-name="ce15" office:value-type="string" calcext:value-type="string" table:number-columns-spanned="1" table:number-rows-spanned="2">
            <text:p>-</text:p>
          </table:table-cell>
          <table:table-cell table:style-name="ce41" office:value-type="string" calcext:value-type="string">
            <text:p>120ミリ秒間隔で再描画（既定）</text:p>
          </table:table-cell>
          <table:table-cell table:style-name="ce41" office:value-type="string" calcext:value-type="string">
            <text:p>-</text:p>
          </table:table-cell>
          <table:table-cell table:style-name="ce41" office:value-type="string" calcext:value-type="string">
            <text:p>// defaultPref("content.notify.interval", 120000);</text:p>
          </table:table-cell>
          <table:table-cell table:style-name="ce41"/>
          <table:table-cell table:style-name="ce123" table:formula="of:=IF([.K424]=&quot;&quot;;&quot;?&quot;;IF([.N424]=&quot;&quot;;&quot;新規&quot;;IF([.K424]=[.N424];&quot;&quot;;&quot;変更あり&quot;)))">
            <text:p/>
          </table:table-cell>
          <table:table-cell table:style-name="ce41" office:value-type="string" calcext:value-type="string">
            <text:p>// defaultPref("content.notify.interval", 120000);</text:p>
          </table:table-cell>
          <table:table-cell table:style-name="ce123" table:formula="of:=IF([.N424]=&quot;&quot;;&quot;?&quot;;IF([.P424]=&quot;&quot;;&quot;新規&quot;;IF([.N424]=[.P424];&quot;&quot;;&quot;変更あり&quot;)))">
            <text:p/>
          </table:table-cell>
          <table:table-cell table:style-name="ce41" office:value-type="string" calcext:value-type="string">
            <text:p>// defaultPref("content.notify.interval", 120000);</text:p>
          </table:table-cell>
          <table:table-cell table:style-name="ce41" table:formula="of:=IF([.P424]=&quot;&quot;;&quot;?&quot;;IF([.R424]=&quot;&quot;;&quot;新規&quot;;IF([.P424]=[.R424];&quot;&quot;;&quot;○&quot;)))" office:value-type="string" office:string-value="新規" calcext:value-type="string">
            <text:p>新規</text:p>
          </table:table-cell>
          <table:table-cell table:style-name="ce205" table:number-columns-repeated="3"/>
          <table:table-cell table:style-name="ce214"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5]&lt;&gt;&quot;&quot;;NOT(ISNUMBER(FIND(&quot;廃止&quot;;[.$D425])));NOT(ISNUMBER(FIND(&quot;廃止&quot;;[.$E425]))));MAX([.$B$1:.$B424])+1;&quot;&quot;)" office:value-type="float" office:value="342" calcext:value-type="float">
            <text:p>342</text:p>
          </table:table-cell>
          <table:table-cell table:style-name="ce5" table:formula="of:=CONCATENATE([.$D425];&quot;-&quot;;[.$E425])" office:value-type="string" office:string-value="Performance-2-2" calcext:value-type="string">
            <text:p>Performance-2-2</text:p>
          </table:table-cell>
          <table:table-cell table:style-name="ce41" office:value-type="string" calcext:value-type="string">
            <text:p>Performance-2</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再描画間隔を明示する</text:p>
          </table:table-cell>
          <table:table-cell table:style-name="ce41" office:value-type="string" calcext:value-type="string">
            <text:p>MCDで設定を反映する</text:p>
          </table:table-cell>
          <table:table-cell table:style-name="ce41" office:value-type="string" calcext:value-type="string">
            <text:p>lockPref("content.notify.interval", （整数値、単位：マイクロ秒）);</text:p>
          </table:table-cell>
          <table:table-cell table:style-name="ce41"/>
          <table:table-cell table:style-name="ce123" table:formula="of:=IF([.K425]=&quot;&quot;;&quot;?&quot;;IF([.N425]=&quot;&quot;;&quot;新規&quot;;IF([.K425]=[.N425];&quot;&quot;;&quot;変更あり&quot;)))">
            <text:p/>
          </table:table-cell>
          <table:table-cell table:style-name="ce41" office:value-type="string" calcext:value-type="string">
            <text:p>lockPref("content.notify.interval", （整数値、単位：マイクロ秒）);</text:p>
          </table:table-cell>
          <table:table-cell table:style-name="ce123" table:formula="of:=IF([.N425]=&quot;&quot;;&quot;?&quot;;IF([.P425]=&quot;&quot;;&quot;新規&quot;;IF([.N425]=[.P425];&quot;&quot;;&quot;変更あり&quot;)))">
            <text:p/>
          </table:table-cell>
          <table:table-cell table:style-name="ce41" office:value-type="string" calcext:value-type="string">
            <text:p>lockPref("content.notify.interval", （整数値、単位：マイクロ秒）);</text:p>
          </table:table-cell>
          <table:table-cell table:style-name="ce41" table:formula="of:=IF([.P425]=&quot;&quot;;&quot;?&quot;;IF([.R425]=&quot;&quot;;&quot;新規&quot;;IF([.P425]=[.R425];&quot;&quot;;&quot;○&quot;)))" office:value-type="string" office:string-value="新規" calcext:value-type="string">
            <text:p>新規</text:p>
          </table:table-cell>
          <table:table-cell table:style-name="ce205" table:number-columns-repeated="3"/>
          <table:table-cell table:style-name="ce214"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6]&lt;&gt;&quot;&quot;;NOT(ISNUMBER(FIND(&quot;廃止&quot;;[.$D426])));NOT(ISNUMBER(FIND(&quot;廃止&quot;;[.$E426]))));MAX([.$B$1:.$B425])+1;&quot;&quot;)" office:value-type="float" office:value="343" calcext:value-type="float">
            <text:p>343</text:p>
          </table:table-cell>
          <table:table-cell table:style-name="ce5" table:formula="of:=CONCATENATE([.$D426];&quot;-&quot;;[.$E426])" office:value-type="string" office:string-value="Addon-IEView-1-1" calcext:value-type="string">
            <text:p>Addon-IEView-1-1</text:p>
          </table:table-cell>
          <table:table-cell table:style-name="ce41" office:value-type="string" calcext:value-type="string">
            <text:p>Addon-IEView-1</text:p>
          </table:table-cell>
          <table:table-cell table:style-name="ce41" office:value-type="float" office:value="1" calcext:value-type="float">
            <text:p>1</text:p>
          </table:table-cell>
          <table:table-cell table:style-name="ce17" office:value-type="string" calcext:value-type="string" table:number-columns-spanned="1" table:number-rows-spanned="3">
            <text:p>アドオン：IE View</text:p>
          </table:table-cell>
          <table:table-cell table:style-name="ce17" office:value-type="string" calcext:value-type="string" table:number-columns-spanned="1" table:number-rows-spanned="3">
            <text:p>IEの起動</text:p>
          </table:table-cell>
          <table:table-cell table:style-name="ce17" office:value-type="string" calcext:value-type="string" table:number-columns-spanned="1" table:number-rows-spanned="3">
            <text:p>-</text:p>
          </table:table-cell>
          <table:table-cell table:style-name="ce41" office:value-type="string" calcext:value-type="string">
            <text:p>自動では起動しない（既定）</text:p>
          </table:table-cell>
          <table:table-cell table:style-name="ce41" office:value-type="string" calcext:value-type="string">
            <text:p>IE View WEをインストールする</text:p>
          </table:table-cell>
          <table:table-cell table:style-name="ce41" office:value-type="string" calcext:value-type="string">
            <text:p>-</text:p>
          </table:table-cell>
          <table:table-cell table:style-name="ce41"/>
          <table:table-cell table:style-name="ce123" table:formula="of:=IF([.K426]=&quot;&quot;;&quot;?&quot;;IF([.N426]=&quot;&quot;;&quot;新規&quot;;IF([.K426]=[.N426];&quot;&quot;;&quot;変更あり&quot;)))">
            <text:p/>
          </table:table-cell>
          <table:table-cell table:style-name="ce41" office:value-type="string" calcext:value-type="string">
            <text:p>-</text:p>
          </table:table-cell>
          <table:table-cell table:style-name="ce123" table:formula="of:=IF([.N426]=&quot;&quot;;&quot;?&quot;;IF([.P426]=&quot;&quot;;&quot;新規&quot;;IF([.N426]=[.P426];&quot;&quot;;&quot;変更あり&quot;)))">
            <text:p/>
          </table:table-cell>
          <table:table-cell table:style-name="ce41" office:value-type="string" calcext:value-type="string">
            <text:p>-</text:p>
          </table:table-cell>
          <table:table-cell table:style-name="ce41" table:formula="of:=IF([.P426]=&quot;&quot;;&quot;?&quot;;IF([.R426]=&quot;&quot;;&quot;新規&quot;;IF([.P426]=[.R426];&quot;&quot;;&quot;○&quot;)))" office:value-type="string" office:string-value="新規" calcext:value-type="string">
            <text:p>新規</text:p>
          </table:table-cell>
          <table:table-cell table:style-name="ce205" table:number-columns-repeated="3"/>
          <table:table-cell table:style-name="ce214"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7]&lt;&gt;&quot;&quot;;NOT(ISNUMBER(FIND(&quot;廃止&quot;;[.$D427])));NOT(ISNUMBER(FIND(&quot;廃止&quot;;[.$E427]))));MAX([.$B$1:.$B426])+1;&quot;&quot;)" office:value-type="float" office:value="344" calcext:value-type="float">
            <text:p>344</text:p>
          </table:table-cell>
          <table:table-cell table:style-name="ce5" table:formula="of:=CONCATENATE([.$D427];&quot;-&quot;;[.$E427])" office:value-type="string" office:string-value="Addon-IEView-1-2" calcext:value-type="string">
            <text:p>Addon-IEView-1-2</text:p>
          </table:table-cell>
          <table:table-cell table:style-name="ce41" office:value-type="string" calcext:value-type="string">
            <text:p>Addon-IEView-1</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特定サイトでIEを自動起動</text:p>
          </table:table-cell>
          <table:table-cell table:style-name="ce41" office:value-type="string" calcext:value-type="string">
            <text:p>1. IE View WEをインストールする</text:p>
            <text:p>2. MCDで設定を反映する</text:p>
          </table:table-cell>
          <table:table-cell table:style-name="ce41" office:value-type="string" calcext:value-type="string">
            <text:p>lockPref("extensions.ieview.forceielist", "（半角スペース区切りのURLのリスト）");</text:p>
          </table:table-cell>
          <table:table-cell table:style-name="ce41"/>
          <table:table-cell table:style-name="ce123" table:formula="of:=IF([.K427]=&quot;&quot;;&quot;?&quot;;IF([.N427]=&quot;&quot;;&quot;新規&quot;;IF([.K427]=[.N427];&quot;&quot;;&quot;変更あり&quot;)))">
            <text:p/>
          </table:table-cell>
          <table:table-cell table:style-name="ce41" office:value-type="string" calcext:value-type="string">
            <text:p>lockPref("extensions.ieview.forceielist", "（半角スペース区切りのURLのリスト）");</text:p>
          </table:table-cell>
          <table:table-cell table:style-name="ce123" table:formula="of:=IF([.N427]=&quot;&quot;;&quot;?&quot;;IF([.P427]=&quot;&quot;;&quot;新規&quot;;IF([.N427]=[.P427];&quot;&quot;;&quot;変更あり&quot;)))">
            <text:p/>
          </table:table-cell>
          <table:table-cell table:style-name="ce41" office:value-type="string" calcext:value-type="string">
            <text:p>lockPref("extensions.ieview.forceielist", "（半角スペース区切りのURLのリスト）");</text:p>
          </table:table-cell>
          <table:table-cell table:style-name="ce41" table:formula="of:=IF([.P427]=&quot;&quot;;&quot;?&quot;;IF([.R427]=&quot;&quot;;&quot;新規&quot;;IF([.P427]=[.R427];&quot;&quot;;&quot;○&quot;)))" office:value-type="string" office:string-value="新規" calcext:value-type="string">
            <text:p>新規</text:p>
          </table:table-cell>
          <table:table-cell table:style-name="ce205" table:number-columns-repeated="3"/>
          <table:table-cell table:style-name="ce214"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28]&lt;&gt;&quot;&quot;;NOT(ISNUMBER(FIND(&quot;廃止&quot;;[.$D428])));NOT(ISNUMBER(FIND(&quot;廃止&quot;;[.$E428]))));MAX([.$B$1:.$B427])+1;&quot;&quot;)">
            <text:p/>
          </table:table-cell>
          <table:table-cell table:style-name="ce5" table:formula="of:=CONCATENATE([.$D428];&quot;-&quot;;[.$E428])" office:value-type="string" office:string-value="Addon-IEView-1-3（廃止）" calcext:value-type="string">
            <text:p>Addon-IEView-1-3（廃止）</text:p>
          </table:table-cell>
          <table:table-cell table:style-name="ce41" office:value-type="string" calcext:value-type="string">
            <text:p>Addon-IEView-1</text:p>
          </table:table-cell>
          <table:table-cell table:style-name="ce41" office:value-type="string" calcext:value-type="string">
            <text:p>3（廃止）</text:p>
          </table:table-cell>
          <table:covered-table-cell table:number-columns-repeated="3" table:style-name="ce16"/>
          <table:table-cell table:style-name="ce41" office:value-type="string" calcext:value-type="string">
            <text:p>特定サイトをIEを自動起動し、Firefox側のタブを閉じる</text:p>
          </table:table-cell>
          <table:table-cell table:style-name="ce41" office:value-type="string" calcext:value-type="string">
            <text:p>1. IE View WEをインストールする</text:p>
            <text:p>2. MCDで設定を反映する</text:p>
          </table:table-cell>
          <table:table-cell table:style-name="ce41"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1"/>
          <table:table-cell table:style-name="ce123" table:formula="of:=IF([.K428]=&quot;&quot;;&quot;?&quot;;IF([.N428]=&quot;&quot;;&quot;新規&quot;;IF([.K428]=[.N428];&quot;&quot;;&quot;変更あり&quot;)))">
            <text:p/>
          </table:table-cell>
          <table:table-cell table:style-name="ce41"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23" table:formula="of:=IF([.N428]=&quot;&quot;;&quot;?&quot;;IF([.P428]=&quot;&quot;;&quot;新規&quot;;IF([.N428]=[.P428];&quot;&quot;;&quot;変更あり&quot;)))" office:value-type="string" office:string-value="変更あり" calcext:value-type="string">
            <text:p>変更あり</text:p>
          </table:table-cell>
          <table:table-cell table:style-name="ce41" office:value-type="string" calcext:value-type="string">
            <text:p>lockPref("extensions.ieview.forceielist", "（半角スペース区切りのURLのリスト）");</text:p>
            <text:p>lockPref("extensions.ieview.closeReloadPage", true);</text:p>
          </table:table-cell>
          <table:table-cell table:style-name="ce41" table:formula="of:=IF([.P428]=&quot;&quot;;&quot;?&quot;;IF([.R428]=&quot;&quot;;&quot;新規&quot;;IF([.P428]=[.R428];&quot;&quot;;&quot;○&quot;)))" office:value-type="string" office:string-value="新規" calcext:value-type="string">
            <text:p>新規</text:p>
          </table:table-cell>
          <table:table-cell table:style-name="ce205" table:number-columns-repeated="3"/>
          <table:table-cell table:style-name="ce214"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29]&lt;&gt;&quot;&quot;;NOT(ISNUMBER(FIND(&quot;廃止&quot;;[.$D429])));NOT(ISNUMBER(FIND(&quot;廃止&quot;;[.$E429]))));MAX([.$B$1:.$B428])+1;&quot;&quot;)" office:value-type="float" office:value="345" calcext:value-type="float">
            <text:p>345</text:p>
          </table:table-cell>
          <table:table-cell table:style-name="ce5" table:formula="of:=CONCATENATE([.$D429];&quot;-&quot;;[.$E429])" office:value-type="string" office:string-value="Addon-IEView-2-1" calcext:value-type="string">
            <text:p>Addon-IEView-2-1</text:p>
          </table:table-cell>
          <table:table-cell table:style-name="ce41" office:value-type="string" calcext:value-type="string">
            <text:p>Addon-IEView-2</text:p>
          </table:table-cell>
          <table:table-cell table:style-name="ce41" office:value-type="float" office:value="1" calcext:value-type="float">
            <text:p>1</text:p>
          </table:table-cell>
          <table:table-cell table:style-name="ce23" office:value-type="string" calcext:value-type="string">
            <text:p>アドオン：IE View</text:p>
          </table:table-cell>
          <table:table-cell table:style-name="ce23" office:value-type="string" calcext:value-type="string">
            <text:p>起動するIEの設定</text:p>
          </table:table-cell>
          <table:table-cell table:style-name="ce23" office:value-type="string" calcext:value-type="string">
            <text:p>-</text:p>
          </table:table-cell>
          <table:table-cell table:style-name="ce41" office:value-type="string" calcext:value-type="string">
            <text:p>パスと起動オプションを指定する</text:p>
          </table:table-cell>
          <table:table-cell table:style-name="ce41" office:value-type="string" calcext:value-type="string">
            <text:p>1. IE View WEをインストールする</text:p>
            <text:p>2. MCDで設定を反映する</text:p>
          </table:table-cell>
          <table:table-cell table:style-name="ce41" office:value-type="string" calcext:value-type="string">
            <text:p>lockPref("extensions.ieview.ieapp", "C:\\Program Files (x86)\\Internet　Explorer\\iexplore.exe");</text:p>
            <text:p>lockPref("extensions.ieview.ieargs", ""); </text:p>
          </table:table-cell>
          <table:table-cell table:style-name="ce41"/>
          <table:table-cell table:style-name="ce123" table:formula="of:=IF([.K429]=&quot;&quot;;&quot;?&quot;;IF([.N429]=&quot;&quot;;&quot;新規&quot;;IF([.K429]=[.N429];&quot;&quot;;&quot;変更あり&quot;)))">
            <text:p/>
          </table:table-cell>
          <table:table-cell table:style-name="ce41" office:value-type="string" calcext:value-type="string">
            <text:p>lockPref("extensions.ieview.ieapp", "C:\\Program Files (x86)\\Internet　Explorer\\iexplore.exe");</text:p>
            <text:p>lockPref("extensions.ieview.ieargs", ""); </text:p>
          </table:table-cell>
          <table:table-cell table:style-name="ce123" table:formula="of:=IF([.N429]=&quot;&quot;;&quot;?&quot;;IF([.P429]=&quot;&quot;;&quot;新規&quot;;IF([.N429]=[.P429];&quot;&quot;;&quot;変更あり&quot;)))">
            <text:p/>
          </table:table-cell>
          <table:table-cell table:style-name="ce41" office:value-type="string" calcext:value-type="string">
            <text:p>lockPref("extensions.ieview.ieapp", "C:\\Program Files (x86)\\Internet　Explorer\\iexplore.exe");</text:p>
            <text:p>lockPref("extensions.ieview.ieargs", ""); </text:p>
          </table:table-cell>
          <table:table-cell table:style-name="ce41" table:formula="of:=IF([.P429]=&quot;&quot;;&quot;?&quot;;IF([.R429]=&quot;&quot;;&quot;新規&quot;;IF([.P429]=[.R429];&quot;&quot;;&quot;○&quot;)))" office:value-type="string" office:string-value="新規" calcext:value-type="string">
            <text:p>新規</text:p>
          </table:table-cell>
          <table:table-cell table:style-name="ce205" table:number-columns-repeated="3"/>
          <table:table-cell table:style-name="ce214"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2">
          <table:table-cell table:style-name="ce1" office:value-type="string" calcext:value-type="string">
            <text:p>○</text:p>
          </table:table-cell>
          <table:table-cell table:style-name="ce5" table:formula="of:=IF(AND([.$A430]&lt;&gt;&quot;&quot;;NOT(ISNUMBER(FIND(&quot;廃止&quot;;[.$D430])));NOT(ISNUMBER(FIND(&quot;廃止&quot;;[.$E430]))));MAX([.$B$1:.$B429])+1;&quot;&quot;)" office:value-type="float" office:value="346" calcext:value-type="float">
            <text:p>346</text:p>
          </table:table-cell>
          <table:table-cell table:style-name="ce5" table:formula="of:=CONCATENATE([.$D430];&quot;-&quot;;[.$E430])" office:value-type="string" office:string-value="Addon-IEView-3-1" calcext:value-type="string">
            <text:p>Addon-IEView-3-1</text:p>
          </table:table-cell>
          <table:table-cell table:style-name="ce130" office:value-type="string" calcext:value-type="string">
            <text:p>Addon-IEView-3</text:p>
          </table:table-cell>
          <table:table-cell table:style-name="ce130" office:value-type="float" office:value="1" calcext:value-type="float">
            <text:p>1</text:p>
          </table:table-cell>
          <table:table-cell table:style-name="ce78" office:value-type="string" calcext:value-type="string" table:number-columns-spanned="1" table:number-rows-spanned="2">
            <text:p>アドオン：IE View</text:p>
          </table:table-cell>
          <table:table-cell table:style-name="ce78" office:value-type="string" calcext:value-type="string" table:number-columns-spanned="1" table:number-rows-spanned="2">
            <text:p>閲覧中のページへの広告の埋め込み（アドウェアとしての動作）</text:p>
          </table:table-cell>
          <table:table-cell table:style-name="ce78" office:value-type="string" calcext:value-type="string" table:number-columns-spanned="1" table:number-rows-spanned="2">
            <text:p>-</text:p>
          </table:table-cell>
          <table:table-cell table:style-name="ce130" office:value-type="string" calcext:value-type="string">
            <text:p>許可する（既定）</text:p>
          </table:table-cell>
          <table:table-cell table:style-name="ce130" office:value-type="string" calcext:value-type="string">
            <text:p>-</text:p>
          </table:table-cell>
          <table:table-cell table:style-name="ce130" office:value-type="string" calcext:value-type="string">
            <text:p>-</text:p>
            <text:p>※IE View 1.5.6.1とFirefox 52の組み合わせにおいてはこの機能は動作しない。</text:p>
          </table:table-cell>
          <table:table-cell table:style-name="ce130"/>
          <table:table-cell table:style-name="ce123" table:formula="of:=IF([.K430]=&quot;&quot;;&quot;?&quot;;IF([.N430]=&quot;&quot;;&quot;新規&quot;;IF([.K430]=[.N430];&quot;&quot;;&quot;変更あり&quot;)))">
            <text:p/>
          </table:table-cell>
          <table:table-cell table:style-name="ce41" office:value-type="string" calcext:value-type="string">
            <text:p>-</text:p>
            <text:p>※IE View 1.5.6.1とFirefox 52の組み合わせにおいてはこの機能は動作しない。</text:p>
          </table:table-cell>
          <table:table-cell table:style-name="ce123" table:formula="of:=IF([.N430]=&quot;&quot;;&quot;?&quot;;IF([.P430]=&quot;&quot;;&quot;新規&quot;;IF([.N430]=[.P430];&quot;&quot;;&quot;変更あり&quot;)))" office:value-type="string" office:string-value="変更あり" calcext:value-type="string">
            <text:p>変更あり</text:p>
          </table:table-cell>
          <table:table-cell table:style-name="ce41" office:value-type="string" calcext:value-type="string">
            <text:p>-</text:p>
          </table:table-cell>
          <table:table-cell table:style-name="ce41" table:formula="of:=IF([.P430]=&quot;&quot;;&quot;?&quot;;IF([.R430]=&quot;&quot;;&quot;新規&quot;;IF([.P430]=[.R430];&quot;&quot;;&quot;○&quot;)))" office:value-type="string" office:string-value="新規" calcext:value-type="string">
            <text:p>新規</text:p>
          </table:table-cell>
          <table:table-cell table:style-name="ce205" table:number-columns-repeated="3"/>
          <table:table-cell table:style-name="ce214"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47" calcext:value-type="float">
            <text:p>347</text:p>
          </table:table-cell>
          <table:table-cell table:style-name="ce5" table:formula="of:=CONCATENATE([.$D431];&quot;-&quot;;[.$E431])" office:value-type="string" office:string-value="Addon-IEView-3-2" calcext:value-type="string">
            <text:p>Addon-IEView-3-2</text:p>
          </table:table-cell>
          <table:table-cell table:style-name="ce130" office:value-type="string" calcext:value-type="string">
            <text:p>Addon-IEView-3</text:p>
          </table:table-cell>
          <table:table-cell table:style-name="ce130" office:value-type="float" office:value="2" calcext:value-type="float">
            <text:p>2</text:p>
          </table:table-cell>
          <table:covered-table-cell table:style-name="ce28"/>
          <table:covered-table-cell table:number-columns-repeated="2" table:style-name="ce39"/>
          <table:table-cell table:style-name="ce130" office:value-type="string" calcext:value-type="string">
            <text:p>禁止する</text:p>
          </table:table-cell>
          <table:table-cell table:style-name="ce130" office:value-type="string" calcext:value-type="string">
            <text:p>1. IE View WEをインストールする</text:p>
            <text:p>2. MCDで設定を反映する</text:p>
          </table:table-cell>
          <table:table-cell table:style-name="ce130" office:value-type="string" calcext:value-type="string">
            <text:p>lockPref("extensions.ieview.useWizeShoppy", false);</text:p>
            <text:p>IE View WEにはこの機能はない</text:p>
          </table:table-cell>
          <table:table-cell table:style-name="ce130"/>
          <table:table-cell table:style-name="ce123" table:formula="of:=IF([.K431]=&quot;&quot;;&quot;?&quot;;IF([.N431]=&quot;&quot;;&quot;新規&quot;;IF([.K431]=[.N431];&quot;&quot;;&quot;変更あり&quot;)))" office:value-type="string" office:string-value="変更あり" calcext:value-type="string">
            <text:p>変更あり</text:p>
          </table:table-cell>
          <table:table-cell table:style-name="ce41" office:value-type="string" calcext:value-type="string">
            <text:p>lockPref("extensions.ieview.useWizeShoppy", false);</text:p>
          </table:table-cell>
          <table:table-cell table:style-name="ce123" table:formula="of:=IF([.N431]=&quot;&quot;;&quot;?&quot;;IF([.P431]=&quot;&quot;;&quot;新規&quot;;IF([.N431]=[.P431];&quot;&quot;;&quot;変更あり&quot;)))">
            <text:p/>
          </table:table-cell>
          <table:table-cell table:style-name="ce41" office:value-type="string" calcext:value-type="string">
            <text:p>lockPref("extensions.ieview.useWizeShoppy", false);</text:p>
          </table:table-cell>
          <table:table-cell table:style-name="ce41" table:formula="of:=IF([.P431]=&quot;&quot;;&quot;?&quot;;IF([.R431]=&quot;&quot;;&quot;新規&quot;;IF([.P431]=[.R431];&quot;&quot;;&quot;○&quot;)))" office:value-type="string" office:string-value="新規" calcext:value-type="string">
            <text:p>新規</text:p>
          </table:table-cell>
          <table:table-cell table:style-name="ce205" table:number-columns-repeated="3"/>
          <table:table-cell table:style-name="ce214"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2]&lt;&gt;&quot;&quot;;NOT(ISNUMBER(FIND(&quot;廃止&quot;;[.$D432])));NOT(ISNUMBER(FIND(&quot;廃止&quot;;[.$E432]))));MAX([.$B$1:.$B431])+1;&quot;&quot;)">
            <text:p/>
          </table:table-cell>
          <table:table-cell table:style-name="ce5" table:formula="of:=CONCATENATE([.$D432];&quot;-&quot;;[.$E432])" office:value-type="string" office:string-value="Addon-FireIE-1（廃止）-1" calcext:value-type="string">
            <text:p>Addon-FireIE-1（廃止）-1</text:p>
          </table:table-cell>
          <table:table-cell table:style-name="ce41" office:value-type="string" calcext:value-type="string">
            <text:p>Addon-FireIE-1（廃止）</text:p>
          </table:table-cell>
          <table:table-cell table:style-name="ce41" office:value-type="float" office:value="1" calcext:value-type="float">
            <text:p>1</text:p>
          </table:table-cell>
          <table:table-cell table:style-name="ce88" office:value-type="string" calcext:value-type="string" table:number-columns-spanned="1" table:number-rows-spanned="9">
            <text:p>アドオン：FireIE</text:p>
          </table:table-cell>
          <table:table-cell table:style-name="ce88" office:value-type="string" calcext:value-type="string" table:number-columns-spanned="1" table:number-rows-spanned="9">
            <text:p>動作モード</text:p>
          </table:table-cell>
          <table:table-cell table:style-name="ce88" office:value-type="string" calcext:value-type="string" table:number-columns-spanned="1" table:number-rows-spanned="9">
            <text:p>-</text:p>
          </table:table-cell>
          <table:table-cell table:style-name="ce41" office:value-type="string" calcext:value-type="string">
            <text:p>IE7互換モード（既定）</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1"/>
          <table:table-cell table:style-name="ce123" table:formula="of:=IF([.K432]=&quot;&quot;;&quot;?&quot;;IF([.N432]=&quot;&quot;;&quot;新規&quot;;IF([.K432]=[.N432];&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23" table:formula="of:=IF([.N432]=&quot;&quot;;&quot;?&quot;;IF([.P432]=&quot;&quot;;&quot;新規&quot;;IF([.N432]=[.P432];&quot;&quot;;&quot;変更あり&quot;)))" office:value-type="string" office:string-value="変更あり" calcext:value-type="string">
            <text:p>変更あり</text:p>
          </table:table-cell>
          <table:table-cell table:style-name="ce41" office:value-type="string" calcext:value-type="string">
            <text:p>lockPref("extensions.fireie.compatMode", "ie7mode");</text:p>
          </table:table-cell>
          <table:table-cell table:style-name="ce41" table:formula="of:=IF([.P432]=&quot;&quot;;&quot;?&quot;;IF([.R432]=&quot;&quot;;&quot;新規&quot;;IF([.P432]=[.R432];&quot;&quot;;&quot;○&quot;)))" office:value-type="string" office:string-value="新規" calcext:value-type="string">
            <text:p>新規</text:p>
          </table:table-cell>
          <table:table-cell table:style-name="ce205" table:number-columns-repeated="3"/>
          <table:table-cell table:style-name="ce214"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3]&lt;&gt;&quot;&quot;;NOT(ISNUMBER(FIND(&quot;廃止&quot;;[.$D433])));NOT(ISNUMBER(FIND(&quot;廃止&quot;;[.$E433]))));MAX([.$B$1:.$B432])+1;&quot;&quot;)">
            <text:p/>
          </table:table-cell>
          <table:table-cell table:style-name="ce5" table:formula="of:=CONCATENATE([.$D433];&quot;-&quot;;[.$E433])" office:value-type="string" office:string-value="Addon-FireIE-1（廃止）-2" calcext:value-type="string">
            <text:p>Addon-FireIE-1（廃止）-2</text:p>
          </table:table-cell>
          <table:table-cell table:style-name="ce41" office:value-type="string" calcext:value-type="string">
            <text:p>Addon-FireIE-1（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IE8互換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1"/>
          <table:table-cell table:style-name="ce123" table:formula="of:=IF([.K433]=&quot;&quot;;&quot;?&quot;;IF([.N433]=&quot;&quot;;&quot;新規&quot;;IF([.K433]=[.N433];&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23" table:formula="of:=IF([.N433]=&quot;&quot;;&quot;?&quot;;IF([.P433]=&quot;&quot;;&quot;新規&quot;;IF([.N433]=[.P433];&quot;&quot;;&quot;変更あり&quot;)))" office:value-type="string" office:string-value="変更あり" calcext:value-type="string">
            <text:p>変更あり</text:p>
          </table:table-cell>
          <table:table-cell table:style-name="ce41" office:value-type="string" calcext:value-type="string">
            <text:p>lockPref("extensions.fireie.compatMode", "ie8mode");</text:p>
          </table:table-cell>
          <table:table-cell table:style-name="ce41" table:formula="of:=IF([.P433]=&quot;&quot;;&quot;?&quot;;IF([.R433]=&quot;&quot;;&quot;新規&quot;;IF([.P433]=[.R433];&quot;&quot;;&quot;○&quot;)))" office:value-type="string" office:string-value="新規" calcext:value-type="string">
            <text:p>新規</text:p>
          </table:table-cell>
          <table:table-cell table:style-name="ce205" table:number-columns-repeated="3"/>
          <table:table-cell table:style-name="ce214"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Addon-FireIE-1（廃止）-3" calcext:value-type="string">
            <text:p>Addon-FireIE-1（廃止）-3</text:p>
          </table:table-cell>
          <table:table-cell table:style-name="ce41" office:value-type="string" calcext:value-type="string">
            <text:p>Addon-FireIE-1（廃止）</text:p>
          </table:table-cell>
          <table:table-cell table:style-name="ce41" office:value-type="float" office:value="3" calcext:value-type="float">
            <text:p>3</text:p>
          </table:table-cell>
          <table:covered-table-cell table:number-columns-repeated="3" table:style-name="ce16"/>
          <table:table-cell table:style-name="ce41" office:value-type="string" calcext:value-type="string">
            <text:p>IE8標準準拠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1"/>
          <table:table-cell table:style-name="ce123" table:formula="of:=IF([.K434]=&quot;&quot;;&quot;?&quot;;IF([.N434]=&quot;&quot;;&quot;新規&quot;;IF([.K434]=[.N434];&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23" table:formula="of:=IF([.N434]=&quot;&quot;;&quot;?&quot;;IF([.P434]=&quot;&quot;;&quot;新規&quot;;IF([.N434]=[.P434];&quot;&quot;;&quot;変更あり&quot;)))" office:value-type="string" office:string-value="変更あり" calcext:value-type="string">
            <text:p>変更あり</text:p>
          </table:table-cell>
          <table:table-cell table:style-name="ce41" office:value-type="string" calcext:value-type="string">
            <text:p>lockPref("extensions.fireie.compatMode", "ie8forced");</text:p>
          </table:table-cell>
          <table:table-cell table:style-name="ce41" table:formula="of:=IF([.P434]=&quot;&quot;;&quot;?&quot;;IF([.R434]=&quot;&quot;;&quot;新規&quot;;IF([.P434]=[.R434];&quot;&quot;;&quot;○&quot;)))" office:value-type="string" office:string-value="新規" calcext:value-type="string">
            <text:p>新規</text:p>
          </table:table-cell>
          <table:table-cell table:style-name="ce205" table:number-columns-repeated="3"/>
          <table:table-cell table:style-name="ce214"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Addon-FireIE-1（廃止）-4" calcext:value-type="string">
            <text:p>Addon-FireIE-1（廃止）-4</text:p>
          </table:table-cell>
          <table:table-cell table:style-name="ce41" office:value-type="string" calcext:value-type="string">
            <text:p>Addon-FireIE-1（廃止）</text:p>
          </table:table-cell>
          <table:table-cell table:style-name="ce41" office:value-type="float" office:value="4" calcext:value-type="float">
            <text:p>4</text:p>
          </table:table-cell>
          <table:covered-table-cell table:number-columns-repeated="3" table:style-name="ce16"/>
          <table:table-cell table:style-name="ce41" office:value-type="string" calcext:value-type="string">
            <text:p>IE9互換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1"/>
          <table:table-cell table:style-name="ce123" table:formula="of:=IF([.K435]=&quot;&quot;;&quot;?&quot;;IF([.N435]=&quot;&quot;;&quot;新規&quot;;IF([.K435]=[.N435];&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23" table:formula="of:=IF([.N435]=&quot;&quot;;&quot;?&quot;;IF([.P435]=&quot;&quot;;&quot;新規&quot;;IF([.N435]=[.P435];&quot;&quot;;&quot;変更あり&quot;)))" office:value-type="string" office:string-value="変更あり" calcext:value-type="string">
            <text:p>変更あり</text:p>
          </table:table-cell>
          <table:table-cell table:style-name="ce41" office:value-type="string" calcext:value-type="string">
            <text:p>lockPref("extensions.fireie.compatMode", "ie9mode");</text:p>
          </table:table-cell>
          <table:table-cell table:style-name="ce41" table:formula="of:=IF([.P435]=&quot;&quot;;&quot;?&quot;;IF([.R435]=&quot;&quot;;&quot;新規&quot;;IF([.P435]=[.R435];&quot;&quot;;&quot;○&quot;)))" office:value-type="string" office:string-value="新規" calcext:value-type="string">
            <text:p>新規</text:p>
          </table:table-cell>
          <table:table-cell table:style-name="ce205" table:number-columns-repeated="3"/>
          <table:table-cell table:style-name="ce214"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Addon-FireIE-1（廃止）-5" calcext:value-type="string">
            <text:p>Addon-FireIE-1（廃止）-5</text:p>
          </table:table-cell>
          <table:table-cell table:style-name="ce41" office:value-type="string" calcext:value-type="string">
            <text:p>Addon-FireIE-1（廃止）</text:p>
          </table:table-cell>
          <table:table-cell table:style-name="ce41" office:value-type="float" office:value="5" calcext:value-type="float">
            <text:p>5</text:p>
          </table:table-cell>
          <table:covered-table-cell table:number-columns-repeated="3" table:style-name="ce16"/>
          <table:table-cell table:style-name="ce41" office:value-type="string" calcext:value-type="string">
            <text:p>IE9標準準拠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1"/>
          <table:table-cell table:style-name="ce123" table:formula="of:=IF([.K436]=&quot;&quot;;&quot;?&quot;;IF([.N436]=&quot;&quot;;&quot;新規&quot;;IF([.K436]=[.N436];&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23" table:formula="of:=IF([.N436]=&quot;&quot;;&quot;?&quot;;IF([.P436]=&quot;&quot;;&quot;新規&quot;;IF([.N436]=[.P436];&quot;&quot;;&quot;変更あり&quot;)))" office:value-type="string" office:string-value="変更あり" calcext:value-type="string">
            <text:p>変更あり</text:p>
          </table:table-cell>
          <table:table-cell table:style-name="ce41" office:value-type="string" calcext:value-type="string">
            <text:p>lockPref("extensions.fireie.compatMode", "ie9forced");</text:p>
          </table:table-cell>
          <table:table-cell table:style-name="ce41" table:formula="of:=IF([.P436]=&quot;&quot;;&quot;?&quot;;IF([.R436]=&quot;&quot;;&quot;新規&quot;;IF([.P436]=[.R436];&quot;&quot;;&quot;○&quot;)))" office:value-type="string" office:string-value="新規" calcext:value-type="string">
            <text:p>新規</text:p>
          </table:table-cell>
          <table:table-cell table:style-name="ce205" table:number-columns-repeated="3"/>
          <table:table-cell table:style-name="ce214"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Addon-FireIE-1（廃止）-6" calcext:value-type="string">
            <text:p>Addon-FireIE-1（廃止）-6</text:p>
          </table:table-cell>
          <table:table-cell table:style-name="ce41" office:value-type="string" calcext:value-type="string">
            <text:p>Addon-FireIE-1（廃止）</text:p>
          </table:table-cell>
          <table:table-cell table:style-name="ce41" office:value-type="float" office:value="6" calcext:value-type="float">
            <text:p>6</text:p>
          </table:table-cell>
          <table:covered-table-cell table:number-columns-repeated="3" table:style-name="ce16"/>
          <table:table-cell table:style-name="ce41" office:value-type="string" calcext:value-type="string">
            <text:p>IE10互換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1"/>
          <table:table-cell table:style-name="ce123" table:formula="of:=IF([.K437]=&quot;&quot;;&quot;?&quot;;IF([.N437]=&quot;&quot;;&quot;新規&quot;;IF([.K437]=[.N437];&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23" table:formula="of:=IF([.N437]=&quot;&quot;;&quot;?&quot;;IF([.P437]=&quot;&quot;;&quot;新規&quot;;IF([.N437]=[.P437];&quot;&quot;;&quot;変更あり&quot;)))" office:value-type="string" office:string-value="変更あり" calcext:value-type="string">
            <text:p>変更あり</text:p>
          </table:table-cell>
          <table:table-cell table:style-name="ce41" office:value-type="string" calcext:value-type="string">
            <text:p>lockPref("extensions.fireie.compatMode", "ie10mode");</text:p>
          </table:table-cell>
          <table:table-cell table:style-name="ce41" table:formula="of:=IF([.P437]=&quot;&quot;;&quot;?&quot;;IF([.R437]=&quot;&quot;;&quot;新規&quot;;IF([.P437]=[.R437];&quot;&quot;;&quot;○&quot;)))" office:value-type="string" office:string-value="新規" calcext:value-type="string">
            <text:p>新規</text:p>
          </table:table-cell>
          <table:table-cell table:style-name="ce205" table:number-columns-repeated="3"/>
          <table:table-cell table:style-name="ce214"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Addon-FireIE-1（廃止）-7" calcext:value-type="string">
            <text:p>Addon-FireIE-1（廃止）-7</text:p>
          </table:table-cell>
          <table:table-cell table:style-name="ce41" office:value-type="string" calcext:value-type="string">
            <text:p>Addon-FireIE-1（廃止）</text:p>
          </table:table-cell>
          <table:table-cell table:style-name="ce41" office:value-type="float" office:value="7" calcext:value-type="float">
            <text:p>7</text:p>
          </table:table-cell>
          <table:covered-table-cell table:number-columns-repeated="3" table:style-name="ce16"/>
          <table:table-cell table:style-name="ce41" office:value-type="string" calcext:value-type="string">
            <text:p>IE10標準準拠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1"/>
          <table:table-cell table:style-name="ce123" table:formula="of:=IF([.K438]=&quot;&quot;;&quot;?&quot;;IF([.N438]=&quot;&quot;;&quot;新規&quot;;IF([.K438]=[.N438];&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23" table:formula="of:=IF([.N438]=&quot;&quot;;&quot;?&quot;;IF([.P438]=&quot;&quot;;&quot;新規&quot;;IF([.N438]=[.P438];&quot;&quot;;&quot;変更あり&quot;)))" office:value-type="string" office:string-value="変更あり" calcext:value-type="string">
            <text:p>変更あり</text:p>
          </table:table-cell>
          <table:table-cell table:style-name="ce41" office:value-type="string" calcext:value-type="string">
            <text:p>lockPref("extensions.fireie.compatMode", "ie10forced");</text:p>
          </table:table-cell>
          <table:table-cell table:style-name="ce41" table:formula="of:=IF([.P438]=&quot;&quot;;&quot;?&quot;;IF([.R438]=&quot;&quot;;&quot;新規&quot;;IF([.P438]=[.R438];&quot;&quot;;&quot;○&quot;)))" office:value-type="string" office:string-value="新規" calcext:value-type="string">
            <text:p>新規</text:p>
          </table:table-cell>
          <table:table-cell table:style-name="ce205" table:number-columns-repeated="3"/>
          <table:table-cell table:style-name="ce214"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Addon-FireIE-1（廃止）-8" calcext:value-type="string">
            <text:p>Addon-FireIE-1（廃止）-8</text:p>
          </table:table-cell>
          <table:table-cell table:style-name="ce41" office:value-type="string" calcext:value-type="string">
            <text:p>Addon-FireIE-1（廃止）</text:p>
          </table:table-cell>
          <table:table-cell table:style-name="ce41" office:value-type="float" office:value="8" calcext:value-type="float">
            <text:p>8</text:p>
          </table:table-cell>
          <table:covered-table-cell table:number-columns-repeated="3" table:style-name="ce16"/>
          <table:table-cell table:style-name="ce41" office:value-type="string" calcext:value-type="string">
            <text:p>IE11 Edge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1"/>
          <table:table-cell table:style-name="ce123" table:formula="of:=IF([.K439]=&quot;&quot;;&quot;?&quot;;IF([.N439]=&quot;&quot;;&quot;新規&quot;;IF([.K439]=[.N439];&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23" table:formula="of:=IF([.N439]=&quot;&quot;;&quot;?&quot;;IF([.P439]=&quot;&quot;;&quot;新規&quot;;IF([.N439]=[.P439];&quot;&quot;;&quot;変更あり&quot;)))" office:value-type="string" office:string-value="変更あり" calcext:value-type="string">
            <text:p>変更あり</text:p>
          </table:table-cell>
          <table:table-cell table:style-name="ce41" office:value-type="string" calcext:value-type="string">
            <text:p>lockPref("extensions.fireie.compatMode", "ie11edge");</text:p>
          </table:table-cell>
          <table:table-cell table:style-name="ce41" table:formula="of:=IF([.P439]=&quot;&quot;;&quot;?&quot;;IF([.R439]=&quot;&quot;;&quot;新規&quot;;IF([.P439]=[.R439];&quot;&quot;;&quot;○&quot;)))" office:value-type="string" office:string-value="新規" calcext:value-type="string">
            <text:p>新規</text:p>
          </table:table-cell>
          <table:table-cell table:style-name="ce205" table:number-columns-repeated="3"/>
          <table:table-cell table:style-name="ce214"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Addon-FireIE-1（廃止）-9" calcext:value-type="string">
            <text:p>Addon-FireIE-1（廃止）-9</text:p>
          </table:table-cell>
          <table:table-cell table:style-name="ce41" office:value-type="string" calcext:value-type="string">
            <text:p>Addon-FireIE-1（廃止）</text:p>
          </table:table-cell>
          <table:table-cell table:style-name="ce41" office:value-type="float" office:value="9" calcext:value-type="float">
            <text:p>9</text:p>
          </table:table-cell>
          <table:covered-table-cell table:number-columns-repeated="3" table:style-name="ce16"/>
          <table:table-cell table:style-name="ce41" office:value-type="string" calcext:value-type="string">
            <text:p>IE11 強制Edgeモード</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1"/>
          <table:table-cell table:style-name="ce123" table:formula="of:=IF([.K440]=&quot;&quot;;&quot;?&quot;;IF([.N440]=&quot;&quot;;&quot;新規&quot;;IF([.K440]=[.N440];&quot;&quot;;&quot;変更あり&quot;)))">
            <text:p/>
          </table:table-cell>
          <table:table-cell table:style-name="ce41"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23" table:formula="of:=IF([.N440]=&quot;&quot;;&quot;?&quot;;IF([.P440]=&quot;&quot;;&quot;新規&quot;;IF([.N440]=[.P440];&quot;&quot;;&quot;変更あり&quot;)))" office:value-type="string" office:string-value="変更あり" calcext:value-type="string">
            <text:p>変更あり</text:p>
          </table:table-cell>
          <table:table-cell table:style-name="ce41" office:value-type="string" calcext:value-type="string">
            <text:p>lockPref("extensions.fireie.compatMode", "ie11forcededge");</text:p>
          </table:table-cell>
          <table:table-cell table:style-name="ce41" table:formula="of:=IF([.P440]=&quot;&quot;;&quot;?&quot;;IF([.R440]=&quot;&quot;;&quot;新規&quot;;IF([.P440]=[.R440];&quot;&quot;;&quot;○&quot;)))" office:value-type="string" office:string-value="新規" calcext:value-type="string">
            <text:p>新規</text:p>
          </table:table-cell>
          <table:table-cell table:style-name="ce205" table:number-columns-repeated="3"/>
          <table:table-cell table:style-name="ce214"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Addon-FireIE-2（廃止）-1" calcext:value-type="string">
            <text:p>Addon-FireIE-2（廃止）-1</text:p>
          </table:table-cell>
          <table:table-cell table:style-name="ce41" office:value-type="string" calcext:value-type="string">
            <text:p>Addon-FireIE-2（廃止）</text:p>
          </table:table-cell>
          <table:table-cell table:style-name="ce41" office:value-type="float" office:value="1" calcext:value-type="float">
            <text:p>1</text:p>
          </table:table-cell>
          <table:table-cell table:style-name="ce67" office:value-type="string" calcext:value-type="string" table:number-columns-spanned="1" table:number-rows-spanned="2">
            <text:p>アドオン：FireIE</text:p>
          </table:table-cell>
          <table:table-cell table:style-name="ce15" office:value-type="string" calcext:value-type="string" table:number-columns-spanned="1" table:number-rows-spanned="2">
            <text:p>モード表示</text:p>
          </table:table-cell>
          <table:table-cell table:style-name="ce15" office:value-type="string" calcext:value-type="string" table:number-columns-spanned="1" table:number-rows-spanned="2">
            <text:p>-</text:p>
          </table:table-cell>
          <table:table-cell table:style-name="ce41" office:value-type="string" calcext:value-type="string">
            <text:p>表示する（既定）</text:p>
          </table:table-cell>
          <table:table-cell table:style-name="ce41" office:value-type="string" calcext:value-type="string">
            <text:p>FireIEをインストールする</text:p>
          </table:table-cell>
          <table:table-cell table:style-name="ce41" office:value-type="string" calcext:value-type="string">
            <text:p>-</text:p>
          </table:table-cell>
          <table:table-cell table:style-name="ce41"/>
          <table:table-cell table:style-name="ce123" table:formula="of:=IF([.K441]=&quot;&quot;;&quot;?&quot;;IF([.N441]=&quot;&quot;;&quot;新規&quot;;IF([.K441]=[.N441];&quot;&quot;;&quot;変更あり&quot;)))">
            <text:p/>
          </table:table-cell>
          <table:table-cell table:style-name="ce41" office:value-type="string" calcext:value-type="string">
            <text:p>-</text:p>
          </table:table-cell>
          <table:table-cell table:style-name="ce123" table:formula="of:=IF([.N441]=&quot;&quot;;&quot;?&quot;;IF([.P441]=&quot;&quot;;&quot;新規&quot;;IF([.N441]=[.P441];&quot;&quot;;&quot;変更あり&quot;)))">
            <text:p/>
          </table:table-cell>
          <table:table-cell table:style-name="ce41" office:value-type="string" calcext:value-type="string">
            <text:p>-</text:p>
          </table:table-cell>
          <table:table-cell table:style-name="ce41" table:formula="of:=IF([.P441]=&quot;&quot;;&quot;?&quot;;IF([.R441]=&quot;&quot;;&quot;新規&quot;;IF([.P441]=[.R441];&quot;&quot;;&quot;○&quot;)))" office:value-type="string" office:string-value="新規" calcext:value-type="string">
            <text:p>新規</text:p>
          </table:table-cell>
          <table:table-cell table:style-name="ce205" table:number-columns-repeated="3"/>
          <table:table-cell table:style-name="ce214"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Addon-FireIE-2（廃止）-2" calcext:value-type="string">
            <text:p>Addon-FireIE-2（廃止）-2</text:p>
          </table:table-cell>
          <table:table-cell table:style-name="ce41" office:value-type="string" calcext:value-type="string">
            <text:p>Addon-FireIE-2（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表示しない</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lockPref("extensions.fireie.showUrlBarLabel", false);</text:p>
            <text:p>lockPref("extensions.fireie.hideUrlBarButton", true);</text:p>
          </table:table-cell>
          <table:table-cell table:style-name="ce41"/>
          <table:table-cell table:style-name="ce123" table:formula="of:=IF([.K442]=&quot;&quot;;&quot;?&quot;;IF([.N442]=&quot;&quot;;&quot;新規&quot;;IF([.K442]=[.N442];&quot;&quot;;&quot;変更あり&quot;)))">
            <text:p/>
          </table:table-cell>
          <table:table-cell table:style-name="ce41" office:value-type="string" calcext:value-type="string">
            <text:p>lockPref("extensions.fireie.showUrlBarLabel", false);</text:p>
            <text:p>lockPref("extensions.fireie.hideUrlBarButton", true);</text:p>
          </table:table-cell>
          <table:table-cell table:style-name="ce123" table:formula="of:=IF([.N442]=&quot;&quot;;&quot;?&quot;;IF([.P442]=&quot;&quot;;&quot;新規&quot;;IF([.N442]=[.P442];&quot;&quot;;&quot;変更あり&quot;)))">
            <text:p/>
          </table:table-cell>
          <table:table-cell table:style-name="ce41" office:value-type="string" calcext:value-type="string">
            <text:p>lockPref("extensions.fireie.showUrlBarLabel", false);</text:p>
            <text:p>lockPref("extensions.fireie.hideUrlBarButton", true);</text:p>
          </table:table-cell>
          <table:table-cell table:style-name="ce41" table:formula="of:=IF([.P442]=&quot;&quot;;&quot;?&quot;;IF([.R442]=&quot;&quot;;&quot;新規&quot;;IF([.P442]=[.R442];&quot;&quot;;&quot;○&quot;)))" office:value-type="string" office:string-value="新規" calcext:value-type="string">
            <text:p>新規</text:p>
          </table:table-cell>
          <table:table-cell table:style-name="ce205" table:number-columns-repeated="3"/>
          <table:table-cell table:style-name="ce214"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Addon-FireIE-3（廃止）-1" calcext:value-type="string">
            <text:p>Addon-FireIE-3（廃止）-1</text:p>
          </table:table-cell>
          <table:table-cell table:style-name="ce41" office:value-type="string" calcext:value-type="string">
            <text:p>Addon-FireIE-3（廃止）</text:p>
          </table:table-cell>
          <table:table-cell table:style-name="ce41" office:value-type="float" office:value="1" calcext:value-type="float">
            <text:p>1</text:p>
          </table:table-cell>
          <table:table-cell table:style-name="ce67" office:value-type="string" calcext:value-type="string" table:number-columns-spanned="1" table:number-rows-spanned="2">
            <text:p>アドオン：FireIE</text:p>
          </table:table-cell>
          <table:table-cell table:style-name="ce15" office:value-type="string" calcext:value-type="string" table:number-columns-spanned="1" table:number-rows-spanned="2">
            <text:p>定義ファイルの自動更新</text:p>
          </table:table-cell>
          <table:table-cell table:style-name="ce15" office:value-type="string" calcext:value-type="string" table:number-columns-spanned="1" table:number-rows-spanned="2">
            <text:p>-</text:p>
          </table:table-cell>
          <table:table-cell table:style-name="ce41" office:value-type="string" calcext:value-type="string">
            <text:p>自動更新する（既定）</text:p>
          </table:table-cell>
          <table:table-cell table:style-name="ce41" office:value-type="string" calcext:value-type="string">
            <text:p>FireIEをインストールする</text:p>
          </table:table-cell>
          <table:table-cell table:style-name="ce41" office:value-type="string" calcext:value-type="string">
            <text:p>-</text:p>
          </table:table-cell>
          <table:table-cell table:style-name="ce41"/>
          <table:table-cell table:style-name="ce123" table:formula="of:=IF([.K443]=&quot;&quot;;&quot;?&quot;;IF([.N443]=&quot;&quot;;&quot;新規&quot;;IF([.K443]=[.N443];&quot;&quot;;&quot;変更あり&quot;)))">
            <text:p/>
          </table:table-cell>
          <table:table-cell table:style-name="ce41" office:value-type="string" calcext:value-type="string">
            <text:p>-</text:p>
          </table:table-cell>
          <table:table-cell table:style-name="ce123" table:formula="of:=IF([.N443]=&quot;&quot;;&quot;?&quot;;IF([.P443]=&quot;&quot;;&quot;新規&quot;;IF([.N443]=[.P443];&quot;&quot;;&quot;変更あり&quot;)))">
            <text:p/>
          </table:table-cell>
          <table:table-cell table:style-name="ce41" office:value-type="string" calcext:value-type="string">
            <text:p>-</text:p>
          </table:table-cell>
          <table:table-cell table:style-name="ce41" table:formula="of:=IF([.P443]=&quot;&quot;;&quot;?&quot;;IF([.R443]=&quot;&quot;;&quot;新規&quot;;IF([.P443]=[.R443];&quot;&quot;;&quot;○&quot;)))" office:value-type="string" office:string-value="新規" calcext:value-type="string">
            <text:p>新規</text:p>
          </table:table-cell>
          <table:table-cell table:style-name="ce205" table:number-columns-repeated="3"/>
          <table:table-cell table:style-name="ce214"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Addon-FireIE-3（廃止）-2" calcext:value-type="string">
            <text:p>Addon-FireIE-3（廃止）-2</text:p>
          </table:table-cell>
          <table:table-cell table:style-name="ce41" office:value-type="string" calcext:value-type="string">
            <text:p>Addon-FireIE-3（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自動更新しない</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lockPref("extensions.fireie.subscriptions_autoupdate", false);</text:p>
            <text:p>lockPref("extensions.fireie.subscriptions_defaultAdded", false);</text:p>
          </table:table-cell>
          <table:table-cell table:style-name="ce41"/>
          <table:table-cell table:style-name="ce123" table:formula="of:=IF([.K444]=&quot;&quot;;&quot;?&quot;;IF([.N444]=&quot;&quot;;&quot;新規&quot;;IF([.K444]=[.N444];&quot;&quot;;&quot;変更あり&quot;)))">
            <text:p/>
          </table:table-cell>
          <table:table-cell table:style-name="ce41" office:value-type="string" calcext:value-type="string">
            <text:p>lockPref("extensions.fireie.subscriptions_autoupdate", false);</text:p>
            <text:p>lockPref("extensions.fireie.subscriptions_defaultAdded", false);</text:p>
          </table:table-cell>
          <table:table-cell table:style-name="ce123" table:formula="of:=IF([.N444]=&quot;&quot;;&quot;?&quot;;IF([.P444]=&quot;&quot;;&quot;新規&quot;;IF([.N444]=[.P444];&quot;&quot;;&quot;変更あり&quot;)))">
            <text:p/>
          </table:table-cell>
          <table:table-cell table:style-name="ce41" office:value-type="string" calcext:value-type="string">
            <text:p>lockPref("extensions.fireie.subscriptions_autoupdate", false);</text:p>
            <text:p>lockPref("extensions.fireie.subscriptions_defaultAdded", false);</text:p>
          </table:table-cell>
          <table:table-cell table:style-name="ce41" table:formula="of:=IF([.P444]=&quot;&quot;;&quot;?&quot;;IF([.R444]=&quot;&quot;;&quot;新規&quot;;IF([.P444]=[.R444];&quot;&quot;;&quot;○&quot;)))" office:value-type="string" office:string-value="新規" calcext:value-type="string">
            <text:p>新規</text:p>
          </table:table-cell>
          <table:table-cell table:style-name="ce205" table:number-columns-repeated="3"/>
          <table:table-cell table:style-name="ce214"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Addon-FireIE-4（廃止）-1" calcext:value-type="string">
            <text:p>Addon-FireIE-4（廃止）-1</text:p>
          </table:table-cell>
          <table:table-cell table:style-name="ce41" office:value-type="string" calcext:value-type="string">
            <text:p>Addon-FireIE-4（廃止）</text:p>
          </table:table-cell>
          <table:table-cell table:style-name="ce41" office:value-type="float" office:value="1" calcext:value-type="float">
            <text:p>1</text:p>
          </table:table-cell>
          <table:table-cell table:style-name="ce105" office:value-type="string" calcext:value-type="string" table:number-columns-spanned="1" table:number-rows-spanned="3">
            <text:p>アドオン：FireIE</text:p>
          </table:table-cell>
          <table:table-cell table:style-name="ce17" office:value-type="string" calcext:value-type="string" table:number-columns-spanned="1" table:number-rows-spanned="3">
            <text:p>ルールに当てはまらないサイトの取り扱い</text:p>
          </table:table-cell>
          <table:table-cell table:style-name="ce17" office:value-type="string" calcext:value-type="string" table:number-columns-spanned="1" table:number-rows-spanned="3">
            <text:p>-</text:p>
          </table:table-cell>
          <table:table-cell table:style-name="ce41" office:value-type="string" calcext:value-type="string">
            <text:p>何もしない（既定）</text:p>
          </table:table-cell>
          <table:table-cell table:style-name="ce41" office:value-type="string" calcext:value-type="string">
            <text:p>FireIEをインストールする</text:p>
          </table:table-cell>
          <table:table-cell table:style-name="ce41" office:value-type="string" calcext:value-type="string">
            <text:p>-</text:p>
          </table:table-cell>
          <table:table-cell table:style-name="ce41"/>
          <table:table-cell table:style-name="ce123" table:formula="of:=IF([.K445]=&quot;&quot;;&quot;?&quot;;IF([.N445]=&quot;&quot;;&quot;新規&quot;;IF([.K445]=[.N445];&quot;&quot;;&quot;変更あり&quot;)))">
            <text:p/>
          </table:table-cell>
          <table:table-cell table:style-name="ce41" office:value-type="string" calcext:value-type="string">
            <text:p>-</text:p>
          </table:table-cell>
          <table:table-cell table:style-name="ce123" table:formula="of:=IF([.N445]=&quot;&quot;;&quot;?&quot;;IF([.P445]=&quot;&quot;;&quot;新規&quot;;IF([.N445]=[.P445];&quot;&quot;;&quot;変更あり&quot;)))">
            <text:p/>
          </table:table-cell>
          <table:table-cell table:style-name="ce41" office:value-type="string" calcext:value-type="string">
            <text:p>-</text:p>
          </table:table-cell>
          <table:table-cell table:style-name="ce41" table:formula="of:=IF([.P445]=&quot;&quot;;&quot;?&quot;;IF([.R445]=&quot;&quot;;&quot;新規&quot;;IF([.P445]=[.R445];&quot;&quot;;&quot;○&quot;)))" office:value-type="string" office:string-value="新規" calcext:value-type="string">
            <text:p>新規</text:p>
          </table:table-cell>
          <table:table-cell table:style-name="ce205" table:number-columns-repeated="3"/>
          <table:table-cell table:style-name="ce214"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Addon-FireIE-4（廃止）-2" calcext:value-type="string">
            <text:p>Addon-FireIE-4（廃止）-2</text:p>
          </table:table-cell>
          <table:table-cell table:style-name="ce41" office:value-type="string" calcext:value-type="string">
            <text:p>Addon-FireIE-4（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Firefoxで開く</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lockPref("extensions.fireie.autoSwitchOnRuleMiss", "fx"); </text:p>
          </table:table-cell>
          <table:table-cell table:style-name="ce41"/>
          <table:table-cell table:style-name="ce123" table:formula="of:=IF([.K446]=&quot;&quot;;&quot;?&quot;;IF([.N446]=&quot;&quot;;&quot;新規&quot;;IF([.K446]=[.N446];&quot;&quot;;&quot;変更あり&quot;)))">
            <text:p/>
          </table:table-cell>
          <table:table-cell table:style-name="ce41" office:value-type="string" calcext:value-type="string">
            <text:p>lockPref("extensions.fireie.autoSwitchOnRuleMiss", "fx"); </text:p>
          </table:table-cell>
          <table:table-cell table:style-name="ce123" table:formula="of:=IF([.N446]=&quot;&quot;;&quot;?&quot;;IF([.P446]=&quot;&quot;;&quot;新規&quot;;IF([.N446]=[.P446];&quot;&quot;;&quot;変更あり&quot;)))">
            <text:p/>
          </table:table-cell>
          <table:table-cell table:style-name="ce41" office:value-type="string" calcext:value-type="string">
            <text:p>lockPref("extensions.fireie.autoSwitchOnRuleMiss", "fx"); </text:p>
          </table:table-cell>
          <table:table-cell table:style-name="ce41" table:formula="of:=IF([.P446]=&quot;&quot;;&quot;?&quot;;IF([.R446]=&quot;&quot;;&quot;新規&quot;;IF([.P446]=[.R446];&quot;&quot;;&quot;○&quot;)))" office:value-type="string" office:string-value="新規" calcext:value-type="string">
            <text:p>新規</text:p>
          </table:table-cell>
          <table:table-cell table:style-name="ce205" table:number-columns-repeated="3"/>
          <table:table-cell table:style-name="ce214"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FireIE-4（廃止）-2" calcext:value-type="string">
            <text:p>Addon-FireIE-4（廃止）-2</text:p>
          </table:table-cell>
          <table:table-cell table:style-name="ce41" office:value-type="string" calcext:value-type="string">
            <text:p>Addon-FireIE-4（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IEで開く</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lockPref("extensions.fireie.autoSwitchOnRuleMiss", "ie"); </text:p>
          </table:table-cell>
          <table:table-cell table:style-name="ce41"/>
          <table:table-cell table:style-name="ce123" table:formula="of:=IF([.K447]=&quot;&quot;;&quot;?&quot;;IF([.N447]=&quot;&quot;;&quot;新規&quot;;IF([.K447]=[.N447];&quot;&quot;;&quot;変更あり&quot;)))">
            <text:p/>
          </table:table-cell>
          <table:table-cell table:style-name="ce41" office:value-type="string" calcext:value-type="string">
            <text:p>lockPref("extensions.fireie.autoSwitchOnRuleMiss", "ie"); </text:p>
          </table:table-cell>
          <table:table-cell table:style-name="ce123" table:formula="of:=IF([.N447]=&quot;&quot;;&quot;?&quot;;IF([.P447]=&quot;&quot;;&quot;新規&quot;;IF([.N447]=[.P447];&quot;&quot;;&quot;変更あり&quot;)))">
            <text:p/>
          </table:table-cell>
          <table:table-cell table:style-name="ce41" office:value-type="string" calcext:value-type="string">
            <text:p>lockPref("extensions.fireie.autoSwitchOnRuleMiss", "ie"); </text:p>
          </table:table-cell>
          <table:table-cell table:style-name="ce41" table:formula="of:=IF([.P447]=&quot;&quot;;&quot;?&quot;;IF([.R447]=&quot;&quot;;&quot;新規&quot;;IF([.P447]=[.R447];&quot;&quot;;&quot;○&quot;)))" office:value-type="string" office:string-value="新規" calcext:value-type="string">
            <text:p>新規</text:p>
          </table:table-cell>
          <table:table-cell table:style-name="ce205" table:number-columns-repeated="3"/>
          <table:table-cell table:style-name="ce214"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Addon-FireIE-5（廃止）-1" calcext:value-type="string">
            <text:p>Addon-FireIE-5（廃止）-1</text:p>
          </table:table-cell>
          <table:table-cell table:style-name="ce41" office:value-type="string" calcext:value-type="string">
            <text:p>Addon-FireIE-5（廃止）</text:p>
          </table:table-cell>
          <table:table-cell table:style-name="ce41" office:value-type="float" office:value="1" calcext:value-type="float">
            <text:p>1</text:p>
          </table:table-cell>
          <table:table-cell table:style-name="ce67" office:value-type="string" calcext:value-type="string" table:number-columns-spanned="1" table:number-rows-spanned="2">
            <text:p>アドオン：FireIE</text:p>
          </table:table-cell>
          <table:table-cell table:style-name="ce15" office:value-type="string" calcext:value-type="string" table:number-columns-spanned="1" table:number-rows-spanned="2">
            <text:p>その他のバックグラウンドでの通信</text:p>
          </table:table-cell>
          <table:table-cell table:style-name="ce15" office:value-type="string" calcext:value-type="string" table:number-columns-spanned="1" table:number-rows-spanned="2">
            <text:p>-</text:p>
          </table:table-cell>
          <table:table-cell table:style-name="ce41" office:value-type="string" calcext:value-type="string">
            <text:p>許可する（既定）</text:p>
          </table:table-cell>
          <table:table-cell table:style-name="ce41" office:value-type="string" calcext:value-type="string">
            <text:p>FireIEをインストールする</text:p>
          </table:table-cell>
          <table:table-cell table:style-name="ce41" office:value-type="string" calcext:value-type="string">
            <text:p>-</text:p>
          </table:table-cell>
          <table:table-cell table:style-name="ce41"/>
          <table:table-cell table:style-name="ce123" table:formula="of:=IF([.K448]=&quot;&quot;;&quot;?&quot;;IF([.N448]=&quot;&quot;;&quot;新規&quot;;IF([.K448]=[.N448];&quot;&quot;;&quot;変更あり&quot;)))">
            <text:p/>
          </table:table-cell>
          <table:table-cell table:style-name="ce41" office:value-type="string" calcext:value-type="string">
            <text:p>-</text:p>
          </table:table-cell>
          <table:table-cell table:style-name="ce123" table:formula="of:=IF([.N448]=&quot;&quot;;&quot;?&quot;;IF([.P448]=&quot;&quot;;&quot;新規&quot;;IF([.N448]=[.P448];&quot;&quot;;&quot;変更あり&quot;)))">
            <text:p/>
          </table:table-cell>
          <table:table-cell table:style-name="ce41" office:value-type="string" calcext:value-type="string">
            <text:p>-</text:p>
          </table:table-cell>
          <table:table-cell table:style-name="ce41" table:formula="of:=IF([.P448]=&quot;&quot;;&quot;?&quot;;IF([.R448]=&quot;&quot;;&quot;新規&quot;;IF([.P448]=[.R448];&quot;&quot;;&quot;○&quot;)))" office:value-type="string" office:string-value="新規" calcext:value-type="string">
            <text:p>新規</text:p>
          </table:table-cell>
          <table:table-cell table:style-name="ce205" table:number-columns-repeated="3"/>
          <table:table-cell table:style-name="ce214"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Addon-FireIE-5（廃止）-2" calcext:value-type="string">
            <text:p>Addon-FireIE-5（廃止）-2</text:p>
          </table:table-cell>
          <table:table-cell table:style-name="ce41" office:value-type="string" calcext:value-type="string">
            <text:p>Addon-FireIE-5（廃止）</text:p>
          </table:table-cell>
          <table:table-cell table:style-name="ce41" office:value-type="float" office:value="2" calcext:value-type="float">
            <text:p>2</text:p>
          </table:table-cell>
          <table:covered-table-cell table:number-columns-repeated="3" table:style-name="ce16"/>
          <table:table-cell table:style-name="ce41" office:value-type="string" calcext:value-type="string">
            <text:p>禁止する</text:p>
          </table:table-cell>
          <table:table-cell table:style-name="ce41" office:value-type="string" calcext:value-type="string">
            <text:p>1. FireIEをインストールする</text:p>
            <text:p>2. MCDで設定を反映する</text:p>
          </table:table-cell>
          <table:table-cell table:style-name="ce41" office:value-type="string" calcext:value-type="string">
            <text:p>lockPref("extensions.fireie.subscriptions_fallbackurl", "");</text:p>
            <text:p>lockPref("extensions.fireie.subscriptions_listurl", "");</text:p>
            <text:p>lockPref("extensions.fireie.documentation_link", "");</text:p>
          </table:table-cell>
          <table:table-cell table:style-name="ce41"/>
          <table:table-cell table:style-name="ce123" table:formula="of:=IF([.K449]=&quot;&quot;;&quot;?&quot;;IF([.N449]=&quot;&quot;;&quot;新規&quot;;IF([.K449]=[.N449];&quot;&quot;;&quot;変更あり&quot;)))">
            <text:p/>
          </table:table-cell>
          <table:table-cell table:style-name="ce41" office:value-type="string" calcext:value-type="string">
            <text:p>lockPref("extensions.fireie.subscriptions_fallbackurl", "");</text:p>
            <text:p>lockPref("extensions.fireie.subscriptions_listurl", "");</text:p>
            <text:p>lockPref("extensions.fireie.documentation_link", "");</text:p>
          </table:table-cell>
          <table:table-cell table:style-name="ce123" table:formula="of:=IF([.N449]=&quot;&quot;;&quot;?&quot;;IF([.P449]=&quot;&quot;;&quot;新規&quot;;IF([.N449]=[.P449];&quot;&quot;;&quot;変更あり&quot;)))">
            <text:p/>
          </table:table-cell>
          <table:table-cell table:style-name="ce41" office:value-type="string" calcext:value-type="string">
            <text:p>lockPref("extensions.fireie.subscriptions_fallbackurl", "");</text:p>
            <text:p>lockPref("extensions.fireie.subscriptions_listurl", "");</text:p>
            <text:p>lockPref("extensions.fireie.documentation_link", "");</text:p>
          </table:table-cell>
          <table:table-cell table:style-name="ce41" table:formula="of:=IF([.P449]=&quot;&quot;;&quot;?&quot;;IF([.R449]=&quot;&quot;;&quot;新規&quot;;IF([.P449]=[.R449];&quot;&quot;;&quot;○&quot;)))" office:value-type="string" office:string-value="新規" calcext:value-type="string">
            <text:p>新規</text:p>
          </table:table-cell>
          <table:table-cell table:style-name="ce205" table:number-columns-repeated="3"/>
          <table:table-cell table:style-name="ce214"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152">
          <table:table-cell/>
          <table:table-cell table:style-name="ce13" table:formula="of:=IF([.$A450]&lt;&gt;&quot;&quot;;MAX([.$B$1:.$B449])+1;&quot;&quot;)">
            <text:p/>
          </table:table-cell>
          <table:table-cell table:style-name="ce13" table:formula="of:=IF([.$A450]&lt;&gt;&quot;&quot;;CONCATENATE([.$D450];&quot;-&quot;;[.$E45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51]&lt;&gt;&quot;&quot;;MAX([.$B$1:.$B450])+1;&quot;&quot;)">
            <text:p/>
          </table:table-cell>
          <table:table-cell table:style-name="ce13" table:formula="of:=IF([.$A451]&lt;&gt;&quot;&quot;;CONCATENATE([.$D451];&quot;-&quot;;[.$E45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52]&lt;&gt;&quot;&quot;;MAX([.$B$1:.$B451])+1;&quot;&quot;)">
            <text:p/>
          </table:table-cell>
          <table:table-cell table:style-name="ce13" table:formula="of:=IF([.$A452]&lt;&gt;&quot;&quot;;CONCATENATE([.$D452];&quot;-&quot;;[.$E45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53]&lt;&gt;&quot;&quot;;MAX([.$B$1:.$B452])+1;&quot;&quot;)">
            <text:p/>
          </table:table-cell>
          <table:table-cell table:style-name="ce13" table:formula="of:=IF([.$A453]&lt;&gt;&quot;&quot;;CONCATENATE([.$D453];&quot;-&quot;;[.$E45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54]&lt;&gt;&quot;&quot;;MAX([.$B$1:.$B453])+1;&quot;&quot;)">
            <text:p/>
          </table:table-cell>
          <table:table-cell table:style-name="ce13" table:formula="of:=IF([.$A454]&lt;&gt;&quot;&quot;;CONCATENATE([.$D454];&quot;-&quot;;[.$E45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55]&lt;&gt;&quot;&quot;;MAX([.$B$1:.$B454])+1;&quot;&quot;)">
            <text:p/>
          </table:table-cell>
          <table:table-cell table:style-name="ce13" table:formula="of:=IF([.$A455]&lt;&gt;&quot;&quot;;CONCATENATE([.$D455];&quot;-&quot;;[.$E45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56]&lt;&gt;&quot;&quot;;MAX([.$B$1:.$B455])+1;&quot;&quot;)">
            <text:p/>
          </table:table-cell>
          <table:table-cell table:style-name="ce13" table:formula="of:=IF([.$A456]&lt;&gt;&quot;&quot;;CONCATENATE([.$D456];&quot;-&quot;;[.$E45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57]&lt;&gt;&quot;&quot;;MAX([.$B$1:.$B456])+1;&quot;&quot;)">
            <text:p/>
          </table:table-cell>
          <table:table-cell table:style-name="ce13" table:formula="of:=IF([.$A457]&lt;&gt;&quot;&quot;;CONCATENATE([.$D457];&quot;-&quot;;[.$E45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58]&lt;&gt;&quot;&quot;;MAX([.$B$1:.$B457])+1;&quot;&quot;)">
            <text:p/>
          </table:table-cell>
          <table:table-cell table:style-name="ce13" table:formula="of:=IF([.$A458]&lt;&gt;&quot;&quot;;CONCATENATE([.$D458];&quot;-&quot;;[.$E45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59]&lt;&gt;&quot;&quot;;MAX([.$B$1:.$B458])+1;&quot;&quot;)">
            <text:p/>
          </table:table-cell>
          <table:table-cell table:style-name="ce13" table:formula="of:=IF([.$A459]&lt;&gt;&quot;&quot;;CONCATENATE([.$D459];&quot;-&quot;;[.$E45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60]&lt;&gt;&quot;&quot;;MAX([.$B$1:.$B459])+1;&quot;&quot;)">
            <text:p/>
          </table:table-cell>
          <table:table-cell table:style-name="ce13" table:formula="of:=IF([.$A460]&lt;&gt;&quot;&quot;;CONCATENATE([.$D460];&quot;-&quot;;[.$E46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61]&lt;&gt;&quot;&quot;;MAX([.$B$1:.$B460])+1;&quot;&quot;)">
            <text:p/>
          </table:table-cell>
          <table:table-cell table:style-name="ce13" table:formula="of:=IF([.$A461]&lt;&gt;&quot;&quot;;CONCATENATE([.$D461];&quot;-&quot;;[.$E46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62]&lt;&gt;&quot;&quot;;MAX([.$B$1:.$B461])+1;&quot;&quot;)">
            <text:p/>
          </table:table-cell>
          <table:table-cell table:style-name="ce13" table:formula="of:=IF([.$A462]&lt;&gt;&quot;&quot;;CONCATENATE([.$D462];&quot;-&quot;;[.$E46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63]&lt;&gt;&quot;&quot;;MAX([.$B$1:.$B462])+1;&quot;&quot;)">
            <text:p/>
          </table:table-cell>
          <table:table-cell table:style-name="ce13" table:formula="of:=IF([.$A463]&lt;&gt;&quot;&quot;;CONCATENATE([.$D463];&quot;-&quot;;[.$E46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64]&lt;&gt;&quot;&quot;;MAX([.$B$1:.$B463])+1;&quot;&quot;)">
            <text:p/>
          </table:table-cell>
          <table:table-cell table:style-name="ce13" table:formula="of:=IF([.$A464]&lt;&gt;&quot;&quot;;CONCATENATE([.$D464];&quot;-&quot;;[.$E46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65]&lt;&gt;&quot;&quot;;MAX([.$B$1:.$B464])+1;&quot;&quot;)">
            <text:p/>
          </table:table-cell>
          <table:table-cell table:style-name="ce13" table:formula="of:=IF([.$A465]&lt;&gt;&quot;&quot;;CONCATENATE([.$D465];&quot;-&quot;;[.$E46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66]&lt;&gt;&quot;&quot;;MAX([.$B$1:.$B465])+1;&quot;&quot;)">
            <text:p/>
          </table:table-cell>
          <table:table-cell table:style-name="ce13" table:formula="of:=IF([.$A466]&lt;&gt;&quot;&quot;;CONCATENATE([.$D466];&quot;-&quot;;[.$E46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67]&lt;&gt;&quot;&quot;;MAX([.$B$1:.$B466])+1;&quot;&quot;)">
            <text:p/>
          </table:table-cell>
          <table:table-cell table:style-name="ce13" table:formula="of:=IF([.$A467]&lt;&gt;&quot;&quot;;CONCATENATE([.$D467];&quot;-&quot;;[.$E46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68]&lt;&gt;&quot;&quot;;MAX([.$B$1:.$B467])+1;&quot;&quot;)">
            <text:p/>
          </table:table-cell>
          <table:table-cell table:style-name="ce13" table:formula="of:=IF([.$A468]&lt;&gt;&quot;&quot;;CONCATENATE([.$D468];&quot;-&quot;;[.$E46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69]&lt;&gt;&quot;&quot;;MAX([.$B$1:.$B468])+1;&quot;&quot;)">
            <text:p/>
          </table:table-cell>
          <table:table-cell table:style-name="ce13" table:formula="of:=IF([.$A469]&lt;&gt;&quot;&quot;;CONCATENATE([.$D469];&quot;-&quot;;[.$E46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70]&lt;&gt;&quot;&quot;;MAX([.$B$1:.$B469])+1;&quot;&quot;)">
            <text:p/>
          </table:table-cell>
          <table:table-cell table:style-name="ce13" table:formula="of:=IF([.$A470]&lt;&gt;&quot;&quot;;CONCATENATE([.$D470];&quot;-&quot;;[.$E47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71]&lt;&gt;&quot;&quot;;MAX([.$B$1:.$B470])+1;&quot;&quot;)">
            <text:p/>
          </table:table-cell>
          <table:table-cell table:style-name="ce13" table:formula="of:=IF([.$A471]&lt;&gt;&quot;&quot;;CONCATENATE([.$D471];&quot;-&quot;;[.$E47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72]&lt;&gt;&quot;&quot;;MAX([.$B$1:.$B471])+1;&quot;&quot;)">
            <text:p/>
          </table:table-cell>
          <table:table-cell table:style-name="ce13" table:formula="of:=IF([.$A472]&lt;&gt;&quot;&quot;;CONCATENATE([.$D472];&quot;-&quot;;[.$E47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73]&lt;&gt;&quot;&quot;;MAX([.$B$1:.$B472])+1;&quot;&quot;)">
            <text:p/>
          </table:table-cell>
          <table:table-cell table:style-name="ce13" table:formula="of:=IF([.$A473]&lt;&gt;&quot;&quot;;CONCATENATE([.$D473];&quot;-&quot;;[.$E47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74]&lt;&gt;&quot;&quot;;MAX([.$B$1:.$B473])+1;&quot;&quot;)">
            <text:p/>
          </table:table-cell>
          <table:table-cell table:style-name="ce13" table:formula="of:=IF([.$A474]&lt;&gt;&quot;&quot;;CONCATENATE([.$D474];&quot;-&quot;;[.$E47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75]&lt;&gt;&quot;&quot;;MAX([.$B$1:.$B474])+1;&quot;&quot;)">
            <text:p/>
          </table:table-cell>
          <table:table-cell table:style-name="ce13" table:formula="of:=IF([.$A475]&lt;&gt;&quot;&quot;;CONCATENATE([.$D475];&quot;-&quot;;[.$E47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76]&lt;&gt;&quot;&quot;;MAX([.$B$1:.$B475])+1;&quot;&quot;)">
            <text:p/>
          </table:table-cell>
          <table:table-cell table:style-name="ce13" table:formula="of:=IF([.$A476]&lt;&gt;&quot;&quot;;CONCATENATE([.$D476];&quot;-&quot;;[.$E47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77]&lt;&gt;&quot;&quot;;MAX([.$B$1:.$B476])+1;&quot;&quot;)">
            <text:p/>
          </table:table-cell>
          <table:table-cell table:style-name="ce13" table:formula="of:=IF([.$A477]&lt;&gt;&quot;&quot;;CONCATENATE([.$D477];&quot;-&quot;;[.$E47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78]&lt;&gt;&quot;&quot;;MAX([.$B$1:.$B477])+1;&quot;&quot;)">
            <text:p/>
          </table:table-cell>
          <table:table-cell table:style-name="ce13" table:formula="of:=IF([.$A478]&lt;&gt;&quot;&quot;;CONCATENATE([.$D478];&quot;-&quot;;[.$E47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79]&lt;&gt;&quot;&quot;;MAX([.$B$1:.$B478])+1;&quot;&quot;)">
            <text:p/>
          </table:table-cell>
          <table:table-cell table:style-name="ce13" table:formula="of:=IF([.$A479]&lt;&gt;&quot;&quot;;CONCATENATE([.$D479];&quot;-&quot;;[.$E47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80]&lt;&gt;&quot;&quot;;MAX([.$B$1:.$B479])+1;&quot;&quot;)">
            <text:p/>
          </table:table-cell>
          <table:table-cell table:style-name="ce13" table:formula="of:=IF([.$A480]&lt;&gt;&quot;&quot;;CONCATENATE([.$D480];&quot;-&quot;;[.$E48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81]&lt;&gt;&quot;&quot;;MAX([.$B$1:.$B480])+1;&quot;&quot;)">
            <text:p/>
          </table:table-cell>
          <table:table-cell table:style-name="ce13" table:formula="of:=IF([.$A481]&lt;&gt;&quot;&quot;;CONCATENATE([.$D481];&quot;-&quot;;[.$E48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82]&lt;&gt;&quot;&quot;;MAX([.$B$1:.$B481])+1;&quot;&quot;)">
            <text:p/>
          </table:table-cell>
          <table:table-cell table:style-name="ce13" table:formula="of:=IF([.$A482]&lt;&gt;&quot;&quot;;CONCATENATE([.$D482];&quot;-&quot;;[.$E48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83]&lt;&gt;&quot;&quot;;MAX([.$B$1:.$B482])+1;&quot;&quot;)">
            <text:p/>
          </table:table-cell>
          <table:table-cell table:style-name="ce13" table:formula="of:=IF([.$A483]&lt;&gt;&quot;&quot;;CONCATENATE([.$D483];&quot;-&quot;;[.$E48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84]&lt;&gt;&quot;&quot;;MAX([.$B$1:.$B483])+1;&quot;&quot;)">
            <text:p/>
          </table:table-cell>
          <table:table-cell table:style-name="ce13" table:formula="of:=IF([.$A484]&lt;&gt;&quot;&quot;;CONCATENATE([.$D484];&quot;-&quot;;[.$E48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85]&lt;&gt;&quot;&quot;;MAX([.$B$1:.$B484])+1;&quot;&quot;)">
            <text:p/>
          </table:table-cell>
          <table:table-cell table:style-name="ce13" table:formula="of:=IF([.$A485]&lt;&gt;&quot;&quot;;CONCATENATE([.$D485];&quot;-&quot;;[.$E48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86]&lt;&gt;&quot;&quot;;MAX([.$B$1:.$B485])+1;&quot;&quot;)">
            <text:p/>
          </table:table-cell>
          <table:table-cell table:style-name="ce13" table:formula="of:=IF([.$A486]&lt;&gt;&quot;&quot;;CONCATENATE([.$D486];&quot;-&quot;;[.$E48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87]&lt;&gt;&quot;&quot;;MAX([.$B$1:.$B486])+1;&quot;&quot;)">
            <text:p/>
          </table:table-cell>
          <table:table-cell table:style-name="ce13" table:formula="of:=IF([.$A487]&lt;&gt;&quot;&quot;;CONCATENATE([.$D487];&quot;-&quot;;[.$E48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88]&lt;&gt;&quot;&quot;;MAX([.$B$1:.$B487])+1;&quot;&quot;)">
            <text:p/>
          </table:table-cell>
          <table:table-cell table:style-name="ce13" table:formula="of:=IF([.$A488]&lt;&gt;&quot;&quot;;CONCATENATE([.$D488];&quot;-&quot;;[.$E48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89]&lt;&gt;&quot;&quot;;MAX([.$B$1:.$B488])+1;&quot;&quot;)">
            <text:p/>
          </table:table-cell>
          <table:table-cell table:style-name="ce13" table:formula="of:=IF([.$A489]&lt;&gt;&quot;&quot;;CONCATENATE([.$D489];&quot;-&quot;;[.$E48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90]&lt;&gt;&quot;&quot;;MAX([.$B$1:.$B489])+1;&quot;&quot;)">
            <text:p/>
          </table:table-cell>
          <table:table-cell table:style-name="ce13" table:formula="of:=IF([.$A490]&lt;&gt;&quot;&quot;;CONCATENATE([.$D490];&quot;-&quot;;[.$E49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91]&lt;&gt;&quot;&quot;;MAX([.$B$1:.$B490])+1;&quot;&quot;)">
            <text:p/>
          </table:table-cell>
          <table:table-cell table:style-name="ce13" table:formula="of:=IF([.$A491]&lt;&gt;&quot;&quot;;CONCATENATE([.$D491];&quot;-&quot;;[.$E49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92]&lt;&gt;&quot;&quot;;MAX([.$B$1:.$B491])+1;&quot;&quot;)">
            <text:p/>
          </table:table-cell>
          <table:table-cell table:style-name="ce13" table:formula="of:=IF([.$A492]&lt;&gt;&quot;&quot;;CONCATENATE([.$D492];&quot;-&quot;;[.$E49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93]&lt;&gt;&quot;&quot;;MAX([.$B$1:.$B492])+1;&quot;&quot;)">
            <text:p/>
          </table:table-cell>
          <table:table-cell table:style-name="ce13" table:formula="of:=IF([.$A493]&lt;&gt;&quot;&quot;;CONCATENATE([.$D493];&quot;-&quot;;[.$E49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94]&lt;&gt;&quot;&quot;;MAX([.$B$1:.$B493])+1;&quot;&quot;)">
            <text:p/>
          </table:table-cell>
          <table:table-cell table:style-name="ce13" table:formula="of:=IF([.$A494]&lt;&gt;&quot;&quot;;CONCATENATE([.$D494];&quot;-&quot;;[.$E49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95]&lt;&gt;&quot;&quot;;MAX([.$B$1:.$B494])+1;&quot;&quot;)">
            <text:p/>
          </table:table-cell>
          <table:table-cell table:style-name="ce13" table:formula="of:=IF([.$A495]&lt;&gt;&quot;&quot;;CONCATENATE([.$D495];&quot;-&quot;;[.$E49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96]&lt;&gt;&quot;&quot;;MAX([.$B$1:.$B495])+1;&quot;&quot;)">
            <text:p/>
          </table:table-cell>
          <table:table-cell table:style-name="ce13" table:formula="of:=IF([.$A496]&lt;&gt;&quot;&quot;;CONCATENATE([.$D496];&quot;-&quot;;[.$E49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97]&lt;&gt;&quot;&quot;;MAX([.$B$1:.$B496])+1;&quot;&quot;)">
            <text:p/>
          </table:table-cell>
          <table:table-cell table:style-name="ce13" table:formula="of:=IF([.$A497]&lt;&gt;&quot;&quot;;CONCATENATE([.$D497];&quot;-&quot;;[.$E49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98]&lt;&gt;&quot;&quot;;MAX([.$B$1:.$B497])+1;&quot;&quot;)">
            <text:p/>
          </table:table-cell>
          <table:table-cell table:style-name="ce13" table:formula="of:=IF([.$A498]&lt;&gt;&quot;&quot;;CONCATENATE([.$D498];&quot;-&quot;;[.$E49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499]&lt;&gt;&quot;&quot;;MAX([.$B$1:.$B498])+1;&quot;&quot;)">
            <text:p/>
          </table:table-cell>
          <table:table-cell table:style-name="ce13" table:formula="of:=IF([.$A499]&lt;&gt;&quot;&quot;;CONCATENATE([.$D499];&quot;-&quot;;[.$E49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00]&lt;&gt;&quot;&quot;;MAX([.$B$1:.$B499])+1;&quot;&quot;)">
            <text:p/>
          </table:table-cell>
          <table:table-cell table:style-name="ce13" table:formula="of:=IF([.$A500]&lt;&gt;&quot;&quot;;CONCATENATE([.$D500];&quot;-&quot;;[.$E50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01]&lt;&gt;&quot;&quot;;MAX([.$B$1:.$B500])+1;&quot;&quot;)">
            <text:p/>
          </table:table-cell>
          <table:table-cell table:style-name="ce13" table:formula="of:=IF([.$A501]&lt;&gt;&quot;&quot;;CONCATENATE([.$D501];&quot;-&quot;;[.$E50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02]&lt;&gt;&quot;&quot;;MAX([.$B$1:.$B501])+1;&quot;&quot;)">
            <text:p/>
          </table:table-cell>
          <table:table-cell table:style-name="ce13" table:formula="of:=IF([.$A502]&lt;&gt;&quot;&quot;;CONCATENATE([.$D502];&quot;-&quot;;[.$E50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03]&lt;&gt;&quot;&quot;;MAX([.$B$1:.$B502])+1;&quot;&quot;)">
            <text:p/>
          </table:table-cell>
          <table:table-cell table:style-name="ce13" table:formula="of:=IF([.$A503]&lt;&gt;&quot;&quot;;CONCATENATE([.$D503];&quot;-&quot;;[.$E50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04]&lt;&gt;&quot;&quot;;MAX([.$B$1:.$B503])+1;&quot;&quot;)">
            <text:p/>
          </table:table-cell>
          <table:table-cell table:style-name="ce13" table:formula="of:=IF([.$A504]&lt;&gt;&quot;&quot;;CONCATENATE([.$D504];&quot;-&quot;;[.$E50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05]&lt;&gt;&quot;&quot;;MAX([.$B$1:.$B504])+1;&quot;&quot;)">
            <text:p/>
          </table:table-cell>
          <table:table-cell table:style-name="ce13" table:formula="of:=IF([.$A505]&lt;&gt;&quot;&quot;;CONCATENATE([.$D505];&quot;-&quot;;[.$E50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06]&lt;&gt;&quot;&quot;;MAX([.$B$1:.$B505])+1;&quot;&quot;)">
            <text:p/>
          </table:table-cell>
          <table:table-cell table:style-name="ce13" table:formula="of:=IF([.$A506]&lt;&gt;&quot;&quot;;CONCATENATE([.$D506];&quot;-&quot;;[.$E50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07]&lt;&gt;&quot;&quot;;MAX([.$B$1:.$B506])+1;&quot;&quot;)">
            <text:p/>
          </table:table-cell>
          <table:table-cell table:style-name="ce13" table:formula="of:=IF([.$A507]&lt;&gt;&quot;&quot;;CONCATENATE([.$D507];&quot;-&quot;;[.$E50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08]&lt;&gt;&quot;&quot;;MAX([.$B$1:.$B507])+1;&quot;&quot;)">
            <text:p/>
          </table:table-cell>
          <table:table-cell table:style-name="ce13" table:formula="of:=IF([.$A508]&lt;&gt;&quot;&quot;;CONCATENATE([.$D508];&quot;-&quot;;[.$E50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09]&lt;&gt;&quot;&quot;;MAX([.$B$1:.$B508])+1;&quot;&quot;)">
            <text:p/>
          </table:table-cell>
          <table:table-cell table:style-name="ce13" table:formula="of:=IF([.$A509]&lt;&gt;&quot;&quot;;CONCATENATE([.$D509];&quot;-&quot;;[.$E50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10]&lt;&gt;&quot;&quot;;MAX([.$B$1:.$B509])+1;&quot;&quot;)">
            <text:p/>
          </table:table-cell>
          <table:table-cell table:style-name="ce13" table:formula="of:=IF([.$A510]&lt;&gt;&quot;&quot;;CONCATENATE([.$D510];&quot;-&quot;;[.$E51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11]&lt;&gt;&quot;&quot;;MAX([.$B$1:.$B510])+1;&quot;&quot;)">
            <text:p/>
          </table:table-cell>
          <table:table-cell table:style-name="ce13" table:formula="of:=IF([.$A511]&lt;&gt;&quot;&quot;;CONCATENATE([.$D511];&quot;-&quot;;[.$E51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12]&lt;&gt;&quot;&quot;;MAX([.$B$1:.$B511])+1;&quot;&quot;)">
            <text:p/>
          </table:table-cell>
          <table:table-cell table:style-name="ce13" table:formula="of:=IF([.$A512]&lt;&gt;&quot;&quot;;CONCATENATE([.$D512];&quot;-&quot;;[.$E51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13]&lt;&gt;&quot;&quot;;MAX([.$B$1:.$B512])+1;&quot;&quot;)">
            <text:p/>
          </table:table-cell>
          <table:table-cell table:style-name="ce13" table:formula="of:=IF([.$A513]&lt;&gt;&quot;&quot;;CONCATENATE([.$D513];&quot;-&quot;;[.$E51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14]&lt;&gt;&quot;&quot;;MAX([.$B$1:.$B513])+1;&quot;&quot;)">
            <text:p/>
          </table:table-cell>
          <table:table-cell table:style-name="ce13" table:formula="of:=IF([.$A514]&lt;&gt;&quot;&quot;;CONCATENATE([.$D514];&quot;-&quot;;[.$E51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15]&lt;&gt;&quot;&quot;;MAX([.$B$1:.$B514])+1;&quot;&quot;)">
            <text:p/>
          </table:table-cell>
          <table:table-cell table:style-name="ce13" table:formula="of:=IF([.$A515]&lt;&gt;&quot;&quot;;CONCATENATE([.$D515];&quot;-&quot;;[.$E51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16]&lt;&gt;&quot;&quot;;MAX([.$B$1:.$B515])+1;&quot;&quot;)">
            <text:p/>
          </table:table-cell>
          <table:table-cell table:style-name="ce13" table:formula="of:=IF([.$A516]&lt;&gt;&quot;&quot;;CONCATENATE([.$D516];&quot;-&quot;;[.$E51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17]&lt;&gt;&quot;&quot;;MAX([.$B$1:.$B516])+1;&quot;&quot;)">
            <text:p/>
          </table:table-cell>
          <table:table-cell table:style-name="ce13" table:formula="of:=IF([.$A517]&lt;&gt;&quot;&quot;;CONCATENATE([.$D517];&quot;-&quot;;[.$E51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18]&lt;&gt;&quot;&quot;;MAX([.$B$1:.$B517])+1;&quot;&quot;)">
            <text:p/>
          </table:table-cell>
          <table:table-cell table:style-name="ce13" table:formula="of:=IF([.$A518]&lt;&gt;&quot;&quot;;CONCATENATE([.$D518];&quot;-&quot;;[.$E51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19]&lt;&gt;&quot;&quot;;MAX([.$B$1:.$B518])+1;&quot;&quot;)">
            <text:p/>
          </table:table-cell>
          <table:table-cell table:style-name="ce13" table:formula="of:=IF([.$A519]&lt;&gt;&quot;&quot;;CONCATENATE([.$D519];&quot;-&quot;;[.$E51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20]&lt;&gt;&quot;&quot;;MAX([.$B$1:.$B519])+1;&quot;&quot;)">
            <text:p/>
          </table:table-cell>
          <table:table-cell table:style-name="ce13" table:formula="of:=IF([.$A520]&lt;&gt;&quot;&quot;;CONCATENATE([.$D520];&quot;-&quot;;[.$E52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21]&lt;&gt;&quot;&quot;;MAX([.$B$1:.$B520])+1;&quot;&quot;)">
            <text:p/>
          </table:table-cell>
          <table:table-cell table:style-name="ce13" table:formula="of:=IF([.$A521]&lt;&gt;&quot;&quot;;CONCATENATE([.$D521];&quot;-&quot;;[.$E52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22]&lt;&gt;&quot;&quot;;MAX([.$B$1:.$B521])+1;&quot;&quot;)">
            <text:p/>
          </table:table-cell>
          <table:table-cell table:style-name="ce13" table:formula="of:=IF([.$A522]&lt;&gt;&quot;&quot;;CONCATENATE([.$D522];&quot;-&quot;;[.$E52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23]&lt;&gt;&quot;&quot;;MAX([.$B$1:.$B522])+1;&quot;&quot;)">
            <text:p/>
          </table:table-cell>
          <table:table-cell table:style-name="ce13" table:formula="of:=IF([.$A523]&lt;&gt;&quot;&quot;;CONCATENATE([.$D523];&quot;-&quot;;[.$E52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24]&lt;&gt;&quot;&quot;;MAX([.$B$1:.$B523])+1;&quot;&quot;)">
            <text:p/>
          </table:table-cell>
          <table:table-cell table:style-name="ce13" table:formula="of:=IF([.$A524]&lt;&gt;&quot;&quot;;CONCATENATE([.$D524];&quot;-&quot;;[.$E52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25]&lt;&gt;&quot;&quot;;MAX([.$B$1:.$B524])+1;&quot;&quot;)">
            <text:p/>
          </table:table-cell>
          <table:table-cell table:style-name="ce13" table:formula="of:=IF([.$A525]&lt;&gt;&quot;&quot;;CONCATENATE([.$D525];&quot;-&quot;;[.$E52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26]&lt;&gt;&quot;&quot;;MAX([.$B$1:.$B525])+1;&quot;&quot;)">
            <text:p/>
          </table:table-cell>
          <table:table-cell table:style-name="ce13" table:formula="of:=IF([.$A526]&lt;&gt;&quot;&quot;;CONCATENATE([.$D526];&quot;-&quot;;[.$E52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27]&lt;&gt;&quot;&quot;;MAX([.$B$1:.$B526])+1;&quot;&quot;)">
            <text:p/>
          </table:table-cell>
          <table:table-cell table:style-name="ce13" table:formula="of:=IF([.$A527]&lt;&gt;&quot;&quot;;CONCATENATE([.$D527];&quot;-&quot;;[.$E527]);&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28]&lt;&gt;&quot;&quot;;MAX([.$B$1:.$B527])+1;&quot;&quot;)">
            <text:p/>
          </table:table-cell>
          <table:table-cell table:style-name="ce13" table:formula="of:=IF([.$A528]&lt;&gt;&quot;&quot;;CONCATENATE([.$D528];&quot;-&quot;;[.$E528]);&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29]&lt;&gt;&quot;&quot;;MAX([.$B$1:.$B528])+1;&quot;&quot;)">
            <text:p/>
          </table:table-cell>
          <table:table-cell table:style-name="ce13" table:formula="of:=IF([.$A529]&lt;&gt;&quot;&quot;;CONCATENATE([.$D529];&quot;-&quot;;[.$E529]);&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30]&lt;&gt;&quot;&quot;;MAX([.$B$1:.$B529])+1;&quot;&quot;)">
            <text:p/>
          </table:table-cell>
          <table:table-cell table:style-name="ce13" table:formula="of:=IF([.$A530]&lt;&gt;&quot;&quot;;CONCATENATE([.$D530];&quot;-&quot;;[.$E530]);&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31]&lt;&gt;&quot;&quot;;MAX([.$B$1:.$B530])+1;&quot;&quot;)">
            <text:p/>
          </table:table-cell>
          <table:table-cell table:style-name="ce13" table:formula="of:=IF([.$A531]&lt;&gt;&quot;&quot;;CONCATENATE([.$D531];&quot;-&quot;;[.$E531]);&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32]&lt;&gt;&quot;&quot;;MAX([.$B$1:.$B531])+1;&quot;&quot;)">
            <text:p/>
          </table:table-cell>
          <table:table-cell table:style-name="ce13" table:formula="of:=IF([.$A532]&lt;&gt;&quot;&quot;;CONCATENATE([.$D532];&quot;-&quot;;[.$E532]);&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33]&lt;&gt;&quot;&quot;;MAX([.$B$1:.$B532])+1;&quot;&quot;)">
            <text:p/>
          </table:table-cell>
          <table:table-cell table:style-name="ce13" table:formula="of:=IF([.$A533]&lt;&gt;&quot;&quot;;CONCATENATE([.$D533];&quot;-&quot;;[.$E533]);&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34]&lt;&gt;&quot;&quot;;MAX([.$B$1:.$B533])+1;&quot;&quot;)">
            <text:p/>
          </table:table-cell>
          <table:table-cell table:style-name="ce13" table:formula="of:=IF([.$A534]&lt;&gt;&quot;&quot;;CONCATENATE([.$D534];&quot;-&quot;;[.$E534]);&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35]&lt;&gt;&quot;&quot;;MAX([.$B$1:.$B534])+1;&quot;&quot;)">
            <text:p/>
          </table:table-cell>
          <table:table-cell table:style-name="ce13" table:formula="of:=IF([.$A535]&lt;&gt;&quot;&quot;;CONCATENATE([.$D535];&quot;-&quot;;[.$E535]);&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table-cell/>
          <table:table-cell table:style-name="ce13" table:formula="of:=IF([.$A536]&lt;&gt;&quot;&quot;;MAX([.$B$1:.$B535])+1;&quot;&quot;)">
            <text:p/>
          </table:table-cell>
          <table:table-cell table:style-name="ce13" table:formula="of:=IF([.$A536]&lt;&gt;&quot;&quot;;CONCATENATE([.$D536];&quot;-&quot;;[.$E536]);&quot;&quot;)">
            <text:p/>
          </table:table-cell>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number-rows-repeated="472">
          <table:table-cell table:number-columns-repeated="3"/>
          <table:table-cell table:style-name="ce50" table:number-columns-repeated="2"/>
          <table:table-cell table:style-name="ce106" table:number-columns-repeated="3"/>
          <table:table-cell table:style-name="ce50" table:number-columns-repeated="2"/>
          <table:table-cell table:style-name="ce173" table:number-columns-repeated="5"/>
          <table:table-cell table:style-name="ce50" table:number-columns-repeated="2"/>
          <table:table-cell table:style-name="ce212" table:number-columns-repeated="3"/>
          <table:table-cell table:style-name="ce215"/>
          <table:table-cell table:number-columns-repeated="1003"/>
        </table:table-row>
        <table:table-row table:style-name="ro152" table:number-rows-repeated="1047567">
          <table:table-cell table:number-columns-repeated="1024"/>
        </table:table-row>
        <table:table-row table:style-name="ro152">
          <table:table-cell table:number-columns-repeated="1024"/>
        </table:table-row>
        <calcext:conditional-formats>
          <calcext:conditional-format calcext:target-range-address="'customization-items'.F2:'customization-items'.H1008">
            <calcext:condition calcext:apply-style-name="廃止された選択肢" calcext:value="formula-is(ISNUMBER(FIND(&quot;廃止&quot;;[.$D2])))" calcext:base-cell-address="'customization-items'.F2"/>
            <calcext:condition calcext:apply-style-name="新規作成され、選択された選択肢" calcext:value="formula-is(AND(COUNTIFS([.$A$2:.$A$1008];&quot;&quot;;[.$D$2:.$D$1008];[.$D2])&lt;&gt;COUNTIF([.$D$2:.$D$1008];[.$D2]);[.$M2]=&quot;新規&quot;))" calcext:base-cell-address="'customization-items'.F2"/>
            <calcext:condition calcext:apply-style-name="選択された選択肢" calcext:value="formula-is(COUNTIFS([.$A$2:.$A$1008];&quot;&quot;;[.$D$2:.$D$1008];[.$D2])&lt;&gt;COUNTIF([.$D$2:.$D$1008];[.$D2]))" calcext:base-cell-address="'customization-items'.F2"/>
          </calcext:conditional-format>
          <calcext:conditional-format calcext:target-range-address="'customization-items'.U2:'customization-items'.U1008">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2:'customization-items'.E1008 'customization-items'.I2:'customization-items'.T1008">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s>
      </table:table>
      <table:table table:name="menuitem-shortcut-disable-items" table:style-name="ta1">
        <table:table-column table:style-name="co19" table:default-cell-style-name="ce51"/>
        <table:table-column table:style-name="co20" table:number-columns-repeated="2" table:default-cell-style-name="ce51"/>
        <table:table-column table:style-name="co21" table:default-cell-style-name="ce51"/>
        <table:table-column table:style-name="co22" table:default-cell-style-name="ce51"/>
        <table:table-column table:style-name="co23" table:default-cell-style-name="ce51"/>
        <table:table-column table:style-name="co24" table:default-cell-style-name="ce51"/>
        <table:table-column table:style-name="co25" table:default-cell-style-name="ce51"/>
        <table:table-column table:style-name="co26" table:number-columns-repeated="2" table:default-cell-style-name="ce51"/>
        <table:table-column table:style-name="co27" table:default-cell-style-name="ce51"/>
        <table:table-column table:style-name="co20" table:default-cell-style-name="ce51"/>
        <table:table-column table:style-name="co23" table:default-cell-style-name="ce51"/>
        <table:table-column table:style-name="co24" table:default-cell-style-name="ce51"/>
        <table:table-column table:style-name="co26" table:number-columns-repeated="2" table:default-cell-style-name="ce51"/>
        <table:table-column table:style-name="co27" table:default-cell-style-name="ce51"/>
        <table:table-column table:style-name="co20" table:visibility="collapse" table:default-cell-style-name="ce51"/>
        <table:table-column table:style-name="co23" table:visibility="collapse" table:default-cell-style-name="ce51"/>
        <table:table-column table:style-name="co24" table:visibility="collapse" table:default-cell-style-name="ce51"/>
        <table:table-column table:style-name="co26" table:visibility="collapse" table:default-cell-style-name="ce51"/>
        <table:table-column table:style-name="co28" table:visibility="collapse" table:default-cell-style-name="ce51"/>
        <table:table-column table:style-name="co29" table:visibility="collapse" table:default-cell-style-name="ce51"/>
        <table:table-column table:style-name="co30" table:visibility="collapse" table:default-cell-style-name="ce51"/>
        <table:table-column table:style-name="co31" table:visibility="collapse" table:default-cell-style-name="ce51"/>
        <table:table-column table:style-name="co24" table:visibility="collapse" table:default-cell-style-name="ce51"/>
        <table:table-column table:style-name="co26" table:visibility="collapse" table:default-cell-style-name="ce51"/>
        <table:table-column table:style-name="co30" table:visibility="collapse" table:default-cell-style-name="ce51"/>
        <table:table-column table:style-name="co32" table:visibility="collapse" table:default-cell-style-name="ce51"/>
        <table:table-column table:style-name="co24" table:visibility="collapse" table:default-cell-style-name="ce51"/>
        <table:table-column table:style-name="co26" table:visibility="collapse" table:default-cell-style-name="ce51"/>
        <table:table-column table:style-name="co30" table:visibility="collapse" table:default-cell-style-name="ce51"/>
        <table:table-column table:style-name="co33" table:visibility="collapse" table:default-cell-style-name="ce51"/>
        <table:table-column table:style-name="co24" table:visibility="collapse" table:default-cell-style-name="ce51"/>
        <table:table-column table:style-name="co26" table:visibility="collapse" table:default-cell-style-name="ce51"/>
        <table:table-column table:style-name="co18" table:number-columns-repeated="989" table:default-cell-style-name="ce51"/>
        <table:table-row table:style-name="ro153">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52">
          <table:table-cell table:style-name="ce7" table:number-columns-repeated="36"/>
          <table:table-cell table:number-columns-repeated="988"/>
        </table:table-row>
        <table:table-row table:style-name="ro23">
          <table:table-cell table:style-name="ce48" office:value-type="string" calcext:value-type="string" table:number-columns-spanned="1" table:number-rows-spanned="2">
            <text:p>選択</text:p>
          </table:table-cell>
          <table:table-cell table:style-name="ce48"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4">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48"/>
          <table:table-cell table:number-columns-repeated="988"/>
        </table:table-row>
        <table:table-row table:style-name="ro155">
          <table:table-cell table:style-name="ce7"/>
          <table:table-cell table:style-name="ce7" table:formula="of:=IF(AND([.$A5]&lt;&gt;&quot;&quot;;NOT(ISNUMBER(FIND(&quot;廃止&quot;;[.$C5]))));MAX([.$B$1:.$B4])+1;&quot;&quot;)">
            <text:p/>
          </table:table-cell>
          <table:table-cell table:style-name="ce198" office:value-type="string" calcext:value-type="string">
            <text:p>MenuShortcut-1</text:p>
          </table:table-cell>
          <table:table-cell table:style-name="ce198" office:value-type="string" calcext:value-type="string">
            <text:p>閉じたタブを開き直す</text:p>
          </table:table-cell>
          <table:table-cell table:style-name="ce198" office:value-type="string" calcext:value-type="string">
            <text:p>undoCloseTab</text:p>
          </table:table-cell>
          <table:table-cell table:style-name="ce198" office:value-type="string" calcext:value-type="string">
            <text:p>Ctrl-Shift-T</text:p>
          </table:table-cell>
          <table:table-cell table:style-name="ce198" office:value-type="string" calcext:value-type="string">
            <text:p>#key_undoCloseTab,</text:p>
            <text:p>#History\:UndoCloseTab,</text:p>
            <text:p>#historyUndoMenu,</text:p>
            <text:p>#toolbar-context-undoCloseTab,</text:p>
            <text:p>#context_undoCloseTab</text:p>
          </table:table-cell>
          <table:table-cell table:style-name="ce198" office:value-type="string" calcext:value-type="string">
            <text:p><text:span text:style-name="T13">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84" office:value-type="string" calcext:value-type="string">
            <text:p>false</text:p>
          </table:table-cell>
          <table:table-cell table:style-name="ce213" table:formula="of:=IFERROR(VLOOKUP([.$O2];[$'verify-targets-to-chapters'.$A$1:.$B$999];2;0);IF([.$A2]=&quot;&quot;;&quot;&quot;;&quot;省略&quot;))">
            <text:p/>
          </table:table-cell>
          <table:table-cell table:number-columns-repeated="988"/>
        </table:table-row>
        <table:table-row table:style-name="ro155">
          <table:table-cell table:style-name="ce7"/>
          <table:table-cell table:style-name="ce7" table:formula="of:=IF(AND([.$A6]&lt;&gt;&quot;&quot;;NOT(ISNUMBER(FIND(&quot;廃止&quot;;[.$C6]))));MAX([.$B$1:.$B5])+1;&quot;&quot;)">
            <text:p/>
          </table:table-cell>
          <table:table-cell table:style-name="ce198" office:value-type="string" calcext:value-type="string">
            <text:p>MenuShortcut-2</text:p>
          </table:table-cell>
          <table:table-cell table:style-name="ce198" office:value-type="string" calcext:value-type="string">
            <text:p>閉じたウィンドウを開き直す</text:p>
          </table:table-cell>
          <table:table-cell table:style-name="ce198" office:value-type="string" calcext:value-type="string">
            <text:p>undoCloseWindow</text:p>
          </table:table-cell>
          <table:table-cell table:style-name="ce198" office:value-type="string" calcext:value-type="string">
            <text:p>Ctrl-Shift-N</text:p>
          </table:table-cell>
          <table:table-cell table:style-name="ce198" office:value-type="string" calcext:value-type="string">
            <text:p>#key_undoCloseWindow,</text:p>
            <text:p>#History\:UndoCloseWindow,</text:p>
            <text:p>#historyUndoWindowMenu</text:p>
            <text:p/>
            <text:p/>
          </table:table-cell>
          <table:table-cell table:style-name="ce198" office:value-type="string" calcext:value-type="string">
            <text:p><text:span text:style-name="T13">アプリケーションメニューから「履歴」が削除されたので履歴にタブを元に戻す設定(#PanelUI-recentlyClosedWindows-separator,</text:span></text:p>
            <text:p><text:span text:style-name="T13">#PanelUI-recentlyClosedWindows)が不要になった。</text:span></text:p>
            <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84" office:value-type="string" calcext:value-type="string">
            <text:p>false</text:p>
          </table:table-cell>
          <table:table-cell table:style-name="ce213" table:formula="of:=IFERROR(VLOOKUP([.$O6];[$'verify-targets-to-chapters'.$A$1:.$B$999];2;0);IF([.$A6]=&quot;&quot;;&quot;&quot;;&quot;省略&quot;))">
            <text:p/>
          </table:table-cell>
          <table:table-cell table:number-columns-repeated="988"/>
        </table:table-row>
        <table:table-row table:style-name="ro137">
          <table:table-cell table:style-name="ce7"/>
          <table:table-cell table:style-name="ce7" table:formula="of:=IF(AND([.$A7]&lt;&gt;&quot;&quot;;NOT(ISNUMBER(FIND(&quot;廃止&quot;;[.$C7]))));MAX([.$B$1:.$B6])+1;&quot;&quot;)">
            <text:p/>
          </table:table-cell>
          <table:table-cell table:style-name="ce198" office:value-type="string" calcext:value-type="string">
            <text:p>MenuShortcut-3</text:p>
          </table:table-cell>
          <table:table-cell table:style-name="ce198" office:value-type="string" calcext:value-type="string">
            <text:p>ファイル＞新しいプライベートウィンドウを開く</text:p>
          </table:table-cell>
          <table:table-cell table:style-name="ce198" office:value-type="string" calcext:value-type="string">
            <text:p>newPrivateWindow</text:p>
          </table:table-cell>
          <table:table-cell table:style-name="ce198" office:value-type="string" calcext:value-type="string">
            <text:p>Ctrl-Shift-P</text:p>
          </table:table-cell>
          <table:table-cell table:style-name="ce198"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84" office:value-type="string" calcext:value-type="string">
            <text:p>false</text:p>
          </table:table-cell>
          <table:table-cell table:style-name="ce213" table:formula="of:=IFERROR(VLOOKUP([.$O7];[$'verify-targets-to-chapters'.$A$1:.$B$999];2;0);IF([.$A7]=&quot;&quot;;&quot;&quot;;&quot;省略&quot;))">
            <text:p/>
          </table:table-cell>
          <table:table-cell table:number-columns-repeated="988"/>
        </table:table-row>
        <table:table-row table:style-name="ro156">
          <table:table-cell table:style-name="ce7"/>
          <table:table-cell table:style-name="ce7" table:formula="of:=IF(AND([.$A8]&lt;&gt;&quot;&quot;;NOT(ISNUMBER(FIND(&quot;廃止&quot;;[.$C8]))));MAX([.$B$1:.$B7])+1;&quot;&quot;)">
            <text:p/>
          </table:table-cell>
          <table:table-cell table:style-name="ce198" office:value-type="string" calcext:value-type="string">
            <text:p>MenuShortcut-4</text:p>
          </table:table-cell>
          <table:table-cell table:style-name="ce198" office:value-type="string" calcext:value-type="string">
            <text:p>ファイル＞ページのURLをメールで送信（ページのURLをメールで送信ボタン）</text:p>
          </table:table-cell>
          <table:table-cell table:style-name="ce198" office:value-type="string" calcext:value-type="string">
            <text:p>browser_sendLink</text:p>
          </table:table-cell>
          <table:table-cell table:style-name="ce198" office:value-type="string" calcext:value-type="string">
            <text:p>-</text:p>
          </table:table-cell>
          <table:table-cell table:style-name="ce198" office:value-type="string" calcext:value-type="string">
            <text:p>#Browser\:SendLink,</text:p>
            <text:p>#menu_sendLink,</text:p>
            <text:p>#context-sendpagetodevice,</text:p>
            <text:p>#email-link-button,</text:p>
            <text:p>#wrapper-email-link-butto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84" office:value-type="string" calcext:value-type="string">
            <text:p>false</text:p>
          </table:table-cell>
          <table:table-cell table:style-name="ce213" table:formula="of:=IFERROR(VLOOKUP([.$O8];[$'verify-targets-to-chapters'.$A$1:.$B$999];2;0);IF([.$A8]=&quot;&quot;;&quot;&quot;;&quot;省略&quot;))">
            <text:p/>
          </table:table-cell>
          <table:table-cell table:number-columns-repeated="988"/>
        </table:table-row>
        <table:table-row table:style-name="ro6">
          <table:table-cell table:style-name="ce7"/>
          <table:table-cell table:style-name="ce7" table:formula="of:=IF(AND([.$A9]&lt;&gt;&quot;&quot;;NOT(ISNUMBER(FIND(&quot;廃止&quot;;[.$C9]))));MAX([.$B$1:.$B8])+1;&quot;&quot;)">
            <text:p/>
          </table:table-cell>
          <table:table-cell table:style-name="ce198" office:value-type="string" calcext:value-type="string">
            <text:p>MenuShortcut-5</text:p>
          </table:table-cell>
          <table:table-cell table:style-name="ce198" office:value-type="string" calcext:value-type="string">
            <text:p>ファイル＞オフライン作業</text:p>
          </table:table-cell>
          <table:table-cell table:style-name="ce198" office:value-type="string" calcext:value-type="string">
            <text:p>goOfflineMenuitem</text:p>
          </table:table-cell>
          <table:table-cell table:style-name="ce198" office:value-type="string" calcext:value-type="string">
            <text:p>-</text:p>
          </table:table-cell>
          <table:table-cell table:style-name="ce198" office:value-type="string" calcext:value-type="string">
            <text:p>#goOfflineMenuitem,</text:p>
            <text:p>[oncommand="BrowserOffline.toggleOfflineStatus();"]</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84" office:value-type="string" calcext:value-type="string">
            <text:p>false</text:p>
          </table:table-cell>
          <table:table-cell table:style-name="ce213" table:formula="of:=IFERROR(VLOOKUP([.$O9];[$'verify-targets-to-chapters'.$A$1:.$B$999];2;0);IF([.$A9]=&quot;&quot;;&quot;&quot;;&quot;省略&quot;))">
            <text:p/>
          </table:table-cell>
          <table:table-cell table:number-columns-repeated="988"/>
        </table:table-row>
        <table:table-row table:style-name="ro157">
          <table:table-cell table:style-name="ce7"/>
          <table:table-cell table:style-name="ce7" table:formula="of:=IF(AND([.$A10]&lt;&gt;&quot;&quot;;NOT(ISNUMBER(FIND(&quot;廃止&quot;;[.$C10]))));MAX([.$B$1:.$B9])+1;&quot;&quot;)">
            <text:p/>
          </table:table-cell>
          <table:table-cell table:style-name="ce198" office:value-type="string" calcext:value-type="string">
            <text:p>MenuShortcut-6（廃止）</text:p>
          </table:table-cell>
          <table:table-cell table:style-name="ce198" office:value-type="string" calcext:value-type="string">
            <text:p>ツール＞プライベートブラウジングの開始</text:p>
          </table:table-cell>
          <table:table-cell table:style-name="ce198" office:value-type="string" calcext:value-type="string">
            <text:p>privatebrowsing</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84" office:value-type="string" calcext:value-type="string">
            <text:p>false</text:p>
          </table:table-cell>
          <table:table-cell table:style-name="ce213" table:formula="of:=IFERROR(VLOOKUP([.$O10];[$'verify-targets-to-chapters'.$A$1:.$B$999];2;0);IF([.$A10]=&quot;&quot;;&quot;&quot;;&quot;省略&quot;))">
            <text:p/>
          </table:table-cell>
          <table:table-cell table:number-columns-repeated="988"/>
        </table:table-row>
        <table:table-row table:style-name="ro113">
          <table:table-cell table:style-name="ce7"/>
          <table:table-cell table:style-name="ce7" table:formula="of:=IF(AND([.$A11]&lt;&gt;&quot;&quot;;NOT(ISNUMBER(FIND(&quot;廃止&quot;;[.$C11]))));MAX([.$B$1:.$B10])+1;&quot;&quot;)">
            <text:p/>
          </table:table-cell>
          <table:table-cell table:style-name="ce198" office:value-type="string" calcext:value-type="string">
            <text:p>MenuShortcut-7</text:p>
          </table:table-cell>
          <table:table-cell table:style-name="ce198" office:value-type="string" calcext:value-type="string">
            <text:p>ツール＞ダウンロード</text:p>
            <text:p>（旧バージョンでは「ダウンロードマネージャ」）</text:p>
          </table:table-cell>
          <table:table-cell table:style-name="ce198" office:value-type="string" calcext:value-type="string">
            <text:p>openDownloads</text:p>
          </table:table-cell>
          <table:table-cell table:style-name="ce198" office:value-type="string" calcext:value-type="string">
            <text:p>Ctrl-Shift-Y</text:p>
            <text:p>(旧バージョンではCtrl+J)</text:p>
          </table:table-cell>
          <table:table-cell table:style-name="ce198" office:value-type="string" calcext:value-type="string">
            <text:p>#key_openDownloads,</text:p>
            <text:p>#Tools\:Downloads,</text:p>
            <text:p>#menu_openDownloads,</text:p>
            <text:p>#downloads-button,</text:p>
            <text:p>#wrapper-downloads-button,</text:p>
            <text:p>#appMenu-library-downloads-butto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213" table:formula="of:=IFERROR(VLOOKUP([.$O11];[$'verify-targets-to-chapters'.$A$1:.$B$999];2;0);IF([.$A11]=&quot;&quot;;&quot;&quot;;&quot;省略&quot;))">
            <text:p/>
          </table:table-cell>
          <table:table-cell table:number-columns-repeated="988"/>
        </table:table-row>
        <table:table-row table:style-name="ro157">
          <table:table-cell table:style-name="ce7"/>
          <table:table-cell table:style-name="ce7" table:formula="of:=IF(AND([.$A12]&lt;&gt;&quot;&quot;;NOT(ISNUMBER(FIND(&quot;廃止&quot;;[.$C12]))));MAX([.$B$1:.$B11])+1;&quot;&quot;)">
            <text:p/>
          </table:table-cell>
          <table:table-cell table:style-name="ce198" office:value-type="string" calcext:value-type="string">
            <text:p>MenuShortcut-8（廃止）</text:p>
          </table:table-cell>
          <table:table-cell table:style-name="ce198" office:value-type="string" calcext:value-type="string">
            <text:p>ツール＞ページの調査</text:p>
          </table:table-cell>
          <table:table-cell table:style-name="ce198" office:value-type="string" calcext:value-type="string">
            <text:p>inspectPage</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213" table:formula="of:=IFERROR(VLOOKUP([.$O12];[$'verify-targets-to-chapters'.$A$1:.$B$999];2;0);IF([.$A12]=&quot;&quot;;&quot;&quot;;&quot;省略&quot;))">
            <text:p/>
          </table:table-cell>
          <table:table-cell table:number-columns-repeated="988"/>
        </table:table-row>
        <table:table-row table:style-name="ro6">
          <table:table-cell table:style-name="ce7"/>
          <table:table-cell table:style-name="ce7" table:formula="of:=IF(AND([.$A13]&lt;&gt;&quot;&quot;;NOT(ISNUMBER(FIND(&quot;廃止&quot;;[.$C13]))));MAX([.$B$1:.$B12])+1;&quot;&quot;)">
            <text:p/>
          </table:table-cell>
          <table:table-cell table:style-name="ce198" office:value-type="string" calcext:value-type="string">
            <text:p>MenuShortcut-9（廃止）</text:p>
          </table:table-cell>
          <table:table-cell table:style-name="ce198" office:value-type="string" calcext:value-type="string">
            <text:p>ツール＞アプリ</text:p>
          </table:table-cell>
          <table:table-cell table:style-name="ce198" office:value-type="string" calcext:value-type="string">
            <text:p>openApps</text:p>
          </table:table-cell>
          <table:table-cell table:style-name="ce198" office:value-type="string" calcext:value-type="string">
            <text:p>Firefox 45で廃止</text:p>
          </table:table-cell>
          <table:table-cell table:style-name="ce198" table:number-columns-repeated="2"/>
          <table:table-cell table:style-name="ce84"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84"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84" office:value-type="string" calcext:value-type="string">
            <text:p>false</text:p>
          </table:table-cell>
          <table:table-cell table:style-name="ce7" office:value-type="string" calcext:value-type="string">
            <text:p>yes</text:p>
          </table:table-cell>
          <table:table-cell table:style-name="ce7" table:number-columns-repeated="7"/>
          <table:table-cell table:style-name="ce213" table:formula="of:=IFERROR(VLOOKUP([.$O13];[$'verify-targets-to-chapters'.$A$1:.$B$999];2;0);IF([.$A13]=&quot;&quot;;&quot;&quot;;&quot;省略&quot;))">
            <text:p/>
          </table:table-cell>
          <table:table-cell table:number-columns-repeated="988"/>
        </table:table-row>
        <table:table-row table:style-name="ro158">
          <table:table-cell table:style-name="ce7"/>
          <table:table-cell table:style-name="ce7" table:formula="of:=IF(AND([.$A14]&lt;&gt;&quot;&quot;;NOT(ISNUMBER(FIND(&quot;廃止&quot;;[.$C14]))));MAX([.$B$1:.$B13])+1;&quot;&quot;)">
            <text:p/>
          </table:table-cell>
          <table:table-cell table:style-name="ce198" office:value-type="string" calcext:value-type="string">
            <text:p>MenuShortcut-10</text:p>
          </table:table-cell>
          <table:table-cell table:style-name="ce198" office:value-type="string" calcext:value-type="string">
            <text:p>ツール＞ウェブ開発（開発ツールボタン）</text:p>
          </table:table-cell>
          <table:table-cell table:style-name="ce198" office:value-type="string" calcext:value-type="string">
            <text:p>webDeveloper</text:p>
          </table:table-cell>
          <table:table-cell table:style-name="ce198" office:value-type="string" calcext:value-type="string">
            <text:p>-</text:p>
          </table:table-cell>
          <table:table-cell table:style-name="ce198" office:value-type="string" calcext:value-type="string">
            <text:p>#webDeveloperMenu,</text:p>
            <text:p>#developer-button,</text:p>
            <text:p>#wrapper-developer-button,</text:p>
            <text:p>#devToolsSeparator,</text:p>
            <text:p>#PanelUI-developer,</text:p>
            <text:p>#appMenu-developer-button</text:p>
            <text:p/>
            <text:p/>
          </table:table-cell>
          <table:table-cell table:style-name="ce81"/>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84" office:value-type="string" calcext:value-type="string">
            <text:p>false</text:p>
          </table:table-cell>
          <table:table-cell table:style-name="ce213" table:formula="of:=IFERROR(VLOOKUP([.$O14];[$'verify-targets-to-chapters'.$A$1:.$B$999];2;0);IF([.$A14]=&quot;&quot;;&quot;&quot;;&quot;省略&quot;))">
            <text:p/>
          </table:table-cell>
          <table:table-cell table:number-columns-repeated="988"/>
        </table:table-row>
        <table:table-row table:style-name="ro159">
          <table:table-cell table:style-name="ce7"/>
          <table:table-cell table:style-name="ce7" table:formula="of:=IF(AND([.$A15]&lt;&gt;&quot;&quot;;NOT(ISNUMBER(FIND(&quot;廃止&quot;;[.$C15]))));MAX([.$B$1:.$B14])+1;&quot;&quot;)">
            <text:p/>
          </table:table-cell>
          <table:table-cell table:style-name="ce198" office:value-type="string" calcext:value-type="string">
            <text:p>MenuShortcut-11</text:p>
          </table:table-cell>
          <table:table-cell table:style-name="ce198" office:value-type="string" calcext:value-type="string">
            <text:p>ツール＞ウェブ開発＞開発ツールを表示</text:p>
          </table:table-cell>
          <table:table-cell table:style-name="ce198" office:value-type="string" calcext:value-type="string">
            <text:p>devToolbox</text:p>
          </table:table-cell>
          <table:table-cell table:style-name="ce198" office:value-type="string" calcext:value-type="string">
            <text:p>Ctrl-Shift-I,</text:p>
            <text:p>F12</text:p>
          </table:table-cell>
          <table:table-cell table:style-name="ce198" office:value-type="string" calcext:value-type="string">
            <text:p>#menu_devToolbox,</text:p>
            <text:p>#key_toggleToolbox,</text:p>
            <text:p>#key_toggleToolboxF12</text:p>
          </table:table-cell>
          <table:table-cell table:style-name="ce198"/>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13" table:formula="of:=IFERROR(VLOOKUP([.$O15];[$'verify-targets-to-chapters'.$A$1:.$B$999];2;0);IF([.$A15]=&quot;&quot;;&quot;&quot;;&quot;省略&quot;))">
            <text:p/>
          </table:table-cell>
          <table:table-cell table:number-columns-repeated="988"/>
        </table:table-row>
        <table:table-row table:style-name="ro160">
          <table:table-cell table:style-name="ce7"/>
          <table:table-cell table:style-name="ce7" table:formula="of:=IF(AND([.$A16]&lt;&gt;&quot;&quot;;NOT(ISNUMBER(FIND(&quot;廃止&quot;;[.$C16]))));MAX([.$B$1:.$B15])+1;&quot;&quot;)">
            <text:p/>
          </table:table-cell>
          <table:table-cell table:style-name="ce198" office:value-type="string" calcext:value-type="string">
            <text:p>MenuShortcut-12</text:p>
          </table:table-cell>
          <table:table-cell table:style-name="ce198" office:value-type="string" calcext:value-type="string">
            <text:p>ツール＞ウェブ開発＞インスペクタ</text:p>
          </table:table-cell>
          <table:table-cell table:style-name="ce198" office:value-type="string" calcext:value-type="string">
            <text:p>inspector</text:p>
          </table:table-cell>
          <table:table-cell table:style-name="ce198" office:value-type="string" calcext:value-type="string">
            <text:p>Ctrl-Shift-C</text:p>
          </table:table-cell>
          <table:table-cell table:style-name="ce198" office:value-type="string" calcext:value-type="string">
            <text:p>#key_inspector,</text:p>
            <text:p>#menuitem_inspector,</text:p>
            <text:p><text:span text:style-name="T3">[key='key_inspector']</text:span></text:p>
            <text:p/>
          </table:table-cell>
          <table:table-cell table:style-name="ce82"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84" office:value-type="string" calcext:value-type="string">
            <text:p>true</text:p>
          </table:table-cell>
          <table:table-cell table:style-name="ce213" table:formula="of:=IFERROR(VLOOKUP([.$O16];[$'verify-targets-to-chapters'.$A$1:.$B$999];2;0);IF([.$A16]=&quot;&quot;;&quot;&quot;;&quot;省略&quot;))">
            <text:p/>
          </table:table-cell>
          <table:table-cell table:number-columns-repeated="988"/>
        </table:table-row>
        <table:table-row table:style-name="ro160">
          <table:table-cell table:style-name="ce7"/>
          <table:table-cell table:style-name="ce7" table:formula="of:=IF(AND([.$A17]&lt;&gt;&quot;&quot;;NOT(ISNUMBER(FIND(&quot;廃止&quot;;[.$C17]))));MAX([.$B$1:.$B16])+1;&quot;&quot;)">
            <text:p/>
          </table:table-cell>
          <table:table-cell table:style-name="ce198" office:value-type="string" calcext:value-type="string">
            <text:p>MenuShortcut-13</text:p>
          </table:table-cell>
          <table:table-cell table:style-name="ce198" office:value-type="string" calcext:value-type="string">
            <text:p>ツール＞ウェブ開発＞Webコンソール</text:p>
          </table:table-cell>
          <table:table-cell table:style-name="ce198" office:value-type="string" calcext:value-type="string">
            <text:p>webconsole</text:p>
          </table:table-cell>
          <table:table-cell table:style-name="ce198" office:value-type="string" calcext:value-type="string">
            <text:p>Ctrl-Shift-K</text:p>
          </table:table-cell>
          <table:table-cell table:style-name="ce198" office:value-type="string" calcext:value-type="string">
            <text:p>#key_webconsole,</text:p>
            <text:p><text:span text:style-name="T3">#menuitem_webconsole,</text:span></text:p>
            <text:p><text:span text:style-name="T3">[key='key_webconsole']</text:span></text:p>
            <text:p/>
            <text:p/>
          </table:table-cell>
          <table:table-cell table:style-name="ce198"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84" office:value-type="string" calcext:value-type="string">
            <text:p>true</text:p>
          </table:table-cell>
          <table:table-cell table:style-name="ce213" table:formula="of:=IFERROR(VLOOKUP([.$O17];[$'verify-targets-to-chapters'.$A$1:.$B$999];2;0);IF([.$A17]=&quot;&quot;;&quot;&quot;;&quot;省略&quot;))">
            <text:p/>
          </table:table-cell>
          <table:table-cell table:number-columns-repeated="988"/>
        </table:table-row>
        <table:table-row table:style-name="ro137">
          <table:table-cell table:style-name="ce7"/>
          <table:table-cell table:style-name="ce7" table:formula="of:=IF(AND([.$A18]&lt;&gt;&quot;&quot;;NOT(ISNUMBER(FIND(&quot;廃止&quot;;[.$C18]))));MAX([.$B$1:.$B17])+1;&quot;&quot;)">
            <text:p/>
          </table:table-cell>
          <table:table-cell table:style-name="ce198" office:value-type="string" calcext:value-type="string">
            <text:p>MenuShortcut-14</text:p>
          </table:table-cell>
          <table:table-cell table:style-name="ce198" office:value-type="string" calcext:value-type="string">
            <text:p>ツール＞ウェブ開発＞デバッガ</text:p>
          </table:table-cell>
          <table:table-cell table:style-name="ce198" office:value-type="string" calcext:value-type="string">
            <text:p>jsdebugger</text:p>
          </table:table-cell>
          <table:table-cell table:style-name="ce198" office:value-type="string" calcext:value-type="string">
            <text:p>Ctrl-Shift-S</text:p>
          </table:table-cell>
          <table:table-cell table:style-name="ce198" office:value-type="string" calcext:value-type="string">
            <text:p>#key_jsdebugger,</text:p>
            <text:p><text:span text:style-name="T3">#menuitem_jsdebugger,</text:span></text:p>
            <text:p><text:span text:style-name="T3">[key='key_jsdebugger']</text:span></text:p>
            <text:p/>
          </table:table-cell>
          <table:table-cell table:style-name="ce198"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13" table:formula="of:=IFERROR(VLOOKUP([.$O18];[$'verify-targets-to-chapters'.$A$1:.$B$999];2;0);IF([.$A18]=&quot;&quot;;&quot;&quot;;&quot;省略&quot;))">
            <text:p/>
          </table:table-cell>
          <table:table-cell table:number-columns-repeated="988"/>
        </table:table-row>
        <table:table-row table:style-name="ro81">
          <table:table-cell table:style-name="ce7"/>
          <table:table-cell table:style-name="ce7" table:formula="of:=IF(AND([.$A19]&lt;&gt;&quot;&quot;;NOT(ISNUMBER(FIND(&quot;廃止&quot;;[.$C19]))));MAX([.$B$1:.$B18])+1;&quot;&quot;)">
            <text:p/>
          </table:table-cell>
          <table:table-cell table:style-name="ce198" office:value-type="string" calcext:value-type="string">
            <text:p>MenuShortcut-15</text:p>
          </table:table-cell>
          <table:table-cell table:style-name="ce198" office:value-type="string" calcext:value-type="string">
            <text:p>ツール＞ウェブ開発＞スタイルエディタ</text:p>
          </table:table-cell>
          <table:table-cell table:style-name="ce198" office:value-type="string" calcext:value-type="string">
            <text:p>styleeditor</text:p>
          </table:table-cell>
          <table:table-cell table:style-name="ce198" office:value-type="string" calcext:value-type="string">
            <text:p>Shift-F7</text:p>
          </table:table-cell>
          <table:table-cell table:style-name="ce198" office:value-type="string" calcext:value-type="string">
            <text:p>#key_styleeditor,</text:p>
            <text:p><text:span text:style-name="T3">#menuitem_styleeditor,</text:span></text:p>
            <text:p><text:span text:style-name="T3">[key='key_styleeditor']</text:span></text:p>
          </table:table-cell>
          <table:table-cell table:style-name="ce198" office:value-type="string" calcext:value-type="string">
            <text:p><text:span text:style-name="T13">#toolbox-tab-styleeditor,#toolbox-panel-styleeditorは範囲外。</text:span></text:p>
            <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84" office:value-type="string" calcext:value-type="string">
            <text:p>true</text:p>
          </table:table-cell>
          <table:table-cell table:style-name="ce213" table:formula="of:=IFERROR(VLOOKUP([.$O19];[$'verify-targets-to-chapters'.$A$1:.$B$999];2;0);IF([.$A19]=&quot;&quot;;&quot;&quot;;&quot;省略&quot;))">
            <text:p/>
          </table:table-cell>
          <table:table-cell table:number-columns-repeated="988"/>
        </table:table-row>
        <table:table-row table:style-name="ro81">
          <table:table-cell table:style-name="ce7"/>
          <table:table-cell table:style-name="ce7" table:formula="of:=IF(AND([.$A20]&lt;&gt;&quot;&quot;;NOT(ISNUMBER(FIND(&quot;廃止&quot;;[.$C20]))));MAX([.$B$1:.$B19])+1;&quot;&quot;)">
            <text:p/>
          </table:table-cell>
          <table:table-cell table:style-name="ce198" office:value-type="string" calcext:value-type="string">
            <text:p>MenuShortcut-16</text:p>
          </table:table-cell>
          <table:table-cell table:style-name="ce198" office:value-type="string" calcext:value-type="string">
            <text:p>ツール＞ウェブ開発＞パフォーマンス</text:p>
            <text:p>（旧バージョンでは「プロファイラ」）</text:p>
          </table:table-cell>
          <table:table-cell table:style-name="ce198" office:value-type="string" calcext:value-type="string">
            <text:p>jsprofiler</text:p>
          </table:table-cell>
          <table:table-cell table:style-name="ce198" office:value-type="string" calcext:value-type="string">
            <text:p>Shift-F5</text:p>
          </table:table-cell>
          <table:table-cell table:style-name="ce198" office:value-type="string" calcext:value-type="string">
            <text:p>#key_performance,</text:p>
            <text:p><text:span text:style-name="T3">#menuitem_performance,</text:span></text:p>
            <text:p><text:span text:style-name="T3">[key='key_performance']</text:span></text:p>
          </table:table-cell>
          <table:table-cell table:style-name="ce82"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13" table:formula="of:=IFERROR(VLOOKUP([.$O20];[$'verify-targets-to-chapters'.$A$1:.$B$999];2;0);IF([.$A20]=&quot;&quot;;&quot;&quot;;&quot;省略&quot;))">
            <text:p/>
          </table:table-cell>
          <table:table-cell table:number-columns-repeated="988"/>
        </table:table-row>
        <table:table-row table:style-name="ro137">
          <table:table-cell table:style-name="ce7"/>
          <table:table-cell table:style-name="ce7" table:formula="of:=IF(AND([.$A21]&lt;&gt;&quot;&quot;;NOT(ISNUMBER(FIND(&quot;廃止&quot;;[.$C21]))));MAX([.$B$1:.$B20])+1;&quot;&quot;)">
            <text:p/>
          </table:table-cell>
          <table:table-cell table:style-name="ce198" office:value-type="string" calcext:value-type="string">
            <text:p>MenuShortcut-17</text:p>
          </table:table-cell>
          <table:table-cell table:style-name="ce198" office:value-type="string" calcext:value-type="string">
            <text:p>ツール＞ウェブ開発＞ネットワーク</text:p>
          </table:table-cell>
          <table:table-cell table:style-name="ce198" office:value-type="string" calcext:value-type="string">
            <text:p>netmonitor</text:p>
          </table:table-cell>
          <table:table-cell table:style-name="ce198" office:value-type="string" calcext:value-type="string">
            <text:p>Ctrl-Shift-E</text:p>
          </table:table-cell>
          <table:table-cell table:style-name="ce198" office:value-type="string" calcext:value-type="string">
            <text:p>#key_netmonitor,</text:p>
            <text:p><text:span text:style-name="T3">#menuitem_netmonitor,</text:span></text:p>
            <text:p><text:span text:style-name="T3">[key='key_netmonitor']</text:span></text:p>
          </table:table-cell>
          <table:table-cell table:style-name="ce82"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13" table:formula="of:=IFERROR(VLOOKUP([.$O21];[$'verify-targets-to-chapters'.$A$1:.$B$999];2;0);IF([.$A21]=&quot;&quot;;&quot;&quot;;&quot;省略&quot;))">
            <text:p/>
          </table:table-cell>
          <table:table-cell table:number-columns-repeated="988"/>
        </table:table-row>
        <table:table-row table:style-name="ro81">
          <table:table-cell table:style-name="ce7"/>
          <table:table-cell table:style-name="ce7" table:formula="of:=IF(AND([.$A22]&lt;&gt;&quot;&quot;;NOT(ISNUMBER(FIND(&quot;廃止&quot;;[.$C22]))));MAX([.$B$1:.$B21])+1;&quot;&quot;)">
            <text:p/>
          </table:table-cell>
          <table:table-cell table:style-name="ce198" office:value-type="string" calcext:value-type="string">
            <text:p>MenuShortcut-18</text:p>
          </table:table-cell>
          <table:table-cell table:style-name="ce198" office:value-type="string" calcext:value-type="string">
            <text:p>ツール＞ウェブ開発＞開発ツールバー</text:p>
          </table:table-cell>
          <table:table-cell table:style-name="ce198" office:value-type="string" calcext:value-type="string">
            <text:p>devToolbar</text:p>
          </table:table-cell>
          <table:table-cell table:style-name="ce198" office:value-type="string" calcext:value-type="string">
            <text:p>Shift-F2</text:p>
          </table:table-cell>
          <table:table-cell table:style-name="ce198" office:value-type="string" calcext:value-type="string">
            <text:p>#key_toggleToolbar,</text:p>
            <text:p><text:span text:style-name="T3">#menu_devToolbar,</text:span></text:p>
            <text:p><text:span text:style-name="T3">[key='key_toggleToolbar']</text:span></text:p>
            <text:p/>
          </table:table-cell>
          <table:table-cell table:style-name="ce81" office:value-type="string" calcext:value-type="string">
            <text:p>#developer-toolbarは範囲外</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13" table:formula="of:=IFERROR(VLOOKUP([.$O22];[$'verify-targets-to-chapters'.$A$1:.$B$999];2;0);IF([.$A22]=&quot;&quot;;&quot;&quot;;&quot;省略&quot;))">
            <text:p/>
          </table:table-cell>
          <table:table-cell table:number-columns-repeated="988"/>
        </table:table-row>
        <table:table-row table:style-name="ro157">
          <table:table-cell table:style-name="ce7"/>
          <table:table-cell table:style-name="ce7" table:formula="of:=IF(AND([.$A23]&lt;&gt;&quot;&quot;;NOT(ISNUMBER(FIND(&quot;廃止&quot;;[.$C23]))));MAX([.$B$1:.$B22])+1;&quot;&quot;)">
            <text:p/>
          </table:table-cell>
          <table:table-cell table:style-name="ce198" office:value-type="string" calcext:value-type="string">
            <text:p>MenuShortcut-19（廃止）</text:p>
          </table:table-cell>
          <table:table-cell table:style-name="ce198" office:value-type="string" calcext:value-type="string">
            <text:p>ツール＞ウェブ開発＞アプリマネージャ</text:p>
          </table:table-cell>
          <table:table-cell table:style-name="ce198" office:value-type="string" calcext:value-type="string">
            <text:p>devAppMgr</text:p>
          </table:table-cell>
          <table:table-cell table:style-name="ce198" office:value-type="string" calcext:value-type="string">
            <text:p>Firefox 38で廃止</text:p>
          </table:table-cell>
          <table:table-cell table:style-name="ce198"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13" table:formula="of:=IFERROR(VLOOKUP([.$O23];[$'verify-targets-to-chapters'.$A$1:.$B$999];2;0);IF([.$A23]=&quot;&quot;;&quot;&quot;;&quot;省略&quot;))">
            <text:p/>
          </table:table-cell>
          <table:table-cell table:number-columns-repeated="988"/>
        </table:table-row>
        <table:table-row table:style-name="ro161">
          <table:table-cell table:style-name="ce7"/>
          <table:table-cell table:style-name="ce7" table:formula="of:=IF(AND([.$A24]&lt;&gt;&quot;&quot;;NOT(ISNUMBER(FIND(&quot;廃止&quot;;[.$C24]))));MAX([.$B$1:.$B23])+1;&quot;&quot;)">
            <text:p/>
          </table:table-cell>
          <table:table-cell table:style-name="ce198" office:value-type="string" calcext:value-type="string">
            <text:p>MenuShortcut-20</text:p>
          </table:table-cell>
          <table:table-cell table:style-name="ce198" office:value-type="string" calcext:value-type="string">
            <text:p>ツール＞ウェブ開発＞WebIDE</text:p>
          </table:table-cell>
          <table:table-cell table:style-name="ce198" office:value-type="string" calcext:value-type="string">
            <text:p>webide</text:p>
          </table:table-cell>
          <table:table-cell table:style-name="ce198" office:value-type="string" calcext:value-type="string">
            <text:p>Shift-F8</text:p>
          </table:table-cell>
          <table:table-cell table:style-name="ce198" office:value-type="string" calcext:value-type="string">
            <text:p>#key_webide,</text:p>
            <text:p><text:span text:style-name="T3">#menu_webide,</text:span></text:p>
            <text:p><text:span text:style-name="T3">[key='key_webide']</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13" table:formula="of:=IFERROR(VLOOKUP([.$O24];[$'verify-targets-to-chapters'.$A$1:.$B$999];2;0);IF([.$A24]=&quot;&quot;;&quot;&quot;;&quot;省略&quot;))">
            <text:p/>
          </table:table-cell>
          <table:table-cell table:number-columns-repeated="988"/>
        </table:table-row>
        <table:table-row table:style-name="ro6">
          <table:table-cell table:style-name="ce7"/>
          <table:table-cell table:style-name="ce7" table:formula="of:=IF(AND([.$A25]&lt;&gt;&quot;&quot;;NOT(ISNUMBER(FIND(&quot;廃止&quot;;[.$C25]))));MAX([.$B$1:.$B24])+1;&quot;&quot;)">
            <text:p/>
          </table:table-cell>
          <table:table-cell table:style-name="ce198" office:value-type="string" calcext:value-type="string">
            <text:p>MenuShortcut-21</text:p>
          </table:table-cell>
          <table:table-cell table:style-name="ce198" office:value-type="string" calcext:value-type="string">
            <text:p>ツール＞ウェブ開発＞ブラウザツールボックス</text:p>
          </table:table-cell>
          <table:table-cell table:style-name="ce198" office:value-type="string" calcext:value-type="string">
            <text:p>browserToolbox</text:p>
          </table:table-cell>
          <table:table-cell table:style-name="ce198" office:value-type="string" calcext:value-type="string">
            <text:p>Ctrl-Shift-Alt-I</text:p>
          </table:table-cell>
          <table:table-cell table:style-name="ce198" office:value-type="string" calcext:value-type="string">
            <text:p>#key_browserToolbox,</text:p>
            <text:p><text:span text:style-name="T3">#menu_browserToolbox,</text:span></text:p>
            <text:p><text:span text:style-name="T3">[key='key_browserToolbox']</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13" table:formula="of:=IFERROR(VLOOKUP([.$O25];[$'verify-targets-to-chapters'.$A$1:.$B$999];2;0);IF([.$A25]=&quot;&quot;;&quot;&quot;;&quot;省略&quot;))">
            <text:p/>
          </table:table-cell>
          <table:table-cell table:number-columns-repeated="988"/>
        </table:table-row>
        <table:table-row table:style-name="ro137">
          <table:table-cell table:style-name="ce7"/>
          <table:table-cell table:style-name="ce7" table:formula="of:=IF(AND([.$A26]&lt;&gt;&quot;&quot;;NOT(ISNUMBER(FIND(&quot;廃止&quot;;[.$C26]))));MAX([.$B$1:.$B25])+1;&quot;&quot;)">
            <text:p/>
          </table:table-cell>
          <table:table-cell table:style-name="ce198" office:value-type="string" calcext:value-type="string">
            <text:p>MenuShortcut-22</text:p>
          </table:table-cell>
          <table:table-cell table:style-name="ce198" office:value-type="string" calcext:value-type="string">
            <text:p>ツール＞ウェブ開発＞ブラウザコンソール</text:p>
          </table:table-cell>
          <table:table-cell table:style-name="ce198" office:value-type="string" calcext:value-type="string">
            <text:p>browserConsole</text:p>
          </table:table-cell>
          <table:table-cell table:style-name="ce198" office:value-type="string" calcext:value-type="string">
            <text:p>Ctrl-Shift-J</text:p>
          </table:table-cell>
          <table:table-cell table:style-name="ce7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9"/>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48"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84" office:value-type="string" calcext:value-type="string">
            <text:p>false</text:p>
          </table:table-cell>
          <table:table-cell table:style-name="ce213" table:formula="of:=IFERROR(VLOOKUP([.$O26];[$'verify-targets-to-chapters'.$A$1:.$B$999];2;0);IF([.$A26]=&quot;&quot;;&quot;&quot;;&quot;省略&quot;))">
            <text:p/>
          </table:table-cell>
          <table:table-cell table:number-columns-repeated="988"/>
        </table:table-row>
        <table:table-row table:style-name="ro137">
          <table:table-cell table:style-name="ce7"/>
          <table:table-cell table:style-name="ce7" table:formula="of:=IF(AND([.$A27]&lt;&gt;&quot;&quot;;NOT(ISNUMBER(FIND(&quot;廃止&quot;;[.$C27]))));MAX([.$B$1:.$B26])+1;&quot;&quot;)">
            <text:p/>
          </table:table-cell>
          <table:table-cell table:style-name="ce198" office:value-type="string" calcext:value-type="string">
            <text:p>MenuShortcut-23</text:p>
          </table:table-cell>
          <table:table-cell table:style-name="ce198" office:value-type="string" calcext:value-type="string">
            <text:p>ツール＞ウェブ開発＞レスポンシブデザインビュー</text:p>
          </table:table-cell>
          <table:table-cell table:style-name="ce198" office:value-type="string" calcext:value-type="string">
            <text:p>resposiveUI</text:p>
          </table:table-cell>
          <table:table-cell table:style-name="ce198" office:value-type="string" calcext:value-type="string">
            <text:p>Ctrl-Shift-M</text:p>
          </table:table-cell>
          <table:table-cell table:style-name="ce198"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13" table:formula="of:=IFERROR(VLOOKUP([.$O27];[$'verify-targets-to-chapters'.$A$1:.$B$999];2;0);IF([.$A27]=&quot;&quot;;&quot;&quot;;&quot;省略&quot;))">
            <text:p/>
          </table:table-cell>
          <table:table-cell table:number-columns-repeated="988"/>
        </table:table-row>
        <table:table-row table:style-name="ro162">
          <table:table-cell table:style-name="ce7"/>
          <table:table-cell table:style-name="ce7" table:formula="of:=IF(AND([.$A28]&lt;&gt;&quot;&quot;;NOT(ISNUMBER(FIND(&quot;廃止&quot;;[.$C28]))));MAX([.$B$1:.$B27])+1;&quot;&quot;)">
            <text:p/>
          </table:table-cell>
          <table:table-cell table:style-name="ce198" office:value-type="string" calcext:value-type="string">
            <text:p>MenuShortcut-24</text:p>
          </table:table-cell>
          <table:table-cell table:style-name="ce198" office:value-type="string" calcext:value-type="string">
            <text:p>ツール＞ウェブ開発＞スポイト</text:p>
          </table:table-cell>
          <table:table-cell table:style-name="ce198" office:value-type="string" calcext:value-type="string">
            <text:p>eyedropper</text:p>
          </table:table-cell>
          <table:table-cell table:style-name="ce198" office:value-type="string" calcext:value-type="string">
            <text:p>-</text:p>
          </table:table-cell>
          <table:table-cell table:style-name="ce198"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13" table:formula="of:=IFERROR(VLOOKUP([.$O28];[$'verify-targets-to-chapters'.$A$1:.$B$999];2;0);IF([.$A28]=&quot;&quot;;&quot;&quot;;&quot;省略&quot;))">
            <text:p/>
          </table:table-cell>
          <table:table-cell table:number-columns-repeated="988"/>
        </table:table-row>
        <table:table-row table:style-name="ro161">
          <table:table-cell table:style-name="ce7"/>
          <table:table-cell table:style-name="ce7" table:formula="of:=IF(AND([.$A29]&lt;&gt;&quot;&quot;;NOT(ISNUMBER(FIND(&quot;廃止&quot;;[.$C29]))));MAX([.$B$1:.$B28])+1;&quot;&quot;)">
            <text:p/>
          </table:table-cell>
          <table:table-cell table:style-name="ce198" office:value-type="string" calcext:value-type="string">
            <text:p>MenuShortcut-25</text:p>
          </table:table-cell>
          <table:table-cell table:style-name="ce198" office:value-type="string" calcext:value-type="string">
            <text:p>ツール＞ウェブ開発＞スクラッチパッド</text:p>
          </table:table-cell>
          <table:table-cell table:style-name="ce198" office:value-type="string" calcext:value-type="string">
            <text:p>scratchpad</text:p>
          </table:table-cell>
          <table:table-cell table:style-name="ce198" office:value-type="string" calcext:value-type="string">
            <text:p>Shift-F4</text:p>
          </table:table-cell>
          <table:table-cell table:style-name="ce79" office:value-type="string" calcext:value-type="string">
            <text:p><text:span text:style-name="T1">#key_scratchpad,</text:span></text:p>
            <text:p><text:span text:style-name="T1">#menu_scratchpad,</text:span></text:p>
            <text:p><text:span text:style-name="T1">[key='key_scratchpad']</text:span></text:p>
          </table:table-cell>
          <table:table-cell table:style-name="ce79"/>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48"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84" office:value-type="string" calcext:value-type="string">
            <text:p>false</text:p>
          </table:table-cell>
          <table:table-cell table:style-name="ce213" table:formula="of:=IFERROR(VLOOKUP([.$O29];[$'verify-targets-to-chapters'.$A$1:.$B$999];2;0);IF([.$A29]=&quot;&quot;;&quot;&quot;;&quot;省略&quot;))">
            <text:p/>
          </table:table-cell>
          <table:table-cell table:number-columns-repeated="988"/>
        </table:table-row>
        <table:table-row table:style-name="ro106">
          <table:table-cell table:style-name="ce7"/>
          <table:table-cell table:style-name="ce7" table:formula="of:=IF(AND([.$A30]&lt;&gt;&quot;&quot;;NOT(ISNUMBER(FIND(&quot;廃止&quot;;[.$C30]))));MAX([.$B$1:.$B29])+1;&quot;&quot;)">
            <text:p/>
          </table:table-cell>
          <table:table-cell table:style-name="ce198" office:value-type="string" calcext:value-type="string">
            <text:p>MenuShortcut-26</text:p>
          </table:table-cell>
          <table:table-cell table:style-name="ce198" office:value-type="string" calcext:value-type="string">
            <text:p>ツール＞ウェブ開発＞ページのソース</text:p>
          </table:table-cell>
          <table:table-cell table:style-name="ce198" office:value-type="string" calcext:value-type="string">
            <text:p>viewSource</text:p>
          </table:table-cell>
          <table:table-cell table:style-name="ce198" office:value-type="string" calcext:value-type="string">
            <text:p>Ctrl-U</text:p>
          </table:table-cell>
          <table:table-cell table:style-name="ce198"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84" office:value-type="string" calcext:value-type="string">
            <text:p>false</text:p>
          </table:table-cell>
          <table:table-cell table:style-name="ce213" table:formula="of:=IFERROR(VLOOKUP([.$O30];[$'verify-targets-to-chapters'.$A$1:.$B$999];2;0);IF([.$A30]=&quot;&quot;;&quot;&quot;;&quot;省略&quot;))">
            <text:p/>
          </table:table-cell>
          <table:table-cell table:number-columns-repeated="988"/>
        </table:table-row>
        <table:table-row table:style-name="ro6">
          <table:table-cell table:style-name="ce7"/>
          <table:table-cell table:style-name="ce7" table:formula="of:=IF(AND([.$A31]&lt;&gt;&quot;&quot;;NOT(ISNUMBER(FIND(&quot;廃止&quot;;[.$C31]))));MAX([.$B$1:.$B30])+1;&quot;&quot;)">
            <text:p/>
          </table:table-cell>
          <table:table-cell table:style-name="ce198" office:value-type="string" calcext:value-type="string">
            <text:p>MenuShortcut-27（廃止）</text:p>
          </table:table-cell>
          <table:table-cell table:style-name="ce198" office:value-type="string" calcext:value-type="string">
            <text:p>ツール＞ウェブ開発＞エラーコンソール</text:p>
          </table:table-cell>
          <table:table-cell table:style-name="ce198" office:value-type="string" calcext:value-type="string">
            <text:p>errorConsole</text:p>
          </table:table-cell>
          <table:table-cell table:style-name="ce198" office:value-type="string" calcext:value-type="string">
            <text:p>Firefox 48で廃止</text:p>
          </table:table-cell>
          <table:table-cell table:style-name="ce198" table:number-columns-repeated="2"/>
          <table:table-cell table:style-name="ce7"/>
          <table:table-cell table:style-name="ce84"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84"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84" office:value-type="string" calcext:value-type="string">
            <text:p>false</text:p>
          </table:table-cell>
          <table:table-cell table:style-name="ce213" table:formula="of:=IFERROR(VLOOKUP([.$O31];[$'verify-targets-to-chapters'.$A$1:.$B$999];2;0);IF([.$A31]=&quot;&quot;;&quot;&quot;;&quot;省略&quot;))">
            <text:p/>
          </table:table-cell>
          <table:table-cell table:number-columns-repeated="988"/>
        </table:table-row>
        <table:table-row table:style-name="ro162">
          <table:table-cell table:style-name="ce7"/>
          <table:table-cell table:style-name="ce7" table:formula="of:=IF(AND([.$A32]&lt;&gt;&quot;&quot;;NOT(ISNUMBER(FIND(&quot;廃止&quot;;[.$C32]))));MAX([.$B$1:.$B31])+1;&quot;&quot;)">
            <text:p/>
          </table:table-cell>
          <table:table-cell table:style-name="ce198" office:value-type="string" calcext:value-type="string">
            <text:p>MenuShortcut-28</text:p>
          </table:table-cell>
          <table:table-cell table:style-name="ce198" office:value-type="string" calcext:value-type="string">
            <text:p>ツール＞ウェブ開発＞接続...</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198" office:value-type="string" calcext:value-type="string">
            <text:p>#menu_devtools_connect,</text:p>
            <text:p><text:span text:style-name="T3">.subviewbutton[label='接続...'],</text:span></text:p>
            <text:p><text:span text:style-name="T3">.subviewbutton[label='Connect…']</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13" table:formula="of:=IFERROR(VLOOKUP([.$O32];[$'verify-targets-to-chapters'.$A$1:.$B$999];2;0);IF([.$A32]=&quot;&quot;;&quot;&quot;;&quot;省略&quot;))">
            <text:p/>
          </table:table-cell>
          <table:table-cell table:number-columns-repeated="988"/>
        </table:table-row>
        <table:table-row table:style-name="ro162">
          <table:table-cell table:style-name="ce7"/>
          <table:table-cell table:style-name="ce7" table:formula="of:=IF(AND([.$A33]&lt;&gt;&quot;&quot;;NOT(ISNUMBER(FIND(&quot;廃止&quot;;[.$C33]))));MAX([.$B$1:.$B32])+1;&quot;&quot;)">
            <text:p/>
          </table:table-cell>
          <table:table-cell table:style-name="ce198" office:value-type="string" calcext:value-type="string">
            <text:p>MenuShortcut-29</text:p>
          </table:table-cell>
          <table:table-cell table:style-name="ce198" office:value-type="string" calcext:value-type="string">
            <text:p>ツール＞ウェブ開発＞その他のツールを入手</text:p>
          </table:table-cell>
          <table:table-cell table:style-name="ce198" office:value-type="string" calcext:value-type="string">
            <text:p>getMoreDevtools</text:p>
          </table:table-cell>
          <table:table-cell table:style-name="ce198" office:value-type="string" calcext:value-type="string">
            <text:p>-</text:p>
          </table:table-cell>
          <table:table-cell table:style-name="ce198"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198"/>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84"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84"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13" table:formula="of:=IFERROR(VLOOKUP([.$O33];[$'verify-targets-to-chapters'.$A$1:.$B$999];2;0);IF([.$A33]=&quot;&quot;;&quot;&quot;;&quot;省略&quot;))">
            <text:p/>
          </table:table-cell>
          <table:table-cell table:number-columns-repeated="988"/>
        </table:table-row>
        <table:table-row table:style-name="ro22">
          <table:table-cell table:style-name="ce7"/>
          <table:table-cell table:style-name="ce7" table:formula="of:=IF(AND([.$A34]&lt;&gt;&quot;&quot;;NOT(ISNUMBER(FIND(&quot;廃止&quot;;[.$C34]))));MAX([.$B$1:.$B33])+1;&quot;&quot;)">
            <text:p/>
          </table:table-cell>
          <table:table-cell table:style-name="ce198" office:value-type="string" calcext:value-type="string">
            <text:p>MenuShortcut-30</text:p>
          </table:table-cell>
          <table:table-cell table:style-name="ce198" office:value-type="string" calcext:value-type="string">
            <text:p>ヘルプ＞Firefoxヘルプ</text:p>
            <text:p>（旧バージョンでは「ヘルプ」）</text:p>
          </table:table-cell>
          <table:table-cell table:style-name="ce198" office:value-type="string" calcext:value-type="string">
            <text:p>openHelp</text:p>
          </table:table-cell>
          <table:table-cell table:style-name="ce198" office:value-type="string" calcext:value-type="string">
            <text:p>-</text:p>
          </table:table-cell>
          <table:table-cell table:style-name="ce198" office:value-type="string" calcext:value-type="string">
            <text:p>#menu_openHelp,</text:p>
            <text:p>#key_openHelpMac,</text:p>
            <text:p>.subviewbutton[oncommand^='openHelp'][oncommand*='firefox-help']</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84" office:value-type="string" calcext:value-type="string">
            <text:p>false</text:p>
          </table:table-cell>
          <table:table-cell table:style-name="ce213" table:formula="of:=IFERROR(VLOOKUP([.$O34];[$'verify-targets-to-chapters'.$A$1:.$B$999];2;0);IF([.$A34]=&quot;&quot;;&quot;&quot;;&quot;省略&quot;))">
            <text:p/>
          </table:table-cell>
          <table:table-cell table:number-columns-repeated="988"/>
        </table:table-row>
        <table:table-row table:style-name="ro6">
          <table:table-cell table:style-name="ce7"/>
          <table:table-cell table:style-name="ce7" table:formula="of:=IF(AND([.$A35]&lt;&gt;&quot;&quot;;NOT(ISNUMBER(FIND(&quot;廃止&quot;;[.$C35]))));MAX([.$B$1:.$B34])+1;&quot;&quot;)">
            <text:p/>
          </table:table-cell>
          <table:table-cell table:style-name="ce198" office:value-type="string" calcext:value-type="string">
            <text:p>MenuShortcut-31</text:p>
          </table:table-cell>
          <table:table-cell table:style-name="ce198" office:value-type="string" calcext:value-type="string">
            <text:p>ヘルプ＞Firefoxツアー</text:p>
          </table:table-cell>
          <table:table-cell table:style-name="ce198" office:value-type="string" calcext:value-type="string">
            <text:p>tour</text:p>
          </table:table-cell>
          <table:table-cell table:style-name="ce198" office:value-type="string" calcext:value-type="string">
            <text:p>-</text:p>
          </table:table-cell>
          <table:table-cell table:style-name="ce198" office:value-type="string" calcext:value-type="string">
            <text:p>#menu_openTour,</text:p>
            <text:p>.subviewbutton[oncommand^='openTour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84"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213" table:formula="of:=IFERROR(VLOOKUP([.$O35];[$'verify-targets-to-chapters'.$A$1:.$B$999];2;0);IF([.$A35]=&quot;&quot;;&quot;&quot;;&quot;省略&quot;))">
            <text:p/>
          </table:table-cell>
          <table:table-cell table:number-columns-repeated="988"/>
        </table:table-row>
        <table:table-row table:style-name="ro6">
          <table:table-cell table:style-name="ce7"/>
          <table:table-cell table:style-name="ce7" table:formula="of:=IF(AND([.$A36]&lt;&gt;&quot;&quot;;NOT(ISNUMBER(FIND(&quot;廃止&quot;;[.$C36]))));MAX([.$B$1:.$B35])+1;&quot;&quot;)">
            <text:p/>
          </table:table-cell>
          <table:table-cell table:style-name="ce198" office:value-type="string" calcext:value-type="string">
            <text:p>MenuShortcut-32</text:p>
          </table:table-cell>
          <table:table-cell table:style-name="ce198" office:value-type="string" calcext:value-type="string">
            <text:p>ヘルプ＞キーボードショートカット</text:p>
          </table:table-cell>
          <table:table-cell table:style-name="ce198" office:value-type="string" calcext:value-type="string">
            <text:p>keyboardShortcuts</text:p>
          </table:table-cell>
          <table:table-cell table:style-name="ce198" office:value-type="string" calcext:value-type="string">
            <text:p>-</text:p>
          </table:table-cell>
          <table:table-cell table:style-name="ce198" office:value-type="string" calcext:value-type="string">
            <text:p>#menu_keyboardShortcuts,</text:p>
            <text:p><text:span text:style-name="T5">.subviewbutton[oncommand^='openHelp'][oncommand*='keyboard-shortcuts']</text:span></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5">.subviewbutton[oncommand^='openHelp'][oncommand*='keyboard-shortcuts']</text:span></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84" office:value-type="string" calcext:value-type="string">
            <text:p>true</text:p>
          </table:table-cell>
          <table:table-cell table:style-name="ce7" office:value-type="string" calcext:value-type="string">
            <text:p>no</text:p>
          </table:table-cell>
          <table:table-cell table:style-name="ce7" table:number-columns-repeated="7"/>
          <table:table-cell table:style-name="ce213" table:formula="of:=IFERROR(VLOOKUP([.$O36];[$'verify-targets-to-chapters'.$A$1:.$B$999];2;0);IF([.$A36]=&quot;&quot;;&quot;&quot;;&quot;省略&quot;))">
            <text:p/>
          </table:table-cell>
          <table:table-cell table:number-columns-repeated="988"/>
        </table:table-row>
        <table:table-row table:style-name="ro163">
          <table:table-cell table:style-name="ce7"/>
          <table:table-cell table:style-name="ce7" table:formula="of:=IF(AND([.$A37]&lt;&gt;&quot;&quot;;NOT(ISNUMBER(FIND(&quot;廃止&quot;;[.$C37]))));MAX([.$B$1:.$B36])+1;&quot;&quot;)">
            <text:p/>
          </table:table-cell>
          <table:table-cell table:style-name="ce76" office:value-type="string" calcext:value-type="string">
            <text:p>MenuShortcut-33</text:p>
          </table:table-cell>
          <table:table-cell table:style-name="ce76" office:value-type="string" calcext:value-type="string">
            <text:p>ヘルプ＞Firefoxヘルスレポート</text:p>
          </table:table-cell>
          <table:table-cell table:style-name="ce76" office:value-type="string" calcext:value-type="string">
            <text:p>healthReport</text:p>
          </table:table-cell>
          <table:table-cell table:style-name="ce76" office:value-type="string" calcext:value-type="string">
            <text:p>Firefox 59で廃止</text:p>
          </table:table-cell>
          <table:table-cell table:style-name="ce76" office:value-type="string" calcext:value-type="string">
            <text:p>#healthReport,</text:p>
            <text:p>.subviewbutton[oncommand^='openHealthReport']</text:p>
            <text:p/>
          </table:table-cell>
          <table:table-cell table:style-name="ce83" office:value-type="string" calcext:value-type="string">
            <text:p>代替はabout:telemetry</text:p>
          </table:table-cell>
          <table:table-cell table:style-name="ce85"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84" office:value-type="string" calcext:value-type="string">
            <text:p>false</text:p>
          </table:table-cell>
          <table:table-cell table:style-name="ce213" table:formula="of:=IFERROR(VLOOKUP([.$O37];[$'verify-targets-to-chapters'.$A$1:.$B$999];2;0);IF([.$A37]=&quot;&quot;;&quot;&quot;;&quot;省略&quot;))">
            <text:p/>
          </table:table-cell>
          <table:table-cell table:number-columns-repeated="988"/>
        </table:table-row>
        <table:table-row table:style-name="ro157">
          <table:table-cell table:style-name="ce7"/>
          <table:table-cell table:style-name="ce7" table:formula="of:=IF(AND([.$A38]&lt;&gt;&quot;&quot;;NOT(ISNUMBER(FIND(&quot;廃止&quot;;[.$C38]))));MAX([.$B$1:.$B37])+1;&quot;&quot;)">
            <text:p/>
          </table:table-cell>
          <table:table-cell table:style-name="ce198" office:value-type="string" calcext:value-type="string">
            <text:p>MenuShortcut-34（廃止）</text:p>
          </table:table-cell>
          <table:table-cell table:style-name="ce198" office:value-type="string" calcext:value-type="string">
            <text:p>ヘルプ＞使いこなそう</text:p>
          </table:table-cell>
          <table:table-cell table:style-name="ce198" office:value-type="string" calcext:value-type="string">
            <text:p>gettingStarted</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84" office:value-type="string" calcext:value-type="string">
            <text:p>false</text:p>
          </table:table-cell>
          <table:table-cell table:style-name="ce213" table:formula="of:=IFERROR(VLOOKUP([.$O38];[$'verify-targets-to-chapters'.$A$1:.$B$999];2;0);IF([.$A38]=&quot;&quot;;&quot;&quot;;&quot;省略&quot;))">
            <text:p/>
          </table:table-cell>
          <table:table-cell table:number-columns-repeated="988"/>
        </table:table-row>
        <table:table-row table:style-name="ro22">
          <table:table-cell table:style-name="ce7"/>
          <table:table-cell table:style-name="ce7" table:formula="of:=IF(AND([.$A39]&lt;&gt;&quot;&quot;;NOT(ISNUMBER(FIND(&quot;廃止&quot;;[.$C39]))));MAX([.$B$1:.$B38])+1;&quot;&quot;)">
            <text:p/>
          </table:table-cell>
          <table:table-cell table:style-name="ce198" office:value-type="string" calcext:value-type="string">
            <text:p>MenuShortcut-35</text:p>
          </table:table-cell>
          <table:table-cell table:style-name="ce198" office:value-type="string" calcext:value-type="string">
            <text:p>ヘルプ＞トラブルシューティング情報</text:p>
          </table:table-cell>
          <table:table-cell table:style-name="ce198" office:value-type="string" calcext:value-type="string">
            <text:p>troubleshootingInfo</text:p>
          </table:table-cell>
          <table:table-cell table:style-name="ce198" office:value-type="string" calcext:value-type="string">
            <text:p>-</text:p>
          </table:table-cell>
          <table:table-cell table:style-name="ce198" office:value-type="string" calcext:value-type="string">
            <text:p>#troubleShooting,</text:p>
            <text:p>.subviewbutton[oncommand^='openTroubleshooting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84" office:value-type="string" calcext:value-type="string">
            <text:p>false</text:p>
          </table:table-cell>
          <table:table-cell table:style-name="ce213" table:formula="of:=IFERROR(VLOOKUP([.$O39];[$'verify-targets-to-chapters'.$A$1:.$B$999];2;0);IF([.$A39]=&quot;&quot;;&quot;&quot;;&quot;省略&quot;))">
            <text:p/>
          </table:table-cell>
          <table:table-cell table:number-columns-repeated="988"/>
        </table:table-row>
        <table:table-row table:style-name="ro6">
          <table:table-cell table:style-name="ce7"/>
          <table:table-cell table:style-name="ce7" table:formula="of:=IF(AND([.$A40]&lt;&gt;&quot;&quot;;NOT(ISNUMBER(FIND(&quot;廃止&quot;;[.$C40]))));MAX([.$B$1:.$B39])+1;&quot;&quot;)">
            <text:p/>
          </table:table-cell>
          <table:table-cell table:style-name="ce198" office:value-type="string" calcext:value-type="string">
            <text:p>MenuShortcut-36</text:p>
          </table:table-cell>
          <table:table-cell table:style-name="ce198" office:value-type="string" calcext:value-type="string">
            <text:p>ヘルプ＞フィードバックを送信</text:p>
          </table:table-cell>
          <table:table-cell table:style-name="ce198" office:value-type="string" calcext:value-type="string">
            <text:p>feedbackPage</text:p>
          </table:table-cell>
          <table:table-cell table:style-name="ce198" office:value-type="string" calcext:value-type="string">
            <text:p>-</text:p>
          </table:table-cell>
          <table:table-cell table:style-name="ce198" office:value-type="string" calcext:value-type="string">
            <text:p>#feedbackPage,</text:p>
            <text:p>.subviewbutton[oncommand^='openFeedbackPage']</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84" office:value-type="string" calcext:value-type="string">
            <text:p>false</text:p>
          </table:table-cell>
          <table:table-cell table:style-name="ce213" table:formula="of:=IFERROR(VLOOKUP([.$O40];[$'verify-targets-to-chapters'.$A$1:.$B$999];2;0);IF([.$A40]=&quot;&quot;;&quot;&quot;;&quot;省略&quot;))">
            <text:p/>
          </table:table-cell>
          <table:table-cell table:number-columns-repeated="988"/>
        </table:table-row>
        <table:table-row table:style-name="ro6">
          <table:table-cell table:style-name="ce7"/>
          <table:table-cell table:style-name="ce7" table:formula="of:=IF(AND([.$A41]&lt;&gt;&quot;&quot;;NOT(ISNUMBER(FIND(&quot;廃止&quot;;[.$C41]))));MAX([.$B$1:.$B40])+1;&quot;&quot;)">
            <text:p/>
          </table:table-cell>
          <table:table-cell table:style-name="ce198" office:value-type="string" calcext:value-type="string">
            <text:p>MenuShortcut-37</text:p>
          </table:table-cell>
          <table:table-cell table:style-name="ce198" office:value-type="string" calcext:value-type="string">
            <text:p>ヘルプ＞アドオンを無効にして再起動</text:p>
          </table:table-cell>
          <table:table-cell table:style-name="ce198" office:value-type="string" calcext:value-type="string">
            <text:p>helpSafeMode</text:p>
          </table:table-cell>
          <table:table-cell table:style-name="ce198" office:value-type="string" calcext:value-type="string">
            <text:p>-</text:p>
          </table:table-cell>
          <table:table-cell table:style-name="ce198" office:value-type="string" calcext:value-type="string">
            <text:p>#helpSafeMode,</text:p>
            <text:p>.subviewbutton[oncommand^='safeModeRestart']</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84" office:value-type="string" calcext:value-type="string">
            <text:p>false</text:p>
          </table:table-cell>
          <table:table-cell table:style-name="ce213" table:formula="of:=IFERROR(VLOOKUP([.$O41];[$'verify-targets-to-chapters'.$A$1:.$B$999];2;0);IF([.$A41]=&quot;&quot;;&quot;&quot;;&quot;省略&quot;))">
            <text:p/>
          </table:table-cell>
          <table:table-cell table:number-columns-repeated="988"/>
        </table:table-row>
        <table:table-row table:style-name="ro6">
          <table:table-cell table:style-name="ce7"/>
          <table:table-cell table:style-name="ce7" table:formula="of:=IF(AND([.$A42]&lt;&gt;&quot;&quot;;NOT(ISNUMBER(FIND(&quot;廃止&quot;;[.$C42]))));MAX([.$B$1:.$B41])+1;&quot;&quot;)">
            <text:p/>
          </table:table-cell>
          <table:table-cell table:style-name="ce198" office:value-type="string" calcext:value-type="string">
            <text:p>MenuShortcut-38</text:p>
          </table:table-cell>
          <table:table-cell table:style-name="ce198" office:value-type="string" calcext:value-type="string">
            <text:p>ヘルプ＞詐欺サイトを報告</text:p>
          </table:table-cell>
          <table:table-cell table:style-name="ce198" office:value-type="string" calcext:value-type="string">
            <text:p>reportPhishingtoolmenu</text:p>
          </table:table-cell>
          <table:table-cell table:style-name="ce198" office:value-type="string" calcext:value-type="string">
            <text:p>-</text:p>
          </table:table-cell>
          <table:table-cell table:style-name="ce198" office:value-type="string" calcext:value-type="string">
            <text:p>#menu_HelpPopup_reportPhishingtoolmenu,</text:p>
            <text:p>.subviewbutton[oncommand*='getReportURL'][oncommand*='Phish']</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84" office:value-type="string" calcext:value-type="string">
            <text:p>false</text:p>
          </table:table-cell>
          <table:table-cell table:style-name="ce213" table:formula="of:=IFERROR(VLOOKUP([.$O42];[$'verify-targets-to-chapters'.$A$1:.$B$999];2;0);IF([.$A42]=&quot;&quot;;&quot;&quot;;&quot;省略&quot;))">
            <text:p/>
          </table:table-cell>
          <table:table-cell table:number-columns-repeated="988"/>
        </table:table-row>
        <table:table-row table:style-name="ro6">
          <table:table-cell table:style-name="ce7"/>
          <table:table-cell table:style-name="ce7" table:formula="of:=IF(AND([.$A43]&lt;&gt;&quot;&quot;;NOT(ISNUMBER(FIND(&quot;廃止&quot;;[.$C43]))));MAX([.$B$1:.$B42])+1;&quot;&quot;)">
            <text:p/>
          </table:table-cell>
          <table:table-cell table:style-name="ce198" office:value-type="string" calcext:value-type="string">
            <text:p>MenuShortcut-39</text:p>
          </table:table-cell>
          <table:table-cell table:style-name="ce198" office:value-type="string" calcext:value-type="string">
            <text:p>ヘルプ＞誤警告を報告</text:p>
          </table:table-cell>
          <table:table-cell table:style-name="ce198" office:value-type="string" calcext:value-type="string">
            <text:p>reportPhishingErrortoolmenu</text:p>
          </table:table-cell>
          <table:table-cell table:style-name="ce198" office:value-type="string" calcext:value-type="string">
            <text:p>-</text:p>
          </table:table-cell>
          <table:table-cell table:style-name="ce198" office:value-type="string" calcext:value-type="string">
            <text:p>#menu_HelpPopup_reportPhishingErrortoolmenu</text:p>
          </table:table-cell>
          <table:table-cell table:style-name="ce198"/>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84"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84"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84" office:value-type="string" calcext:value-type="string">
            <text:p>false</text:p>
          </table:table-cell>
          <table:table-cell table:style-name="ce213" table:formula="of:=IFERROR(VLOOKUP([.$O43];[$'verify-targets-to-chapters'.$A$1:.$B$999];2;0);IF([.$A43]=&quot;&quot;;&quot;&quot;;&quot;省略&quot;))">
            <text:p/>
          </table:table-cell>
          <table:table-cell table:number-columns-repeated="988"/>
        </table:table-row>
        <table:table-row table:style-name="ro9">
          <table:table-cell table:style-name="ce7"/>
          <table:table-cell table:style-name="ce7" table:formula="of:=IF(AND([.$A44]&lt;&gt;&quot;&quot;;NOT(ISNUMBER(FIND(&quot;廃止&quot;;[.$C44]))));MAX([.$B$1:.$B43])+1;&quot;&quot;)">
            <text:p/>
          </table:table-cell>
          <table:table-cell table:style-name="ce198" office:value-type="string" calcext:value-type="string">
            <text:p>MenuShortcut-40</text:p>
          </table:table-cell>
          <table:table-cell table:style-name="ce198" office:value-type="string" calcext:value-type="string">
            <text:p>ヘルプ＞Firefoxについて のセパレータ</text:p>
          </table:table-cell>
          <table:table-cell table:style-name="ce198" office:value-type="string" calcext:value-type="string">
            <text:p>aboutSeparator</text:p>
          </table:table-cell>
          <table:table-cell table:style-name="ce198" office:value-type="string" calcext:value-type="string">
            <text:p>-</text:p>
          </table:table-cell>
          <table:table-cell table:style-name="ce198" office:value-type="string" calcext:value-type="string">
            <text:p>#about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84" office:value-type="string" calcext:value-type="string">
            <text:p>false</text:p>
          </table:table-cell>
          <table:table-cell table:style-name="ce213" table:formula="of:=IFERROR(VLOOKUP([.$O44];[$'verify-targets-to-chapters'.$A$1:.$B$999];2;0);IF([.$A44]=&quot;&quot;;&quot;&quot;;&quot;省略&quot;))">
            <text:p/>
          </table:table-cell>
          <table:table-cell table:number-columns-repeated="988"/>
        </table:table-row>
        <table:table-row table:style-name="ro164">
          <table:table-cell table:style-name="ce7"/>
          <table:table-cell table:style-name="ce7" table:formula="of:=IF(AND([.$A45]&lt;&gt;&quot;&quot;;NOT(ISNUMBER(FIND(&quot;廃止&quot;;[.$C45]))));MAX([.$B$1:.$B44])+1;&quot;&quot;)">
            <text:p/>
          </table:table-cell>
          <table:table-cell table:style-name="ce198" office:value-type="string" calcext:value-type="string">
            <text:p>MenuShortcut-41</text:p>
          </table:table-cell>
          <table:table-cell table:style-name="ce198" office:value-type="string" calcext:value-type="string">
            <text:p>編集＞テキストの記述方向を切り替える</text:p>
          </table:table-cell>
          <table:table-cell table:style-name="ce198" office:value-type="string" calcext:value-type="string">
            <text:p>textfieldDirection</text:p>
          </table:table-cell>
          <table:table-cell table:style-name="ce198" office:value-type="string" calcext:value-type="string">
            <text:p>Ctrl-Shift-X</text:p>
          </table:table-cell>
          <table:table-cell table:style-name="ce198" office:value-type="string" calcext:value-type="string">
            <text:p>#textfieldDirection-separator,</text:p>
            <text:p>#textfieldDirection-swap,</text:p>
            <text:p>#key_switchTextDirection,</text:p>
            <text:p>#context-bidi-text-direction-toggle,</text:p>
            <text:p>#context-sep-bidi</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84" office:value-type="string" calcext:value-type="string">
            <text:p>false</text:p>
          </table:table-cell>
          <table:table-cell table:style-name="ce213" table:formula="of:=IFERROR(VLOOKUP([.$O45];[$'verify-targets-to-chapters'.$A$1:.$B$999];2;0);IF([.$A45]=&quot;&quot;;&quot;&quot;;&quot;省略&quot;))">
            <text:p/>
          </table:table-cell>
          <table:table-cell table:number-columns-repeated="988"/>
        </table:table-row>
        <table:table-row table:style-name="ro22">
          <table:table-cell table:style-name="ce7"/>
          <table:table-cell table:style-name="ce7" table:formula="of:=IF(AND([.$A46]&lt;&gt;&quot;&quot;;NOT(ISNUMBER(FIND(&quot;廃止&quot;;[.$C46]))));MAX([.$B$1:.$B45])+1;&quot;&quot;)">
            <text:p/>
          </table:table-cell>
          <table:table-cell table:style-name="ce198" office:value-type="string" calcext:value-type="string">
            <text:p>MenuShortcut-42</text:p>
          </table:table-cell>
          <table:table-cell table:style-name="ce198" office:value-type="string" calcext:value-type="string">
            <text:p>表示＞ページの記述方向を切り替える</text:p>
          </table:table-cell>
          <table:table-cell table:style-name="ce198" office:value-type="string" calcext:value-type="string">
            <text:p>documentDirection</text:p>
          </table:table-cell>
          <table:table-cell table:style-name="ce198" office:value-type="string" calcext:value-type="string">
            <text:p>-</text:p>
          </table:table-cell>
          <table:table-cell table:style-name="ce198"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84" office:value-type="string" calcext:value-type="string">
            <text:p>false</text:p>
          </table:table-cell>
          <table:table-cell table:style-name="ce213" table:formula="of:=IFERROR(VLOOKUP([.$O46];[$'verify-targets-to-chapters'.$A$1:.$B$999];2;0);IF([.$A46]=&quot;&quot;;&quot;&quot;;&quot;省略&quot;))">
            <text:p/>
          </table:table-cell>
          <table:table-cell table:number-columns-repeated="988"/>
        </table:table-row>
        <table:table-row table:style-name="ro9">
          <table:table-cell table:style-name="ce7"/>
          <table:table-cell table:style-name="ce7" table:formula="of:=IF(AND([.$A47]&lt;&gt;&quot;&quot;;NOT(ISNUMBER(FIND(&quot;廃止&quot;;[.$C47]))));MAX([.$B$1:.$B46])+1;&quot;&quot;)">
            <text:p/>
          </table:table-cell>
          <table:table-cell table:style-name="ce198" office:value-type="string" calcext:value-type="string">
            <text:p>MenuShortcut-43</text:p>
          </table:table-cell>
          <table:table-cell table:style-name="ce198" office:value-type="string" calcext:value-type="string">
            <text:p>履歴＞（メニュー内のセパレータ）</text:p>
          </table:table-cell>
          <table:table-cell table:style-name="ce198" office:value-type="string" calcext:value-type="string">
            <text:p>historySeparator</text:p>
          </table:table-cell>
          <table:table-cell table:style-name="ce198" office:value-type="string" calcext:value-type="string">
            <text:p>-</text:p>
          </table:table-cell>
          <table:table-cell table:style-name="ce198" office:value-type="string" calcext:value-type="string">
            <text:p>#startHistory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84" office:value-type="string" calcext:value-type="string">
            <text:p>false</text:p>
          </table:table-cell>
          <table:table-cell table:style-name="ce213" table:formula="of:=IFERROR(VLOOKUP([.$O47];[$'verify-targets-to-chapters'.$A$1:.$B$999];2;0);IF([.$A47]=&quot;&quot;;&quot;&quot;;&quot;省略&quot;))">
            <text:p/>
          </table:table-cell>
          <table:table-cell table:number-columns-repeated="988"/>
        </table:table-row>
        <table:table-row table:style-name="ro161">
          <table:table-cell table:style-name="ce7"/>
          <table:table-cell table:style-name="ce7" table:formula="of:=IF(AND([.$A48]&lt;&gt;&quot;&quot;;NOT(ISNUMBER(FIND(&quot;廃止&quot;;[.$C48]))));MAX([.$B$1:.$B47])+1;&quot;&quot;)">
            <text:p/>
          </table:table-cell>
          <table:table-cell table:style-name="ce198" office:value-type="string" calcext:value-type="string">
            <text:p>MenuShortcut-44</text:p>
          </table:table-cell>
          <table:table-cell table:style-name="ce198" office:value-type="string" calcext:value-type="string">
            <text:p>ブックマーク＞ブックマークツールバー</text:p>
            <text:p>（およびそれに付随する各項目）</text:p>
          </table:table-cell>
          <table:table-cell table:style-name="ce198" office:value-type="string" calcext:value-type="string">
            <text:p>bookmarksToolbarFolder</text:p>
          </table:table-cell>
          <table:table-cell table:style-name="ce198" office:value-type="string" calcext:value-type="string">
            <text:p>-</text:p>
          </table:table-cell>
          <table:table-cell table:style-name="ce198" office:value-type="string" calcext:value-type="string">
            <text:p>#organizeBookmarksSeparator,</text:p>
            <text:p>#bookmarksToolbarSeparator,</text:p>
            <text:p>#bookmarksToolbarFolderMenu,</text:p>
            <text:p>#panelMenu_viewBookmarksToolbar,</text:p>
            <text:p>#BMB_bookmarksToolbar</text:p>
          </table:table-cell>
          <table:table-cell table:style-name="ce198"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84" office:value-type="string" calcext:value-type="string">
            <text:p>false</text:p>
          </table:table-cell>
          <table:table-cell table:style-name="ce213" table:formula="of:=IFERROR(VLOOKUP([.$O48];[$'verify-targets-to-chapters'.$A$1:.$B$999];2;0);IF([.$A48]=&quot;&quot;;&quot;&quot;;&quot;省略&quot;))">
            <text:p/>
          </table:table-cell>
          <table:table-cell table:number-columns-repeated="988"/>
        </table:table-row>
        <table:table-row table:style-name="ro5">
          <table:table-cell table:style-name="ce7"/>
          <table:table-cell table:style-name="ce7" table:formula="of:=IF(AND([.$A49]&lt;&gt;&quot;&quot;;NOT(ISNUMBER(FIND(&quot;廃止&quot;;[.$C49]))));MAX([.$B$1:.$B48])+1;&quot;&quot;)">
            <text:p/>
          </table:table-cell>
          <table:table-cell table:style-name="ce198" office:value-type="string" calcext:value-type="string">
            <text:p>MenuShortcut-45（廃止）</text:p>
          </table:table-cell>
          <table:table-cell table:style-name="ce198" office:value-type="string" calcext:value-type="string">
            <text:p>コンテンツ領域のコンテキストメニュー＞リンクを保存する...</text:p>
          </table:table-cell>
          <table:table-cell table:style-name="ce198" office:value-type="string" calcext:value-type="string">
            <text:p>context-marklink</text:p>
          </table:table-cell>
          <table:table-cell table:style-name="ce198" office:value-type="string" calcext:value-type="string">
            <text:p>Firefox 51で廃止</text:p>
          </table:table-cell>
          <table:table-cell table:style-name="ce198"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84" office:value-type="string" calcext:value-type="string">
            <text:p>false</text:p>
          </table:table-cell>
          <table:table-cell table:style-name="ce213" table:formula="of:=IFERROR(VLOOKUP([.$O49];[$'verify-targets-to-chapters'.$A$1:.$B$999];2;0);IF([.$A49]=&quot;&quot;;&quot;&quot;;&quot;省略&quot;))">
            <text:p/>
          </table:table-cell>
          <table:table-cell table:number-columns-repeated="988"/>
        </table:table-row>
        <table:table-row table:style-name="ro5">
          <table:table-cell table:style-name="ce7"/>
          <table:table-cell table:style-name="ce7" table:formula="of:=IF(AND([.$A50]&lt;&gt;&quot;&quot;;NOT(ISNUMBER(FIND(&quot;廃止&quot;;[.$C50]))));MAX([.$B$1:.$B49])+1;&quot;&quot;)">
            <text:p/>
          </table:table-cell>
          <table:table-cell table:style-name="ce76" office:value-type="string" calcext:value-type="string">
            <text:p>MenuShortcut-46</text:p>
          </table:table-cell>
          <table:table-cell table:style-name="ce76" office:value-type="string" calcext:value-type="string">
            <text:p>コンテンツ領域のコンテキストメニュー＞このリンクを共有</text:p>
          </table:table-cell>
          <table:table-cell table:style-name="ce76" office:value-type="string" calcext:value-type="string">
            <text:p>context-sharelink</text:p>
          </table:table-cell>
          <table:table-cell table:style-name="ce76" office:value-type="string" calcext:value-type="string">
            <text:p>Firefox 57で廃止</text:p>
          </table:table-cell>
          <table:table-cell table:style-name="ce76" office:value-type="string" calcext:value-type="string">
            <text:p>#context-sharelink</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84" office:value-type="string" calcext:value-type="string">
            <text:p>false</text:p>
          </table:table-cell>
          <table:table-cell table:style-name="ce213" table:formula="of:=IFERROR(VLOOKUP([.$O50];[$'verify-targets-to-chapters'.$A$1:.$B$999];2;0);IF([.$A50]=&quot;&quot;;&quot;&quot;;&quot;省略&quot;))">
            <text:p/>
          </table:table-cell>
          <table:table-cell table:number-columns-repeated="988"/>
        </table:table-row>
        <table:table-row table:style-name="ro5">
          <table:table-cell table:style-name="ce7"/>
          <table:table-cell table:style-name="ce7" table:formula="of:=IF(AND([.$A51]&lt;&gt;&quot;&quot;;NOT(ISNUMBER(FIND(&quot;廃止&quot;;[.$C51]))));MAX([.$B$1:.$B50])+1;&quot;&quot;)">
            <text:p/>
          </table:table-cell>
          <table:table-cell table:style-name="ce198" office:value-type="string" calcext:value-type="string">
            <text:p>MenuShortcut-47</text:p>
          </table:table-cell>
          <table:table-cell table:style-name="ce198" office:value-type="string" calcext:value-type="string">
            <text:p>コンテンツ領域のコンテキストメニュー＞画像のURLをメールで送信</text:p>
          </table:table-cell>
          <table:table-cell table:style-name="ce198" office:value-type="string" calcext:value-type="string">
            <text:p>context-sendimage</text:p>
          </table:table-cell>
          <table:table-cell table:style-name="ce198" office:value-type="string" calcext:value-type="string">
            <text:p>-</text:p>
          </table:table-cell>
          <table:table-cell table:style-name="ce198" office:value-type="string" calcext:value-type="string">
            <text:p>#context-sendimag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84" office:value-type="string" calcext:value-type="string">
            <text:p>false</text:p>
          </table:table-cell>
          <table:table-cell table:style-name="ce213" table:formula="of:=IFERROR(VLOOKUP([.$O51];[$'verify-targets-to-chapters'.$A$1:.$B$999];2;0);IF([.$A51]=&quot;&quot;;&quot;&quot;;&quot;省略&quot;))">
            <text:p/>
          </table:table-cell>
          <table:table-cell table:number-columns-repeated="988"/>
        </table:table-row>
        <table:table-row table:style-name="ro5">
          <table:table-cell table:style-name="ce7"/>
          <table:table-cell table:style-name="ce7" table:formula="of:=IF(AND([.$A52]&lt;&gt;&quot;&quot;;NOT(ISNUMBER(FIND(&quot;廃止&quot;;[.$C52]))));MAX([.$B$1:.$B51])+1;&quot;&quot;)">
            <text:p/>
          </table:table-cell>
          <table:table-cell table:style-name="ce76" office:value-type="string" calcext:value-type="string">
            <text:p>MenuShortcut-48</text:p>
          </table:table-cell>
          <table:table-cell table:style-name="ce76" office:value-type="string" calcext:value-type="string">
            <text:p>コンテンツ領域のコンテキストメニュー＞この画像を共有</text:p>
          </table:table-cell>
          <table:table-cell table:style-name="ce76" office:value-type="string" calcext:value-type="string">
            <text:p>context-shareimage</text:p>
          </table:table-cell>
          <table:table-cell table:style-name="ce76" office:value-type="string" calcext:value-type="string">
            <text:p>Firefox 57で廃止</text:p>
          </table:table-cell>
          <table:table-cell table:style-name="ce76" office:value-type="string" calcext:value-type="string">
            <text:p>#context-shareim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84" office:value-type="string" calcext:value-type="string">
            <text:p>false</text:p>
          </table:table-cell>
          <table:table-cell table:style-name="ce213" table:formula="of:=IFERROR(VLOOKUP([.$O52];[$'verify-targets-to-chapters'.$A$1:.$B$999];2;0);IF([.$A52]=&quot;&quot;;&quot;&quot;;&quot;省略&quot;))">
            <text:p/>
          </table:table-cell>
          <table:table-cell table:number-columns-repeated="988"/>
        </table:table-row>
        <table:table-row table:style-name="ro5">
          <table:table-cell table:style-name="ce7"/>
          <table:table-cell table:style-name="ce7" table:formula="of:=IF(AND([.$A53]&lt;&gt;&quot;&quot;;NOT(ISNUMBER(FIND(&quot;廃止&quot;;[.$C53]))));MAX([.$B$1:.$B52])+1;&quot;&quot;)">
            <text:p/>
          </table:table-cell>
          <table:table-cell table:style-name="ce198" office:value-type="string" calcext:value-type="string">
            <text:p>MenuShortcut-49</text:p>
          </table:table-cell>
          <table:table-cell table:style-name="ce198" office:value-type="string" calcext:value-type="string">
            <text:p>コンテンツ領域のコンテキストメニュー＞動画のURLをメールで送信</text:p>
          </table:table-cell>
          <table:table-cell table:style-name="ce198" office:value-type="string" calcext:value-type="string">
            <text:p>context-sendvideo</text:p>
          </table:table-cell>
          <table:table-cell table:style-name="ce198" office:value-type="string" calcext:value-type="string">
            <text:p>-</text:p>
          </table:table-cell>
          <table:table-cell table:style-name="ce198" office:value-type="string" calcext:value-type="string">
            <text:p>#context-sendvideo</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84" office:value-type="string" calcext:value-type="string">
            <text:p>false</text:p>
          </table:table-cell>
          <table:table-cell table:style-name="ce213" table:formula="of:=IFERROR(VLOOKUP([.$O53];[$'verify-targets-to-chapters'.$A$1:.$B$999];2;0);IF([.$A53]=&quot;&quot;;&quot;&quot;;&quot;省略&quot;))">
            <text:p/>
          </table:table-cell>
          <table:table-cell table:number-columns-repeated="988"/>
        </table:table-row>
        <table:table-row table:style-name="ro5">
          <table:table-cell table:style-name="ce7"/>
          <table:table-cell table:style-name="ce7" table:formula="of:=IF(AND([.$A54]&lt;&gt;&quot;&quot;;NOT(ISNUMBER(FIND(&quot;廃止&quot;;[.$C54]))));MAX([.$B$1:.$B53])+1;&quot;&quot;)">
            <text:p/>
          </table:table-cell>
          <table:table-cell table:style-name="ce76" office:value-type="string" calcext:value-type="string">
            <text:p>MenuShortcut-50</text:p>
          </table:table-cell>
          <table:table-cell table:style-name="ce76" office:value-type="string" calcext:value-type="string">
            <text:p>コンテンツ領域のコンテキストメニュー＞この動画を共有</text:p>
          </table:table-cell>
          <table:table-cell table:style-name="ce76" office:value-type="string" calcext:value-type="string">
            <text:p>context-sharevideo</text:p>
          </table:table-cell>
          <table:table-cell table:style-name="ce76" office:value-type="string" calcext:value-type="string">
            <text:p>Firefox 57で廃止</text:p>
          </table:table-cell>
          <table:table-cell table:style-name="ce76" office:value-type="string" calcext:value-type="string">
            <text:p>#context-sharevideo</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84" office:value-type="string" calcext:value-type="string">
            <text:p>false</text:p>
          </table:table-cell>
          <table:table-cell table:style-name="ce213" table:formula="of:=IFERROR(VLOOKUP([.$O54];[$'verify-targets-to-chapters'.$A$1:.$B$999];2;0);IF([.$A54]=&quot;&quot;;&quot;&quot;;&quot;省略&quot;))">
            <text:p/>
          </table:table-cell>
          <table:table-cell table:number-columns-repeated="988"/>
        </table:table-row>
        <table:table-row table:style-name="ro5">
          <table:table-cell table:style-name="ce7"/>
          <table:table-cell table:style-name="ce7" table:formula="of:=IF(AND([.$A55]&lt;&gt;&quot;&quot;;NOT(ISNUMBER(FIND(&quot;廃止&quot;;[.$C55]))));MAX([.$B$1:.$B54])+1;&quot;&quot;)">
            <text:p/>
          </table:table-cell>
          <table:table-cell table:style-name="ce198" office:value-type="string" calcext:value-type="string">
            <text:p>MenuShortcut-51</text:p>
          </table:table-cell>
          <table:table-cell table:style-name="ce198" office:value-type="string" calcext:value-type="string">
            <text:p>コンテンツ領域のコンテキストメニュー＞オーディオのURLをメールで送信</text:p>
          </table:table-cell>
          <table:table-cell table:style-name="ce198" office:value-type="string" calcext:value-type="string">
            <text:p>context-sendaudio</text:p>
          </table:table-cell>
          <table:table-cell table:style-name="ce198" office:value-type="string" calcext:value-type="string">
            <text:p>-</text:p>
          </table:table-cell>
          <table:table-cell table:style-name="ce198" office:value-type="string" calcext:value-type="string">
            <text:p>#context-sendaudio</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84" office:value-type="string" calcext:value-type="string">
            <text:p>false</text:p>
          </table:table-cell>
          <table:table-cell table:style-name="ce213" table:formula="of:=IFERROR(VLOOKUP([.$O55];[$'verify-targets-to-chapters'.$A$1:.$B$999];2;0);IF([.$A55]=&quot;&quot;;&quot;&quot;;&quot;省略&quot;))">
            <text:p/>
          </table:table-cell>
          <table:table-cell table:number-columns-repeated="988"/>
        </table:table-row>
        <table:table-row table:style-name="ro5">
          <table:table-cell table:style-name="ce7"/>
          <table:table-cell table:style-name="ce7" table:formula="of:=IF(AND([.$A56]&lt;&gt;&quot;&quot;;NOT(ISNUMBER(FIND(&quot;廃止&quot;;[.$C56]))));MAX([.$B$1:.$B55])+1;&quot;&quot;)">
            <text:p/>
          </table:table-cell>
          <table:table-cell table:style-name="ce76" office:value-type="string" calcext:value-type="string">
            <text:p>MenuShortcut-52</text:p>
          </table:table-cell>
          <table:table-cell table:style-name="ce76" office:value-type="string" calcext:value-type="string">
            <text:p>コンテンツ領域のコンテキストメニュー＞このページを共有</text:p>
          </table:table-cell>
          <table:table-cell table:style-name="ce76" office:value-type="string" calcext:value-type="string">
            <text:p>context-sharepage</text:p>
          </table:table-cell>
          <table:table-cell table:style-name="ce76" office:value-type="string" calcext:value-type="string">
            <text:p>Firefox 57で廃止</text:p>
          </table:table-cell>
          <table:table-cell table:style-name="ce76" office:value-type="string" calcext:value-type="string">
            <text:p>#context-sharepage</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84"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84" office:value-type="string" calcext:value-type="string">
            <text:p>false</text:p>
          </table:table-cell>
          <table:table-cell table:style-name="ce213" table:formula="of:=IFERROR(VLOOKUP([.$O56];[$'verify-targets-to-chapters'.$A$1:.$B$999];2;0);IF([.$A56]=&quot;&quot;;&quot;&quot;;&quot;省略&quot;))">
            <text:p/>
          </table:table-cell>
          <table:table-cell table:number-columns-repeated="988"/>
        </table:table-row>
        <table:table-row table:style-name="ro5">
          <table:table-cell table:style-name="ce7"/>
          <table:table-cell table:style-name="ce7" table:formula="of:=IF(AND([.$A57]&lt;&gt;&quot;&quot;;NOT(ISNUMBER(FIND(&quot;廃止&quot;;[.$C57]))));MAX([.$B$1:.$B56])+1;&quot;&quot;)">
            <text:p/>
          </table:table-cell>
          <table:table-cell table:style-name="ce198" office:value-type="string" calcext:value-type="string">
            <text:p>MenuShortcut-53（廃止）</text:p>
          </table:table-cell>
          <table:table-cell table:style-name="ce198" office:value-type="string" calcext:value-type="string">
            <text:p>コンテンツ領域のコンテキストメニュー＞ページを保存する...</text:p>
          </table:table-cell>
          <table:table-cell table:style-name="ce198" office:value-type="string" calcext:value-type="string">
            <text:p>context-markpageMenu</text:p>
          </table:table-cell>
          <table:table-cell table:style-name="ce198" office:value-type="string" calcext:value-type="string">
            <text:p>Firefox 51で廃止</text:p>
          </table:table-cell>
          <table:table-cell table:style-name="ce198" table:number-columns-repeated="2"/>
          <table:table-cell table:style-name="ce7"/>
          <table:table-cell table:style-name="ce84"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84"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84"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13" table:formula="of:=IFERROR(VLOOKUP([.$O57];[$'verify-targets-to-chapters'.$A$1:.$B$999];2;0);IF([.$A57]=&quot;&quot;;&quot;&quot;;&quot;省略&quot;))">
            <text:p/>
          </table:table-cell>
          <table:table-cell table:number-columns-repeated="988"/>
        </table:table-row>
        <table:table-row table:style-name="ro5">
          <table:table-cell table:style-name="ce7"/>
          <table:table-cell table:style-name="ce7" table:formula="of:=IF(AND([.$A58]&lt;&gt;&quot;&quot;;NOT(ISNUMBER(FIND(&quot;廃止&quot;;[.$C58]))));MAX([.$B$1:.$B57])+1;&quot;&quot;)">
            <text:p/>
          </table:table-cell>
          <table:table-cell table:style-name="ce76" office:value-type="string" calcext:value-type="string">
            <text:p>MenuShortcut-54</text:p>
          </table:table-cell>
          <table:table-cell table:style-name="ce76" office:value-type="string" calcext:value-type="string">
            <text:p>コンテンツ領域のコンテキストメニュー＞選択範囲を共有</text:p>
          </table:table-cell>
          <table:table-cell table:style-name="ce76" office:value-type="string" calcext:value-type="string">
            <text:p>context-shareselect</text:p>
          </table:table-cell>
          <table:table-cell table:style-name="ce76" office:value-type="string" calcext:value-type="string">
            <text:p>Firefox 57で廃止</text:p>
          </table:table-cell>
          <table:table-cell table:style-name="ce76" office:value-type="string" calcext:value-type="string">
            <text:p>#context-shareselect</text:p>
          </table:table-cell>
          <table:table-cell table:style-name="ce76"/>
          <table:table-cell table:style-name="ce85"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84" office:value-type="string" calcext:value-type="string">
            <text:p>false</text:p>
          </table:table-cell>
          <table:table-cell table:style-name="ce213" table:formula="of:=IFERROR(VLOOKUP([.$O58];[$'verify-targets-to-chapters'.$A$1:.$B$999];2;0);IF([.$A58]=&quot;&quot;;&quot;&quot;;&quot;省略&quot;))">
            <text:p/>
          </table:table-cell>
          <table:table-cell table:number-columns-repeated="988"/>
        </table:table-row>
        <table:table-row table:style-name="ro6">
          <table:table-cell table:style-name="ce7"/>
          <table:table-cell table:style-name="ce7" table:formula="of:=IF(AND([.$A59]&lt;&gt;&quot;&quot;;NOT(ISNUMBER(FIND(&quot;廃止&quot;;[.$C59]))));MAX([.$B$1:.$B58])+1;&quot;&quot;)">
            <text:p/>
          </table:table-cell>
          <table:table-cell table:style-name="ce198" office:value-type="string" calcext:value-type="string">
            <text:p>MenuShortcut-55</text:p>
          </table:table-cell>
          <table:table-cell table:style-name="ce198" office:value-type="string" calcext:value-type="string">
            <text:p>コンテンツ領域のコンテキストメニュー＞デスクトップの背景に設定</text:p>
          </table:table-cell>
          <table:table-cell table:style-name="ce198" office:value-type="string" calcext:value-type="string">
            <text:p>context-setDesktopBackground</text:p>
          </table:table-cell>
          <table:table-cell table:style-name="ce198" office:value-type="string" calcext:value-type="string">
            <text:p>-</text:p>
          </table:table-cell>
          <table:table-cell table:style-name="ce198" office:value-type="string" calcext:value-type="string">
            <text:p>#context-setDesktopBackground</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84" office:value-type="string" calcext:value-type="string">
            <text:p>false</text:p>
          </table:table-cell>
          <table:table-cell table:style-name="ce213" table:formula="of:=IFERROR(VLOOKUP([.$O59];[$'verify-targets-to-chapters'.$A$1:.$B$999];2;0);IF([.$A59]=&quot;&quot;;&quot;&quot;;&quot;省略&quot;))">
            <text:p/>
          </table:table-cell>
          <table:table-cell table:number-columns-repeated="988"/>
        </table:table-row>
        <table:table-row table:style-name="ro157">
          <table:table-cell table:style-name="ce7"/>
          <table:table-cell table:style-name="ce7" table:formula="of:=IF(AND([.$A60]&lt;&gt;&quot;&quot;;NOT(ISNUMBER(FIND(&quot;廃止&quot;;[.$C60]))));MAX([.$B$1:.$B59])+1;&quot;&quot;)">
            <text:p/>
          </table:table-cell>
          <table:table-cell table:style-name="ce198" office:value-type="string" calcext:value-type="string">
            <text:p>MenuShortcut-56（廃止）</text:p>
          </table:table-cell>
          <table:table-cell table:style-name="ce198" office:value-type="string" calcext:value-type="string">
            <text:p>コンテンツ領域のコンテキストメニュー＞画像をブロック</text:p>
          </table:table-cell>
          <table:table-cell table:style-name="ce198" office:value-type="string" calcext:value-type="string">
            <text:p>context-blockimage</text:p>
          </table:table-cell>
          <table:table-cell table:style-name="ce198" office:value-type="string" calcext:value-type="string">
            <text:p>Firefox 31で廃止</text:p>
          </table:table-cell>
          <table:table-cell table:style-name="ce198"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84" office:value-type="string" calcext:value-type="string">
            <text:p>false</text:p>
          </table:table-cell>
          <table:table-cell table:style-name="ce213" table:formula="of:=IFERROR(VLOOKUP([.$O60];[$'verify-targets-to-chapters'.$A$1:.$B$999];2;0);IF([.$A60]=&quot;&quot;;&quot;&quot;;&quot;省略&quot;))">
            <text:p/>
          </table:table-cell>
          <table:table-cell table:number-columns-repeated="988"/>
        </table:table-row>
        <table:table-row table:style-name="ro9">
          <table:table-cell table:style-name="ce7"/>
          <table:table-cell table:style-name="ce7" table:formula="of:=IF(AND([.$A61]&lt;&gt;&quot;&quot;;NOT(ISNUMBER(FIND(&quot;廃止&quot;;[.$C61]))));MAX([.$B$1:.$B60])+1;&quot;&quot;)">
            <text:p/>
          </table:table-cell>
          <table:table-cell table:style-name="ce198" office:value-type="string" calcext:value-type="string">
            <text:p>MenuShortcut-57</text:p>
          </table:table-cell>
          <table:table-cell table:style-name="ce198" office:value-type="string" calcext:value-type="string">
            <text:p>コンテンツ領域のコンテキストメニュー＞要素を調査</text:p>
          </table:table-cell>
          <table:table-cell table:style-name="ce198" office:value-type="string" calcext:value-type="string">
            <text:p>context-inspect</text:p>
          </table:table-cell>
          <table:table-cell table:style-name="ce198" office:value-type="string" calcext:value-type="string">
            <text:p>-</text:p>
          </table:table-cell>
          <table:table-cell table:style-name="ce198" office:value-type="string" calcext:value-type="string">
            <text:p>#context-inspect,</text:p>
            <text:p>#inspect-separator</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84" office:value-type="string" calcext:value-type="string">
            <text:p>false</text:p>
          </table:table-cell>
          <table:table-cell table:style-name="ce213" table:formula="of:=IFERROR(VLOOKUP([.$O61];[$'verify-targets-to-chapters'.$A$1:.$B$999];2;0);IF([.$A61]=&quot;&quot;;&quot;&quot;;&quot;省略&quot;))">
            <text:p/>
          </table:table-cell>
          <table:table-cell table:number-columns-repeated="988"/>
        </table:table-row>
        <table:table-row table:style-name="ro5">
          <table:table-cell table:style-name="ce7"/>
          <table:table-cell table:style-name="ce7" table:formula="of:=IF(AND([.$A62]&lt;&gt;&quot;&quot;;NOT(ISNUMBER(FIND(&quot;廃止&quot;;[.$C62]))));MAX([.$B$1:.$B61])+1;&quot;&quot;)">
            <text:p/>
          </table:table-cell>
          <table:table-cell table:style-name="ce198" office:value-type="string" calcext:value-type="string">
            <text:p>MenuShortcut-58</text:p>
          </table:table-cell>
          <table:table-cell table:style-name="ce198" office:value-type="string" calcext:value-type="string">
            <text:p>ポップアップブロック＞このサイトによるポップアップを許可する</text:p>
          </table:table-cell>
          <table:table-cell table:style-name="ce198" office:value-type="string" calcext:value-type="string">
            <text:p>blockedPopupAllowSite</text:p>
          </table:table-cell>
          <table:table-cell table:style-name="ce198" office:value-type="string" calcext:value-type="string">
            <text:p>-</text:p>
          </table:table-cell>
          <table:table-cell table:style-name="ce198" office:value-type="string" calcext:value-type="string">
            <text:p>#blockedPopupOptions menuitem[observes='blockedPopupAllowSite']</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84" office:value-type="string" calcext:value-type="string">
            <text:p>false</text:p>
          </table:table-cell>
          <table:table-cell table:style-name="ce213" table:formula="of:=IFERROR(VLOOKUP([.$O62];[$'verify-targets-to-chapters'.$A$1:.$B$999];2;0);IF([.$A62]=&quot;&quot;;&quot;&quot;;&quot;省略&quot;))">
            <text:p/>
          </table:table-cell>
          <table:table-cell table:number-columns-repeated="988"/>
        </table:table-row>
        <table:table-row table:style-name="ro5">
          <table:table-cell table:style-name="ce7"/>
          <table:table-cell table:style-name="ce7" table:formula="of:=IF(AND([.$A63]&lt;&gt;&quot;&quot;;NOT(ISNUMBER(FIND(&quot;廃止&quot;;[.$C63]))));MAX([.$B$1:.$B62])+1;&quot;&quot;)">
            <text:p/>
          </table:table-cell>
          <table:table-cell table:style-name="ce198" office:value-type="string" calcext:value-type="string">
            <text:p>MenuShortcut-59</text:p>
          </table:table-cell>
          <table:table-cell table:style-name="ce198" office:value-type="string" calcext:value-type="string">
            <text:p>ポップアップブロック＞ポップアップブロック設定を変更</text:p>
          </table:table-cell>
          <table:table-cell table:style-name="ce198" office:value-type="string" calcext:value-type="string">
            <text:p>blockedPopupEditSettings</text:p>
          </table:table-cell>
          <table:table-cell table:style-name="ce198" office:value-type="string" calcext:value-type="string">
            <text:p>-</text:p>
          </table:table-cell>
          <table:table-cell table:style-name="ce198" office:value-type="string" calcext:value-type="string">
            <text:p>#blockedPopupOptions menuitem[observes='blockedPopupEditSettings']</text:p>
          </table:table-cell>
          <table:table-cell table:style-name="ce198"/>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84"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84" office:value-type="string" calcext:value-type="string">
            <text:p>false</text:p>
          </table:table-cell>
          <table:table-cell table:style-name="ce213" table:formula="of:=IFERROR(VLOOKUP([.$O63];[$'verify-targets-to-chapters'.$A$1:.$B$999];2;0);IF([.$A63]=&quot;&quot;;&quot;&quot;;&quot;省略&quot;))">
            <text:p/>
          </table:table-cell>
          <table:table-cell table:number-columns-repeated="988"/>
        </table:table-row>
        <table:table-row table:style-name="ro165">
          <table:table-cell table:style-name="ce7"/>
          <table:table-cell table:style-name="ce7" table:formula="of:=IF(AND([.$A64]&lt;&gt;&quot;&quot;;NOT(ISNUMBER(FIND(&quot;廃止&quot;;[.$C64]))));MAX([.$B$1:.$B63])+1;&quot;&quot;)">
            <text:p/>
          </table:table-cell>
          <table:table-cell table:style-name="ce198" office:value-type="string" calcext:value-type="string">
            <text:p>MenuShortcut-60（廃止）</text:p>
          </table:table-cell>
          <table:table-cell table:style-name="ce198" office:value-type="string" calcext:value-type="string">
            <text:p>ポップアップブロック、アドオンのインストール警告、オフラインデータの許可の編集（Cookie以外の権限に関するサイトごとの権限設定）</text:p>
          </table:table-cell>
          <table:table-cell table:style-name="ce198" office:value-type="string" calcext:value-type="string">
            <text:p>permissions</text:p>
          </table:table-cell>
          <table:table-cell table:style-name="ce198" office:value-type="string" calcext:value-type="string">
            <text:p>-</text:p>
          </table:table-cell>
          <table:table-cell table:style-name="ce198" office:value-type="string" calcext:value-type="string">
            <text:p>Hide-4に移動</text:p>
          </table:table-cell>
          <table:table-cell table:style-name="ce198"/>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84" office:value-type="string" calcext:value-type="string">
            <text:p>true</text:p>
          </table:table-cell>
          <table:table-cell table:style-name="ce213" table:formula="of:=IFERROR(VLOOKUP([.$O64];[$'verify-targets-to-chapters'.$A$1:.$B$999];2;0);IF([.$A64]=&quot;&quot;;&quot;&quot;;&quot;省略&quot;))">
            <text:p/>
          </table:table-cell>
          <table:table-cell table:number-columns-repeated="988"/>
        </table:table-row>
        <table:table-row table:style-name="ro2">
          <table:table-cell table:style-name="ce7"/>
          <table:table-cell table:style-name="ce7" table:formula="of:=IF(AND([.$A65]&lt;&gt;&quot;&quot;;NOT(ISNUMBER(FIND(&quot;廃止&quot;;[.$C65]))));MAX([.$B$1:.$B64])+1;&quot;&quot;)">
            <text:p/>
          </table:table-cell>
          <table:table-cell table:style-name="ce198" office:value-type="string" calcext:value-type="string">
            <text:p>MenuShortcut-61（廃止）</text:p>
          </table:table-cell>
          <table:table-cell table:style-name="ce198" office:value-type="string" calcext:value-type="string">
            <text:p>キャレットブラウズモード</text:p>
          </table:table-cell>
          <table:table-cell table:style-name="ce198" office:value-type="string" calcext:value-type="string">
            <text:p>caretbrowse</text:p>
          </table:table-cell>
          <table:table-cell table:style-name="ce198" office:value-type="string" calcext:value-type="string">
            <text:p>-</text:p>
          </table:table-cell>
          <table:table-cell table:style-name="ce198" office:value-type="string" calcext:value-type="string">
            <text:p>Ui-2を参照</text:p>
          </table:table-cell>
          <table:table-cell table:style-name="ce198"/>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213" table:formula="of:=IFERROR(VLOOKUP([.$O65];[$'verify-targets-to-chapters'.$A$1:.$B$999];2;0);IF([.$A65]=&quot;&quot;;&quot;&quot;;&quot;省略&quot;))">
            <text:p/>
          </table:table-cell>
          <table:table-cell table:number-columns-repeated="988"/>
        </table:table-row>
        <table:table-row table:style-name="ro9">
          <table:table-cell table:style-name="ce7"/>
          <table:table-cell table:style-name="ce7" table:formula="of:=IF(AND([.$A66]&lt;&gt;&quot;&quot;;NOT(ISNUMBER(FIND(&quot;廃止&quot;;[.$C66]))));MAX([.$B$1:.$B65])+1;&quot;&quot;)">
            <text:p/>
          </table:table-cell>
          <table:table-cell table:style-name="ce77" office:value-type="string" calcext:value-type="string">
            <text:p>MenuShortcut-62</text:p>
          </table:table-cell>
          <table:table-cell table:style-name="ce77" office:value-type="string" calcext:value-type="string">
            <text:p>ファイル＞新しいタブ</text:p>
          </table:table-cell>
          <table:table-cell table:style-name="ce198"/>
          <table:table-cell table:style-name="ce198" office:value-type="string" calcext:value-type="string">
            <text:p>Ctrl-T</text:p>
          </table:table-cell>
          <table:table-cell table:style-name="ce198" office:value-type="string" calcext:value-type="string">
            <text:p>#menu_newNavigatorTab,#key_newNavigatorTab</text:p>
          </table:table-cell>
          <table:table-cell table:style-name="ce198"/>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213" table:formula="of:=IFERROR(VLOOKUP([.$O66];[$'verify-targets-to-chapters'.$A$1:.$B$999];2;0);IF([.$A66]=&quot;&quot;;&quot;&quot;;&quot;省略&quot;))">
            <text:p/>
          </table:table-cell>
          <table:table-cell table:number-columns-repeated="988"/>
        </table:table-row>
        <table:table-row table:style-name="ro5">
          <table:table-cell table:style-name="ce7"/>
          <table:table-cell table:style-name="ce7" table:formula="of:=IF(AND([.$A67]&lt;&gt;&quot;&quot;;NOT(ISNUMBER(FIND(&quot;廃止&quot;;[.$C67]))));MAX([.$B$1:.$B66])+1;&quot;&quot;)">
            <text:p/>
          </table:table-cell>
          <table:table-cell table:style-name="ce77" office:value-type="string" calcext:value-type="string">
            <text:p>MenuShortcut-63</text:p>
          </table:table-cell>
          <table:table-cell table:style-name="ce77" office:value-type="string" calcext:value-type="string">
            <text:p>コンテンツ領域のコンテキストメニュー＞新しいタブで開く</text:p>
          </table:table-cell>
          <table:table-cell table:style-name="ce198"/>
          <table:table-cell table:style-name="ce198" office:value-type="string" calcext:value-type="string">
            <text:p>-</text:p>
          </table:table-cell>
          <table:table-cell table:style-name="ce198" office:value-type="string" calcext:value-type="string">
            <text:p>#context-openlinkintab</text:p>
          </table:table-cell>
          <table:table-cell table:style-name="ce198"/>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213" table:formula="of:=IFERROR(VLOOKUP([.$O67];[$'verify-targets-to-chapters'.$A$1:.$B$999];2;0);IF([.$A67]=&quot;&quot;;&quot;&quot;;&quot;省略&quot;))">
            <text:p/>
          </table:table-cell>
          <table:table-cell table:number-columns-repeated="988"/>
        </table:table-row>
        <table:table-row table:style-name="ro46">
          <table:table-cell table:style-name="ce7"/>
          <table:table-cell table:style-name="ce7" table:formula="of:=IF(AND([.$A68]&lt;&gt;&quot;&quot;;NOT(ISNUMBER(FIND(&quot;廃止&quot;;[.$C68]))));MAX([.$B$1:.$B67])+1;&quot;&quot;)">
            <text:p/>
          </table:table-cell>
          <table:table-cell table:style-name="ce198" office:value-type="string" calcext:value-type="string">
            <text:p>MenuShortcut-64</text:p>
          </table:table-cell>
          <table:table-cell table:style-name="ce198" office:value-type="string" calcext:value-type="string">
            <text:p>ツール＞ウェブ開発＞Service Worker</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80" office:value-type="string" calcext:value-type="string">
            <text:p><text:span text:style-name="T33">#menu_devtools_serviceworkers,</text:span></text:p>
            <text:p><text:span text:style-name="T33">.subviewbutton[label='Service Worker'],</text:span></text:p>
            <text:p><text:span text:style-name="T33">.subviewbutton[label='Service Workers']</text:span></text:p>
          </table:table-cell>
          <table:table-cell table:style-name="ce198"/>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5">#menu_devtools_serviceworkers,</text:span></text:p>
            <text:p><text:span text:style-name="T35">.subviewbutton[label='Service Worker'],</text:span></text:p>
            <text:p><text:span text:style-name="T35">.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213" table:formula="of:=IFERROR(VLOOKUP([.$O68];[$'verify-targets-to-chapters'.$A$1:.$B$999];2;0);IF([.$A68]=&quot;&quot;;&quot;&quot;;&quot;省略&quot;))">
            <text:p/>
          </table:table-cell>
          <table:table-cell table:number-columns-repeated="988"/>
        </table:table-row>
        <table:table-row table:style-name="ro151">
          <table:table-cell table:style-name="ce7"/>
          <table:table-cell table:style-name="ce7" table:formula="of:=IF(AND([.$A69]&lt;&gt;&quot;&quot;;NOT(ISNUMBER(FIND(&quot;廃止&quot;;[.$C69]))));MAX([.$B$1:.$B68])+1;&quot;&quot;)">
            <text:p/>
          </table:table-cell>
          <table:table-cell table:style-name="ce198" office:value-type="string" calcext:value-type="string">
            <text:p>MenuShortcut-65</text:p>
          </table:table-cell>
          <table:table-cell table:style-name="ce198" office:value-type="string" calcext:value-type="string">
            <text:p>ツール＞ウェブ開発＞ブラウザーコンテンツツールボックス</text:p>
          </table:table-cell>
          <table:table-cell table:style-name="ce198" office:value-type="string" calcext:value-type="string">
            <text:p>devtools_connect</text:p>
          </table:table-cell>
          <table:table-cell table:style-name="ce198" office:value-type="string" calcext:value-type="string">
            <text:p>-</text:p>
          </table:table-cell>
          <table:table-cell table:style-name="ce80" office:value-type="string" calcext:value-type="string">
            <text:p><text:span text:style-name="T33">#menu_browserContentToolbox,</text:span></text:p>
            <text:p><text:span text:style-name="T33">.subviewbutton[label='ブラウザーコンテンツツールボックス'],</text:span></text:p>
            <text:p><text:span text:style-name="T33">.subviewbutton[label='Browser Content Toolbox']</text:span></text:p>
            <text:p/>
            <text:p><text:span text:style-name="T34">IDは正しいが殺せない</text:span></text:p>
          </table:table-cell>
          <table:table-cell table:style-name="ce80"/>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86" office:value-type="string" calcext:value-type="string">
            <text:p><text:span text:style-name="T33">#menu_browserContentToolbox,</text:span></text:p>
            <text:p><text:span text:style-name="T33">.subviewbutton[label='ブラウザーコンテンツツールボックス'],</text:span></text:p>
            <text:p><text:span text:style-name="T33">.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213" table:formula="of:=IFERROR(VLOOKUP([.$O69];[$'verify-targets-to-chapters'.$A$1:.$B$999];2;0);IF([.$A69]=&quot;&quot;;&quot;&quot;;&quot;省略&quot;))">
            <text:p/>
          </table:table-cell>
          <table:table-cell table:number-columns-repeated="988"/>
        </table:table-row>
        <table:table-row table:style-name="ro152">
          <table:table-cell/>
          <table:table-cell table:formula="of:=IF([.$A70]&lt;&gt;&quot;&quot;;MAX([.$B$1:.$B69])+1;&quot;&quot;)">
            <text:p/>
          </table:table-cell>
          <table:table-cell table:style-name="ce201" table:number-columns-repeated="6"/>
          <table:table-cell table:number-columns-repeated="27"/>
          <table:table-cell table:style-name="ce216"/>
          <table:table-cell table:number-columns-repeated="988"/>
        </table:table-row>
        <table:table-row table:style-name="ro152">
          <table:table-cell/>
          <table:table-cell table:formula="of:=IF([.$A71]&lt;&gt;&quot;&quot;;MAX([.$B$1:.$B70])+1;&quot;&quot;)">
            <text:p/>
          </table:table-cell>
          <table:table-cell table:style-name="ce201" table:number-columns-repeated="6"/>
          <table:table-cell table:number-columns-repeated="27"/>
          <table:table-cell table:style-name="ce216"/>
          <table:table-cell table:number-columns-repeated="988"/>
        </table:table-row>
        <table:table-row table:style-name="ro152">
          <table:table-cell/>
          <table:table-cell table:formula="of:=IF([.$A72]&lt;&gt;&quot;&quot;;MAX([.$B$1:.$B71])+1;&quot;&quot;)">
            <text:p/>
          </table:table-cell>
          <table:table-cell table:style-name="ce201" table:number-columns-repeated="6"/>
          <table:table-cell table:number-columns-repeated="27"/>
          <table:table-cell table:style-name="ce216"/>
          <table:table-cell table:number-columns-repeated="988"/>
        </table:table-row>
        <table:table-row table:style-name="ro152">
          <table:table-cell/>
          <table:table-cell table:formula="of:=IF([.$A73]&lt;&gt;&quot;&quot;;MAX([.$B$1:.$B72])+1;&quot;&quot;)">
            <text:p/>
          </table:table-cell>
          <table:table-cell table:style-name="ce201" table:number-columns-repeated="6"/>
          <table:table-cell table:number-columns-repeated="27"/>
          <table:table-cell table:style-name="ce216"/>
          <table:table-cell table:number-columns-repeated="988"/>
        </table:table-row>
        <table:table-row table:style-name="ro152">
          <table:table-cell/>
          <table:table-cell table:formula="of:=IF([.$A74]&lt;&gt;&quot;&quot;;MAX([.$B$1:.$B73])+1;&quot;&quot;)">
            <text:p/>
          </table:table-cell>
          <table:table-cell table:style-name="ce201" table:number-columns-repeated="6"/>
          <table:table-cell table:number-columns-repeated="27"/>
          <table:table-cell table:style-name="ce216"/>
          <table:table-cell table:number-columns-repeated="988"/>
        </table:table-row>
        <table:table-row table:style-name="ro152">
          <table:table-cell/>
          <table:table-cell table:formula="of:=IF([.$A75]&lt;&gt;&quot;&quot;;MAX([.$B$1:.$B74])+1;&quot;&quot;)">
            <text:p/>
          </table:table-cell>
          <table:table-cell table:style-name="ce201" table:number-columns-repeated="6"/>
          <table:table-cell table:number-columns-repeated="27"/>
          <table:table-cell table:style-name="ce216"/>
          <table:table-cell table:number-columns-repeated="988"/>
        </table:table-row>
        <table:table-row table:style-name="ro152">
          <table:table-cell/>
          <table:table-cell table:formula="of:=IF([.$A76]&lt;&gt;&quot;&quot;;MAX([.$B$1:.$B75])+1;&quot;&quot;)">
            <text:p/>
          </table:table-cell>
          <table:table-cell table:style-name="ce201" table:number-columns-repeated="6"/>
          <table:table-cell table:number-columns-repeated="27"/>
          <table:table-cell table:style-name="ce216"/>
          <table:table-cell table:number-columns-repeated="988"/>
        </table:table-row>
        <table:table-row table:style-name="ro152">
          <table:table-cell/>
          <table:table-cell table:formula="of:=IF([.$A77]&lt;&gt;&quot;&quot;;MAX([.$B$1:.$B76])+1;&quot;&quot;)">
            <text:p/>
          </table:table-cell>
          <table:table-cell table:style-name="ce201" table:number-columns-repeated="6"/>
          <table:table-cell table:number-columns-repeated="27"/>
          <table:table-cell table:style-name="ce216"/>
          <table:table-cell table:number-columns-repeated="988"/>
        </table:table-row>
        <table:table-row table:style-name="ro152">
          <table:table-cell/>
          <table:table-cell table:formula="of:=IF([.$A78]&lt;&gt;&quot;&quot;;MAX([.$B$1:.$B77])+1;&quot;&quot;)">
            <text:p/>
          </table:table-cell>
          <table:table-cell table:style-name="ce201" table:number-columns-repeated="6"/>
          <table:table-cell table:number-columns-repeated="27"/>
          <table:table-cell table:style-name="ce216"/>
          <table:table-cell table:number-columns-repeated="988"/>
        </table:table-row>
        <table:table-row table:style-name="ro152">
          <table:table-cell/>
          <table:table-cell table:formula="of:=IF([.$A79]&lt;&gt;&quot;&quot;;MAX([.$B$1:.$B78])+1;&quot;&quot;)">
            <text:p/>
          </table:table-cell>
          <table:table-cell table:style-name="ce201" table:number-columns-repeated="6"/>
          <table:table-cell table:number-columns-repeated="27"/>
          <table:table-cell table:style-name="ce216"/>
          <table:table-cell table:number-columns-repeated="988"/>
        </table:table-row>
        <table:table-row table:style-name="ro152">
          <table:table-cell/>
          <table:table-cell table:formula="of:=IF([.$A80]&lt;&gt;&quot;&quot;;MAX([.$B$1:.$B79])+1;&quot;&quot;)">
            <text:p/>
          </table:table-cell>
          <table:table-cell table:style-name="ce201" table:number-columns-repeated="6"/>
          <table:table-cell table:number-columns-repeated="27"/>
          <table:table-cell table:style-name="ce216"/>
          <table:table-cell table:number-columns-repeated="988"/>
        </table:table-row>
        <table:table-row table:style-name="ro152">
          <table:table-cell/>
          <table:table-cell table:formula="of:=IF([.$A81]&lt;&gt;&quot;&quot;;MAX([.$B$1:.$B80])+1;&quot;&quot;)">
            <text:p/>
          </table:table-cell>
          <table:table-cell table:style-name="ce201" table:number-columns-repeated="6"/>
          <table:table-cell table:number-columns-repeated="27"/>
          <table:table-cell table:style-name="ce216"/>
          <table:table-cell table:number-columns-repeated="988"/>
        </table:table-row>
        <table:table-row table:style-name="ro152">
          <table:table-cell/>
          <table:table-cell table:formula="of:=IF([.$A82]&lt;&gt;&quot;&quot;;MAX([.$B$1:.$B81])+1;&quot;&quot;)">
            <text:p/>
          </table:table-cell>
          <table:table-cell table:style-name="ce201" table:number-columns-repeated="6"/>
          <table:table-cell table:number-columns-repeated="27"/>
          <table:table-cell table:style-name="ce216"/>
          <table:table-cell table:number-columns-repeated="988"/>
        </table:table-row>
        <table:table-row table:style-name="ro152">
          <table:table-cell/>
          <table:table-cell table:formula="of:=IF([.$A83]&lt;&gt;&quot;&quot;;MAX([.$B$1:.$B82])+1;&quot;&quot;)">
            <text:p/>
          </table:table-cell>
          <table:table-cell table:style-name="ce201" table:number-columns-repeated="6"/>
          <table:table-cell table:number-columns-repeated="27"/>
          <table:table-cell table:style-name="ce216"/>
          <table:table-cell table:number-columns-repeated="988"/>
        </table:table-row>
        <table:table-row table:style-name="ro152">
          <table:table-cell/>
          <table:table-cell table:formula="of:=IF([.$A84]&lt;&gt;&quot;&quot;;MAX([.$B$1:.$B83])+1;&quot;&quot;)">
            <text:p/>
          </table:table-cell>
          <table:table-cell table:style-name="ce201" table:number-columns-repeated="6"/>
          <table:table-cell table:number-columns-repeated="27"/>
          <table:table-cell table:style-name="ce216"/>
          <table:table-cell table:number-columns-repeated="988"/>
        </table:table-row>
        <table:table-row table:style-name="ro152">
          <table:table-cell/>
          <table:table-cell table:formula="of:=IF([.$A85]&lt;&gt;&quot;&quot;;MAX([.$B$1:.$B84])+1;&quot;&quot;)">
            <text:p/>
          </table:table-cell>
          <table:table-cell table:style-name="ce201" table:number-columns-repeated="6"/>
          <table:table-cell table:number-columns-repeated="27"/>
          <table:table-cell table:style-name="ce216"/>
          <table:table-cell table:number-columns-repeated="988"/>
        </table:table-row>
        <table:table-row table:style-name="ro152">
          <table:table-cell/>
          <table:table-cell table:formula="of:=IF([.$A86]&lt;&gt;&quot;&quot;;MAX([.$B$1:.$B85])+1;&quot;&quot;)">
            <text:p/>
          </table:table-cell>
          <table:table-cell table:style-name="ce201" table:number-columns-repeated="6"/>
          <table:table-cell table:number-columns-repeated="27"/>
          <table:table-cell table:style-name="ce216"/>
          <table:table-cell table:number-columns-repeated="988"/>
        </table:table-row>
        <table:table-row table:style-name="ro152">
          <table:table-cell/>
          <table:table-cell table:formula="of:=IF([.$A87]&lt;&gt;&quot;&quot;;MAX([.$B$1:.$B86])+1;&quot;&quot;)">
            <text:p/>
          </table:table-cell>
          <table:table-cell table:style-name="ce201" table:number-columns-repeated="6"/>
          <table:table-cell table:number-columns-repeated="27"/>
          <table:table-cell table:style-name="ce216"/>
          <table:table-cell table:number-columns-repeated="988"/>
        </table:table-row>
        <table:table-row table:style-name="ro152">
          <table:table-cell/>
          <table:table-cell table:formula="of:=IF([.$A88]&lt;&gt;&quot;&quot;;MAX([.$B$1:.$B87])+1;&quot;&quot;)">
            <text:p/>
          </table:table-cell>
          <table:table-cell table:style-name="ce201" table:number-columns-repeated="6"/>
          <table:table-cell table:number-columns-repeated="27"/>
          <table:table-cell table:style-name="ce216"/>
          <table:table-cell table:number-columns-repeated="988"/>
        </table:table-row>
        <table:table-row table:style-name="ro152">
          <table:table-cell/>
          <table:table-cell table:formula="of:=IF([.$A89]&lt;&gt;&quot;&quot;;MAX([.$B$1:.$B88])+1;&quot;&quot;)">
            <text:p/>
          </table:table-cell>
          <table:table-cell table:style-name="ce201" table:number-columns-repeated="6"/>
          <table:table-cell table:number-columns-repeated="27"/>
          <table:table-cell table:style-name="ce216"/>
          <table:table-cell table:number-columns-repeated="988"/>
        </table:table-row>
        <table:table-row table:style-name="ro152">
          <table:table-cell/>
          <table:table-cell table:formula="of:=IF([.$A90]&lt;&gt;&quot;&quot;;MAX([.$B$1:.$B89])+1;&quot;&quot;)">
            <text:p/>
          </table:table-cell>
          <table:table-cell table:style-name="ce201" table:number-columns-repeated="6"/>
          <table:table-cell table:number-columns-repeated="27"/>
          <table:table-cell table:style-name="ce216"/>
          <table:table-cell table:number-columns-repeated="988"/>
        </table:table-row>
        <table:table-row table:style-name="ro152">
          <table:table-cell/>
          <table:table-cell table:formula="of:=IF([.$A91]&lt;&gt;&quot;&quot;;MAX([.$B$1:.$B90])+1;&quot;&quot;)">
            <text:p/>
          </table:table-cell>
          <table:table-cell table:style-name="ce201" table:number-columns-repeated="6"/>
          <table:table-cell table:number-columns-repeated="27"/>
          <table:table-cell table:style-name="ce216"/>
          <table:table-cell table:number-columns-repeated="988"/>
        </table:table-row>
        <table:table-row table:style-name="ro152">
          <table:table-cell/>
          <table:table-cell table:formula="of:=IF([.$A92]&lt;&gt;&quot;&quot;;MAX([.$B$1:.$B91])+1;&quot;&quot;)">
            <text:p/>
          </table:table-cell>
          <table:table-cell table:style-name="ce201" table:number-columns-repeated="6"/>
          <table:table-cell table:number-columns-repeated="27"/>
          <table:table-cell table:style-name="ce216"/>
          <table:table-cell table:number-columns-repeated="988"/>
        </table:table-row>
        <table:table-row table:style-name="ro152">
          <table:table-cell/>
          <table:table-cell table:formula="of:=IF([.$A93]&lt;&gt;&quot;&quot;;MAX([.$B$1:.$B92])+1;&quot;&quot;)">
            <text:p/>
          </table:table-cell>
          <table:table-cell table:style-name="ce201" table:number-columns-repeated="6"/>
          <table:table-cell table:number-columns-repeated="27"/>
          <table:table-cell table:style-name="ce216"/>
          <table:table-cell table:number-columns-repeated="988"/>
        </table:table-row>
        <table:table-row table:style-name="ro152">
          <table:table-cell/>
          <table:table-cell table:formula="of:=IF([.$A94]&lt;&gt;&quot;&quot;;MAX([.$B$1:.$B93])+1;&quot;&quot;)">
            <text:p/>
          </table:table-cell>
          <table:table-cell table:style-name="ce201" table:number-columns-repeated="6"/>
          <table:table-cell table:number-columns-repeated="27"/>
          <table:table-cell table:style-name="ce216"/>
          <table:table-cell table:number-columns-repeated="988"/>
        </table:table-row>
        <table:table-row table:style-name="ro152">
          <table:table-cell/>
          <table:table-cell table:formula="of:=IF([.$A95]&lt;&gt;&quot;&quot;;MAX([.$B$1:.$B94])+1;&quot;&quot;)">
            <text:p/>
          </table:table-cell>
          <table:table-cell table:style-name="ce201" table:number-columns-repeated="6"/>
          <table:table-cell table:number-columns-repeated="27"/>
          <table:table-cell table:style-name="ce216"/>
          <table:table-cell table:number-columns-repeated="988"/>
        </table:table-row>
        <table:table-row table:style-name="ro152">
          <table:table-cell/>
          <table:table-cell table:formula="of:=IF([.$A96]&lt;&gt;&quot;&quot;;MAX([.$B$1:.$B95])+1;&quot;&quot;)">
            <text:p/>
          </table:table-cell>
          <table:table-cell table:style-name="ce201" table:number-columns-repeated="6"/>
          <table:table-cell table:number-columns-repeated="27"/>
          <table:table-cell table:style-name="ce216"/>
          <table:table-cell table:number-columns-repeated="988"/>
        </table:table-row>
        <table:table-row table:style-name="ro152">
          <table:table-cell/>
          <table:table-cell table:formula="of:=IF([.$A97]&lt;&gt;&quot;&quot;;MAX([.$B$1:.$B96])+1;&quot;&quot;)">
            <text:p/>
          </table:table-cell>
          <table:table-cell table:style-name="ce201" table:number-columns-repeated="6"/>
          <table:table-cell table:number-columns-repeated="27"/>
          <table:table-cell table:style-name="ce216"/>
          <table:table-cell table:number-columns-repeated="988"/>
        </table:table-row>
        <table:table-row table:style-name="ro152">
          <table:table-cell/>
          <table:table-cell table:formula="of:=IF([.$A98]&lt;&gt;&quot;&quot;;MAX([.$B$1:.$B97])+1;&quot;&quot;)">
            <text:p/>
          </table:table-cell>
          <table:table-cell table:style-name="ce201" table:number-columns-repeated="6"/>
          <table:table-cell table:number-columns-repeated="27"/>
          <table:table-cell table:style-name="ce216"/>
          <table:table-cell table:number-columns-repeated="988"/>
        </table:table-row>
        <table:table-row table:style-name="ro152">
          <table:table-cell/>
          <table:table-cell table:formula="of:=IF([.$A99]&lt;&gt;&quot;&quot;;MAX([.$B$1:.$B98])+1;&quot;&quot;)">
            <text:p/>
          </table:table-cell>
          <table:table-cell table:style-name="ce201" table:number-columns-repeated="6"/>
          <table:table-cell table:number-columns-repeated="27"/>
          <table:table-cell table:style-name="ce216"/>
          <table:table-cell table:number-columns-repeated="988"/>
        </table:table-row>
        <table:table-row table:style-name="ro152">
          <table:table-cell/>
          <table:table-cell table:formula="of:=IF([.$A100]&lt;&gt;&quot;&quot;;MAX([.$B$1:.$B99])+1;&quot;&quot;)">
            <text:p/>
          </table:table-cell>
          <table:table-cell table:style-name="ce201" table:number-columns-repeated="6"/>
          <table:table-cell table:number-columns-repeated="27"/>
          <table:table-cell table:style-name="ce216"/>
          <table:table-cell table:number-columns-repeated="988"/>
        </table:table-row>
        <table:table-row table:style-name="ro152" table:number-rows-repeated="899">
          <table:table-cell table:number-columns-repeated="2"/>
          <table:table-cell table:style-name="ce201" table:number-columns-repeated="6"/>
          <table:table-cell table:number-columns-repeated="27"/>
          <table:table-cell table:style-name="ce216"/>
          <table:table-cell table:number-columns-repeated="988"/>
        </table:table-row>
        <table:table-row table:style-name="ro152" table:number-rows-repeated="1047576">
          <table:table-cell table:number-columns-repeated="1024"/>
        </table:table-row>
        <table:table-row table:style-name="ro152">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4" table:default-cell-style-name="ce91"/>
        <table:table-column table:style-name="co18" table:number-columns-repeated="2" table:default-cell-style-name="ce91"/>
        <table:table-column table:style-name="co35" table:default-cell-style-name="ce91"/>
        <table:table-column table:style-name="co36" table:default-cell-style-name="ce91"/>
        <table:table-column table:style-name="co37" table:default-cell-style-name="ce100"/>
        <table:table-column table:style-name="co38" table:default-cell-style-name="ce91"/>
        <table:table-column table:style-name="co37" table:default-cell-style-name="ce100"/>
        <table:table-column table:style-name="co38" table:visibility="collapse" table:default-cell-style-name="ce91"/>
        <table:table-column table:style-name="co37" table:visibility="collapse" table:default-cell-style-name="ce100"/>
        <table:table-column table:style-name="co38" table:visibility="collapse" table:default-cell-style-name="ce91"/>
        <table:table-column table:style-name="co39" table:visibility="collapse" table:default-cell-style-name="ce100"/>
        <table:table-column table:style-name="co40" table:visibility="collapse" table:number-columns-repeated="2" table:default-cell-style-name="ce91"/>
        <table:table-column table:style-name="co18" table:number-columns-repeated="1010" table:default-cell-style-name="ce91"/>
        <table:table-row table:style-name="ro166">
          <table:table-cell table:style-name="ce89" office:value-type="string" calcext:value-type="string">
            <text:p>選択</text:p>
          </table:table-cell>
          <table:table-cell table:style-name="ce92" office:value-type="string" calcext:value-type="string">
            <text:p>検証対象インデックス</text:p>
          </table:table-cell>
          <table:table-cell table:style-name="ce89" office:value-type="string" calcext:value-type="string">
            <text:p>設定項目番号</text:p>
          </table:table-cell>
          <table:table-cell table:style-name="ce89" office:value-type="string" calcext:value-type="string">
            <text:p>非表示にする対象</text:p>
          </table:table-cell>
          <table:table-cell table:style-name="ce89" office:value-type="string" calcext:value-type="string">
            <text:p>設定方法</text:p>
          </table:table-cell>
          <table:table-cell table:style-name="ce89" office:value-type="string" calcext:value-type="string">
            <text:p>設定内容（Firefox 60）</text:p>
          </table:table-cell>
          <table:table-cell table:style-name="ce89" office:value-type="string" calcext:value-type="string">
            <text:p>Firefox 52→60での変更</text:p>
          </table:table-cell>
          <table:table-cell table:style-name="ce89" office:value-type="string" calcext:value-type="string">
            <text:p>設定内容（Firefox 52）</text:p>
          </table:table-cell>
          <table:table-cell table:style-name="ce89" office:value-type="string" calcext:value-type="string">
            <text:p>Firefox 45→52での変更</text:p>
          </table:table-cell>
          <table:table-cell table:style-name="ce89" office:value-type="string" calcext:value-type="string">
            <text:p>設定内容（Firefox 45）</text:p>
          </table:table-cell>
          <table:table-cell table:style-name="ce89" office:value-type="string" calcext:value-type="string">
            <text:p>Firefox 38→45での変更</text:p>
          </table:table-cell>
          <table:table-cell table:style-name="ce89" office:value-type="string" calcext:value-type="string">
            <text:p>設定内容（Firefox 38）</text:p>
          </table:table-cell>
          <table:table-cell table:style-name="ce89" office:value-type="string" calcext:value-type="string">
            <text:p>設定内容（Firefox 31）</text:p>
          </table:table-cell>
          <table:table-cell table:style-name="ce89" office:value-type="string" calcext:value-type="string">
            <text:p>設定内容（Firefox 24）</text:p>
          </table:table-cell>
          <table:table-cell table:style-name="ce89" office:value-type="string" calcext:value-type="string">
            <text:p>検証手順書対応番号</text:p>
          </table:table-cell>
          <table:table-cell table:style-name="ce93" table:number-columns-repeated="1009"/>
        </table:table-row>
        <table:table-row table:style-name="ro85">
          <table:table-cell table:style-name="ce89" table:number-columns-repeated="2"/>
          <table:table-cell table:style-name="ce94" office:value-type="string" calcext:value-type="string">
            <text:p>Hide-1</text:p>
          </table:table-cell>
          <table:table-cell table:style-name="ce94" office:value-type="string" calcext:value-type="string">
            <text:p>設定画面の「セキュリティ」パネル</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text:span text:style-name="T13">「globalChrome.css」互換スクリプト:</text:span></text:p>
            <text:p><text:span text:style-name="T13">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89" table:formula="of:=IF([.F2]=&quot;&quot;;&quot;?&quot;;IF([.F2]=[.H2];&quot;&quot;;IF([.H2]=&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H2]=&quot;&quot;;&quot;?&quot;;IF([.H2]=[.J2];&quot;&quot;;IF([.J2]=&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table:formula="of:=IF([.J2]=&quot;&quot;;&quot;?&quot;;IF([.J2]=[.L2];&quot;&quot;;&quot;○&quot;))">
            <text:p/>
          </table:table-cell>
          <table:table-cell table:style-name="ce8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lockPref("extensions.hideoptionpane@clear-code.com.browser.paneSecurity.enabled", false);</text:p>
          </table:table-cell>
          <table:table-cell table:style-name="ce103" table:formula="of:=IFERROR(VLOOKUP([.$J2];[$'verify-targets-to-chapters'.$A$1:.$B$999];2;0);IF([.$A2]=&quot;&quot;;&quot;&quot;;&quot;省略&quot;))">
            <text:p/>
          </table:table-cell>
          <table:table-cell table:style-name="ce93" table:number-columns-repeated="1009"/>
        </table:table-row>
        <table:table-row table:style-name="ro167">
          <table:table-cell table:style-name="ce89"/>
          <table:table-cell table:style-name="ce89" table:formula="of:=IF(AND([.$A3]&lt;&gt;&quot;&quot;;NOT(ISNUMBER(FIND(&quot;廃止&quot;;[.$C3]))));MAX([.$B$1:.$B2])+1;&quot;&quot;)">
            <text:p/>
          </table:table-cell>
          <table:table-cell table:style-name="ce94" office:value-type="string" calcext:value-type="string">
            <text:p>Hide-2</text:p>
          </table:table-cell>
          <table:table-cell table:style-name="ce94" office:value-type="string" calcext:value-type="string">
            <text:p>設定画面の「Sync」パネル、サイドバーの「同期タブ」</text:p>
          </table:table-cell>
          <table:table-cell table:style-name="ce94"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97"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89" table:formula="of:=IF([.F3]=&quot;&quot;;&quot;?&quot;;IF([.F3]=[.H3];&quot;&quot;;IF([.H3]=&quot;&quot;;&quot;新規&quot;;&quot;変更あり&quot;)))" office:value-type="string" office:string-value="変更あり" calcext:value-type="string">
            <text:p>変更あり</text:p>
          </table:table-cell>
          <table:table-cell table:style-name="ce89" office:value-type="string" calcext:value-type="string">
            <text:p>-</text:p>
          </table:table-cell>
          <table:table-cell table:style-name="ce89" table:formula="of:=IF([.H3]=&quot;&quot;;&quot;?&quot;;IF([.H3]=[.J3];&quot;&quot;;IF([.J3]=&quot;&quot;;&quot;新規&quot;;&quot;変更あり&quot;)))">
            <text:p/>
          </table:table-cell>
          <table:table-cell table:style-name="ce89" office:value-type="string" calcext:value-type="string">
            <text:p>-</text:p>
          </table:table-cell>
          <table:table-cell table:style-name="ce89" table:formula="of:=IF([.J3]=&quot;&quot;;&quot;?&quot;;IF([.J3]=[.L3];&quot;&quot;;&quot;○&quot;))">
            <text:p/>
          </table:table-cell>
          <table:table-cell table:style-name="ce89" office:value-type="string" calcext:value-type="string">
            <text:p>-</text:p>
          </table:table-cell>
          <table:table-cell table:style-name="ce89" office:value-type="string" calcext:value-type="string">
            <text:p>変更無し</text:p>
          </table:table-cell>
          <table:table-cell table:style-name="ce89" office:value-type="string" calcext:value-type="string">
            <text:p>-</text:p>
          </table:table-cell>
          <table:table-cell table:style-name="ce103" table:formula="of:=IFERROR(VLOOKUP([.$J3];[$'verify-targets-to-chapters'.$A$1:.$B$999];2;0);IF([.$A3]=&quot;&quot;;&quot;&quot;;&quot;省略&quot;))">
            <text:p/>
          </table:table-cell>
          <table:table-cell table:style-name="ce93" table:number-columns-repeated="1009"/>
        </table:table-row>
        <table:table-row table:style-name="ro168">
          <table:table-cell table:style-name="ce89"/>
          <table:table-cell table:style-name="ce89" table:formula="of:=IF(AND([.$A4]&lt;&gt;&quot;&quot;;NOT(ISNUMBER(FIND(&quot;廃止&quot;;[.$C4]))));MAX([.$B$1:.$B3])+1;&quot;&quot;)">
            <text:p/>
          </table:table-cell>
          <table:table-cell table:style-name="ce94" office:value-type="string" calcext:value-type="string">
            <text:p>Hide-3</text:p>
          </table:table-cell>
          <table:table-cell table:style-name="ce94" office:value-type="string" calcext:value-type="string">
            <text:p>設定画面の「ヘルプ」ボタン</text:p>
          </table:table-cell>
          <table:table-cell table:style-name="ce94" office:value-type="string" calcext:value-type="string">
            <text:p>1. アドオン「globalChrome.css」互換スクリプトを導入する</text:p>
            <text:p>2. globalChrome.cssで設定を反映する</text:p>
            <text:p/>
          </table:table-cell>
          <table:table-cell table:style-name="ce9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F4]=&quot;&quot;;&quot;?&quot;;IF([.F4]=[.H4];&quot;&quot;;IF([.H4]=&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H4]=&quot;&quot;;&quot;?&quot;;IF([.H4]=[.J4];&quot;&quot;;IF([.J4]=&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table:formula="of:=IF([.J4]=&quot;&quot;;&quot;?&quot;;IF([.J4]=[.L4];&quot;&quot;;&quot;○&quot;))" office:value-type="string" office:string-value="○" calcext:value-type="string">
            <text:p>○</text:p>
          </table:table-cell>
          <table:table-cell table:style-name="ce8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89" office:value-type="string" calcext:value-type="string">
            <text:p>変更無し</text:p>
          </table:table-cell>
          <table:table-cell table:style-name="ce89"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03" table:formula="of:=IFERROR(VLOOKUP([.$J4];[$'verify-targets-to-chapters'.$A$1:.$B$999];2;0);IF([.$A4]=&quot;&quot;;&quot;&quot;;&quot;省略&quot;))">
            <text:p/>
          </table:table-cell>
          <table:table-cell table:style-name="ce93" table:number-columns-repeated="1009"/>
        </table:table-row>
        <table:table-row table:style-name="ro169">
          <table:table-cell table:style-name="ce89"/>
          <table:table-cell table:style-name="ce89" table:formula="of:=IF(AND([.$A5]&lt;&gt;&quot;&quot;;NOT(ISNUMBER(FIND(&quot;廃止&quot;;[.$C5]))));MAX([.$B$1:.$B4])+1;&quot;&quot;)">
            <text:p/>
          </table:table-cell>
          <table:table-cell table:style-name="ce94" office:value-type="string" calcext:value-type="string">
            <text:p>Hide-4</text:p>
          </table:table-cell>
          <table:table-cell table:style-name="ce94" office:value-type="string" calcext:value-type="string">
            <text:p>ポップアップブロック、アドオンのインストール警告、オフラインデータの許可の編集（Cookie以外の権限に関するサイトごとの権限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89" table:formula="of:=IF([.F5]=&quot;&quot;;&quot;?&quot;;IF([.F5]=[.H5];&quot;&quot;;IF([.H5]=&quot;&quot;;&quot;新規&quot;;&quot;変更あり&quot;)))" office:value-type="string" office:string-value="変更あり" calcext:value-type="string">
            <text:p>変更あり</text:p>
          </table:table-cell>
          <table:table-cell table:style-name="ce89"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H5]=&quot;&quot;;&quot;?&quot;;IF([.H5]=[.J5];&quot;&quot;;IF([.J5]=&quot;&quot;;&quot;新規&quot;;&quot;変更あり&quot;)))" office:value-type="string" office:string-value="変更あり" calcext:value-type="string">
            <text:p>変更あり</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table:formula="of:=IF([.J5]=&quot;&quot;;&quot;?&quot;;IF([.J5]=[.L5];&quot;&quot;;&quot;○&quot;))">
            <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8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3" table:formula="of:=IFERROR(VLOOKUP([.$J5];[$'verify-targets-to-chapters'.$A$1:.$B$999];2;0);IF([.$A5]=&quot;&quot;;&quot;&quot;;&quot;省略&quot;))">
            <text:p/>
          </table:table-cell>
          <table:table-cell table:style-name="ce93" table:number-columns-repeated="1009"/>
        </table:table-row>
        <table:table-row table:style-name="ro170">
          <table:table-cell table:style-name="ce89"/>
          <table:table-cell table:style-name="ce89" table:formula="of:=IF(AND([.$A6]&lt;&gt;&quot;&quot;;NOT(ISNUMBER(FIND(&quot;廃止&quot;;[.$C6]))));MAX([.$B$1:.$B5])+1;&quot;&quot;)">
            <text:p/>
          </table:table-cell>
          <table:table-cell table:style-name="ce94" office:value-type="string" calcext:value-type="string">
            <text:p>Hide-5（廃止）</text:p>
          </table:table-cell>
          <table:table-cell table:style-name="ce94" office:value-type="string" calcext:value-type="string">
            <text:p>サイト別設定マネージャにおける、Cookie以外の権限に関する設定項目</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Firefox 45で廃止</text:p>
          </table:table-cell>
          <table:table-cell table:style-name="ce89" table:formula="of:=IF([.F6]=&quot;&quot;;&quot;?&quot;;IF([.F6]=[.H6];&quot;&quot;;IF([.H6]=&quot;&quot;;&quot;新規&quot;;&quot;変更あり&quot;)))">
            <text:p/>
          </table:table-cell>
          <table:table-cell table:style-name="ce89" office:value-type="string" calcext:value-type="string">
            <text:p>Firefox 45で廃止</text:p>
          </table:table-cell>
          <table:table-cell table:style-name="ce89" table:formula="of:=IF([.H6]=&quot;&quot;;&quot;?&quot;;IF([.H6]=[.J6];&quot;&quot;;IF([.J6]=&quot;&quot;;&quot;新規&quot;;&quot;変更あり&quot;)))" office:value-type="string" office:string-value="変更あり" calcext:value-type="string">
            <text:p>変更あり</text:p>
          </table:table-cell>
          <table:table-cell table:style-name="ce89" office:value-type="string" calcext:value-type="string">
            <text:p>Firefox 45では機能が削除されたため不要</text:p>
          </table:table-cell>
          <table:table-cell table:style-name="ce89" table:formula="of:=IF([.J6]=&quot;&quot;;&quot;?&quot;;IF([.J6]=[.L6];&quot;&quot;;&quot;○&quot;))" office:value-type="string" office:string-value="○" calcext:value-type="string">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89" office:value-type="string" calcext:value-type="string">
            <text:p>-</text:p>
          </table:table-cell>
          <table:table-cell table:style-name="ce103" table:formula="of:=IFERROR(VLOOKUP([.$J6];[$'verify-targets-to-chapters'.$A$1:.$B$999];2;0);IF([.$A6]=&quot;&quot;;&quot;&quot;;&quot;省略&quot;))">
            <text:p/>
          </table:table-cell>
          <table:table-cell table:style-name="ce93" table:number-columns-repeated="1009"/>
        </table:table-row>
        <table:table-row table:style-name="ro171">
          <table:table-cell table:style-name="ce89"/>
          <table:table-cell table:style-name="ce89" table:formula="of:=IF(AND([.$A7]&lt;&gt;&quot;&quot;;NOT(ISNUMBER(FIND(&quot;廃止&quot;;[.$C7]))));MAX([.$B$1:.$B6])+1;&quot;&quot;)">
            <text:p/>
          </table:table-cell>
          <table:table-cell table:style-name="ce94" office:value-type="string" calcext:value-type="string">
            <text:p>Hide-6</text:p>
          </table:table-cell>
          <table:table-cell table:style-name="ce94" office:value-type="string" calcext:value-type="string">
            <text:p>新しいタブを開くボタン</text:p>
          </table:table-cell>
          <table:table-cell table:style-name="ce94" office:value-type="string" calcext:value-type="string">
            <text:p>1. アドオン「globalChrome.css」互換スクリプトを導入する</text:p>
            <text:p>2. globalChrome.cssで設定を反映する</text:p>
            <text:p/>
            <text:p><text:span text:style-name="T13">・.tabs-new-tab-buttonがタブ右に配置される「＋」ボタンが非表示になってればOK</text:span></text:p>
            <text:p><text:span text:style-name="T13">・#new-tab-buttonはタブを大量に開いて横スクロールするような状態にしないと現れない「＋」ボタンが非表示になっていればOK</text:span></text:p>
            <text:p/>
          </table:table-cell>
          <table:table-cell table:style-name="ce9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F7]=&quot;&quot;;&quot;?&quot;;IF([.F7]=[.H7];&quot;&quot;;IF([.H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H7]=&quot;&quot;;&quot;?&quot;;IF([.H7]=[.J7];&quot;&quot;;IF([.J7]=&quot;&quot;;&quot;新規&quot;;&quot;変更あり&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formula="of:=IF([.J7]=&quot;&quot;;&quot;?&quot;;IF([.J7]=[.L7];&quot;&quot;;&quot;○&quot;))">
            <text:p/>
          </table:table-cell>
          <table:table-cell table:style-name="ce8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89" table:number-columns-repeated="2"/>
          <table:table-cell table:style-name="ce103" table:formula="of:=IFERROR(VLOOKUP([.$J7];[$'verify-targets-to-chapters'.$A$1:.$B$999];2;0);IF([.$A7]=&quot;&quot;;&quot;&quot;;&quot;省略&quot;))">
            <text:p/>
          </table:table-cell>
          <table:table-cell table:style-name="ce93" table:number-columns-repeated="1009"/>
        </table:table-row>
        <table:table-row table:style-name="ro139">
          <table:table-cell table:style-name="ce89"/>
          <table:table-cell table:style-name="ce89" table:formula="of:=IF(AND([.$A8]&lt;&gt;&quot;&quot;;NOT(ISNUMBER(FIND(&quot;廃止&quot;;[.$C8]))));MAX([.$B$1:.$B7])+1;&quot;&quot;)">
            <text:p/>
          </table:table-cell>
          <table:table-cell table:style-name="ce94" office:value-type="string" calcext:value-type="string">
            <text:p>Hide-7</text:p>
          </table:table-cell>
          <table:table-cell table:style-name="ce94" office:value-type="string" calcext:value-type="string">
            <text:p>設定画面内の「タブグループ」グループにおける「新しいウィンドウではなく新しいタブで開く」</text:p>
          </table:table-cell>
          <table:table-cell table:style-name="ce94" office:value-type="string" calcext:value-type="string">
            <text:p>1. アドオン「globalChrome.css」互換スクリプトを導入する</text:p>
            <text:p>2. globalChrome.cssで設定を反映する</text:p>
            <text:p/>
            <text:p><text:span text:style-name="T13">・「設定」-「一般」-「タブグループ」の「新しいウィンドウではなく新しいタブで開く」チェックボックス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F8]=&quot;&quot;;&quot;?&quot;;IF([.F8]=[.H8];&quot;&quot;;IF([.H8]=&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H8]=&quot;&quot;;&quot;?&quot;;IF([.H8]=[.J8];&quot;&quot;;IF([.J8]=&quot;&quot;;&quot;新規&quot;;&quot;変更あり&quot;)))" office:value-type="string" office:string-value="変更あり" calcext:value-type="string">
            <text:p>変更あり</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formula="of:=IF([.J8]=&quot;&quot;;&quot;?&quot;;IF([.J8]=[.L8];&quot;&quot;;&quot;○&quot;))">
            <text:p/>
          </table:table-cell>
          <table:table-cell table:style-name="ce89"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89" table:number-columns-repeated="2"/>
          <table:table-cell table:style-name="ce103" table:formula="of:=IFERROR(VLOOKUP([.$J8];[$'verify-targets-to-chapters'.$A$1:.$B$999];2;0);IF([.$A8]=&quot;&quot;;&quot;&quot;;&quot;省略&quot;))">
            <text:p/>
          </table:table-cell>
          <table:table-cell table:style-name="ce93" table:number-columns-repeated="1009"/>
        </table:table-row>
        <table:table-row table:style-name="ro117">
          <table:table-cell table:style-name="ce89" table:number-columns-repeated="2"/>
          <table:table-cell table:style-name="ce94" office:value-type="string" calcext:value-type="string">
            <text:p>Hide-8（廃止）</text:p>
          </table:table-cell>
          <table:table-cell table:style-name="ce94" office:value-type="string" calcext:value-type="string">
            <text:p>コンテンツ領域のコンテキストメニューおける「デスクトップの背景に設定」</text:p>
          </table:table-cell>
          <table:table-cell table:style-name="ce94" office:value-type="string" calcext:value-type="string">
            <text:p>1. アドオン「globalChrome.css」互換スクリプトを導入する</text:p>
            <text:p>2. globalChrome.cssで設定を反映する</text:p>
          </table:table-cell>
          <table:table-cell table:style-name="ce94" office:value-type="string" calcext:value-type="string">
            <text:p>MenuShortcut-55に統合</text:p>
          </table:table-cell>
          <table:table-cell table:style-name="ce89" table:formula="of:=IF([.F9]=&quot;&quot;;&quot;?&quot;;IF([.F9]=[.H9];&quot;&quot;;IF([.H9]=&quot;&quot;;&quot;新規&quot;;&quot;変更あり&quot;)))">
            <text:p/>
          </table:table-cell>
          <table:table-cell table:style-name="ce89" office:value-type="string" calcext:value-type="string">
            <text:p>MenuShortcut-55に統合</text:p>
          </table:table-cell>
          <table:table-cell table:style-name="ce89" table:formula="of:=IF([.H9]=&quot;&quot;;&quot;?&quot;;IF([.H9]=[.J9];&quot;&quot;;IF([.J9]=&quot;&quot;;&quot;新規&quot;;&quot;変更あり&quot;)))">
            <text:p/>
          </table:table-cell>
          <table:table-cell table:style-name="ce89" office:value-type="string" calcext:value-type="string">
            <text:p>MenuShortcut-55に統合</text:p>
          </table:table-cell>
          <table:table-cell table:style-name="ce89" table:formula="of:=IF([.J9]=&quot;&quot;;&quot;?&quot;;IF([.J9]=[.L9];&quot;&quot;;&quot;○&quot;))" office:value-type="string" office:string-value="○" calcext:value-type="string">
            <text:p>○</text:p>
          </table:table-cell>
          <table:table-cell table:style-name="ce89"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89" table:number-columns-repeated="2"/>
          <table:table-cell table:style-name="ce103" table:formula="of:=IFERROR(VLOOKUP([.$J9];[$'verify-targets-to-chapters'.$A$1:.$B$999];2;0);IF([.$A9]=&quot;&quot;;&quot;&quot;;&quot;省略&quot;))">
            <text:p/>
          </table:table-cell>
          <table:table-cell table:style-name="ce93" table:number-columns-repeated="1009"/>
        </table:table-row>
        <table:table-row table:style-name="ro172">
          <table:table-cell table:style-name="ce90"/>
          <table:table-cell table:style-name="ce89" table:formula="of:=IF(AND([.$A10]&lt;&gt;&quot;&quot;;NOT(ISNUMBER(FIND(&quot;廃止&quot;;[.$C10]))));MAX([.$B$1:.$B9])+1;&quot;&quot;)">
            <text:p/>
          </table:table-cell>
          <table:table-cell table:style-name="ce94" office:value-type="string" calcext:value-type="string">
            <text:p>Hide-9</text:p>
          </table:table-cell>
          <table:table-cell table:style-name="ce224" office:value-type="string" calcext:value-type="string">
            <text:p>設定画面の「ダウンロード」グループ</text:p>
          </table:table-cell>
          <table:table-cell table:style-name="ce224" office:value-type="string" calcext:value-type="string">
            <text:p>1. アドオン「globalChrome.css」互換スクリプトを導入する</text:p>
            <text:p>2. globalChrome.cssで設定を反映する</text:p>
            <text:p/>
            <text:p><text:span text:style-name="T13">・「設定」-「一般」-「ファイルとプログラム」のダウンロード設定項目が非表示になっていればOK</text:span></text:p>
            <text:p/>
          </table:table-cell>
          <table:table-cell table:style-name="ce94"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F10]=&quot;&quot;;&quot;?&quot;;IF([.F10]=[.H10];&quot;&quot;;IF([.H10]=&quot;&quot;;&quot;新規&quot;;&quot;変更あり&quot;)))">
            <text:p/>
          </table:table-cell>
          <table:table-cell table:style-name="ce89"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H10]=&quot;&quot;;&quot;?&quot;;IF([.H10]=[.J10];&quot;&quot;;IF([.J10]=&quot;&quot;;&quot;新規&quot;;&quot;変更あり&quot;)))" office:value-type="string" office:string-value="変更あり" calcext:value-type="string">
            <text:p>変更あり</text:p>
          </table:table-cell>
          <table:table-cell table:style-name="ce8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89" table:formula="of:=IF([.J10]=&quot;&quot;;&quot;?&quot;;IF([.J10]=[.L10];&quot;&quot;;&quot;○&quot;))">
            <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90" table:number-columns-repeated="2"/>
          <table:table-cell table:style-name="ce103" table:formula="of:=IFERROR(VLOOKUP([.$J10];[$'verify-targets-to-chapters'.$A$1:.$B$999];2;0);IF([.$A10]=&quot;&quot;;&quot;&quot;;&quot;省略&quot;))">
            <text:p/>
          </table:table-cell>
          <table:table-cell table:number-columns-repeated="1009"/>
        </table:table-row>
        <table:table-row table:style-name="ro173">
          <table:table-cell table:style-name="ce90"/>
          <table:table-cell table:style-name="ce89" table:formula="of:=IF(AND([.$A11]&lt;&gt;&quot;&quot;;NOT(ISNUMBER(FIND(&quot;廃止&quot;;[.$C11]))));MAX([.$B$1:.$B10])+1;&quot;&quot;)">
            <text:p/>
          </table:table-cell>
          <table:table-cell table:style-name="ce94" office:value-type="string" calcext:value-type="string">
            <text:p>Hide-10</text:p>
          </table:table-cell>
          <table:table-cell table:style-name="ce94" office:value-type="string" calcext:value-type="string">
            <text:p>ロケーションバーのズーム率表示</text:p>
          </table:table-cell>
          <table:table-cell table:style-name="ce224" office:value-type="string" calcext:value-type="string">
            <text:p>1. アドオン「globalChrome.css」互換スクリプトを導入する</text:p>
            <text:p>2. globalChrome.cssで設定を反映する</text:p>
            <text:p/>
            <text:p><text:span text:style-name="T36">・Ctrl+「-」やCtrl+Shift+「+」で表示されるズーム表示が非表示になっていればOK</text:span></text:p>
            <text:p/>
            <text:p/>
          </table:table-cell>
          <table:table-cell table:style-name="ce98"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F11]=&quot;&quot;;&quot;?&quot;;IF([.F11]=[.H11];&quot;&quot;;IF([.H11]=&quot;&quot;;&quot;新規&quot;;&quot;変更あり&quot;)))">
            <text:p/>
          </table:table-cell>
          <table:table-cell table:style-name="ce101"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9" table:formula="of:=IF([.H11]=&quot;&quot;;&quot;?&quot;;IF([.H11]=[.J11];&quot;&quot;;IF([.J11]=&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1];[$'verify-targets-to-chapters'.$A$1:.$B$999];2;0);IF([.$A11]=&quot;&quot;;&quot;&quot;;&quot;省略&quot;))">
            <text:p/>
          </table:table-cell>
          <table:table-cell table:number-columns-repeated="1009"/>
        </table:table-row>
        <table:table-row table:style-name="ro174">
          <table:table-cell table:style-name="ce90"/>
          <table:table-cell table:style-name="ce89" table:formula="of:=IF(AND([.$A12]&lt;&gt;&quot;&quot;;NOT(ISNUMBER(FIND(&quot;廃止&quot;;[.$C12]))));MAX([.$B$1:.$B11])+1;&quot;&quot;)">
            <text:p/>
          </table:table-cell>
          <table:table-cell table:style-name="ce94" office:value-type="string" calcext:value-type="string">
            <text:p>Hide-11</text:p>
          </table:table-cell>
          <table:table-cell table:style-name="ce94" office:value-type="string" calcext:value-type="string">
            <text:p>プラグインの実行許可確認における「常に実行を許可する」ボタン</text:p>
          </table:table-cell>
          <table:table-cell table:style-name="ce224"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98"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89" table:formula="of:=IF([.F12]=&quot;&quot;;&quot;?&quot;;IF([.F12]=[.H12];&quot;&quot;;IF([.H12]=&quot;&quot;;&quot;新規&quot;;&quot;変更あり&quot;)))" office:value-type="string" office:string-value="変更あり" calcext:value-type="string">
            <text:p>変更あり</text:p>
          </table:table-cell>
          <table:table-cell table:style-name="ce101"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89" table:formula="of:=IF([.H12]=&quot;&quot;;&quot;?&quot;;IF([.H12]=[.J12];&quot;&quot;;IF([.J12]=&quot;&quot;;&quot;新規&quot;;&quot;変更あり&quot;)))" office:value-type="string" office:string-value="新規" calcext:value-type="string">
            <text:p>新規</text:p>
          </table:table-cell>
          <table:table-cell table:style-name="ce102"/>
          <table:table-cell table:style-name="ce90"/>
          <table:table-cell table:style-name="ce102"/>
          <table:table-cell table:style-name="ce90" table:number-columns-repeated="2"/>
          <table:table-cell table:style-name="ce103" table:formula="of:=IFERROR(VLOOKUP([.$J12];[$'verify-targets-to-chapters'.$A$1:.$B$999];2;0);IF([.$A12]=&quot;&quot;;&quot;&quot;;&quot;省略&quot;))">
            <text:p/>
          </table:table-cell>
          <table:table-cell table:number-columns-repeated="1009"/>
        </table:table-row>
        <table:table-row table:style-name="ro175">
          <table:table-cell table:style-name="ce90"/>
          <table:table-cell table:style-name="ce89" table:formula="of:=IF(AND([.$A13]&lt;&gt;&quot;&quot;;NOT(ISNUMBER(FIND(&quot;廃止&quot;;[.$C13]))));MAX([.$B$1:.$B12])+1;&quot;&quot;)">
            <text:p/>
          </table:table-cell>
          <table:table-cell table:style-name="ce94" office:value-type="string" calcext:value-type="string">
            <text:p>Hide-12</text:p>
          </table:table-cell>
          <table:table-cell table:style-name="ce94" office:value-type="string" calcext:value-type="string">
            <text:p>設定画面の「一般」の「Ctrl+Tabで最近使用した順にタブを切り替える」</text:p>
          </table:table-cell>
          <table:table-cell table:style-name="ce224" office:value-type="string" calcext:value-type="string">
            <text:p>1. アドオン「globalChrome.css」互換スクリプトを導入する</text:p>
            <text:p>2. globalChrome.cssで設定を反映する</text:p>
            <text:p/>
            <text:p><text:span text:style-name="T13">・「設定」-「一般」-「タブグループ」の「Ctrl+Tabで最近使用した順にタブを切り替える」チェックボックスが非表示になっていればOK</text:span></text:p>
            <text:p/>
          </table:table-cell>
          <table:table-cell table:style-name="ce98"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89" table:formula="of:=IF([.F13]=&quot;&quot;;&quot;?&quot;;IF([.F13]=[.H13];&quot;&quot;;IF([.H13]=&quot;&quot;;&quot;新規&quot;;&quot;変更あり&quot;)))">
            <text:p/>
          </table:table-cell>
          <table:table-cell table:style-name="ce101"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89" table:formula="of:=IF([.H13]=&quot;&quot;;&quot;?&quot;;IF([.H13]=[.J13];&quot;&quot;;IF([.J13]=&quot;&quot;;&quot;新規&quot;;&quot;変更あり&quot;)))" office:value-type="string" office:string-value="新規" calcext:value-type="string">
            <text:p>新規</text:p>
          </table:table-cell>
          <table:table-cell table:number-columns-repeated="5"/>
          <table:table-cell table:style-name="ce103" table:formula="of:=IFERROR(VLOOKUP([.$J13];[$'verify-targets-to-chapters'.$A$1:.$B$999];2;0);IF([.$A13]=&quot;&quot;;&quot;&quot;;&quot;省略&quot;))">
            <text:p/>
          </table:table-cell>
          <table:table-cell table:number-columns-repeated="1009"/>
        </table:table-row>
        <table:table-row table:style-name="ro143">
          <table:table-cell table:style-name="ce90"/>
          <table:table-cell table:style-name="ce93" table:formula="of:=IF([.$A14]&lt;&gt;&quot;&quot;;MAX([.$B$1:.$B13])+1;&quot;&quot;)">
            <text:p/>
          </table:table-cell>
          <table:table-cell table:style-name="ce94" office:value-type="string" calcext:value-type="string">
            <text:p>Hide-13</text:p>
          </table:table-cell>
          <table:table-cell table:style-name="ce94" office:value-type="string" calcext:value-type="string">
            <text:p>タブモーダルダイアログが開かれている間の背景の暗転の禁止</text:p>
          </table:table-cell>
          <table:table-cell table:style-name="ce224"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98"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F14]=&quot;&quot;;&quot;?&quot;;IF([.F14]=[.H14];&quot;&quot;;IF([.H14]=&quot;&quot;;&quot;新規&quot;;&quot;変更あり&quot;)))">
            <text:p/>
          </table:table-cell>
          <table:table-cell table:style-name="ce101"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89" table:formula="of:=IF([.H14]=&quot;&quot;;&quot;?&quot;;IF([.H14]=[.J14];&quot;&quot;;IF([.J14]=&quot;&quot;;&quot;新規&quot;;&quot;変更あり&quot;)))" office:value-type="string" office:string-value="新規" calcext:value-type="string">
            <text:p>新規</text:p>
          </table:table-cell>
          <table:table-cell table:number-columns-repeated="5"/>
          <table:table-cell table:style-name="ce103" table:formula="of:=IFERROR(VLOOKUP([.$J14];[$'verify-targets-to-chapters'.$A$1:.$B$999];2;0);IF([.$A14]=&quot;&quot;;&quot;&quot;;&quot;省略&quot;))">
            <text:p/>
          </table:table-cell>
          <table:table-cell table:number-columns-repeated="1009"/>
        </table:table-row>
        <table:table-row table:style-name="ro152">
          <table:table-cell/>
          <table:table-cell table:style-name="ce93" table:formula="of:=IF([.$A15]&lt;&gt;&quot;&quot;;MAX([.$B$1:.$B1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16]&lt;&gt;&quot;&quot;;MAX([.$B$1:.$B1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17]&lt;&gt;&quot;&quot;;MAX([.$B$1:.$B1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18]&lt;&gt;&quot;&quot;;MAX([.$B$1:.$B1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19]&lt;&gt;&quot;&quot;;MAX([.$B$1:.$B1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20]&lt;&gt;&quot;&quot;;MAX([.$B$1:.$B1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21]&lt;&gt;&quot;&quot;;MAX([.$B$1:.$B2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22]&lt;&gt;&quot;&quot;;MAX([.$B$1:.$B2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23]&lt;&gt;&quot;&quot;;MAX([.$B$1:.$B2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24]&lt;&gt;&quot;&quot;;MAX([.$B$1:.$B2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25]&lt;&gt;&quot;&quot;;MAX([.$B$1:.$B2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26]&lt;&gt;&quot;&quot;;MAX([.$B$1:.$B2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27]&lt;&gt;&quot;&quot;;MAX([.$B$1:.$B2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28]&lt;&gt;&quot;&quot;;MAX([.$B$1:.$B2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29]&lt;&gt;&quot;&quot;;MAX([.$B$1:.$B2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30]&lt;&gt;&quot;&quot;;MAX([.$B$1:.$B2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31]&lt;&gt;&quot;&quot;;MAX([.$B$1:.$B3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32]&lt;&gt;&quot;&quot;;MAX([.$B$1:.$B3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33]&lt;&gt;&quot;&quot;;MAX([.$B$1:.$B3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34]&lt;&gt;&quot;&quot;;MAX([.$B$1:.$B3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35]&lt;&gt;&quot;&quot;;MAX([.$B$1:.$B3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36]&lt;&gt;&quot;&quot;;MAX([.$B$1:.$B3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37]&lt;&gt;&quot;&quot;;MAX([.$B$1:.$B3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38]&lt;&gt;&quot;&quot;;MAX([.$B$1:.$B3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39]&lt;&gt;&quot;&quot;;MAX([.$B$1:.$B3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40]&lt;&gt;&quot;&quot;;MAX([.$B$1:.$B3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41]&lt;&gt;&quot;&quot;;MAX([.$B$1:.$B4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42]&lt;&gt;&quot;&quot;;MAX([.$B$1:.$B4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43]&lt;&gt;&quot;&quot;;MAX([.$B$1:.$B4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44]&lt;&gt;&quot;&quot;;MAX([.$B$1:.$B4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45]&lt;&gt;&quot;&quot;;MAX([.$B$1:.$B4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46]&lt;&gt;&quot;&quot;;MAX([.$B$1:.$B4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47]&lt;&gt;&quot;&quot;;MAX([.$B$1:.$B4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48]&lt;&gt;&quot;&quot;;MAX([.$B$1:.$B4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49]&lt;&gt;&quot;&quot;;MAX([.$B$1:.$B4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50]&lt;&gt;&quot;&quot;;MAX([.$B$1:.$B4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51]&lt;&gt;&quot;&quot;;MAX([.$B$1:.$B5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52]&lt;&gt;&quot;&quot;;MAX([.$B$1:.$B5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53]&lt;&gt;&quot;&quot;;MAX([.$B$1:.$B5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54]&lt;&gt;&quot;&quot;;MAX([.$B$1:.$B5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55]&lt;&gt;&quot;&quot;;MAX([.$B$1:.$B5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56]&lt;&gt;&quot;&quot;;MAX([.$B$1:.$B5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57]&lt;&gt;&quot;&quot;;MAX([.$B$1:.$B5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58]&lt;&gt;&quot;&quot;;MAX([.$B$1:.$B5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59]&lt;&gt;&quot;&quot;;MAX([.$B$1:.$B5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60]&lt;&gt;&quot;&quot;;MAX([.$B$1:.$B5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61]&lt;&gt;&quot;&quot;;MAX([.$B$1:.$B6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62]&lt;&gt;&quot;&quot;;MAX([.$B$1:.$B6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63]&lt;&gt;&quot;&quot;;MAX([.$B$1:.$B6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64]&lt;&gt;&quot;&quot;;MAX([.$B$1:.$B6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65]&lt;&gt;&quot;&quot;;MAX([.$B$1:.$B6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66]&lt;&gt;&quot;&quot;;MAX([.$B$1:.$B6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67]&lt;&gt;&quot;&quot;;MAX([.$B$1:.$B6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68]&lt;&gt;&quot;&quot;;MAX([.$B$1:.$B6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69]&lt;&gt;&quot;&quot;;MAX([.$B$1:.$B6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70]&lt;&gt;&quot;&quot;;MAX([.$B$1:.$B6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71]&lt;&gt;&quot;&quot;;MAX([.$B$1:.$B7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72]&lt;&gt;&quot;&quot;;MAX([.$B$1:.$B7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73]&lt;&gt;&quot;&quot;;MAX([.$B$1:.$B7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74]&lt;&gt;&quot;&quot;;MAX([.$B$1:.$B7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75]&lt;&gt;&quot;&quot;;MAX([.$B$1:.$B7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76]&lt;&gt;&quot;&quot;;MAX([.$B$1:.$B7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77]&lt;&gt;&quot;&quot;;MAX([.$B$1:.$B7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78]&lt;&gt;&quot;&quot;;MAX([.$B$1:.$B7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79]&lt;&gt;&quot;&quot;;MAX([.$B$1:.$B7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80]&lt;&gt;&quot;&quot;;MAX([.$B$1:.$B7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81]&lt;&gt;&quot;&quot;;MAX([.$B$1:.$B8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82]&lt;&gt;&quot;&quot;;MAX([.$B$1:.$B8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83]&lt;&gt;&quot;&quot;;MAX([.$B$1:.$B8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84]&lt;&gt;&quot;&quot;;MAX([.$B$1:.$B8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85]&lt;&gt;&quot;&quot;;MAX([.$B$1:.$B8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86]&lt;&gt;&quot;&quot;;MAX([.$B$1:.$B8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87]&lt;&gt;&quot;&quot;;MAX([.$B$1:.$B8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88]&lt;&gt;&quot;&quot;;MAX([.$B$1:.$B8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89]&lt;&gt;&quot;&quot;;MAX([.$B$1:.$B8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90]&lt;&gt;&quot;&quot;;MAX([.$B$1:.$B89])+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91]&lt;&gt;&quot;&quot;;MAX([.$B$1:.$B90])+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92]&lt;&gt;&quot;&quot;;MAX([.$B$1:.$B91])+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93]&lt;&gt;&quot;&quot;;MAX([.$B$1:.$B92])+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94]&lt;&gt;&quot;&quot;;MAX([.$B$1:.$B93])+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95]&lt;&gt;&quot;&quot;;MAX([.$B$1:.$B94])+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96]&lt;&gt;&quot;&quot;;MAX([.$B$1:.$B95])+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97]&lt;&gt;&quot;&quot;;MAX([.$B$1:.$B96])+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98]&lt;&gt;&quot;&quot;;MAX([.$B$1:.$B97])+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table-cell/>
          <table:table-cell table:style-name="ce93" table:formula="of:=IF([.$A99]&lt;&gt;&quot;&quot;;MAX([.$B$1:.$B98])+1;&quot;&quot;)">
            <text:p/>
          </table:table-cell>
          <table:table-cell table:style-name="ce95" table:number-columns-repeated="3"/>
          <table:table-cell table:style-name="ce99"/>
          <table:table-cell table:number-columns-repeated="8"/>
          <table:table-cell table:style-name="ce104"/>
          <table:table-cell table:number-columns-repeated="1009"/>
        </table:table-row>
        <table:table-row table:style-name="ro152" table:number-rows-repeated="900">
          <table:table-cell table:number-columns-repeated="2"/>
          <table:table-cell table:style-name="ce95" table:number-columns-repeated="3"/>
          <table:table-cell table:style-name="ce99"/>
          <table:table-cell table:number-columns-repeated="8"/>
          <table:table-cell table:style-name="ce104"/>
          <table:table-cell table:number-columns-repeated="1009"/>
        </table:table-row>
        <table:table-row table:style-name="ro152" table:number-rows-repeated="1047576">
          <table:table-cell table:number-columns-repeated="1024"/>
        </table:table-row>
        <table:table-row table:style-name="ro152">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1" table:default-cell-style-name="Default"/>
        <table:table-row table:style-name="ro152">
          <table:table-cell table:formula="of:=IFERROR(VLOOKUP(ROW();['customization-items'.$B$1:'customization-items'.$C$1036];COLUMN(['customization-items'.$C$1])-COLUMN(['customization-items'.$B$1])+1;0);&quot;&quot;)" office:value-type="string" office:string-value="Install-1-1" calcext:value-type="string">
            <text:p>Install-1-1</text:p>
          </table:table-cell>
        </table:table-row>
        <table:table-row table:style-name="ro152">
          <table:table-cell table:formula="of:=IFERROR(VLOOKUP(ROW();['customization-items'.$B$1:'customization-items'.$C$1036];COLUMN(['customization-items'.$C$1])-COLUMN(['customization-items'.$B$1])+1;0);&quot;&quot;)" office:value-type="string" office:string-value="Install-1-2" calcext:value-type="string">
            <text:p>Install-1-2</text:p>
          </table:table-cell>
        </table:table-row>
        <table:table-row table:style-name="ro152">
          <table:table-cell table:formula="of:=IFERROR(VLOOKUP(ROW();['customization-items'.$B$1:'customization-items'.$C$1036];COLUMN(['customization-items'.$C$1])-COLUMN(['customization-items'.$B$1])+1;0);&quot;&quot;)" office:value-type="string" office:string-value="Install-2-1" calcext:value-type="string">
            <text:p>Install-2-1</text:p>
          </table:table-cell>
        </table:table-row>
        <table:table-row table:style-name="ro152">
          <table:table-cell table:formula="of:=IFERROR(VLOOKUP(ROW();['customization-items'.$B$1:'customization-items'.$C$1036];COLUMN(['customization-items'.$C$1])-COLUMN(['customization-items'.$B$1])+1;0);&quot;&quot;)" office:value-type="string" office:string-value="Install-2-2" calcext:value-type="string">
            <text:p>Install-2-2</text:p>
          </table:table-cell>
        </table:table-row>
        <table:table-row table:style-name="ro152">
          <table:table-cell table:formula="of:=IFERROR(VLOOKUP(ROW();['customization-items'.$B$1:'customization-items'.$C$1036];COLUMN(['customization-items'.$C$1])-COLUMN(['customization-items'.$B$1])+1;0);&quot;&quot;)" office:value-type="string" office:string-value="Install-3-1" calcext:value-type="string">
            <text:p>Install-3-1</text:p>
          </table:table-cell>
        </table:table-row>
        <table:table-row table:style-name="ro152">
          <table:table-cell table:formula="of:=IFERROR(VLOOKUP(ROW();['customization-items'.$B$1:'customization-items'.$C$1036];COLUMN(['customization-items'.$C$1])-COLUMN(['customization-items'.$B$1])+1;0);&quot;&quot;)" office:value-type="string" office:string-value="Install-3-2" calcext:value-type="string">
            <text:p>Install-3-2</text:p>
          </table:table-cell>
        </table:table-row>
        <table:table-row table:style-name="ro152">
          <table:table-cell table:formula="of:=IFERROR(VLOOKUP(ROW();['customization-items'.$B$1:'customization-items'.$C$1036];COLUMN(['customization-items'.$C$1])-COLUMN(['customization-items'.$B$1])+1;0);&quot;&quot;)" office:value-type="string" office:string-value="Install-3-3" calcext:value-type="string">
            <text:p>Install-3-3</text:p>
          </table:table-cell>
        </table:table-row>
        <table:table-row table:style-name="ro152">
          <table:table-cell table:formula="of:=IFERROR(VLOOKUP(ROW();['customization-items'.$B$1:'customization-items'.$C$1036];COLUMN(['customization-items'.$C$1])-COLUMN(['customization-items'.$B$1])+1;0);&quot;&quot;)" office:value-type="string" office:string-value="Install-4-1" calcext:value-type="string">
            <text:p>Install-4-1</text:p>
          </table:table-cell>
        </table:table-row>
        <table:table-row table:style-name="ro152">
          <table:table-cell table:formula="of:=IFERROR(VLOOKUP(ROW();['customization-items'.$B$1:'customization-items'.$C$1036];COLUMN(['customization-items'.$C$1])-COLUMN(['customization-items'.$B$1])+1;0);&quot;&quot;)" office:value-type="string" office:string-value="Install-4-2" calcext:value-type="string">
            <text:p>Install-4-2</text:p>
          </table:table-cell>
        </table:table-row>
        <table:table-row table:style-name="ro152">
          <table:table-cell table:formula="of:=IFERROR(VLOOKUP(ROW();['customization-items'.$B$1:'customization-items'.$C$1036];COLUMN(['customization-items'.$C$1])-COLUMN(['customization-items'.$B$1])+1;0);&quot;&quot;)" office:value-type="string" office:string-value="Install-5-1" calcext:value-type="string">
            <text:p>Install-5-1</text:p>
          </table:table-cell>
        </table:table-row>
        <table:table-row table:style-name="ro152">
          <table:table-cell table:formula="of:=IFERROR(VLOOKUP(ROW();['customization-items'.$B$1:'customization-items'.$C$1036];COLUMN(['customization-items'.$C$1])-COLUMN(['customization-items'.$B$1])+1;0);&quot;&quot;)" office:value-type="string" office:string-value="Install-5-2" calcext:value-type="string">
            <text:p>Install-5-2</text:p>
          </table:table-cell>
        </table:table-row>
        <table:table-row table:style-name="ro152">
          <table:table-cell table:formula="of:=IFERROR(VLOOKUP(ROW();['customization-items'.$B$1:'customization-items'.$C$1036];COLUMN(['customization-items'.$C$1])-COLUMN(['customization-items'.$B$1])+1;0);&quot;&quot;)" office:value-type="string" office:string-value="Install-6-1" calcext:value-type="string">
            <text:p>Install-6-1</text:p>
          </table:table-cell>
        </table:table-row>
        <table:table-row table:style-name="ro152">
          <table:table-cell table:formula="of:=IFERROR(VLOOKUP(ROW();['customization-items'.$B$1:'customization-items'.$C$1036];COLUMN(['customization-items'.$C$1])-COLUMN(['customization-items'.$B$1])+1;0);&quot;&quot;)" office:value-type="string" office:string-value="Install-6-2" calcext:value-type="string">
            <text:p>Install-6-2</text:p>
          </table:table-cell>
        </table:table-row>
        <table:table-row table:style-name="ro152">
          <table:table-cell table:formula="of:=IFERROR(VLOOKUP(ROW();['customization-items'.$B$1:'customization-items'.$C$1036];COLUMN(['customization-items'.$C$1])-COLUMN(['customization-items'.$B$1])+1;0);&quot;&quot;)" office:value-type="string" office:string-value="Install-7-1" calcext:value-type="string">
            <text:p>Install-7-1</text:p>
          </table:table-cell>
        </table:table-row>
        <table:table-row table:style-name="ro152">
          <table:table-cell table:formula="of:=IFERROR(VLOOKUP(ROW();['customization-items'.$B$1:'customization-items'.$C$1036];COLUMN(['customization-items'.$C$1])-COLUMN(['customization-items'.$B$1])+1;0);&quot;&quot;)" office:value-type="string" office:string-value="Install-7-2" calcext:value-type="string">
            <text:p>Install-7-2</text:p>
          </table:table-cell>
        </table:table-row>
        <table:table-row table:style-name="ro152">
          <table:table-cell table:formula="of:=IFERROR(VLOOKUP(ROW();['customization-items'.$B$1:'customization-items'.$C$1036];COLUMN(['customization-items'.$C$1])-COLUMN(['customization-items'.$B$1])+1;0);&quot;&quot;)" office:value-type="string" office:string-value="Install-8-1" calcext:value-type="string">
            <text:p>Install-8-1</text:p>
          </table:table-cell>
        </table:table-row>
        <table:table-row table:style-name="ro152">
          <table:table-cell table:formula="of:=IFERROR(VLOOKUP(ROW();['customization-items'.$B$1:'customization-items'.$C$1036];COLUMN(['customization-items'.$C$1])-COLUMN(['customization-items'.$B$1])+1;0);&quot;&quot;)" office:value-type="string" office:string-value="Install-8-2" calcext:value-type="string">
            <text:p>Install-8-2</text:p>
          </table:table-cell>
        </table:table-row>
        <table:table-row table:style-name="ro152">
          <table:table-cell table:formula="of:=IFERROR(VLOOKUP(ROW();['customization-items'.$B$1:'customization-items'.$C$1036];COLUMN(['customization-items'.$C$1])-COLUMN(['customization-items'.$B$1])+1;0);&quot;&quot;)" office:value-type="string" office:string-value="Install-9-1" calcext:value-type="string">
            <text:p>Install-9-1</text:p>
          </table:table-cell>
        </table:table-row>
        <table:table-row table:style-name="ro152">
          <table:table-cell table:formula="of:=IFERROR(VLOOKUP(ROW();['customization-items'.$B$1:'customization-items'.$C$1036];COLUMN(['customization-items'.$C$1])-COLUMN(['customization-items'.$B$1])+1;0);&quot;&quot;)" office:value-type="string" office:string-value="Install-9-2" calcext:value-type="string">
            <text:p>Install-9-2</text:p>
          </table:table-cell>
        </table:table-row>
        <table:table-row table:style-name="ro152">
          <table:table-cell table:formula="of:=IFERROR(VLOOKUP(ROW();['customization-items'.$B$1:'customization-items'.$C$1036];COLUMN(['customization-items'.$C$1])-COLUMN(['customization-items'.$B$1])+1;0);&quot;&quot;)" office:value-type="string" office:string-value="Install-10-1" calcext:value-type="string">
            <text:p>Install-10-1</text:p>
          </table:table-cell>
        </table:table-row>
        <table:table-row table:style-name="ro152">
          <table:table-cell table:formula="of:=IFERROR(VLOOKUP(ROW();['customization-items'.$B$1:'customization-items'.$C$1036];COLUMN(['customization-items'.$C$1])-COLUMN(['customization-items'.$B$1])+1;0);&quot;&quot;)" office:value-type="string" office:string-value="Install-10-2" calcext:value-type="string">
            <text:p>Install-10-2</text:p>
          </table:table-cell>
        </table:table-row>
        <table:table-row table:style-name="ro152">
          <table:table-cell table:formula="of:=IFERROR(VLOOKUP(ROW();['customization-items'.$B$1:'customization-items'.$C$1036];COLUMN(['customization-items'.$C$1])-COLUMN(['customization-items'.$B$1])+1;0);&quot;&quot;)" office:value-type="string" office:string-value="Install-10-3" calcext:value-type="string">
            <text:p>Install-10-3</text:p>
          </table:table-cell>
        </table:table-row>
        <table:table-row table:style-name="ro152">
          <table:table-cell table:formula="of:=IFERROR(VLOOKUP(ROW();['customization-items'.$B$1:'customization-items'.$C$1036];COLUMN(['customization-items'.$C$1])-COLUMN(['customization-items'.$B$1])+1;0);&quot;&quot;)" office:value-type="string" office:string-value="Install-11-1" calcext:value-type="string">
            <text:p>Install-11-1</text:p>
          </table:table-cell>
        </table:table-row>
        <table:table-row table:style-name="ro152">
          <table:table-cell table:formula="of:=IFERROR(VLOOKUP(ROW();['customization-items'.$B$1:'customization-items'.$C$1036];COLUMN(['customization-items'.$C$1])-COLUMN(['customization-items'.$B$1])+1;0);&quot;&quot;)" office:value-type="string" office:string-value="Install-11-2" calcext:value-type="string">
            <text:p>Install-11-2</text:p>
          </table:table-cell>
        </table:table-row>
        <table:table-row table:style-name="ro152">
          <table:table-cell table:formula="of:=IFERROR(VLOOKUP(ROW();['customization-items'.$B$1:'customization-items'.$C$1036];COLUMN(['customization-items'.$C$1])-COLUMN(['customization-items'.$B$1])+1;0);&quot;&quot;)" office:value-type="string" office:string-value="Application-1-1" calcext:value-type="string">
            <text:p>Application-1-1</text:p>
          </table:table-cell>
        </table:table-row>
        <table:table-row table:style-name="ro152">
          <table:table-cell table:formula="of:=IFERROR(VLOOKUP(ROW();['customization-items'.$B$1:'customization-items'.$C$1036];COLUMN(['customization-items'.$C$1])-COLUMN(['customization-items'.$B$1])+1;0);&quot;&quot;)" office:value-type="string" office:string-value="Application-1-2" calcext:value-type="string">
            <text:p>Application-1-2</text:p>
          </table:table-cell>
        </table:table-row>
        <table:table-row table:style-name="ro152">
          <table:table-cell table:formula="of:=IFERROR(VLOOKUP(ROW();['customization-items'.$B$1:'customization-items'.$C$1036];COLUMN(['customization-items'.$C$1])-COLUMN(['customization-items'.$B$1])+1;0);&quot;&quot;)" office:value-type="string" office:string-value="Application-1-3" calcext:value-type="string">
            <text:p>Application-1-3</text:p>
          </table:table-cell>
        </table:table-row>
        <table:table-row table:style-name="ro152">
          <table:table-cell table:formula="of:=IFERROR(VLOOKUP(ROW();['customization-items'.$B$1:'customization-items'.$C$1036];COLUMN(['customization-items'.$C$1])-COLUMN(['customization-items'.$B$1])+1;0);&quot;&quot;)" office:value-type="string" office:string-value="Application-2-1" calcext:value-type="string">
            <text:p>Application-2-1</text:p>
          </table:table-cell>
        </table:table-row>
        <table:table-row table:style-name="ro152">
          <table:table-cell table:formula="of:=IFERROR(VLOOKUP(ROW();['customization-items'.$B$1:'customization-items'.$C$1036];COLUMN(['customization-items'.$C$1])-COLUMN(['customization-items'.$B$1])+1;0);&quot;&quot;)" office:value-type="string" office:string-value="Application-2-2" calcext:value-type="string">
            <text:p>Application-2-2</text:p>
          </table:table-cell>
        </table:table-row>
        <table:table-row table:style-name="ro152">
          <table:table-cell table:formula="of:=IFERROR(VLOOKUP(ROW();['customization-items'.$B$1:'customization-items'.$C$1036];COLUMN(['customization-items'.$C$1])-COLUMN(['customization-items'.$B$1])+1;0);&quot;&quot;)" office:value-type="string" office:string-value="Application-2-3" calcext:value-type="string">
            <text:p>Application-2-3</text:p>
          </table:table-cell>
        </table:table-row>
        <table:table-row table:style-name="ro152">
          <table:table-cell table:formula="of:=IFERROR(VLOOKUP(ROW();['customization-items'.$B$1:'customization-items'.$C$1036];COLUMN(['customization-items'.$C$1])-COLUMN(['customization-items'.$B$1])+1;0);&quot;&quot;)" office:value-type="string" office:string-value="Application-3-1" calcext:value-type="string">
            <text:p>Application-3-1</text:p>
          </table:table-cell>
        </table:table-row>
        <table:table-row table:style-name="ro152">
          <table:table-cell table:formula="of:=IFERROR(VLOOKUP(ROW();['customization-items'.$B$1:'customization-items'.$C$1036];COLUMN(['customization-items'.$C$1])-COLUMN(['customization-items'.$B$1])+1;0);&quot;&quot;)" office:value-type="string" office:string-value="Application-3-2" calcext:value-type="string">
            <text:p>Application-3-2</text:p>
          </table:table-cell>
        </table:table-row>
        <table:table-row table:style-name="ro152">
          <table:table-cell table:formula="of:=IFERROR(VLOOKUP(ROW();['customization-items'.$B$1:'customization-items'.$C$1036];COLUMN(['customization-items'.$C$1])-COLUMN(['customization-items'.$B$1])+1;0);&quot;&quot;)" office:value-type="string" office:string-value="Application-4-1" calcext:value-type="string">
            <text:p>Application-4-1</text:p>
          </table:table-cell>
        </table:table-row>
        <table:table-row table:style-name="ro152">
          <table:table-cell table:formula="of:=IFERROR(VLOOKUP(ROW();['customization-items'.$B$1:'customization-items'.$C$1036];COLUMN(['customization-items'.$C$1])-COLUMN(['customization-items'.$B$1])+1;0);&quot;&quot;)" office:value-type="string" office:string-value="Application-4-2" calcext:value-type="string">
            <text:p>Application-4-2</text:p>
          </table:table-cell>
        </table:table-row>
        <table:table-row table:style-name="ro152">
          <table:table-cell table:formula="of:=IFERROR(VLOOKUP(ROW();['customization-items'.$B$1:'customization-items'.$C$1036];COLUMN(['customization-items'.$C$1])-COLUMN(['customization-items'.$B$1])+1;0);&quot;&quot;)" office:value-type="string" office:string-value="Application-5-1" calcext:value-type="string">
            <text:p>Application-5-1</text:p>
          </table:table-cell>
        </table:table-row>
        <table:table-row table:style-name="ro152">
          <table:table-cell table:formula="of:=IFERROR(VLOOKUP(ROW();['customization-items'.$B$1:'customization-items'.$C$1036];COLUMN(['customization-items'.$C$1])-COLUMN(['customization-items'.$B$1])+1;0);&quot;&quot;)" office:value-type="string" office:string-value="Application-5-2" calcext:value-type="string">
            <text:p>Application-5-2</text:p>
          </table:table-cell>
        </table:table-row>
        <table:table-row table:style-name="ro152">
          <table:table-cell table:formula="of:=IFERROR(VLOOKUP(ROW();['customization-items'.$B$1:'customization-items'.$C$1036];COLUMN(['customization-items'.$C$1])-COLUMN(['customization-items'.$B$1])+1;0);&quot;&quot;)" office:value-type="string" office:string-value="Application-6-1" calcext:value-type="string">
            <text:p>Application-6-1</text:p>
          </table:table-cell>
        </table:table-row>
        <table:table-row table:style-name="ro152">
          <table:table-cell table:formula="of:=IFERROR(VLOOKUP(ROW();['customization-items'.$B$1:'customization-items'.$C$1036];COLUMN(['customization-items'.$C$1])-COLUMN(['customization-items'.$B$1])+1;0);&quot;&quot;)" office:value-type="string" office:string-value="Application-6-2" calcext:value-type="string">
            <text:p>Application-6-2</text:p>
          </table:table-cell>
        </table:table-row>
        <table:table-row table:style-name="ro152">
          <table:table-cell table:formula="of:=IFERROR(VLOOKUP(ROW();['customization-items'.$B$1:'customization-items'.$C$1036];COLUMN(['customization-items'.$C$1])-COLUMN(['customization-items'.$B$1])+1;0);&quot;&quot;)" office:value-type="string" office:string-value="Application-7-1" calcext:value-type="string">
            <text:p>Application-7-1</text:p>
          </table:table-cell>
        </table:table-row>
        <table:table-row table:style-name="ro152">
          <table:table-cell table:formula="of:=IFERROR(VLOOKUP(ROW();['customization-items'.$B$1:'customization-items'.$C$1036];COLUMN(['customization-items'.$C$1])-COLUMN(['customization-items'.$B$1])+1;0);&quot;&quot;)" office:value-type="string" office:string-value="Application-7-2" calcext:value-type="string">
            <text:p>Application-7-2</text:p>
          </table:table-cell>
        </table:table-row>
        <table:table-row table:style-name="ro152">
          <table:table-cell table:formula="of:=IFERROR(VLOOKUP(ROW();['customization-items'.$B$1:'customization-items'.$C$1036];COLUMN(['customization-items'.$C$1])-COLUMN(['customization-items'.$B$1])+1;0);&quot;&quot;)" office:value-type="string" office:string-value="Application-7-3" calcext:value-type="string">
            <text:p>Application-7-3</text:p>
          </table:table-cell>
        </table:table-row>
        <table:table-row table:style-name="ro152">
          <table:table-cell table:formula="of:=IFERROR(VLOOKUP(ROW();['customization-items'.$B$1:'customization-items'.$C$1036];COLUMN(['customization-items'.$C$1])-COLUMN(['customization-items'.$B$1])+1;0);&quot;&quot;)" office:value-type="string" office:string-value="Admin-1-1" calcext:value-type="string">
            <text:p>Admin-1-1</text:p>
          </table:table-cell>
        </table:table-row>
        <table:table-row table:style-name="ro152">
          <table:table-cell table:formula="of:=IFERROR(VLOOKUP(ROW();['customization-items'.$B$1:'customization-items'.$C$1036];COLUMN(['customization-items'.$C$1])-COLUMN(['customization-items'.$B$1])+1;0);&quot;&quot;)" office:value-type="string" office:string-value="Admin-1-2" calcext:value-type="string">
            <text:p>Admin-1-2</text:p>
          </table:table-cell>
        </table:table-row>
        <table:table-row table:style-name="ro152">
          <table:table-cell table:formula="of:=IFERROR(VLOOKUP(ROW();['customization-items'.$B$1:'customization-items'.$C$1036];COLUMN(['customization-items'.$C$1])-COLUMN(['customization-items'.$B$1])+1;0);&quot;&quot;)" office:value-type="string" office:string-value="Admin-1-3" calcext:value-type="string">
            <text:p>Admin-1-3</text:p>
          </table:table-cell>
        </table:table-row>
        <table:table-row table:style-name="ro152">
          <table:table-cell table:formula="of:=IFERROR(VLOOKUP(ROW();['customization-items'.$B$1:'customization-items'.$C$1036];COLUMN(['customization-items'.$C$1])-COLUMN(['customization-items'.$B$1])+1;0);&quot;&quot;)" office:value-type="string" office:string-value="Admin-2-1" calcext:value-type="string">
            <text:p>Admin-2-1</text:p>
          </table:table-cell>
        </table:table-row>
        <table:table-row table:style-name="ro152">
          <table:table-cell table:formula="of:=IFERROR(VLOOKUP(ROW();['customization-items'.$B$1:'customization-items'.$C$1036];COLUMN(['customization-items'.$C$1])-COLUMN(['customization-items'.$B$1])+1;0);&quot;&quot;)" office:value-type="string" office:string-value="Admin-2-2" calcext:value-type="string">
            <text:p>Admin-2-2</text:p>
          </table:table-cell>
        </table:table-row>
        <table:table-row table:style-name="ro152">
          <table:table-cell table:formula="of:=IFERROR(VLOOKUP(ROW();['customization-items'.$B$1:'customization-items'.$C$1036];COLUMN(['customization-items'.$C$1])-COLUMN(['customization-items'.$B$1])+1;0);&quot;&quot;)" office:value-type="string" office:string-value="Admin-5-1" calcext:value-type="string">
            <text:p>Admin-5-1</text:p>
          </table:table-cell>
        </table:table-row>
        <table:table-row table:style-name="ro152">
          <table:table-cell table:formula="of:=IFERROR(VLOOKUP(ROW();['customization-items'.$B$1:'customization-items'.$C$1036];COLUMN(['customization-items'.$C$1])-COLUMN(['customization-items'.$B$1])+1;0);&quot;&quot;)" office:value-type="string" office:string-value="Admin-5-2" calcext:value-type="string">
            <text:p>Admin-5-2</text:p>
          </table:table-cell>
        </table:table-row>
        <table:table-row table:style-name="ro152">
          <table:table-cell table:formula="of:=IFERROR(VLOOKUP(ROW();['customization-items'.$B$1:'customization-items'.$C$1036];COLUMN(['customization-items'.$C$1])-COLUMN(['customization-items'.$B$1])+1;0);&quot;&quot;)" office:value-type="string" office:string-value="Security-1-2" calcext:value-type="string">
            <text:p>Security-1-2</text:p>
          </table:table-cell>
        </table:table-row>
        <table:table-row table:style-name="ro152">
          <table:table-cell table:formula="of:=IFERROR(VLOOKUP(ROW();['customization-items'.$B$1:'customization-items'.$C$1036];COLUMN(['customization-items'.$C$1])-COLUMN(['customization-items'.$B$1])+1;0);&quot;&quot;)" office:value-type="string" office:string-value="Security-1-3" calcext:value-type="string">
            <text:p>Security-1-3</text:p>
          </table:table-cell>
        </table:table-row>
        <table:table-row table:style-name="ro152">
          <table:table-cell table:formula="of:=IFERROR(VLOOKUP(ROW();['customization-items'.$B$1:'customization-items'.$C$1036];COLUMN(['customization-items'.$C$1])-COLUMN(['customization-items'.$B$1])+1;0);&quot;&quot;)" office:value-type="string" office:string-value="Security-3-1" calcext:value-type="string">
            <text:p>Security-3-1</text:p>
          </table:table-cell>
        </table:table-row>
        <table:table-row table:style-name="ro152">
          <table:table-cell table:formula="of:=IFERROR(VLOOKUP(ROW();['customization-items'.$B$1:'customization-items'.$C$1036];COLUMN(['customization-items'.$C$1])-COLUMN(['customization-items'.$B$1])+1;0);&quot;&quot;)" office:value-type="string" office:string-value="Security-3-2" calcext:value-type="string">
            <text:p>Security-3-2</text:p>
          </table:table-cell>
        </table:table-row>
        <table:table-row table:style-name="ro152">
          <table:table-cell table:formula="of:=IFERROR(VLOOKUP(ROW();['customization-items'.$B$1:'customization-items'.$C$1036];COLUMN(['customization-items'.$C$1])-COLUMN(['customization-items'.$B$1])+1;0);&quot;&quot;)" office:value-type="string" office:string-value="Security-3-6" calcext:value-type="string">
            <text:p>Security-3-6</text:p>
          </table:table-cell>
        </table:table-row>
        <table:table-row table:style-name="ro152">
          <table:table-cell table:formula="of:=IFERROR(VLOOKUP(ROW();['customization-items'.$B$1:'customization-items'.$C$1036];COLUMN(['customization-items'.$C$1])-COLUMN(['customization-items'.$B$1])+1;0);&quot;&quot;)" office:value-type="string" office:string-value="Security-3-3" calcext:value-type="string">
            <text:p>Security-3-3</text:p>
          </table:table-cell>
        </table:table-row>
        <table:table-row table:style-name="ro152">
          <table:table-cell table:formula="of:=IFERROR(VLOOKUP(ROW();['customization-items'.$B$1:'customization-items'.$C$1036];COLUMN(['customization-items'.$C$1])-COLUMN(['customization-items'.$B$1])+1;0);&quot;&quot;)" office:value-type="string" office:string-value="Security-3-4" calcext:value-type="string">
            <text:p>Security-3-4</text:p>
          </table:table-cell>
        </table:table-row>
        <table:table-row table:style-name="ro152">
          <table:table-cell table:formula="of:=IFERROR(VLOOKUP(ROW();['customization-items'.$B$1:'customization-items'.$C$1036];COLUMN(['customization-items'.$C$1])-COLUMN(['customization-items'.$B$1])+1;0);&quot;&quot;)" office:value-type="string" office:string-value="Security-4-1" calcext:value-type="string">
            <text:p>Security-4-1</text:p>
          </table:table-cell>
        </table:table-row>
        <table:table-row table:style-name="ro152">
          <table:table-cell table:formula="of:=IFERROR(VLOOKUP(ROW();['customization-items'.$B$1:'customization-items'.$C$1036];COLUMN(['customization-items'.$C$1])-COLUMN(['customization-items'.$B$1])+1;0);&quot;&quot;)" office:value-type="string" office:string-value="Security-4-2" calcext:value-type="string">
            <text:p>Security-4-2</text:p>
          </table:table-cell>
        </table:table-row>
        <table:table-row table:style-name="ro152">
          <table:table-cell table:formula="of:=IFERROR(VLOOKUP(ROW();['customization-items'.$B$1:'customization-items'.$C$1036];COLUMN(['customization-items'.$C$1])-COLUMN(['customization-items'.$B$1])+1;0);&quot;&quot;)" office:value-type="string" office:string-value="Security-4-6" calcext:value-type="string">
            <text:p>Security-4-6</text:p>
          </table:table-cell>
        </table:table-row>
        <table:table-row table:style-name="ro152">
          <table:table-cell table:formula="of:=IFERROR(VLOOKUP(ROW();['customization-items'.$B$1:'customization-items'.$C$1036];COLUMN(['customization-items'.$C$1])-COLUMN(['customization-items'.$B$1])+1;0);&quot;&quot;)" office:value-type="string" office:string-value="Security-4-3" calcext:value-type="string">
            <text:p>Security-4-3</text:p>
          </table:table-cell>
        </table:table-row>
        <table:table-row table:style-name="ro152">
          <table:table-cell table:formula="of:=IFERROR(VLOOKUP(ROW();['customization-items'.$B$1:'customization-items'.$C$1036];COLUMN(['customization-items'.$C$1])-COLUMN(['customization-items'.$B$1])+1;0);&quot;&quot;)" office:value-type="string" office:string-value="Security-4-4" calcext:value-type="string">
            <text:p>Security-4-4</text:p>
          </table:table-cell>
        </table:table-row>
        <table:table-row table:style-name="ro152">
          <table:table-cell table:formula="of:=IFERROR(VLOOKUP(ROW();['customization-items'.$B$1:'customization-items'.$C$1036];COLUMN(['customization-items'.$C$1])-COLUMN(['customization-items'.$B$1])+1;0);&quot;&quot;)" office:value-type="string" office:string-value="Security-5-1" calcext:value-type="string">
            <text:p>Security-5-1</text:p>
          </table:table-cell>
        </table:table-row>
        <table:table-row table:style-name="ro152">
          <table:table-cell table:formula="of:=IFERROR(VLOOKUP(ROW();['customization-items'.$B$1:'customization-items'.$C$1036];COLUMN(['customization-items'.$C$1])-COLUMN(['customization-items'.$B$1])+1;0);&quot;&quot;)" office:value-type="string" office:string-value="Security-5-2" calcext:value-type="string">
            <text:p>Security-5-2</text:p>
          </table:table-cell>
        </table:table-row>
        <table:table-row table:style-name="ro152">
          <table:table-cell table:formula="of:=IFERROR(VLOOKUP(ROW();['customization-items'.$B$1:'customization-items'.$C$1036];COLUMN(['customization-items'.$C$1])-COLUMN(['customization-items'.$B$1])+1;0);&quot;&quot;)" office:value-type="string" office:string-value="Security-6-1" calcext:value-type="string">
            <text:p>Security-6-1</text:p>
          </table:table-cell>
        </table:table-row>
        <table:table-row table:style-name="ro152">
          <table:table-cell table:formula="of:=IFERROR(VLOOKUP(ROW();['customization-items'.$B$1:'customization-items'.$C$1036];COLUMN(['customization-items'.$C$1])-COLUMN(['customization-items'.$B$1])+1;0);&quot;&quot;)" office:value-type="string" office:string-value="Security-6-2" calcext:value-type="string">
            <text:p>Security-6-2</text:p>
          </table:table-cell>
        </table:table-row>
        <table:table-row table:style-name="ro152">
          <table:table-cell table:formula="of:=IFERROR(VLOOKUP(ROW();['customization-items'.$B$1:'customization-items'.$C$1036];COLUMN(['customization-items'.$C$1])-COLUMN(['customization-items'.$B$1])+1;0);&quot;&quot;)" office:value-type="string" office:string-value="Security-8-1" calcext:value-type="string">
            <text:p>Security-8-1</text:p>
          </table:table-cell>
        </table:table-row>
        <table:table-row table:style-name="ro152">
          <table:table-cell table:formula="of:=IFERROR(VLOOKUP(ROW();['customization-items'.$B$1:'customization-items'.$C$1036];COLUMN(['customization-items'.$C$1])-COLUMN(['customization-items'.$B$1])+1;0);&quot;&quot;)" office:value-type="string" office:string-value="Security-8-2" calcext:value-type="string">
            <text:p>Security-8-2</text:p>
          </table:table-cell>
        </table:table-row>
        <table:table-row table:style-name="ro152">
          <table:table-cell table:formula="of:=IFERROR(VLOOKUP(ROW();['customization-items'.$B$1:'customization-items'.$C$1036];COLUMN(['customization-items'.$C$1])-COLUMN(['customization-items'.$B$1])+1;0);&quot;&quot;)" office:value-type="string" office:string-value="Security-9-1" calcext:value-type="string">
            <text:p>Security-9-1</text:p>
          </table:table-cell>
        </table:table-row>
        <table:table-row table:style-name="ro152">
          <table:table-cell table:formula="of:=IFERROR(VLOOKUP(ROW();['customization-items'.$B$1:'customization-items'.$C$1036];COLUMN(['customization-items'.$C$1])-COLUMN(['customization-items'.$B$1])+1;0);&quot;&quot;)" office:value-type="string" office:string-value="Security-9-2" calcext:value-type="string">
            <text:p>Security-9-2</text:p>
          </table:table-cell>
        </table:table-row>
        <table:table-row table:style-name="ro152">
          <table:table-cell table:formula="of:=IFERROR(VLOOKUP(ROW();['customization-items'.$B$1:'customization-items'.$C$1036];COLUMN(['customization-items'.$C$1])-COLUMN(['customization-items'.$B$1])+1;0);&quot;&quot;)" office:value-type="string" office:string-value="Security-9-3" calcext:value-type="string">
            <text:p>Security-9-3</text:p>
          </table:table-cell>
        </table:table-row>
        <table:table-row table:style-name="ro152">
          <table:table-cell table:formula="of:=IFERROR(VLOOKUP(ROW();['customization-items'.$B$1:'customization-items'.$C$1036];COLUMN(['customization-items'.$C$1])-COLUMN(['customization-items'.$B$1])+1;0);&quot;&quot;)" office:value-type="string" office:string-value="Security-12-1" calcext:value-type="string">
            <text:p>Security-12-1</text:p>
          </table:table-cell>
        </table:table-row>
        <table:table-row table:style-name="ro152">
          <table:table-cell table:formula="of:=IFERROR(VLOOKUP(ROW();['customization-items'.$B$1:'customization-items'.$C$1036];COLUMN(['customization-items'.$C$1])-COLUMN(['customization-items'.$B$1])+1;0);&quot;&quot;)" office:value-type="string" office:string-value="Security-12-3" calcext:value-type="string">
            <text:p>Security-12-3</text:p>
          </table:table-cell>
        </table:table-row>
        <table:table-row table:style-name="ro152">
          <table:table-cell table:formula="of:=IFERROR(VLOOKUP(ROW();['customization-items'.$B$1:'customization-items'.$C$1036];COLUMN(['customization-items'.$C$1])-COLUMN(['customization-items'.$B$1])+1;0);&quot;&quot;)" office:value-type="string" office:string-value="Security-13-1" calcext:value-type="string">
            <text:p>Security-13-1</text:p>
          </table:table-cell>
        </table:table-row>
        <table:table-row table:style-name="ro152">
          <table:table-cell table:formula="of:=IFERROR(VLOOKUP(ROW();['customization-items'.$B$1:'customization-items'.$C$1036];COLUMN(['customization-items'.$C$1])-COLUMN(['customization-items'.$B$1])+1;0);&quot;&quot;)" office:value-type="string" office:string-value="Security-13-2" calcext:value-type="string">
            <text:p>Security-13-2</text:p>
          </table:table-cell>
        </table:table-row>
        <table:table-row table:style-name="ro152">
          <table:table-cell table:formula="of:=IFERROR(VLOOKUP(ROW();['customization-items'.$B$1:'customization-items'.$C$1036];COLUMN(['customization-items'.$C$1])-COLUMN(['customization-items'.$B$1])+1;0);&quot;&quot;)" office:value-type="string" office:string-value="Security-14-1" calcext:value-type="string">
            <text:p>Security-14-1</text:p>
          </table:table-cell>
        </table:table-row>
        <table:table-row table:style-name="ro152">
          <table:table-cell table:formula="of:=IFERROR(VLOOKUP(ROW();['customization-items'.$B$1:'customization-items'.$C$1036];COLUMN(['customization-items'.$C$1])-COLUMN(['customization-items'.$B$1])+1;0);&quot;&quot;)" office:value-type="string" office:string-value="Security-14-2" calcext:value-type="string">
            <text:p>Security-14-2</text:p>
          </table:table-cell>
        </table:table-row>
        <table:table-row table:style-name="ro152">
          <table:table-cell table:formula="of:=IFERROR(VLOOKUP(ROW();['customization-items'.$B$1:'customization-items'.$C$1036];COLUMN(['customization-items'.$C$1])-COLUMN(['customization-items'.$B$1])+1;0);&quot;&quot;)" office:value-type="string" office:string-value="Security-15-1" calcext:value-type="string">
            <text:p>Security-15-1</text:p>
          </table:table-cell>
        </table:table-row>
        <table:table-row table:style-name="ro152">
          <table:table-cell table:formula="of:=IFERROR(VLOOKUP(ROW();['customization-items'.$B$1:'customization-items'.$C$1036];COLUMN(['customization-items'.$C$1])-COLUMN(['customization-items'.$B$1])+1;0);&quot;&quot;)" office:value-type="string" office:string-value="Security-15-2" calcext:value-type="string">
            <text:p>Security-15-2</text:p>
          </table:table-cell>
        </table:table-row>
        <table:table-row table:style-name="ro152">
          <table:table-cell table:formula="of:=IFERROR(VLOOKUP(ROW();['customization-items'.$B$1:'customization-items'.$C$1036];COLUMN(['customization-items'.$C$1])-COLUMN(['customization-items'.$B$1])+1;0);&quot;&quot;)" office:value-type="string" office:string-value="Security-16-1" calcext:value-type="string">
            <text:p>Security-16-1</text:p>
          </table:table-cell>
        </table:table-row>
        <table:table-row table:style-name="ro152">
          <table:table-cell table:formula="of:=IFERROR(VLOOKUP(ROW();['customization-items'.$B$1:'customization-items'.$C$1036];COLUMN(['customization-items'.$C$1])-COLUMN(['customization-items'.$B$1])+1;0);&quot;&quot;)" office:value-type="string" office:string-value="Security-16-2" calcext:value-type="string">
            <text:p>Security-16-2</text:p>
          </table:table-cell>
        </table:table-row>
        <table:table-row table:style-name="ro152">
          <table:table-cell table:formula="of:=IFERROR(VLOOKUP(ROW();['customization-items'.$B$1:'customization-items'.$C$1036];COLUMN(['customization-items'.$C$1])-COLUMN(['customization-items'.$B$1])+1;0);&quot;&quot;)" office:value-type="string" office:string-value="Security-16-3" calcext:value-type="string">
            <text:p>Security-16-3</text:p>
          </table:table-cell>
        </table:table-row>
        <table:table-row table:style-name="ro152">
          <table:table-cell table:formula="of:=IFERROR(VLOOKUP(ROW();['customization-items'.$B$1:'customization-items'.$C$1036];COLUMN(['customization-items'.$C$1])-COLUMN(['customization-items'.$B$1])+1;0);&quot;&quot;)" office:value-type="string" office:string-value="Security-18-1" calcext:value-type="string">
            <text:p>Security-18-1</text:p>
          </table:table-cell>
        </table:table-row>
        <table:table-row table:style-name="ro152">
          <table:table-cell table:formula="of:=IFERROR(VLOOKUP(ROW();['customization-items'.$B$1:'customization-items'.$C$1036];COLUMN(['customization-items'.$C$1])-COLUMN(['customization-items'.$B$1])+1;0);&quot;&quot;)" office:value-type="string" office:string-value="Security-18-2" calcext:value-type="string">
            <text:p>Security-18-2</text:p>
          </table:table-cell>
        </table:table-row>
        <table:table-row table:style-name="ro152">
          <table:table-cell table:formula="of:=IFERROR(VLOOKUP(ROW();['customization-items'.$B$1:'customization-items'.$C$1036];COLUMN(['customization-items'.$C$1])-COLUMN(['customization-items'.$B$1])+1;0);&quot;&quot;)" office:value-type="string" office:string-value="Security-19-1" calcext:value-type="string">
            <text:p>Security-19-1</text:p>
          </table:table-cell>
        </table:table-row>
        <table:table-row table:style-name="ro152">
          <table:table-cell table:formula="of:=IFERROR(VLOOKUP(ROW();['customization-items'.$B$1:'customization-items'.$C$1036];COLUMN(['customization-items'.$C$1])-COLUMN(['customization-items'.$B$1])+1;0);&quot;&quot;)" office:value-type="string" office:string-value="Security-19-2" calcext:value-type="string">
            <text:p>Security-19-2</text:p>
          </table:table-cell>
        </table:table-row>
        <table:table-row table:style-name="ro152">
          <table:table-cell table:formula="of:=IFERROR(VLOOKUP(ROW();['customization-items'.$B$1:'customization-items'.$C$1036];COLUMN(['customization-items'.$C$1])-COLUMN(['customization-items'.$B$1])+1;0);&quot;&quot;)" office:value-type="string" office:string-value="Security-20-1" calcext:value-type="string">
            <text:p>Security-20-1</text:p>
          </table:table-cell>
        </table:table-row>
        <table:table-row table:style-name="ro152">
          <table:table-cell table:formula="of:=IFERROR(VLOOKUP(ROW();['customization-items'.$B$1:'customization-items'.$C$1036];COLUMN(['customization-items'.$C$1])-COLUMN(['customization-items'.$B$1])+1;0);&quot;&quot;)" office:value-type="string" office:string-value="Security-20-2" calcext:value-type="string">
            <text:p>Security-20-2</text:p>
          </table:table-cell>
        </table:table-row>
        <table:table-row table:style-name="ro152">
          <table:table-cell table:formula="of:=IFERROR(VLOOKUP(ROW();['customization-items'.$B$1:'customization-items'.$C$1036];COLUMN(['customization-items'.$C$1])-COLUMN(['customization-items'.$B$1])+1;0);&quot;&quot;)" office:value-type="string" office:string-value="Security-21-1" calcext:value-type="string">
            <text:p>Security-21-1</text:p>
          </table:table-cell>
        </table:table-row>
        <table:table-row table:style-name="ro152">
          <table:table-cell table:formula="of:=IFERROR(VLOOKUP(ROW();['customization-items'.$B$1:'customization-items'.$C$1036];COLUMN(['customization-items'.$C$1])-COLUMN(['customization-items'.$B$1])+1;0);&quot;&quot;)" office:value-type="string" office:string-value="Security-21-2" calcext:value-type="string">
            <text:p>Security-21-2</text:p>
          </table:table-cell>
        </table:table-row>
        <table:table-row table:style-name="ro152">
          <table:table-cell table:formula="of:=IFERROR(VLOOKUP(ROW();['customization-items'.$B$1:'customization-items'.$C$1036];COLUMN(['customization-items'.$C$1])-COLUMN(['customization-items'.$B$1])+1;0);&quot;&quot;)" office:value-type="string" office:string-value="Security-23-1" calcext:value-type="string">
            <text:p>Security-23-1</text:p>
          </table:table-cell>
        </table:table-row>
        <table:table-row table:style-name="ro152">
          <table:table-cell table:formula="of:=IFERROR(VLOOKUP(ROW();['customization-items'.$B$1:'customization-items'.$C$1036];COLUMN(['customization-items'.$C$1])-COLUMN(['customization-items'.$B$1])+1;0);&quot;&quot;)" office:value-type="string" office:string-value="Security-23-2" calcext:value-type="string">
            <text:p>Security-23-2</text:p>
          </table:table-cell>
        </table:table-row>
        <table:table-row table:style-name="ro152">
          <table:table-cell table:formula="of:=IFERROR(VLOOKUP(ROW();['customization-items'.$B$1:'customization-items'.$C$1036];COLUMN(['customization-items'.$C$1])-COLUMN(['customization-items'.$B$1])+1;0);&quot;&quot;)" office:value-type="string" office:string-value="Security-23-3" calcext:value-type="string">
            <text:p>Security-23-3</text:p>
          </table:table-cell>
        </table:table-row>
        <table:table-row table:style-name="ro152">
          <table:table-cell table:formula="of:=IFERROR(VLOOKUP(ROW();['customization-items'.$B$1:'customization-items'.$C$1036];COLUMN(['customization-items'.$C$1])-COLUMN(['customization-items'.$B$1])+1;0);&quot;&quot;)" office:value-type="string" office:string-value="Security-24-1" calcext:value-type="string">
            <text:p>Security-24-1</text:p>
          </table:table-cell>
        </table:table-row>
        <table:table-row table:style-name="ro152">
          <table:table-cell table:formula="of:=IFERROR(VLOOKUP(ROW();['customization-items'.$B$1:'customization-items'.$C$1036];COLUMN(['customization-items'.$C$1])-COLUMN(['customization-items'.$B$1])+1;0);&quot;&quot;)" office:value-type="string" office:string-value="Security-24-2" calcext:value-type="string">
            <text:p>Security-24-2</text:p>
          </table:table-cell>
        </table:table-row>
        <table:table-row table:style-name="ro152">
          <table:table-cell table:formula="of:=IFERROR(VLOOKUP(ROW();['customization-items'.$B$1:'customization-items'.$C$1036];COLUMN(['customization-items'.$C$1])-COLUMN(['customization-items'.$B$1])+1;0);&quot;&quot;)" office:value-type="string" office:string-value="Security-25-1" calcext:value-type="string">
            <text:p>Security-25-1</text:p>
          </table:table-cell>
        </table:table-row>
        <table:table-row table:style-name="ro152">
          <table:table-cell table:formula="of:=IFERROR(VLOOKUP(ROW();['customization-items'.$B$1:'customization-items'.$C$1036];COLUMN(['customization-items'.$C$1])-COLUMN(['customization-items'.$B$1])+1;0);&quot;&quot;)" office:value-type="string" office:string-value="Security-25-2" calcext:value-type="string">
            <text:p>Security-25-2</text:p>
          </table:table-cell>
        </table:table-row>
        <table:table-row table:style-name="ro152">
          <table:table-cell table:formula="of:=IFERROR(VLOOKUP(ROW();['customization-items'.$B$1:'customization-items'.$C$1036];COLUMN(['customization-items'.$C$1])-COLUMN(['customization-items'.$B$1])+1;0);&quot;&quot;)" office:value-type="string" office:string-value="Security-26-1" calcext:value-type="string">
            <text:p>Security-26-1</text:p>
          </table:table-cell>
        </table:table-row>
        <table:table-row table:style-name="ro152">
          <table:table-cell table:formula="of:=IFERROR(VLOOKUP(ROW();['customization-items'.$B$1:'customization-items'.$C$1036];COLUMN(['customization-items'.$C$1])-COLUMN(['customization-items'.$B$1])+1;0);&quot;&quot;)" office:value-type="string" office:string-value="Security-26-2" calcext:value-type="string">
            <text:p>Security-26-2</text:p>
          </table:table-cell>
        </table:table-row>
        <table:table-row table:style-name="ro152">
          <table:table-cell table:formula="of:=IFERROR(VLOOKUP(ROW();['customization-items'.$B$1:'customization-items'.$C$1036];COLUMN(['customization-items'.$C$1])-COLUMN(['customization-items'.$B$1])+1;0);&quot;&quot;)" office:value-type="string" office:string-value="Security-27-1" calcext:value-type="string">
            <text:p>Security-27-1</text:p>
          </table:table-cell>
        </table:table-row>
        <table:table-row table:style-name="ro152">
          <table:table-cell table:formula="of:=IFERROR(VLOOKUP(ROW();['customization-items'.$B$1:'customization-items'.$C$1036];COLUMN(['customization-items'.$C$1])-COLUMN(['customization-items'.$B$1])+1;0);&quot;&quot;)" office:value-type="string" office:string-value="Security-27-2" calcext:value-type="string">
            <text:p>Security-27-2</text:p>
          </table:table-cell>
        </table:table-row>
        <table:table-row table:style-name="ro152">
          <table:table-cell table:formula="of:=IFERROR(VLOOKUP(ROW();['customization-items'.$B$1:'customization-items'.$C$1036];COLUMN(['customization-items'.$C$1])-COLUMN(['customization-items'.$B$1])+1;0);&quot;&quot;)" office:value-type="string" office:string-value="Security-28-1" calcext:value-type="string">
            <text:p>Security-28-1</text:p>
          </table:table-cell>
        </table:table-row>
        <table:table-row table:style-name="ro152">
          <table:table-cell table:formula="of:=IFERROR(VLOOKUP(ROW();['customization-items'.$B$1:'customization-items'.$C$1036];COLUMN(['customization-items'.$C$1])-COLUMN(['customization-items'.$B$1])+1;0);&quot;&quot;)" office:value-type="string" office:string-value="Security-28-2" calcext:value-type="string">
            <text:p>Security-28-2</text:p>
          </table:table-cell>
        </table:table-row>
        <table:table-row table:style-name="ro152">
          <table:table-cell table:formula="of:=IFERROR(VLOOKUP(ROW();['customization-items'.$B$1:'customization-items'.$C$1036];COLUMN(['customization-items'.$C$1])-COLUMN(['customization-items'.$B$1])+1;0);&quot;&quot;)" office:value-type="string" office:string-value="Security-29-1" calcext:value-type="string">
            <text:p>Security-29-1</text:p>
          </table:table-cell>
        </table:table-row>
        <table:table-row table:style-name="ro152">
          <table:table-cell table:formula="of:=IFERROR(VLOOKUP(ROW();['customization-items'.$B$1:'customization-items'.$C$1036];COLUMN(['customization-items'.$C$1])-COLUMN(['customization-items'.$B$1])+1;0);&quot;&quot;)" office:value-type="string" office:string-value="Security-29-2" calcext:value-type="string">
            <text:p>Security-29-2</text:p>
          </table:table-cell>
        </table:table-row>
        <table:table-row table:style-name="ro152">
          <table:table-cell table:formula="of:=IFERROR(VLOOKUP(ROW();['customization-items'.$B$1:'customization-items'.$C$1036];COLUMN(['customization-items'.$C$1])-COLUMN(['customization-items'.$B$1])+1;0);&quot;&quot;)" office:value-type="string" office:string-value="Security-30-1" calcext:value-type="string">
            <text:p>Security-30-1</text:p>
          </table:table-cell>
        </table:table-row>
        <table:table-row table:style-name="ro152">
          <table:table-cell table:formula="of:=IFERROR(VLOOKUP(ROW();['customization-items'.$B$1:'customization-items'.$C$1036];COLUMN(['customization-items'.$C$1])-COLUMN(['customization-items'.$B$1])+1;0);&quot;&quot;)" office:value-type="string" office:string-value="Security-30-2" calcext:value-type="string">
            <text:p>Security-30-2</text:p>
          </table:table-cell>
        </table:table-row>
        <table:table-row table:style-name="ro152">
          <table:table-cell table:formula="of:=IFERROR(VLOOKUP(ROW();['customization-items'.$B$1:'customization-items'.$C$1036];COLUMN(['customization-items'.$C$1])-COLUMN(['customization-items'.$B$1])+1;0);&quot;&quot;)" office:value-type="string" office:string-value="Security-31-1" calcext:value-type="string">
            <text:p>Security-31-1</text:p>
          </table:table-cell>
        </table:table-row>
        <table:table-row table:style-name="ro152">
          <table:table-cell table:formula="of:=IFERROR(VLOOKUP(ROW();['customization-items'.$B$1:'customization-items'.$C$1036];COLUMN(['customization-items'.$C$1])-COLUMN(['customization-items'.$B$1])+1;0);&quot;&quot;)" office:value-type="string" office:string-value="Security-31-2" calcext:value-type="string">
            <text:p>Security-31-2</text:p>
          </table:table-cell>
        </table:table-row>
        <table:table-row table:style-name="ro152">
          <table:table-cell table:formula="of:=IFERROR(VLOOKUP(ROW();['customization-items'.$B$1:'customization-items'.$C$1036];COLUMN(['customization-items'.$C$1])-COLUMN(['customization-items'.$B$1])+1;0);&quot;&quot;)" office:value-type="string" office:string-value="Security-32-1" calcext:value-type="string">
            <text:p>Security-32-1</text:p>
          </table:table-cell>
        </table:table-row>
        <table:table-row table:style-name="ro152">
          <table:table-cell table:formula="of:=IFERROR(VLOOKUP(ROW();['customization-items'.$B$1:'customization-items'.$C$1036];COLUMN(['customization-items'.$C$1])-COLUMN(['customization-items'.$B$1])+1;0);&quot;&quot;)" office:value-type="string" office:string-value="Security-32-2" calcext:value-type="string">
            <text:p>Security-32-2</text:p>
          </table:table-cell>
        </table:table-row>
        <table:table-row table:style-name="ro152">
          <table:table-cell table:formula="of:=IFERROR(VLOOKUP(ROW();['customization-items'.$B$1:'customization-items'.$C$1036];COLUMN(['customization-items'.$C$1])-COLUMN(['customization-items'.$B$1])+1;0);&quot;&quot;)" office:value-type="string" office:string-value="Security-33-1" calcext:value-type="string">
            <text:p>Security-33-1</text:p>
          </table:table-cell>
        </table:table-row>
        <table:table-row table:style-name="ro152">
          <table:table-cell table:formula="of:=IFERROR(VLOOKUP(ROW();['customization-items'.$B$1:'customization-items'.$C$1036];COLUMN(['customization-items'.$C$1])-COLUMN(['customization-items'.$B$1])+1;0);&quot;&quot;)" office:value-type="string" office:string-value="Security-33-2" calcext:value-type="string">
            <text:p>Security-33-2</text:p>
          </table:table-cell>
        </table:table-row>
        <table:table-row table:style-name="ro152">
          <table:table-cell table:formula="of:=IFERROR(VLOOKUP(ROW();['customization-items'.$B$1:'customization-items'.$C$1036];COLUMN(['customization-items'.$C$1])-COLUMN(['customization-items'.$B$1])+1;0);&quot;&quot;)" office:value-type="string" office:string-value="Privacy-1-1" calcext:value-type="string">
            <text:p>Privacy-1-1</text:p>
          </table:table-cell>
        </table:table-row>
        <table:table-row table:style-name="ro152">
          <table:table-cell table:formula="of:=IFERROR(VLOOKUP(ROW();['customization-items'.$B$1:'customization-items'.$C$1036];COLUMN(['customization-items'.$C$1])-COLUMN(['customization-items'.$B$1])+1;0);&quot;&quot;)" office:value-type="string" office:string-value="Privacy-1-5" calcext:value-type="string">
            <text:p>Privacy-1-5</text:p>
          </table:table-cell>
        </table:table-row>
        <table:table-row table:style-name="ro152">
          <table:table-cell table:formula="of:=IFERROR(VLOOKUP(ROW();['customization-items'.$B$1:'customization-items'.$C$1036];COLUMN(['customization-items'.$C$1])-COLUMN(['customization-items'.$B$1])+1;0);&quot;&quot;)" office:value-type="string" office:string-value="Privacy-1-2" calcext:value-type="string">
            <text:p>Privacy-1-2</text:p>
          </table:table-cell>
        </table:table-row>
        <table:table-row table:style-name="ro152">
          <table:table-cell table:formula="of:=IFERROR(VLOOKUP(ROW();['customization-items'.$B$1:'customization-items'.$C$1036];COLUMN(['customization-items'.$C$1])-COLUMN(['customization-items'.$B$1])+1;0);&quot;&quot;)" office:value-type="string" office:string-value="Privacy-1-3" calcext:value-type="string">
            <text:p>Privacy-1-3</text:p>
          </table:table-cell>
        </table:table-row>
        <table:table-row table:style-name="ro152">
          <table:table-cell table:formula="of:=IFERROR(VLOOKUP(ROW();['customization-items'.$B$1:'customization-items'.$C$1036];COLUMN(['customization-items'.$C$1])-COLUMN(['customization-items'.$B$1])+1;0);&quot;&quot;)" office:value-type="string" office:string-value="Privacy-1-4" calcext:value-type="string">
            <text:p>Privacy-1-4</text:p>
          </table:table-cell>
        </table:table-row>
        <table:table-row table:style-name="ro152">
          <table:table-cell table:formula="of:=IFERROR(VLOOKUP(ROW();['customization-items'.$B$1:'customization-items'.$C$1036];COLUMN(['customization-items'.$C$1])-COLUMN(['customization-items'.$B$1])+1;0);&quot;&quot;)" office:value-type="string" office:string-value="Privacy-2-1" calcext:value-type="string">
            <text:p>Privacy-2-1</text:p>
          </table:table-cell>
        </table:table-row>
        <table:table-row table:style-name="ro152">
          <table:table-cell table:formula="of:=IFERROR(VLOOKUP(ROW();['customization-items'.$B$1:'customization-items'.$C$1036];COLUMN(['customization-items'.$C$1])-COLUMN(['customization-items'.$B$1])+1;0);&quot;&quot;)" office:value-type="string" office:string-value="Privacy-2-2" calcext:value-type="string">
            <text:p>Privacy-2-2</text:p>
          </table:table-cell>
        </table:table-row>
        <table:table-row table:style-name="ro152">
          <table:table-cell table:formula="of:=IFERROR(VLOOKUP(ROW();['customization-items'.$B$1:'customization-items'.$C$1036];COLUMN(['customization-items'.$C$1])-COLUMN(['customization-items'.$B$1])+1;0);&quot;&quot;)" office:value-type="string" office:string-value="Privacy-2-3" calcext:value-type="string">
            <text:p>Privacy-2-3</text:p>
          </table:table-cell>
        </table:table-row>
        <table:table-row table:style-name="ro152">
          <table:table-cell table:formula="of:=IFERROR(VLOOKUP(ROW();['customization-items'.$B$1:'customization-items'.$C$1036];COLUMN(['customization-items'.$C$1])-COLUMN(['customization-items'.$B$1])+1;0);&quot;&quot;)" office:value-type="string" office:string-value="Privacy-3-2" calcext:value-type="string">
            <text:p>Privacy-3-2</text:p>
          </table:table-cell>
        </table:table-row>
        <table:table-row table:style-name="ro152">
          <table:table-cell table:formula="of:=IFERROR(VLOOKUP(ROW();['customization-items'.$B$1:'customization-items'.$C$1036];COLUMN(['customization-items'.$C$1])-COLUMN(['customization-items'.$B$1])+1;0);&quot;&quot;)" office:value-type="string" office:string-value="Privacy-4-1" calcext:value-type="string">
            <text:p>Privacy-4-1</text:p>
          </table:table-cell>
        </table:table-row>
        <table:table-row table:style-name="ro152">
          <table:table-cell table:formula="of:=IFERROR(VLOOKUP(ROW();['customization-items'.$B$1:'customization-items'.$C$1036];COLUMN(['customization-items'.$C$1])-COLUMN(['customization-items'.$B$1])+1;0);&quot;&quot;)" office:value-type="string" office:string-value="Privacy-4-2" calcext:value-type="string">
            <text:p>Privacy-4-2</text:p>
          </table:table-cell>
        </table:table-row>
        <table:table-row table:style-name="ro152">
          <table:table-cell table:formula="of:=IFERROR(VLOOKUP(ROW();['customization-items'.$B$1:'customization-items'.$C$1036];COLUMN(['customization-items'.$C$1])-COLUMN(['customization-items'.$B$1])+1;0);&quot;&quot;)" office:value-type="string" office:string-value="Privacy-5-1" calcext:value-type="string">
            <text:p>Privacy-5-1</text:p>
          </table:table-cell>
        </table:table-row>
        <table:table-row table:style-name="ro152">
          <table:table-cell table:formula="of:=IFERROR(VLOOKUP(ROW();['customization-items'.$B$1:'customization-items'.$C$1036];COLUMN(['customization-items'.$C$1])-COLUMN(['customization-items'.$B$1])+1;0);&quot;&quot;)" office:value-type="string" office:string-value="Privacy-5-2" calcext:value-type="string">
            <text:p>Privacy-5-2</text:p>
          </table:table-cell>
        </table:table-row>
        <table:table-row table:style-name="ro152">
          <table:table-cell table:formula="of:=IFERROR(VLOOKUP(ROW();['customization-items'.$B$1:'customization-items'.$C$1036];COLUMN(['customization-items'.$C$1])-COLUMN(['customization-items'.$B$1])+1;0);&quot;&quot;)" office:value-type="string" office:string-value="Privacy-6-1" calcext:value-type="string">
            <text:p>Privacy-6-1</text:p>
          </table:table-cell>
        </table:table-row>
        <table:table-row table:style-name="ro152">
          <table:table-cell table:formula="of:=IFERROR(VLOOKUP(ROW();['customization-items'.$B$1:'customization-items'.$C$1036];COLUMN(['customization-items'.$C$1])-COLUMN(['customization-items'.$B$1])+1;0);&quot;&quot;)" office:value-type="string" office:string-value="Privacy-6-2" calcext:value-type="string">
            <text:p>Privacy-6-2</text:p>
          </table:table-cell>
        </table:table-row>
        <table:table-row table:style-name="ro152">
          <table:table-cell table:formula="of:=IFERROR(VLOOKUP(ROW();['customization-items'.$B$1:'customization-items'.$C$1036];COLUMN(['customization-items'.$C$1])-COLUMN(['customization-items'.$B$1])+1;0);&quot;&quot;)" office:value-type="string" office:string-value="Privacy-6-4" calcext:value-type="string">
            <text:p>Privacy-6-4</text:p>
          </table:table-cell>
        </table:table-row>
        <table:table-row table:style-name="ro152">
          <table:table-cell table:formula="of:=IFERROR(VLOOKUP(ROW();['customization-items'.$B$1:'customization-items'.$C$1036];COLUMN(['customization-items'.$C$1])-COLUMN(['customization-items'.$B$1])+1;0);&quot;&quot;)" office:value-type="string" office:string-value="Privacy-6-3" calcext:value-type="string">
            <text:p>Privacy-6-3</text:p>
          </table:table-cell>
        </table:table-row>
        <table:table-row table:style-name="ro152">
          <table:table-cell table:formula="of:=IFERROR(VLOOKUP(ROW();['customization-items'.$B$1:'customization-items'.$C$1036];COLUMN(['customization-items'.$C$1])-COLUMN(['customization-items'.$B$1])+1;0);&quot;&quot;)" office:value-type="string" office:string-value="Privacy-7-1" calcext:value-type="string">
            <text:p>Privacy-7-1</text:p>
          </table:table-cell>
        </table:table-row>
        <table:table-row table:style-name="ro152">
          <table:table-cell table:formula="of:=IFERROR(VLOOKUP(ROW();['customization-items'.$B$1:'customization-items'.$C$1036];COLUMN(['customization-items'.$C$1])-COLUMN(['customization-items'.$B$1])+1;0);&quot;&quot;)" office:value-type="string" office:string-value="Privacy-7-2" calcext:value-type="string">
            <text:p>Privacy-7-2</text:p>
          </table:table-cell>
        </table:table-row>
        <table:table-row table:style-name="ro152">
          <table:table-cell table:formula="of:=IFERROR(VLOOKUP(ROW();['customization-items'.$B$1:'customization-items'.$C$1036];COLUMN(['customization-items'.$C$1])-COLUMN(['customization-items'.$B$1])+1;0);&quot;&quot;)" office:value-type="string" office:string-value="Privacy-8-1" calcext:value-type="string">
            <text:p>Privacy-8-1</text:p>
          </table:table-cell>
        </table:table-row>
        <table:table-row table:style-name="ro152">
          <table:table-cell table:formula="of:=IFERROR(VLOOKUP(ROW();['customization-items'.$B$1:'customization-items'.$C$1036];COLUMN(['customization-items'.$C$1])-COLUMN(['customization-items'.$B$1])+1;0);&quot;&quot;)" office:value-type="string" office:string-value="Privacy-8-2" calcext:value-type="string">
            <text:p>Privacy-8-2</text:p>
          </table:table-cell>
        </table:table-row>
        <table:table-row table:style-name="ro152">
          <table:table-cell table:formula="of:=IFERROR(VLOOKUP(ROW();['customization-items'.$B$1:'customization-items'.$C$1036];COLUMN(['customization-items'.$C$1])-COLUMN(['customization-items'.$B$1])+1;0);&quot;&quot;)" office:value-type="string" office:string-value="Privacy-9-1" calcext:value-type="string">
            <text:p>Privacy-9-1</text:p>
          </table:table-cell>
        </table:table-row>
        <table:table-row table:style-name="ro152">
          <table:table-cell table:formula="of:=IFERROR(VLOOKUP(ROW();['customization-items'.$B$1:'customization-items'.$C$1036];COLUMN(['customization-items'.$C$1])-COLUMN(['customization-items'.$B$1])+1;0);&quot;&quot;)" office:value-type="string" office:string-value="Privacy-10-1" calcext:value-type="string">
            <text:p>Privacy-10-1</text:p>
          </table:table-cell>
        </table:table-row>
        <table:table-row table:style-name="ro152">
          <table:table-cell table:formula="of:=IFERROR(VLOOKUP(ROW();['customization-items'.$B$1:'customization-items'.$C$1036];COLUMN(['customization-items'.$C$1])-COLUMN(['customization-items'.$B$1])+1;0);&quot;&quot;)" office:value-type="string" office:string-value="Privacy-10-2" calcext:value-type="string">
            <text:p>Privacy-10-2</text:p>
          </table:table-cell>
        </table:table-row>
        <table:table-row table:style-name="ro152">
          <table:table-cell table:formula="of:=IFERROR(VLOOKUP(ROW();['customization-items'.$B$1:'customization-items'.$C$1036];COLUMN(['customization-items'.$C$1])-COLUMN(['customization-items'.$B$1])+1;0);&quot;&quot;)" office:value-type="string" office:string-value="Privacy-11-1" calcext:value-type="string">
            <text:p>Privacy-11-1</text:p>
          </table:table-cell>
        </table:table-row>
        <table:table-row table:style-name="ro152">
          <table:table-cell table:formula="of:=IFERROR(VLOOKUP(ROW();['customization-items'.$B$1:'customization-items'.$C$1036];COLUMN(['customization-items'.$C$1])-COLUMN(['customization-items'.$B$1])+1;0);&quot;&quot;)" office:value-type="string" office:string-value="Privacy-11-2" calcext:value-type="string">
            <text:p>Privacy-11-2</text:p>
          </table:table-cell>
        </table:table-row>
        <table:table-row table:style-name="ro152">
          <table:table-cell table:formula="of:=IFERROR(VLOOKUP(ROW();['customization-items'.$B$1:'customization-items'.$C$1036];COLUMN(['customization-items'.$C$1])-COLUMN(['customization-items'.$B$1])+1;0);&quot;&quot;)" office:value-type="string" office:string-value="Privacy-11-6" calcext:value-type="string">
            <text:p>Privacy-11-6</text:p>
          </table:table-cell>
        </table:table-row>
        <table:table-row table:style-name="ro152">
          <table:table-cell table:formula="of:=IFERROR(VLOOKUP(ROW();['customization-items'.$B$1:'customization-items'.$C$1036];COLUMN(['customization-items'.$C$1])-COLUMN(['customization-items'.$B$1])+1;0);&quot;&quot;)" office:value-type="string" office:string-value="Privacy-11-3" calcext:value-type="string">
            <text:p>Privacy-11-3</text:p>
          </table:table-cell>
        </table:table-row>
        <table:table-row table:style-name="ro152">
          <table:table-cell table:formula="of:=IFERROR(VLOOKUP(ROW();['customization-items'.$B$1:'customization-items'.$C$1036];COLUMN(['customization-items'.$C$1])-COLUMN(['customization-items'.$B$1])+1;0);&quot;&quot;)" office:value-type="string" office:string-value="Privacy-11-4" calcext:value-type="string">
            <text:p>Privacy-11-4</text:p>
          </table:table-cell>
        </table:table-row>
        <table:table-row table:style-name="ro152">
          <table:table-cell table:formula="of:=IFERROR(VLOOKUP(ROW();['customization-items'.$B$1:'customization-items'.$C$1036];COLUMN(['customization-items'.$C$1])-COLUMN(['customization-items'.$B$1])+1;0);&quot;&quot;)" office:value-type="string" office:string-value="Privacy-11-7" calcext:value-type="string">
            <text:p>Privacy-11-7</text:p>
          </table:table-cell>
        </table:table-row>
        <table:table-row table:style-name="ro152">
          <table:table-cell table:formula="of:=IFERROR(VLOOKUP(ROW();['customization-items'.$B$1:'customization-items'.$C$1036];COLUMN(['customization-items'.$C$1])-COLUMN(['customization-items'.$B$1])+1;0);&quot;&quot;)" office:value-type="string" office:string-value="Privacy-12-2" calcext:value-type="string">
            <text:p>Privacy-12-2</text:p>
          </table:table-cell>
        </table:table-row>
        <table:table-row table:style-name="ro152">
          <table:table-cell table:formula="of:=IFERROR(VLOOKUP(ROW();['customization-items'.$B$1:'customization-items'.$C$1036];COLUMN(['customization-items'.$C$1])-COLUMN(['customization-items'.$B$1])+1;0);&quot;&quot;)" office:value-type="string" office:string-value="Privacy-13-1" calcext:value-type="string">
            <text:p>Privacy-13-1</text:p>
          </table:table-cell>
        </table:table-row>
        <table:table-row table:style-name="ro152">
          <table:table-cell table:formula="of:=IFERROR(VLOOKUP(ROW();['customization-items'.$B$1:'customization-items'.$C$1036];COLUMN(['customization-items'.$C$1])-COLUMN(['customization-items'.$B$1])+1;0);&quot;&quot;)" office:value-type="string" office:string-value="Privacy-13-3" calcext:value-type="string">
            <text:p>Privacy-13-3</text:p>
          </table:table-cell>
        </table:table-row>
        <table:table-row table:style-name="ro152">
          <table:table-cell table:formula="of:=IFERROR(VLOOKUP(ROW();['customization-items'.$B$1:'customization-items'.$C$1036];COLUMN(['customization-items'.$C$1])-COLUMN(['customization-items'.$B$1])+1;0);&quot;&quot;)" office:value-type="string" office:string-value="Privacy-14-1" calcext:value-type="string">
            <text:p>Privacy-14-1</text:p>
          </table:table-cell>
        </table:table-row>
        <table:table-row table:style-name="ro152">
          <table:table-cell table:formula="of:=IFERROR(VLOOKUP(ROW();['customization-items'.$B$1:'customization-items'.$C$1036];COLUMN(['customization-items'.$C$1])-COLUMN(['customization-items'.$B$1])+1;0);&quot;&quot;)" office:value-type="string" office:string-value="Privacy-14-2" calcext:value-type="string">
            <text:p>Privacy-14-2</text:p>
          </table:table-cell>
        </table:table-row>
        <table:table-row table:style-name="ro152">
          <table:table-cell table:formula="of:=IFERROR(VLOOKUP(ROW();['customization-items'.$B$1:'customization-items'.$C$1036];COLUMN(['customization-items'.$C$1])-COLUMN(['customization-items'.$B$1])+1;0);&quot;&quot;)" office:value-type="string" office:string-value="Privacy-14-4" calcext:value-type="string">
            <text:p>Privacy-14-4</text:p>
          </table:table-cell>
        </table:table-row>
        <table:table-row table:style-name="ro152">
          <table:table-cell table:formula="of:=IFERROR(VLOOKUP(ROW();['customization-items'.$B$1:'customization-items'.$C$1036];COLUMN(['customization-items'.$C$1])-COLUMN(['customization-items'.$B$1])+1;0);&quot;&quot;)" office:value-type="string" office:string-value="Privacy-14-3" calcext:value-type="string">
            <text:p>Privacy-14-3</text:p>
          </table:table-cell>
        </table:table-row>
        <table:table-row table:style-name="ro152">
          <table:table-cell table:formula="of:=IFERROR(VLOOKUP(ROW();['customization-items'.$B$1:'customization-items'.$C$1036];COLUMN(['customization-items'.$C$1])-COLUMN(['customization-items'.$B$1])+1;0);&quot;&quot;)" office:value-type="string" office:string-value="Privacy-15-1" calcext:value-type="string">
            <text:p>Privacy-15-1</text:p>
          </table:table-cell>
        </table:table-row>
        <table:table-row table:style-name="ro152">
          <table:table-cell table:formula="of:=IFERROR(VLOOKUP(ROW();['customization-items'.$B$1:'customization-items'.$C$1036];COLUMN(['customization-items'.$C$1])-COLUMN(['customization-items'.$B$1])+1;0);&quot;&quot;)" office:value-type="string" office:string-value="Privacy-15-2" calcext:value-type="string">
            <text:p>Privacy-15-2</text:p>
          </table:table-cell>
        </table:table-row>
        <table:table-row table:style-name="ro152">
          <table:table-cell table:formula="of:=IFERROR(VLOOKUP(ROW();['customization-items'.$B$1:'customization-items'.$C$1036];COLUMN(['customization-items'.$C$1])-COLUMN(['customization-items'.$B$1])+1;0);&quot;&quot;)" office:value-type="string" office:string-value="Privacy-16-1" calcext:value-type="string">
            <text:p>Privacy-16-1</text:p>
          </table:table-cell>
        </table:table-row>
        <table:table-row table:style-name="ro152">
          <table:table-cell table:formula="of:=IFERROR(VLOOKUP(ROW();['customization-items'.$B$1:'customization-items'.$C$1036];COLUMN(['customization-items'.$C$1])-COLUMN(['customization-items'.$B$1])+1;0);&quot;&quot;)" office:value-type="string" office:string-value="Privacy-16-2" calcext:value-type="string">
            <text:p>Privacy-16-2</text:p>
          </table:table-cell>
        </table:table-row>
        <table:table-row table:style-name="ro152">
          <table:table-cell table:formula="of:=IFERROR(VLOOKUP(ROW();['customization-items'.$B$1:'customization-items'.$C$1036];COLUMN(['customization-items'.$C$1])-COLUMN(['customization-items'.$B$1])+1;0);&quot;&quot;)" office:value-type="string" office:string-value="Privacy-17-1" calcext:value-type="string">
            <text:p>Privacy-17-1</text:p>
          </table:table-cell>
        </table:table-row>
        <table:table-row table:style-name="ro152">
          <table:table-cell table:formula="of:=IFERROR(VLOOKUP(ROW();['customization-items'.$B$1:'customization-items'.$C$1036];COLUMN(['customization-items'.$C$1])-COLUMN(['customization-items'.$B$1])+1;0);&quot;&quot;)" office:value-type="string" office:string-value="Privacy-17-2" calcext:value-type="string">
            <text:p>Privacy-17-2</text:p>
          </table:table-cell>
        </table:table-row>
        <table:table-row table:style-name="ro152">
          <table:table-cell table:formula="of:=IFERROR(VLOOKUP(ROW();['customization-items'.$B$1:'customization-items'.$C$1036];COLUMN(['customization-items'.$C$1])-COLUMN(['customization-items'.$B$1])+1;0);&quot;&quot;)" office:value-type="string" office:string-value="Privacy-18-1" calcext:value-type="string">
            <text:p>Privacy-18-1</text:p>
          </table:table-cell>
        </table:table-row>
        <table:table-row table:style-name="ro152">
          <table:table-cell table:formula="of:=IFERROR(VLOOKUP(ROW();['customization-items'.$B$1:'customization-items'.$C$1036];COLUMN(['customization-items'.$C$1])-COLUMN(['customization-items'.$B$1])+1;0);&quot;&quot;)" office:value-type="string" office:string-value="Privacy-18-2" calcext:value-type="string">
            <text:p>Privacy-18-2</text:p>
          </table:table-cell>
        </table:table-row>
        <table:table-row table:style-name="ro152">
          <table:table-cell table:formula="of:=IFERROR(VLOOKUP(ROW();['customization-items'.$B$1:'customization-items'.$C$1036];COLUMN(['customization-items'.$C$1])-COLUMN(['customization-items'.$B$1])+1;0);&quot;&quot;)" office:value-type="string" office:string-value="Privacy-19-1" calcext:value-type="string">
            <text:p>Privacy-19-1</text:p>
          </table:table-cell>
        </table:table-row>
        <table:table-row table:style-name="ro152">
          <table:table-cell table:formula="of:=IFERROR(VLOOKUP(ROW();['customization-items'.$B$1:'customization-items'.$C$1036];COLUMN(['customization-items'.$C$1])-COLUMN(['customization-items'.$B$1])+1;0);&quot;&quot;)" office:value-type="string" office:string-value="Privacy-19-2" calcext:value-type="string">
            <text:p>Privacy-19-2</text:p>
          </table:table-cell>
        </table:table-row>
        <table:table-row table:style-name="ro152">
          <table:table-cell table:formula="of:=IFERROR(VLOOKUP(ROW();['customization-items'.$B$1:'customization-items'.$C$1036];COLUMN(['customization-items'.$C$1])-COLUMN(['customization-items'.$B$1])+1;0);&quot;&quot;)" office:value-type="string" office:string-value="Privacy-21-1" calcext:value-type="string">
            <text:p>Privacy-21-1</text:p>
          </table:table-cell>
        </table:table-row>
        <table:table-row table:style-name="ro152">
          <table:table-cell table:formula="of:=IFERROR(VLOOKUP(ROW();['customization-items'.$B$1:'customization-items'.$C$1036];COLUMN(['customization-items'.$C$1])-COLUMN(['customization-items'.$B$1])+1;0);&quot;&quot;)" office:value-type="string" office:string-value="Privacy-21-2" calcext:value-type="string">
            <text:p>Privacy-21-2</text:p>
          </table:table-cell>
        </table:table-row>
        <table:table-row table:style-name="ro152">
          <table:table-cell table:formula="of:=IFERROR(VLOOKUP(ROW();['customization-items'.$B$1:'customization-items'.$C$1036];COLUMN(['customization-items'.$C$1])-COLUMN(['customization-items'.$B$1])+1;0);&quot;&quot;)" office:value-type="string" office:string-value="Privacy-22-1" calcext:value-type="string">
            <text:p>Privacy-22-1</text:p>
          </table:table-cell>
        </table:table-row>
        <table:table-row table:style-name="ro152">
          <table:table-cell table:formula="of:=IFERROR(VLOOKUP(ROW();['customization-items'.$B$1:'customization-items'.$C$1036];COLUMN(['customization-items'.$C$1])-COLUMN(['customization-items'.$B$1])+1;0);&quot;&quot;)" office:value-type="string" office:string-value="Privacy-22-2" calcext:value-type="string">
            <text:p>Privacy-22-2</text:p>
          </table:table-cell>
        </table:table-row>
        <table:table-row table:style-name="ro152">
          <table:table-cell table:formula="of:=IFERROR(VLOOKUP(ROW();['customization-items'.$B$1:'customization-items'.$C$1036];COLUMN(['customization-items'.$C$1])-COLUMN(['customization-items'.$B$1])+1;0);&quot;&quot;)" office:value-type="string" office:string-value="Privacy-22-3" calcext:value-type="string">
            <text:p>Privacy-22-3</text:p>
          </table:table-cell>
        </table:table-row>
        <table:table-row table:style-name="ro152">
          <table:table-cell table:formula="of:=IFERROR(VLOOKUP(ROW();['customization-items'.$B$1:'customization-items'.$C$1036];COLUMN(['customization-items'.$C$1])-COLUMN(['customization-items'.$B$1])+1;0);&quot;&quot;)" office:value-type="string" office:string-value="Privacy-24-1" calcext:value-type="string">
            <text:p>Privacy-24-1</text:p>
          </table:table-cell>
        </table:table-row>
        <table:table-row table:style-name="ro152">
          <table:table-cell table:formula="of:=IFERROR(VLOOKUP(ROW();['customization-items'.$B$1:'customization-items'.$C$1036];COLUMN(['customization-items'.$C$1])-COLUMN(['customization-items'.$B$1])+1;0);&quot;&quot;)" office:value-type="string" office:string-value="Privacy-24-2" calcext:value-type="string">
            <text:p>Privacy-24-2</text:p>
          </table:table-cell>
        </table:table-row>
        <table:table-row table:style-name="ro152">
          <table:table-cell table:formula="of:=IFERROR(VLOOKUP(ROW();['customization-items'.$B$1:'customization-items'.$C$1036];COLUMN(['customization-items'.$C$1])-COLUMN(['customization-items'.$B$1])+1;0);&quot;&quot;)" office:value-type="string" office:string-value="Privacy-26-1" calcext:value-type="string">
            <text:p>Privacy-26-1</text:p>
          </table:table-cell>
        </table:table-row>
        <table:table-row table:style-name="ro152">
          <table:table-cell table:formula="of:=IFERROR(VLOOKUP(ROW();['customization-items'.$B$1:'customization-items'.$C$1036];COLUMN(['customization-items'.$C$1])-COLUMN(['customization-items'.$B$1])+1;0);&quot;&quot;)" office:value-type="string" office:string-value="Privacy-26-2" calcext:value-type="string">
            <text:p>Privacy-26-2</text:p>
          </table:table-cell>
        </table:table-row>
        <table:table-row table:style-name="ro152">
          <table:table-cell table:formula="of:=IFERROR(VLOOKUP(ROW();['customization-items'.$B$1:'customization-items'.$C$1036];COLUMN(['customization-items'.$C$1])-COLUMN(['customization-items'.$B$1])+1;0);&quot;&quot;)" office:value-type="string" office:string-value="Privacy-27-1" calcext:value-type="string">
            <text:p>Privacy-27-1</text:p>
          </table:table-cell>
        </table:table-row>
        <table:table-row table:style-name="ro152">
          <table:table-cell table:formula="of:=IFERROR(VLOOKUP(ROW();['customization-items'.$B$1:'customization-items'.$C$1036];COLUMN(['customization-items'.$C$1])-COLUMN(['customization-items'.$B$1])+1;0);&quot;&quot;)" office:value-type="string" office:string-value="Privacy-27-2" calcext:value-type="string">
            <text:p>Privacy-27-2</text:p>
          </table:table-cell>
        </table:table-row>
        <table:table-row table:style-name="ro152">
          <table:table-cell table:formula="of:=IFERROR(VLOOKUP(ROW();['customization-items'.$B$1:'customization-items'.$C$1036];COLUMN(['customization-items'.$C$1])-COLUMN(['customization-items'.$B$1])+1;0);&quot;&quot;)" office:value-type="string" office:string-value="Privacy-29-1" calcext:value-type="string">
            <text:p>Privacy-29-1</text:p>
          </table:table-cell>
        </table:table-row>
        <table:table-row table:style-name="ro152">
          <table:table-cell table:formula="of:=IFERROR(VLOOKUP(ROW();['customization-items'.$B$1:'customization-items'.$C$1036];COLUMN(['customization-items'.$C$1])-COLUMN(['customization-items'.$B$1])+1;0);&quot;&quot;)" office:value-type="string" office:string-value="Privacy-29-2" calcext:value-type="string">
            <text:p>Privacy-29-2</text:p>
          </table:table-cell>
        </table:table-row>
        <table:table-row table:style-name="ro152">
          <table:table-cell table:formula="of:=IFERROR(VLOOKUP(ROW();['customization-items'.$B$1:'customization-items'.$C$1036];COLUMN(['customization-items'.$C$1])-COLUMN(['customization-items'.$B$1])+1;0);&quot;&quot;)" office:value-type="string" office:string-value="Privacy-30-1" calcext:value-type="string">
            <text:p>Privacy-30-1</text:p>
          </table:table-cell>
        </table:table-row>
        <table:table-row table:style-name="ro152">
          <table:table-cell table:formula="of:=IFERROR(VLOOKUP(ROW();['customization-items'.$B$1:'customization-items'.$C$1036];COLUMN(['customization-items'.$C$1])-COLUMN(['customization-items'.$B$1])+1;0);&quot;&quot;)" office:value-type="string" office:string-value="Privacy-30-2" calcext:value-type="string">
            <text:p>Privacy-30-2</text:p>
          </table:table-cell>
        </table:table-row>
        <table:table-row table:style-name="ro152">
          <table:table-cell table:formula="of:=IFERROR(VLOOKUP(ROW();['customization-items'.$B$1:'customization-items'.$C$1036];COLUMN(['customization-items'.$C$1])-COLUMN(['customization-items'.$B$1])+1;0);&quot;&quot;)" office:value-type="string" office:string-value="Privacy-30-3" calcext:value-type="string">
            <text:p>Privacy-30-3</text:p>
          </table:table-cell>
        </table:table-row>
        <table:table-row table:style-name="ro152">
          <table:table-cell table:formula="of:=IFERROR(VLOOKUP(ROW();['customization-items'.$B$1:'customization-items'.$C$1036];COLUMN(['customization-items'.$C$1])-COLUMN(['customization-items'.$B$1])+1;0);&quot;&quot;)" office:value-type="string" office:string-value="Privacy-32-1" calcext:value-type="string">
            <text:p>Privacy-32-1</text:p>
          </table:table-cell>
        </table:table-row>
        <table:table-row table:style-name="ro152">
          <table:table-cell table:formula="of:=IFERROR(VLOOKUP(ROW();['customization-items'.$B$1:'customization-items'.$C$1036];COLUMN(['customization-items'.$C$1])-COLUMN(['customization-items'.$B$1])+1;0);&quot;&quot;)" office:value-type="string" office:string-value="Privacy-32-2" calcext:value-type="string">
            <text:p>Privacy-32-2</text:p>
          </table:table-cell>
        </table:table-row>
        <table:table-row table:style-name="ro152">
          <table:table-cell table:formula="of:=IFERROR(VLOOKUP(ROW();['customization-items'.$B$1:'customization-items'.$C$1036];COLUMN(['customization-items'.$C$1])-COLUMN(['customization-items'.$B$1])+1;0);&quot;&quot;)" office:value-type="string" office:string-value="Privacy-33-1" calcext:value-type="string">
            <text:p>Privacy-33-1</text:p>
          </table:table-cell>
        </table:table-row>
        <table:table-row table:style-name="ro152">
          <table:table-cell table:formula="of:=IFERROR(VLOOKUP(ROW();['customization-items'.$B$1:'customization-items'.$C$1036];COLUMN(['customization-items'.$C$1])-COLUMN(['customization-items'.$B$1])+1;0);&quot;&quot;)" office:value-type="string" office:string-value="Privacy-33-2" calcext:value-type="string">
            <text:p>Privacy-33-2</text:p>
          </table:table-cell>
        </table:table-row>
        <table:table-row table:style-name="ro152">
          <table:table-cell table:formula="of:=IFERROR(VLOOKUP(ROW();['customization-items'.$B$1:'customization-items'.$C$1036];COLUMN(['customization-items'.$C$1])-COLUMN(['customization-items'.$B$1])+1;0);&quot;&quot;)" office:value-type="string" office:string-value="Privacy-33-3" calcext:value-type="string">
            <text:p>Privacy-33-3</text:p>
          </table:table-cell>
        </table:table-row>
        <table:table-row table:style-name="ro152">
          <table:table-cell table:formula="of:=IFERROR(VLOOKUP(ROW();['customization-items'.$B$1:'customization-items'.$C$1036];COLUMN(['customization-items'.$C$1])-COLUMN(['customization-items'.$B$1])+1;0);&quot;&quot;)" office:value-type="string" office:string-value="Privacy-34-1" calcext:value-type="string">
            <text:p>Privacy-34-1</text:p>
          </table:table-cell>
        </table:table-row>
        <table:table-row table:style-name="ro152">
          <table:table-cell table:formula="of:=IFERROR(VLOOKUP(ROW();['customization-items'.$B$1:'customization-items'.$C$1036];COLUMN(['customization-items'.$C$1])-COLUMN(['customization-items'.$B$1])+1;0);&quot;&quot;)" office:value-type="string" office:string-value="Privacy-34-2" calcext:value-type="string">
            <text:p>Privacy-34-2</text:p>
          </table:table-cell>
        </table:table-row>
        <table:table-row table:style-name="ro152">
          <table:table-cell table:formula="of:=IFERROR(VLOOKUP(ROW();['customization-items'.$B$1:'customization-items'.$C$1036];COLUMN(['customization-items'.$C$1])-COLUMN(['customization-items'.$B$1])+1;0);&quot;&quot;)" office:value-type="string" office:string-value="Privacy-35-1" calcext:value-type="string">
            <text:p>Privacy-35-1</text:p>
          </table:table-cell>
        </table:table-row>
        <table:table-row table:style-name="ro152">
          <table:table-cell table:formula="of:=IFERROR(VLOOKUP(ROW();['customization-items'.$B$1:'customization-items'.$C$1036];COLUMN(['customization-items'.$C$1])-COLUMN(['customization-items'.$B$1])+1;0);&quot;&quot;)" office:value-type="string" office:string-value="Privacy-35-2" calcext:value-type="string">
            <text:p>Privacy-35-2</text:p>
          </table:table-cell>
        </table:table-row>
        <table:table-row table:style-name="ro152">
          <table:table-cell table:formula="of:=IFERROR(VLOOKUP(ROW();['customization-items'.$B$1:'customization-items'.$C$1036];COLUMN(['customization-items'.$C$1])-COLUMN(['customization-items'.$B$1])+1;0);&quot;&quot;)" office:value-type="string" office:string-value="Privacy-35-3" calcext:value-type="string">
            <text:p>Privacy-35-3</text:p>
          </table:table-cell>
        </table:table-row>
        <table:table-row table:style-name="ro152">
          <table:table-cell table:formula="of:=IFERROR(VLOOKUP(ROW();['customization-items'.$B$1:'customization-items'.$C$1036];COLUMN(['customization-items'.$C$1])-COLUMN(['customization-items'.$B$1])+1;0);&quot;&quot;)" office:value-type="string" office:string-value="Privacy-35-4" calcext:value-type="string">
            <text:p>Privacy-35-4</text:p>
          </table:table-cell>
        </table:table-row>
        <table:table-row table:style-name="ro152">
          <table:table-cell table:formula="of:=IFERROR(VLOOKUP(ROW();['customization-items'.$B$1:'customization-items'.$C$1036];COLUMN(['customization-items'.$C$1])-COLUMN(['customization-items'.$B$1])+1;0);&quot;&quot;)" office:value-type="string" office:string-value="Privacy-36-1" calcext:value-type="string">
            <text:p>Privacy-36-1</text:p>
          </table:table-cell>
        </table:table-row>
        <table:table-row table:style-name="ro152">
          <table:table-cell table:formula="of:=IFERROR(VLOOKUP(ROW();['customization-items'.$B$1:'customization-items'.$C$1036];COLUMN(['customization-items'.$C$1])-COLUMN(['customization-items'.$B$1])+1;0);&quot;&quot;)" office:value-type="string" office:string-value="Privacy-36-2" calcext:value-type="string">
            <text:p>Privacy-36-2</text:p>
          </table:table-cell>
        </table:table-row>
        <table:table-row table:style-name="ro152">
          <table:table-cell table:formula="of:=IFERROR(VLOOKUP(ROW();['customization-items'.$B$1:'customization-items'.$C$1036];COLUMN(['customization-items'.$C$1])-COLUMN(['customization-items'.$B$1])+1;0);&quot;&quot;)" office:value-type="string" office:string-value="Privacy-37-1" calcext:value-type="string">
            <text:p>Privacy-37-1</text:p>
          </table:table-cell>
        </table:table-row>
        <table:table-row table:style-name="ro152">
          <table:table-cell table:formula="of:=IFERROR(VLOOKUP(ROW();['customization-items'.$B$1:'customization-items'.$C$1036];COLUMN(['customization-items'.$C$1])-COLUMN(['customization-items'.$B$1])+1;0);&quot;&quot;)" office:value-type="string" office:string-value="Privacy-37-2" calcext:value-type="string">
            <text:p>Privacy-37-2</text:p>
          </table:table-cell>
        </table:table-row>
        <table:table-row table:style-name="ro152">
          <table:table-cell table:formula="of:=IFERROR(VLOOKUP(ROW();['customization-items'.$B$1:'customization-items'.$C$1036];COLUMN(['customization-items'.$C$1])-COLUMN(['customization-items'.$B$1])+1;0);&quot;&quot;)" office:value-type="string" office:string-value="Privacy-38-1" calcext:value-type="string">
            <text:p>Privacy-38-1</text:p>
          </table:table-cell>
        </table:table-row>
        <table:table-row table:style-name="ro152">
          <table:table-cell table:formula="of:=IFERROR(VLOOKUP(ROW();['customization-items'.$B$1:'customization-items'.$C$1036];COLUMN(['customization-items'.$C$1])-COLUMN(['customization-items'.$B$1])+1;0);&quot;&quot;)" office:value-type="string" office:string-value="Privacy-38-2" calcext:value-type="string">
            <text:p>Privacy-38-2</text:p>
          </table:table-cell>
        </table:table-row>
        <table:table-row table:style-name="ro152">
          <table:table-cell table:formula="of:=IFERROR(VLOOKUP(ROW();['customization-items'.$B$1:'customization-items'.$C$1036];COLUMN(['customization-items'.$C$1])-COLUMN(['customization-items'.$B$1])+1;0);&quot;&quot;)" office:value-type="string" office:string-value="Privacy-39-1" calcext:value-type="string">
            <text:p>Privacy-39-1</text:p>
          </table:table-cell>
        </table:table-row>
        <table:table-row table:style-name="ro152">
          <table:table-cell table:formula="of:=IFERROR(VLOOKUP(ROW();['customization-items'.$B$1:'customization-items'.$C$1036];COLUMN(['customization-items'.$C$1])-COLUMN(['customization-items'.$B$1])+1;0);&quot;&quot;)" office:value-type="string" office:string-value="Privacy-39-2" calcext:value-type="string">
            <text:p>Privacy-39-2</text:p>
          </table:table-cell>
        </table:table-row>
        <table:table-row table:style-name="ro152">
          <table:table-cell table:formula="of:=IFERROR(VLOOKUP(ROW();['customization-items'.$B$1:'customization-items'.$C$1036];COLUMN(['customization-items'.$C$1])-COLUMN(['customization-items'.$B$1])+1;0);&quot;&quot;)" office:value-type="string" office:string-value="Privacy-40-1" calcext:value-type="string">
            <text:p>Privacy-40-1</text:p>
          </table:table-cell>
        </table:table-row>
        <table:table-row table:style-name="ro152">
          <table:table-cell table:formula="of:=IFERROR(VLOOKUP(ROW();['customization-items'.$B$1:'customization-items'.$C$1036];COLUMN(['customization-items'.$C$1])-COLUMN(['customization-items'.$B$1])+1;0);&quot;&quot;)" office:value-type="string" office:string-value="Privacy-40-2" calcext:value-type="string">
            <text:p>Privacy-40-2</text:p>
          </table:table-cell>
        </table:table-row>
        <table:table-row table:style-name="ro152">
          <table:table-cell table:formula="of:=IFERROR(VLOOKUP(ROW();['customization-items'.$B$1:'customization-items'.$C$1036];COLUMN(['customization-items'.$C$1])-COLUMN(['customization-items'.$B$1])+1;0);&quot;&quot;)" office:value-type="string" office:string-value="Privacy-41-1" calcext:value-type="string">
            <text:p>Privacy-41-1</text:p>
          </table:table-cell>
        </table:table-row>
        <table:table-row table:style-name="ro152">
          <table:table-cell table:formula="of:=IFERROR(VLOOKUP(ROW();['customization-items'.$B$1:'customization-items'.$C$1036];COLUMN(['customization-items'.$C$1])-COLUMN(['customization-items'.$B$1])+1;0);&quot;&quot;)" office:value-type="string" office:string-value="Privacy-41-2" calcext:value-type="string">
            <text:p>Privacy-41-2</text:p>
          </table:table-cell>
        </table:table-row>
        <table:table-row table:style-name="ro152">
          <table:table-cell table:formula="of:=IFERROR(VLOOKUP(ROW();['customization-items'.$B$1:'customization-items'.$C$1036];COLUMN(['customization-items'.$C$1])-COLUMN(['customization-items'.$B$1])+1;0);&quot;&quot;)" office:value-type="string" office:string-value="Privacy-42-1" calcext:value-type="string">
            <text:p>Privacy-42-1</text:p>
          </table:table-cell>
        </table:table-row>
        <table:table-row table:style-name="ro152">
          <table:table-cell table:formula="of:=IFERROR(VLOOKUP(ROW();['customization-items'.$B$1:'customization-items'.$C$1036];COLUMN(['customization-items'.$C$1])-COLUMN(['customization-items'.$B$1])+1;0);&quot;&quot;)" office:value-type="string" office:string-value="Privacy-42-2" calcext:value-type="string">
            <text:p>Privacy-42-2</text:p>
          </table:table-cell>
        </table:table-row>
        <table:table-row table:style-name="ro152">
          <table:table-cell table:formula="of:=IFERROR(VLOOKUP(ROW();['customization-items'.$B$1:'customization-items'.$C$1036];COLUMN(['customization-items'.$C$1])-COLUMN(['customization-items'.$B$1])+1;0);&quot;&quot;)" office:value-type="string" office:string-value="Privacy-43-1" calcext:value-type="string">
            <text:p>Privacy-43-1</text:p>
          </table:table-cell>
        </table:table-row>
        <table:table-row table:style-name="ro152">
          <table:table-cell table:formula="of:=IFERROR(VLOOKUP(ROW();['customization-items'.$B$1:'customization-items'.$C$1036];COLUMN(['customization-items'.$C$1])-COLUMN(['customization-items'.$B$1])+1;0);&quot;&quot;)" office:value-type="string" office:string-value="Privacy-43-2" calcext:value-type="string">
            <text:p>Privacy-43-2</text:p>
          </table:table-cell>
        </table:table-row>
        <table:table-row table:style-name="ro152">
          <table:table-cell table:formula="of:=IFERROR(VLOOKUP(ROW();['customization-items'.$B$1:'customization-items'.$C$1036];COLUMN(['customization-items'.$C$1])-COLUMN(['customization-items'.$B$1])+1;0);&quot;&quot;)" office:value-type="string" office:string-value="Privacy-43-3" calcext:value-type="string">
            <text:p>Privacy-43-3</text:p>
          </table:table-cell>
        </table:table-row>
        <table:table-row table:style-name="ro152">
          <table:table-cell table:formula="of:=IFERROR(VLOOKUP(ROW();['customization-items'.$B$1:'customization-items'.$C$1036];COLUMN(['customization-items'.$C$1])-COLUMN(['customization-items'.$B$1])+1;0);&quot;&quot;)" office:value-type="string" office:string-value="Privacy-43-4" calcext:value-type="string">
            <text:p>Privacy-43-4</text:p>
          </table:table-cell>
        </table:table-row>
        <table:table-row table:style-name="ro152">
          <table:table-cell table:formula="of:=IFERROR(VLOOKUP(ROW();['customization-items'.$B$1:'customization-items'.$C$1036];COLUMN(['customization-items'.$C$1])-COLUMN(['customization-items'.$B$1])+1;0);&quot;&quot;)" office:value-type="string" office:string-value="Startup-1-2" calcext:value-type="string">
            <text:p>Startup-1-2</text:p>
          </table:table-cell>
        </table:table-row>
        <table:table-row table:style-name="ro152">
          <table:table-cell table:formula="of:=IFERROR(VLOOKUP(ROW();['customization-items'.$B$1:'customization-items'.$C$1036];COLUMN(['customization-items'.$C$1])-COLUMN(['customization-items'.$B$1])+1;0);&quot;&quot;)" office:value-type="string" office:string-value="Startup-2-1" calcext:value-type="string">
            <text:p>Startup-2-1</text:p>
          </table:table-cell>
        </table:table-row>
        <table:table-row table:style-name="ro152">
          <table:table-cell table:formula="of:=IFERROR(VLOOKUP(ROW();['customization-items'.$B$1:'customization-items'.$C$1036];COLUMN(['customization-items'.$C$1])-COLUMN(['customization-items'.$B$1])+1;0);&quot;&quot;)" office:value-type="string" office:string-value="Startup-2-2" calcext:value-type="string">
            <text:p>Startup-2-2</text:p>
          </table:table-cell>
        </table:table-row>
        <table:table-row table:style-name="ro152">
          <table:table-cell table:formula="of:=IFERROR(VLOOKUP(ROW();['customization-items'.$B$1:'customization-items'.$C$1036];COLUMN(['customization-items'.$C$1])-COLUMN(['customization-items'.$B$1])+1;0);&quot;&quot;)" office:value-type="string" office:string-value="Startup-2-3" calcext:value-type="string">
            <text:p>Startup-2-3</text:p>
          </table:table-cell>
        </table:table-row>
        <table:table-row table:style-name="ro152">
          <table:table-cell table:formula="of:=IFERROR(VLOOKUP(ROW();['customization-items'.$B$1:'customization-items'.$C$1036];COLUMN(['customization-items'.$C$1])-COLUMN(['customization-items'.$B$1])+1;0);&quot;&quot;)" office:value-type="string" office:string-value="Startup-3-1" calcext:value-type="string">
            <text:p>Startup-3-1</text:p>
          </table:table-cell>
        </table:table-row>
        <table:table-row table:style-name="ro152">
          <table:table-cell table:formula="of:=IFERROR(VLOOKUP(ROW();['customization-items'.$B$1:'customization-items'.$C$1036];COLUMN(['customization-items'.$C$1])-COLUMN(['customization-items'.$B$1])+1;0);&quot;&quot;)" office:value-type="string" office:string-value="Startup-3-2" calcext:value-type="string">
            <text:p>Startup-3-2</text:p>
          </table:table-cell>
        </table:table-row>
        <table:table-row table:style-name="ro152">
          <table:table-cell table:formula="of:=IFERROR(VLOOKUP(ROW();['customization-items'.$B$1:'customization-items'.$C$1036];COLUMN(['customization-items'.$C$1])-COLUMN(['customization-items'.$B$1])+1;0);&quot;&quot;)" office:value-type="string" office:string-value="Startup-3-3" calcext:value-type="string">
            <text:p>Startup-3-3</text:p>
          </table:table-cell>
        </table:table-row>
        <table:table-row table:style-name="ro152">
          <table:table-cell table:formula="of:=IFERROR(VLOOKUP(ROW();['customization-items'.$B$1:'customization-items'.$C$1036];COLUMN(['customization-items'.$C$1])-COLUMN(['customization-items'.$B$1])+1;0);&quot;&quot;)" office:value-type="string" office:string-value="Startup-4-2" calcext:value-type="string">
            <text:p>Startup-4-2</text:p>
          </table:table-cell>
        </table:table-row>
        <table:table-row table:style-name="ro152">
          <table:table-cell table:formula="of:=IFERROR(VLOOKUP(ROW();['customization-items'.$B$1:'customization-items'.$C$1036];COLUMN(['customization-items'.$C$1])-COLUMN(['customization-items'.$B$1])+1;0);&quot;&quot;)" office:value-type="string" office:string-value="Startup-5-1" calcext:value-type="string">
            <text:p>Startup-5-1</text:p>
          </table:table-cell>
        </table:table-row>
        <table:table-row table:style-name="ro152">
          <table:table-cell table:formula="of:=IFERROR(VLOOKUP(ROW();['customization-items'.$B$1:'customization-items'.$C$1036];COLUMN(['customization-items'.$C$1])-COLUMN(['customization-items'.$B$1])+1;0);&quot;&quot;)" office:value-type="string" office:string-value="Startup-5-2" calcext:value-type="string">
            <text:p>Startup-5-2</text:p>
          </table:table-cell>
        </table:table-row>
        <table:table-row table:style-name="ro152">
          <table:table-cell table:formula="of:=IFERROR(VLOOKUP(ROW();['customization-items'.$B$1:'customization-items'.$C$1036];COLUMN(['customization-items'.$C$1])-COLUMN(['customization-items'.$B$1])+1;0);&quot;&quot;)" office:value-type="string" office:string-value="Startup-7-1" calcext:value-type="string">
            <text:p>Startup-7-1</text:p>
          </table:table-cell>
        </table:table-row>
        <table:table-row table:style-name="ro152">
          <table:table-cell table:formula="of:=IFERROR(VLOOKUP(ROW();['customization-items'.$B$1:'customization-items'.$C$1036];COLUMN(['customization-items'.$C$1])-COLUMN(['customization-items'.$B$1])+1;0);&quot;&quot;)" office:value-type="string" office:string-value="Startup-7-2" calcext:value-type="string">
            <text:p>Startup-7-2</text:p>
          </table:table-cell>
        </table:table-row>
        <table:table-row table:style-name="ro152">
          <table:table-cell table:formula="of:=IFERROR(VLOOKUP(ROW();['customization-items'.$B$1:'customization-items'.$C$1036];COLUMN(['customization-items'.$C$1])-COLUMN(['customization-items'.$B$1])+1;0);&quot;&quot;)" office:value-type="string" office:string-value="Startup-8-1" calcext:value-type="string">
            <text:p>Startup-8-1</text:p>
          </table:table-cell>
        </table:table-row>
        <table:table-row table:style-name="ro152">
          <table:table-cell table:formula="of:=IFERROR(VLOOKUP(ROW();['customization-items'.$B$1:'customization-items'.$C$1036];COLUMN(['customization-items'.$C$1])-COLUMN(['customization-items'.$B$1])+1;0);&quot;&quot;)" office:value-type="string" office:string-value="Startup-8-2" calcext:value-type="string">
            <text:p>Startup-8-2</text:p>
          </table:table-cell>
        </table:table-row>
        <table:table-row table:style-name="ro152">
          <table:table-cell table:formula="of:=IFERROR(VLOOKUP(ROW();['customization-items'.$B$1:'customization-items'.$C$1036];COLUMN(['customization-items'.$C$1])-COLUMN(['customization-items'.$B$1])+1;0);&quot;&quot;)" office:value-type="string" office:string-value="Startup-10-1" calcext:value-type="string">
            <text:p>Startup-10-1</text:p>
          </table:table-cell>
        </table:table-row>
        <table:table-row table:style-name="ro152">
          <table:table-cell table:formula="of:=IFERROR(VLOOKUP(ROW();['customization-items'.$B$1:'customization-items'.$C$1036];COLUMN(['customization-items'.$C$1])-COLUMN(['customization-items'.$B$1])+1;0);&quot;&quot;)" office:value-type="string" office:string-value="Startup-10-2" calcext:value-type="string">
            <text:p>Startup-10-2</text:p>
          </table:table-cell>
        </table:table-row>
        <table:table-row table:style-name="ro152">
          <table:table-cell table:formula="of:=IFERROR(VLOOKUP(ROW();['customization-items'.$B$1:'customization-items'.$C$1036];COLUMN(['customization-items'.$C$1])-COLUMN(['customization-items'.$B$1])+1;0);&quot;&quot;)" office:value-type="string" office:string-value="Startup-11-1" calcext:value-type="string">
            <text:p>Startup-11-1</text:p>
          </table:table-cell>
        </table:table-row>
        <table:table-row table:style-name="ro152">
          <table:table-cell table:formula="of:=IFERROR(VLOOKUP(ROW();['customization-items'.$B$1:'customization-items'.$C$1036];COLUMN(['customization-items'.$C$1])-COLUMN(['customization-items'.$B$1])+1;0);&quot;&quot;)" office:value-type="string" office:string-value="Websearch-1-2" calcext:value-type="string">
            <text:p>Websearch-1-2</text:p>
          </table:table-cell>
        </table:table-row>
        <table:table-row table:style-name="ro152">
          <table:table-cell table:formula="of:=IFERROR(VLOOKUP(ROW();['customization-items'.$B$1:'customization-items'.$C$1036];COLUMN(['customization-items'.$C$1])-COLUMN(['customization-items'.$B$1])+1;0);&quot;&quot;)" office:value-type="string" office:string-value="Websearch-2-1" calcext:value-type="string">
            <text:p>Websearch-2-1</text:p>
          </table:table-cell>
        </table:table-row>
        <table:table-row table:style-name="ro152">
          <table:table-cell table:formula="of:=IFERROR(VLOOKUP(ROW();['customization-items'.$B$1:'customization-items'.$C$1036];COLUMN(['customization-items'.$C$1])-COLUMN(['customization-items'.$B$1])+1;0);&quot;&quot;)" office:value-type="string" office:string-value="Websearch-2-2" calcext:value-type="string">
            <text:p>Websearch-2-2</text:p>
          </table:table-cell>
        </table:table-row>
        <table:table-row table:style-name="ro152">
          <table:table-cell table:formula="of:=IFERROR(VLOOKUP(ROW();['customization-items'.$B$1:'customization-items'.$C$1036];COLUMN(['customization-items'.$C$1])-COLUMN(['customization-items'.$B$1])+1;0);&quot;&quot;)" office:value-type="string" office:string-value="Location-1-1" calcext:value-type="string">
            <text:p>Location-1-1</text:p>
          </table:table-cell>
        </table:table-row>
        <table:table-row table:style-name="ro152">
          <table:table-cell table:formula="of:=IFERROR(VLOOKUP(ROW();['customization-items'.$B$1:'customization-items'.$C$1036];COLUMN(['customization-items'.$C$1])-COLUMN(['customization-items'.$B$1])+1;0);&quot;&quot;)" office:value-type="string" office:string-value="Location-1-2" calcext:value-type="string">
            <text:p>Location-1-2</text:p>
          </table:table-cell>
        </table:table-row>
        <table:table-row table:style-name="ro152">
          <table:table-cell table:formula="of:=IFERROR(VLOOKUP(ROW();['customization-items'.$B$1:'customization-items'.$C$1036];COLUMN(['customization-items'.$C$1])-COLUMN(['customization-items'.$B$1])+1;0);&quot;&quot;)" office:value-type="string" office:string-value="Download-1-1" calcext:value-type="string">
            <text:p>Download-1-1</text:p>
          </table:table-cell>
        </table:table-row>
        <table:table-row table:style-name="ro152">
          <table:table-cell table:formula="of:=IFERROR(VLOOKUP(ROW();['customization-items'.$B$1:'customization-items'.$C$1036];COLUMN(['customization-items'.$C$1])-COLUMN(['customization-items'.$B$1])+1;0);&quot;&quot;)" office:value-type="string" office:string-value="Download-1-2" calcext:value-type="string">
            <text:p>Download-1-2</text:p>
          </table:table-cell>
        </table:table-row>
        <table:table-row table:style-name="ro152">
          <table:table-cell table:formula="of:=IFERROR(VLOOKUP(ROW();['customization-items'.$B$1:'customization-items'.$C$1036];COLUMN(['customization-items'.$C$1])-COLUMN(['customization-items'.$B$1])+1;0);&quot;&quot;)" office:value-type="string" office:string-value="Download-2-1" calcext:value-type="string">
            <text:p>Download-2-1</text:p>
          </table:table-cell>
        </table:table-row>
        <table:table-row table:style-name="ro152">
          <table:table-cell table:formula="of:=IFERROR(VLOOKUP(ROW();['customization-items'.$B$1:'customization-items'.$C$1036];COLUMN(['customization-items'.$C$1])-COLUMN(['customization-items'.$B$1])+1;0);&quot;&quot;)" office:value-type="string" office:string-value="Download-2-2" calcext:value-type="string">
            <text:p>Download-2-2</text:p>
          </table:table-cell>
        </table:table-row>
        <table:table-row table:style-name="ro152">
          <table:table-cell table:formula="of:=IFERROR(VLOOKUP(ROW();['customization-items'.$B$1:'customization-items'.$C$1036];COLUMN(['customization-items'.$C$1])-COLUMN(['customization-items'.$B$1])+1;0);&quot;&quot;)" office:value-type="string" office:string-value="Download-2-3" calcext:value-type="string">
            <text:p>Download-2-3</text:p>
          </table:table-cell>
        </table:table-row>
        <table:table-row table:style-name="ro152">
          <table:table-cell table:formula="of:=IFERROR(VLOOKUP(ROW();['customization-items'.$B$1:'customization-items'.$C$1036];COLUMN(['customization-items'.$C$1])-COLUMN(['customization-items'.$B$1])+1;0);&quot;&quot;)" office:value-type="string" office:string-value="Download-3-1" calcext:value-type="string">
            <text:p>Download-3-1</text:p>
          </table:table-cell>
        </table:table-row>
        <table:table-row table:style-name="ro152">
          <table:table-cell table:formula="of:=IFERROR(VLOOKUP(ROW();['customization-items'.$B$1:'customization-items'.$C$1036];COLUMN(['customization-items'.$C$1])-COLUMN(['customization-items'.$B$1])+1;0);&quot;&quot;)" office:value-type="string" office:string-value="Download-3-2" calcext:value-type="string">
            <text:p>Download-3-2</text:p>
          </table:table-cell>
        </table:table-row>
        <table:table-row table:style-name="ro152">
          <table:table-cell table:formula="of:=IFERROR(VLOOKUP(ROW();['customization-items'.$B$1:'customization-items'.$C$1036];COLUMN(['customization-items'.$C$1])-COLUMN(['customization-items'.$B$1])+1;0);&quot;&quot;)" office:value-type="string" office:string-value="Download-3-3" calcext:value-type="string">
            <text:p>Download-3-3</text:p>
          </table:table-cell>
        </table:table-row>
        <table:table-row table:style-name="ro152">
          <table:table-cell table:formula="of:=IFERROR(VLOOKUP(ROW();['customization-items'.$B$1:'customization-items'.$C$1036];COLUMN(['customization-items'.$C$1])-COLUMN(['customization-items'.$B$1])+1;0);&quot;&quot;)" office:value-type="string" office:string-value="Tab-1-1" calcext:value-type="string">
            <text:p>Tab-1-1</text:p>
          </table:table-cell>
        </table:table-row>
        <table:table-row table:style-name="ro152">
          <table:table-cell table:formula="of:=IFERROR(VLOOKUP(ROW();['customization-items'.$B$1:'customization-items'.$C$1036];COLUMN(['customization-items'.$C$1])-COLUMN(['customization-items'.$B$1])+1;0);&quot;&quot;)" office:value-type="string" office:string-value="Tab-1-2" calcext:value-type="string">
            <text:p>Tab-1-2</text:p>
          </table:table-cell>
        </table:table-row>
        <table:table-row table:style-name="ro152">
          <table:table-cell table:formula="of:=IFERROR(VLOOKUP(ROW();['customization-items'.$B$1:'customization-items'.$C$1036];COLUMN(['customization-items'.$C$1])-COLUMN(['customization-items'.$B$1])+1;0);&quot;&quot;)" office:value-type="string" office:string-value="Tab-1-3" calcext:value-type="string">
            <text:p>Tab-1-3</text:p>
          </table:table-cell>
        </table:table-row>
        <table:table-row table:style-name="ro152">
          <table:table-cell table:formula="of:=IFERROR(VLOOKUP(ROW();['customization-items'.$B$1:'customization-items'.$C$1036];COLUMN(['customization-items'.$C$1])-COLUMN(['customization-items'.$B$1])+1;0);&quot;&quot;)" office:value-type="string" office:string-value="Tab-2-1" calcext:value-type="string">
            <text:p>Tab-2-1</text:p>
          </table:table-cell>
        </table:table-row>
        <table:table-row table:style-name="ro152">
          <table:table-cell table:formula="of:=IFERROR(VLOOKUP(ROW();['customization-items'.$B$1:'customization-items'.$C$1036];COLUMN(['customization-items'.$C$1])-COLUMN(['customization-items'.$B$1])+1;0);&quot;&quot;)" office:value-type="string" office:string-value="Tab-2-2" calcext:value-type="string">
            <text:p>Tab-2-2</text:p>
          </table:table-cell>
        </table:table-row>
        <table:table-row table:style-name="ro152">
          <table:table-cell table:formula="of:=IFERROR(VLOOKUP(ROW();['customization-items'.$B$1:'customization-items'.$C$1036];COLUMN(['customization-items'.$C$1])-COLUMN(['customization-items'.$B$1])+1;0);&quot;&quot;)" office:value-type="string" office:string-value="Tab-2-3" calcext:value-type="string">
            <text:p>Tab-2-3</text:p>
          </table:table-cell>
        </table:table-row>
        <table:table-row table:style-name="ro152">
          <table:table-cell table:formula="of:=IFERROR(VLOOKUP(ROW();['customization-items'.$B$1:'customization-items'.$C$1036];COLUMN(['customization-items'.$C$1])-COLUMN(['customization-items'.$B$1])+1;0);&quot;&quot;)" office:value-type="string" office:string-value="Tab-3-1" calcext:value-type="string">
            <text:p>Tab-3-1</text:p>
          </table:table-cell>
        </table:table-row>
        <table:table-row table:style-name="ro152">
          <table:table-cell table:formula="of:=IFERROR(VLOOKUP(ROW();['customization-items'.$B$1:'customization-items'.$C$1036];COLUMN(['customization-items'.$C$1])-COLUMN(['customization-items'.$B$1])+1;0);&quot;&quot;)" office:value-type="string" office:string-value="Tab-3-2" calcext:value-type="string">
            <text:p>Tab-3-2</text:p>
          </table:table-cell>
        </table:table-row>
        <table:table-row table:style-name="ro152">
          <table:table-cell table:formula="of:=IFERROR(VLOOKUP(ROW();['customization-items'.$B$1:'customization-items'.$C$1036];COLUMN(['customization-items'.$C$1])-COLUMN(['customization-items'.$B$1])+1;0);&quot;&quot;)" office:value-type="string" office:string-value="Tab-3-3" calcext:value-type="string">
            <text:p>Tab-3-3</text:p>
          </table:table-cell>
        </table:table-row>
        <table:table-row table:style-name="ro152">
          <table:table-cell table:formula="of:=IFERROR(VLOOKUP(ROW();['customization-items'.$B$1:'customization-items'.$C$1036];COLUMN(['customization-items'.$C$1])-COLUMN(['customization-items'.$B$1])+1;0);&quot;&quot;)" office:value-type="string" office:string-value="Tab-5-1" calcext:value-type="string">
            <text:p>Tab-5-1</text:p>
          </table:table-cell>
        </table:table-row>
        <table:table-row table:style-name="ro152">
          <table:table-cell table:formula="of:=IFERROR(VLOOKUP(ROW();['customization-items'.$B$1:'customization-items'.$C$1036];COLUMN(['customization-items'.$C$1])-COLUMN(['customization-items'.$B$1])+1;0);&quot;&quot;)" office:value-type="string" office:string-value="Tab-5-2" calcext:value-type="string">
            <text:p>Tab-5-2</text:p>
          </table:table-cell>
        </table:table-row>
        <table:table-row table:style-name="ro152">
          <table:table-cell table:formula="of:=IFERROR(VLOOKUP(ROW();['customization-items'.$B$1:'customization-items'.$C$1036];COLUMN(['customization-items'.$C$1])-COLUMN(['customization-items'.$B$1])+1;0);&quot;&quot;)" office:value-type="string" office:string-value="Tab-5-3" calcext:value-type="string">
            <text:p>Tab-5-3</text:p>
          </table:table-cell>
        </table:table-row>
        <table:table-row table:style-name="ro152">
          <table:table-cell table:formula="of:=IFERROR(VLOOKUP(ROW();['customization-items'.$B$1:'customization-items'.$C$1036];COLUMN(['customization-items'.$C$1])-COLUMN(['customization-items'.$B$1])+1;0);&quot;&quot;)" office:value-type="string" office:string-value="Tab-6-1" calcext:value-type="string">
            <text:p>Tab-6-1</text:p>
          </table:table-cell>
        </table:table-row>
        <table:table-row table:style-name="ro152">
          <table:table-cell table:formula="of:=IFERROR(VLOOKUP(ROW();['customization-items'.$B$1:'customization-items'.$C$1036];COLUMN(['customization-items'.$C$1])-COLUMN(['customization-items'.$B$1])+1;0);&quot;&quot;)" office:value-type="string" office:string-value="Tab-6-2" calcext:value-type="string">
            <text:p>Tab-6-2</text:p>
          </table:table-cell>
        </table:table-row>
        <table:table-row table:style-name="ro152">
          <table:table-cell table:formula="of:=IFERROR(VLOOKUP(ROW();['customization-items'.$B$1:'customization-items'.$C$1036];COLUMN(['customization-items'.$C$1])-COLUMN(['customization-items'.$B$1])+1;0);&quot;&quot;)" office:value-type="string" office:string-value="Tab-7-1" calcext:value-type="string">
            <text:p>Tab-7-1</text:p>
          </table:table-cell>
        </table:table-row>
        <table:table-row table:style-name="ro152">
          <table:table-cell table:formula="of:=IFERROR(VLOOKUP(ROW();['customization-items'.$B$1:'customization-items'.$C$1036];COLUMN(['customization-items'.$C$1])-COLUMN(['customization-items'.$B$1])+1;0);&quot;&quot;)" office:value-type="string" office:string-value="Tab-7-2" calcext:value-type="string">
            <text:p>Tab-7-2</text:p>
          </table:table-cell>
        </table:table-row>
        <table:table-row table:style-name="ro152">
          <table:table-cell table:formula="of:=IFERROR(VLOOKUP(ROW();['customization-items'.$B$1:'customization-items'.$C$1036];COLUMN(['customization-items'.$C$1])-COLUMN(['customization-items'.$B$1])+1;0);&quot;&quot;)" office:value-type="string" office:string-value="Tab-7-3" calcext:value-type="string">
            <text:p>Tab-7-3</text:p>
          </table:table-cell>
        </table:table-row>
        <table:table-row table:style-name="ro152">
          <table:table-cell table:formula="of:=IFERROR(VLOOKUP(ROW();['customization-items'.$B$1:'customization-items'.$C$1036];COLUMN(['customization-items'.$C$1])-COLUMN(['customization-items'.$B$1])+1;0);&quot;&quot;)" office:value-type="string" office:string-value="Tab-7-4" calcext:value-type="string">
            <text:p>Tab-7-4</text:p>
          </table:table-cell>
        </table:table-row>
        <table:table-row table:style-name="ro152">
          <table:table-cell table:formula="of:=IFERROR(VLOOKUP(ROW();['customization-items'.$B$1:'customization-items'.$C$1036];COLUMN(['customization-items'.$C$1])-COLUMN(['customization-items'.$B$1])+1;0);&quot;&quot;)" office:value-type="string" office:string-value="Tab-7-5" calcext:value-type="string">
            <text:p>Tab-7-5</text:p>
          </table:table-cell>
        </table:table-row>
        <table:table-row table:style-name="ro152">
          <table:table-cell table:formula="of:=IFERROR(VLOOKUP(ROW();['customization-items'.$B$1:'customization-items'.$C$1036];COLUMN(['customization-items'.$C$1])-COLUMN(['customization-items'.$B$1])+1;0);&quot;&quot;)" office:value-type="string" office:string-value="Tab-9-1" calcext:value-type="string">
            <text:p>Tab-9-1</text:p>
          </table:table-cell>
        </table:table-row>
        <table:table-row table:style-name="ro152">
          <table:table-cell table:formula="of:=IFERROR(VLOOKUP(ROW();['customization-items'.$B$1:'customization-items'.$C$1036];COLUMN(['customization-items'.$C$1])-COLUMN(['customization-items'.$B$1])+1;0);&quot;&quot;)" office:value-type="string" office:string-value="Tab-9-2" calcext:value-type="string">
            <text:p>Tab-9-2</text:p>
          </table:table-cell>
        </table:table-row>
        <table:table-row table:style-name="ro152">
          <table:table-cell table:formula="of:=IFERROR(VLOOKUP(ROW();['customization-items'.$B$1:'customization-items'.$C$1036];COLUMN(['customization-items'.$C$1])-COLUMN(['customization-items'.$B$1])+1;0);&quot;&quot;)" office:value-type="string" office:string-value="Network-1-1" calcext:value-type="string">
            <text:p>Network-1-1</text:p>
          </table:table-cell>
        </table:table-row>
        <table:table-row table:style-name="ro152">
          <table:table-cell table:formula="of:=IFERROR(VLOOKUP(ROW();['customization-items'.$B$1:'customization-items'.$C$1036];COLUMN(['customization-items'.$C$1])-COLUMN(['customization-items'.$B$1])+1;0);&quot;&quot;)" office:value-type="string" office:string-value="Network-1-2" calcext:value-type="string">
            <text:p>Network-1-2</text:p>
          </table:table-cell>
        </table:table-row>
        <table:table-row table:style-name="ro152">
          <table:table-cell table:formula="of:=IFERROR(VLOOKUP(ROW();['customization-items'.$B$1:'customization-items'.$C$1036];COLUMN(['customization-items'.$C$1])-COLUMN(['customization-items'.$B$1])+1;0);&quot;&quot;)" office:value-type="string" office:string-value="Network-2-1" calcext:value-type="string">
            <text:p>Network-2-1</text:p>
          </table:table-cell>
        </table:table-row>
        <table:table-row table:style-name="ro152">
          <table:table-cell table:formula="of:=IFERROR(VLOOKUP(ROW();['customization-items'.$B$1:'customization-items'.$C$1036];COLUMN(['customization-items'.$C$1])-COLUMN(['customization-items'.$B$1])+1;0);&quot;&quot;)" office:value-type="string" office:string-value="Network-2-2" calcext:value-type="string">
            <text:p>Network-2-2</text:p>
          </table:table-cell>
        </table:table-row>
        <table:table-row table:style-name="ro152">
          <table:table-cell table:formula="of:=IFERROR(VLOOKUP(ROW();['customization-items'.$B$1:'customization-items'.$C$1036];COLUMN(['customization-items'.$C$1])-COLUMN(['customization-items'.$B$1])+1;0);&quot;&quot;)" office:value-type="string" office:string-value="Network-2-3" calcext:value-type="string">
            <text:p>Network-2-3</text:p>
          </table:table-cell>
        </table:table-row>
        <table:table-row table:style-name="ro152">
          <table:table-cell table:formula="of:=IFERROR(VLOOKUP(ROW();['customization-items'.$B$1:'customization-items'.$C$1036];COLUMN(['customization-items'.$C$1])-COLUMN(['customization-items'.$B$1])+1;0);&quot;&quot;)" office:value-type="string" office:string-value="Network-2-4" calcext:value-type="string">
            <text:p>Network-2-4</text:p>
          </table:table-cell>
        </table:table-row>
        <table:table-row table:style-name="ro152">
          <table:table-cell table:formula="of:=IFERROR(VLOOKUP(ROW();['customization-items'.$B$1:'customization-items'.$C$1036];COLUMN(['customization-items'.$C$1])-COLUMN(['customization-items'.$B$1])+1;0);&quot;&quot;)" office:value-type="string" office:string-value="Network-2-5" calcext:value-type="string">
            <text:p>Network-2-5</text:p>
          </table:table-cell>
        </table:table-row>
        <table:table-row table:style-name="ro152">
          <table:table-cell table:formula="of:=IFERROR(VLOOKUP(ROW();['customization-items'.$B$1:'customization-items'.$C$1036];COLUMN(['customization-items'.$C$1])-COLUMN(['customization-items'.$B$1])+1;0);&quot;&quot;)" office:value-type="string" office:string-value="Network-4-1" calcext:value-type="string">
            <text:p>Network-4-1</text:p>
          </table:table-cell>
        </table:table-row>
        <table:table-row table:style-name="ro152">
          <table:table-cell table:formula="of:=IFERROR(VLOOKUP(ROW();['customization-items'.$B$1:'customization-items'.$C$1036];COLUMN(['customization-items'.$C$1])-COLUMN(['customization-items'.$B$1])+1;0);&quot;&quot;)" office:value-type="string" office:string-value="Network-5-1" calcext:value-type="string">
            <text:p>Network-5-1</text:p>
          </table:table-cell>
        </table:table-row>
        <table:table-row table:style-name="ro152">
          <table:table-cell table:formula="of:=IFERROR(VLOOKUP(ROW();['customization-items'.$B$1:'customization-items'.$C$1036];COLUMN(['customization-items'.$C$1])-COLUMN(['customization-items'.$B$1])+1;0);&quot;&quot;)" office:value-type="string" office:string-value="Network-5-2" calcext:value-type="string">
            <text:p>Network-5-2</text:p>
          </table:table-cell>
        </table:table-row>
        <table:table-row table:style-name="ro152">
          <table:table-cell table:formula="of:=IFERROR(VLOOKUP(ROW();['customization-items'.$B$1:'customization-items'.$C$1036];COLUMN(['customization-items'.$C$1])-COLUMN(['customization-items'.$B$1])+1;0);&quot;&quot;)" office:value-type="string" office:string-value="Network-6-1" calcext:value-type="string">
            <text:p>Network-6-1</text:p>
          </table:table-cell>
        </table:table-row>
        <table:table-row table:style-name="ro152">
          <table:table-cell table:formula="of:=IFERROR(VLOOKUP(ROW();['customization-items'.$B$1:'customization-items'.$C$1036];COLUMN(['customization-items'.$C$1])-COLUMN(['customization-items'.$B$1])+1;0);&quot;&quot;)" office:value-type="string" office:string-value="Network-6-2" calcext:value-type="string">
            <text:p>Network-6-2</text:p>
          </table:table-cell>
        </table:table-row>
        <table:table-row table:style-name="ro152">
          <table:table-cell table:formula="of:=IFERROR(VLOOKUP(ROW();['customization-items'.$B$1:'customization-items'.$C$1036];COLUMN(['customization-items'.$C$1])-COLUMN(['customization-items'.$B$1])+1;0);&quot;&quot;)" office:value-type="string" office:string-value="Network-7-1" calcext:value-type="string">
            <text:p>Network-7-1</text:p>
          </table:table-cell>
        </table:table-row>
        <table:table-row table:style-name="ro152">
          <table:table-cell table:formula="of:=IFERROR(VLOOKUP(ROW();['customization-items'.$B$1:'customization-items'.$C$1036];COLUMN(['customization-items'.$C$1])-COLUMN(['customization-items'.$B$1])+1;0);&quot;&quot;)" office:value-type="string" office:string-value="Network-7-2" calcext:value-type="string">
            <text:p>Network-7-2</text:p>
          </table:table-cell>
        </table:table-row>
        <table:table-row table:style-name="ro152">
          <table:table-cell table:formula="of:=IFERROR(VLOOKUP(ROW();['customization-items'.$B$1:'customization-items'.$C$1036];COLUMN(['customization-items'.$C$1])-COLUMN(['customization-items'.$B$1])+1;0);&quot;&quot;)" office:value-type="string" office:string-value="Network-8-1" calcext:value-type="string">
            <text:p>Network-8-1</text:p>
          </table:table-cell>
        </table:table-row>
        <table:table-row table:style-name="ro152">
          <table:table-cell table:formula="of:=IFERROR(VLOOKUP(ROW();['customization-items'.$B$1:'customization-items'.$C$1036];COLUMN(['customization-items'.$C$1])-COLUMN(['customization-items'.$B$1])+1;0);&quot;&quot;)" office:value-type="string" office:string-value="Network-8-2" calcext:value-type="string">
            <text:p>Network-8-2</text:p>
          </table:table-cell>
        </table:table-row>
        <table:table-row table:style-name="ro152">
          <table:table-cell table:formula="of:=IFERROR(VLOOKUP(ROW();['customization-items'.$B$1:'customization-items'.$C$1036];COLUMN(['customization-items'.$C$1])-COLUMN(['customization-items'.$B$1])+1;0);&quot;&quot;)" office:value-type="string" office:string-value="Network-10-1" calcext:value-type="string">
            <text:p>Network-10-1</text:p>
          </table:table-cell>
        </table:table-row>
        <table:table-row table:style-name="ro152">
          <table:table-cell table:formula="of:=IFERROR(VLOOKUP(ROW();['customization-items'.$B$1:'customization-items'.$C$1036];COLUMN(['customization-items'.$C$1])-COLUMN(['customization-items'.$B$1])+1;0);&quot;&quot;)" office:value-type="string" office:string-value="Network-10-2" calcext:value-type="string">
            <text:p>Network-10-2</text:p>
          </table:table-cell>
        </table:table-row>
        <table:table-row table:style-name="ro152">
          <table:table-cell table:formula="of:=IFERROR(VLOOKUP(ROW();['customization-items'.$B$1:'customization-items'.$C$1036];COLUMN(['customization-items'.$C$1])-COLUMN(['customization-items'.$B$1])+1;0);&quot;&quot;)" office:value-type="string" office:string-value="Network-11-1" calcext:value-type="string">
            <text:p>Network-11-1</text:p>
          </table:table-cell>
        </table:table-row>
        <table:table-row table:style-name="ro152">
          <table:table-cell table:formula="of:=IFERROR(VLOOKUP(ROW();['customization-items'.$B$1:'customization-items'.$C$1036];COLUMN(['customization-items'.$C$1])-COLUMN(['customization-items'.$B$1])+1;0);&quot;&quot;)" office:value-type="string" office:string-value="Network-11-2" calcext:value-type="string">
            <text:p>Network-11-2</text:p>
          </table:table-cell>
        </table:table-row>
        <table:table-row table:style-name="ro152">
          <table:table-cell table:formula="of:=IFERROR(VLOOKUP(ROW();['customization-items'.$B$1:'customization-items'.$C$1036];COLUMN(['customization-items'.$C$1])-COLUMN(['customization-items'.$B$1])+1;0);&quot;&quot;)" office:value-type="string" office:string-value="Network-12-1" calcext:value-type="string">
            <text:p>Network-12-1</text:p>
          </table:table-cell>
        </table:table-row>
        <table:table-row table:style-name="ro152">
          <table:table-cell table:formula="of:=IFERROR(VLOOKUP(ROW();['customization-items'.$B$1:'customization-items'.$C$1036];COLUMN(['customization-items'.$C$1])-COLUMN(['customization-items'.$B$1])+1;0);&quot;&quot;)" office:value-type="string" office:string-value="Network-12-2" calcext:value-type="string">
            <text:p>Network-12-2</text:p>
          </table:table-cell>
        </table:table-row>
        <table:table-row table:style-name="ro152">
          <table:table-cell table:formula="of:=IFERROR(VLOOKUP(ROW();['customization-items'.$B$1:'customization-items'.$C$1036];COLUMN(['customization-items'.$C$1])-COLUMN(['customization-items'.$B$1])+1;0);&quot;&quot;)" office:value-type="string" office:string-value="Network-13-1" calcext:value-type="string">
            <text:p>Network-13-1</text:p>
          </table:table-cell>
        </table:table-row>
        <table:table-row table:style-name="ro152">
          <table:table-cell table:formula="of:=IFERROR(VLOOKUP(ROW();['customization-items'.$B$1:'customization-items'.$C$1036];COLUMN(['customization-items'.$C$1])-COLUMN(['customization-items'.$B$1])+1;0);&quot;&quot;)" office:value-type="string" office:string-value="Network-13-2" calcext:value-type="string">
            <text:p>Network-13-2</text:p>
          </table:table-cell>
        </table:table-row>
        <table:table-row table:style-name="ro152">
          <table:table-cell table:formula="of:=IFERROR(VLOOKUP(ROW();['customization-items'.$B$1:'customization-items'.$C$1036];COLUMN(['customization-items'.$C$1])-COLUMN(['customization-items'.$B$1])+1;0);&quot;&quot;)" office:value-type="string" office:string-value="Network-14-1" calcext:value-type="string">
            <text:p>Network-14-1</text:p>
          </table:table-cell>
        </table:table-row>
        <table:table-row table:style-name="ro152">
          <table:table-cell table:formula="of:=IFERROR(VLOOKUP(ROW();['customization-items'.$B$1:'customization-items'.$C$1036];COLUMN(['customization-items'.$C$1])-COLUMN(['customization-items'.$B$1])+1;0);&quot;&quot;)" office:value-type="string" office:string-value="Network-14-2" calcext:value-type="string">
            <text:p>Network-14-2</text:p>
          </table:table-cell>
        </table:table-row>
        <table:table-row table:style-name="ro152">
          <table:table-cell table:formula="of:=IFERROR(VLOOKUP(ROW();['customization-items'.$B$1:'customization-items'.$C$1036];COLUMN(['customization-items'.$C$1])-COLUMN(['customization-items'.$B$1])+1;0);&quot;&quot;)" office:value-type="string" office:string-value="Network-14-3" calcext:value-type="string">
            <text:p>Network-14-3</text:p>
          </table:table-cell>
        </table:table-row>
        <table:table-row table:style-name="ro152">
          <table:table-cell table:formula="of:=IFERROR(VLOOKUP(ROW();['customization-items'.$B$1:'customization-items'.$C$1036];COLUMN(['customization-items'.$C$1])-COLUMN(['customization-items'.$B$1])+1;0);&quot;&quot;)" office:value-type="string" office:string-value="Network-14-4" calcext:value-type="string">
            <text:p>Network-14-4</text:p>
          </table:table-cell>
        </table:table-row>
        <table:table-row table:style-name="ro152">
          <table:table-cell table:formula="of:=IFERROR(VLOOKUP(ROW();['customization-items'.$B$1:'customization-items'.$C$1036];COLUMN(['customization-items'.$C$1])-COLUMN(['customization-items'.$B$1])+1;0);&quot;&quot;)" office:value-type="string" office:string-value="Network-14-5" calcext:value-type="string">
            <text:p>Network-14-5</text:p>
          </table:table-cell>
        </table:table-row>
        <table:table-row table:style-name="ro152">
          <table:table-cell table:formula="of:=IFERROR(VLOOKUP(ROW();['customization-items'.$B$1:'customization-items'.$C$1036];COLUMN(['customization-items'.$C$1])-COLUMN(['customization-items'.$B$1])+1;0);&quot;&quot;)" office:value-type="string" office:string-value="Update-1-1" calcext:value-type="string">
            <text:p>Update-1-1</text:p>
          </table:table-cell>
        </table:table-row>
        <table:table-row table:style-name="ro152">
          <table:table-cell table:formula="of:=IFERROR(VLOOKUP(ROW();['customization-items'.$B$1:'customization-items'.$C$1036];COLUMN(['customization-items'.$C$1])-COLUMN(['customization-items'.$B$1])+1;0);&quot;&quot;)" office:value-type="string" office:string-value="Update-1-2" calcext:value-type="string">
            <text:p>Update-1-2</text:p>
          </table:table-cell>
        </table:table-row>
        <table:table-row table:style-name="ro152">
          <table:table-cell table:formula="of:=IFERROR(VLOOKUP(ROW();['customization-items'.$B$1:'customization-items'.$C$1036];COLUMN(['customization-items'.$C$1])-COLUMN(['customization-items'.$B$1])+1;0);&quot;&quot;)" office:value-type="string" office:string-value="Update-1-3" calcext:value-type="string">
            <text:p>Update-1-3</text:p>
          </table:table-cell>
        </table:table-row>
        <table:table-row table:style-name="ro152">
          <table:table-cell table:formula="of:=IFERROR(VLOOKUP(ROW();['customization-items'.$B$1:'customization-items'.$C$1036];COLUMN(['customization-items'.$C$1])-COLUMN(['customization-items'.$B$1])+1;0);&quot;&quot;)" office:value-type="string" office:string-value="Update-1-4" calcext:value-type="string">
            <text:p>Update-1-4</text:p>
          </table:table-cell>
        </table:table-row>
        <table:table-row table:style-name="ro152">
          <table:table-cell table:formula="of:=IFERROR(VLOOKUP(ROW();['customization-items'.$B$1:'customization-items'.$C$1036];COLUMN(['customization-items'.$C$1])-COLUMN(['customization-items'.$B$1])+1;0);&quot;&quot;)" office:value-type="string" office:string-value="Update-2-2" calcext:value-type="string">
            <text:p>Update-2-2</text:p>
          </table:table-cell>
        </table:table-row>
        <table:table-row table:style-name="ro152">
          <table:table-cell table:formula="of:=IFERROR(VLOOKUP(ROW();['customization-items'.$B$1:'customization-items'.$C$1036];COLUMN(['customization-items'.$C$1])-COLUMN(['customization-items'.$B$1])+1;0);&quot;&quot;)" office:value-type="string" office:string-value="Update-3-1" calcext:value-type="string">
            <text:p>Update-3-1</text:p>
          </table:table-cell>
        </table:table-row>
        <table:table-row table:style-name="ro152">
          <table:table-cell table:formula="of:=IFERROR(VLOOKUP(ROW();['customization-items'.$B$1:'customization-items'.$C$1036];COLUMN(['customization-items'.$C$1])-COLUMN(['customization-items'.$B$1])+1;0);&quot;&quot;)" office:value-type="string" office:string-value="Update-3-2" calcext:value-type="string">
            <text:p>Update-3-2</text:p>
          </table:table-cell>
        </table:table-row>
        <table:table-row table:style-name="ro152">
          <table:table-cell table:formula="of:=IFERROR(VLOOKUP(ROW();['customization-items'.$B$1:'customization-items'.$C$1036];COLUMN(['customization-items'.$C$1])-COLUMN(['customization-items'.$B$1])+1;0);&quot;&quot;)" office:value-type="string" office:string-value="Update-4-1" calcext:value-type="string">
            <text:p>Update-4-1</text:p>
          </table:table-cell>
        </table:table-row>
        <table:table-row table:style-name="ro152">
          <table:table-cell table:formula="of:=IFERROR(VLOOKUP(ROW();['customization-items'.$B$1:'customization-items'.$C$1036];COLUMN(['customization-items'.$C$1])-COLUMN(['customization-items'.$B$1])+1;0);&quot;&quot;)" office:value-type="string" office:string-value="Update-4-2" calcext:value-type="string">
            <text:p>Update-4-2</text:p>
          </table:table-cell>
        </table:table-row>
        <table:table-row table:style-name="ro152">
          <table:table-cell table:formula="of:=IFERROR(VLOOKUP(ROW();['customization-items'.$B$1:'customization-items'.$C$1036];COLUMN(['customization-items'.$C$1])-COLUMN(['customization-items'.$B$1])+1;0);&quot;&quot;)" office:value-type="string" office:string-value="Update-5-1" calcext:value-type="string">
            <text:p>Update-5-1</text:p>
          </table:table-cell>
        </table:table-row>
        <table:table-row table:style-name="ro152">
          <table:table-cell table:formula="of:=IFERROR(VLOOKUP(ROW();['customization-items'.$B$1:'customization-items'.$C$1036];COLUMN(['customization-items'.$C$1])-COLUMN(['customization-items'.$B$1])+1;0);&quot;&quot;)" office:value-type="string" office:string-value="Update-5-2" calcext:value-type="string">
            <text:p>Update-5-2</text:p>
          </table:table-cell>
        </table:table-row>
        <table:table-row table:style-name="ro152">
          <table:table-cell table:formula="of:=IFERROR(VLOOKUP(ROW();['customization-items'.$B$1:'customization-items'.$C$1036];COLUMN(['customization-items'.$C$1])-COLUMN(['customization-items'.$B$1])+1;0);&quot;&quot;)" office:value-type="string" office:string-value="Ui-1-1" calcext:value-type="string">
            <text:p>Ui-1-1</text:p>
          </table:table-cell>
        </table:table-row>
        <table:table-row table:style-name="ro152">
          <table:table-cell table:formula="of:=IFERROR(VLOOKUP(ROW();['customization-items'.$B$1:'customization-items'.$C$1036];COLUMN(['customization-items'.$C$1])-COLUMN(['customization-items'.$B$1])+1;0);&quot;&quot;)" office:value-type="string" office:string-value="Ui-1-2" calcext:value-type="string">
            <text:p>Ui-1-2</text:p>
          </table:table-cell>
        </table:table-row>
        <table:table-row table:style-name="ro152">
          <table:table-cell table:formula="of:=IFERROR(VLOOKUP(ROW();['customization-items'.$B$1:'customization-items'.$C$1036];COLUMN(['customization-items'.$C$1])-COLUMN(['customization-items'.$B$1])+1;0);&quot;&quot;)" office:value-type="string" office:string-value="Ui-2-1" calcext:value-type="string">
            <text:p>Ui-2-1</text:p>
          </table:table-cell>
        </table:table-row>
        <table:table-row table:style-name="ro152">
          <table:table-cell table:formula="of:=IFERROR(VLOOKUP(ROW();['customization-items'.$B$1:'customization-items'.$C$1036];COLUMN(['customization-items'.$C$1])-COLUMN(['customization-items'.$B$1])+1;0);&quot;&quot;)" office:value-type="string" office:string-value="Ui-2-2" calcext:value-type="string">
            <text:p>Ui-2-2</text:p>
          </table:table-cell>
        </table:table-row>
        <table:table-row table:style-name="ro152">
          <table:table-cell table:formula="of:=IFERROR(VLOOKUP(ROW();['customization-items'.$B$1:'customization-items'.$C$1036];COLUMN(['customization-items'.$C$1])-COLUMN(['customization-items'.$B$1])+1;0);&quot;&quot;)" office:value-type="string" office:string-value="Ui-3-1" calcext:value-type="string">
            <text:p>Ui-3-1</text:p>
          </table:table-cell>
        </table:table-row>
        <table:table-row table:style-name="ro152">
          <table:table-cell table:formula="of:=IFERROR(VLOOKUP(ROW();['customization-items'.$B$1:'customization-items'.$C$1036];COLUMN(['customization-items'.$C$1])-COLUMN(['customization-items'.$B$1])+1;0);&quot;&quot;)" office:value-type="string" office:string-value="Ui-3-2" calcext:value-type="string">
            <text:p>Ui-3-2</text:p>
          </table:table-cell>
        </table:table-row>
        <table:table-row table:style-name="ro152">
          <table:table-cell table:formula="of:=IFERROR(VLOOKUP(ROW();['customization-items'.$B$1:'customization-items'.$C$1036];COLUMN(['customization-items'.$C$1])-COLUMN(['customization-items'.$B$1])+1;0);&quot;&quot;)" office:value-type="string" office:string-value="Ui-4-2" calcext:value-type="string">
            <text:p>Ui-4-2</text:p>
          </table:table-cell>
        </table:table-row>
        <table:table-row table:style-name="ro152">
          <table:table-cell table:formula="of:=IFERROR(VLOOKUP(ROW();['customization-items'.$B$1:'customization-items'.$C$1036];COLUMN(['customization-items'.$C$1])-COLUMN(['customization-items'.$B$1])+1;0);&quot;&quot;)" office:value-type="string" office:string-value="Ui-5-1" calcext:value-type="string">
            <text:p>Ui-5-1</text:p>
          </table:table-cell>
        </table:table-row>
        <table:table-row table:style-name="ro152">
          <table:table-cell table:formula="of:=IFERROR(VLOOKUP(ROW();['customization-items'.$B$1:'customization-items'.$C$1036];COLUMN(['customization-items'.$C$1])-COLUMN(['customization-items'.$B$1])+1;0);&quot;&quot;)" office:value-type="string" office:string-value="Ui-5-2" calcext:value-type="string">
            <text:p>Ui-5-2</text:p>
          </table:table-cell>
        </table:table-row>
        <table:table-row table:style-name="ro152">
          <table:table-cell table:formula="of:=IFERROR(VLOOKUP(ROW();['customization-items'.$B$1:'customization-items'.$C$1036];COLUMN(['customization-items'.$C$1])-COLUMN(['customization-items'.$B$1])+1;0);&quot;&quot;)" office:value-type="string" office:string-value="Ui-6-1" calcext:value-type="string">
            <text:p>Ui-6-1</text:p>
          </table:table-cell>
        </table:table-row>
        <table:table-row table:style-name="ro152">
          <table:table-cell table:formula="of:=IFERROR(VLOOKUP(ROW();['customization-items'.$B$1:'customization-items'.$C$1036];COLUMN(['customization-items'.$C$1])-COLUMN(['customization-items'.$B$1])+1;0);&quot;&quot;)" office:value-type="string" office:string-value="Ui-6-2" calcext:value-type="string">
            <text:p>Ui-6-2</text:p>
          </table:table-cell>
        </table:table-row>
        <table:table-row table:style-name="ro152">
          <table:table-cell table:formula="of:=IFERROR(VLOOKUP(ROW();['customization-items'.$B$1:'customization-items'.$C$1036];COLUMN(['customization-items'.$C$1])-COLUMN(['customization-items'.$B$1])+1;0);&quot;&quot;)" office:value-type="string" office:string-value="Ui-7-1" calcext:value-type="string">
            <text:p>Ui-7-1</text:p>
          </table:table-cell>
        </table:table-row>
        <table:table-row table:style-name="ro152">
          <table:table-cell table:formula="of:=IFERROR(VLOOKUP(ROW();['customization-items'.$B$1:'customization-items'.$C$1036];COLUMN(['customization-items'.$C$1])-COLUMN(['customization-items'.$B$1])+1;0);&quot;&quot;)" office:value-type="string" office:string-value="Ui-7-2" calcext:value-type="string">
            <text:p>Ui-7-2</text:p>
          </table:table-cell>
        </table:table-row>
        <table:table-row table:style-name="ro152">
          <table:table-cell table:formula="of:=IFERROR(VLOOKUP(ROW();['customization-items'.$B$1:'customization-items'.$C$1036];COLUMN(['customization-items'.$C$1])-COLUMN(['customization-items'.$B$1])+1;0);&quot;&quot;)" office:value-type="string" office:string-value="Script-1-1" calcext:value-type="string">
            <text:p>Script-1-1</text:p>
          </table:table-cell>
        </table:table-row>
        <table:table-row table:style-name="ro152">
          <table:table-cell table:formula="of:=IFERROR(VLOOKUP(ROW();['customization-items'.$B$1:'customization-items'.$C$1036];COLUMN(['customization-items'.$C$1])-COLUMN(['customization-items'.$B$1])+1;0);&quot;&quot;)" office:value-type="string" office:string-value="Script-1-2" calcext:value-type="string">
            <text:p>Script-1-2</text:p>
          </table:table-cell>
        </table:table-row>
        <table:table-row table:style-name="ro152">
          <table:table-cell table:formula="of:=IFERROR(VLOOKUP(ROW();['customization-items'.$B$1:'customization-items'.$C$1036];COLUMN(['customization-items'.$C$1])-COLUMN(['customization-items'.$B$1])+1;0);&quot;&quot;)" office:value-type="string" office:string-value="Script-2-1" calcext:value-type="string">
            <text:p>Script-2-1</text:p>
          </table:table-cell>
        </table:table-row>
        <table:table-row table:style-name="ro152">
          <table:table-cell table:formula="of:=IFERROR(VLOOKUP(ROW();['customization-items'.$B$1:'customization-items'.$C$1036];COLUMN(['customization-items'.$C$1])-COLUMN(['customization-items'.$B$1])+1;0);&quot;&quot;)" office:value-type="string" office:string-value="Script-2-2" calcext:value-type="string">
            <text:p>Script-2-2</text:p>
          </table:table-cell>
        </table:table-row>
        <table:table-row table:style-name="ro152">
          <table:table-cell table:formula="of:=IFERROR(VLOOKUP(ROW();['customization-items'.$B$1:'customization-items'.$C$1036];COLUMN(['customization-items'.$C$1])-COLUMN(['customization-items'.$B$1])+1;0);&quot;&quot;)" office:value-type="string" office:string-value="Script-2-4" calcext:value-type="string">
            <text:p>Script-2-4</text:p>
          </table:table-cell>
        </table:table-row>
        <table:table-row table:style-name="ro152">
          <table:table-cell table:formula="of:=IFERROR(VLOOKUP(ROW();['customization-items'.$B$1:'customization-items'.$C$1036];COLUMN(['customization-items'.$C$1])-COLUMN(['customization-items'.$B$1])+1;0);&quot;&quot;)" office:value-type="string" office:string-value="Script-2-3" calcext:value-type="string">
            <text:p>Script-2-3</text:p>
          </table:table-cell>
        </table:table-row>
        <table:table-row table:style-name="ro152">
          <table:table-cell table:formula="of:=IFERROR(VLOOKUP(ROW();['customization-items'.$B$1:'customization-items'.$C$1036];COLUMN(['customization-items'.$C$1])-COLUMN(['customization-items'.$B$1])+1;0);&quot;&quot;)" office:value-type="string" office:string-value="Script-3-1" calcext:value-type="string">
            <text:p>Script-3-1</text:p>
          </table:table-cell>
        </table:table-row>
        <table:table-row table:style-name="ro152">
          <table:table-cell table:formula="of:=IFERROR(VLOOKUP(ROW();['customization-items'.$B$1:'customization-items'.$C$1036];COLUMN(['customization-items'.$C$1])-COLUMN(['customization-items'.$B$1])+1;0);&quot;&quot;)" office:value-type="string" office:string-value="Script-3-2" calcext:value-type="string">
            <text:p>Script-3-2</text:p>
          </table:table-cell>
        </table:table-row>
        <table:table-row table:style-name="ro152">
          <table:table-cell table:formula="of:=IFERROR(VLOOKUP(ROW();['customization-items'.$B$1:'customization-items'.$C$1036];COLUMN(['customization-items'.$C$1])-COLUMN(['customization-items'.$B$1])+1;0);&quot;&quot;)" office:value-type="string" office:string-value="Script-4-1" calcext:value-type="string">
            <text:p>Script-4-1</text:p>
          </table:table-cell>
        </table:table-row>
        <table:table-row table:style-name="ro152">
          <table:table-cell table:formula="of:=IFERROR(VLOOKUP(ROW();['customization-items'.$B$1:'customization-items'.$C$1036];COLUMN(['customization-items'.$C$1])-COLUMN(['customization-items'.$B$1])+1;0);&quot;&quot;)" office:value-type="string" office:string-value="Script-4-2" calcext:value-type="string">
            <text:p>Script-4-2</text:p>
          </table:table-cell>
        </table:table-row>
        <table:table-row table:style-name="ro152">
          <table:table-cell table:formula="of:=IFERROR(VLOOKUP(ROW();['customization-items'.$B$1:'customization-items'.$C$1036];COLUMN(['customization-items'.$C$1])-COLUMN(['customization-items'.$B$1])+1;0);&quot;&quot;)" office:value-type="string" office:string-value="Script-5-1" calcext:value-type="string">
            <text:p>Script-5-1</text:p>
          </table:table-cell>
        </table:table-row>
        <table:table-row table:style-name="ro152">
          <table:table-cell table:formula="of:=IFERROR(VLOOKUP(ROW();['customization-items'.$B$1:'customization-items'.$C$1036];COLUMN(['customization-items'.$C$1])-COLUMN(['customization-items'.$B$1])+1;0);&quot;&quot;)" office:value-type="string" office:string-value="Script-5-2" calcext:value-type="string">
            <text:p>Script-5-2</text:p>
          </table:table-cell>
        </table:table-row>
        <table:table-row table:style-name="ro152">
          <table:table-cell table:formula="of:=IFERROR(VLOOKUP(ROW();['customization-items'.$B$1:'customization-items'.$C$1036];COLUMN(['customization-items'.$C$1])-COLUMN(['customization-items'.$B$1])+1;0);&quot;&quot;)" office:value-type="string" office:string-value="Plugin-2-1" calcext:value-type="string">
            <text:p>Plugin-2-1</text:p>
          </table:table-cell>
        </table:table-row>
        <table:table-row table:style-name="ro152">
          <table:table-cell table:formula="of:=IFERROR(VLOOKUP(ROW();['customization-items'.$B$1:'customization-items'.$C$1036];COLUMN(['customization-items'.$C$1])-COLUMN(['customization-items'.$B$1])+1;0);&quot;&quot;)" office:value-type="string" office:string-value="Plugin-2-2" calcext:value-type="string">
            <text:p>Plugin-2-2</text:p>
          </table:table-cell>
        </table:table-row>
        <table:table-row table:style-name="ro152">
          <table:table-cell table:formula="of:=IFERROR(VLOOKUP(ROW();['customization-items'.$B$1:'customization-items'.$C$1036];COLUMN(['customization-items'.$C$1])-COLUMN(['customization-items'.$B$1])+1;0);&quot;&quot;)" office:value-type="string" office:string-value="Plugin-2-3" calcext:value-type="string">
            <text:p>Plugin-2-3</text:p>
          </table:table-cell>
        </table:table-row>
        <table:table-row table:style-name="ro152">
          <table:table-cell table:formula="of:=IFERROR(VLOOKUP(ROW();['customization-items'.$B$1:'customization-items'.$C$1036];COLUMN(['customization-items'.$C$1])-COLUMN(['customization-items'.$B$1])+1;0);&quot;&quot;)" office:value-type="string" office:string-value="Plugin-8-1" calcext:value-type="string">
            <text:p>Plugin-8-1</text:p>
          </table:table-cell>
        </table:table-row>
        <table:table-row table:style-name="ro152">
          <table:table-cell table:formula="of:=IFERROR(VLOOKUP(ROW();['customization-items'.$B$1:'customization-items'.$C$1036];COLUMN(['customization-items'.$C$1])-COLUMN(['customization-items'.$B$1])+1;0);&quot;&quot;)" office:value-type="string" office:string-value="Plugin-8-2" calcext:value-type="string">
            <text:p>Plugin-8-2</text:p>
          </table:table-cell>
        </table:table-row>
        <table:table-row table:style-name="ro152">
          <table:table-cell table:formula="of:=IFERROR(VLOOKUP(ROW();['customization-items'.$B$1:'customization-items'.$C$1036];COLUMN(['customization-items'.$C$1])-COLUMN(['customization-items'.$B$1])+1;0);&quot;&quot;)" office:value-type="string" office:string-value="Plugin-10-1" calcext:value-type="string">
            <text:p>Plugin-10-1</text:p>
          </table:table-cell>
        </table:table-row>
        <table:table-row table:style-name="ro152">
          <table:table-cell table:formula="of:=IFERROR(VLOOKUP(ROW();['customization-items'.$B$1:'customization-items'.$C$1036];COLUMN(['customization-items'.$C$1])-COLUMN(['customization-items'.$B$1])+1;0);&quot;&quot;)" office:value-type="string" office:string-value="Plugin-10-2" calcext:value-type="string">
            <text:p>Plugin-10-2</text:p>
          </table:table-cell>
        </table:table-row>
        <table:table-row table:style-name="ro152">
          <table:table-cell table:formula="of:=IFERROR(VLOOKUP(ROW();['customization-items'.$B$1:'customization-items'.$C$1036];COLUMN(['customization-items'.$C$1])-COLUMN(['customization-items'.$B$1])+1;0);&quot;&quot;)" office:value-type="string" office:string-value="Plugin-10-3" calcext:value-type="string">
            <text:p>Plugin-10-3</text:p>
          </table:table-cell>
        </table:table-row>
        <table:table-row table:style-name="ro152">
          <table:table-cell table:formula="of:=IFERROR(VLOOKUP(ROW();['customization-items'.$B$1:'customization-items'.$C$1036];COLUMN(['customization-items'.$C$1])-COLUMN(['customization-items'.$B$1])+1;0);&quot;&quot;)" office:value-type="string" office:string-value="External-1-1" calcext:value-type="string">
            <text:p>External-1-1</text:p>
          </table:table-cell>
        </table:table-row>
        <table:table-row table:style-name="ro152">
          <table:table-cell table:formula="of:=IFERROR(VLOOKUP(ROW();['customization-items'.$B$1:'customization-items'.$C$1036];COLUMN(['customization-items'.$C$1])-COLUMN(['customization-items'.$B$1])+1;0);&quot;&quot;)" office:value-type="string" office:string-value="External-1-2" calcext:value-type="string">
            <text:p>External-1-2</text:p>
          </table:table-cell>
        </table:table-row>
        <table:table-row table:style-name="ro152">
          <table:table-cell table:formula="of:=IFERROR(VLOOKUP(ROW();['customization-items'.$B$1:'customization-items'.$C$1036];COLUMN(['customization-items'.$C$1])-COLUMN(['customization-items'.$B$1])+1;0);&quot;&quot;)" office:value-type="string" office:string-value="Stability-1-1" calcext:value-type="string">
            <text:p>Stability-1-1</text:p>
          </table:table-cell>
        </table:table-row>
        <table:table-row table:style-name="ro152">
          <table:table-cell table:formula="of:=IFERROR(VLOOKUP(ROW();['customization-items'.$B$1:'customization-items'.$C$1036];COLUMN(['customization-items'.$C$1])-COLUMN(['customization-items'.$B$1])+1;0);&quot;&quot;)" office:value-type="string" office:string-value="Stability-1-2" calcext:value-type="string">
            <text:p>Stability-1-2</text:p>
          </table:table-cell>
        </table:table-row>
        <table:table-row table:style-name="ro152">
          <table:table-cell table:formula="of:=IFERROR(VLOOKUP(ROW();['customization-items'.$B$1:'customization-items'.$C$1036];COLUMN(['customization-items'.$C$1])-COLUMN(['customization-items'.$B$1])+1;0);&quot;&quot;)" office:value-type="string" office:string-value="Stability-2-1" calcext:value-type="string">
            <text:p>Stability-2-1</text:p>
          </table:table-cell>
        </table:table-row>
        <table:table-row table:style-name="ro152">
          <table:table-cell table:formula="of:=IFERROR(VLOOKUP(ROW();['customization-items'.$B$1:'customization-items'.$C$1036];COLUMN(['customization-items'.$C$1])-COLUMN(['customization-items'.$B$1])+1;0);&quot;&quot;)" office:value-type="string" office:string-value="Stability-2-2" calcext:value-type="string">
            <text:p>Stability-2-2</text:p>
          </table:table-cell>
        </table:table-row>
        <table:table-row table:style-name="ro152">
          <table:table-cell table:formula="of:=IFERROR(VLOOKUP(ROW();['customization-items'.$B$1:'customization-items'.$C$1036];COLUMN(['customization-items'.$C$1])-COLUMN(['customization-items'.$B$1])+1;0);&quot;&quot;)" office:value-type="string" office:string-value="Stability-2-3" calcext:value-type="string">
            <text:p>Stability-2-3</text:p>
          </table:table-cell>
        </table:table-row>
        <table:table-row table:style-name="ro152">
          <table:table-cell table:formula="of:=IFERROR(VLOOKUP(ROW();['customization-items'.$B$1:'customization-items'.$C$1036];COLUMN(['customization-items'.$C$1])-COLUMN(['customization-items'.$B$1])+1;0);&quot;&quot;)" office:value-type="string" office:string-value="Appearance-1-1" calcext:value-type="string">
            <text:p>Appearance-1-1</text:p>
          </table:table-cell>
        </table:table-row>
        <table:table-row table:style-name="ro152">
          <table:table-cell table:formula="of:=IFERROR(VLOOKUP(ROW();['customization-items'.$B$1:'customization-items'.$C$1036];COLUMN(['customization-items'.$C$1])-COLUMN(['customization-items'.$B$1])+1;0);&quot;&quot;)" office:value-type="string" office:string-value="Appearance-1-2" calcext:value-type="string">
            <text:p>Appearance-1-2</text:p>
          </table:table-cell>
        </table:table-row>
        <table:table-row table:style-name="ro152">
          <table:table-cell table:formula="of:=IFERROR(VLOOKUP(ROW();['customization-items'.$B$1:'customization-items'.$C$1036];COLUMN(['customization-items'.$C$1])-COLUMN(['customization-items'.$B$1])+1;0);&quot;&quot;)" office:value-type="string" office:string-value="Appearance-2-1" calcext:value-type="string">
            <text:p>Appearance-2-1</text:p>
          </table:table-cell>
        </table:table-row>
        <table:table-row table:style-name="ro152">
          <table:table-cell table:formula="of:=IFERROR(VLOOKUP(ROW();['customization-items'.$B$1:'customization-items'.$C$1036];COLUMN(['customization-items'.$C$1])-COLUMN(['customization-items'.$B$1])+1;0);&quot;&quot;)" office:value-type="string" office:string-value="Appearance-2-2" calcext:value-type="string">
            <text:p>Appearance-2-2</text:p>
          </table:table-cell>
        </table:table-row>
        <table:table-row table:style-name="ro152">
          <table:table-cell table:formula="of:=IFERROR(VLOOKUP(ROW();['customization-items'.$B$1:'customization-items'.$C$1036];COLUMN(['customization-items'.$C$1])-COLUMN(['customization-items'.$B$1])+1;0);&quot;&quot;)" office:value-type="string" office:string-value="Performance-1-1" calcext:value-type="string">
            <text:p>Performance-1-1</text:p>
          </table:table-cell>
        </table:table-row>
        <table:table-row table:style-name="ro152">
          <table:table-cell table:formula="of:=IFERROR(VLOOKUP(ROW();['customization-items'.$B$1:'customization-items'.$C$1036];COLUMN(['customization-items'.$C$1])-COLUMN(['customization-items'.$B$1])+1;0);&quot;&quot;)" office:value-type="string" office:string-value="Performance-1-2" calcext:value-type="string">
            <text:p>Performance-1-2</text:p>
          </table:table-cell>
        </table:table-row>
        <table:table-row table:style-name="ro152">
          <table:table-cell table:formula="of:=IFERROR(VLOOKUP(ROW();['customization-items'.$B$1:'customization-items'.$C$1036];COLUMN(['customization-items'.$C$1])-COLUMN(['customization-items'.$B$1])+1;0);&quot;&quot;)" office:value-type="string" office:string-value="Performance-2-1" calcext:value-type="string">
            <text:p>Performance-2-1</text:p>
          </table:table-cell>
        </table:table-row>
        <table:table-row table:style-name="ro152">
          <table:table-cell table:formula="of:=IFERROR(VLOOKUP(ROW();['customization-items'.$B$1:'customization-items'.$C$1036];COLUMN(['customization-items'.$C$1])-COLUMN(['customization-items'.$B$1])+1;0);&quot;&quot;)" office:value-type="string" office:string-value="Performance-2-2" calcext:value-type="string">
            <text:p>Performance-2-2</text:p>
          </table:table-cell>
        </table:table-row>
        <table:table-row table:style-name="ro152">
          <table:table-cell table:formula="of:=IFERROR(VLOOKUP(ROW();['customization-items'.$B$1:'customization-items'.$C$1036];COLUMN(['customization-items'.$C$1])-COLUMN(['customization-items'.$B$1])+1;0);&quot;&quot;)" office:value-type="string" office:string-value="Addon-IEView-1-1" calcext:value-type="string">
            <text:p>Addon-IEView-1-1</text:p>
          </table:table-cell>
        </table:table-row>
        <table:table-row table:style-name="ro152">
          <table:table-cell table:formula="of:=IFERROR(VLOOKUP(ROW();['customization-items'.$B$1:'customization-items'.$C$1036];COLUMN(['customization-items'.$C$1])-COLUMN(['customization-items'.$B$1])+1;0);&quot;&quot;)" office:value-type="string" office:string-value="Addon-IEView-1-2" calcext:value-type="string">
            <text:p>Addon-IEView-1-2</text:p>
          </table:table-cell>
        </table:table-row>
        <table:table-row table:style-name="ro152">
          <table:table-cell table:formula="of:=IFERROR(VLOOKUP(ROW();['customization-items'.$B$1:'customization-items'.$C$1036];COLUMN(['customization-items'.$C$1])-COLUMN(['customization-items'.$B$1])+1;0);&quot;&quot;)" office:value-type="string" office:string-value="Addon-IEView-2-1" calcext:value-type="string">
            <text:p>Addon-IEView-2-1</text:p>
          </table:table-cell>
        </table:table-row>
        <table:table-row table:style-name="ro152">
          <table:table-cell table:formula="of:=IFERROR(VLOOKUP(ROW();['customization-items'.$B$1:'customization-items'.$C$1036];COLUMN(['customization-items'.$C$1])-COLUMN(['customization-items'.$B$1])+1;0);&quot;&quot;)" office:value-type="string" office:string-value="Addon-IEView-3-1" calcext:value-type="string">
            <text:p>Addon-IEView-3-1</text:p>
          </table:table-cell>
        </table:table-row>
        <table:table-row table:style-name="ro152">
          <table:table-cell table:formula="of:=IFERROR(VLOOKUP(ROW();['customization-items'.$B$1:'customization-items'.$C$1036];COLUMN(['customization-items'.$C$1])-COLUMN(['customization-items'.$B$1])+1;0);&quot;&quot;)" office:value-type="string" office:string-value="Addon-IEView-3-2" calcext:value-type="string">
            <text:p>Addon-IEView-3-2</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customization-items'.$B$1:'customization-items'.$C$1036];COLUMN(['customization-items'.$C$1])-COLUMN(['customization-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399;['menuitem-shortcut-disable-items'.$B$1:.$C$999];COLUMN(['menuitem-shortcut-disable-items'.$C$1])-COLUMN(['menuitem-shortcut-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table-cell table:formula="of:=IFERROR(VLOOKUP(ROW()-499;['misc-ui-disable-items'.$B$1:.$C$999];COLUMN(['misc-ui-disable-items'.$C$1])-COLUMN(['misc-ui-disable-items'.$B$1])+1;0);&quot;&quot;)">
            <text:p/>
          </table:table-cell>
        </table:table-row>
        <table:table-row table:style-name="ro152" table:number-rows-repeated="1047976">
          <table:table-cell/>
        </table:table-row>
        <table:table-row table:style-name="ro152">
          <table:table-cell/>
        </table:table-row>
      </table:table>
      <table:table table:name="verify-targets-to-chapters" table:style-name="ta1">
        <table:table-column table:style-name="co18" table:default-cell-style-name="Default"/>
        <table:table-row table:style-name="ro17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06">0000/00/00</text:date>, <text:time style:data-style-name="N2" text:time-value="16:32:41.89500000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2$Windows_x86 LibreOffice_project/6cd4f1ef626f15116896b1d8e1398b56da0d0ee1</meta:generator>
    <dc:date>2018-03-06T16:55:54.299000000</dc:date>
    <meta:editing-duration>P10DT8H3M51S</meta:editing-duration>
    <meta:editing-cycles>967</meta:editing-cycles>
    <meta:document-statistic meta:table-count="5" meta:cell-count="10361" meta:object-count="0"/>
  </office:meta>
</office:document-meta>
</file>